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Pictures/100006A20000018D0000018DB3B6DC61F342ADE9.svg" manifest:media-type="image/svg+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0/Pictures/100006A20000018D0000018DB3B6DC61F342ADE9.svg" manifest:media-type="image/svg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Pictures/100006A20000018D0000018DB3B6DC61F342ADE9.svg" manifest:media-type="image/svg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Pictures/100006A20000018D0000018DB3B6DC61F342ADE9.svg" manifest:media-type="image/svg+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7.3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7.30000019073486pt" style:language-asian="zh" style:country-asian="CN" style:font-style-asian="normal" style:font-weight-asian="normal" style:font-name-complex="Ubuntu" style:font-size-complex="7.3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8aa97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68.2pt" svg:height="337.29pt" svg:x="0pt" svg:y="387.78pt">
            <draw:object draw:notify-on-update-of-ranges="Sheet1.A5:Sheet1.A28 Sheet1.B4:Sheet1.B4 Sheet1.B5:Sheet1.B28 Sheet1.C4:Sheet1.C4 Sheet1.C5:Sheet1.C28 Sheet1.D4:Sheet1.D4 Sheet1.D5:Sheet1.D28 Sheet1.E4:Sheet1.E4 Sheet1.E5:Sheet1.E28 Sheet1.F4:Sheet1.F4 Sheet1.F5:Sheet1.F28 Sheet1.G4:Sheet1.G4 Sheet1.G5:Sheet1.G28 Sheet1.H4:Sheet1.H4 Sheet1.H5:Sheet1.H28 Sheet1.I4:Sheet1.I4 Sheet1.I5:Sheet1.I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23.62pt" svg:height="353.88pt" svg:x="618.92pt" svg:y="380.98pt">
            <draw:object draw:notify-on-update-of-ranges="Sheet1.K5:Sheet1.K28 Sheet1.L4:Sheet1.L4 Sheet1.L5:Sheet1.L28 Sheet1.M4:Sheet1.M4 Sheet1.M5:Sheet1.M28 Sheet1.N4:Sheet1.N4 Sheet1.N5:Sheet1.N28 Sheet1.O4:Sheet1.O4 Sheet1.O5:Sheet1.O28 Sheet1.P4:Sheet1.P4 Sheet1.P5:Sheet1.P28 Sheet1.Q4:Sheet1.Q4 Sheet1.Q5:Sheet1.Q28 Sheet1.R4:Sheet1.R4 Sheet1.R5:Sheet1.R28 Sheet1.S4:Sheet1.S4 Sheet1.S5:Sheet1.S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anslation Time</text:p>
          </table:table-cell>
          <table:table-cell table:number-columns-repeated="9"/>
          <table:table-cell office:value-type="string" calcext:value-type="string">
            <text:p>Translation Space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wizard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mr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v8-turbofan</text:p>
          </table:table-cell>
          <table:table-cell office:value-type="string" calcext:value-type="string">
            <text:p>jsc-omg</text:p>
          </table:table-cell>
          <table:table-cell table:number-columns-repeated="2"/>
          <table:table-cell office:value-type="string" calcext:value-type="string">
            <text:p>wizard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mr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v8-turbofan</text:p>
          </table:table-cell>
          <table:table-cell office:value-type="string" calcext:value-type="string">
            <text:p>sm-o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4.82776" calcext:value-type="float">
            <text:p>4.82776</text:p>
          </table:table-cell>
          <table:table-cell office:value-type="float" office:value="23.4721" calcext:value-type="float">
            <text:p>23.4721</text:p>
          </table:table-cell>
          <table:table-cell office:value-type="float" office:value="26.0343" calcext:value-type="float">
            <text:p>26.0343</text:p>
          </table:table-cell>
          <table:table-cell office:value-type="float" office:value="169.454" calcext:value-type="float">
            <text:p>169.454</text:p>
          </table:table-cell>
          <table:table-cell office:value-type="float" office:value="167.988" calcext:value-type="float">
            <text:p>167.988</text:p>
          </table:table-cell>
          <table:table-cell office:value-type="float" office:value="828.862" calcext:value-type="float">
            <text:p>828.862</text:p>
          </table:table-cell>
          <table:table-cell office:value-type="float" office:value="1639.87" calcext:value-type="float">
            <text:p>1639.87</text:p>
          </table:table-cell>
          <table:table-cell office:value-type="float" office:value="1984.6" calcext:value-type="float">
            <text:p>1984.6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372197" calcext:value-type="float">
            <text:p>0.372197</text:p>
          </table:table-cell>
          <table:table-cell office:value-type="float" office:value="2.51224" calcext:value-type="float">
            <text:p>2.51224</text:p>
          </table:table-cell>
          <table:table-cell office:value-type="float" office:value="3.85153" calcext:value-type="float">
            <text:p>3.85153</text:p>
          </table:table-cell>
          <table:table-cell office:value-type="float" office:value="1.01748" calcext:value-type="float">
            <text:p>1.01748</text:p>
          </table:table-cell>
          <table:table-cell office:value-type="float" office:value="2.52607" calcext:value-type="float">
            <text:p>2.52607</text:p>
          </table:table-cell>
          <table:table-cell office:value-type="float" office:value="2.27772" calcext:value-type="float">
            <text:p>2.27772</text:p>
          </table:table-cell>
          <table:table-cell office:value-type="float" office:value="2.45785" calcext:value-type="float">
            <text:p>2.45785</text:p>
          </table:table-cell>
          <table:table-cell office:value-type="float" office:value="1.80761" calcext:value-type="float">
            <text:p>1.807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3.6539" calcext:value-type="float">
            <text:p>3.6539</text:p>
          </table:table-cell>
          <table:table-cell office:value-type="float" office:value="24.1284" calcext:value-type="float">
            <text:p>24.1284</text:p>
          </table:table-cell>
          <table:table-cell office:value-type="float" office:value="26.7167" calcext:value-type="float">
            <text:p>26.7167</text:p>
          </table:table-cell>
          <table:table-cell office:value-type="float" office:value="263.274" calcext:value-type="float">
            <text:p>263.274</text:p>
          </table:table-cell>
          <table:table-cell office:value-type="float" office:value="154.153" calcext:value-type="float">
            <text:p>154.153</text:p>
          </table:table-cell>
          <table:table-cell office:value-type="float" office:value="932.231" calcext:value-type="float">
            <text:p>932.231</text:p>
          </table:table-cell>
          <table:table-cell office:value-type="float" office:value="1749.36" calcext:value-type="float">
            <text:p>1749.36</text:p>
          </table:table-cell>
          <table:table-cell office:value-type="float" office:value="1805.41" calcext:value-type="float">
            <text:p>1805.41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348444" calcext:value-type="float">
            <text:p>0.348444</text:p>
          </table:table-cell>
          <table:table-cell office:value-type="float" office:value="2.43622" calcext:value-type="float">
            <text:p>2.43622</text:p>
          </table:table-cell>
          <table:table-cell office:value-type="float" office:value="3.80408" calcext:value-type="float">
            <text:p>3.80408</text:p>
          </table:table-cell>
          <table:table-cell office:value-type="float" office:value="1.01679" calcext:value-type="float">
            <text:p>1.01679</text:p>
          </table:table-cell>
          <table:table-cell office:value-type="float" office:value="2.55192" calcext:value-type="float">
            <text:p>2.55192</text:p>
          </table:table-cell>
          <table:table-cell office:value-type="float" office:value="2.32636" calcext:value-type="float">
            <text:p>2.32636</text:p>
          </table:table-cell>
          <table:table-cell office:value-type="float" office:value="2.59251" calcext:value-type="float">
            <text:p>2.59251</text:p>
          </table:table-cell>
          <table:table-cell office:value-type="float" office:value="1.74847" calcext:value-type="float">
            <text:p>1.74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2.66801" calcext:value-type="float">
            <text:p>2.66801</text:p>
          </table:table-cell>
          <table:table-cell office:value-type="float" office:value="24.3676" calcext:value-type="float">
            <text:p>24.3676</text:p>
          </table:table-cell>
          <table:table-cell office:value-type="float" office:value="26.5972" calcext:value-type="float">
            <text:p>26.5972</text:p>
          </table:table-cell>
          <table:table-cell office:value-type="float" office:value="148.368" calcext:value-type="float">
            <text:p>148.368</text:p>
          </table:table-cell>
          <table:table-cell office:value-type="float" office:value="159.608" calcext:value-type="float">
            <text:p>159.608</text:p>
          </table:table-cell>
          <table:table-cell office:value-type="float" office:value="966.519" calcext:value-type="float">
            <text:p>966.519</text:p>
          </table:table-cell>
          <table:table-cell office:value-type="float" office:value="1787.39" calcext:value-type="float">
            <text:p>1787.39</text:p>
          </table:table-cell>
          <table:table-cell office:value-type="float" office:value="1803.21" calcext:value-type="float">
            <text:p>1803.21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34919" calcext:value-type="float">
            <text:p>0.34919</text:p>
          </table:table-cell>
          <table:table-cell office:value-type="float" office:value="2.4212" calcext:value-type="float">
            <text:p>2.4212</text:p>
          </table:table-cell>
          <table:table-cell office:value-type="float" office:value="3.81295" calcext:value-type="float">
            <text:p>3.81295</text:p>
          </table:table-cell>
          <table:table-cell office:value-type="float" office:value="1.06743" calcext:value-type="float">
            <text:p>1.06743</text:p>
          </table:table-cell>
          <table:table-cell office:value-type="float" office:value="2.55531" calcext:value-type="float">
            <text:p>2.55531</text:p>
          </table:table-cell>
          <table:table-cell office:value-type="float" office:value="2.3294" calcext:value-type="float">
            <text:p>2.3294</text:p>
          </table:table-cell>
          <table:table-cell office:value-type="float" office:value="2.58009" calcext:value-type="float">
            <text:p>2.58009</text:p>
          </table:table-cell>
          <table:table-cell office:value-type="float" office:value="1.78031" calcext:value-type="float">
            <text:p>1.78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2.7932" calcext:value-type="float">
            <text:p>2.7932</text:p>
          </table:table-cell>
          <table:table-cell office:value-type="float" office:value="23.0449" calcext:value-type="float">
            <text:p>23.0449</text:p>
          </table:table-cell>
          <table:table-cell office:value-type="float" office:value="27.8805" calcext:value-type="float">
            <text:p>27.8805</text:p>
          </table:table-cell>
          <table:table-cell office:value-type="float" office:value="118.597" calcext:value-type="float">
            <text:p>118.597</text:p>
          </table:table-cell>
          <table:table-cell office:value-type="float" office:value="179.253" calcext:value-type="float">
            <text:p>179.253</text:p>
          </table:table-cell>
          <table:table-cell office:value-type="float" office:value="847.937" calcext:value-type="float">
            <text:p>847.937</text:p>
          </table:table-cell>
          <table:table-cell office:value-type="float" office:value="1674.88" calcext:value-type="float">
            <text:p>1674.88</text:p>
          </table:table-cell>
          <table:table-cell office:value-type="float" office:value="794.248" calcext:value-type="float">
            <text:p>794.248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360906" calcext:value-type="float">
            <text:p>0.360906</text:p>
          </table:table-cell>
          <table:table-cell office:value-type="float" office:value="1.98618" calcext:value-type="float">
            <text:p>1.98618</text:p>
          </table:table-cell>
          <table:table-cell office:value-type="float" office:value="3.76941" calcext:value-type="float">
            <text:p>3.76941</text:p>
          </table:table-cell>
          <table:table-cell office:value-type="float" office:value="1.03107" calcext:value-type="float">
            <text:p>1.03107</text:p>
          </table:table-cell>
          <table:table-cell office:value-type="float" office:value="2.70139" calcext:value-type="float">
            <text:p>2.70139</text:p>
          </table:table-cell>
          <table:table-cell office:value-type="float" office:value="2.54488" calcext:value-type="float">
            <text:p>2.54488</text:p>
          </table:table-cell>
          <table:table-cell office:value-type="float" office:value="2.62112" calcext:value-type="float">
            <text:p>2.62112</text:p>
          </table:table-cell>
          <table:table-cell office:value-type="float" office:value="1.90034" calcext:value-type="float">
            <text:p>1.90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5.06362" calcext:value-type="float">
            <text:p>5.06362</text:p>
          </table:table-cell>
          <table:table-cell office:value-type="float" office:value="22.2109" calcext:value-type="float">
            <text:p>22.2109</text:p>
          </table:table-cell>
          <table:table-cell office:value-type="float" office:value="26.805" calcext:value-type="float">
            <text:p>26.805</text:p>
          </table:table-cell>
          <table:table-cell office:value-type="float" office:value="299.502" calcext:value-type="float">
            <text:p>299.502</text:p>
          </table:table-cell>
          <table:table-cell office:value-type="float" office:value="171.139" calcext:value-type="float">
            <text:p>171.139</text:p>
          </table:table-cell>
          <table:table-cell office:value-type="float" office:value="834.441" calcext:value-type="float">
            <text:p>834.441</text:p>
          </table:table-cell>
          <table:table-cell office:value-type="float" office:value="1786.83" calcext:value-type="float">
            <text:p>1786.83</text:p>
          </table:table-cell>
          <table:table-cell office:value-type="float" office:value="1921.74" calcext:value-type="float">
            <text:p>1921.74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345483" calcext:value-type="float">
            <text:p>0.345483</text:p>
          </table:table-cell>
          <table:table-cell office:value-type="float" office:value="2.26342" calcext:value-type="float">
            <text:p>2.26342</text:p>
          </table:table-cell>
          <table:table-cell office:value-type="float" office:value="3.74443" calcext:value-type="float">
            <text:p>3.74443</text:p>
          </table:table-cell>
          <table:table-cell office:value-type="float" office:value="1.0103" calcext:value-type="float">
            <text:p>1.0103</text:p>
          </table:table-cell>
          <table:table-cell office:value-type="float" office:value="2.55567" calcext:value-type="float">
            <text:p>2.55567</text:p>
          </table:table-cell>
          <table:table-cell office:value-type="float" office:value="2.33221" calcext:value-type="float">
            <text:p>2.33221</text:p>
          </table:table-cell>
          <table:table-cell office:value-type="float" office:value="2.72353" calcext:value-type="float">
            <text:p>2.72353</text:p>
          </table:table-cell>
          <table:table-cell office:value-type="float" office:value="1.76599" calcext:value-type="float">
            <text:p>1.765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3.38815" calcext:value-type="float">
            <text:p>3.38815</text:p>
          </table:table-cell>
          <table:table-cell office:value-type="float" office:value="23.2058" calcext:value-type="float">
            <text:p>23.2058</text:p>
          </table:table-cell>
          <table:table-cell office:value-type="float" office:value="26.9167" calcext:value-type="float">
            <text:p>26.9167</text:p>
          </table:table-cell>
          <table:table-cell office:value-type="float" office:value="118.992" calcext:value-type="float">
            <text:p>118.992</text:p>
          </table:table-cell>
          <table:table-cell office:value-type="float" office:value="153.222" calcext:value-type="float">
            <text:p>153.222</text:p>
          </table:table-cell>
          <table:table-cell office:value-type="float" office:value="836.661" calcext:value-type="float">
            <text:p>836.661</text:p>
          </table:table-cell>
          <table:table-cell office:value-type="float" office:value="1687.8" calcext:value-type="float">
            <text:p>1687.8</text:p>
          </table:table-cell>
          <table:table-cell office:value-type="float" office:value="1694.08" calcext:value-type="float">
            <text:p>1694.08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343677" calcext:value-type="float">
            <text:p>0.343677</text:p>
          </table:table-cell>
          <table:table-cell office:value-type="float" office:value="2.51427" calcext:value-type="float">
            <text:p>2.51427</text:p>
          </table:table-cell>
          <table:table-cell office:value-type="float" office:value="3.8095" calcext:value-type="float">
            <text:p>3.8095</text:p>
          </table:table-cell>
          <table:table-cell office:value-type="float" office:value="1.02259" calcext:value-type="float">
            <text:p>1.02259</text:p>
          </table:table-cell>
          <table:table-cell office:value-type="float" office:value="2.68061" calcext:value-type="float">
            <text:p>2.68061</text:p>
          </table:table-cell>
          <table:table-cell office:value-type="float" office:value="2.33969" calcext:value-type="float">
            <text:p>2.33969</text:p>
          </table:table-cell>
          <table:table-cell office:value-type="float" office:value="2.64023" calcext:value-type="float">
            <text:p>2.64023</text:p>
          </table:table-cell>
          <table:table-cell office:value-type="float" office:value="1.78236" calcext:value-type="float">
            <text:p>1.78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3.63492" calcext:value-type="float">
            <text:p>3.63492</text:p>
          </table:table-cell>
          <table:table-cell office:value-type="float" office:value="22.6019" calcext:value-type="float">
            <text:p>22.6019</text:p>
          </table:table-cell>
          <table:table-cell office:value-type="float" office:value="27.3638" calcext:value-type="float">
            <text:p>27.3638</text:p>
          </table:table-cell>
          <table:table-cell office:value-type="float" office:value="149.314" calcext:value-type="float">
            <text:p>149.314</text:p>
          </table:table-cell>
          <table:table-cell office:value-type="float" office:value="162.336" calcext:value-type="float">
            <text:p>162.336</text:p>
          </table:table-cell>
          <table:table-cell office:value-type="float" office:value="840.656" calcext:value-type="float">
            <text:p>840.656</text:p>
          </table:table-cell>
          <table:table-cell office:value-type="float" office:value="1745.53" calcext:value-type="float">
            <text:p>1745.53</text:p>
          </table:table-cell>
          <table:table-cell office:value-type="float" office:value="2108.39" calcext:value-type="float">
            <text:p>2108.39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358305" calcext:value-type="float">
            <text:p>0.358305</text:p>
          </table:table-cell>
          <table:table-cell office:value-type="float" office:value="2.09304" calcext:value-type="float">
            <text:p>2.09304</text:p>
          </table:table-cell>
          <table:table-cell office:value-type="float" office:value="3.77957" calcext:value-type="float">
            <text:p>3.77957</text:p>
          </table:table-cell>
          <table:table-cell office:value-type="float" office:value="1.012" calcext:value-type="float">
            <text:p>1.012</text:p>
          </table:table-cell>
          <table:table-cell office:value-type="float" office:value="2.6085" calcext:value-type="float">
            <text:p>2.6085</text:p>
          </table:table-cell>
          <table:table-cell office:value-type="float" office:value="2.34933" calcext:value-type="float">
            <text:p>2.34933</text:p>
          </table:table-cell>
          <table:table-cell office:value-type="float" office:value="2.64519" calcext:value-type="float">
            <text:p>2.64519</text:p>
          </table:table-cell>
          <table:table-cell office:value-type="float" office:value="1.76359" calcext:value-type="float">
            <text:p>1.763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3.58186" calcext:value-type="float">
            <text:p>3.58186</text:p>
          </table:table-cell>
          <table:table-cell office:value-type="float" office:value="21.7354" calcext:value-type="float">
            <text:p>21.7354</text:p>
          </table:table-cell>
          <table:table-cell office:value-type="float" office:value="27.1515" calcext:value-type="float">
            <text:p>27.1515</text:p>
          </table:table-cell>
          <table:table-cell office:value-type="float" office:value="150.773" calcext:value-type="float">
            <text:p>150.773</text:p>
          </table:table-cell>
          <table:table-cell office:value-type="float" office:value="181.395" calcext:value-type="float">
            <text:p>181.395</text:p>
          </table:table-cell>
          <table:table-cell office:value-type="float" office:value="867.978" calcext:value-type="float">
            <text:p>867.978</text:p>
          </table:table-cell>
          <table:table-cell office:value-type="float" office:value="1774.32" calcext:value-type="float">
            <text:p>1774.32</text:p>
          </table:table-cell>
          <table:table-cell office:value-type="float" office:value="1994.86" calcext:value-type="float">
            <text:p>1994.86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356952" calcext:value-type="float">
            <text:p>0.356952</text:p>
          </table:table-cell>
          <table:table-cell office:value-type="float" office:value="1.96858" calcext:value-type="float">
            <text:p>1.96858</text:p>
          </table:table-cell>
          <table:table-cell office:value-type="float" office:value="3.78028" calcext:value-type="float">
            <text:p>3.78028</text:p>
          </table:table-cell>
          <table:table-cell office:value-type="float" office:value="1.05018" calcext:value-type="float">
            <text:p>1.05018</text:p>
          </table:table-cell>
          <table:table-cell office:value-type="float" office:value="2.58683" calcext:value-type="float">
            <text:p>2.58683</text:p>
          </table:table-cell>
          <table:table-cell office:value-type="float" office:value="2.36151" calcext:value-type="float">
            <text:p>2.36151</text:p>
          </table:table-cell>
          <table:table-cell office:value-type="float" office:value="2.63504" calcext:value-type="float">
            <text:p>2.63504</text:p>
          </table:table-cell>
          <table:table-cell office:value-type="float" office:value="1.79246" calcext:value-type="float">
            <text:p>1.79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2.84364" calcext:value-type="float">
            <text:p>2.84364</text:p>
          </table:table-cell>
          <table:table-cell office:value-type="float" office:value="23.4166" calcext:value-type="float">
            <text:p>23.4166</text:p>
          </table:table-cell>
          <table:table-cell office:value-type="float" office:value="26.5168" calcext:value-type="float">
            <text:p>26.5168</text:p>
          </table:table-cell>
          <table:table-cell office:value-type="float" office:value="203.635" calcext:value-type="float">
            <text:p>203.635</text:p>
          </table:table-cell>
          <table:table-cell office:value-type="float" office:value="159.08" calcext:value-type="float">
            <text:p>159.08</text:p>
          </table:table-cell>
          <table:table-cell office:value-type="float" office:value="822.782" calcext:value-type="float">
            <text:p>822.782</text:p>
          </table:table-cell>
          <table:table-cell office:value-type="float" office:value="1725.19" calcext:value-type="float">
            <text:p>1725.19</text:p>
          </table:table-cell>
          <table:table-cell office:value-type="float" office:value="1984.05" calcext:value-type="float">
            <text:p>1984.05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350335" calcext:value-type="float">
            <text:p>0.350335</text:p>
          </table:table-cell>
          <table:table-cell office:value-type="float" office:value="2.39955" calcext:value-type="float">
            <text:p>2.39955</text:p>
          </table:table-cell>
          <table:table-cell office:value-type="float" office:value="3.80648" calcext:value-type="float">
            <text:p>3.80648</text:p>
          </table:table-cell>
          <table:table-cell office:value-type="float" office:value="1.0202" calcext:value-type="float">
            <text:p>1.0202</text:p>
          </table:table-cell>
          <table:table-cell office:value-type="float" office:value="2.55158" calcext:value-type="float">
            <text:p>2.55158</text:p>
          </table:table-cell>
          <table:table-cell office:value-type="float" office:value="2.32407" calcext:value-type="float">
            <text:p>2.32407</text:p>
          </table:table-cell>
          <table:table-cell office:value-type="float" office:value="2.71693" calcext:value-type="float">
            <text:p>2.71693</text:p>
          </table:table-cell>
          <table:table-cell office:value-type="float" office:value="1.78813" calcext:value-type="float">
            <text:p>1.788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3.24766" calcext:value-type="float">
            <text:p>3.24766</text:p>
          </table:table-cell>
          <table:table-cell office:value-type="float" office:value="23.7442" calcext:value-type="float">
            <text:p>23.7442</text:p>
          </table:table-cell>
          <table:table-cell office:value-type="float" office:value="27.5951" calcext:value-type="float">
            <text:p>27.5951</text:p>
          </table:table-cell>
          <table:table-cell office:value-type="float" office:value="125.998" calcext:value-type="float">
            <text:p>125.998</text:p>
          </table:table-cell>
          <table:table-cell office:value-type="float" office:value="169.897" calcext:value-type="float">
            <text:p>169.897</text:p>
          </table:table-cell>
          <table:table-cell office:value-type="float" office:value="856.61" calcext:value-type="float">
            <text:p>856.61</text:p>
          </table:table-cell>
          <table:table-cell office:value-type="float" office:value="1712.08" calcext:value-type="float">
            <text:p>1712.08</text:p>
          </table:table-cell>
          <table:table-cell office:value-type="float" office:value="1806.28" calcext:value-type="float">
            <text:p>1806.28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34498" calcext:value-type="float">
            <text:p>0.34498</text:p>
          </table:table-cell>
          <table:table-cell office:value-type="float" office:value="2.52151" calcext:value-type="float">
            <text:p>2.52151</text:p>
          </table:table-cell>
          <table:table-cell office:value-type="float" office:value="3.8119" calcext:value-type="float">
            <text:p>3.8119</text:p>
          </table:table-cell>
          <table:table-cell office:value-type="float" office:value="1.02373" calcext:value-type="float">
            <text:p>1.02373</text:p>
          </table:table-cell>
          <table:table-cell office:value-type="float" office:value="2.55601" calcext:value-type="float">
            <text:p>2.55601</text:p>
          </table:table-cell>
          <table:table-cell office:value-type="float" office:value="2.33239" calcext:value-type="float">
            <text:p>2.33239</text:p>
          </table:table-cell>
          <table:table-cell office:value-type="float" office:value="2.58187" calcext:value-type="float">
            <text:p>2.58187</text:p>
          </table:table-cell>
          <table:table-cell office:value-type="float" office:value="1.76564" calcext:value-type="float">
            <text:p>1.76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.02721" calcext:value-type="float">
            <text:p>3.02721</text:p>
          </table:table-cell>
          <table:table-cell office:value-type="float" office:value="23.5317" calcext:value-type="float">
            <text:p>23.5317</text:p>
          </table:table-cell>
          <table:table-cell office:value-type="float" office:value="26.6435" calcext:value-type="float">
            <text:p>26.6435</text:p>
          </table:table-cell>
          <table:table-cell office:value-type="float" office:value="147.486" calcext:value-type="float">
            <text:p>147.486</text:p>
          </table:table-cell>
          <table:table-cell office:value-type="float" office:value="155.854" calcext:value-type="float">
            <text:p>155.854</text:p>
          </table:table-cell>
          <table:table-cell office:value-type="float" office:value="820.579" calcext:value-type="float">
            <text:p>820.579</text:p>
          </table:table-cell>
          <table:table-cell office:value-type="float" office:value="1730.99" calcext:value-type="float">
            <text:p>1730.99</text:p>
          </table:table-cell>
          <table:table-cell office:value-type="float" office:value="1825.02" calcext:value-type="float">
            <text:p>1825.02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350803" calcext:value-type="float">
            <text:p>0.350803</text:p>
          </table:table-cell>
          <table:table-cell office:value-type="float" office:value="2.39104" calcext:value-type="float">
            <text:p>2.39104</text:p>
          </table:table-cell>
          <table:table-cell office:value-type="float" office:value="3.80471" calcext:value-type="float">
            <text:p>3.80471</text:p>
          </table:table-cell>
          <table:table-cell office:value-type="float" office:value="1.03306" calcext:value-type="float">
            <text:p>1.03306</text:p>
          </table:table-cell>
          <table:table-cell office:value-type="float" office:value="2.56454" calcext:value-type="float">
            <text:p>2.56454</text:p>
          </table:table-cell>
          <table:table-cell office:value-type="float" office:value="2.33763" calcext:value-type="float">
            <text:p>2.33763</text:p>
          </table:table-cell>
          <table:table-cell office:value-type="float" office:value="2.61205" calcext:value-type="float">
            <text:p>2.61205</text:p>
          </table:table-cell>
          <table:table-cell office:value-type="float" office:value="1.78428" calcext:value-type="float">
            <text:p>1.78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mm</text:p>
          </table:table-cell>
          <table:table-cell table:style-name="ce1" office:value-type="float" office:value="2.7382" calcext:value-type="float">
            <text:p>2.74E+00</text:p>
          </table:table-cell>
          <table:table-cell office:value-type="float" office:value="23.4494" calcext:value-type="float">
            <text:p>23.4494</text:p>
          </table:table-cell>
          <table:table-cell office:value-type="float" office:value="26.4434" calcext:value-type="float">
            <text:p>26.4434</text:p>
          </table:table-cell>
          <table:table-cell office:value-type="float" office:value="141.809" calcext:value-type="float">
            <text:p>141.809</text:p>
          </table:table-cell>
          <table:table-cell office:value-type="float" office:value="161.57" calcext:value-type="float">
            <text:p>161.57</text:p>
          </table:table-cell>
          <table:table-cell office:value-type="float" office:value="838.699" calcext:value-type="float">
            <text:p>838.699</text:p>
          </table:table-cell>
          <table:table-cell office:value-type="float" office:value="1677.45" calcext:value-type="float">
            <text:p>1677.45</text:p>
          </table:table-cell>
          <table:table-cell office:value-type="float" office:value="1900.2" calcext:value-type="float">
            <text:p>1900.2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349247" calcext:value-type="float">
            <text:p>0.349247</text:p>
          </table:table-cell>
          <table:table-cell office:value-type="float" office:value="2.44408" calcext:value-type="float">
            <text:p>2.44408</text:p>
          </table:table-cell>
          <table:table-cell office:value-type="float" office:value="3.78611" calcext:value-type="float">
            <text:p>3.78611</text:p>
          </table:table-cell>
          <table:table-cell office:value-type="float" office:value="1.01097" calcext:value-type="float">
            <text:p>1.01097</text:p>
          </table:table-cell>
          <table:table-cell office:value-type="float" office:value="2.55206" calcext:value-type="float">
            <text:p>2.55206</text:p>
          </table:table-cell>
          <table:table-cell office:value-type="float" office:value="2.31364" calcext:value-type="float">
            <text:p>2.31364</text:p>
          </table:table-cell>
          <table:table-cell office:value-type="float" office:value="2.58818" calcext:value-type="float">
            <text:p>2.58818</text:p>
          </table:table-cell>
          <table:table-cell office:value-type="float" office:value="1.77784" calcext:value-type="float">
            <text:p>1.77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96842" calcext:value-type="float">
            <text:p>2.96842</text:p>
          </table:table-cell>
          <table:table-cell office:value-type="float" office:value="24.2849" calcext:value-type="float">
            <text:p>24.2849</text:p>
          </table:table-cell>
          <table:table-cell office:value-type="float" office:value="26.5938" calcext:value-type="float">
            <text:p>26.5938</text:p>
          </table:table-cell>
          <table:table-cell office:value-type="float" office:value="158.856" calcext:value-type="float">
            <text:p>158.856</text:p>
          </table:table-cell>
          <table:table-cell office:value-type="float" office:value="155.759" calcext:value-type="float">
            <text:p>155.759</text:p>
          </table:table-cell>
          <table:table-cell office:value-type="float" office:value="851.622" calcext:value-type="float">
            <text:p>851.622</text:p>
          </table:table-cell>
          <table:table-cell office:value-type="float" office:value="1707.89" calcext:value-type="float">
            <text:p>1707.89</text:p>
          </table:table-cell>
          <table:table-cell office:value-type="float" office:value="2098.56" calcext:value-type="float">
            <text:p>2098.56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351681" calcext:value-type="float">
            <text:p>0.351681</text:p>
          </table:table-cell>
          <table:table-cell office:value-type="float" office:value="2.39354" calcext:value-type="float">
            <text:p>2.39354</text:p>
          </table:table-cell>
          <table:table-cell office:value-type="float" office:value="3.80554" calcext:value-type="float">
            <text:p>3.80554</text:p>
          </table:table-cell>
          <table:table-cell office:value-type="float" office:value="1.01658" calcext:value-type="float">
            <text:p>1.01658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2.32019" calcext:value-type="float">
            <text:p>2.32019</text:p>
          </table:table-cell>
          <table:table-cell office:value-type="float" office:value="2.57314" calcext:value-type="float">
            <text:p>2.57314</text:p>
          </table:table-cell>
          <table:table-cell office:value-type="float" office:value="1.80293" calcext:value-type="float">
            <text:p>1.8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2.81924" calcext:value-type="float">
            <text:p>2.81924</text:p>
          </table:table-cell>
          <table:table-cell office:value-type="float" office:value="23.4927" calcext:value-type="float">
            <text:p>23.4927</text:p>
          </table:table-cell>
          <table:table-cell office:value-type="float" office:value="26.6357" calcext:value-type="float">
            <text:p>26.6357</text:p>
          </table:table-cell>
          <table:table-cell office:value-type="float" office:value="218.426" calcext:value-type="float">
            <text:p>218.426</text:p>
          </table:table-cell>
          <table:table-cell office:value-type="float" office:value="164.756" calcext:value-type="float">
            <text:p>164.756</text:p>
          </table:table-cell>
          <table:table-cell office:value-type="float" office:value="838.047" calcext:value-type="float">
            <text:p>838.047</text:p>
          </table:table-cell>
          <table:table-cell office:value-type="float" office:value="1726.57" calcext:value-type="float">
            <text:p>1726.57</text:p>
          </table:table-cell>
          <table:table-cell office:value-type="float" office:value="2139.33" calcext:value-type="float">
            <text:p>2139.33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349738" calcext:value-type="float">
            <text:p>0.349738</text:p>
          </table:table-cell>
          <table:table-cell office:value-type="float" office:value="2.42737" calcext:value-type="float">
            <text:p>2.42737</text:p>
          </table:table-cell>
          <table:table-cell office:value-type="float" office:value="3.80793" calcext:value-type="float">
            <text:p>3.80793</text:p>
          </table:table-cell>
          <table:table-cell office:value-type="float" office:value="1.02604" calcext:value-type="float">
            <text:p>1.02604</text:p>
          </table:table-cell>
          <table:table-cell office:value-type="float" office:value="2.5611" calcext:value-type="float">
            <text:p>2.5611</text:p>
          </table:table-cell>
          <table:table-cell office:value-type="float" office:value="2.32381" calcext:value-type="float">
            <text:p>2.32381</text:p>
          </table:table-cell>
          <table:table-cell office:value-type="float" office:value="2.58928" calcext:value-type="float">
            <text:p>2.58928</text:p>
          </table:table-cell>
          <table:table-cell office:value-type="float" office:value="1.77122" calcext:value-type="float">
            <text:p>1.77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3.04272" calcext:value-type="float">
            <text:p>3.04272</text:p>
          </table:table-cell>
          <table:table-cell office:value-type="float" office:value="23.8282" calcext:value-type="float">
            <text:p>23.8282</text:p>
          </table:table-cell>
          <table:table-cell office:value-type="float" office:value="26.5" calcext:value-type="float">
            <text:p>26.5</text:p>
          </table:table-cell>
          <table:table-cell office:value-type="float" office:value="189.367" calcext:value-type="float">
            <text:p>189.367</text:p>
          </table:table-cell>
          <table:table-cell office:value-type="float" office:value="138.697" calcext:value-type="float">
            <text:p>138.697</text:p>
          </table:table-cell>
          <table:table-cell office:value-type="float" office:value="831.575" calcext:value-type="float">
            <text:p>831.575</text:p>
          </table:table-cell>
          <table:table-cell office:value-type="float" office:value="1706.79" calcext:value-type="float">
            <text:p>1706.79</text:p>
          </table:table-cell>
          <table:table-cell office:value-type="float" office:value="2235.81" calcext:value-type="float">
            <text:p>2235.81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352389" calcext:value-type="float">
            <text:p>0.352389</text:p>
          </table:table-cell>
          <table:table-cell office:value-type="float" office:value="2.41717" calcext:value-type="float">
            <text:p>2.41717</text:p>
          </table:table-cell>
          <table:table-cell office:value-type="float" office:value="3.81662" calcext:value-type="float">
            <text:p>3.81662</text:p>
          </table:table-cell>
          <table:table-cell office:value-type="float" office:value="1.01942" calcext:value-type="float">
            <text:p>1.01942</text:p>
          </table:table-cell>
          <table:table-cell office:value-type="float" office:value="2.56164" calcext:value-type="float">
            <text:p>2.56164</text:p>
          </table:table-cell>
          <table:table-cell office:value-type="float" office:value="2.33111" calcext:value-type="float">
            <text:p>2.33111</text:p>
          </table:table-cell>
          <table:table-cell office:value-type="float" office:value="2.6239" calcext:value-type="float">
            <text:p>2.6239</text:p>
          </table:table-cell>
          <table:table-cell office:value-type="float" office:value="1.79074" calcext:value-type="float">
            <text:p>1.790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3.02334" calcext:value-type="float">
            <text:p>3.02334</text:p>
          </table:table-cell>
          <table:table-cell office:value-type="float" office:value="24.0774" calcext:value-type="float">
            <text:p>24.0774</text:p>
          </table:table-cell>
          <table:table-cell office:value-type="float" office:value="27.2081" calcext:value-type="float">
            <text:p>27.2081</text:p>
          </table:table-cell>
          <table:table-cell office:value-type="float" office:value="173.61" calcext:value-type="float">
            <text:p>173.61</text:p>
          </table:table-cell>
          <table:table-cell office:value-type="float" office:value="162.71" calcext:value-type="float">
            <text:p>162.71</text:p>
          </table:table-cell>
          <table:table-cell office:value-type="float" office:value="874.666" calcext:value-type="float">
            <text:p>874.666</text:p>
          </table:table-cell>
          <table:table-cell office:value-type="float" office:value="1704.39" calcext:value-type="float">
            <text:p>1704.39</text:p>
          </table:table-cell>
          <table:table-cell office:value-type="float" office:value="1849.93" calcext:value-type="float">
            <text:p>1849.93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345334" calcext:value-type="float">
            <text:p>0.345334</text:p>
          </table:table-cell>
          <table:table-cell office:value-type="float" office:value="2.36118" calcext:value-type="float">
            <text:p>2.36118</text:p>
          </table:table-cell>
          <table:table-cell office:value-type="float" office:value="3.81078" calcext:value-type="float">
            <text:p>3.81078</text:p>
          </table:table-cell>
          <table:table-cell office:value-type="float" office:value="1.02112" calcext:value-type="float">
            <text:p>1.02112</text:p>
          </table:table-cell>
          <table:table-cell office:value-type="float" office:value="2.5778" calcext:value-type="float">
            <text:p>2.5778</text:p>
          </table:table-cell>
          <table:table-cell office:value-type="float" office:value="2.3431" calcext:value-type="float">
            <text:p>2.3431</text:p>
          </table:table-cell>
          <table:table-cell office:value-type="float" office:value="2.57073" calcext:value-type="float">
            <text:p>2.57073</text:p>
          </table:table-cell>
          <table:table-cell office:value-type="float" office:value="1.78085" calcext:value-type="float">
            <text:p>1.780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3.37573" calcext:value-type="float">
            <text:p>3.37573</text:p>
          </table:table-cell>
          <table:table-cell office:value-type="float" office:value="24.1055" calcext:value-type="float">
            <text:p>24.1055</text:p>
          </table:table-cell>
          <table:table-cell office:value-type="float" office:value="27.6266" calcext:value-type="float">
            <text:p>27.6266</text:p>
          </table:table-cell>
          <table:table-cell office:value-type="float" office:value="132.069" calcext:value-type="float">
            <text:p>132.069</text:p>
          </table:table-cell>
          <table:table-cell office:value-type="float" office:value="165.245" calcext:value-type="float">
            <text:p>165.245</text:p>
          </table:table-cell>
          <table:table-cell office:value-type="float" office:value="882.202" calcext:value-type="float">
            <text:p>882.202</text:p>
          </table:table-cell>
          <table:table-cell office:value-type="float" office:value="1732.17" calcext:value-type="float">
            <text:p>1732.17</text:p>
          </table:table-cell>
          <table:table-cell office:value-type="float" office:value="1914.6" calcext:value-type="float">
            <text:p>1914.6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351241" calcext:value-type="float">
            <text:p>0.351241</text:p>
          </table:table-cell>
          <table:table-cell office:value-type="float" office:value="2.42464" calcext:value-type="float">
            <text:p>2.42464</text:p>
          </table:table-cell>
          <table:table-cell office:value-type="float" office:value="3.81636" calcext:value-type="float">
            <text:p>3.81636</text:p>
          </table:table-cell>
          <table:table-cell office:value-type="float" office:value="1.02074" calcext:value-type="float">
            <text:p>1.02074</text:p>
          </table:table-cell>
          <table:table-cell office:value-type="float" office:value="2.55406" calcext:value-type="float">
            <text:p>2.55406</text:p>
          </table:table-cell>
          <table:table-cell office:value-type="float" office:value="2.32836" calcext:value-type="float">
            <text:p>2.32836</text:p>
          </table:table-cell>
          <table:table-cell office:value-type="float" office:value="2.55329" calcext:value-type="float">
            <text:p>2.55329</text:p>
          </table:table-cell>
          <table:table-cell office:value-type="float" office:value="1.80319" calcext:value-type="float">
            <text:p>1.80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3.18724" calcext:value-type="float">
            <text:p>3.18724</text:p>
          </table:table-cell>
          <table:table-cell office:value-type="float" office:value="23.0776" calcext:value-type="float">
            <text:p>23.0776</text:p>
          </table:table-cell>
          <table:table-cell office:value-type="float" office:value="26.4264" calcext:value-type="float">
            <text:p>26.4264</text:p>
          </table:table-cell>
          <table:table-cell office:value-type="float" office:value="121.842" calcext:value-type="float">
            <text:p>121.842</text:p>
          </table:table-cell>
          <table:table-cell office:value-type="float" office:value="150.963" calcext:value-type="float">
            <text:p>150.963</text:p>
          </table:table-cell>
          <table:table-cell office:value-type="float" office:value="840.003" calcext:value-type="float">
            <text:p>840.003</text:p>
          </table:table-cell>
          <table:table-cell office:value-type="float" office:value="1737.6" calcext:value-type="float">
            <text:p>1737.6</text:p>
          </table:table-cell>
          <table:table-cell office:value-type="float" office:value="1852.37" calcext:value-type="float">
            <text:p>1852.37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349024" calcext:value-type="float">
            <text:p>0.349024</text:p>
          </table:table-cell>
          <table:table-cell office:value-type="float" office:value="2.53106" calcext:value-type="float">
            <text:p>2.53106</text:p>
          </table:table-cell>
          <table:table-cell office:value-type="float" office:value="3.81114" calcext:value-type="float">
            <text:p>3.81114</text:p>
          </table:table-cell>
          <table:table-cell office:value-type="float" office:value="1.05151" calcext:value-type="float">
            <text:p>1.05151</text:p>
          </table:table-cell>
          <table:table-cell office:value-type="float" office:value="2.56195" calcext:value-type="float">
            <text:p>2.56195</text:p>
          </table:table-cell>
          <table:table-cell office:value-type="float" office:value="2.33005" calcext:value-type="float">
            <text:p>2.33005</text:p>
          </table:table-cell>
          <table:table-cell office:value-type="float" office:value="2.66524" calcext:value-type="float">
            <text:p>2.66524</text:p>
          </table:table-cell>
          <table:table-cell office:value-type="float" office:value="1.84149" calcext:value-type="float">
            <text:p>1.84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3.48107" calcext:value-type="float">
            <text:p>3.48107</text:p>
          </table:table-cell>
          <table:table-cell office:value-type="float" office:value="23.6434" calcext:value-type="float">
            <text:p>23.6434</text:p>
          </table:table-cell>
          <table:table-cell office:value-type="float" office:value="26.8337" calcext:value-type="float">
            <text:p>26.8337</text:p>
          </table:table-cell>
          <table:table-cell office:value-type="float" office:value="154.783" calcext:value-type="float">
            <text:p>154.783</text:p>
          </table:table-cell>
          <table:table-cell office:value-type="float" office:value="157.003" calcext:value-type="float">
            <text:p>157.003</text:p>
          </table:table-cell>
          <table:table-cell office:value-type="float" office:value="846.05" calcext:value-type="float">
            <text:p>846.05</text:p>
          </table:table-cell>
          <table:table-cell office:value-type="float" office:value="1718.59" calcext:value-type="float">
            <text:p>1718.59</text:p>
          </table:table-cell>
          <table:table-cell office:value-type="float" office:value="1877.05" calcext:value-type="float">
            <text:p>1877.05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349665" calcext:value-type="float">
            <text:p>0.349665</text:p>
          </table:table-cell>
          <table:table-cell office:value-type="float" office:value="2.46441" calcext:value-type="float">
            <text:p>2.46441</text:p>
          </table:table-cell>
          <table:table-cell office:value-type="float" office:value="3.80826" calcext:value-type="float">
            <text:p>3.80826</text:p>
          </table:table-cell>
          <table:table-cell office:value-type="float" office:value="1.02022" calcext:value-type="float">
            <text:p>1.02022</text:p>
          </table:table-cell>
          <table:table-cell office:value-type="float" office:value="2.58844" calcext:value-type="float">
            <text:p>2.58844</text:p>
          </table:table-cell>
          <table:table-cell office:value-type="float" office:value="2.32872" calcext:value-type="float">
            <text:p>2.32872</text:p>
          </table:table-cell>
          <table:table-cell office:value-type="float" office:value="2.6376" calcext:value-type="float">
            <text:p>2.6376</text:p>
          </table:table-cell>
          <table:table-cell office:value-type="float" office:value="1.75045" calcext:value-type="float">
            <text:p>1.75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3.09977" calcext:value-type="float">
            <text:p>3.09977</text:p>
          </table:table-cell>
          <table:table-cell office:value-type="float" office:value="24.1772" calcext:value-type="float">
            <text:p>24.1772</text:p>
          </table:table-cell>
          <table:table-cell office:value-type="float" office:value="27.4423" calcext:value-type="float">
            <text:p>27.4423</text:p>
          </table:table-cell>
          <table:table-cell office:value-type="float" office:value="228.936" calcext:value-type="float">
            <text:p>228.936</text:p>
          </table:table-cell>
          <table:table-cell office:value-type="float" office:value="161.444" calcext:value-type="float">
            <text:p>161.444</text:p>
          </table:table-cell>
          <table:table-cell office:value-type="float" office:value="865.948" calcext:value-type="float">
            <text:p>865.948</text:p>
          </table:table-cell>
          <table:table-cell office:value-type="float" office:value="1748.48" calcext:value-type="float">
            <text:p>1748.48</text:p>
          </table:table-cell>
          <table:table-cell office:value-type="float" office:value="1925.91" calcext:value-type="float">
            <text:p>1925.91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346835" calcext:value-type="float">
            <text:p>0.346835</text:p>
          </table:table-cell>
          <table:table-cell office:value-type="float" office:value="2.42494" calcext:value-type="float">
            <text:p>2.42494</text:p>
          </table:table-cell>
          <table:table-cell office:value-type="float" office:value="3.81029" calcext:value-type="float">
            <text:p>3.81029</text:p>
          </table:table-cell>
          <table:table-cell office:value-type="float" office:value="1.02056" calcext:value-type="float">
            <text:p>1.02056</text:p>
          </table:table-cell>
          <table:table-cell office:value-type="float" office:value="2.5651" calcext:value-type="float">
            <text:p>2.5651</text:p>
          </table:table-cell>
          <table:table-cell office:value-type="float" office:value="2.34153" calcext:value-type="float">
            <text:p>2.34153</text:p>
          </table:table-cell>
          <table:table-cell office:value-type="float" office:value="2.57278" calcext:value-type="float">
            <text:p>2.57278</text:p>
          </table:table-cell>
          <table:table-cell office:value-type="float" office:value="1.78109" calcext:value-type="float">
            <text:p>1.78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.75885" calcext:value-type="float">
            <text:p>3.75885</text:p>
          </table:table-cell>
          <table:table-cell office:value-type="float" office:value="22.3406" calcext:value-type="float">
            <text:p>22.3406</text:p>
          </table:table-cell>
          <table:table-cell office:value-type="float" office:value="26.5608" calcext:value-type="float">
            <text:p>26.5608</text:p>
          </table:table-cell>
          <table:table-cell office:value-type="float" office:value="181.058" calcext:value-type="float">
            <text:p>181.058</text:p>
          </table:table-cell>
          <table:table-cell office:value-type="float" office:value="162.656" calcext:value-type="float">
            <text:p>162.656</text:p>
          </table:table-cell>
          <table:table-cell office:value-type="float" office:value="806.204" calcext:value-type="float">
            <text:p>806.204</text:p>
          </table:table-cell>
          <table:table-cell office:value-type="float" office:value="1763.34" calcext:value-type="float">
            <text:p>1763.34</text:p>
          </table:table-cell>
          <table:table-cell office:value-type="float" office:value="2133.45" calcext:value-type="float">
            <text:p>2133.45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0.415458" calcext:value-type="float">
            <text:p>0.415458</text:p>
          </table:table-cell>
          <table:table-cell office:value-type="float" office:value="3.8185" calcext:value-type="float">
            <text:p>3.8185</text:p>
          </table:table-cell>
          <table:table-cell office:value-type="float" office:value="1.02836" calcext:value-type="float">
            <text:p>1.02836</text:p>
          </table:table-cell>
          <table:table-cell office:value-type="float" office:value="2.54725" calcext:value-type="float">
            <text:p>2.54725</text:p>
          </table:table-cell>
          <table:table-cell office:value-type="float" office:value="2.30718" calcext:value-type="float">
            <text:p>2.30718</text:p>
          </table:table-cell>
          <table:table-cell office:value-type="float" office:value="2.65022" calcext:value-type="float">
            <text:p>2.65022</text:p>
          </table:table-cell>
          <table:table-cell office:value-type="float" office:value="1.76807" calcext:value-type="float">
            <text:p>1.76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.87082" calcext:value-type="float">
            <text:p>3.87082</text:p>
          </table:table-cell>
          <table:table-cell office:value-type="float" office:value="21.779" calcext:value-type="float">
            <text:p>21.779</text:p>
          </table:table-cell>
          <table:table-cell office:value-type="float" office:value="27.0013" calcext:value-type="float">
            <text:p>27.0013</text:p>
          </table:table-cell>
          <table:table-cell office:value-type="float" office:value="187.189" calcext:value-type="float">
            <text:p>187.189</text:p>
          </table:table-cell>
          <table:table-cell office:value-type="float" office:value="181.777" calcext:value-type="float">
            <text:p>181.777</text:p>
          </table:table-cell>
          <table:table-cell office:value-type="float" office:value="871.655" calcext:value-type="float">
            <text:p>871.655</text:p>
          </table:table-cell>
          <table:table-cell office:value-type="float" office:value="1802.99" calcext:value-type="float">
            <text:p>1802.99</text:p>
          </table:table-cell>
          <table:table-cell office:value-type="float" office:value="2058.75" calcext:value-type="float">
            <text:p>2058.75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0.352002" calcext:value-type="float">
            <text:p>0.352002</text:p>
          </table:table-cell>
          <table:table-cell office:value-type="float" office:value="2.32792" calcext:value-type="float">
            <text:p>2.32792</text:p>
          </table:table-cell>
          <table:table-cell office:value-type="float" office:value="3.77958" calcext:value-type="float">
            <text:p>3.77958</text:p>
          </table:table-cell>
          <table:table-cell office:value-type="float" office:value="1.01805" calcext:value-type="float">
            <text:p>1.01805</text:p>
          </table:table-cell>
          <table:table-cell office:value-type="float" office:value="2.67167" calcext:value-type="float">
            <text:p>2.67167</text:p>
          </table:table-cell>
          <table:table-cell office:value-type="float" office:value="2.35359" calcext:value-type="float">
            <text:p>2.35359</text:p>
          </table:table-cell>
          <table:table-cell office:value-type="float" office:value="2.65025" calcext:value-type="float">
            <text:p>2.65025</text:p>
          </table:table-cell>
          <table:table-cell office:value-type="float" office:value="1.75262" calcext:value-type="float">
            <text:p>1.75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.41858" calcext:value-type="float">
            <text:p>3.41858</text:p>
          </table:table-cell>
          <table:table-cell office:value-type="float" office:value="22.0892" calcext:value-type="float">
            <text:p>22.0892</text:p>
          </table:table-cell>
          <table:table-cell office:value-type="float" office:value="26.8616" calcext:value-type="float">
            <text:p>26.8616</text:p>
          </table:table-cell>
          <table:table-cell office:value-type="float" office:value="141.878" calcext:value-type="float">
            <text:p>141.878</text:p>
          </table:table-cell>
          <table:table-cell office:value-type="float" office:value="179.303" calcext:value-type="float">
            <text:p>179.303</text:p>
          </table:table-cell>
          <table:table-cell office:value-type="float" office:value="853.937" calcext:value-type="float">
            <text:p>853.937</text:p>
          </table:table-cell>
          <table:table-cell office:value-type="float" office:value="1790.24" calcext:value-type="float">
            <text:p>1790.24</text:p>
          </table:table-cell>
          <table:table-cell office:value-type="float" office:value="2018.99" calcext:value-type="float">
            <text:p>2018.99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353326" calcext:value-type="float">
            <text:p>0.353326</text:p>
          </table:table-cell>
          <table:table-cell office:value-type="float" office:value="2.31479" calcext:value-type="float">
            <text:p>2.31479</text:p>
          </table:table-cell>
          <table:table-cell office:value-type="float" office:value="3.77769" calcext:value-type="float">
            <text:p>3.77769</text:p>
          </table:table-cell>
          <table:table-cell office:value-type="float" office:value="1.01321" calcext:value-type="float">
            <text:p>1.01321</text:p>
          </table:table-cell>
          <table:table-cell office:value-type="float" office:value="2.59042" calcext:value-type="float">
            <text:p>2.59042</text:p>
          </table:table-cell>
          <table:table-cell office:value-type="float" office:value="2.3444" calcext:value-type="float">
            <text:p>2.3444</text:p>
          </table:table-cell>
          <table:table-cell office:value-type="float" office:value="2.64077" calcext:value-type="float">
            <text:p>2.64077</text:p>
          </table:table-cell>
          <table:table-cell office:value-type="float" office:value="1.77175" calcext:value-type="float">
            <text:p>1.77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2.9816" calcext:value-type="float">
            <text:p>2.9816</text:p>
          </table:table-cell>
          <table:table-cell office:value-type="float" office:value="23.5823" calcext:value-type="float">
            <text:p>23.5823</text:p>
          </table:table-cell>
          <table:table-cell office:value-type="float" office:value="26.652" calcext:value-type="float">
            <text:p>26.652</text:p>
          </table:table-cell>
          <table:table-cell office:value-type="float" office:value="176.914" calcext:value-type="float">
            <text:p>176.914</text:p>
          </table:table-cell>
          <table:table-cell table:style-name="ce2" office:value-type="float" office:value="155.865" calcext:value-type="float">
            <text:p>155.865</text:p>
          </table:table-cell>
          <table:table-cell office:value-type="float" office:value="831.927" calcext:value-type="float">
            <text:p>831.927</text:p>
          </table:table-cell>
          <table:table-cell office:value-type="float" office:value="1733.43" calcext:value-type="float">
            <text:p>1733.43</text:p>
          </table:table-cell>
          <table:table-cell office:value-type="float" office:value="1668.37" calcext:value-type="float">
            <text:p>1668.37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346893" calcext:value-type="float">
            <text:p>0.346893</text:p>
          </table:table-cell>
          <table:table-cell office:value-type="float" office:value="2.48598" calcext:value-type="float">
            <text:p>2.48598</text:p>
          </table:table-cell>
          <table:table-cell office:value-type="float" office:value="3.81881" calcext:value-type="float">
            <text:p>3.81881</text:p>
          </table:table-cell>
          <table:table-cell office:value-type="float" office:value="1.01958" calcext:value-type="float">
            <text:p>1.01958</text:p>
          </table:table-cell>
          <table:table-cell office:value-type="float" office:value="2.55111" calcext:value-type="float">
            <text:p>2.55111</text:p>
          </table:table-cell>
          <table:table-cell office:value-type="float" office:value="2.34014" calcext:value-type="float">
            <text:p>2.34014</text:p>
          </table:table-cell>
          <table:table-cell office:value-type="float" office:value="2.62612" calcext:value-type="float">
            <text:p>2.62612</text:p>
          </table:table-cell>
          <table:table-cell office:value-type="float" office:value="1.7697" calcext:value-type="float">
            <text:p>1.7697</text:p>
          </table:table-cell>
          <table:table-cell table:number-columns-repeated="9"/>
        </table:table-row>
        <table:table-row table:style-name="ro1" table:number-rows-repeated="30"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MEDIAN([.B59:.E59])" office:value-type="float" office:value="5.5" calcext:value-type="float">
            <text:p>5.5</text:p>
          </table:table-cell>
          <table:table-cell table:number-columns-repeated="22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xecution time</text:p>
          </table:table-cell>
          <table:table-cell table:number-columns-repeated="14"/>
          <table:table-cell office:value-type="string" calcext:value-type="string">
            <text:p>Normalized to wasm3</text:p>
          </table:table-cell>
          <table:table-cell table:number-columns-repeated="5"/>
          <table:table-cell office:value-type="string" calcext:value-type="string">
            <text:p>Normalized to v8-turbofan</text:p>
          </table:table-cell>
          <table:table-cell table:number-columns-repeated="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string" calcext:value-type="string">
            <text:p>jsc-omg</text:p>
          </table:table-cell>
          <table:table-cell office:value-type="string" calcext:value-type="string">
            <text:p>sm-opt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wamr-fast</text:p>
          </table:table-cell>
          <table:table-cell office:value-type="string" calcext:value-type="string">
            <text:p>wizard-fast</text:p>
          </table:table-cell>
          <table:table-cell office:value-type="string" calcext:value-type="string">
            <text:p>wamr-classic</text:p>
          </table:table-cell>
          <table:table-cell office:value-type="string" calcext:value-type="string">
            <text:p>wizard-slow</text:p>
          </table:table-cell>
          <table:table-cell office:value-type="string" calcext:value-type="string">
            <text:p>wamr-slow</text:p>
          </table:table-cell>
          <table:table-cell table:number-columns-repeated="2"/>
          <table:table-cell table:formula="of:=[.I66]" office:value-type="string" office:string-value="jsc-int" calcext:value-type="string">
            <text:p>jsc-int</text:p>
          </table:table-cell>
          <table:table-cell table:formula="of:=[.J66]" office:value-type="string" office:string-value="wamr-fast" calcext:value-type="string">
            <text:p>wamr-fast</text:p>
          </table:table-cell>
          <table:table-cell table:formula="of:=[.K66]" office:value-type="string" office:string-value="wizard-fast" calcext:value-type="string">
            <text:p>wizard-fast</text:p>
          </table:table-cell>
          <table:table-cell office:value-type="string" calcext:value-type="string">
            <text:p>wamr-classic</text:p>
          </table:table-cell>
          <table:table-cell table:number-columns-repeated="2"/>
          <table:table-cell table:formula="of:=[.C66]" office:value-type="string" office:string-value="jsc-omg" calcext:value-type="string">
            <text:p>jsc-omg</text:p>
          </table:table-cell>
          <table:table-cell table:formula="of:=[.D66]" office:value-type="string" office:string-value="sm-opt" calcext:value-type="string">
            <text:p>sm-opt</text:p>
          </table:table-cell>
          <table:table-cell table:formula="of:=[.E66]" office:value-type="string" office:string-value="jsc-bbq" calcext:value-type="string">
            <text:p>jsc-bbq</text:p>
          </table:table-cell>
          <table:table-cell table:formula="of:=[.F66]" office:value-type="string" office:string-value="sm-base" calcext:value-type="string">
            <text:p>sm-base</text:p>
          </table:table-cell>
          <table:table-cell table:formula="of:=[.G66]" office:value-type="string" office:string-value="v8-liftoff" calcext:value-type="string">
            <text:p>v8-liftoff</text:p>
          </table:table-cell>
          <table:table-cell table:formula="of:=[.H66]" office:value-type="string" office:string-value="wasm3" calcext:value-type="string">
            <text:p>wasm3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6571" calcext:value-type="float">
            <text:p>0.016571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18913" calcext:value-type="float">
            <text:p>0.018913</text:p>
          </table:table-cell>
          <table:table-cell office:value-type="float" office:value="0.010598" calcext:value-type="float">
            <text:p>0.010598</text:p>
          </table:table-cell>
          <table:table-cell office:value-type="float" office:value="0.015524" calcext:value-type="float">
            <text:p>0.015524</text:p>
          </table:table-cell>
          <table:table-cell office:value-type="float" office:value="0.010671" calcext:value-type="float">
            <text:p>0.010671</text:p>
          </table:table-cell>
          <table:table-cell office:value-type="float" office:value="0.007197" calcext:value-type="float">
            <text:p>0.007197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0.011832" calcext:value-type="float">
            <text:p>0.011832</text:p>
          </table:table-cell>
          <table:table-cell office:value-type="float" office:value="0.016634" calcext:value-type="float">
            <text:p>0.016634</text:p>
          </table:table-cell>
          <table:table-cell office:value-type="float" office:value="0.014205" calcext:value-type="float">
            <text:p>0.014205</text:p>
          </table:table-cell>
          <table:table-cell office:value-type="float" office:value="0.024075" calcext:value-type="float">
            <text:p>0.024075</text:p>
          </table:table-cell>
          <table:table-cell/>
          <table:table-cell table:formula="of:=[.A67]" office:value-type="string" office:string-value="bicg" calcext:value-type="string">
            <text:p>bicg</text:p>
          </table:table-cell>
          <table:table-cell table:formula="of:=[.I67]/[.H67]" office:value-type="float" office:value="2.06058079755454" calcext:value-type="float">
            <text:p>2.06058079755454</text:p>
          </table:table-cell>
          <table:table-cell table:formula="of:=[.J67]/[.H67]" office:value-type="float" office:value="1.68292344032236" calcext:value-type="float">
            <text:p>1.68292344032236</text:p>
          </table:table-cell>
          <table:table-cell table:formula="of:=[.K67]/[.H67]" office:value-type="float" office:value="1.64401834097541" calcext:value-type="float">
            <text:p>1.64401834097541</text:p>
          </table:table-cell>
          <table:table-cell table:formula="of:=[.L67]/[.H67]" office:value-type="float" office:value="2.3112407947756" calcext:value-type="float">
            <text:p>2.3112407947756</text:p>
          </table:table-cell>
          <table:table-cell/>
          <table:table-cell table:formula="of:=[.A67]" office:value-type="string" office:string-value="bicg" calcext:value-type="string">
            <text:p>bicg</text:p>
          </table:table-cell>
          <table:table-cell table:formula="of:=[.C67]/[.B67]" office:value-type="float" office:value="1.06933800012069" calcext:value-type="float">
            <text:p>1.06933800012069</text:p>
          </table:table-cell>
          <table:table-cell table:formula="of:=[.D67]/[.B67]" office:value-type="float" office:value="1.14133124132521" calcext:value-type="float">
            <text:p>1.14133124132521</text:p>
          </table:table-cell>
          <table:table-cell table:formula="of:=[.E67]/[.B67]" office:value-type="float" office:value="0.639551022871281" calcext:value-type="float">
            <text:p>0.639551022871281</text:p>
          </table:table-cell>
          <table:table-cell table:formula="of:=[.F67]/[.B67]" office:value-type="float" office:value="0.936817331482711" calcext:value-type="float">
            <text:p>0.936817331482711</text:p>
          </table:table-cell>
          <table:table-cell table:formula="of:=[.G67]/[.B67]" office:value-type="float" office:value="0.643956309214894" calcext:value-type="float">
            <text:p>0.643956309214894</text:p>
          </table:table-cell>
          <table:table-cell table:formula="of:=[.H67]/[.B67]" office:value-type="float" office:value="0.434312956369561" calcext:value-type="float">
            <text:p>0.43431295636956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6617" calcext:value-type="float">
            <text:p>0.016617</text:p>
          </table:table-cell>
          <table:table-cell office:value-type="float" office:value="0.007945" calcext:value-type="float">
            <text:p>0.007945</text:p>
          </table:table-cell>
          <table:table-cell office:value-type="float" office:value="0.018914" calcext:value-type="float">
            <text:p>0.018914</text:p>
          </table:table-cell>
          <table:table-cell office:value-type="float" office:value="0.010807" calcext:value-type="float">
            <text:p>0.010807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0.010676" calcext:value-type="float">
            <text:p>0.010676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12414" calcext:value-type="float">
            <text:p>0.012414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0.017226" calcext:value-type="float">
            <text:p>0.017226</text:p>
          </table:table-cell>
          <table:table-cell office:value-type="float" office:value="0.018602" calcext:value-type="float">
            <text:p>0.018602</text:p>
          </table:table-cell>
          <table:table-cell office:value-type="float" office:value="0.028694" calcext:value-type="float">
            <text:p>0.028694</text:p>
          </table:table-cell>
          <table:table-cell/>
          <table:table-cell table:formula="of:=[.A68]" office:value-type="string" office:string-value="mvt" calcext:value-type="string">
            <text:p>mvt</text:p>
          </table:table-cell>
          <table:table-cell table:formula="of:=[.I68]/[.H68]" office:value-type="float" office:value="2.3484555984556" calcext:value-type="float">
            <text:p>2.3484555984556</text:p>
          </table:table-cell>
          <table:table-cell table:formula="of:=[.J68]/[.H68]" office:value-type="float" office:value="1.71180364037507" calcext:value-type="float">
            <text:p>1.71180364037507</text:p>
          </table:table-cell>
          <table:table-cell table:formula="of:=[.K68]/[.H68]" office:value-type="float" office:value="1.81715388858246" calcext:value-type="float">
            <text:p>1.81715388858246</text:p>
          </table:table-cell>
          <table:table-cell table:formula="of:=[.L68]/[.H68]" office:value-type="float" office:value="2.37534473248759" calcext:value-type="float">
            <text:p>2.37534473248759</text:p>
          </table:table-cell>
          <table:table-cell/>
          <table:table-cell table:formula="of:=[.A68]" office:value-type="string" office:string-value="mvt" calcext:value-type="string">
            <text:p>mvt</text:p>
          </table:table-cell>
          <table:table-cell table:formula="of:=[.C68]/[.B68]" office:value-type="float" office:value="0.47812481193958" calcext:value-type="float">
            <text:p>0.47812481193958</text:p>
          </table:table-cell>
          <table:table-cell table:formula="of:=[.D68]/[.B68]" office:value-type="float" office:value="1.13823193115484" calcext:value-type="float">
            <text:p>1.13823193115484</text:p>
          </table:table-cell>
          <table:table-cell table:formula="of:=[.E68]/[.B68]" office:value-type="float" office:value="0.650358067039779" calcext:value-type="float">
            <text:p>0.650358067039779</text:p>
          </table:table-cell>
          <table:table-cell table:formula="of:=[.F68]/[.B68]" office:value-type="float" office:value="0.939519768911356" calcext:value-type="float">
            <text:p>0.939519768911356</text:p>
          </table:table-cell>
          <table:table-cell table:formula="of:=[.G68]/[.B68]" office:value-type="float" office:value="0.642474574231209" calcext:value-type="float">
            <text:p>0.642474574231209</text:p>
          </table:table-cell>
          <table:table-cell table:formula="of:=[.H68]/[.B68]" office:value-type="float" office:value="0.436420533188903" calcext:value-type="float">
            <text:p>0.436420533188903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10576" calcext:value-type="float">
            <text:p>0.010576</text:p>
          </table:table-cell>
          <table:table-cell office:value-type="float" office:value="0.015551" calcext:value-type="float">
            <text:p>0.01555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0.017011" calcext:value-type="float">
            <text:p>0.01701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3522" calcext:value-type="float">
            <text:p>0.013522</text:p>
          </table:table-cell>
          <table:table-cell office:value-type="float" office:value="0.017109" calcext:value-type="float">
            <text:p>0.017109</text:p>
          </table:table-cell>
          <table:table-cell office:value-type="float" office:value="0.018202" calcext:value-type="float">
            <text:p>0.018202</text:p>
          </table:table-cell>
          <table:table-cell office:value-type="float" office:value="0.02782" calcext:value-type="float">
            <text:p>0.02782</text:p>
          </table:table-cell>
          <table:table-cell/>
          <table:table-cell table:formula="of:=[.A69]" office:value-type="string" office:string-value="atax" calcext:value-type="string">
            <text:p>atax</text:p>
          </table:table-cell>
          <table:table-cell table:formula="of:=[.I69]/[.H69]" office:value-type="float" office:value="2.31631263616558" calcext:value-type="float">
            <text:p>2.31631263616558</text:p>
          </table:table-cell>
          <table:table-cell table:formula="of:=[.J69]/[.H69]" office:value-type="float" office:value="1.67483660130719" calcext:value-type="float">
            <text:p>1.67483660130719</text:p>
          </table:table-cell>
          <table:table-cell table:formula="of:=[.K69]/[.H69]" office:value-type="float" office:value="1.84123093681917" calcext:value-type="float">
            <text:p>1.84123093681917</text:p>
          </table:table-cell>
          <table:table-cell table:formula="of:=[.L69]/[.H69]" office:value-type="float" office:value="2.3296568627451" calcext:value-type="float">
            <text:p>2.3296568627451</text:p>
          </table:table-cell>
          <table:table-cell/>
          <table:table-cell table:formula="of:=[.A69]" office:value-type="string" office:string-value="atax" calcext:value-type="string">
            <text:p>atax</text:p>
          </table:table-cell>
          <table:table-cell table:formula="of:=[.C69]/[.B69]" office:value-type="float" office:value="1.21135418549991" calcext:value-type="float">
            <text:p>1.21135418549991</text:p>
          </table:table-cell>
          <table:table-cell table:formula="of:=[.D69]/[.B69]" office:value-type="float" office:value="1.14036039293678" calcext:value-type="float">
            <text:p>1.14036039293678</text:p>
          </table:table-cell>
          <table:table-cell table:formula="of:=[.E69]/[.B69]" office:value-type="float" office:value="0.637377207256072" calcext:value-type="float">
            <text:p>0.637377207256072</text:p>
          </table:table-cell>
          <table:table-cell table:formula="of:=[.F69]/[.B69]" office:value-type="float" office:value="0.937202434761646" calcext:value-type="float">
            <text:p>0.937202434761646</text:p>
          </table:table-cell>
          <table:table-cell table:formula="of:=[.G69]/[.B69]" office:value-type="float" office:value="0.642439582956669" calcext:value-type="float">
            <text:p>0.642439582956669</text:p>
          </table:table-cell>
          <table:table-cell table:formula="of:=[.H69]/[.B69]" office:value-type="float" office:value="0.442596275537877" calcext:value-type="float">
            <text:p>0.442596275537877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0.008737" calcext:value-type="float">
            <text:p>0.008737</text:p>
          </table:table-cell>
          <table:table-cell office:value-type="float" office:value="0.019339" calcext:value-type="float">
            <text:p>0.019339</text:p>
          </table:table-cell>
          <table:table-cell office:value-type="float" office:value="0.011585" calcext:value-type="float">
            <text:p>0.011585</text:p>
          </table:table-cell>
          <table:table-cell office:value-type="float" office:value="0.016124" calcext:value-type="float">
            <text:p>0.016124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9553" calcext:value-type="float">
            <text:p>0.009553</text:p>
          </table:table-cell>
          <table:table-cell office:value-type="float" office:value="0.023169" calcext:value-type="float">
            <text:p>0.023169</text:p>
          </table:table-cell>
          <table:table-cell office:value-type="float" office:value="0.016374" calcext:value-type="float">
            <text:p>0.016374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23194" calcext:value-type="float">
            <text:p>0.023194</text:p>
          </table:table-cell>
          <table:table-cell office:value-type="float" office:value="0.026557" calcext:value-type="float">
            <text:p>0.026557</text:p>
          </table:table-cell>
          <table:table-cell office:value-type="float" office:value="0.038583" calcext:value-type="float">
            <text:p>0.038583</text:p>
          </table:table-cell>
          <table:table-cell/>
          <table:table-cell table:formula="of:=[.A70]" office:value-type="string" office:string-value="gemver" calcext:value-type="string">
            <text:p>gemver</text:p>
          </table:table-cell>
          <table:table-cell table:formula="of:=[.I70]/[.H70]" office:value-type="float" office:value="2.42531142049618" calcext:value-type="float">
            <text:p>2.42531142049618</text:p>
          </table:table-cell>
          <table:table-cell table:formula="of:=[.J70]/[.H70]" office:value-type="float" office:value="1.71401653930702" calcext:value-type="float">
            <text:p>1.71401653930702</text:p>
          </table:table-cell>
          <table:table-cell table:formula="of:=[.K70]/[.H70]" office:value-type="float" office:value="1.88945880875118" calcext:value-type="float">
            <text:p>1.88945880875118</text:p>
          </table:table-cell>
          <table:table-cell table:formula="of:=[.L70]/[.H70]" office:value-type="float" office:value="2.42792839945567" calcext:value-type="float">
            <text:p>2.42792839945567</text:p>
          </table:table-cell>
          <table:table-cell/>
          <table:table-cell table:formula="of:=[.A70]" office:value-type="string" office:string-value="gemver" calcext:value-type="string">
            <text:p>gemver</text:p>
          </table:table-cell>
          <table:table-cell table:formula="of:=[.C70]/[.B70]" office:value-type="float" office:value="0.521425161136309" calcext:value-type="float">
            <text:p>0.521425161136309</text:p>
          </table:table-cell>
          <table:table-cell table:formula="of:=[.D70]/[.B70]" office:value-type="float" office:value="1.15415373597517" calcext:value-type="float">
            <text:p>1.15415373597517</text:p>
          </table:table-cell>
          <table:table-cell table:formula="of:=[.E70]/[.B70]" office:value-type="float" office:value="0.691394127476725" calcext:value-type="float">
            <text:p>0.691394127476725</text:p>
          </table:table-cell>
          <table:table-cell table:formula="of:=[.F70]/[.B70]" office:value-type="float" office:value="0.962282167581762" calcext:value-type="float">
            <text:p>0.962282167581762</text:p>
          </table:table-cell>
          <table:table-cell table:formula="of:=[.G70]/[.B70]" office:value-type="float" office:value="0.658868465027453" calcext:value-type="float">
            <text:p>0.658868465027453</text:p>
          </table:table-cell>
          <table:table-cell table:formula="of:=[.H70]/[.B70]" office:value-type="float" office:value="0.570124134638338" calcext:value-type="float">
            <text:p>0.570124134638338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0.133365" calcext:value-type="float">
            <text:p>0.133365</text:p>
          </table:table-cell>
          <table:table-cell office:value-type="float" office:value="0.023721" calcext:value-type="float">
            <text:p>0.023721</text:p>
          </table:table-cell>
          <table:table-cell office:value-type="float" office:value="0.022708" calcext:value-type="float">
            <text:p>0.022708</text:p>
          </table:table-cell>
          <table:table-cell office:value-type="float" office:value="0.025018" calcext:value-type="float">
            <text:p>0.025018</text:p>
          </table:table-cell>
          <table:table-cell office:value-type="float" office:value="0.018061" calcext:value-type="float">
            <text:p>0.018061</text:p>
          </table:table-cell>
          <table:table-cell office:value-type="float" office:value="0.042696" calcext:value-type="float">
            <text:p>0.042696</text:p>
          </table:table-cell>
          <table:table-cell office:value-type="float" office:value="0.101767" calcext:value-type="float">
            <text:p>0.101767</text:p>
          </table:table-cell>
          <table:table-cell office:value-type="float" office:value="0.075088" calcext:value-type="float">
            <text:p>0.075088</text:p>
          </table:table-cell>
          <table:table-cell office:value-type="float" office:value="0.117126" calcext:value-type="float">
            <text:p>0.117126</text:p>
          </table:table-cell>
          <table:table-cell office:value-type="float" office:value="0.132008" calcext:value-type="float">
            <text:p>0.132008</text:p>
          </table:table-cell>
          <table:table-cell office:value-type="float" office:value="0.188492" calcext:value-type="float">
            <text:p>0.188492</text:p>
          </table:table-cell>
          <table:table-cell office:value-type="float" office:value="0.28801" calcext:value-type="float">
            <text:p>0.28801</text:p>
          </table:table-cell>
          <table:table-cell/>
          <table:table-cell table:formula="of:=[.A71]" office:value-type="string" office:string-value="trmm" calcext:value-type="string">
            <text:p>trmm</text:p>
          </table:table-cell>
          <table:table-cell table:formula="of:=[.I71]/[.H71]" office:value-type="float" office:value="2.3835253887952" calcext:value-type="float">
            <text:p>2.3835253887952</text:p>
          </table:table-cell>
          <table:table-cell table:formula="of:=[.J71]/[.H71]" office:value-type="float" office:value="1.75866591718194" calcext:value-type="float">
            <text:p>1.75866591718194</text:p>
          </table:table-cell>
          <table:table-cell table:formula="of:=[.K71]/[.H71]" office:value-type="float" office:value="2.74325463743676" calcext:value-type="float">
            <text:p>2.74325463743676</text:p>
          </table:table-cell>
          <table:table-cell table:formula="of:=[.L71]/[.H71]" office:value-type="float" office:value="3.09181187933296" calcext:value-type="float">
            <text:p>3.09181187933296</text:p>
          </table:table-cell>
          <table:table-cell/>
          <table:table-cell table:formula="of:=[.A71]" office:value-type="string" office:string-value="trmm" calcext:value-type="string">
            <text:p>trmm</text:p>
          </table:table-cell>
          <table:table-cell table:formula="of:=[.C71]/[.B71]" office:value-type="float" office:value="6.53397677722796" calcext:value-type="float">
            <text:p>6.53397677722796</text:p>
          </table:table-cell>
          <table:table-cell table:formula="of:=[.D71]/[.B71]" office:value-type="float" office:value="1.16216745872324" calcext:value-type="float">
            <text:p>1.16216745872324</text:p>
          </table:table-cell>
          <table:table-cell table:formula="of:=[.E71]/[.B71]" office:value-type="float" office:value="1.11253735730733" calcext:value-type="float">
            <text:p>1.11253735730733</text:p>
          </table:table-cell>
          <table:table-cell table:formula="of:=[.F71]/[.B71]" office:value-type="float" office:value="1.22571162608397" calcext:value-type="float">
            <text:p>1.22571162608397</text:p>
          </table:table-cell>
          <table:table-cell table:formula="of:=[.G71]/[.B71]" office:value-type="float" office:value="0.884866003625496" calcext:value-type="float">
            <text:p>0.884866003625496</text:p>
          </table:table-cell>
          <table:table-cell table:formula="of:=[.H71]/[.B71]" office:value-type="float" office:value="2.09181323795992" calcext:value-type="float">
            <text:p>2.09181323795992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0.013385" calcext:value-type="float">
            <text:p>0.013385</text:p>
          </table:table-cell>
          <table:table-cell office:value-type="float" office:value="0.024068" calcext:value-type="float">
            <text:p>0.024068</text:p>
          </table:table-cell>
          <table:table-cell office:value-type="float" office:value="0.027097" calcext:value-type="float">
            <text:p>0.027097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020012" calcext:value-type="float">
            <text:p>0.020012</text:p>
          </table:table-cell>
          <table:table-cell office:value-type="float" office:value="0.054735" calcext:value-type="float">
            <text:p>0.054735</text:p>
          </table:table-cell>
          <table:table-cell office:value-type="float" office:value="0.163199" calcext:value-type="float">
            <text:p>0.163199</text:p>
          </table:table-cell>
          <table:table-cell office:value-type="float" office:value="0.082634" calcext:value-type="float">
            <text:p>0.082634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0.155272" calcext:value-type="float">
            <text:p>0.155272</text:p>
          </table:table-cell>
          <table:table-cell office:value-type="float" office:value="0.212448" calcext:value-type="float">
            <text:p>0.212448</text:p>
          </table:table-cell>
          <table:table-cell office:value-type="float" office:value="0.290794" calcext:value-type="float">
            <text:p>0.290794</text:p>
          </table:table-cell>
          <table:table-cell/>
          <table:table-cell table:formula="of:=[.A72]" office:value-type="string" office:string-value="doitgen" calcext:value-type="string">
            <text:p>doitgen</text:p>
          </table:table-cell>
          <table:table-cell table:formula="of:=[.I72]/[.H72]" office:value-type="float" office:value="2.98162053530648" calcext:value-type="float">
            <text:p>2.98162053530648</text:p>
          </table:table-cell>
          <table:table-cell table:formula="of:=[.J72]/[.H72]" office:value-type="float" office:value="1.50971042294693" calcext:value-type="float">
            <text:p>1.50971042294693</text:p>
          </table:table-cell>
          <table:table-cell table:formula="of:=[.K72]/[.H72]" office:value-type="float" office:value="2.43739837398374" calcext:value-type="float">
            <text:p>2.43739837398374</text:p>
          </table:table-cell>
          <table:table-cell table:formula="of:=[.L72]/[.H72]" office:value-type="float" office:value="2.83679546907829" calcext:value-type="float">
            <text:p>2.83679546907829</text:p>
          </table:table-cell>
          <table:table-cell/>
          <table:table-cell table:formula="of:=[.A72]" office:value-type="string" office:string-value="doitgen" calcext:value-type="string">
            <text:p>doitgen</text:p>
          </table:table-cell>
          <table:table-cell table:formula="of:=[.C72]/[.B72]" office:value-type="float" office:value="0.635987836168393" calcext:value-type="float">
            <text:p>0.635987836168393</text:p>
          </table:table-cell>
          <table:table-cell table:formula="of:=[.D72]/[.B72]" office:value-type="float" office:value="1.14359023092274" calcext:value-type="float">
            <text:p>1.14359023092274</text:p>
          </table:table-cell>
          <table:table-cell table:formula="of:=[.E72]/[.B72]" office:value-type="float" office:value="1.28751306661598" calcext:value-type="float">
            <text:p>1.28751306661598</text:p>
          </table:table-cell>
          <table:table-cell table:formula="of:=[.F72]/[.B72]" office:value-type="float" office:value="1.3931388387342" calcext:value-type="float">
            <text:p>1.3931388387342</text:p>
          </table:table-cell>
          <table:table-cell table:formula="of:=[.G72]/[.B72]" office:value-type="float" office:value="0.950869523900029" calcext:value-type="float">
            <text:p>0.950869523900029</text:p>
          </table:table-cell>
          <table:table-cell table:formula="of:=[.H72]/[.B72]" office:value-type="float" office:value="2.60073173049511" calcext:value-type="float">
            <text:p>2.6007317304951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0.249879" calcext:value-type="float">
            <text:p>0.249879</text:p>
          </table:table-cell>
          <table:table-cell office:value-type="float" office:value="0.024942" calcext:value-type="float">
            <text:p>0.024942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0.026983" calcext:value-type="float">
            <text:p>0.026983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0.069131" calcext:value-type="float">
            <text:p>0.069131</text:p>
          </table:table-cell>
          <table:table-cell office:value-type="float" office:value="0.19585" calcext:value-type="float">
            <text:p>0.19585</text:p>
          </table:table-cell>
          <table:table-cell office:value-type="float" office:value="0.102626" calcext:value-type="float">
            <text:p>0.102626</text:p>
          </table:table-cell>
          <table:table-cell office:value-type="float" office:value="0.182659" calcext:value-type="float">
            <text:p>0.182659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60784" calcext:value-type="float">
            <text:p>0.260784</text:p>
          </table:table-cell>
          <table:table-cell office:value-type="float" office:value="0.347882" calcext:value-type="float">
            <text:p>0.347882</text:p>
          </table:table-cell>
          <table:table-cell/>
          <table:table-cell table:formula="of:=[.A73]" office:value-type="string" office:string-value="syrk" calcext:value-type="string">
            <text:p>syrk</text:p>
          </table:table-cell>
          <table:table-cell table:formula="of:=[.I73]/[.H73]" office:value-type="float" office:value="2.83302715135034" calcext:value-type="float">
            <text:p>2.83302715135034</text:p>
          </table:table-cell>
          <table:table-cell table:formula="of:=[.J73]/[.H73]" office:value-type="float" office:value="1.4845149064819" calcext:value-type="float">
            <text:p>1.4845149064819</text:p>
          </table:table-cell>
          <table:table-cell table:formula="of:=[.K73]/[.H73]" office:value-type="float" office:value="2.6422155038984" calcext:value-type="float">
            <text:p>2.6422155038984</text:p>
          </table:table-cell>
          <table:table-cell table:formula="of:=[.L73]/[.H73]" office:value-type="float" office:value="2.66305998755985" calcext:value-type="float">
            <text:p>2.66305998755985</text:p>
          </table:table-cell>
          <table:table-cell/>
          <table:table-cell table:formula="of:=[.A73]" office:value-type="string" office:string-value="syrk" calcext:value-type="string">
            <text:p>syrk</text:p>
          </table:table-cell>
          <table:table-cell table:formula="of:=[.C73]/[.B73]" office:value-type="float" office:value="12.1945732272705" calcext:value-type="float">
            <text:p>12.1945732272705</text:p>
          </table:table-cell>
          <table:table-cell table:formula="of:=[.D73]/[.B73]" office:value-type="float" office:value="1.21721731491874" calcext:value-type="float">
            <text:p>1.21721731491874</text:p>
          </table:table-cell>
          <table:table-cell table:formula="of:=[.E73]/[.B73]" office:value-type="float" office:value="1.67780977014299" calcext:value-type="float">
            <text:p>1.67780977014299</text:p>
          </table:table-cell>
          <table:table-cell table:formula="of:=[.F73]/[.B73]" office:value-type="float" office:value="1.31682201942316" calcext:value-type="float">
            <text:p>1.31682201942316</text:p>
          </table:table-cell>
          <table:table-cell table:formula="of:=[.G73]/[.B73]" office:value-type="float" office:value="1.09906788346103" calcext:value-type="float">
            <text:p>1.09906788346103</text:p>
          </table:table-cell>
          <table:table-cell table:formula="of:=[.H73]/[.B73]" office:value-type="float" office:value="3.37372505002196" calcext:value-type="float">
            <text:p>3.37372505002196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258451" calcext:value-type="float">
            <text:p>0.258451</text:p>
          </table:table-cell>
          <table:table-cell office:value-type="float" office:value="0.027297" calcext:value-type="float">
            <text:p>0.027297</text:p>
          </table:table-cell>
          <table:table-cell office:value-type="float" office:value="0.031532" calcext:value-type="float">
            <text:p>0.031532</text:p>
          </table:table-cell>
          <table:table-cell office:value-type="float" office:value="0.032213" calcext:value-type="float">
            <text:p>0.032213</text:p>
          </table:table-cell>
          <table:table-cell office:value-type="float" office:value="0.024129" calcext:value-type="float">
            <text:p>0.024129</text:p>
          </table:table-cell>
          <table:table-cell office:value-type="float" office:value="0.068604" calcext:value-type="float">
            <text:p>0.068604</text:p>
          </table:table-cell>
          <table:table-cell office:value-type="float" office:value="0.201246" calcext:value-type="float">
            <text:p>0.201246</text:p>
          </table:table-cell>
          <table:table-cell office:value-type="float" office:value="0.11241" calcext:value-type="float">
            <text:p>0.11241</text:p>
          </table:table-cell>
          <table:table-cell office:value-type="float" office:value="0.188292" calcext:value-type="float">
            <text:p>0.188292</text:p>
          </table:table-cell>
          <table:table-cell office:value-type="float" office:value="0.175394" calcext:value-type="float">
            <text:p>0.175394</text:p>
          </table:table-cell>
          <table:table-cell office:value-type="float" office:value="0.269982" calcext:value-type="float">
            <text:p>0.269982</text:p>
          </table:table-cell>
          <table:table-cell office:value-type="float" office:value="0.369662" calcext:value-type="float">
            <text:p>0.369662</text:p>
          </table:table-cell>
          <table:table-cell/>
          <table:table-cell table:formula="of:=[.A74]" office:value-type="string" office:string-value="correlation" calcext:value-type="string">
            <text:p>correlation</text:p>
          </table:table-cell>
          <table:table-cell table:formula="of:=[.I74]/[.H74]" office:value-type="float" office:value="2.93344411404583" calcext:value-type="float">
            <text:p>2.93344411404583</text:p>
          </table:table-cell>
          <table:table-cell table:formula="of:=[.J74]/[.H74]" office:value-type="float" office:value="1.63853419625678" calcext:value-type="float">
            <text:p>1.63853419625678</text:p>
          </table:table-cell>
          <table:table-cell table:formula="of:=[.K74]/[.H74]" office:value-type="float" office:value="2.74462130488018" calcext:value-type="float">
            <text:p>2.74462130488018</text:p>
          </table:table-cell>
          <table:table-cell table:formula="of:=[.L74]/[.H74]" office:value-type="float" office:value="2.55661477464871" calcext:value-type="float">
            <text:p>2.55661477464871</text:p>
          </table:table-cell>
          <table:table-cell/>
          <table:table-cell table:formula="of:=[.A74]" office:value-type="string" office:string-value="correlation" calcext:value-type="string">
            <text:p>correlation</text:p>
          </table:table-cell>
          <table:table-cell table:formula="of:=[.C74]/[.B74]" office:value-type="float" office:value="10.8501679261125" calcext:value-type="float">
            <text:p>10.8501679261125</text:p>
          </table:table-cell>
          <table:table-cell table:formula="of:=[.D74]/[.B74]" office:value-type="float" office:value="1.14596977329975" calcext:value-type="float">
            <text:p>1.14596977329975</text:p>
          </table:table-cell>
          <table:table-cell table:formula="of:=[.E74]/[.B74]" office:value-type="float" office:value="1.32376154492024" calcext:value-type="float">
            <text:p>1.32376154492024</text:p>
          </table:table-cell>
          <table:table-cell table:formula="of:=[.F74]/[.B74]" office:value-type="float" office:value="1.35235096557515" calcext:value-type="float">
            <text:p>1.35235096557515</text:p>
          </table:table-cell>
          <table:table-cell table:formula="of:=[.G74]/[.B74]" office:value-type="float" office:value="1.01297229219144" calcext:value-type="float">
            <text:p>1.01297229219144</text:p>
          </table:table-cell>
          <table:table-cell table:formula="of:=[.H74]/[.B74]" office:value-type="float" office:value="2.88010075566751" calcext:value-type="float">
            <text:p>2.88010075566751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3764" calcext:value-type="float">
            <text:p>0.023764</text:p>
          </table:table-cell>
          <table:table-cell office:value-type="float" office:value="0.221612" calcext:value-type="float">
            <text:p>0.221612</text:p>
          </table:table-cell>
          <table:table-cell office:value-type="float" office:value="0.026946" calcext:value-type="float">
            <text:p>0.026946</text:p>
          </table:table-cell>
          <table:table-cell office:value-type="float" office:value="0.033203" calcext:value-type="float">
            <text:p>0.033203</text:p>
          </table:table-cell>
          <table:table-cell office:value-type="float" office:value="0.032102" calcext:value-type="float">
            <text:p>0.032102</text:p>
          </table:table-cell>
          <table:table-cell office:value-type="float" office:value="0.025061" calcext:value-type="float">
            <text:p>0.025061</text:p>
          </table:table-cell>
          <table:table-cell office:value-type="float" office:value="0.072963" calcext:value-type="float">
            <text:p>0.072963</text:p>
          </table:table-cell>
          <table:table-cell office:value-type="float" office:value="0.165247" calcext:value-type="float">
            <text:p>0.165247</text:p>
          </table:table-cell>
          <table:table-cell office:value-type="float" office:value="0.114012" calcext:value-type="float">
            <text:p>0.114012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0.183947" calcext:value-type="float">
            <text:p>0.183947</text:p>
          </table:table-cell>
          <table:table-cell office:value-type="float" office:value="0.281739" calcext:value-type="float">
            <text:p>0.281739</text:p>
          </table:table-cell>
          <table:table-cell office:value-type="float" office:value="0.388672" calcext:value-type="float">
            <text:p>0.388672</text:p>
          </table:table-cell>
          <table:table-cell/>
          <table:table-cell table:formula="of:=[.A75]" office:value-type="string" office:string-value="covariance" calcext:value-type="string">
            <text:p>covariance</text:p>
          </table:table-cell>
          <table:table-cell table:formula="of:=[.I75]/[.H75]" office:value-type="float" office:value="2.26480544933734" calcext:value-type="float">
            <text:p>2.26480544933734</text:p>
          </table:table-cell>
          <table:table-cell table:formula="of:=[.J75]/[.H75]" office:value-type="float" office:value="1.56260022203034" calcext:value-type="float">
            <text:p>1.56260022203034</text:p>
          </table:table-cell>
          <table:table-cell table:formula="of:=[.K75]/[.H75]" office:value-type="float" office:value="2.64572454531749" calcext:value-type="float">
            <text:p>2.64572454531749</text:p>
          </table:table-cell>
          <table:table-cell table:formula="of:=[.L75]/[.H75]" office:value-type="float" office:value="2.52109973548237" calcext:value-type="float">
            <text:p>2.52109973548237</text:p>
          </table:table-cell>
          <table:table-cell/>
          <table:table-cell table:formula="of:=[.A75]" office:value-type="string" office:string-value="covariance" calcext:value-type="string">
            <text:p>covariance</text:p>
          </table:table-cell>
          <table:table-cell table:formula="of:=[.C75]/[.B75]" office:value-type="float" office:value="9.32553442181451" calcext:value-type="float">
            <text:p>9.32553442181451</text:p>
          </table:table-cell>
          <table:table-cell table:formula="of:=[.D75]/[.B75]" office:value-type="float" office:value="1.13390001683218" calcext:value-type="float">
            <text:p>1.13390001683218</text:p>
          </table:table-cell>
          <table:table-cell table:formula="of:=[.E75]/[.B75]" office:value-type="float" office:value="1.39719744150816" calcext:value-type="float">
            <text:p>1.39719744150816</text:p>
          </table:table-cell>
          <table:table-cell table:formula="of:=[.F75]/[.B75]" office:value-type="float" office:value="1.35086685743141" calcext:value-type="float">
            <text:p>1.35086685743141</text:p>
          </table:table-cell>
          <table:table-cell table:formula="of:=[.G75]/[.B75]" office:value-type="float" office:value="1.05457835381249" calcext:value-type="float">
            <text:p>1.05457835381249</text:p>
          </table:table-cell>
          <table:table-cell table:formula="of:=[.H75]/[.B75]" office:value-type="float" office:value="3.07031644504292" calcext:value-type="float">
            <text:p>3.07031644504292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3545" calcext:value-type="float">
            <text:p>0.023545</text:p>
          </table:table-cell>
          <table:table-cell office:value-type="float" office:value="0.258851" calcext:value-type="float">
            <text:p>0.258851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036832" calcext:value-type="float">
            <text:p>0.036832</text:p>
          </table:table-cell>
          <table:table-cell office:value-type="float" office:value="0.034799" calcext:value-type="float">
            <text:p>0.034799</text:p>
          </table:table-cell>
          <table:table-cell office:value-type="float" office:value="0.026566" calcext:value-type="float">
            <text:p>0.026566</text:p>
          </table:table-cell>
          <table:table-cell office:value-type="float" office:value="0.087849" calcext:value-type="float">
            <text:p>0.087849</text:p>
          </table:table-cell>
          <table:table-cell office:value-type="float" office:value="0.20023" calcext:value-type="float">
            <text:p>0.20023</text:p>
          </table:table-cell>
          <table:table-cell office:value-type="float" office:value="0.127495" calcext:value-type="float">
            <text:p>0.127495</text:p>
          </table:table-cell>
          <table:table-cell office:value-type="float" office:value="0.208939" calcext:value-type="float">
            <text:p>0.208939</text:p>
          </table:table-cell>
          <table:table-cell office:value-type="float" office:value="0.202724" calcext:value-type="float">
            <text:p>0.202724</text:p>
          </table:table-cell>
          <table:table-cell office:value-type="float" office:value="0.262365" calcext:value-type="float">
            <text:p>0.262365</text:p>
          </table:table-cell>
          <table:table-cell office:value-type="float" office:value="0.33686" calcext:value-type="float">
            <text:p>0.33686</text:p>
          </table:table-cell>
          <table:table-cell/>
          <table:table-cell table:formula="of:=[.A76]" office:value-type="string" office:string-value="symm" calcext:value-type="string">
            <text:p>symm</text:p>
          </table:table-cell>
          <table:table-cell table:formula="of:=[.I76]/[.H76]" office:value-type="float" office:value="2.27925189814341" calcext:value-type="float">
            <text:p>2.27925189814341</text:p>
          </table:table-cell>
          <table:table-cell table:formula="of:=[.J76]/[.H76]" office:value-type="float" office:value="1.45129711209006" calcext:value-type="float">
            <text:p>1.45129711209006</text:p>
          </table:table-cell>
          <table:table-cell table:formula="of:=[.K76]/[.H76]" office:value-type="float" office:value="2.37838791562795" calcext:value-type="float">
            <text:p>2.37838791562795</text:p>
          </table:table-cell>
          <table:table-cell table:formula="of:=[.L76]/[.H76]" office:value-type="float" office:value="2.30764152124668" calcext:value-type="float">
            <text:p>2.30764152124668</text:p>
          </table:table-cell>
          <table:table-cell/>
          <table:table-cell table:formula="of:=[.A76]" office:value-type="string" office:string-value="symm" calcext:value-type="string">
            <text:p>symm</text:p>
          </table:table-cell>
          <table:table-cell table:formula="of:=[.C76]/[.B76]" office:value-type="float" office:value="10.9938840518157" calcext:value-type="float">
            <text:p>10.9938840518157</text:p>
          </table:table-cell>
          <table:table-cell table:formula="of:=[.D76]/[.B76]" office:value-type="float" office:value="1.19350180505415" calcext:value-type="float">
            <text:p>1.19350180505415</text:p>
          </table:table-cell>
          <table:table-cell table:formula="of:=[.E76]/[.B76]" office:value-type="float" office:value="1.56432363559142" calcext:value-type="float">
            <text:p>1.56432363559142</text:p>
          </table:table-cell>
          <table:table-cell table:formula="of:=[.F76]/[.B76]" office:value-type="float" office:value="1.47797833935018" calcext:value-type="float">
            <text:p>1.47797833935018</text:p>
          </table:table-cell>
          <table:table-cell table:formula="of:=[.G76]/[.B76]" office:value-type="float" office:value="1.12830749628371" calcext:value-type="float">
            <text:p>1.12830749628371</text:p>
          </table:table-cell>
          <table:table-cell table:formula="of:=[.H76]/[.B76]" office:value-type="float" office:value="3.73111063920153" calcext:value-type="float">
            <text:p>3.73111063920153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312578" calcext:value-type="float">
            <text:p>0.312578</text:p>
          </table:table-cell>
          <table:table-cell office:value-type="float" office:value="0.029291" calcext:value-type="float">
            <text:p>0.029291</text:p>
          </table:table-cell>
          <table:table-cell office:value-type="float" office:value="0.044289" calcext:value-type="float">
            <text:p>0.044289</text:p>
          </table:table-cell>
          <table:table-cell office:value-type="float" office:value="0.037974" calcext:value-type="float">
            <text:p>0.037974</text:p>
          </table:table-cell>
          <table:table-cell office:value-type="float" office:value="0.029989" calcext:value-type="float">
            <text:p>0.029989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228118" calcext:value-type="float">
            <text:p>0.228118</text:p>
          </table:table-cell>
          <table:table-cell office:value-type="float" office:value="0.158462" calcext:value-type="float">
            <text:p>0.158462</text:p>
          </table:table-cell>
          <table:table-cell office:value-type="float" office:value="0.254427" calcext:value-type="float">
            <text:p>0.254427</text:p>
          </table:table-cell>
          <table:table-cell office:value-type="float" office:value="0.296171" calcext:value-type="float">
            <text:p>0.296171</text:p>
          </table:table-cell>
          <table:table-cell office:value-type="float" office:value="0.331044" calcext:value-type="float">
            <text:p>0.331044</text:p>
          </table:table-cell>
          <table:table-cell office:value-type="float" office:value="0.437556" calcext:value-type="float">
            <text:p>0.437556</text:p>
          </table:table-cell>
          <table:table-cell/>
          <table:table-cell table:formula="of:=[.A77]" office:value-type="string" office:string-value="syr2k" calcext:value-type="string">
            <text:p>syr2k</text:p>
          </table:table-cell>
          <table:table-cell table:formula="of:=[.I77]/[.H77]" office:value-type="float" office:value="2.15017013375058" calcext:value-type="float">
            <text:p>2.15017013375058</text:p>
          </table:table-cell>
          <table:table-cell table:formula="of:=[.J77]/[.H77]" office:value-type="float" office:value="1.4936140932955" calcext:value-type="float">
            <text:p>1.4936140932955</text:p>
          </table:table-cell>
          <table:table-cell table:formula="of:=[.K77]/[.H77]" office:value-type="float" office:value="2.39815067912115" calcext:value-type="float">
            <text:p>2.39815067912115</text:p>
          </table:table-cell>
          <table:table-cell table:formula="of:=[.L77]/[.H77]" office:value-type="float" office:value="2.79161678904357" calcext:value-type="float">
            <text:p>2.79161678904357</text:p>
          </table:table-cell>
          <table:table-cell/>
          <table:table-cell table:formula="of:=[.A77]" office:value-type="string" office:string-value="syr2k" calcext:value-type="string">
            <text:p>syr2k</text:p>
          </table:table-cell>
          <table:table-cell table:formula="of:=[.C77]/[.B77]" office:value-type="float" office:value="12.7095226478003" calcext:value-type="float">
            <text:p>12.7095226478003</text:p>
          </table:table-cell>
          <table:table-cell table:formula="of:=[.D77]/[.B77]" office:value-type="float" office:value="1.19098154021306" calcext:value-type="float">
            <text:p>1.19098154021306</text:p>
          </table:table-cell>
          <table:table-cell table:formula="of:=[.E77]/[.B77]" office:value-type="float" office:value="1.80080507440839" calcext:value-type="float">
            <text:p>1.80080507440839</text:p>
          </table:table-cell>
          <table:table-cell table:formula="of:=[.F77]/[.B77]" office:value-type="float" office:value="1.54403513051964" calcext:value-type="float">
            <text:p>1.54403513051964</text:p>
          </table:table-cell>
          <table:table-cell table:formula="of:=[.G77]/[.B77]" office:value-type="float" office:value="1.21936244612507" calcext:value-type="float">
            <text:p>1.21936244612507</text:p>
          </table:table-cell>
          <table:table-cell table:formula="of:=[.H77]/[.B77]" office:value-type="float" office:value="4.31377571765471" calcext:value-type="float">
            <text:p>4.3137757176547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0.315501" calcext:value-type="float">
            <text:p>0.315501</text:p>
          </table:table-cell>
          <table:table-cell office:value-type="float" office:value="0.028147" calcext:value-type="float">
            <text:p>0.028147</text:p>
          </table:table-cell>
          <table:table-cell office:value-type="float" office:value="0.042047" calcext:value-type="float">
            <text:p>0.042047</text:p>
          </table:table-cell>
          <table:table-cell office:value-type="float" office:value="0.035988" calcext:value-type="float">
            <text:p>0.035988</text:p>
          </table:table-cell>
          <table:table-cell office:value-type="float" office:value="0.026591" calcext:value-type="float">
            <text:p>0.026591</text:p>
          </table:table-cell>
          <table:table-cell office:value-type="float" office:value="0.105961" calcext:value-type="float">
            <text:p>0.105961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0.158337" calcext:value-type="float">
            <text:p>0.158337</text:p>
          </table:table-cell>
          <table:table-cell office:value-type="float" office:value="0.280505" calcext:value-type="float">
            <text:p>0.280505</text:p>
          </table:table-cell>
          <table:table-cell office:value-type="float" office:value="0.271864" calcext:value-type="float">
            <text:p>0.271864</text:p>
          </table:table-cell>
          <table:table-cell office:value-type="float" office:value="0.400112" calcext:value-type="float">
            <text:p>0.400112</text:p>
          </table:table-cell>
          <table:table-cell office:value-type="float" office:value="0.510129" calcext:value-type="float">
            <text:p>0.510129</text:p>
          </table:table-cell>
          <table:table-cell/>
          <table:table-cell table:formula="of:=[.A78]" office:value-type="string" office:string-value="gemm" calcext:value-type="string">
            <text:p>gemm</text:p>
          </table:table-cell>
          <table:table-cell table:formula="of:=[.I78]/[.H78]" office:value-type="float" office:value="2.3848585800436" calcext:value-type="float">
            <text:p>2.3848585800436</text:p>
          </table:table-cell>
          <table:table-cell table:formula="of:=[.J78]/[.H78]" office:value-type="float" office:value="1.49429507082795" calcext:value-type="float">
            <text:p>1.49429507082795</text:p>
          </table:table-cell>
          <table:table-cell table:formula="of:=[.K78]/[.H78]" office:value-type="float" office:value="2.64724757221997" calcext:value-type="float">
            <text:p>2.64724757221997</text:p>
          </table:table-cell>
          <table:table-cell table:formula="of:=[.L78]/[.H78]" office:value-type="float" office:value="2.56569870046527" calcext:value-type="float">
            <text:p>2.56569870046527</text:p>
          </table:table-cell>
          <table:table-cell/>
          <table:table-cell table:formula="of:=[.A78]" office:value-type="string" office:string-value="gemm" calcext:value-type="string">
            <text:p>gemm</text:p>
          </table:table-cell>
          <table:table-cell table:formula="of:=[.C78]/[.B78]" office:value-type="float" office:value="12.9915997529339" calcext:value-type="float">
            <text:p>12.9915997529339</text:p>
          </table:table-cell>
          <table:table-cell table:formula="of:=[.D78]/[.B78]" office:value-type="float" office:value="1.15902820671196" calcext:value-type="float">
            <text:p>1.15902820671196</text:p>
          </table:table-cell>
          <table:table-cell table:formula="of:=[.E78]/[.B78]" office:value-type="float" office:value="1.7313979822936" calcext:value-type="float">
            <text:p>1.7313979822936</text:p>
          </table:table-cell>
          <table:table-cell table:formula="of:=[.F78]/[.B78]" office:value-type="float" office:value="1.48190240889438" calcext:value-type="float">
            <text:p>1.48190240889438</text:p>
          </table:table-cell>
          <table:table-cell table:formula="of:=[.G78]/[.B78]" office:value-type="float" office:value="1.09495573399218" calcext:value-type="float">
            <text:p>1.09495573399218</text:p>
          </table:table-cell>
          <table:table-cell table:formula="of:=[.H78]/[.B78]" office:value-type="float" office:value="4.36322833024501" calcext:value-type="float">
            <text:p>4.36322833024501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8422" calcext:value-type="float">
            <text:p>0.028422</text:p>
          </table:table-cell>
          <table:table-cell office:value-type="float" office:value="0.421141" calcext:value-type="float">
            <text:p>0.421141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044208" calcext:value-type="float">
            <text:p>0.044208</text:p>
          </table:table-cell>
          <table:table-cell office:value-type="float" office:value="0.042999" calcext:value-type="float">
            <text:p>0.042999</text:p>
          </table:table-cell>
          <table:table-cell office:value-type="float" office:value="0.032578" calcext:value-type="float">
            <text:p>0.032578</text:p>
          </table:table-cell>
          <table:table-cell office:value-type="float" office:value="0.11782" calcext:value-type="float">
            <text:p>0.11782</text:p>
          </table:table-cell>
          <table:table-cell office:value-type="float" office:value="0.317989" calcext:value-type="float">
            <text:p>0.317989</text:p>
          </table:table-cell>
          <table:table-cell office:value-type="float" office:value="0.185563" calcext:value-type="float">
            <text:p>0.185563</text:p>
          </table:table-cell>
          <table:table-cell office:value-type="float" office:value="0.311828" calcext:value-type="float">
            <text:p>0.311828</text:p>
          </table:table-cell>
          <table:table-cell office:value-type="float" office:value="0.332274" calcext:value-type="float">
            <text:p>0.332274</text:p>
          </table:table-cell>
          <table:table-cell office:value-type="float" office:value="0.445601" calcext:value-type="float">
            <text:p>0.445601</text:p>
          </table:table-cell>
          <table:table-cell office:value-type="float" office:value="0.593351" calcext:value-type="float">
            <text:p>0.593351</text:p>
          </table:table-cell>
          <table:table-cell/>
          <table:table-cell table:formula="of:=[.A79]" office:value-type="string" office:string-value="gramschmidt" calcext:value-type="string">
            <text:p>gramschmidt</text:p>
          </table:table-cell>
          <table:table-cell table:formula="of:=[.I79]/[.H79]" office:value-type="float" office:value="2.69893905958241" calcext:value-type="float">
            <text:p>2.69893905958241</text:p>
          </table:table-cell>
          <table:table-cell table:formula="of:=[.J79]/[.H79]" office:value-type="float" office:value="1.57497029366831" calcext:value-type="float">
            <text:p>1.57497029366831</text:p>
          </table:table-cell>
          <table:table-cell table:formula="of:=[.K79]/[.H79]" office:value-type="float" office:value="2.64664742828043" calcext:value-type="float">
            <text:p>2.64664742828043</text:p>
          </table:table-cell>
          <table:table-cell table:formula="of:=[.L79]/[.H79]" office:value-type="float" office:value="2.82018333050416" calcext:value-type="float">
            <text:p>2.82018333050416</text:p>
          </table:table-cell>
          <table:table-cell/>
          <table:table-cell table:formula="of:=[.A79]" office:value-type="string" office:string-value="gramschmidt" calcext:value-type="string">
            <text:p>gramschmidt</text:p>
          </table:table-cell>
          <table:table-cell table:formula="of:=[.C79]/[.B79]" office:value-type="float" office:value="14.8174301597354" calcext:value-type="float">
            <text:p>14.8174301597354</text:p>
          </table:table-cell>
          <table:table-cell table:formula="of:=[.D79]/[.B79]" office:value-type="float" office:value="1.13257335866582" calcext:value-type="float">
            <text:p>1.13257335866582</text:p>
          </table:table-cell>
          <table:table-cell table:formula="of:=[.E79]/[.B79]" office:value-type="float" office:value="1.55541481950602" calcext:value-type="float">
            <text:p>1.55541481950602</text:p>
          </table:table-cell>
          <table:table-cell table:formula="of:=[.F79]/[.B79]" office:value-type="float" office:value="1.51287734853283" calcext:value-type="float">
            <text:p>1.51287734853283</text:p>
          </table:table-cell>
          <table:table-cell table:formula="of:=[.G79]/[.B79]" office:value-type="float" office:value="1.14622475547111" calcext:value-type="float">
            <text:p>1.14622475547111</text:p>
          </table:table-cell>
          <table:table-cell table:formula="of:=[.H79]/[.B79]" office:value-type="float" office:value="4.14538033917388" calcext:value-type="float">
            <text:p>4.14538033917388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470936" calcext:value-type="float">
            <text:p>0.470936</text:p>
          </table:table-cell>
          <table:table-cell office:value-type="float" office:value="0.032948" calcext:value-type="float">
            <text:p>0.032948</text:p>
          </table:table-cell>
          <table:table-cell office:value-type="float" office:value="0.053501" calcext:value-type="float">
            <text:p>0.053501</text:p>
          </table:table-cell>
          <table:table-cell office:value-type="float" office:value="0.047349" calcext:value-type="float">
            <text:p>0.047349</text:p>
          </table:table-cell>
          <table:table-cell office:value-type="float" office:value="0.034371" calcext:value-type="float">
            <text:p>0.034371</text:p>
          </table:table-cell>
          <table:table-cell office:value-type="float" office:value="0.12201" calcext:value-type="float">
            <text:p>0.12201</text:p>
          </table:table-cell>
          <table:table-cell office:value-type="float" office:value="0.384328" calcext:value-type="float">
            <text:p>0.384328</text:p>
          </table:table-cell>
          <table:table-cell office:value-type="float" office:value="0.205199" calcext:value-type="float">
            <text:p>0.205199</text:p>
          </table:table-cell>
          <table:table-cell office:value-type="float" office:value="0.327185" calcext:value-type="float">
            <text:p>0.327185</text:p>
          </table:table-cell>
          <table:table-cell office:value-type="float" office:value="0.397299" calcext:value-type="float">
            <text:p>0.397299</text:p>
          </table:table-cell>
          <table:table-cell office:value-type="float" office:value="0.514935" calcext:value-type="float">
            <text:p>0.514935</text:p>
          </table:table-cell>
          <table:table-cell office:value-type="float" office:value="0.716337" calcext:value-type="float">
            <text:p>0.716337</text:p>
          </table:table-cell>
          <table:table-cell/>
          <table:table-cell table:formula="of:=[.A80]" office:value-type="string" office:string-value="2mm" calcext:value-type="string">
            <text:p>2mm</text:p>
          </table:table-cell>
          <table:table-cell table:formula="of:=[.I80]/[.H80]" office:value-type="float" office:value="3.14997131382674" calcext:value-type="float">
            <text:p>3.14997131382674</text:p>
          </table:table-cell>
          <table:table-cell table:formula="of:=[.J80]/[.H80]" office:value-type="float" office:value="1.68182116219982" calcext:value-type="float">
            <text:p>1.68182116219982</text:p>
          </table:table-cell>
          <table:table-cell table:formula="of:=[.K80]/[.H80]" office:value-type="float" office:value="2.68162445701172" calcext:value-type="float">
            <text:p>2.68162445701172</text:p>
          </table:table-cell>
          <table:table-cell table:formula="of:=[.L80]/[.H80]" office:value-type="float" office:value="3.25628227194492" calcext:value-type="float">
            <text:p>3.25628227194492</text:p>
          </table:table-cell>
          <table:table-cell/>
          <table:table-cell table:formula="of:=[.A80]" office:value-type="string" office:string-value="2mm" calcext:value-type="string">
            <text:p>2mm</text:p>
          </table:table-cell>
          <table:table-cell table:formula="of:=[.C80]/[.B80]" office:value-type="float" office:value="15.8724637681159" calcext:value-type="float">
            <text:p>15.8724637681159</text:p>
          </table:table-cell>
          <table:table-cell table:formula="of:=[.D80]/[.B80]" office:value-type="float" office:value="1.11048196831817" calcext:value-type="float">
            <text:p>1.11048196831817</text:p>
          </table:table-cell>
          <table:table-cell table:formula="of:=[.E80]/[.B80]" office:value-type="float" office:value="1.80320188742838" calcext:value-type="float">
            <text:p>1.80320188742838</text:p>
          </table:table-cell>
          <table:table-cell table:formula="of:=[.F80]/[.B80]" office:value-type="float" office:value="1.5958543983822" calcext:value-type="float">
            <text:p>1.5958543983822</text:p>
          </table:table-cell>
          <table:table-cell table:formula="of:=[.G80]/[.B80]" office:value-type="float" office:value="1.15844287158746" calcext:value-type="float">
            <text:p>1.15844287158746</text:p>
          </table:table-cell>
          <table:table-cell table:formula="of:=[.H80]/[.B80]" office:value-type="float" office:value="4.11223458038423" calcext:value-type="float">
            <text:p>4.11223458038423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2324" calcext:value-type="float">
            <text:p>0.032324</text:p>
          </table:table-cell>
          <table:table-cell office:value-type="float" office:value="0.027817" calcext:value-type="float">
            <text:p>0.027817</text:p>
          </table:table-cell>
          <table:table-cell office:value-type="float" office:value="0.037121" calcext:value-type="float">
            <text:p>0.037121</text:p>
          </table:table-cell>
          <table:table-cell office:value-type="float" office:value="0.109321" calcext:value-type="float">
            <text:p>0.109321</text:p>
          </table:table-cell>
          <table:table-cell office:value-type="float" office:value="0.057733" calcext:value-type="float">
            <text:p>0.057733</text:p>
          </table:table-cell>
          <table:table-cell office:value-type="float" office:value="0.048331" calcext:value-type="float">
            <text:p>0.048331</text:p>
          </table:table-cell>
          <table:table-cell office:value-type="float" office:value="0.189651" calcext:value-type="float">
            <text:p>0.189651</text:p>
          </table:table-cell>
          <table:table-cell office:value-type="float" office:value="0.430772" calcext:value-type="float">
            <text:p>0.430772</text:p>
          </table:table-cell>
          <table:table-cell office:value-type="float" office:value="0.271895" calcext:value-type="float">
            <text:p>0.271895</text:p>
          </table:table-cell>
          <table:table-cell office:value-type="float" office:value="0.497372" calcext:value-type="float">
            <text:p>0.497372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0.775679" calcext:value-type="float">
            <text:p>0.775679</text:p>
          </table:table-cell>
          <table:table-cell office:value-type="float" office:value="1.012035" calcext:value-type="float">
            <text:p>1.012035</text:p>
          </table:table-cell>
          <table:table-cell/>
          <table:table-cell table:formula="of:=[.A81]" office:value-type="string" office:string-value="nussinov" calcext:value-type="string">
            <text:p>nussinov</text:p>
          </table:table-cell>
          <table:table-cell table:formula="of:=[.I81]/[.H81]" office:value-type="float" office:value="2.27139324337863" calcext:value-type="float">
            <text:p>2.27139324337863</text:p>
          </table:table-cell>
          <table:table-cell table:formula="of:=[.J81]/[.H81]" office:value-type="float" office:value="1.43365972233207" calcext:value-type="float">
            <text:p>1.43365972233207</text:p>
          </table:table-cell>
          <table:table-cell table:formula="of:=[.K81]/[.H81]" office:value-type="float" office:value="2.62256460551223" calcext:value-type="float">
            <text:p>2.62256460551223</text:p>
          </table:table-cell>
          <table:table-cell table:formula="of:=[.L81]/[.H81]" office:value-type="float" office:value="2.56119925547453" calcext:value-type="float">
            <text:p>2.56119925547453</text:p>
          </table:table-cell>
          <table:table-cell/>
          <table:table-cell table:formula="of:=[.A81]" office:value-type="string" office:string-value="nussinov" calcext:value-type="string">
            <text:p>nussinov</text:p>
          </table:table-cell>
          <table:table-cell table:formula="of:=[.C81]/[.B81]" office:value-type="float" office:value="0.860567999010023" calcext:value-type="float">
            <text:p>0.860567999010023</text:p>
          </table:table-cell>
          <table:table-cell table:formula="of:=[.D81]/[.B81]" office:value-type="float" office:value="1.14840366291301" calcext:value-type="float">
            <text:p>1.14840366291301</text:p>
          </table:table-cell>
          <table:table-cell table:formula="of:=[.E81]/[.B81]" office:value-type="float" office:value="3.38203811409479" calcext:value-type="float">
            <text:p>3.38203811409479</text:p>
          </table:table-cell>
          <table:table-cell table:formula="of:=[.F81]/[.B81]" office:value-type="float" office:value="1.78607226828363" calcext:value-type="float">
            <text:p>1.78607226828363</text:p>
          </table:table-cell>
          <table:table-cell table:formula="of:=[.G81]/[.B81]" office:value-type="float" office:value="1.49520480138597" calcext:value-type="float">
            <text:p>1.49520480138597</text:p>
          </table:table-cell>
          <table:table-cell table:formula="of:=[.H81]/[.B81]" office:value-type="float" office:value="5.86718846677391" calcext:value-type="float">
            <text:p>5.8671884667739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388" calcext:value-type="float">
            <text:p>0.071388</text:p>
          </table:table-cell>
          <table:table-cell office:value-type="float" office:value="0.741926" calcext:value-type="float">
            <text:p>0.741926</text:p>
          </table:table-cell>
          <table:table-cell office:value-type="float" office:value="0.071798" calcext:value-type="float">
            <text:p>0.071798</text:p>
          </table:table-cell>
          <table:table-cell office:value-type="float" office:value="0.090004" calcext:value-type="float">
            <text:p>0.090004</text:p>
          </table:table-cell>
          <table:table-cell office:value-type="float" office:value="0.087256" calcext:value-type="float">
            <text:p>0.087256</text:p>
          </table:table-cell>
          <table:table-cell office:value-type="float" office:value="0.076494" calcext:value-type="float">
            <text:p>0.076494</text:p>
          </table:table-cell>
          <table:table-cell office:value-type="float" office:value="0.228267" calcext:value-type="float">
            <text:p>0.228267</text:p>
          </table:table-cell>
          <table:table-cell office:value-type="float" office:value="0.588761" calcext:value-type="float">
            <text:p>0.588761</text:p>
          </table:table-cell>
          <table:table-cell office:value-type="float" office:value="0.357734" calcext:value-type="float">
            <text:p>0.357734</text:p>
          </table:table-cell>
          <table:table-cell office:value-type="float" office:value="0.571105" calcext:value-type="float">
            <text:p>0.571105</text:p>
          </table:table-cell>
          <table:table-cell office:value-type="float" office:value="0.83868" calcext:value-type="float">
            <text:p>0.83868</text:p>
          </table:table-cell>
          <table:table-cell office:value-type="float" office:value="0.831353" calcext:value-type="float">
            <text:p>0.831353</text:p>
          </table:table-cell>
          <table:table-cell office:value-type="float" office:value="1.215086" calcext:value-type="float">
            <text:p>1.215086</text:p>
          </table:table-cell>
          <table:table-cell/>
          <table:table-cell table:formula="of:=[.A82]" office:value-type="string" office:string-value="adi" calcext:value-type="string">
            <text:p>adi</text:p>
          </table:table-cell>
          <table:table-cell table:formula="of:=[.I82]/[.H82]" office:value-type="float" office:value="2.57926463308319" calcext:value-type="float">
            <text:p>2.57926463308319</text:p>
          </table:table-cell>
          <table:table-cell table:formula="of:=[.J82]/[.H82]" office:value-type="float" office:value="1.56717352924426" calcext:value-type="float">
            <text:p>1.56717352924426</text:p>
          </table:table-cell>
          <table:table-cell table:formula="of:=[.K82]/[.H82]" office:value-type="float" office:value="2.50191661519186" calcext:value-type="float">
            <text:p>2.50191661519186</text:p>
          </table:table-cell>
          <table:table-cell table:formula="of:=[.L82]/[.H82]" office:value-type="float" office:value="3.67411846653261" calcext:value-type="float">
            <text:p>3.67411846653261</text:p>
          </table:table-cell>
          <table:table-cell/>
          <table:table-cell table:formula="of:=[.A82]" office:value-type="string" office:string-value="adi" calcext:value-type="string">
            <text:p>adi</text:p>
          </table:table-cell>
          <table:table-cell table:formula="of:=[.C82]/[.B82]" office:value-type="float" office:value="10.3928671485404" calcext:value-type="float">
            <text:p>10.3928671485404</text:p>
          </table:table-cell>
          <table:table-cell table:formula="of:=[.D82]/[.B82]" office:value-type="float" office:value="1.00574326217291" calcext:value-type="float">
            <text:p>1.00574326217291</text:p>
          </table:table-cell>
          <table:table-cell table:formula="of:=[.E82]/[.B82]" office:value-type="float" office:value="1.26077211856334" calcext:value-type="float">
            <text:p>1.26077211856334</text:p>
          </table:table-cell>
          <table:table-cell table:formula="of:=[.F82]/[.B82]" office:value-type="float" office:value="1.2222782540483" calcext:value-type="float">
            <text:p>1.2222782540483</text:p>
          </table:table-cell>
          <table:table-cell table:formula="of:=[.G82]/[.B82]" office:value-type="float" office:value="1.07152462598756" calcext:value-type="float">
            <text:p>1.07152462598756</text:p>
          </table:table-cell>
          <table:table-cell table:formula="of:=[.H82]/[.B82]" office:value-type="float" office:value="3.19755421079173" calcext:value-type="float">
            <text:p>3.1975542107917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845488" calcext:value-type="float">
            <text:p>0.845488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0.090991" calcext:value-type="float">
            <text:p>0.090991</text:p>
          </table:table-cell>
          <table:table-cell office:value-type="float" office:value="0.066092" calcext:value-type="float">
            <text:p>0.066092</text:p>
          </table:table-cell>
          <table:table-cell office:value-type="float" office:value="0.051988" calcext:value-type="float">
            <text:p>0.051988</text:p>
          </table:table-cell>
          <table:table-cell office:value-type="float" office:value="0.203351" calcext:value-type="float">
            <text:p>0.203351</text:p>
          </table:table-cell>
          <table:table-cell office:value-type="float" office:value="0.660161" calcext:value-type="float">
            <text:p>0.660161</text:p>
          </table:table-cell>
          <table:table-cell office:value-type="float" office:value="0.349593" calcext:value-type="float">
            <text:p>0.349593</text:p>
          </table:table-cell>
          <table:table-cell office:value-type="float" office:value="0.574011" calcext:value-type="float">
            <text:p>0.574011</text:p>
          </table:table-cell>
          <table:table-cell office:value-type="float" office:value="0.609877" calcext:value-type="float">
            <text:p>0.609877</text:p>
          </table:table-cell>
          <table:table-cell office:value-type="float" office:value="0.902614" calcext:value-type="float">
            <text:p>0.902614</text:p>
          </table:table-cell>
          <table:table-cell office:value-type="float" office:value="1.260519" calcext:value-type="float">
            <text:p>1.260519</text:p>
          </table:table-cell>
          <table:table-cell/>
          <table:table-cell table:formula="of:=[.A83]" office:value-type="string" office:string-value="3mm" calcext:value-type="string">
            <text:p>3mm</text:p>
          </table:table-cell>
          <table:table-cell table:formula="of:=[.I83]/[.H83]" office:value-type="float" office:value="3.24641137737213" calcext:value-type="float">
            <text:p>3.24641137737213</text:p>
          </table:table-cell>
          <table:table-cell table:formula="of:=[.J83]/[.H83]" office:value-type="float" office:value="1.71916046638571" calcext:value-type="float">
            <text:p>1.71916046638571</text:p>
          </table:table-cell>
          <table:table-cell table:formula="of:=[.K83]/[.H83]" office:value-type="float" office:value="2.82275966186544" calcext:value-type="float">
            <text:p>2.82275966186544</text:p>
          </table:table-cell>
          <table:table-cell table:formula="of:=[.L83]/[.H83]" office:value-type="float" office:value="2.99913450142856" calcext:value-type="float">
            <text:p>2.99913450142856</text:p>
          </table:table-cell>
          <table:table-cell/>
          <table:table-cell table:formula="of:=[.A83]" office:value-type="string" office:string-value="3mm" calcext:value-type="string">
            <text:p>3mm</text:p>
          </table:table-cell>
          <table:table-cell table:formula="of:=[.C83]/[.B83]" office:value-type="float" office:value="22.4744284954811" calcext:value-type="float">
            <text:p>22.4744284954811</text:p>
          </table:table-cell>
          <table:table-cell table:formula="of:=[.D83]/[.B83]" office:value-type="float" office:value="1.10765550239234" calcext:value-type="float">
            <text:p>1.10765550239234</text:p>
          </table:table-cell>
          <table:table-cell table:formula="of:=[.E83]/[.B83]" office:value-type="float" office:value="2.41868686868687" calcext:value-type="float">
            <text:p>2.41868686868687</text:p>
          </table:table-cell>
          <table:table-cell table:formula="of:=[.F83]/[.B83]" office:value-type="float" office:value="1.75683147262095" calcext:value-type="float">
            <text:p>1.75683147262095</text:p>
          </table:table-cell>
          <table:table-cell table:formula="of:=[.G83]/[.B83]" office:value-type="float" office:value="1.3819245082403" calcext:value-type="float">
            <text:p>1.3819245082403</text:p>
          </table:table-cell>
          <table:table-cell table:formula="of:=[.H83]/[.B83]" office:value-type="float" office:value="5.40539606592238" calcext:value-type="float">
            <text:p>5.40539606592238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9838" calcext:value-type="float">
            <text:p>0.029838</text:p>
          </table:table-cell>
          <table:table-cell office:value-type="float" office:value="0.026228" calcext:value-type="float">
            <text:p>0.026228</text:p>
          </table:table-cell>
          <table:table-cell office:value-type="float" office:value="0.036901" calcext:value-type="float">
            <text:p>0.036901</text:p>
          </table:table-cell>
          <table:table-cell office:value-type="float" office:value="0.074986" calcext:value-type="float">
            <text:p>0.074986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042195" calcext:value-type="float">
            <text:p>0.042195</text:p>
          </table:table-cell>
          <table:table-cell office:value-type="float" office:value="0.204593" calcext:value-type="float">
            <text:p>0.204593</text:p>
          </table:table-cell>
          <table:table-cell office:value-type="float" office:value="0.541797" calcext:value-type="float">
            <text:p>0.541797</text:p>
          </table:table-cell>
          <table:table-cell office:value-type="float" office:value="0.310245" calcext:value-type="float">
            <text:p>0.310245</text:p>
          </table:table-cell>
          <table:table-cell office:value-type="float" office:value="0.60143" calcext:value-type="float">
            <text:p>0.60143</text:p>
          </table:table-cell>
          <table:table-cell office:value-type="float" office:value="0.540724" calcext:value-type="float">
            <text:p>0.540724</text:p>
          </table:table-cell>
          <table:table-cell office:value-type="float" office:value="0.724921" calcext:value-type="float">
            <text:p>0.724921</text:p>
          </table:table-cell>
          <table:table-cell office:value-type="float" office:value="0.961777" calcext:value-type="float">
            <text:p>0.961777</text:p>
          </table:table-cell>
          <table:table-cell/>
          <table:table-cell table:formula="of:=[.A84]" office:value-type="string" office:string-value="fdtd-2d" calcext:value-type="string">
            <text:p>fdtd-2d</text:p>
          </table:table-cell>
          <table:table-cell table:formula="of:=[.I84]/[.H84]" office:value-type="float" office:value="2.6481697809798" calcext:value-type="float">
            <text:p>2.6481697809798</text:p>
          </table:table-cell>
          <table:table-cell table:formula="of:=[.J84]/[.H84]" office:value-type="float" office:value="1.51640085437918" calcext:value-type="float">
            <text:p>1.51640085437918</text:p>
          </table:table-cell>
          <table:table-cell table:formula="of:=[.K84]/[.H84]" office:value-type="float" office:value="2.93964114119251" calcext:value-type="float">
            <text:p>2.93964114119251</text:p>
          </table:table-cell>
          <table:table-cell table:formula="of:=[.L84]/[.H84]" office:value-type="float" office:value="2.64292522227056" calcext:value-type="float">
            <text:p>2.64292522227056</text:p>
          </table:table-cell>
          <table:table-cell/>
          <table:table-cell table:formula="of:=[.A84]" office:value-type="string" office:string-value="fdtd-2d" calcext:value-type="string">
            <text:p>fdtd-2d</text:p>
          </table:table-cell>
          <table:table-cell table:formula="of:=[.C84]/[.B84]" office:value-type="float" office:value="0.879013338695623" calcext:value-type="float">
            <text:p>0.879013338695623</text:p>
          </table:table-cell>
          <table:table-cell table:formula="of:=[.D84]/[.B84]" office:value-type="float" office:value="1.23671157584288" calcext:value-type="float">
            <text:p>1.23671157584288</text:p>
          </table:table-cell>
          <table:table-cell table:formula="of:=[.E84]/[.B84]" office:value-type="float" office:value="2.51310409544876" calcext:value-type="float">
            <text:p>2.51310409544876</text:p>
          </table:table-cell>
          <table:table-cell table:formula="of:=[.F84]/[.B84]" office:value-type="float" office:value="1.91534285139755" calcext:value-type="float">
            <text:p>1.91534285139755</text:p>
          </table:table-cell>
          <table:table-cell table:formula="of:=[.G84]/[.B84]" office:value-type="float" office:value="1.41413633621556" calcext:value-type="float">
            <text:p>1.41413633621556</text:p>
          </table:table-cell>
          <table:table-cell table:formula="of:=[.H84]/[.B84]" office:value-type="float" office:value="6.85679335076078" calcext:value-type="float">
            <text:p>6.85679335076078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1257" calcext:value-type="float">
            <text:p>0.031257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40181" calcext:value-type="float">
            <text:p>0.040181</text:p>
          </table:table-cell>
          <table:table-cell office:value-type="float" office:value="0.095569" calcext:value-type="float">
            <text:p>0.095569</text:p>
          </table:table-cell>
          <table:table-cell office:value-type="float" office:value="0.063857" calcext:value-type="float">
            <text:p>0.063857</text:p>
          </table:table-cell>
          <table:table-cell office:value-type="float" office:value="0.055004" calcext:value-type="float">
            <text:p>0.055004</text:p>
          </table:table-cell>
          <table:table-cell office:value-type="float" office:value="0.244652" calcext:value-type="float">
            <text:p>0.244652</text:p>
          </table:table-cell>
          <table:table-cell office:value-type="float" office:value="0.606453" calcext:value-type="float">
            <text:p>0.606453</text:p>
          </table:table-cell>
          <table:table-cell office:value-type="float" office:value="0.382052" calcext:value-type="float">
            <text:p>0.382052</text:p>
          </table:table-cell>
          <table:table-cell office:value-type="float" office:value="0.703829" calcext:value-type="float">
            <text:p>0.703829</text:p>
          </table:table-cell>
          <table:table-cell office:value-type="float" office:value="0.658642" calcext:value-type="float">
            <text:p>0.658642</text:p>
          </table:table-cell>
          <table:table-cell office:value-type="float" office:value="1.036467" calcext:value-type="float">
            <text:p>1.036467</text:p>
          </table:table-cell>
          <table:table-cell office:value-type="float" office:value="1.301755" calcext:value-type="float">
            <text:p>1.301755</text:p>
          </table:table-cell>
          <table:table-cell/>
          <table:table-cell table:formula="of:=[.A85]" office:value-type="string" office:string-value="jacobi-2d" calcext:value-type="string">
            <text:p>jacobi-2d</text:p>
          </table:table-cell>
          <table:table-cell table:formula="of:=[.I85]/[.H85]" office:value-type="float" office:value="2.47883933096807" calcext:value-type="float">
            <text:p>2.47883933096807</text:p>
          </table:table-cell>
          <table:table-cell table:formula="of:=[.J85]/[.H85]" office:value-type="float" office:value="1.56161404770858" calcext:value-type="float">
            <text:p>1.56161404770858</text:p>
          </table:table-cell>
          <table:table-cell table:formula="of:=[.K85]/[.H85]" office:value-type="float" office:value="2.876857740791" calcext:value-type="float">
            <text:p>2.876857740791</text:p>
          </table:table-cell>
          <table:table-cell table:formula="of:=[.L85]/[.H85]" office:value-type="float" office:value="2.6921586580122" calcext:value-type="float">
            <text:p>2.6921586580122</text:p>
          </table:table-cell>
          <table:table-cell/>
          <table:table-cell table:formula="of:=[.A85]" office:value-type="string" office:string-value="jacobi-2d" calcext:value-type="string">
            <text:p>jacobi-2d</text:p>
          </table:table-cell>
          <table:table-cell table:formula="of:=[.C85]/[.B85]" office:value-type="float" office:value="0.920593786991714" calcext:value-type="float">
            <text:p>0.920593786991714</text:p>
          </table:table-cell>
          <table:table-cell table:formula="of:=[.D85]/[.B85]" office:value-type="float" office:value="1.28550404709345" calcext:value-type="float">
            <text:p>1.28550404709345</text:p>
          </table:table-cell>
          <table:table-cell table:formula="of:=[.E85]/[.B85]" office:value-type="float" office:value="3.05752311482228" calcext:value-type="float">
            <text:p>3.05752311482228</text:p>
          </table:table-cell>
          <table:table-cell table:formula="of:=[.F85]/[.B85]" office:value-type="float" office:value="2.04296637553188" calcext:value-type="float">
            <text:p>2.04296637553188</text:p>
          </table:table-cell>
          <table:table-cell table:formula="of:=[.G85]/[.B85]" office:value-type="float" office:value="1.7597338196244" calcext:value-type="float">
            <text:p>1.7597338196244</text:p>
          </table:table-cell>
          <table:table-cell table:formula="of:=[.H85]/[.B85]" office:value-type="float" office:value="7.82711072719711" calcext:value-type="float">
            <text:p>7.8271107271971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3029" calcext:value-type="float">
            <text:p>0.153029</text:p>
          </table:table-cell>
          <table:table-cell office:value-type="float" office:value="1.054891" calcext:value-type="float">
            <text:p>1.054891</text:p>
          </table:table-cell>
          <table:table-cell office:value-type="float" office:value="0.152065" calcext:value-type="float">
            <text:p>0.152065</text:p>
          </table:table-cell>
          <table:table-cell office:value-type="float" office:value="0.200269" calcext:value-type="float">
            <text:p>0.200269</text:p>
          </table:table-cell>
          <table:table-cell office:value-type="float" office:value="0.16526" calcext:value-type="float">
            <text:p>0.16526</text:p>
          </table:table-cell>
          <table:table-cell office:value-type="float" office:value="0.164593" calcext:value-type="float">
            <text:p>0.164593</text:p>
          </table:table-cell>
          <table:table-cell office:value-type="float" office:value="0.349776" calcext:value-type="float">
            <text:p>0.349776</text:p>
          </table:table-cell>
          <table:table-cell office:value-type="float" office:value="0.780782" calcext:value-type="float">
            <text:p>0.780782</text:p>
          </table:table-cell>
          <table:table-cell office:value-type="float" office:value="0.563995" calcext:value-type="float">
            <text:p>0.563995</text:p>
          </table:table-cell>
          <table:table-cell office:value-type="float" office:value="0.883117" calcext:value-type="float">
            <text:p>0.883117</text:p>
          </table:table-cell>
          <table:table-cell office:value-type="float" office:value="1.003137" calcext:value-type="float">
            <text:p>1.003137</text:p>
          </table:table-cell>
          <table:table-cell office:value-type="float" office:value="1.156322" calcext:value-type="float">
            <text:p>1.156322</text:p>
          </table:table-cell>
          <table:table-cell office:value-type="float" office:value="1.626267" calcext:value-type="float">
            <text:p>1.626267</text:p>
          </table:table-cell>
          <table:table-cell/>
          <table:table-cell table:formula="of:=[.A86]" office:value-type="string" office:string-value="seidel-2d" calcext:value-type="string">
            <text:p>seidel-2d</text:p>
          </table:table-cell>
          <table:table-cell table:formula="of:=[.I86]/[.H86]" office:value-type="float" office:value="2.23223434426604" calcext:value-type="float">
            <text:p>2.23223434426604</text:p>
          </table:table-cell>
          <table:table-cell table:formula="of:=[.J86]/[.H86]" office:value-type="float" office:value="1.61244625131513" calcext:value-type="float">
            <text:p>1.61244625131513</text:p>
          </table:table-cell>
          <table:table-cell table:formula="of:=[.K86]/[.H86]" office:value-type="float" office:value="2.52480730524679" calcext:value-type="float">
            <text:p>2.52480730524679</text:p>
          </table:table-cell>
          <table:table-cell table:formula="of:=[.L86]/[.H86]" office:value-type="float" office:value="2.86794119665157" calcext:value-type="float">
            <text:p>2.86794119665157</text:p>
          </table:table-cell>
          <table:table-cell/>
          <table:table-cell table:formula="of:=[.A86]" office:value-type="string" office:string-value="seidel-2d" calcext:value-type="string">
            <text:p>seidel-2d</text:p>
          </table:table-cell>
          <table:table-cell table:formula="of:=[.C86]/[.B86]" office:value-type="float" office:value="6.8934058250397" calcext:value-type="float">
            <text:p>6.8934058250397</text:p>
          </table:table-cell>
          <table:table-cell table:formula="of:=[.D86]/[.B86]" office:value-type="float" office:value="0.993700540420443" calcext:value-type="float">
            <text:p>0.993700540420443</text:p>
          </table:table-cell>
          <table:table-cell table:formula="of:=[.E86]/[.B86]" office:value-type="float" office:value="1.30869965823471" calcext:value-type="float">
            <text:p>1.30869965823471</text:p>
          </table:table-cell>
          <table:table-cell table:formula="of:=[.F86]/[.B86]" office:value-type="float" office:value="1.0799260270929" calcext:value-type="float">
            <text:p>1.0799260270929</text:p>
          </table:table-cell>
          <table:table-cell table:formula="of:=[.G86]/[.B86]" office:value-type="float" office:value="1.07556737611825" calcext:value-type="float">
            <text:p>1.07556737611825</text:p>
          </table:table-cell>
          <table:table-cell table:formula="of:=[.H86]/[.B86]" office:value-type="float" office:value="2.28568441275837" calcext:value-type="float">
            <text:p>2.28568441275837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38734" calcext:value-type="float">
            <text:p>0.038734</text:p>
          </table:table-cell>
          <table:table-cell office:value-type="float" office:value="1.095103" calcext:value-type="float">
            <text:p>1.095103</text:p>
          </table:table-cell>
          <table:table-cell office:value-type="float" office:value="0.046249" calcext:value-type="float">
            <text:p>0.046249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0.086313" calcext:value-type="float">
            <text:p>0.086313</text:p>
          </table:table-cell>
          <table:table-cell office:value-type="float" office:value="0.073748" calcext:value-type="float">
            <text:p>0.073748</text:p>
          </table:table-cell>
          <table:table-cell office:value-type="float" office:value="0.363499" calcext:value-type="float">
            <text:p>0.363499</text:p>
          </table:table-cell>
          <table:table-cell office:value-type="float" office:value="0.909662" calcext:value-type="float">
            <text:p>0.909662</text:p>
          </table:table-cell>
          <table:table-cell office:value-type="float" office:value="0.573692" calcext:value-type="float">
            <text:p>0.573692</text:p>
          </table:table-cell>
          <table:table-cell office:value-type="float" office:value="1.008587" calcext:value-type="float">
            <text:p>1.008587</text:p>
          </table:table-cell>
          <table:table-cell office:value-type="float" office:value="1.098052" calcext:value-type="float">
            <text:p>1.098052</text:p>
          </table:table-cell>
          <table:table-cell office:value-type="float" office:value="1.454881" calcext:value-type="float">
            <text:p>1.454881</text:p>
          </table:table-cell>
          <table:table-cell office:value-type="float" office:value="1.994592" calcext:value-type="float">
            <text:p>1.994592</text:p>
          </table:table-cell>
          <table:table-cell/>
          <table:table-cell table:formula="of:=[.A87]" office:value-type="string" office:string-value="heat-3d" calcext:value-type="string">
            <text:p>heat-3d</text:p>
          </table:table-cell>
          <table:table-cell table:formula="of:=[.I87]/[.H87]" office:value-type="float" office:value="2.50251582535303" calcext:value-type="float">
            <text:p>2.50251582535303</text:p>
          </table:table-cell>
          <table:table-cell table:formula="of:=[.J87]/[.H87]" office:value-type="float" office:value="1.57824918362912" calcext:value-type="float">
            <text:p>1.57824918362912</text:p>
          </table:table-cell>
          <table:table-cell table:formula="of:=[.K87]/[.H87]" office:value-type="float" office:value="2.77466237871356" calcext:value-type="float">
            <text:p>2.77466237871356</text:p>
          </table:table-cell>
          <table:table-cell table:formula="of:=[.L87]/[.H87]" office:value-type="float" office:value="3.02078410119423" calcext:value-type="float">
            <text:p>3.02078410119423</text:p>
          </table:table-cell>
          <table:table-cell/>
          <table:table-cell table:formula="of:=[.A87]" office:value-type="string" office:string-value="heat-3d" calcext:value-type="string">
            <text:p>heat-3d</text:p>
          </table:table-cell>
          <table:table-cell table:formula="of:=[.C87]/[.B87]" office:value-type="float" office:value="28.272396344297" calcext:value-type="float">
            <text:p>28.272396344297</text:p>
          </table:table-cell>
          <table:table-cell table:formula="of:=[.D87]/[.B87]" office:value-type="float" office:value="1.1940155935354" calcext:value-type="float">
            <text:p>1.1940155935354</text:p>
          </table:table-cell>
          <table:table-cell table:formula="of:=[.E87]/[.B87]" office:value-type="float" office:value="3.61119429958176" calcext:value-type="float">
            <text:p>3.61119429958176</text:p>
          </table:table-cell>
          <table:table-cell table:formula="of:=[.F87]/[.B87]" office:value-type="float" office:value="2.22835235193887" calcext:value-type="float">
            <text:p>2.22835235193887</text:p>
          </table:table-cell>
          <table:table-cell table:formula="of:=[.G87]/[.B87]" office:value-type="float" office:value="1.90396034491661" calcext:value-type="float">
            <text:p>1.90396034491661</text:p>
          </table:table-cell>
          <table:table-cell table:formula="of:=[.H87]/[.B87]" office:value-type="float" office:value="9.38449424278412" calcext:value-type="float">
            <text:p>9.38449424278412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78381" calcext:value-type="float">
            <text:p>0.078381</text:p>
          </table:table-cell>
          <table:table-cell office:value-type="float" office:value="2.627002" calcext:value-type="float">
            <text:p>2.627002</text:p>
          </table:table-cell>
          <table:table-cell office:value-type="float" office:value="0.088429" calcext:value-type="float">
            <text:p>0.088429</text:p>
          </table:table-cell>
          <table:table-cell office:value-type="float" office:value="0.247731" calcext:value-type="float">
            <text:p>0.247731</text:p>
          </table:table-cell>
          <table:table-cell office:value-type="float" office:value="0.177398" calcext:value-type="float">
            <text:p>0.177398</text:p>
          </table:table-cell>
          <table:table-cell office:value-type="float" office:value="0.143761" calcext:value-type="float">
            <text:p>0.143761</text:p>
          </table:table-cell>
          <table:table-cell office:value-type="float" office:value="0.77362" calcext:value-type="float">
            <text:p>0.77362</text:p>
          </table:table-cell>
          <table:table-cell office:value-type="float" office:value="2.123464" calcext:value-type="float">
            <text:p>2.123464</text:p>
          </table:table-cell>
          <table:table-cell office:value-type="float" office:value="1.203153" calcext:value-type="float">
            <text:p>1.203153</text:p>
          </table:table-cell>
          <table:table-cell office:value-type="float" office:value="2.018272" calcext:value-type="float">
            <text:p>2.018272</text:p>
          </table:table-cell>
          <table:table-cell office:value-type="float" office:value="1.892637" calcext:value-type="float">
            <text:p>1.892637</text:p>
          </table:table-cell>
          <table:table-cell office:value-type="float" office:value="2.865606" calcext:value-type="float">
            <text:p>2.865606</text:p>
          </table:table-cell>
          <table:table-cell office:value-type="float" office:value="3.781402" calcext:value-type="float">
            <text:p>3.781402</text:p>
          </table:table-cell>
          <table:table-cell/>
          <table:table-cell table:formula="of:=[.A88]" office:value-type="string" office:string-value="cholesky" calcext:value-type="string">
            <text:p>cholesky</text:p>
          </table:table-cell>
          <table:table-cell table:formula="of:=[.I88]/[.H88]" office:value-type="float" office:value="2.74484113647527" calcext:value-type="float">
            <text:p>2.74484113647527</text:p>
          </table:table-cell>
          <table:table-cell table:formula="of:=[.J88]/[.H88]" office:value-type="float" office:value="1.5552247873633" calcext:value-type="float">
            <text:p>1.5552247873633</text:p>
          </table:table-cell>
          <table:table-cell table:formula="of:=[.K88]/[.H88]" office:value-type="float" office:value="2.60886740260076" calcext:value-type="float">
            <text:p>2.60886740260076</text:p>
          </table:table-cell>
          <table:table-cell table:formula="of:=[.L88]/[.H88]" office:value-type="float" office:value="2.44646855045113" calcext:value-type="float">
            <text:p>2.44646855045113</text:p>
          </table:table-cell>
          <table:table-cell/>
          <table:table-cell table:formula="of:=[.A88]" office:value-type="string" office:string-value="cholesky" calcext:value-type="string">
            <text:p>cholesky</text:p>
          </table:table-cell>
          <table:table-cell table:formula="of:=[.C88]/[.B88]" office:value-type="float" office:value="33.5158010232072" calcext:value-type="float">
            <text:p>33.5158010232072</text:p>
          </table:table-cell>
          <table:table-cell table:formula="of:=[.D88]/[.B88]" office:value-type="float" office:value="1.12819433281025" calcext:value-type="float">
            <text:p>1.12819433281025</text:p>
          </table:table-cell>
          <table:table-cell table:formula="of:=[.E88]/[.B88]" office:value-type="float" office:value="3.16060014544341" calcext:value-type="float">
            <text:p>3.16060014544341</text:p>
          </table:table-cell>
          <table:table-cell table:formula="of:=[.F88]/[.B88]" office:value-type="float" office:value="2.26327809035353" calcext:value-type="float">
            <text:p>2.26327809035353</text:p>
          </table:table-cell>
          <table:table-cell table:formula="of:=[.G88]/[.B88]" office:value-type="float" office:value="1.83413072045521" calcext:value-type="float">
            <text:p>1.83413072045521</text:p>
          </table:table-cell>
          <table:table-cell table:formula="of:=[.H88]/[.B88]" office:value-type="float" office:value="9.86999400364885" calcext:value-type="float">
            <text:p>9.86999400364885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88084" calcext:value-type="float">
            <text:p>0.088084</text:p>
          </table:table-cell>
          <table:table-cell office:value-type="float" office:value="2.853365" calcext:value-type="float">
            <text:p>2.853365</text:p>
          </table:table-cell>
          <table:table-cell office:value-type="float" office:value="0.09874" calcext:value-type="float">
            <text:p>0.09874</text:p>
          </table:table-cell>
          <table:table-cell office:value-type="float" office:value="0.256041" calcext:value-type="float">
            <text:p>0.256041</text:p>
          </table:table-cell>
          <table:table-cell office:value-type="float" office:value="0.186396" calcext:value-type="float">
            <text:p>0.186396</text:p>
          </table:table-cell>
          <table:table-cell office:value-type="float" office:value="0.156899" calcext:value-type="float">
            <text:p>0.156899</text:p>
          </table:table-cell>
          <table:table-cell office:value-type="float" office:value="0.893945" calcext:value-type="float">
            <text:p>0.893945</text:p>
          </table:table-cell>
          <table:table-cell office:value-type="float" office:value="2.313342" calcext:value-type="float">
            <text:p>2.313342</text:p>
          </table:table-cell>
          <table:table-cell office:value-type="float" office:value="1.362328" calcext:value-type="float">
            <text:p>1.362328</text:p>
          </table:table-cell>
          <table:table-cell office:value-type="float" office:value="2.211485" calcext:value-type="float">
            <text:p>2.211485</text:p>
          </table:table-cell>
          <table:table-cell office:value-type="float" office:value="2.106852" calcext:value-type="float">
            <text:p>2.106852</text:p>
          </table:table-cell>
          <table:table-cell office:value-type="float" office:value="3.132261" calcext:value-type="float">
            <text:p>3.132261</text:p>
          </table:table-cell>
          <table:table-cell office:value-type="float" office:value="4.09186" calcext:value-type="float">
            <text:p>4.09186</text:p>
          </table:table-cell>
          <table:table-cell/>
          <table:table-cell table:formula="of:=[.A89]" office:value-type="string" office:string-value="ludcmp" calcext:value-type="string">
            <text:p>ludcmp</text:p>
          </table:table-cell>
          <table:table-cell table:formula="of:=[.I89]/[.H89]" office:value-type="float" office:value="2.58779007657071" calcext:value-type="float">
            <text:p>2.58779007657071</text:p>
          </table:table-cell>
          <table:table-cell table:formula="of:=[.J89]/[.H89]" office:value-type="float" office:value="1.52395057861502" calcext:value-type="float">
            <text:p>1.52395057861502</text:p>
          </table:table-cell>
          <table:table-cell table:formula="of:=[.K89]/[.H89]" office:value-type="float" office:value="2.47384906230249" calcext:value-type="float">
            <text:p>2.47384906230249</text:p>
          </table:table-cell>
          <table:table-cell table:formula="of:=[.L89]/[.H89]" office:value-type="float" office:value="2.35680271157622" calcext:value-type="float">
            <text:p>2.35680271157622</text:p>
          </table:table-cell>
          <table:table-cell/>
          <table:table-cell table:formula="of:=[.A89]" office:value-type="string" office:string-value="ludcmp" calcext:value-type="string">
            <text:p>ludcmp</text:p>
          </table:table-cell>
          <table:table-cell table:formula="of:=[.C89]/[.B89]" office:value-type="float" office:value="32.3936810317424" calcext:value-type="float">
            <text:p>32.3936810317424</text:p>
          </table:table-cell>
          <table:table-cell table:formula="of:=[.D89]/[.B89]" office:value-type="float" office:value="1.12097543254167" calcext:value-type="float">
            <text:p>1.12097543254167</text:p>
          </table:table-cell>
          <table:table-cell table:formula="of:=[.E89]/[.B89]" office:value-type="float" office:value="2.90678216248127" calcext:value-type="float">
            <text:p>2.90678216248127</text:p>
          </table:table-cell>
          <table:table-cell table:formula="of:=[.F89]/[.B89]" office:value-type="float" office:value="2.1161164343127" calcext:value-type="float">
            <text:p>2.1161164343127</text:p>
          </table:table-cell>
          <table:table-cell table:formula="of:=[.G89]/[.B89]" office:value-type="float" office:value="1.78124290450025" calcext:value-type="float">
            <text:p>1.78124290450025</text:p>
          </table:table-cell>
          <table:table-cell table:formula="of:=[.H89]/[.B89]" office:value-type="float" office:value="10.148778438763" calcext:value-type="float">
            <text:p>10.14877843876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88218" calcext:value-type="float">
            <text:p>0.088218</text:p>
          </table:table-cell>
          <table:table-cell office:value-type="float" office:value="3.059078" calcext:value-type="float">
            <text:p>3.059078</text:p>
          </table:table-cell>
          <table:table-cell office:value-type="float" office:value="0.100314" calcext:value-type="float">
            <text:p>0.100314</text:p>
          </table:table-cell>
          <table:table-cell office:value-type="float" office:value="0.28463" calcext:value-type="float">
            <text:p>0.28463</text:p>
          </table:table-cell>
          <table:table-cell office:value-type="float" office:value="0.200286" calcext:value-type="float">
            <text:p>0.200286</text:p>
          </table:table-cell>
          <table:table-cell office:value-type="float" office:value="0.166335" calcext:value-type="float">
            <text:p>0.166335</text:p>
          </table:table-cell>
          <table:table-cell office:value-type="float" office:value="0.876272" calcext:value-type="float">
            <text:p>0.876272</text:p>
          </table:table-cell>
          <table:table-cell office:value-type="float" office:value="2.482642" calcext:value-type="float">
            <text:p>2.482642</text:p>
          </table:table-cell>
          <table:table-cell office:value-type="float" office:value="1.371252" calcext:value-type="float">
            <text:p>1.371252</text:p>
          </table:table-cell>
          <table:table-cell office:value-type="float" office:value="2.297972" calcext:value-type="float">
            <text:p>2.297972</text:p>
          </table:table-cell>
          <table:table-cell office:value-type="float" office:value="2.193613" calcext:value-type="float">
            <text:p>2.193613</text:p>
          </table:table-cell>
          <table:table-cell office:value-type="float" office:value="3.359714" calcext:value-type="float">
            <text:p>3.359714</text:p>
          </table:table-cell>
          <table:table-cell office:value-type="float" office:value="4.41093" calcext:value-type="float">
            <text:p>4.41093</text:p>
          </table:table-cell>
          <table:table-cell/>
          <table:table-cell table:formula="of:=[.A90]" office:value-type="string" office:string-value="lu" calcext:value-type="string">
            <text:p>lu</text:p>
          </table:table-cell>
          <table:table-cell table:formula="of:=[.I90]/[.H90]" office:value-type="float" office:value="2.83318649916921" calcext:value-type="float">
            <text:p>2.83318649916921</text:p>
          </table:table-cell>
          <table:table-cell table:formula="of:=[.J90]/[.H90]" office:value-type="float" office:value="1.5648702685924" calcext:value-type="float">
            <text:p>1.5648702685924</text:p>
          </table:table-cell>
          <table:table-cell table:formula="of:=[.K90]/[.H90]" office:value-type="float" office:value="2.62244143371008" calcext:value-type="float">
            <text:p>2.62244143371008</text:p>
          </table:table-cell>
          <table:table-cell table:formula="of:=[.L90]/[.H90]" office:value-type="float" office:value="2.50334713422316" calcext:value-type="float">
            <text:p>2.50334713422316</text:p>
          </table:table-cell>
          <table:table-cell/>
          <table:table-cell table:formula="of:=[.A90]" office:value-type="string" office:string-value="lu" calcext:value-type="string">
            <text:p>lu</text:p>
          </table:table-cell>
          <table:table-cell table:formula="of:=[.C90]/[.B90]" office:value-type="float" office:value="34.6763472307239" calcext:value-type="float">
            <text:p>34.6763472307239</text:p>
          </table:table-cell>
          <table:table-cell table:formula="of:=[.D90]/[.B90]" office:value-type="float" office:value="1.13711487451541" calcext:value-type="float">
            <text:p>1.13711487451541</text:p>
          </table:table-cell>
          <table:table-cell table:formula="of:=[.E90]/[.B90]" office:value-type="float" office:value="3.22643904872022" calcext:value-type="float">
            <text:p>3.22643904872022</text:p>
          </table:table-cell>
          <table:table-cell table:formula="of:=[.F90]/[.B90]" office:value-type="float" office:value="2.27035298918588" calcext:value-type="float">
            <text:p>2.27035298918588</text:p>
          </table:table-cell>
          <table:table-cell table:formula="of:=[.G90]/[.B90]" office:value-type="float" office:value="1.88549955791335" calcext:value-type="float">
            <text:p>1.88549955791335</text:p>
          </table:table-cell>
          <table:table-cell table:formula="of:=[.H90]/[.B90]" office:value-type="float" office:value="9.9330295404566" calcext:value-type="float">
            <text:p>9.9330295404566</text:p>
          </table:table-cell>
        </table:table-row>
        <table:table-row table:style-name="ro1" table:number-rows-repeated="33">
          <table:table-cell table:number-columns-repeated="28"/>
        </table:table-row>
        <table:table-row table:style-name="ro1">
          <table:table-cell office:value-type="string" calcext:value-type="string">
            <text:p>Default configs</text:p>
          </table:table-cell>
          <table:table-cell table:number-columns-repeated="6"/>
          <table:table-cell office:value-type="string" calcext:value-type="string">
            <text:p>Normalized to v8-turbofan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string" calcext:value-type="string">
            <text:p>v8-def</text:p>
          </table:table-cell>
          <table:table-cell office:value-type="string" calcext:value-type="string">
            <text:p>sm-def</text:p>
          </table:table-cell>
          <table:table-cell office:value-type="string" calcext:value-type="string">
            <text:p>jsc-def</text:p>
          </table:table-cell>
          <table:table-cell office:value-type="string" calcext:value-type="string">
            <text:p>wasm3</text:p>
          </table:table-cell>
          <table:table-cell table:number-columns-repeated="2"/>
          <table:table-cell table:formula="of:=[.C125]" office:value-type="string" office:string-value="v8-def" calcext:value-type="string">
            <text:p>v8-def</text:p>
          </table:table-cell>
          <table:table-cell table:formula="of:=[.D125]" office:value-type="string" office:string-value="sm-def" calcext:value-type="string">
            <text:p>sm-def</text:p>
          </table:table-cell>
          <table:table-cell table:formula="of:=[.E125]" office:value-type="string" office:string-value="jsc-def" calcext:value-type="string">
            <text:p>jsc-def</text:p>
          </table:table-cell>
          <table:table-cell table:formula="of:=[.F125]" office:value-type="string" office:string-value="wasm3" calcext:value-type="string">
            <text:p>wasm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6571" calcext:value-type="float">
            <text:p>0.016571</text:p>
          </table:table-cell>
          <table:table-cell office:value-type="float" office:value="0.013424" calcext:value-type="float">
            <text:p>0.013424</text:p>
          </table:table-cell>
          <table:table-cell office:value-type="float" office:value="0.018841" calcext:value-type="float">
            <text:p>0.018841</text:p>
          </table:table-cell>
          <table:table-cell office:value-type="float" office:value="0.018062" calcext:value-type="float">
            <text:p>0.018062</text:p>
          </table:table-cell>
          <table:table-cell office:value-type="float" office:value="0.007197" calcext:value-type="float">
            <text:p>0.007197</text:p>
          </table:table-cell>
          <table:table-cell/>
          <table:table-cell table:formula="of:=[.A126]" office:value-type="string" office:string-value="bicg" calcext:value-type="string">
            <text:p>bicg</text:p>
          </table:table-cell>
          <table:table-cell table:formula="of:=[.C126]/[.B126]" office:value-type="float" office:value="0.81008991611852" calcext:value-type="float">
            <text:p>0.81008991611852</text:p>
          </table:table-cell>
          <table:table-cell table:formula="of:=[.D126]/[.B126]" office:value-type="float" office:value="1.13698630136986" calcext:value-type="float">
            <text:p>1.13698630136986</text:p>
          </table:table-cell>
          <table:table-cell table:formula="of:=[.E126]/[.B126]" office:value-type="float" office:value="1.08997646490858" calcext:value-type="float">
            <text:p>1.08997646490858</text:p>
          </table:table-cell>
          <table:table-cell table:formula="of:=[.F126]/[.B126]" office:value-type="float" office:value="0.434312956369561" calcext:value-type="float">
            <text:p>0.4343129563695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6617" calcext:value-type="float">
            <text:p>0.016617</text:p>
          </table:table-cell>
          <table:table-cell office:value-type="float" office:value="0.013577" calcext:value-type="float">
            <text:p>0.013577</text:p>
          </table:table-cell>
          <table:table-cell office:value-type="float" office:value="0.018779" calcext:value-type="float">
            <text:p>0.018779</text:p>
          </table:table-cell>
          <table:table-cell office:value-type="float" office:value="0.008258" calcext:value-type="float">
            <text:p>0.008258</text:p>
          </table:table-cell>
          <table:table-cell office:value-type="float" office:value="0.007252" calcext:value-type="float">
            <text:p>0.007252</text:p>
          </table:table-cell>
          <table:table-cell/>
          <table:table-cell table:formula="of:=[.A127]" office:value-type="string" office:string-value="mvt" calcext:value-type="string">
            <text:p>mvt</text:p>
          </table:table-cell>
          <table:table-cell table:formula="of:=[.C127]/[.B127]" office:value-type="float" office:value="0.817054823373653" calcext:value-type="float">
            <text:p>0.817054823373653</text:p>
          </table:table-cell>
          <table:table-cell table:formula="of:=[.D127]/[.B127]" office:value-type="float" office:value="1.13010772100861" calcext:value-type="float">
            <text:p>1.13010772100861</text:p>
          </table:table-cell>
          <table:table-cell table:formula="of:=[.E127]/[.B127]" office:value-type="float" office:value="0.496960943611964" calcext:value-type="float">
            <text:p>0.496960943611964</text:p>
          </table:table-cell>
          <table:table-cell table:formula="of:=[.F127]/[.B127]" office:value-type="float" office:value="0.436420533188903" calcext:value-type="float">
            <text:p>0.4364205331889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19018" calcext:value-type="float">
            <text:p>0.019018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07344" calcext:value-type="float">
            <text:p>0.007344</text:p>
          </table:table-cell>
          <table:table-cell/>
          <table:table-cell table:formula="of:=[.A128]" office:value-type="string" office:string-value="atax" calcext:value-type="string">
            <text:p>atax</text:p>
          </table:table-cell>
          <table:table-cell table:formula="of:=[.C128]/[.B128]" office:value-type="float" office:value="0.799734827939493" calcext:value-type="float">
            <text:p>0.799734827939493</text:p>
          </table:table-cell>
          <table:table-cell table:formula="of:=[.D128]/[.B128]" office:value-type="float" office:value="1.14614596516603" calcext:value-type="float">
            <text:p>1.14614596516603</text:p>
          </table:table-cell>
          <table:table-cell table:formula="of:=[.E128]/[.B128]" office:value-type="float" office:value="1.22220213342976" calcext:value-type="float">
            <text:p>1.22220213342976</text:p>
          </table:table-cell>
          <table:table-cell table:formula="of:=[.F128]/[.B128]" office:value-type="float" office:value="0.442596275537877" calcext:value-type="float">
            <text:p>0.4425962755378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0.014098" calcext:value-type="float">
            <text:p>0.014098</text:p>
          </table:table-cell>
          <table:table-cell office:value-type="float" office:value="0.019321" calcext:value-type="float">
            <text:p>0.019321</text:p>
          </table:table-cell>
          <table:table-cell office:value-type="float" office:value="0.009369" calcext:value-type="float">
            <text:p>0.009369</text:p>
          </table:table-cell>
          <table:table-cell office:value-type="float" office:value="0.009553" calcext:value-type="float">
            <text:p>0.009553</text:p>
          </table:table-cell>
          <table:table-cell/>
          <table:table-cell table:formula="of:=[.A129]" office:value-type="string" office:string-value="gemver" calcext:value-type="string">
            <text:p>gemver</text:p>
          </table:table-cell>
          <table:table-cell table:formula="of:=[.C129]/[.B129]" office:value-type="float" office:value="0.84137025543089" calcext:value-type="float">
            <text:p>0.84137025543089</text:p>
          </table:table-cell>
          <table:table-cell table:formula="of:=[.D129]/[.B129]" office:value-type="float" office:value="1.15307949391263" calcext:value-type="float">
            <text:p>1.15307949391263</text:p>
          </table:table-cell>
          <table:table-cell table:formula="of:=[.E129]/[.B129]" office:value-type="float" office:value="0.559142993554548" calcext:value-type="float">
            <text:p>0.559142993554548</text:p>
          </table:table-cell>
          <table:table-cell table:formula="of:=[.F129]/[.B129]" office:value-type="float" office:value="0.570124134638338" calcext:value-type="float">
            <text:p>0.5701241346383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3597" calcext:value-type="float">
            <text:p>0.023597</text:p>
          </table:table-cell>
          <table:table-cell office:value-type="float" office:value="0.136661" calcext:value-type="float">
            <text:p>0.136661</text:p>
          </table:table-cell>
          <table:table-cell office:value-type="float" office:value="0.042696" calcext:value-type="float">
            <text:p>0.042696</text:p>
          </table:table-cell>
          <table:table-cell/>
          <table:table-cell table:formula="of:=[.A130]" office:value-type="string" office:string-value="trmm" calcext:value-type="string">
            <text:p>trmm</text:p>
          </table:table-cell>
          <table:table-cell table:formula="of:=[.C130]/[.B130]" office:value-type="float" office:value="1.03360932830337" calcext:value-type="float">
            <text:p>1.03360932830337</text:p>
          </table:table-cell>
          <table:table-cell table:formula="of:=[.D130]/[.B130]" office:value-type="float" office:value="1.15609230316986" calcext:value-type="float">
            <text:p>1.15609230316986</text:p>
          </table:table-cell>
          <table:table-cell table:formula="of:=[.E130]/[.B130]" office:value-type="float" office:value="6.69545833129195" calcext:value-type="float">
            <text:p>6.69545833129195</text:p>
          </table:table-cell>
          <table:table-cell table:formula="of:=[.F130]/[.B130]" office:value-type="float" office:value="2.09181323795992" calcext:value-type="float">
            <text:p>2.091813237959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0.022882" calcext:value-type="float">
            <text:p>0.022882</text:p>
          </table:table-cell>
          <table:table-cell office:value-type="float" office:value="0.024047" calcext:value-type="float">
            <text:p>0.024047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054735" calcext:value-type="float">
            <text:p>0.054735</text:p>
          </table:table-cell>
          <table:table-cell/>
          <table:table-cell table:formula="of:=[.A131]" office:value-type="string" office:string-value="doitgen" calcext:value-type="string">
            <text:p>doitgen</text:p>
          </table:table-cell>
          <table:table-cell table:formula="of:=[.C131]/[.B131]" office:value-type="float" office:value="1.08723747980614" calcext:value-type="float">
            <text:p>1.08723747980614</text:p>
          </table:table-cell>
          <table:table-cell table:formula="of:=[.D131]/[.B131]" office:value-type="float" office:value="1.14259241661123" calcext:value-type="float">
            <text:p>1.14259241661123</text:p>
          </table:table-cell>
          <table:table-cell table:formula="of:=[.E131]/[.B131]" office:value-type="float" office:value="0.659175140169153" calcext:value-type="float">
            <text:p>0.659175140169153</text:p>
          </table:table-cell>
          <table:table-cell table:formula="of:=[.F131]/[.B131]" office:value-type="float" office:value="2.60073173049511" calcext:value-type="float">
            <text:p>2.600731730495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0.027271" calcext:value-type="float">
            <text:p>0.027271</text:p>
          </table:table-cell>
          <table:table-cell office:value-type="float" office:value="0.263332" calcext:value-type="float">
            <text:p>0.263332</text:p>
          </table:table-cell>
          <table:table-cell office:value-type="float" office:value="0.068604" calcext:value-type="float">
            <text:p>0.068604</text:p>
          </table:table-cell>
          <table:table-cell/>
          <table:table-cell table:formula="of:=[.A132]" office:value-type="string" office:string-value="correlation" calcext:value-type="string">
            <text:p>correlation</text:p>
          </table:table-cell>
          <table:table-cell table:formula="of:=[.C132]/[.B132]" office:value-type="float" office:value="1.1495382031906" calcext:value-type="float">
            <text:p>1.1495382031906</text:p>
          </table:table-cell>
          <table:table-cell table:formula="of:=[.D132]/[.B132]" office:value-type="float" office:value="1.14487825356843" calcext:value-type="float">
            <text:p>1.14487825356843</text:p>
          </table:table-cell>
          <table:table-cell table:formula="of:=[.E132]/[.B132]" office:value-type="float" office:value="11.0550797649034" calcext:value-type="float">
            <text:p>11.0550797649034</text:p>
          </table:table-cell>
          <table:table-cell table:formula="of:=[.F132]/[.B132]" office:value-type="float" office:value="2.88010075566751" calcext:value-type="float">
            <text:p>2.880100755667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0.025988" calcext:value-type="float">
            <text:p>0.025988</text:p>
          </table:table-cell>
          <table:table-cell office:value-type="float" office:value="0.024733" calcext:value-type="float">
            <text:p>0.024733</text:p>
          </table:table-cell>
          <table:table-cell office:value-type="float" office:value="0.253956" calcext:value-type="float">
            <text:p>0.253956</text:p>
          </table:table-cell>
          <table:table-cell office:value-type="float" office:value="0.069131" calcext:value-type="float">
            <text:p>0.069131</text:p>
          </table:table-cell>
          <table:table-cell/>
          <table:table-cell table:formula="of:=[.A133]" office:value-type="string" office:string-value="syrk" calcext:value-type="string">
            <text:p>syrk</text:p>
          </table:table-cell>
          <table:table-cell table:formula="of:=[.C133]/[.B133]" office:value-type="float" office:value="1.26826411595335" calcext:value-type="float">
            <text:p>1.26826411595335</text:p>
          </table:table-cell>
          <table:table-cell table:formula="of:=[.D133]/[.B133]" office:value-type="float" office:value="1.20701771509443" calcext:value-type="float">
            <text:p>1.20701771509443</text:p>
          </table:table-cell>
          <table:table-cell table:formula="of:=[.E133]/[.B133]" office:value-type="float" office:value="12.3935386267142" calcext:value-type="float">
            <text:p>12.3935386267142</text:p>
          </table:table-cell>
          <table:table-cell table:formula="of:=[.F133]/[.B133]" office:value-type="float" office:value="3.37372505002196" calcext:value-type="float">
            <text:p>3.373725050021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3764" calcext:value-type="float">
            <text:p>0.023764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0.027178" calcext:value-type="float">
            <text:p>0.027178</text:p>
          </table:table-cell>
          <table:table-cell office:value-type="float" office:value="0.226218" calcext:value-type="float">
            <text:p>0.226218</text:p>
          </table:table-cell>
          <table:table-cell office:value-type="float" office:value="0.072963" calcext:value-type="float">
            <text:p>0.072963</text:p>
          </table:table-cell>
          <table:table-cell/>
          <table:table-cell table:formula="of:=[.A134]" office:value-type="string" office:string-value="covariance" calcext:value-type="string">
            <text:p>covariance</text:p>
          </table:table-cell>
          <table:table-cell table:formula="of:=[.C134]/[.B134]" office:value-type="float" office:value="1.19146608315098" calcext:value-type="float">
            <text:p>1.19146608315098</text:p>
          </table:table-cell>
          <table:table-cell table:formula="of:=[.D134]/[.B134]" office:value-type="float" office:value="1.14366268304999" calcext:value-type="float">
            <text:p>1.14366268304999</text:p>
          </table:table-cell>
          <table:table-cell table:formula="of:=[.E134]/[.B134]" office:value-type="float" office:value="9.51935701060428" calcext:value-type="float">
            <text:p>9.51935701060428</text:p>
          </table:table-cell>
          <table:table-cell table:formula="of:=[.F134]/[.B134]" office:value-type="float" office:value="3.07031644504292" calcext:value-type="float">
            <text:p>3.070316445042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3545" calcext:value-type="float">
            <text:p>0.023545</text:p>
          </table:table-cell>
          <table:table-cell office:value-type="float" office:value="0.029785" calcext:value-type="float">
            <text:p>0.029785</text:p>
          </table:table-cell>
          <table:table-cell office:value-type="float" office:value="0.027922" calcext:value-type="float">
            <text:p>0.027922</text:p>
          </table:table-cell>
          <table:table-cell office:value-type="float" office:value="0.263317" calcext:value-type="float">
            <text:p>0.263317</text:p>
          </table:table-cell>
          <table:table-cell office:value-type="float" office:value="0.087849" calcext:value-type="float">
            <text:p>0.087849</text:p>
          </table:table-cell>
          <table:table-cell/>
          <table:table-cell table:formula="of:=[.A135]" office:value-type="string" office:string-value="symm" calcext:value-type="string">
            <text:p>symm</text:p>
          </table:table-cell>
          <table:table-cell table:formula="of:=[.C135]/[.B135]" office:value-type="float" office:value="1.26502442132087" calcext:value-type="float">
            <text:p>1.26502442132087</text:p>
          </table:table-cell>
          <table:table-cell table:formula="of:=[.D135]/[.B135]" office:value-type="float" office:value="1.18589934168613" calcext:value-type="float">
            <text:p>1.18589934168613</text:p>
          </table:table-cell>
          <table:table-cell table:formula="of:=[.E135]/[.B135]" office:value-type="float" office:value="11.1835633892546" calcext:value-type="float">
            <text:p>11.1835633892546</text:p>
          </table:table-cell>
          <table:table-cell table:formula="of:=[.F135]/[.B135]" office:value-type="float" office:value="3.73111063920153" calcext:value-type="float">
            <text:p>3.731110639201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028163" calcext:value-type="float">
            <text:p>0.028163</text:p>
          </table:table-cell>
          <table:table-cell office:value-type="float" office:value="0.320834" calcext:value-type="float">
            <text:p>0.320834</text:p>
          </table:table-cell>
          <table:table-cell office:value-type="float" office:value="0.105961" calcext:value-type="float">
            <text:p>0.105961</text:p>
          </table:table-cell>
          <table:table-cell/>
          <table:table-cell table:formula="of:=[.A136]" office:value-type="string" office:string-value="gemm" calcext:value-type="string">
            <text:p>gemm</text:p>
          </table:table-cell>
          <table:table-cell table:formula="of:=[.C136]/[.B136]" office:value-type="float" office:value="1.2296067531398" calcext:value-type="float">
            <text:p>1.2296067531398</text:p>
          </table:table-cell>
          <table:table-cell table:formula="of:=[.D136]/[.B136]" office:value-type="float" office:value="1.15968704961911" calcext:value-type="float">
            <text:p>1.15968704961911</text:p>
          </table:table-cell>
          <table:table-cell table:formula="of:=[.E136]/[.B136]" office:value-type="float" office:value="13.2112003294215" calcext:value-type="float">
            <text:p>13.2112003294215</text:p>
          </table:table-cell>
          <table:table-cell table:formula="of:=[.F136]/[.B136]" office:value-type="float" office:value="4.36322833024501" calcext:value-type="float">
            <text:p>4.363228330245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033197" calcext:value-type="float">
            <text:p>0.033197</text:p>
          </table:table-cell>
          <table:table-cell office:value-type="float" office:value="0.029062" calcext:value-type="float">
            <text:p>0.029062</text:p>
          </table:table-cell>
          <table:table-cell office:value-type="float" office:value="0.332095" calcext:value-type="float">
            <text:p>0.332095</text:p>
          </table:table-cell>
          <table:table-cell office:value-type="float" office:value="0.106093" calcext:value-type="float">
            <text:p>0.106093</text:p>
          </table:table-cell>
          <table:table-cell/>
          <table:table-cell table:formula="of:=[.A137]" office:value-type="string" office:string-value="syr2k" calcext:value-type="string">
            <text:p>syr2k</text:p>
          </table:table-cell>
          <table:table-cell table:formula="of:=[.C137]/[.B137]" office:value-type="float" office:value="1.34980076441408" calcext:value-type="float">
            <text:p>1.34980076441408</text:p>
          </table:table-cell>
          <table:table-cell table:formula="of:=[.D137]/[.B137]" office:value-type="float" office:value="1.1816703260958" calcext:value-type="float">
            <text:p>1.1816703260958</text:p>
          </table:table-cell>
          <table:table-cell table:formula="of:=[.E137]/[.B137]" office:value-type="float" office:value="13.5030901845979" calcext:value-type="float">
            <text:p>13.5030901845979</text:p>
          </table:table-cell>
          <table:table-cell table:formula="of:=[.F137]/[.B137]" office:value-type="float" office:value="4.31377571765471" calcext:value-type="float">
            <text:p>4.313775717654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8422" calcext:value-type="float">
            <text:p>0.028422</text:p>
          </table:table-cell>
          <table:table-cell office:value-type="float" office:value="0.035905" calcext:value-type="float">
            <text:p>0.035905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427202" calcext:value-type="float">
            <text:p>0.427202</text:p>
          </table:table-cell>
          <table:table-cell office:value-type="float" office:value="0.11782" calcext:value-type="float">
            <text:p>0.11782</text:p>
          </table:table-cell>
          <table:table-cell/>
          <table:table-cell table:formula="of:=[.A138]" office:value-type="string" office:string-value="gramschmidt" calcext:value-type="string">
            <text:p>gramschmidt</text:p>
          </table:table-cell>
          <table:table-cell table:formula="of:=[.C138]/[.B138]" office:value-type="float" office:value="1.26328196467525" calcext:value-type="float">
            <text:p>1.26328196467525</text:p>
          </table:table-cell>
          <table:table-cell table:formula="of:=[.D138]/[.B138]" office:value-type="float" office:value="1.13046231792274" calcext:value-type="float">
            <text:p>1.13046231792274</text:p>
          </table:table-cell>
          <table:table-cell table:formula="of:=[.E138]/[.B138]" office:value-type="float" office:value="15.0306804587995" calcext:value-type="float">
            <text:p>15.0306804587995</text:p>
          </table:table-cell>
          <table:table-cell table:formula="of:=[.F138]/[.B138]" office:value-type="float" office:value="4.14538033917388" calcext:value-type="float">
            <text:p>4.145380339173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037331" calcext:value-type="float">
            <text:p>0.037331</text:p>
          </table:table-cell>
          <table:table-cell office:value-type="float" office:value="0.032751" calcext:value-type="float">
            <text:p>0.032751</text:p>
          </table:table-cell>
          <table:table-cell office:value-type="float" office:value="0.476261" calcext:value-type="float">
            <text:p>0.476261</text:p>
          </table:table-cell>
          <table:table-cell office:value-type="float" office:value="0.12201" calcext:value-type="float">
            <text:p>0.12201</text:p>
          </table:table-cell>
          <table:table-cell/>
          <table:table-cell table:formula="of:=[.A139]" office:value-type="string" office:string-value="2mm" calcext:value-type="string">
            <text:p>2mm</text:p>
          </table:table-cell>
          <table:table-cell table:formula="of:=[.C139]/[.B139]" office:value-type="float" office:value="1.25820694304011" calcext:value-type="float">
            <text:p>1.25820694304011</text:p>
          </table:table-cell>
          <table:table-cell table:formula="of:=[.D139]/[.B139]" office:value-type="float" office:value="1.10384226491405" calcext:value-type="float">
            <text:p>1.10384226491405</text:p>
          </table:table-cell>
          <table:table-cell table:formula="of:=[.E139]/[.B139]" office:value-type="float" office:value="16.0519379844961" calcext:value-type="float">
            <text:p>16.0519379844961</text:p>
          </table:table-cell>
          <table:table-cell table:formula="of:=[.F139]/[.B139]" office:value-type="float" office:value="4.11223458038423" calcext:value-type="float">
            <text:p>4.112234580384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2324" calcext:value-type="float">
            <text:p>0.032324</text:p>
          </table:table-cell>
          <table:table-cell office:value-type="float" office:value="0.051063" calcext:value-type="float">
            <text:p>0.051063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29294" calcext:value-type="float">
            <text:p>0.029294</text:p>
          </table:table-cell>
          <table:table-cell office:value-type="float" office:value="0.189651" calcext:value-type="float">
            <text:p>0.189651</text:p>
          </table:table-cell>
          <table:table-cell/>
          <table:table-cell table:formula="of:=[.A140]" office:value-type="string" office:string-value="nussinov" calcext:value-type="string">
            <text:p>nussinov</text:p>
          </table:table-cell>
          <table:table-cell table:formula="of:=[.C140]/[.B140]" office:value-type="float" office:value="1.57972404405395" calcext:value-type="float">
            <text:p>1.57972404405395</text:p>
          </table:table-cell>
          <table:table-cell table:formula="of:=[.D140]/[.B140]" office:value-type="float" office:value="1.15053829971538" calcext:value-type="float">
            <text:p>1.15053829971538</text:p>
          </table:table-cell>
          <table:table-cell table:formula="of:=[.E140]/[.B140]" office:value-type="float" office:value="0.906261601286969" calcext:value-type="float">
            <text:p>0.906261601286969</text:p>
          </table:table-cell>
          <table:table-cell table:formula="of:=[.F140]/[.B140]" office:value-type="float" office:value="5.86718846677391" calcext:value-type="float">
            <text:p>5.867188466773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55146" calcext:value-type="float">
            <text:p>0.055146</text:p>
          </table:table-cell>
          <table:table-cell office:value-type="float" office:value="0.041601" calcext:value-type="float">
            <text:p>0.041601</text:p>
          </table:table-cell>
          <table:table-cell office:value-type="float" office:value="0.848283" calcext:value-type="float">
            <text:p>0.848283</text:p>
          </table:table-cell>
          <table:table-cell office:value-type="float" office:value="0.203351" calcext:value-type="float">
            <text:p>0.203351</text:p>
          </table:table-cell>
          <table:table-cell/>
          <table:table-cell table:formula="of:=[.A141]" office:value-type="string" office:string-value="3mm" calcext:value-type="string">
            <text:p>3mm</text:p>
          </table:table-cell>
          <table:table-cell table:formula="of:=[.C141]/[.B141]" office:value-type="float" office:value="1.4658692185008" calcext:value-type="float">
            <text:p>1.4658692185008</text:p>
          </table:table-cell>
          <table:table-cell table:formula="of:=[.D141]/[.B141]" office:value-type="float" office:value="1.10582137161085" calcext:value-type="float">
            <text:p>1.10582137161085</text:p>
          </table:table-cell>
          <table:table-cell table:formula="of:=[.E141]/[.B141]" office:value-type="float" office:value="22.5487240829346" calcext:value-type="float">
            <text:p>22.5487240829346</text:p>
          </table:table-cell>
          <table:table-cell table:formula="of:=[.F141]/[.B141]" office:value-type="float" office:value="5.40539606592238" calcext:value-type="float">
            <text:p>5.40539606592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9838" calcext:value-type="float">
            <text:p>0.029838</text:p>
          </table:table-cell>
          <table:table-cell office:value-type="float" office:value="0.044996" calcext:value-type="float">
            <text:p>0.044996</text:p>
          </table:table-cell>
          <table:table-cell office:value-type="float" office:value="0.036906" calcext:value-type="float">
            <text:p>0.036906</text:p>
          </table:table-cell>
          <table:table-cell office:value-type="float" office:value="0.026733" calcext:value-type="float">
            <text:p>0.026733</text:p>
          </table:table-cell>
          <table:table-cell office:value-type="float" office:value="0.204593" calcext:value-type="float">
            <text:p>0.204593</text:p>
          </table:table-cell>
          <table:table-cell/>
          <table:table-cell table:formula="of:=[.A142]" office:value-type="string" office:string-value="fdtd-2d" calcext:value-type="string">
            <text:p>fdtd-2d</text:p>
          </table:table-cell>
          <table:table-cell table:formula="of:=[.C142]/[.B142]" office:value-type="float" office:value="1.50800992023594" calcext:value-type="float">
            <text:p>1.50800992023594</text:p>
          </table:table-cell>
          <table:table-cell table:formula="of:=[.D142]/[.B142]" office:value-type="float" office:value="1.23687914739594" calcext:value-type="float">
            <text:p>1.23687914739594</text:p>
          </table:table-cell>
          <table:table-cell table:formula="of:=[.E142]/[.B142]" office:value-type="float" office:value="0.895938065553992" calcext:value-type="float">
            <text:p>0.895938065553992</text:p>
          </table:table-cell>
          <table:table-cell table:formula="of:=[.F142]/[.B142]" office:value-type="float" office:value="6.85679335076078" calcext:value-type="float">
            <text:p>6.856793350760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388" calcext:value-type="float">
            <text:p>0.071388</text:p>
          </table:table-cell>
          <table:table-cell office:value-type="float" office:value="0.080318" calcext:value-type="float">
            <text:p>0.080318</text:p>
          </table:table-cell>
          <table:table-cell office:value-type="float" office:value="0.071652" calcext:value-type="float">
            <text:p>0.071652</text:p>
          </table:table-cell>
          <table:table-cell office:value-type="float" office:value="0.746948" calcext:value-type="float">
            <text:p>0.746948</text:p>
          </table:table-cell>
          <table:table-cell office:value-type="float" office:value="0.228267" calcext:value-type="float">
            <text:p>0.228267</text:p>
          </table:table-cell>
          <table:table-cell/>
          <table:table-cell table:formula="of:=[.A143]" office:value-type="string" office:string-value="adi" calcext:value-type="string">
            <text:p>adi</text:p>
          </table:table-cell>
          <table:table-cell table:formula="of:=[.C143]/[.B143]" office:value-type="float" office:value="1.12509105171738" calcext:value-type="float">
            <text:p>1.12509105171738</text:p>
          </table:table-cell>
          <table:table-cell table:formula="of:=[.D143]/[.B143]" office:value-type="float" office:value="1.0036981005211" calcext:value-type="float">
            <text:p>1.0036981005211</text:p>
          </table:table-cell>
          <table:table-cell table:formula="of:=[.E143]/[.B143]" office:value-type="float" office:value="10.4632151061803" calcext:value-type="float">
            <text:p>10.4632151061803</text:p>
          </table:table-cell>
          <table:table-cell table:formula="of:=[.F143]/[.B143]" office:value-type="float" office:value="3.19755421079173" calcext:value-type="float">
            <text:p>3.197554210791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1257" calcext:value-type="float">
            <text:p>0.031257</text:p>
          </table:table-cell>
          <table:table-cell office:value-type="float" office:value="0.058261" calcext:value-type="float">
            <text:p>0.058261</text:p>
          </table:table-cell>
          <table:table-cell office:value-type="float" office:value="0.040005" calcext:value-type="float">
            <text:p>0.040005</text:p>
          </table:table-cell>
          <table:table-cell office:value-type="float" office:value="0.029187" calcext:value-type="float">
            <text:p>0.029187</text:p>
          </table:table-cell>
          <table:table-cell office:value-type="float" office:value="0.244652" calcext:value-type="float">
            <text:p>0.244652</text:p>
          </table:table-cell>
          <table:table-cell/>
          <table:table-cell table:formula="of:=[.A144]" office:value-type="string" office:string-value="jacobi-2d" calcext:value-type="string">
            <text:p>jacobi-2d</text:p>
          </table:table-cell>
          <table:table-cell table:formula="of:=[.C144]/[.B144]" office:value-type="float" office:value="1.86393447867678" calcext:value-type="float">
            <text:p>1.86393447867678</text:p>
          </table:table-cell>
          <table:table-cell table:formula="of:=[.D144]/[.B144]" office:value-type="float" office:value="1.27987330837892" calcext:value-type="float">
            <text:p>1.27987330837892</text:p>
          </table:table-cell>
          <table:table-cell table:formula="of:=[.E144]/[.B144]" office:value-type="float" office:value="0.933774834437086" calcext:value-type="float">
            <text:p>0.933774834437086</text:p>
          </table:table-cell>
          <table:table-cell table:formula="of:=[.F144]/[.B144]" office:value-type="float" office:value="7.82711072719711" calcext:value-type="float">
            <text:p>7.827110727197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3029" calcext:value-type="float">
            <text:p>0.153029</text:p>
          </table:table-cell>
          <table:table-cell office:value-type="float" office:value="0.169676" calcext:value-type="float">
            <text:p>0.169676</text:p>
          </table:table-cell>
          <table:table-cell office:value-type="float" office:value="0.152445" calcext:value-type="float">
            <text:p>0.152445</text:p>
          </table:table-cell>
          <table:table-cell office:value-type="float" office:value="1.067268" calcext:value-type="float">
            <text:p>1.067268</text:p>
          </table:table-cell>
          <table:table-cell office:value-type="float" office:value="0.349776" calcext:value-type="float">
            <text:p>0.349776</text:p>
          </table:table-cell>
          <table:table-cell/>
          <table:table-cell table:formula="of:=[.A145]" office:value-type="string" office:string-value="seidel-2d" calcext:value-type="string">
            <text:p>seidel-2d</text:p>
          </table:table-cell>
          <table:table-cell table:formula="of:=[.C145]/[.B145]" office:value-type="float" office:value="1.10878330251129" calcext:value-type="float">
            <text:p>1.10878330251129</text:p>
          </table:table-cell>
          <table:table-cell table:formula="of:=[.D145]/[.B145]" office:value-type="float" office:value="0.996183729881264" calcext:value-type="float">
            <text:p>0.996183729881264</text:p>
          </table:table-cell>
          <table:table-cell table:formula="of:=[.E145]/[.B145]" office:value-type="float" office:value="6.97428591966229" calcext:value-type="float">
            <text:p>6.97428591966229</text:p>
          </table:table-cell>
          <table:table-cell table:formula="of:=[.F145]/[.B145]" office:value-type="float" office:value="2.28568441275837" calcext:value-type="float">
            <text:p>2.285684412758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38734" calcext:value-type="float">
            <text:p>0.038734</text:p>
          </table:table-cell>
          <table:table-cell office:value-type="float" office:value="0.07727" calcext:value-type="float">
            <text:p>0.07727</text:p>
          </table:table-cell>
          <table:table-cell office:value-type="float" office:value="0.046085" calcext:value-type="float">
            <text:p>0.046085</text:p>
          </table:table-cell>
          <table:table-cell office:value-type="float" office:value="1.10182" calcext:value-type="float">
            <text:p>1.10182</text:p>
          </table:table-cell>
          <table:table-cell office:value-type="float" office:value="0.363499" calcext:value-type="float">
            <text:p>0.363499</text:p>
          </table:table-cell>
          <table:table-cell/>
          <table:table-cell table:formula="of:=[.A146]" office:value-type="string" office:string-value="heat-3d" calcext:value-type="string">
            <text:p>heat-3d</text:p>
          </table:table-cell>
          <table:table-cell table:formula="of:=[.C146]/[.B146]" office:value-type="float" office:value="1.99488821190685" calcext:value-type="float">
            <text:p>1.99488821190685</text:p>
          </table:table-cell>
          <table:table-cell table:formula="of:=[.D146]/[.B146]" office:value-type="float" office:value="1.18978158723602" calcext:value-type="float">
            <text:p>1.18978158723602</text:p>
          </table:table-cell>
          <table:table-cell table:formula="of:=[.E146]/[.B146]" office:value-type="float" office:value="28.4458098827903" calcext:value-type="float">
            <text:p>28.4458098827903</text:p>
          </table:table-cell>
          <table:table-cell table:formula="of:=[.F146]/[.B146]" office:value-type="float" office:value="9.38449424278412" calcext:value-type="float">
            <text:p>9.384494242784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78381" calcext:value-type="float">
            <text:p>0.078381</text:p>
          </table:table-cell>
          <table:table-cell office:value-type="float" office:value="0.150071" calcext:value-type="float">
            <text:p>0.150071</text:p>
          </table:table-cell>
          <table:table-cell office:value-type="float" office:value="0.088315" calcext:value-type="float">
            <text:p>0.088315</text:p>
          </table:table-cell>
          <table:table-cell office:value-type="float" office:value="2.67551" calcext:value-type="float">
            <text:p>2.67551</text:p>
          </table:table-cell>
          <table:table-cell office:value-type="float" office:value="0.77362" calcext:value-type="float">
            <text:p>0.77362</text:p>
          </table:table-cell>
          <table:table-cell/>
          <table:table-cell table:formula="of:=[.A147]" office:value-type="string" office:string-value="cholesky" calcext:value-type="string">
            <text:p>cholesky</text:p>
          </table:table-cell>
          <table:table-cell table:formula="of:=[.C147]/[.B147]" office:value-type="float" office:value="1.91463492428012" calcext:value-type="float">
            <text:p>1.91463492428012</text:p>
          </table:table-cell>
          <table:table-cell table:formula="of:=[.D147]/[.B147]" office:value-type="float" office:value="1.12673989869994" calcext:value-type="float">
            <text:p>1.12673989869994</text:p>
          </table:table-cell>
          <table:table-cell table:formula="of:=[.E147]/[.B147]" office:value-type="float" office:value="34.1346754953369" calcext:value-type="float">
            <text:p>34.1346754953369</text:p>
          </table:table-cell>
          <table:table-cell table:formula="of:=[.F147]/[.B147]" office:value-type="float" office:value="9.86999400364885" calcext:value-type="float">
            <text:p>9.869994003648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88218" calcext:value-type="float">
            <text:p>0.088218</text:p>
          </table:table-cell>
          <table:table-cell office:value-type="float" office:value="0.176011" calcext:value-type="float">
            <text:p>0.176011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3.125151" calcext:value-type="float">
            <text:p>3.125151</text:p>
          </table:table-cell>
          <table:table-cell office:value-type="float" office:value="0.876272" calcext:value-type="float">
            <text:p>0.876272</text:p>
          </table:table-cell>
          <table:table-cell/>
          <table:table-cell table:formula="of:=[.A148]" office:value-type="string" office:string-value="lu" calcext:value-type="string">
            <text:p>lu</text:p>
          </table:table-cell>
          <table:table-cell table:formula="of:=[.C148]/[.B148]" office:value-type="float" office:value="1.99518238908159" calcext:value-type="float">
            <text:p>1.99518238908159</text:p>
          </table:table-cell>
          <table:table-cell table:formula="of:=[.D148]/[.B148]" office:value-type="float" office:value="1.15241787390329" calcext:value-type="float">
            <text:p>1.15241787390329</text:p>
          </table:table-cell>
          <table:table-cell table:formula="of:=[.E148]/[.B148]" office:value-type="float" office:value="35.4253213629871" calcext:value-type="float">
            <text:p>35.4253213629871</text:p>
          </table:table-cell>
          <table:table-cell table:formula="of:=[.F148]/[.B148]" office:value-type="float" office:value="9.9330295404566" calcext:value-type="float">
            <text:p>9.93302954045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88084" calcext:value-type="float">
            <text:p>0.088084</text:p>
          </table:table-cell>
          <table:table-cell office:value-type="float" office:value="0.161505" calcext:value-type="float">
            <text:p>0.161505</text:p>
          </table:table-cell>
          <table:table-cell office:value-type="float" office:value="0.098517" calcext:value-type="float">
            <text:p>0.098517</text:p>
          </table:table-cell>
          <table:table-cell office:value-type="float" office:value="2.868157" calcext:value-type="float">
            <text:p>2.868157</text:p>
          </table:table-cell>
          <table:table-cell office:value-type="float" office:value="0.893945" calcext:value-type="float">
            <text:p>0.893945</text:p>
          </table:table-cell>
          <table:table-cell/>
          <table:table-cell table:formula="of:=[.A149]" office:value-type="string" office:string-value="ludcmp" calcext:value-type="string">
            <text:p>ludcmp</text:p>
          </table:table-cell>
          <table:table-cell table:formula="of:=[.C149]/[.B149]" office:value-type="float" office:value="1.83353389945961" calcext:value-type="float">
            <text:p>1.83353389945961</text:p>
          </table:table-cell>
          <table:table-cell table:formula="of:=[.D149]/[.B149]" office:value-type="float" office:value="1.11844375823078" calcext:value-type="float">
            <text:p>1.11844375823078</text:p>
          </table:table-cell>
          <table:table-cell table:formula="of:=[.E149]/[.B149]" office:value-type="float" office:value="32.5616116434313" calcext:value-type="float">
            <text:p>32.5616116434313</text:p>
          </table:table-cell>
          <table:table-cell table:formula="of:=[.F149]/[.B149]" office:value-type="float" office:value="10.148778438763" calcext:value-type="float">
            <text:p>10.1487784387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gged vs untag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wizeng-tagged</text:p>
          </table:table-cell>
          <table:table-cell office:value-type="string" calcext:value-type="string">
            <text:p>wizeng-untagg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2533" calcext:value-type="float">
            <text:p>0.012533</text:p>
          </table:table-cell>
          <table:table-cell office:value-type="float" office:value="0.012155" calcext:value-type="float">
            <text:p>0.012155</text:p>
          </table:table-cell>
          <table:table-cell/>
          <table:table-cell table:formula="of:=[.B152]/[.C152]-1" office:value-type="float" office:value="0.0310983134512546" calcext:value-type="float">
            <text:p>0.0310983134512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3428" calcext:value-type="float">
            <text:p>0.013428</text:p>
          </table:table-cell>
          <table:table-cell/>
          <table:table-cell table:formula="of:=[.B153]/[.C153]-1" office:value-type="float" office:value="0.0843014596365805" calcext:value-type="float">
            <text:p>0.0843014596365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5323" calcext:value-type="float">
            <text:p>0.015323</text:p>
          </table:table-cell>
          <table:table-cell office:value-type="float" office:value="0.014013" calcext:value-type="float">
            <text:p>0.014013</text:p>
          </table:table-cell>
          <table:table-cell/>
          <table:table-cell table:formula="of:=[.B154]/[.C154]-1" office:value-type="float" office:value="0.0934846214229643" calcext:value-type="float">
            <text:p>0.0934846214229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20528" calcext:value-type="float">
            <text:p>0.020528</text:p>
          </table:table-cell>
          <table:table-cell office:value-type="float" office:value="0.018571" calcext:value-type="float">
            <text:p>0.018571</text:p>
          </table:table-cell>
          <table:table-cell/>
          <table:table-cell table:formula="of:=[.B155]/[.C155]-1" office:value-type="float" office:value="0.10537935490819" calcext:value-type="float">
            <text:p>0.105379354908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120577" calcext:value-type="float">
            <text:p>0.120577</text:p>
          </table:table-cell>
          <table:table-cell office:value-type="float" office:value="0.119762" calcext:value-type="float">
            <text:p>0.119762</text:p>
          </table:table-cell>
          <table:table-cell/>
          <table:table-cell table:formula="of:=[.B156]/[.C156]-1" office:value-type="float" office:value="0.00680516357442262" calcext:value-type="float">
            <text:p>0.0068051635744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143418" calcext:value-type="float">
            <text:p>0.143418</text:p>
          </table:table-cell>
          <table:table-cell office:value-type="float" office:value="0.135441" calcext:value-type="float">
            <text:p>0.135441</text:p>
          </table:table-cell>
          <table:table-cell/>
          <table:table-cell table:formula="of:=[.B157]/[.C157]-1" office:value-type="float" office:value="0.0588964936762131" calcext:value-type="float">
            <text:p>0.0588964936762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201449" calcext:value-type="float">
            <text:p>0.201449</text:p>
          </table:table-cell>
          <table:table-cell office:value-type="float" office:value="0.18652" calcext:value-type="float">
            <text:p>0.18652</text:p>
          </table:table-cell>
          <table:table-cell/>
          <table:table-cell table:formula="of:=[.B158]/[.C158]-1" office:value-type="float" office:value="0.0800396740295946" calcext:value-type="float">
            <text:p>0.0800396740295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219931" calcext:value-type="float">
            <text:p>0.219931</text:p>
          </table:table-cell>
          <table:table-cell office:value-type="float" office:value="0.191227" calcext:value-type="float">
            <text:p>0.191227</text:p>
          </table:table-cell>
          <table:table-cell/>
          <table:table-cell table:formula="of:=[.B159]/[.C159]-1" office:value-type="float" office:value="0.150104326271918" calcext:value-type="float">
            <text:p>0.1501043262719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21936" calcext:value-type="float">
            <text:p>0.21936</text:p>
          </table:table-cell>
          <table:table-cell office:value-type="float" office:value="0.19495" calcext:value-type="float">
            <text:p>0.19495</text:p>
          </table:table-cell>
          <table:table-cell/>
          <table:table-cell table:formula="of:=[.B160]/[.C160]-1" office:value-type="float" office:value="0.125211592716081" calcext:value-type="float">
            <text:p>0.1252115927160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225402" calcext:value-type="float">
            <text:p>0.225402</text:p>
          </table:table-cell>
          <table:table-cell office:value-type="float" office:value="0.212598" calcext:value-type="float">
            <text:p>0.212598</text:p>
          </table:table-cell>
          <table:table-cell/>
          <table:table-cell table:formula="of:=[.B161]/[.C161]-1" office:value-type="float" office:value="0.0602263426749077" calcext:value-type="float">
            <text:p>0.06022634267490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287466" calcext:value-type="float">
            <text:p>0.287466</text:p>
          </table:table-cell>
          <table:table-cell office:value-type="float" office:value="0.256892" calcext:value-type="float">
            <text:p>0.256892</text:p>
          </table:table-cell>
          <table:table-cell/>
          <table:table-cell table:formula="of:=[.B162]/[.C162]-1" office:value-type="float" office:value="0.119014994628093" calcext:value-type="float">
            <text:p>0.1190149946280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313005" calcext:value-type="float">
            <text:p>0.313005</text:p>
          </table:table-cell>
          <table:table-cell office:value-type="float" office:value="0.281232" calcext:value-type="float">
            <text:p>0.281232</text:p>
          </table:table-cell>
          <table:table-cell/>
          <table:table-cell table:formula="of:=[.B163]/[.C163]-1" office:value-type="float" office:value="0.112977897252091" calcext:value-type="float">
            <text:p>0.11297789725209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355937" calcext:value-type="float">
            <text:p>0.355937</text:p>
          </table:table-cell>
          <table:table-cell office:value-type="float" office:value="0.316597" calcext:value-type="float">
            <text:p>0.316597</text:p>
          </table:table-cell>
          <table:table-cell/>
          <table:table-cell table:formula="of:=[.B164]/[.C164]-1" office:value-type="float" office:value="0.124258915908869" calcext:value-type="float">
            <text:p>0.1242589159088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347257" calcext:value-type="float">
            <text:p>0.347257</text:p>
          </table:table-cell>
          <table:table-cell office:value-type="float" office:value="0.326548" calcext:value-type="float">
            <text:p>0.326548</text:p>
          </table:table-cell>
          <table:table-cell/>
          <table:table-cell table:formula="of:=[.B165]/[.C165]-1" office:value-type="float" office:value="0.0634179354949349" calcext:value-type="float">
            <text:p>0.0634179354949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566986" calcext:value-type="float">
            <text:p>0.566986</text:p>
          </table:table-cell>
          <table:table-cell office:value-type="float" office:value="0.500637" calcext:value-type="float">
            <text:p>0.500637</text:p>
          </table:table-cell>
          <table:table-cell/>
          <table:table-cell table:formula="of:=[.B166]/[.C166]-1" office:value-type="float" office:value="0.132529157852895" calcext:value-type="float">
            <text:p>0.1325291578528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605603" calcext:value-type="float">
            <text:p>0.605603</text:p>
          </table:table-cell>
          <table:table-cell office:value-type="float" office:value="0.576907" calcext:value-type="float">
            <text:p>0.576907</text:p>
          </table:table-cell>
          <table:table-cell/>
          <table:table-cell table:formula="of:=[.B167]/[.C167]-1" office:value-type="float" office:value="0.0497411194525288" calcext:value-type="float">
            <text:p>0.0497411194525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628143" calcext:value-type="float">
            <text:p>0.628143</text:p>
          </table:table-cell>
          <table:table-cell office:value-type="float" office:value="0.581515" calcext:value-type="float">
            <text:p>0.581515</text:p>
          </table:table-cell>
          <table:table-cell/>
          <table:table-cell table:formula="of:=[.B168]/[.C168]-1" office:value-type="float" office:value="0.0801836582031419" calcext:value-type="float">
            <text:p>0.08018365820314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654964" calcext:value-type="float">
            <text:p>0.654964</text:p>
          </table:table-cell>
          <table:table-cell office:value-type="float" office:value="0.604857" calcext:value-type="float">
            <text:p>0.604857</text:p>
          </table:table-cell>
          <table:table-cell/>
          <table:table-cell table:formula="of:=[.B169]/[.C169]-1" office:value-type="float" office:value="0.0828410682194305" calcext:value-type="float">
            <text:p>0.0828410682194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775961" calcext:value-type="float">
            <text:p>0.775961</text:p>
          </table:table-cell>
          <table:table-cell office:value-type="float" office:value="0.705949" calcext:value-type="float">
            <text:p>0.705949</text:p>
          </table:table-cell>
          <table:table-cell/>
          <table:table-cell table:formula="of:=[.B170]/[.C170]-1" office:value-type="float" office:value="0.0991743029595624" calcext:value-type="float">
            <text:p>0.0991743029595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882585" calcext:value-type="float">
            <text:p>0.882585</text:p>
          </table:table-cell>
          <table:table-cell office:value-type="float" office:value="0.891957" calcext:value-type="float">
            <text:p>0.891957</text:p>
          </table:table-cell>
          <table:table-cell/>
          <table:table-cell table:formula="of:=[.B171]/[.C171]-1" office:value-type="float" office:value="-0.0105072329719931" calcext:value-type="float">
            <text:p>-0.0105072329719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.023575" calcext:value-type="float">
            <text:p>1.023575</text:p>
          </table:table-cell>
          <table:table-cell office:value-type="float" office:value="1.018997" calcext:value-type="float">
            <text:p>1.018997</text:p>
          </table:table-cell>
          <table:table-cell/>
          <table:table-cell table:formula="of:=[.B172]/[.C172]-1" office:value-type="float" office:value="0.00449265306963609" calcext:value-type="float">
            <text:p>0.0044926530696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.230055" calcext:value-type="float">
            <text:p>2.230055</text:p>
          </table:table-cell>
          <table:table-cell office:value-type="float" office:value="2.026969" calcext:value-type="float">
            <text:p>2.026969</text:p>
          </table:table-cell>
          <table:table-cell/>
          <table:table-cell table:formula="of:=[.B173]/[.C173]-1" office:value-type="float" office:value="0.100191961495218" calcext:value-type="float">
            <text:p>0.1001919614952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.429554" calcext:value-type="float">
            <text:p>2.429554</text:p>
          </table:table-cell>
          <table:table-cell office:value-type="float" office:value="2.210572" calcext:value-type="float">
            <text:p>2.210572</text:p>
          </table:table-cell>
          <table:table-cell/>
          <table:table-cell table:formula="of:=[.B174]/[.C174]-1" office:value-type="float" office:value="0.0990612384486911" calcext:value-type="float">
            <text:p>0.09906123844869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.517867" calcext:value-type="float">
            <text:p>2.517867</text:p>
          </table:table-cell>
          <table:table-cell office:value-type="float" office:value="2.314106" calcext:value-type="float">
            <text:p>2.314106</text:p>
          </table:table-cell>
          <table:table-cell/>
          <table:table-cell table:formula="of:=[.B175]/[.C175]-1" office:value-type="float" office:value="0.0880517141392831" calcext:value-type="float">
            <text:p>0.08805171413928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VERAGE([.E152:.E175])" office:value-type="float" office:value="0.0808740302714378" calcext:value-type="float">
            <text:p>0.0808740302714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readed vs unthrea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wizeng-tagged</text:p>
          </table:table-cell>
          <table:table-cell office:value-type="string" calcext:value-type="string">
            <text:p>wizeng-unthread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566986" calcext:value-type="float">
            <text:p>0.566986</text:p>
          </table:table-cell>
          <table:table-cell office:value-type="float" office:value="0.587038" calcext:value-type="float">
            <text:p>0.587038</text:p>
          </table:table-cell>
          <table:table-cell/>
          <table:table-cell table:formula="of:=[.B179]/[.C179]" office:value-type="float" office:value="0.965842074959372" calcext:value-type="float">
            <text:p>0.9658420749593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219931" calcext:value-type="float">
            <text:p>0.219931</text:p>
          </table:table-cell>
          <table:table-cell office:value-type="float" office:value="0.244908" calcext:value-type="float">
            <text:p>0.244908</text:p>
          </table:table-cell>
          <table:table-cell/>
          <table:table-cell table:formula="of:=[.B180]/[.C180]" office:value-type="float" office:value="0.89801476472798" calcext:value-type="float">
            <text:p>0.898014764727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21936" calcext:value-type="float">
            <text:p>0.21936</text:p>
          </table:table-cell>
          <table:table-cell office:value-type="float" office:value="0.224686" calcext:value-type="float">
            <text:p>0.224686</text:p>
          </table:table-cell>
          <table:table-cell/>
          <table:table-cell table:formula="of:=[.B181]/[.C181]" office:value-type="float" office:value="0.976295808372573" calcext:value-type="float">
            <text:p>0.9762958083725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882585" calcext:value-type="float">
            <text:p>0.882585</text:p>
          </table:table-cell>
          <table:table-cell office:value-type="float" office:value="1.043797" calcext:value-type="float">
            <text:p>1.043797</text:p>
          </table:table-cell>
          <table:table-cell/>
          <table:table-cell table:formula="of:=[.B182]/[.C182]" office:value-type="float" office:value="0.845552343990259" calcext:value-type="float">
            <text:p>0.84555234399025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605603" calcext:value-type="float">
            <text:p>0.605603</text:p>
          </table:table-cell>
          <table:table-cell office:value-type="float" office:value="0.767487" calcext:value-type="float">
            <text:p>0.767487</text:p>
          </table:table-cell>
          <table:table-cell/>
          <table:table-cell table:formula="of:=[.B183]/[.C183]" office:value-type="float" office:value="0.789072648787537" calcext:value-type="float">
            <text:p>0.7890726487875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654964" calcext:value-type="float">
            <text:p>0.654964</text:p>
          </table:table-cell>
          <table:table-cell office:value-type="float" office:value="0.681146" calcext:value-type="float">
            <text:p>0.681146</text:p>
          </table:table-cell>
          <table:table-cell/>
          <table:table-cell table:formula="of:=[.B184]/[.C184]" office:value-type="float" office:value="0.961561838431115" calcext:value-type="float">
            <text:p>0.9615618384311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.023575" calcext:value-type="float">
            <text:p>1.023575</text:p>
          </table:table-cell>
          <table:table-cell office:value-type="float" office:value="1.204729" calcext:value-type="float">
            <text:p>1.204729</text:p>
          </table:table-cell>
          <table:table-cell/>
          <table:table-cell table:formula="of:=[.B185]/[.C185]" office:value-type="float" office:value="0.849630912844299" calcext:value-type="float">
            <text:p>0.8496309128442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775961" calcext:value-type="float">
            <text:p>0.775961</text:p>
          </table:table-cell>
          <table:table-cell office:value-type="float" office:value="0.791334" calcext:value-type="float">
            <text:p>0.791334</text:p>
          </table:table-cell>
          <table:table-cell/>
          <table:table-cell table:formula="of:=[.B186]/[.C186]" office:value-type="float" office:value="0.980573310384743" calcext:value-type="float">
            <text:p>0.980573310384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287466" calcext:value-type="float">
            <text:p>0.287466</text:p>
          </table:table-cell>
          <table:table-cell office:value-type="float" office:value="0.293706" calcext:value-type="float">
            <text:p>0.293706</text:p>
          </table:table-cell>
          <table:table-cell/>
          <table:table-cell table:formula="of:=[.B187]/[.C187]" office:value-type="float" office:value="0.97875426446855" calcext:value-type="float">
            <text:p>0.978754264468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20528" calcext:value-type="float">
            <text:p>0.020528</text:p>
          </table:table-cell>
          <table:table-cell office:value-type="float" office:value="0.025065" calcext:value-type="float">
            <text:p>0.025065</text:p>
          </table:table-cell>
          <table:table-cell/>
          <table:table-cell table:formula="of:=[.B188]/[.C188]" office:value-type="float" office:value="0.818990624376621" calcext:value-type="float">
            <text:p>0.8189906243766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313005" calcext:value-type="float">
            <text:p>0.313005</text:p>
          </table:table-cell>
          <table:table-cell office:value-type="float" office:value="0.32953" calcext:value-type="float">
            <text:p>0.32953</text:p>
          </table:table-cell>
          <table:table-cell/>
          <table:table-cell table:formula="of:=[.B189]/[.C189]" office:value-type="float" office:value="0.949852820684004" calcext:value-type="float">
            <text:p>0.9498528206840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225402" calcext:value-type="float">
            <text:p>0.225402</text:p>
          </table:table-cell>
          <table:table-cell office:value-type="float" office:value="0.23542" calcext:value-type="float">
            <text:p>0.23542</text:p>
          </table:table-cell>
          <table:table-cell/>
          <table:table-cell table:formula="of:=[.B190]/[.C190]" office:value-type="float" office:value="0.957446266247557" calcext:value-type="float">
            <text:p>0.95744626624755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120577" calcext:value-type="float">
            <text:p>0.120577</text:p>
          </table:table-cell>
          <table:table-cell office:value-type="float" office:value="0.139887" calcext:value-type="float">
            <text:p>0.139887</text:p>
          </table:table-cell>
          <table:table-cell/>
          <table:table-cell table:formula="of:=[.B191]/[.C191]" office:value-type="float" office:value="0.861960010579968" calcext:value-type="float">
            <text:p>0.86196001057996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201449" calcext:value-type="float">
            <text:p>0.201449</text:p>
          </table:table-cell>
          <table:table-cell office:value-type="float" office:value="0.240095" calcext:value-type="float">
            <text:p>0.240095</text:p>
          </table:table-cell>
          <table:table-cell/>
          <table:table-cell table:formula="of:=[.B192]/[.C192]" office:value-type="float" office:value="0.839038713842437" calcext:value-type="float">
            <text:p>0.8390387138424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143418" calcext:value-type="float">
            <text:p>0.143418</text:p>
          </table:table-cell>
          <table:table-cell office:value-type="float" office:value="0.200263" calcext:value-type="float">
            <text:p>0.200263</text:p>
          </table:table-cell>
          <table:table-cell/>
          <table:table-cell table:formula="of:=[.B193]/[.C193]" office:value-type="float" office:value="0.716148265031484" calcext:value-type="float">
            <text:p>0.7161482650314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7972" calcext:value-type="float">
            <text:p>0.017972</text:p>
          </table:table-cell>
          <table:table-cell/>
          <table:table-cell table:formula="of:=[.B194]/[.C194]" office:value-type="float" office:value="0.810149120854663" calcext:value-type="float">
            <text:p>0.8101491208546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5323" calcext:value-type="float">
            <text:p>0.015323</text:p>
          </table:table-cell>
          <table:table-cell office:value-type="float" office:value="0.017382" calcext:value-type="float">
            <text:p>0.017382</text:p>
          </table:table-cell>
          <table:table-cell/>
          <table:table-cell table:formula="of:=[.B195]/[.C195]" office:value-type="float" office:value="0.881544126107467" calcext:value-type="float">
            <text:p>0.8815441261074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628143" calcext:value-type="float">
            <text:p>0.628143</text:p>
          </table:table-cell>
          <table:table-cell office:value-type="float" office:value="0.854663" calcext:value-type="float">
            <text:p>0.854663</text:p>
          </table:table-cell>
          <table:table-cell/>
          <table:table-cell table:formula="of:=[.B196]/[.C196]" office:value-type="float" office:value="0.73495986137226" calcext:value-type="float">
            <text:p>0.734959861372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347257" calcext:value-type="float">
            <text:p>0.347257</text:p>
          </table:table-cell>
          <table:table-cell office:value-type="float" office:value="0.479881" calcext:value-type="float">
            <text:p>0.479881</text:p>
          </table:table-cell>
          <table:table-cell/>
          <table:table-cell table:formula="of:=[.B197]/[.C197]" office:value-type="float" office:value="0.723631483638652" calcext:value-type="float">
            <text:p>0.7236314836386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2533" calcext:value-type="float">
            <text:p>0.012533</text:p>
          </table:table-cell>
          <table:table-cell office:value-type="float" office:value="0.013284" calcext:value-type="float">
            <text:p>0.013284</text:p>
          </table:table-cell>
          <table:table-cell/>
          <table:table-cell table:formula="of:=[.B198]/[.C198]" office:value-type="float" office:value="0.943465823547124" calcext:value-type="float">
            <text:p>0.9434658235471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.429554" calcext:value-type="float">
            <text:p>2.429554</text:p>
          </table:table-cell>
          <table:table-cell office:value-type="float" office:value="2.876308" calcext:value-type="float">
            <text:p>2.876308</text:p>
          </table:table-cell>
          <table:table-cell/>
          <table:table-cell table:formula="of:=[.B199]/[.C199]" office:value-type="float" office:value="0.844677969118745" calcext:value-type="float">
            <text:p>0.84467796911874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.230055" calcext:value-type="float">
            <text:p>2.230055</text:p>
          </table:table-cell>
          <table:table-cell office:value-type="float" office:value="2.675473" calcext:value-type="float">
            <text:p>2.675473</text:p>
          </table:table-cell>
          <table:table-cell/>
          <table:table-cell table:formula="of:=[.B200]/[.C200]" office:value-type="float" office:value="0.833518035876273" calcext:value-type="float">
            <text:p>0.8335180358762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.517867" calcext:value-type="float">
            <text:p>2.517867</text:p>
          </table:table-cell>
          <table:table-cell office:value-type="float" office:value="3.197421" calcext:value-type="float">
            <text:p>3.197421</text:p>
          </table:table-cell>
          <table:table-cell/>
          <table:table-cell table:formula="of:=[.B201]/[.C201]" office:value-type="float" office:value="0.787468087561819" calcext:value-type="float">
            <text:p>0.7874680875618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355937" calcext:value-type="float">
            <text:p>0.355937</text:p>
          </table:table-cell>
          <table:table-cell office:value-type="float" office:value="0.413279" calcext:value-type="float">
            <text:p>0.413279</text:p>
          </table:table-cell>
          <table:table-cell/>
          <table:table-cell table:formula="of:=[.B202]/[.C202]" office:value-type="float" office:value="0.861251116074129" calcext:value-type="float">
            <text:p>0.86125111607412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VERAGE([.E179:.E202])" office:value-type="float" office:value="0.867058345494985" calcext:value-type="float">
            <text:p>0.867058345494985</text:p>
          </table:table-cell>
          <table:table-cell table:number-columns-repeated="23"/>
        </table:table-row>
      </table:table>
      <table:table table:name="Execution" table:style-name="ta1">
        <table:shapes>
          <draw:frame draw:z-index="0" draw:style-name="gr1" draw:text-style-name="P1" svg:width="765.67pt" svg:height="438.24pt" svg:x="1624.2pt" svg:y="380.98pt">
            <draw:object draw:notify-on-update-of-ranges="Execution.G31:Execution.G54 Execution.W30:Execution.W30 Execution.W31:Execution.W54 Execution.Y31:Execution.Y54 Execution.X31:Execution.X54 Execution.H30:Execution.H30 Execution.H31:Execution.H54 Execution.J31:Execution.J54 Execution.I31:Execution.I54 Execution.K30:Execution.K30 Execution.K31:Execution.K54 Execution.M31:Execution.M54 Execution.L31:Execution.L54 Execution.N30:Execution.N30 Execution.N31:Execution.N54 Execution.P31:Execution.P54 Execution.O31:Execution.O54 Execution.Q30:Execution.Q30 Execution.Q31:Execution.Q54 Execution.S31:Execution.S54 Execution.R31:Execution.R54 Execution.T30:Execution.T30 Execution.T31:Execution.T54 Execution.V31:Execution.V54 Execution.U31:Execution.U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65.67pt" svg:height="438.24pt" svg:x="1625.78pt" svg:y="853.09pt">
            <draw:object draw:notify-on-update-of-ranges="Execution.G31:Execution.G54 Execution.K58:Execution.K58 Execution.K59:Execution.K82 Execution.M59:Execution.M82 Execution.L59:Execution.L82 Execution.Q58:Execution.Q58 Execution.Q59:Execution.Q82 Execution.S59:Execution.S82 Execution.R59:Execution.R82 Execution.N58:Execution.N58 Execution.N59:Execution.N82 Execution.P59:Execution.P82 Execution.O59:Execution.O82 Execution.H58:Execution.H58 Execution.H59:Execution.H82 Execution.J59:Execution.J82 Execution.I59:Execution.I8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Execution time with errors</text:p>
          </table:table-cell>
          <table:table-cell table:number-columns-repeated="54"/>
        </table:table-row>
        <table:table-row table:style-name="ro1">
          <table:table-cell table:number-columns-repeated="55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string" calcext:value-type="string">
            <text:p>v8-turbofan(p5rel)</text:p>
          </table:table-cell>
          <table:table-cell office:value-type="string" calcext:value-type="string">
            <text:p>v8-turbofan(p95rel)</text:p>
          </table:table-cell>
          <table:table-cell office:value-type="string" calcext:value-type="string">
            <text:p>jsc-omg</text:p>
          </table:table-cell>
          <table:table-cell office:value-type="string" calcext:value-type="string">
            <text:p>jsc-omg(p5rel)</text:p>
          </table:table-cell>
          <table:table-cell office:value-type="string" calcext:value-type="string">
            <text:p>jsc-omg(p95rel)</text:p>
          </table:table-cell>
          <table:table-cell office:value-type="string" calcext:value-type="string">
            <text:p>sm-opt</text:p>
          </table:table-cell>
          <table:table-cell office:value-type="string" calcext:value-type="string">
            <text:p>sm-opt(p5rel)</text:p>
          </table:table-cell>
          <table:table-cell office:value-type="string" calcext:value-type="string">
            <text:p>sm-opt(p95rel)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jsc-bbq(p5rel)</text:p>
          </table:table-cell>
          <table:table-cell office:value-type="string" calcext:value-type="string">
            <text:p>jsc-bbq(p95rel)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sm-base(p5rel)</text:p>
          </table:table-cell>
          <table:table-cell office:value-type="string" calcext:value-type="string">
            <text:p>sm-base(p95rel)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v8-liftoff(p5rel)</text:p>
          </table:table-cell>
          <table:table-cell office:value-type="string" calcext:value-type="string">
            <text:p>v8-liftoff(p95rel)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sm3(p5rel)</text:p>
          </table:table-cell>
          <table:table-cell office:value-type="string" calcext:value-type="string">
            <text:p>wasm3(p95rel)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jsc-int(p5rel)</text:p>
          </table:table-cell>
          <table:table-cell office:value-type="string" calcext:value-type="string">
            <text:p>jsc-int(p95rel)</text:p>
          </table:table-cell>
          <table:table-cell office:value-type="string" calcext:value-type="string">
            <text:p>wamr-fast</text:p>
          </table:table-cell>
          <table:table-cell office:value-type="string" calcext:value-type="string">
            <text:p>wamr-fast(p5rel)</text:p>
          </table:table-cell>
          <table:table-cell office:value-type="string" calcext:value-type="string">
            <text:p>wamr-fast(p95rel)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wizard-fast(p5rel)</text:p>
          </table:table-cell>
          <table:table-cell office:value-type="string" calcext:value-type="string">
            <text:p>wizard-fast(p95rel)</text:p>
          </table:table-cell>
          <table:table-cell office:value-type="string" calcext:value-type="string">
            <text:p>wamr-classic</text:p>
          </table:table-cell>
          <table:table-cell office:value-type="string" calcext:value-type="string">
            <text:p>wamr-classic(p5rel)</text:p>
          </table:table-cell>
          <table:table-cell office:value-type="string" calcext:value-type="string">
            <text:p>wamr-classic(p95rel)</text:p>
          </table:table-cell>
          <table:table-cell office:value-type="string" calcext:value-type="string">
            <text:p>wizard-slow</text:p>
          </table:table-cell>
          <table:table-cell office:value-type="string" calcext:value-type="string">
            <text:p>wizard-slow(p5rel)</text:p>
          </table:table-cell>
          <table:table-cell office:value-type="string" calcext:value-type="string">
            <text:p>wizard-slow(p95rel)</text:p>
          </table:table-cell>
          <table:table-cell office:value-type="string" calcext:value-type="string">
            <text:p>wamr-slow</text:p>
          </table:table-cell>
          <table:table-cell office:value-type="string" calcext:value-type="string">
            <text:p>wamr-slow(p5rel)</text:p>
          </table:table-cell>
          <table:table-cell office:value-type="string" calcext:value-type="string">
            <text:p>wamr-slow(p95rel)</text:p>
          </table:table-cell>
          <table:table-cell/>
          <table:table-cell office:value-type="string" calcext:value-type="string">
            <text:p>v8-def</text:p>
          </table:table-cell>
          <table:table-cell office:value-type="string" calcext:value-type="string">
            <text:p>v8-def(p5rel)</text:p>
          </table:table-cell>
          <table:table-cell office:value-type="string" calcext:value-type="string">
            <text:p>v8-def(p95rel)</text:p>
          </table:table-cell>
          <table:table-cell office:value-type="string" calcext:value-type="string">
            <text:p>sm-def</text:p>
          </table:table-cell>
          <table:table-cell office:value-type="string" calcext:value-type="string">
            <text:p>sm-def(p5rel)</text:p>
          </table:table-cell>
          <table:table-cell office:value-type="string" calcext:value-type="string">
            <text:p>sm-def(p95rel)</text:p>
          </table:table-cell>
          <table:table-cell office:value-type="string" calcext:value-type="string">
            <text:p>jsc-def</text:p>
          </table:table-cell>
          <table:table-cell office:value-type="string" calcext:value-type="string">
            <text:p>jsc-def(p5rel)</text:p>
          </table:table-cell>
          <table:table-cell office:value-type="string" calcext:value-type="string">
            <text:p>jsc-def(p95rel)</text:p>
          </table:table-cell>
          <table:table-cell table:number-columns-repeated="2"/>
          <table:table-cell office:value-type="string" calcext:value-type="string">
            <text:p>jsc-omg</text:p>
          </table:table-cell>
          <table:table-cell office:value-type="string" calcext:value-type="string">
            <text:p>jsc-omg(p5rel)</text:p>
          </table:table-cell>
          <table:table-cell office:value-type="string" calcext:value-type="string">
            <text:p>jsc-omg(p95rel)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65712" calcext:value-type="float">
            <text:p>0.0165712</text:p>
          </table:table-cell>
          <table:table-cell office:value-type="float" office:value="0.0009312" calcext:value-type="float">
            <text:p>0.0009312</text:p>
          </table:table-cell>
          <table:table-cell office:value-type="float" office:value="0.0014078" calcext:value-type="float">
            <text:p>0.0014078</text:p>
          </table:table-cell>
          <table:table-cell office:value-type="float" office:value="0.0279367" calcext:value-type="float">
            <text:p>0.0279367</text:p>
          </table:table-cell>
          <table:table-cell office:value-type="float" office:value="0.0024997" calcext:value-type="float">
            <text:p>0.0024997</text:p>
          </table:table-cell>
          <table:table-cell office:value-type="float" office:value="0.0054983" calcext:value-type="float">
            <text:p>0.0054983</text:p>
          </table:table-cell>
          <table:table-cell office:value-type="float" office:value="0.0189125" calcext:value-type="float">
            <text:p>0.0189125</text:p>
          </table:table-cell>
          <table:table-cell office:value-type="float" office:value="0.0006565" calcext:value-type="float">
            <text:p>0.0006565</text:p>
          </table:table-cell>
          <table:table-cell office:value-type="float" office:value="0.0006195" calcext:value-type="float">
            <text:p>0.0006195</text:p>
          </table:table-cell>
          <table:table-cell office:value-type="float" office:value="0.0105979" calcext:value-type="float">
            <text:p>0.0105979</text:p>
          </table:table-cell>
          <table:table-cell office:value-type="float" office:value="0.0005309" calcext:value-type="float">
            <text:p>0.0005309</text:p>
          </table:table-cell>
          <table:table-cell office:value-type="float" office:value="0.0005621" calcext:value-type="float">
            <text:p>0.0005621</text:p>
          </table:table-cell>
          <table:table-cell office:value-type="float" office:value="0.0155235" calcext:value-type="float">
            <text:p>0.0155235</text:p>
          </table:table-cell>
          <table:table-cell office:value-type="float" office:value="0.0003205" calcext:value-type="float">
            <text:p>0.0003205</text:p>
          </table:table-cell>
          <table:table-cell office:value-type="float" office:value="0.0005975" calcext:value-type="float">
            <text:p>0.0005975</text:p>
          </table:table-cell>
          <table:table-cell office:value-type="float" office:value="0.0106705" calcext:value-type="float">
            <text:p>0.0106705</text:p>
          </table:table-cell>
          <table:table-cell office:value-type="float" office:value="0.0004565" calcext:value-type="float">
            <text:p>0.0004565</text:p>
          </table:table-cell>
          <table:table-cell office:value-type="float" office:value="0.0003825" calcext:value-type="float">
            <text:p>0.0003825</text:p>
          </table:table-cell>
          <table:table-cell office:value-type="float" office:value="0.00719716" calcext:value-type="float">
            <text:p>0.00719716</text:p>
          </table:table-cell>
          <table:table-cell office:value-type="float" office:value="0.00010016" calcext:value-type="float">
            <text:p>0.00010016</text:p>
          </table:table-cell>
          <table:table-cell office:value-type="float" office:value="0.00015984" calcext:value-type="float">
            <text:p>0.00015984</text:p>
          </table:table-cell>
          <table:table-cell office:value-type="float" office:value="0.0148303" calcext:value-type="float">
            <text:p>0.0148303</text:p>
          </table:table-cell>
          <table:table-cell office:value-type="float" office:value="0.0005203" calcext:value-type="float">
            <text:p>0.0005203</text:p>
          </table:table-cell>
          <table:table-cell office:value-type="float" office:value="0.0004167" calcext:value-type="float">
            <text:p>0.0004167</text:p>
          </table:table-cell>
          <table:table-cell office:value-type="float" office:value="0.0121119" calcext:value-type="float">
            <text:p>0.0121119</text:p>
          </table:table-cell>
          <table:table-cell office:value-type="float" office:value="0.0001749" calcext:value-type="float">
            <text:p>0.0001749</text:p>
          </table:table-cell>
          <table:table-cell office:value-type="float" office:value="0.0001901" calcext:value-type="float">
            <text:p>0.0001901</text:p>
          </table:table-cell>
          <table:table-cell office:value-type="float" office:value="0.0118319" calcext:value-type="float">
            <text:p>0.0118319</text:p>
          </table:table-cell>
          <table:table-cell office:value-type="float" office:value="0.0001169" calcext:value-type="float">
            <text:p>0.0001169</text:p>
          </table:table-cell>
          <table:table-cell office:value-type="float" office:value="0.0001161" calcext:value-type="float">
            <text:p>0.0001161</text:p>
          </table:table-cell>
          <table:table-cell office:value-type="float" office:value="0.016634" calcext:value-type="float">
            <text:p>0.016634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142049" calcext:value-type="float">
            <text:p>0.0142049</text:p>
          </table:table-cell>
          <table:table-cell office:value-type="float" office:value="0.0001829" calcext:value-type="float">
            <text:p>0.0001829</text:p>
          </table:table-cell>
          <table:table-cell office:value-type="float" office:value="0.0004281" calcext:value-type="float">
            <text:p>0.0004281</text:p>
          </table:table-cell>
          <table:table-cell office:value-type="float" office:value="0.0240755" calcext:value-type="float">
            <text:p>0.0240755</text:p>
          </table:table-cell>
          <table:table-cell office:value-type="float" office:value="0.0003205" calcext:value-type="float">
            <text:p>0.0003205</text:p>
          </table:table-cell>
          <table:table-cell office:value-type="float" office:value="0.0003255" calcext:value-type="float">
            <text:p>0.0003255</text:p>
          </table:table-cell>
          <table:table-cell/>
          <table:table-cell office:value-type="float" office:value="0.0134242" calcext:value-type="float">
            <text:p>0.0134242</text:p>
          </table:table-cell>
          <table:table-cell office:value-type="float" office:value="0.0008442" calcext:value-type="float">
            <text:p>0.0008442</text:p>
          </table:table-cell>
          <table:table-cell office:value-type="float" office:value="0.0011718" calcext:value-type="float">
            <text:p>0.0011718</text:p>
          </table:table-cell>
          <table:table-cell office:value-type="float" office:value="0.0188413" calcext:value-type="float">
            <text:p>0.0188413</text:p>
          </table:table-cell>
          <table:table-cell office:value-type="float" office:value="0.0005773" calcext:value-type="float">
            <text:p>0.0005773</text:p>
          </table:table-cell>
          <table:table-cell office:value-type="float" office:value="0.0006917" calcext:value-type="float">
            <text:p>0.0006917</text:p>
          </table:table-cell>
          <table:table-cell office:value-type="float" office:value="0.0180618" calcext:value-type="float">
            <text:p>0.0180618</text:p>
          </table:table-cell>
          <table:table-cell office:value-type="float" office:value="0.0005748" calcext:value-type="float">
            <text:p>0.0005748</text:p>
          </table:table-cell>
          <table:table-cell office:value-type="float" office:value="0.0006262" calcext:value-type="float">
            <text:p>0.0006262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279367" calcext:value-type="float">
            <text:p>0.0279367</text:p>
          </table:table-cell>
          <table:table-cell office:value-type="float" office:value="0.0024997" calcext:value-type="float">
            <text:p>0.0024997</text:p>
          </table:table-cell>
          <table:table-cell office:value-type="float" office:value="0.0054983" calcext:value-type="float">
            <text:p>0.0054983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66171" calcext:value-type="float">
            <text:p>0.0166171</text:p>
          </table:table-cell>
          <table:table-cell office:value-type="float" office:value="0.0010611" calcext:value-type="float">
            <text:p>0.0010611</text:p>
          </table:table-cell>
          <table:table-cell office:value-type="float" office:value="0.0014249" calcext:value-type="float">
            <text:p>0.0014249</text:p>
          </table:table-cell>
          <table:table-cell office:value-type="float" office:value="0.0279169" calcext:value-type="float">
            <text:p>0.0279169</text:p>
          </table:table-cell>
          <table:table-cell office:value-type="float" office:value="0.0023659" calcext:value-type="float">
            <text:p>0.0023659</text:p>
          </table:table-cell>
          <table:table-cell office:value-type="float" office:value="0.0042841" calcext:value-type="float">
            <text:p>0.0042841</text:p>
          </table:table-cell>
          <table:table-cell office:value-type="float" office:value="0.0189143" calcext:value-type="float">
            <text:p>0.0189143</text:p>
          </table:table-cell>
          <table:table-cell office:value-type="float" office:value="0.0006683" calcext:value-type="float">
            <text:p>0.0006683</text:p>
          </table:table-cell>
          <table:table-cell office:value-type="float" office:value="0.0006277" calcext:value-type="float">
            <text:p>0.0006277</text:p>
          </table:table-cell>
          <table:table-cell office:value-type="float" office:value="0.0108065" calcext:value-type="float">
            <text:p>0.0108065</text:p>
          </table:table-cell>
          <table:table-cell office:value-type="float" office:value="0.0005925" calcext:value-type="float">
            <text:p>0.0005925</text:p>
          </table:table-cell>
          <table:table-cell office:value-type="float" office:value="0.0006075" calcext:value-type="float">
            <text:p>0.0006075</text:p>
          </table:table-cell>
          <table:table-cell office:value-type="float" office:value="0.0156117" calcext:value-type="float">
            <text:p>0.0156117</text:p>
          </table:table-cell>
          <table:table-cell office:value-type="float" office:value="0.0002977" calcext:value-type="float">
            <text:p>0.0002977</text:p>
          </table:table-cell>
          <table:table-cell office:value-type="float" office:value="0.0003753" calcext:value-type="float">
            <text:p>0.0003753</text:p>
          </table:table-cell>
          <table:table-cell office:value-type="float" office:value="0.0106762" calcext:value-type="float">
            <text:p>0.0106762</text:p>
          </table:table-cell>
          <table:table-cell office:value-type="float" office:value="0.0004302" calcext:value-type="float">
            <text:p>0.0004302</text:p>
          </table:table-cell>
          <table:table-cell office:value-type="float" office:value="0.0003788" calcext:value-type="float">
            <text:p>0.0003788</text:p>
          </table:table-cell>
          <table:table-cell office:value-type="float" office:value="0.00725177" calcext:value-type="float">
            <text:p>0.00725177</text:p>
          </table:table-cell>
          <table:table-cell office:value-type="float" office:value="0.00010177" calcext:value-type="float">
            <text:p>0.00010177</text:p>
          </table:table-cell>
          <table:table-cell office:value-type="float" office:value="0.00012923" calcext:value-type="float">
            <text:p>0.00012923</text:p>
          </table:table-cell>
          <table:table-cell office:value-type="float" office:value="0.0170312" calcext:value-type="float">
            <text:p>0.0170312</text:p>
          </table:table-cell>
          <table:table-cell office:value-type="float" office:value="0.0005612" calcext:value-type="float">
            <text:p>0.0005612</text:p>
          </table:table-cell>
          <table:table-cell office:value-type="float" office:value="0.0004118" calcext:value-type="float">
            <text:p>0.0004118</text:p>
          </table:table-cell>
          <table:table-cell office:value-type="float" office:value="0.0124137" calcext:value-type="float">
            <text:p>0.0124137</text:p>
          </table:table-cell>
          <table:table-cell office:value-type="float" office:value="0.0001537" calcext:value-type="float">
            <text:p>0.0001537</text:p>
          </table:table-cell>
          <table:table-cell office:value-type="float" office:value="0.0002753" calcext:value-type="float">
            <text:p>0.0002753</text:p>
          </table:table-cell>
          <table:table-cell office:value-type="float" office:value="0.0131778" calcext:value-type="float">
            <text:p>0.0131778</text:p>
          </table:table-cell>
          <table:table-cell office:value-type="float" office:value="0.0002058" calcext:value-type="float">
            <text:p>0.0002058</text:p>
          </table:table-cell>
          <table:table-cell office:value-type="float" office:value="0.0002512" calcext:value-type="float">
            <text:p>0.0002512</text:p>
          </table:table-cell>
          <table:table-cell office:value-type="float" office:value="0.0172256" calcext:value-type="float">
            <text:p>0.0172256</text:p>
          </table:table-cell>
          <table:table-cell office:value-type="float" office:value="0.0002006" calcext:value-type="float">
            <text:p>0.0002006</text:p>
          </table:table-cell>
          <table:table-cell office:value-type="float" office:value="0.0005284" calcext:value-type="float">
            <text:p>0.0005284</text:p>
          </table:table-cell>
          <table:table-cell office:value-type="float" office:value="0.0186015" calcext:value-type="float">
            <text:p>0.0186015</text:p>
          </table:table-cell>
          <table:table-cell office:value-type="float" office:value="0.0002475" calcext:value-type="float">
            <text:p>0.0002475</text:p>
          </table:table-cell>
          <table:table-cell office:value-type="float" office:value="0.0004615" calcext:value-type="float">
            <text:p>0.0004615</text:p>
          </table:table-cell>
          <table:table-cell office:value-type="float" office:value="0.0286935" calcext:value-type="float">
            <text:p>0.0286935</text:p>
          </table:table-cell>
          <table:table-cell office:value-type="float" office:value="0.0005145" calcext:value-type="float">
            <text:p>0.0005145</text:p>
          </table:table-cell>
          <table:table-cell office:value-type="float" office:value="0.0004585" calcext:value-type="float">
            <text:p>0.0004585</text:p>
          </table:table-cell>
          <table:table-cell/>
          <table:table-cell office:value-type="float" office:value="0.0135772" calcext:value-type="float">
            <text:p>0.0135772</text:p>
          </table:table-cell>
          <table:table-cell office:value-type="float" office:value="0.0009762" calcext:value-type="float">
            <text:p>0.0009762</text:p>
          </table:table-cell>
          <table:table-cell office:value-type="float" office:value="0.0011258" calcext:value-type="float">
            <text:p>0.0011258</text:p>
          </table:table-cell>
          <table:table-cell office:value-type="float" office:value="0.0187788" calcext:value-type="float">
            <text:p>0.0187788</text:p>
          </table:table-cell>
          <table:table-cell office:value-type="float" office:value="0.0006418" calcext:value-type="float">
            <text:p>0.0006418</text:p>
          </table:table-cell>
          <table:table-cell office:value-type="float" office:value="0.0007182" calcext:value-type="float">
            <text:p>0.0007182</text:p>
          </table:table-cell>
          <table:table-cell office:value-type="float" office:value="0.00825843" calcext:value-type="float">
            <text:p>0.00825843</text:p>
          </table:table-cell>
          <table:table-cell office:value-type="float" office:value="0.00054743" calcext:value-type="float">
            <text:p>0.00054743</text:p>
          </table:table-cell>
          <table:table-cell office:value-type="float" office:value="0.00113657" calcext:value-type="float">
            <text:p>0.00113657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279169" calcext:value-type="float">
            <text:p>0.0279169</text:p>
          </table:table-cell>
          <table:table-cell office:value-type="float" office:value="0.0023659" calcext:value-type="float">
            <text:p>0.0023659</text:p>
          </table:table-cell>
          <table:table-cell office:value-type="float" office:value="0.0042841" calcext:value-type="float">
            <text:p>0.0042841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276392" calcext:value-type="float">
            <text:p>0.0276392</text:p>
          </table:table-cell>
          <table:table-cell office:value-type="float" office:value="0.0021852" calcext:value-type="float">
            <text:p>0.0021852</text:p>
          </table:table-cell>
          <table:table-cell office:value-type="float" office:value="0.0042958" calcext:value-type="float">
            <text:p>0.0042958</text:p>
          </table:table-cell>
          <table:table-cell office:value-type="float" office:value="0.0189219" calcext:value-type="float">
            <text:p>0.0189219</text:p>
          </table:table-cell>
          <table:table-cell office:value-type="float" office:value="0.0007569" calcext:value-type="float">
            <text:p>0.0007569</text:p>
          </table:table-cell>
          <table:table-cell office:value-type="float" office:value="0.0013511" calcext:value-type="float">
            <text:p>0.0013511</text:p>
          </table:table-cell>
          <table:table-cell office:value-type="float" office:value="0.0105758" calcext:value-type="float">
            <text:p>0.0105758</text:p>
          </table:table-cell>
          <table:table-cell office:value-type="float" office:value="0.0004328" calcext:value-type="float">
            <text:p>0.0004328</text:p>
          </table:table-cell>
          <table:table-cell office:value-type="float" office:value="0.0005562" calcext:value-type="float">
            <text:p>0.0005562</text:p>
          </table:table-cell>
          <table:table-cell office:value-type="float" office:value="0.0155512" calcext:value-type="float">
            <text:p>0.0155512</text:p>
          </table:table-cell>
          <table:table-cell office:value-type="float" office:value="0.0003722" calcext:value-type="float">
            <text:p>0.0003722</text:p>
          </table:table-cell>
          <table:table-cell office:value-type="float" office:value="0.0004308" calcext:value-type="float">
            <text:p>0.0004308</text:p>
          </table:table-cell>
          <table:table-cell office:value-type="float" office:value="0.0106599" calcext:value-type="float">
            <text:p>0.0106599</text:p>
          </table:table-cell>
          <table:table-cell office:value-type="float" office:value="0.0004159" calcext:value-type="float">
            <text:p>0.0004159</text:p>
          </table:table-cell>
          <table:table-cell office:value-type="float" office:value="0.0003171" calcext:value-type="float">
            <text:p>0.0003171</text:p>
          </table:table-cell>
          <table:table-cell office:value-type="float" office:value="0.0073442" calcext:value-type="float">
            <text:p>0.0073442</text:p>
          </table:table-cell>
          <table:table-cell office:value-type="float" office:value="0.0001792" calcext:value-type="float">
            <text:p>0.0001792</text:p>
          </table:table-cell>
          <table:table-cell office:value-type="float" office:value="0.0003518" calcext:value-type="float">
            <text:p>0.0003518</text:p>
          </table:table-cell>
          <table:table-cell office:value-type="float" office:value="0.0170111" calcext:value-type="float">
            <text:p>0.0170111</text:p>
          </table:table-cell>
          <table:table-cell office:value-type="float" office:value="0.0004981" calcext:value-type="float">
            <text:p>0.0004981</text:p>
          </table:table-cell>
          <table:table-cell office:value-type="float" office:value="0.0004259" calcext:value-type="float">
            <text:p>0.0004259</text:p>
          </table:table-cell>
          <table:table-cell office:value-type="float" office:value="0.0123004" calcext:value-type="float">
            <text:p>0.0123004</text:p>
          </table:table-cell>
          <table:table-cell office:value-type="float" office:value="0.0001404" calcext:value-type="float">
            <text:p>0.0001404</text:p>
          </table:table-cell>
          <table:table-cell office:value-type="float" office:value="0.0001656" calcext:value-type="float">
            <text:p>0.0001656</text:p>
          </table:table-cell>
          <table:table-cell office:value-type="float" office:value="0.0135223" calcext:value-type="float">
            <text:p>0.0135223</text:p>
          </table:table-cell>
          <table:table-cell office:value-type="float" office:value="0.0000993" calcext:value-type="float">
            <text:p>9.93E-05</text:p>
          </table:table-cell>
          <table:table-cell office:value-type="float" office:value="0.0000797" calcext:value-type="float">
            <text:p>7.97E-05</text:p>
          </table:table-cell>
          <table:table-cell office:value-type="float" office:value="0.0171093" calcext:value-type="float">
            <text:p>0.0171093</text:p>
          </table:table-cell>
          <table:table-cell office:value-type="float" office:value="0.0001763" calcext:value-type="float">
            <text:p>0.0001763</text:p>
          </table:table-cell>
          <table:table-cell office:value-type="float" office:value="0.0001777" calcext:value-type="float">
            <text:p>0.0001777</text:p>
          </table:table-cell>
          <table:table-cell office:value-type="float" office:value="0.0182023" calcext:value-type="float">
            <text:p>0.0182023</text:p>
          </table:table-cell>
          <table:table-cell office:value-type="float" office:value="0.0001923" calcext:value-type="float">
            <text:p>0.0001923</text:p>
          </table:table-cell>
          <table:table-cell office:value-type="float" office:value="0.0004007" calcext:value-type="float">
            <text:p>0.0004007</text:p>
          </table:table-cell>
          <table:table-cell office:value-type="float" office:value="0.0278199" calcext:value-type="float">
            <text:p>0.0278199</text:p>
          </table:table-cell>
          <table:table-cell office:value-type="float" office:value="0.0003909" calcext:value-type="float">
            <text:p>0.0003909</text:p>
          </table:table-cell>
          <table:table-cell office:value-type="float" office:value="0.0001351" calcext:value-type="float">
            <text:p>0.0001351</text:p>
          </table:table-cell>
          <table:table-cell/>
          <table:table-cell office:value-type="float" office:value="0.0132703" calcext:value-type="float">
            <text:p>0.0132703</text:p>
          </table:table-cell>
          <table:table-cell office:value-type="float" office:value="0.0008103" calcext:value-type="float">
            <text:p>0.0008103</text:p>
          </table:table-cell>
          <table:table-cell office:value-type="float" office:value="0.0009297" calcext:value-type="float">
            <text:p>0.0009297</text:p>
          </table:table-cell>
          <table:table-cell office:value-type="float" office:value="0.0190183" calcext:value-type="float">
            <text:p>0.0190183</text:p>
          </table:table-cell>
          <table:table-cell office:value-type="float" office:value="0.0008523" calcext:value-type="float">
            <text:p>0.0008523</text:p>
          </table:table-cell>
          <table:table-cell office:value-type="float" office:value="0.0014177" calcext:value-type="float">
            <text:p>0.0014177</text:p>
          </table:table-cell>
          <table:table-cell office:value-type="float" office:value="0.0202797" calcext:value-type="float">
            <text:p>0.0202797</text:p>
          </table:table-cell>
          <table:table-cell office:value-type="float" office:value="0.0005417" calcext:value-type="float">
            <text:p>0.0005417</text:p>
          </table:table-cell>
          <table:table-cell office:value-type="float" office:value="0.0011803" calcext:value-type="float">
            <text:p>0.0011803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276392" calcext:value-type="float">
            <text:p>0.0276392</text:p>
          </table:table-cell>
          <table:table-cell office:value-type="float" office:value="0.0021852" calcext:value-type="float">
            <text:p>0.0021852</text:p>
          </table:table-cell>
          <table:table-cell office:value-type="float" office:value="0.0042958" calcext:value-type="float">
            <text:p>0.0042958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7562" calcext:value-type="float">
            <text:p>0.0167562</text:p>
          </table:table-cell>
          <table:table-cell office:value-type="float" office:value="0.0008722" calcext:value-type="float">
            <text:p>0.0008722</text:p>
          </table:table-cell>
          <table:table-cell office:value-type="float" office:value="0.0014268" calcext:value-type="float">
            <text:p>0.0014268</text:p>
          </table:table-cell>
          <table:table-cell office:value-type="float" office:value="0.0283649" calcext:value-type="float">
            <text:p>0.0283649</text:p>
          </table:table-cell>
          <table:table-cell office:value-type="float" office:value="0.0027109" calcext:value-type="float">
            <text:p>0.0027109</text:p>
          </table:table-cell>
          <table:table-cell office:value-type="float" office:value="0.0052631" calcext:value-type="float">
            <text:p>0.0052631</text:p>
          </table:table-cell>
          <table:table-cell office:value-type="float" office:value="0.0193394" calcext:value-type="float">
            <text:p>0.0193394</text:p>
          </table:table-cell>
          <table:table-cell office:value-type="float" office:value="0.0006824" calcext:value-type="float">
            <text:p>0.0006824</text:p>
          </table:table-cell>
          <table:table-cell office:value-type="float" office:value="0.0013446" calcext:value-type="float">
            <text:p>0.0013446</text:p>
          </table:table-cell>
          <table:table-cell office:value-type="float" office:value="0.0115851" calcext:value-type="float">
            <text:p>0.0115851</text:p>
          </table:table-cell>
          <table:table-cell office:value-type="float" office:value="0.0005681" calcext:value-type="float">
            <text:p>0.0005681</text:p>
          </table:table-cell>
          <table:table-cell office:value-type="float" office:value="0.0006119" calcext:value-type="float">
            <text:p>0.0006119</text:p>
          </table:table-cell>
          <table:table-cell office:value-type="float" office:value="0.0161242" calcext:value-type="float">
            <text:p>0.0161242</text:p>
          </table:table-cell>
          <table:table-cell office:value-type="float" office:value="0.0003452" calcext:value-type="float">
            <text:p>0.0003452</text:p>
          </table:table-cell>
          <table:table-cell office:value-type="float" office:value="0.0004918" calcext:value-type="float">
            <text:p>0.0004918</text:p>
          </table:table-cell>
          <table:table-cell office:value-type="float" office:value="0.0110401" calcext:value-type="float">
            <text:p>0.0110401</text:p>
          </table:table-cell>
          <table:table-cell office:value-type="float" office:value="0.0004581" calcext:value-type="float">
            <text:p>0.0004581</text:p>
          </table:table-cell>
          <table:table-cell office:value-type="float" office:value="0.0003639" calcext:value-type="float">
            <text:p>0.0003639</text:p>
          </table:table-cell>
          <table:table-cell office:value-type="float" office:value="0.00955328" calcext:value-type="float">
            <text:p>0.00955328</text:p>
          </table:table-cell>
          <table:table-cell office:value-type="float" office:value="0.00013228" calcext:value-type="float">
            <text:p>0.00013228</text:p>
          </table:table-cell>
          <table:table-cell office:value-type="float" office:value="0.00011672" calcext:value-type="float">
            <text:p>0.00011672</text:p>
          </table:table-cell>
          <table:table-cell office:value-type="float" office:value="0.0231692" calcext:value-type="float">
            <text:p>0.0231692</text:p>
          </table:table-cell>
          <table:table-cell office:value-type="float" office:value="0.0004812" calcext:value-type="float">
            <text:p>0.0004812</text:p>
          </table:table-cell>
          <table:table-cell office:value-type="float" office:value="0.0004938" calcext:value-type="float">
            <text:p>0.0004938</text:p>
          </table:table-cell>
          <table:table-cell office:value-type="float" office:value="0.0163737" calcext:value-type="float">
            <text:p>0.0163737</text:p>
          </table:table-cell>
          <table:table-cell office:value-type="float" office:value="0.0001957" calcext:value-type="float">
            <text:p>0.0001957</text:p>
          </table:table-cell>
          <table:table-cell office:value-type="float" office:value="0.0002813" calcext:value-type="float">
            <text:p>0.0002813</text:p>
          </table:table-cell>
          <table:table-cell office:value-type="float" office:value="0.0180499" calcext:value-type="float">
            <text:p>0.0180499</text:p>
          </table:table-cell>
          <table:table-cell office:value-type="float" office:value="0.0001379" calcext:value-type="float">
            <text:p>0.0001379</text:p>
          </table:table-cell>
          <table:table-cell office:value-type="float" office:value="0.0002011" calcext:value-type="float">
            <text:p>0.0002011</text:p>
          </table:table-cell>
          <table:table-cell office:value-type="float" office:value="0.0231942" calcext:value-type="float">
            <text:p>0.0231942</text:p>
          </table:table-cell>
          <table:table-cell office:value-type="float" office:value="0.0002842" calcext:value-type="float">
            <text:p>0.0002842</text:p>
          </table:table-cell>
          <table:table-cell office:value-type="float" office:value="0.0006388" calcext:value-type="float">
            <text:p>0.0006388</text:p>
          </table:table-cell>
          <table:table-cell office:value-type="float" office:value="0.0265574" calcext:value-type="float">
            <text:p>0.0265574</text:p>
          </table:table-cell>
          <table:table-cell office:value-type="float" office:value="0.0004654" calcext:value-type="float">
            <text:p>0.0004654</text:p>
          </table:table-cell>
          <table:table-cell office:value-type="float" office:value="0.0003216" calcext:value-type="float">
            <text:p>0.0003216</text:p>
          </table:table-cell>
          <table:table-cell office:value-type="float" office:value="0.0385827" calcext:value-type="float">
            <text:p>0.0385827</text:p>
          </table:table-cell>
          <table:table-cell office:value-type="float" office:value="0.0004127" calcext:value-type="float">
            <text:p>0.0004127</text:p>
          </table:table-cell>
          <table:table-cell office:value-type="float" office:value="0.0003743" calcext:value-type="float">
            <text:p>0.0003743</text:p>
          </table:table-cell>
          <table:table-cell/>
          <table:table-cell office:value-type="float" office:value="0.0140977" calcext:value-type="float">
            <text:p>0.0140977</text:p>
          </table:table-cell>
          <table:table-cell office:value-type="float" office:value="0.0011597" calcext:value-type="float">
            <text:p>0.0011597</text:p>
          </table:table-cell>
          <table:table-cell office:value-type="float" office:value="0.0012063" calcext:value-type="float">
            <text:p>0.0012063</text:p>
          </table:table-cell>
          <table:table-cell office:value-type="float" office:value="0.019321" calcext:value-type="float">
            <text:p>0.019321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936944" calcext:value-type="float">
            <text:p>0.00936944</text:p>
          </table:table-cell>
          <table:table-cell office:value-type="float" office:value="0.00067744" calcext:value-type="float">
            <text:p>0.00067744</text:p>
          </table:table-cell>
          <table:table-cell office:value-type="float" office:value="0.00086456" calcext:value-type="float">
            <text:p>0.00086456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283649" calcext:value-type="float">
            <text:p>0.0283649</text:p>
          </table:table-cell>
          <table:table-cell office:value-type="float" office:value="0.0027109" calcext:value-type="float">
            <text:p>0.0027109</text:p>
          </table:table-cell>
          <table:table-cell office:value-type="float" office:value="0.0052631" calcext:value-type="float">
            <text:p>0.005263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04108" calcext:value-type="float">
            <text:p>0.0204108</text:p>
          </table:table-cell>
          <table:table-cell office:value-type="float" office:value="0.0006578" calcext:value-type="float">
            <text:p>0.0006578</text:p>
          </table:table-cell>
          <table:table-cell office:value-type="float" office:value="0.0015372" calcext:value-type="float">
            <text:p>0.0015372</text:p>
          </table:table-cell>
          <table:table-cell office:value-type="float" office:value="0.0333895" calcext:value-type="float">
            <text:p>0.0333895</text:p>
          </table:table-cell>
          <table:table-cell office:value-type="float" office:value="0.0020205" calcext:value-type="float">
            <text:p>0.0020205</text:p>
          </table:table-cell>
          <table:table-cell office:value-type="float" office:value="0.0034095" calcext:value-type="float">
            <text:p>0.0034095</text:p>
          </table:table-cell>
          <table:table-cell office:value-type="float" office:value="0.0237213" calcext:value-type="float">
            <text:p>0.0237213</text:p>
          </table:table-cell>
          <table:table-cell office:value-type="float" office:value="0.0007743" calcext:value-type="float">
            <text:p>0.0007743</text:p>
          </table:table-cell>
          <table:table-cell office:value-type="float" office:value="0.0010957" calcext:value-type="float">
            <text:p>0.0010957</text:p>
          </table:table-cell>
          <table:table-cell office:value-type="float" office:value="0.0227081" calcext:value-type="float">
            <text:p>0.0227081</text:p>
          </table:table-cell>
          <table:table-cell office:value-type="float" office:value="0.0005541" calcext:value-type="float">
            <text:p>0.0005541</text:p>
          </table:table-cell>
          <table:table-cell office:value-type="float" office:value="0.0005829" calcext:value-type="float">
            <text:p>0.0005829</text:p>
          </table:table-cell>
          <table:table-cell office:value-type="float" office:value="0.0250183" calcext:value-type="float">
            <text:p>0.0250183</text:p>
          </table:table-cell>
          <table:table-cell office:value-type="float" office:value="0.0005383" calcext:value-type="float">
            <text:p>0.0005383</text:p>
          </table:table-cell>
          <table:table-cell office:value-type="float" office:value="0.0006277" calcext:value-type="float">
            <text:p>0.0006277</text:p>
          </table:table-cell>
          <table:table-cell office:value-type="float" office:value="0.0180606" calcext:value-type="float">
            <text:p>0.0180606</text:p>
          </table:table-cell>
          <table:table-cell office:value-type="float" office:value="0.0004466" calcext:value-type="float">
            <text:p>0.0004466</text:p>
          </table:table-cell>
          <table:table-cell office:value-type="float" office:value="0.0004534" calcext:value-type="float">
            <text:p>0.0004534</text:p>
          </table:table-cell>
          <table:table-cell office:value-type="float" office:value="0.0426962" calcext:value-type="float">
            <text:p>0.0426962</text:p>
          </table:table-cell>
          <table:table-cell office:value-type="float" office:value="0.0003442" calcext:value-type="float">
            <text:p>0.0003442</text:p>
          </table:table-cell>
          <table:table-cell office:value-type="float" office:value="0.0007978" calcext:value-type="float">
            <text:p>0.0007978</text:p>
          </table:table-cell>
          <table:table-cell office:value-type="float" office:value="0.101767" calcext:value-type="float">
            <text:p>0.101767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0750877" calcext:value-type="float">
            <text:p>0.0750877</text:p>
          </table:table-cell>
          <table:table-cell office:value-type="float" office:value="0.0014537" calcext:value-type="float">
            <text:p>0.0014537</text:p>
          </table:table-cell>
          <table:table-cell office:value-type="float" office:value="0.0083793" calcext:value-type="float">
            <text:p>0.0083793</text:p>
          </table:table-cell>
          <table:table-cell office:value-type="float" office:value="0.117126" calcext:value-type="float">
            <text:p>0.117126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132008" calcext:value-type="float">
            <text:p>0.132008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899" calcext:value-type="float">
            <text:p>0.001899</text:p>
          </table:table-cell>
          <table:table-cell office:value-type="float" office:value="0.188492" calcext:value-type="float">
            <text:p>0.18849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28801" calcext:value-type="float">
            <text:p>0.28801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0.00474" calcext:value-type="float">
            <text:p>0.00474</text:p>
          </table:table-cell>
          <table:table-cell/>
          <table:table-cell office:value-type="float" office:value="0.0210973" calcext:value-type="float">
            <text:p>0.0210973</text:p>
          </table:table-cell>
          <table:table-cell office:value-type="float" office:value="0.0013233" calcext:value-type="float">
            <text:p>0.0013233</text:p>
          </table:table-cell>
          <table:table-cell office:value-type="float" office:value="0.0021697" calcext:value-type="float">
            <text:p>0.0021697</text:p>
          </table:table-cell>
          <table:table-cell office:value-type="float" office:value="0.023597" calcext:value-type="float">
            <text:p>0.023597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136661" calcext:value-type="float">
            <text:p>0.136661</text:p>
          </table:table-cell>
          <table:table-cell office:value-type="float" office:value="0.002169" calcext:value-type="float">
            <text:p>0.002169</text:p>
          </table:table-cell>
          <table:table-cell office:value-type="float" office:value="0.003868" calcext:value-type="float">
            <text:p>0.003868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0333895" calcext:value-type="float">
            <text:p>0.0333895</text:p>
          </table:table-cell>
          <table:table-cell office:value-type="float" office:value="0.0020205" calcext:value-type="float">
            <text:p>0.0020205</text:p>
          </table:table-cell>
          <table:table-cell office:value-type="float" office:value="0.0034095" calcext:value-type="float">
            <text:p>0.0034095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10461" calcext:value-type="float">
            <text:p>0.0210461</text:p>
          </table:table-cell>
          <table:table-cell office:value-type="float" office:value="0.0009191" calcext:value-type="float">
            <text:p>0.0009191</text:p>
          </table:table-cell>
          <table:table-cell office:value-type="float" office:value="0.0014629" calcext:value-type="float">
            <text:p>0.0014629</text:p>
          </table:table-cell>
          <table:table-cell office:value-type="float" office:value="0.0346304" calcext:value-type="float">
            <text:p>0.0346304</text:p>
          </table:table-cell>
          <table:table-cell office:value-type="float" office:value="0.0026734" calcext:value-type="float">
            <text:p>0.0026734</text:p>
          </table:table-cell>
          <table:table-cell office:value-type="float" office:value="0.0052416" calcext:value-type="float">
            <text:p>0.0052416</text:p>
          </table:table-cell>
          <table:table-cell office:value-type="float" office:value="0.0240675" calcext:value-type="float">
            <text:p>0.0240675</text:p>
          </table:table-cell>
          <table:table-cell office:value-type="float" office:value="0.0006285" calcext:value-type="float">
            <text:p>0.0006285</text:p>
          </table:table-cell>
          <table:table-cell office:value-type="float" office:value="0.0008465" calcext:value-type="float">
            <text:p>0.0008465</text:p>
          </table:table-cell>
          <table:table-cell office:value-type="float" office:value="0.0270968" calcext:value-type="float">
            <text:p>0.0270968</text:p>
          </table:table-cell>
          <table:table-cell office:value-type="float" office:value="0.0004958" calcext:value-type="float">
            <text:p>0.0004958</text:p>
          </table:table-cell>
          <table:table-cell office:value-type="float" office:value="0.0005072" calcext:value-type="float">
            <text:p>0.0005072</text:p>
          </table:table-cell>
          <table:table-cell office:value-type="float" office:value="0.0293199" calcext:value-type="float">
            <text:p>0.0293199</text:p>
          </table:table-cell>
          <table:table-cell office:value-type="float" office:value="0.0004069" calcext:value-type="float">
            <text:p>0.0004069</text:p>
          </table:table-cell>
          <table:table-cell office:value-type="float" office:value="0.0009641" calcext:value-type="float">
            <text:p>0.0009641</text:p>
          </table:table-cell>
          <table:table-cell office:value-type="float" office:value="0.0200116" calcext:value-type="float">
            <text:p>0.0200116</text:p>
          </table:table-cell>
          <table:table-cell office:value-type="float" office:value="0.0004246" calcext:value-type="float">
            <text:p>0.0004246</text:p>
          </table:table-cell>
          <table:table-cell office:value-type="float" office:value="0.0005444" calcext:value-type="float">
            <text:p>0.0005444</text:p>
          </table:table-cell>
          <table:table-cell office:value-type="float" office:value="0.0547345" calcext:value-type="float">
            <text:p>0.0547345</text:p>
          </table:table-cell>
          <table:table-cell office:value-type="float" office:value="0.0010175" calcext:value-type="float">
            <text:p>0.0010175</text:p>
          </table:table-cell>
          <table:table-cell office:value-type="float" office:value="0.0008995" calcext:value-type="float">
            <text:p>0.0008995</text:p>
          </table:table-cell>
          <table:table-cell office:value-type="float" office:value="0.163199" calcext:value-type="float">
            <text:p>0.163199</text:p>
          </table:table-cell>
          <table:table-cell office:value-type="float" office:value="0.002224" calcext:value-type="float">
            <text:p>0.002224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826336" calcext:value-type="float">
            <text:p>0.0826336</text:p>
          </table:table-cell>
          <table:table-cell office:value-type="float" office:value="0.0003306" calcext:value-type="float">
            <text:p>0.0003306</text:p>
          </table:table-cell>
          <table:table-cell office:value-type="float" office:value="0.0011324" calcext:value-type="float">
            <text:p>0.0011324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.155272" calcext:value-type="float">
            <text:p>0.155272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11878" calcext:value-type="float">
            <text:p>0.011878</text:p>
          </table:table-cell>
          <table:table-cell office:value-type="float" office:value="0.212448" calcext:value-type="float">
            <text:p>0.212448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0.290794" calcext:value-type="float">
            <text:p>0.290794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.004362" calcext:value-type="float">
            <text:p>0.004362</text:p>
          </table:table-cell>
          <table:table-cell/>
          <table:table-cell office:value-type="float" office:value="0.0228824" calcext:value-type="float">
            <text:p>0.0228824</text:p>
          </table:table-cell>
          <table:table-cell office:value-type="float" office:value="0.0013574" calcext:value-type="float">
            <text:p>0.0013574</text:p>
          </table:table-cell>
          <table:table-cell office:value-type="float" office:value="0.0019036" calcext:value-type="float">
            <text:p>0.0019036</text:p>
          </table:table-cell>
          <table:table-cell office:value-type="float" office:value="0.0240475" calcext:value-type="float">
            <text:p>0.0240475</text:p>
          </table:table-cell>
          <table:table-cell office:value-type="float" office:value="0.0005765" calcext:value-type="float">
            <text:p>0.0005765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2476" calcext:value-type="float">
            <text:p>0.002476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0346304" calcext:value-type="float">
            <text:p>0.0346304</text:p>
          </table:table-cell>
          <table:table-cell office:value-type="float" office:value="0.0026734" calcext:value-type="float">
            <text:p>0.0026734</text:p>
          </table:table-cell>
          <table:table-cell office:value-type="float" office:value="0.0052416" calcext:value-type="float">
            <text:p>0.0052416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04909" calcext:value-type="float">
            <text:p>0.0204909</text:p>
          </table:table-cell>
          <table:table-cell office:value-type="float" office:value="0.0008229" calcext:value-type="float">
            <text:p>0.0008229</text:p>
          </table:table-cell>
          <table:table-cell office:value-type="float" office:value="0.0013881" calcext:value-type="float">
            <text:p>0.0013881</text:p>
          </table:table-cell>
          <table:table-cell office:value-type="float" office:value="0.0356357" calcext:value-type="float">
            <text:p>0.0356357</text:p>
          </table:table-cell>
          <table:table-cell office:value-type="float" office:value="0.0026817" calcext:value-type="float">
            <text:p>0.0026817</text:p>
          </table:table-cell>
          <table:table-cell office:value-type="float" office:value="0.0045623" calcext:value-type="float">
            <text:p>0.0045623</text:p>
          </table:table-cell>
          <table:table-cell office:value-type="float" office:value="0.0249425" calcext:value-type="float">
            <text:p>0.0249425</text:p>
          </table:table-cell>
          <table:table-cell office:value-type="float" office:value="0.0012345" calcext:value-type="float">
            <text:p>0.0012345</text:p>
          </table:table-cell>
          <table:table-cell office:value-type="float" office:value="0.0010665" calcext:value-type="float">
            <text:p>0.0010665</text:p>
          </table:table-cell>
          <table:table-cell office:value-type="float" office:value="0.0343797" calcext:value-type="float">
            <text:p>0.0343797</text:p>
          </table:table-cell>
          <table:table-cell office:value-type="float" office:value="0.0006297" calcext:value-type="float">
            <text:p>0.0006297</text:p>
          </table:table-cell>
          <table:table-cell office:value-type="float" office:value="0.0005943" calcext:value-type="float">
            <text:p>0.0005943</text:p>
          </table:table-cell>
          <table:table-cell office:value-type="float" office:value="0.0269828" calcext:value-type="float">
            <text:p>0.0269828</text:p>
          </table:table-cell>
          <table:table-cell office:value-type="float" office:value="0.0004398" calcext:value-type="float">
            <text:p>0.0004398</text:p>
          </table:table-cell>
          <table:table-cell office:value-type="float" office:value="0.0011722" calcext:value-type="float">
            <text:p>0.0011722</text:p>
          </table:table-cell>
          <table:table-cell office:value-type="float" office:value="0.0225211" calcext:value-type="float">
            <text:p>0.0225211</text:p>
          </table:table-cell>
          <table:table-cell office:value-type="float" office:value="0.0004831" calcext:value-type="float">
            <text:p>0.0004831</text:p>
          </table:table-cell>
          <table:table-cell office:value-type="float" office:value="0.0003809" calcext:value-type="float">
            <text:p>0.0003809</text:p>
          </table:table-cell>
          <table:table-cell office:value-type="float" office:value="0.0691308" calcext:value-type="float">
            <text:p>0.0691308</text:p>
          </table:table-cell>
          <table:table-cell office:value-type="float" office:value="0.0009898" calcext:value-type="float">
            <text:p>0.0009898</text:p>
          </table:table-cell>
          <table:table-cell office:value-type="float" office:value="0.0008932" calcext:value-type="float">
            <text:p>0.0008932</text:p>
          </table:table-cell>
          <table:table-cell office:value-type="float" office:value="0.19585" calcext:value-type="float">
            <text:p>0.19585</text:p>
          </table:table-cell>
          <table:table-cell office:value-type="float" office:value="0.002589" calcext:value-type="float">
            <text:p>0.002589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0.102626" calcext:value-type="float">
            <text:p>0.102626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182659" calcext:value-type="float">
            <text:p>0.182659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008023" calcext:value-type="float">
            <text:p>0.008023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260784" calcext:value-type="float">
            <text:p>0.260784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4345" calcext:value-type="float">
            <text:p>0.004345</text:p>
          </table:table-cell>
          <table:table-cell office:value-type="float" office:value="0.347882" calcext:value-type="float">
            <text:p>0.347882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16036" calcext:value-type="float">
            <text:p>0.016036</text:p>
          </table:table-cell>
          <table:table-cell/>
          <table:table-cell office:value-type="float" office:value="0.0259883" calcext:value-type="float">
            <text:p>0.0259883</text:p>
          </table:table-cell>
          <table:table-cell office:value-type="float" office:value="0.0015803" calcext:value-type="float">
            <text:p>0.0015803</text:p>
          </table:table-cell>
          <table:table-cell office:value-type="float" office:value="0.0020647" calcext:value-type="float">
            <text:p>0.0020647</text:p>
          </table:table-cell>
          <table:table-cell office:value-type="float" office:value="0.0247328" calcext:value-type="float">
            <text:p>0.0247328</text:p>
          </table:table-cell>
          <table:table-cell office:value-type="float" office:value="0.0011828" calcext:value-type="float">
            <text:p>0.0011828</text:p>
          </table:table-cell>
          <table:table-cell office:value-type="float" office:value="0.0013482" calcext:value-type="float">
            <text:p>0.0013482</text:p>
          </table:table-cell>
          <table:table-cell office:value-type="float" office:value="0.253956" calcext:value-type="float">
            <text:p>0.253956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004918" calcext:value-type="float">
            <text:p>0.004918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0356357" calcext:value-type="float">
            <text:p>0.0356357</text:p>
          </table:table-cell>
          <table:table-cell office:value-type="float" office:value="0.0026817" calcext:value-type="float">
            <text:p>0.0026817</text:p>
          </table:table-cell>
          <table:table-cell office:value-type="float" office:value="0.0045623" calcext:value-type="float">
            <text:p>0.0045623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38204" calcext:value-type="float">
            <text:p>0.0238204</text:p>
          </table:table-cell>
          <table:table-cell office:value-type="float" office:value="0.0009644" calcext:value-type="float">
            <text:p>0.0009644</text:p>
          </table:table-cell>
          <table:table-cell office:value-type="float" office:value="0.0013856" calcext:value-type="float">
            <text:p>0.0013856</text:p>
          </table:table-cell>
          <table:table-cell office:value-type="float" office:value="0.0391662" calcext:value-type="float">
            <text:p>0.0391662</text:p>
          </table:table-cell>
          <table:table-cell office:value-type="float" office:value="0.0027412" calcext:value-type="float">
            <text:p>0.0027412</text:p>
          </table:table-cell>
          <table:table-cell office:value-type="float" office:value="0.0050918" calcext:value-type="float">
            <text:p>0.0050918</text:p>
          </table:table-cell>
          <table:table-cell office:value-type="float" office:value="0.0272971" calcext:value-type="float">
            <text:p>0.0272971</text:p>
          </table:table-cell>
          <table:table-cell office:value-type="float" office:value="0.0008781" calcext:value-type="float">
            <text:p>0.0008781</text:p>
          </table:table-cell>
          <table:table-cell office:value-type="float" office:value="0.0011049" calcext:value-type="float">
            <text:p>0.0011049</text:p>
          </table:table-cell>
          <table:table-cell office:value-type="float" office:value="0.0315317" calcext:value-type="float">
            <text:p>0.0315317</text:p>
          </table:table-cell>
          <table:table-cell office:value-type="float" office:value="0.0007347" calcext:value-type="float">
            <text:p>0.0007347</text:p>
          </table:table-cell>
          <table:table-cell office:value-type="float" office:value="0.0007693" calcext:value-type="float">
            <text:p>0.0007693</text:p>
          </table:table-cell>
          <table:table-cell office:value-type="float" office:value="0.0322134" calcext:value-type="float">
            <text:p>0.0322134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7046" calcext:value-type="float">
            <text:p>0.0007046</text:p>
          </table:table-cell>
          <table:table-cell office:value-type="float" office:value="0.024129" calcext:value-type="float">
            <text:p>0.024129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686042" calcext:value-type="float">
            <text:p>0.0686042</text:p>
          </table:table-cell>
          <table:table-cell office:value-type="float" office:value="0.0008532" calcext:value-type="float">
            <text:p>0.0008532</text:p>
          </table:table-cell>
          <table:table-cell office:value-type="float" office:value="0.0031058" calcext:value-type="float">
            <text:p>0.0031058</text:p>
          </table:table-cell>
          <table:table-cell office:value-type="float" office:value="0.201246" calcext:value-type="float">
            <text:p>0.201246</text:p>
          </table:table-cell>
          <table:table-cell office:value-type="float" office:value="0.002348" calcext:value-type="float">
            <text:p>0.002348</text:p>
          </table:table-cell>
          <table:table-cell office:value-type="float" office:value="0.004471" calcext:value-type="float">
            <text:p>0.004471</text:p>
          </table:table-cell>
          <table:table-cell office:value-type="float" office:value="0.11241" calcext:value-type="float">
            <text:p>0.11241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25135" calcext:value-type="float">
            <text:p>0.025135</text:p>
          </table:table-cell>
          <table:table-cell office:value-type="float" office:value="0.188292" calcext:value-type="float">
            <text:p>0.188292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.175394" calcext:value-type="float">
            <text:p>0.175394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4592" calcext:value-type="float">
            <text:p>0.004592</text:p>
          </table:table-cell>
          <table:table-cell office:value-type="float" office:value="0.269982" calcext:value-type="float">
            <text:p>0.269982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4881" calcext:value-type="float">
            <text:p>0.004881</text:p>
          </table:table-cell>
          <table:table-cell office:value-type="float" office:value="0.369662" calcext:value-type="float">
            <text:p>0.369662</text:p>
          </table:table-cell>
          <table:table-cell office:value-type="float" office:value="0.004336" calcext:value-type="float">
            <text:p>0.004336</text:p>
          </table:table-cell>
          <table:table-cell office:value-type="float" office:value="0.004821" calcext:value-type="float">
            <text:p>0.004821</text:p>
          </table:table-cell>
          <table:table-cell/>
          <table:table-cell office:value-type="float" office:value="0.027382" calcext:value-type="float">
            <text:p>0.027382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027271" calcext:value-type="float">
            <text:p>0.027271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.001617" calcext:value-type="float">
            <text:p>0.001617</text:p>
          </table:table-cell>
          <table:table-cell office:value-type="float" office:value="0.263332" calcext:value-type="float">
            <text:p>0.263332</text:p>
          </table:table-cell>
          <table:table-cell office:value-type="float" office:value="0.004175" calcext:value-type="float">
            <text:p>0.004175</text:p>
          </table:table-cell>
          <table:table-cell office:value-type="float" office:value="0.006689" calcext:value-type="float">
            <text:p>0.006689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0391662" calcext:value-type="float">
            <text:p>0.0391662</text:p>
          </table:table-cell>
          <table:table-cell office:value-type="float" office:value="0.0027412" calcext:value-type="float">
            <text:p>0.0027412</text:p>
          </table:table-cell>
          <table:table-cell office:value-type="float" office:value="0.0050918" calcext:value-type="float">
            <text:p>0.0050918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37645" calcext:value-type="float">
            <text:p>0.0237645</text:p>
          </table:table-cell>
          <table:table-cell office:value-type="float" office:value="0.0007315" calcext:value-type="float">
            <text:p>0.0007315</text:p>
          </table:table-cell>
          <table:table-cell office:value-type="float" office:value="0.0015755" calcext:value-type="float">
            <text:p>0.0015755</text:p>
          </table:table-cell>
          <table:table-cell office:value-type="float" office:value="0.0387785" calcext:value-type="float">
            <text:p>0.0387785</text:p>
          </table:table-cell>
          <table:table-cell office:value-type="float" office:value="0.0032965" calcext:value-type="float">
            <text:p>0.0032965</text:p>
          </table:table-cell>
          <table:table-cell office:value-type="float" office:value="0.0054905" calcext:value-type="float">
            <text:p>0.0054905</text:p>
          </table:table-cell>
          <table:table-cell office:value-type="float" office:value="0.026946" calcext:value-type="float">
            <text:p>0.026946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971" calcext:value-type="float">
            <text:p>0.000971</text:p>
          </table:table-cell>
          <table:table-cell office:value-type="float" office:value="0.0332031" calcext:value-type="float">
            <text:p>0.0332031</text:p>
          </table:table-cell>
          <table:table-cell office:value-type="float" office:value="0.0008441" calcext:value-type="float">
            <text:p>0.0008441</text:p>
          </table:table-cell>
          <table:table-cell office:value-type="float" office:value="0.0007839" calcext:value-type="float">
            <text:p>0.0007839</text:p>
          </table:table-cell>
          <table:table-cell office:value-type="float" office:value="0.0321019" calcext:value-type="float">
            <text:p>0.0321019</text:p>
          </table:table-cell>
          <table:table-cell office:value-type="float" office:value="0.0004429" calcext:value-type="float">
            <text:p>0.0004429</text:p>
          </table:table-cell>
          <table:table-cell office:value-type="float" office:value="0.0006621" calcext:value-type="float">
            <text:p>0.0006621</text:p>
          </table:table-cell>
          <table:table-cell office:value-type="float" office:value="0.0250605" calcext:value-type="float">
            <text:p>0.0250605</text:p>
          </table:table-cell>
          <table:table-cell office:value-type="float" office:value="0.0005185" calcext:value-type="float">
            <text:p>0.0005185</text:p>
          </table:table-cell>
          <table:table-cell office:value-type="float" office:value="0.0005005" calcext:value-type="float">
            <text:p>0.0005005</text:p>
          </table:table-cell>
          <table:table-cell office:value-type="float" office:value="0.0729634" calcext:value-type="float">
            <text:p>0.0729634</text:p>
          </table:table-cell>
          <table:table-cell office:value-type="float" office:value="0.0006084" calcext:value-type="float">
            <text:p>0.0006084</text:p>
          </table:table-cell>
          <table:table-cell office:value-type="float" office:value="0.0011896" calcext:value-type="float">
            <text:p>0.0011896</text:p>
          </table:table-cell>
          <table:table-cell office:value-type="float" office:value="0.165247" calcext:value-type="float">
            <text:p>0.165247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114012" calcext:value-type="float">
            <text:p>0.114012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.002781" calcext:value-type="float">
            <text:p>0.002781</text:p>
          </table:table-cell>
          <table:table-cell office:value-type="float" office:value="0.183947" calcext:value-type="float">
            <text:p>0.183947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.002737" calcext:value-type="float">
            <text:p>0.002737</text:p>
          </table:table-cell>
          <table:table-cell office:value-type="float" office:value="0.281739" calcext:value-type="float">
            <text:p>0.281739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0.004796" calcext:value-type="float">
            <text:p>0.004796</text:p>
          </table:table-cell>
          <table:table-cell office:value-type="float" office:value="0.388672" calcext:value-type="float">
            <text:p>0.388672</text:p>
          </table:table-cell>
          <table:table-cell office:value-type="float" office:value="0.007478" calcext:value-type="float">
            <text:p>0.007478</text:p>
          </table:table-cell>
          <table:table-cell office:value-type="float" office:value="0.040747" calcext:value-type="float">
            <text:p>0.040747</text:p>
          </table:table-cell>
          <table:table-cell/>
          <table:table-cell office:value-type="float" office:value="0.0283135" calcext:value-type="float">
            <text:p>0.0283135</text:p>
          </table:table-cell>
          <table:table-cell office:value-type="float" office:value="0.0014035" calcext:value-type="float">
            <text:p>0.0014035</text:p>
          </table:table-cell>
          <table:table-cell office:value-type="float" office:value="0.0017745" calcext:value-type="float">
            <text:p>0.0017745</text:p>
          </table:table-cell>
          <table:table-cell office:value-type="float" office:value="0.0271777" calcext:value-type="float">
            <text:p>0.0271777</text:p>
          </table:table-cell>
          <table:table-cell office:value-type="float" office:value="0.0008117" calcext:value-type="float">
            <text:p>0.0008117</text:p>
          </table:table-cell>
          <table:table-cell office:value-type="float" office:value="0.0012503" calcext:value-type="float">
            <text:p>0.0012503</text:p>
          </table:table-cell>
          <table:table-cell office:value-type="float" office:value="0.226218" calcext:value-type="float">
            <text:p>0.226218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784" calcext:value-type="float">
            <text:p>0.00784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0387785" calcext:value-type="float">
            <text:p>0.0387785</text:p>
          </table:table-cell>
          <table:table-cell office:value-type="float" office:value="0.0032965" calcext:value-type="float">
            <text:p>0.0032965</text:p>
          </table:table-cell>
          <table:table-cell office:value-type="float" office:value="0.0054905" calcext:value-type="float">
            <text:p>0.0054905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35451" calcext:value-type="float">
            <text:p>0.0235451</text:p>
          </table:table-cell>
          <table:table-cell office:value-type="float" office:value="0.0009551" calcext:value-type="float">
            <text:p>0.0009551</text:p>
          </table:table-cell>
          <table:table-cell office:value-type="float" office:value="0.0013329" calcext:value-type="float">
            <text:p>0.0013329</text:p>
          </table:table-cell>
          <table:table-cell office:value-type="float" office:value="0.0388527" calcext:value-type="float">
            <text:p>0.0388527</text:p>
          </table:table-cell>
          <table:table-cell office:value-type="float" office:value="0.0030567" calcext:value-type="float">
            <text:p>0.0030567</text:p>
          </table:table-cell>
          <table:table-cell office:value-type="float" office:value="0.0049453" calcext:value-type="float">
            <text:p>0.0049453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0007241" calcext:value-type="float">
            <text:p>0.0007241</text:p>
          </table:table-cell>
          <table:table-cell office:value-type="float" office:value="0.0010309" calcext:value-type="float">
            <text:p>0.0010309</text:p>
          </table:table-cell>
          <table:table-cell office:value-type="float" office:value="0.0368324" calcext:value-type="float">
            <text:p>0.0368324</text:p>
          </table:table-cell>
          <table:table-cell office:value-type="float" office:value="0.0007814" calcext:value-type="float">
            <text:p>0.0007814</text:p>
          </table:table-cell>
          <table:table-cell office:value-type="float" office:value="0.0008696" calcext:value-type="float">
            <text:p>0.0008696</text:p>
          </table:table-cell>
          <table:table-cell office:value-type="float" office:value="0.0347994" calcext:value-type="float">
            <text:p>0.0347994</text:p>
          </table:table-cell>
          <table:table-cell office:value-type="float" office:value="0.0009184" calcext:value-type="float">
            <text:p>0.0009184</text:p>
          </table:table-cell>
          <table:table-cell office:value-type="float" office:value="0.0006696" calcext:value-type="float">
            <text:p>0.0006696</text:p>
          </table:table-cell>
          <table:table-cell office:value-type="float" office:value="0.0265657" calcext:value-type="float">
            <text:p>0.0265657</text:p>
          </table:table-cell>
          <table:table-cell office:value-type="float" office:value="0.0005297" calcext:value-type="float">
            <text:p>0.0005297</text:p>
          </table:table-cell>
          <table:table-cell office:value-type="float" office:value="0.0004783" calcext:value-type="float">
            <text:p>0.0004783</text:p>
          </table:table-cell>
          <table:table-cell office:value-type="float" office:value="0.0878489" calcext:value-type="float">
            <text:p>0.0878489</text:p>
          </table:table-cell>
          <table:table-cell office:value-type="float" office:value="0.0037199" calcext:value-type="float">
            <text:p>0.0037199</text:p>
          </table:table-cell>
          <table:table-cell office:value-type="float" office:value="0.0206951" calcext:value-type="float">
            <text:p>0.0206951</text:p>
          </table:table-cell>
          <table:table-cell office:value-type="float" office:value="0.20023" calcext:value-type="float">
            <text:p>0.20023</text:p>
          </table:table-cell>
          <table:table-cell office:value-type="float" office:value="0.002349" calcext:value-type="float">
            <text:p>0.002349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127495" calcext:value-type="float">
            <text:p>0.127495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02257" calcext:value-type="float">
            <text:p>0.002257</text:p>
          </table:table-cell>
          <table:table-cell office:value-type="float" office:value="0.208939" calcext:value-type="float">
            <text:p>0.208939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202724" calcext:value-type="float">
            <text:p>0.2027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262365" calcext:value-type="float">
            <text:p>0.262365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.004692" calcext:value-type="float">
            <text:p>0.004692</text:p>
          </table:table-cell>
          <table:table-cell office:value-type="float" office:value="0.33686" calcext:value-type="float">
            <text:p>0.33686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4241" calcext:value-type="float">
            <text:p>0.004241</text:p>
          </table:table-cell>
          <table:table-cell/>
          <table:table-cell office:value-type="float" office:value="0.0297855" calcext:value-type="float">
            <text:p>0.0297855</text:p>
          </table:table-cell>
          <table:table-cell office:value-type="float" office:value="0.0015765" calcext:value-type="float">
            <text:p>0.0015765</text:p>
          </table:table-cell>
          <table:table-cell office:value-type="float" office:value="0.0019905" calcext:value-type="float">
            <text:p>0.0019905</text:p>
          </table:table-cell>
          <table:table-cell office:value-type="float" office:value="0.0279218" calcext:value-type="float">
            <text:p>0.0279218</text:p>
          </table:table-cell>
          <table:table-cell office:value-type="float" office:value="0.0008658" calcext:value-type="float">
            <text:p>0.0008658</text:p>
          </table:table-cell>
          <table:table-cell office:value-type="float" office:value="0.0007542" calcext:value-type="float">
            <text:p>0.0007542</text:p>
          </table:table-cell>
          <table:table-cell office:value-type="float" office:value="0.263317" calcext:value-type="float">
            <text:p>0.263317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5762" calcext:value-type="float">
            <text:p>0.005762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0388527" calcext:value-type="float">
            <text:p>0.0388527</text:p>
          </table:table-cell>
          <table:table-cell office:value-type="float" office:value="0.0030567" calcext:value-type="float">
            <text:p>0.0030567</text:p>
          </table:table-cell>
          <table:table-cell office:value-type="float" office:value="0.0049453" calcext:value-type="float">
            <text:p>0.0049453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0.0457889" calcext:value-type="float">
            <text:p>0.0457889</text:p>
          </table:table-cell>
          <table:table-cell office:value-type="float" office:value="0.0040249" calcext:value-type="float">
            <text:p>0.0040249</text:p>
          </table:table-cell>
          <table:table-cell office:value-type="float" office:value="0.0054931" calcext:value-type="float">
            <text:p>0.0054931</text:p>
          </table:table-cell>
          <table:table-cell office:value-type="float" office:value="0.0292915" calcext:value-type="float">
            <text:p>0.0292915</text:p>
          </table:table-cell>
          <table:table-cell office:value-type="float" office:value="0.0009235" calcext:value-type="float">
            <text:p>0.0009235</text:p>
          </table:table-cell>
          <table:table-cell office:value-type="float" office:value="0.0011185" calcext:value-type="float">
            <text:p>0.0011185</text:p>
          </table:table-cell>
          <table:table-cell office:value-type="float" office:value="0.0442895" calcext:value-type="float">
            <text:p>0.0442895</text:p>
          </table:table-cell>
          <table:table-cell office:value-type="float" office:value="0.0006755" calcext:value-type="float">
            <text:p>0.0006755</text:p>
          </table:table-cell>
          <table:table-cell office:value-type="float" office:value="0.0008485" calcext:value-type="float">
            <text:p>0.0008485</text:p>
          </table:table-cell>
          <table:table-cell office:value-type="float" office:value="0.0379736" calcext:value-type="float">
            <text:p>0.0379736</text:p>
          </table:table-cell>
          <table:table-cell office:value-type="float" office:value="0.0010666" calcext:value-type="float">
            <text:p>0.0010666</text:p>
          </table:table-cell>
          <table:table-cell office:value-type="float" office:value="0.0008054" calcext:value-type="float">
            <text:p>0.0008054</text:p>
          </table:table-cell>
          <table:table-cell office:value-type="float" office:value="0.0299887" calcext:value-type="float">
            <text:p>0.0299887</text:p>
          </table:table-cell>
          <table:table-cell office:value-type="float" office:value="0.0004447" calcext:value-type="float">
            <text:p>0.0004447</text:p>
          </table:table-cell>
          <table:table-cell office:value-type="float" office:value="0.0004213" calcext:value-type="float">
            <text:p>0.0004213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228118" calcext:value-type="float">
            <text:p>0.228118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.004117" calcext:value-type="float">
            <text:p>0.004117</text:p>
          </table:table-cell>
          <table:table-cell office:value-type="float" office:value="0.158462" calcext:value-type="float">
            <text:p>0.158462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2858" calcext:value-type="float">
            <text:p>0.002858</text:p>
          </table:table-cell>
          <table:table-cell office:value-type="float" office:value="0.254427" calcext:value-type="float">
            <text:p>0.254427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0.296171" calcext:value-type="float">
            <text:p>0.296171</text:p>
          </table:table-cell>
          <table:table-cell office:value-type="float" office:value="0.012863" calcext:value-type="float">
            <text:p>0.012863</text:p>
          </table:table-cell>
          <table:table-cell office:value-type="float" office:value="0.039853" calcext:value-type="float">
            <text:p>0.039853</text:p>
          </table:table-cell>
          <table:table-cell office:value-type="float" office:value="0.331044" calcext:value-type="float">
            <text:p>0.331044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0.005926" calcext:value-type="float">
            <text:p>0.005926</text:p>
          </table:table-cell>
          <table:table-cell office:value-type="float" office:value="0.437556" calcext:value-type="float">
            <text:p>0.437556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6639" calcext:value-type="float">
            <text:p>0.006639</text:p>
          </table:table-cell>
          <table:table-cell/>
          <table:table-cell office:value-type="float" office:value="0.0331969" calcext:value-type="float">
            <text:p>0.0331969</text:p>
          </table:table-cell>
          <table:table-cell office:value-type="float" office:value="0.0014499" calcext:value-type="float">
            <text:p>0.0014499</text:p>
          </table:table-cell>
          <table:table-cell office:value-type="float" office:value="0.0020161" calcext:value-type="float">
            <text:p>0.0020161</text:p>
          </table:table-cell>
          <table:table-cell office:value-type="float" office:value="0.0290622" calcext:value-type="float">
            <text:p>0.0290622</text:p>
          </table:table-cell>
          <table:table-cell office:value-type="float" office:value="0.0006682" calcext:value-type="float">
            <text:p>0.0006682</text:p>
          </table:table-cell>
          <table:table-cell office:value-type="float" office:value="0.0008438" calcext:value-type="float">
            <text:p>0.0008438</text:p>
          </table:table-cell>
          <table:table-cell office:value-type="float" office:value="0.332095" calcext:value-type="float">
            <text:p>0.332095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.031215" calcext:value-type="float">
            <text:p>0.031215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0457889" calcext:value-type="float">
            <text:p>0.0457889</text:p>
          </table:table-cell>
          <table:table-cell office:value-type="float" office:value="0.0040249" calcext:value-type="float">
            <text:p>0.0040249</text:p>
          </table:table-cell>
          <table:table-cell office:value-type="float" office:value="0.0054931" calcext:value-type="float">
            <text:p>0.005493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42849" calcext:value-type="float">
            <text:p>0.0242849</text:p>
          </table:table-cell>
          <table:table-cell office:value-type="float" office:value="0.0009039" calcext:value-type="float">
            <text:p>0.0009039</text:p>
          </table:table-cell>
          <table:table-cell office:value-type="float" office:value="0.0012361" calcext:value-type="float">
            <text:p>0.0012361</text:p>
          </table:table-cell>
          <table:table-cell office:value-type="float" office:value="0.0440682" calcext:value-type="float">
            <text:p>0.0440682</text:p>
          </table:table-cell>
          <table:table-cell office:value-type="float" office:value="0.0030402" calcext:value-type="float">
            <text:p>0.0030402</text:p>
          </table:table-cell>
          <table:table-cell office:value-type="float" office:value="0.0042288" calcext:value-type="float">
            <text:p>0.0042288</text:p>
          </table:table-cell>
          <table:table-cell office:value-type="float" office:value="0.0281467" calcext:value-type="float">
            <text:p>0.0281467</text:p>
          </table:table-cell>
          <table:table-cell office:value-type="float" office:value="0.0007197" calcext:value-type="float">
            <text:p>0.0007197</text:p>
          </table:table-cell>
          <table:table-cell office:value-type="float" office:value="0.0014343" calcext:value-type="float">
            <text:p>0.0014343</text:p>
          </table:table-cell>
          <table:table-cell office:value-type="float" office:value="0.0420465" calcext:value-type="float">
            <text:p>0.0420465</text:p>
          </table:table-cell>
          <table:table-cell office:value-type="float" office:value="0.0008565" calcext:value-type="float">
            <text:p>0.0008565</text:p>
          </table:table-cell>
          <table:table-cell office:value-type="float" office:value="0.0016465" calcext:value-type="float">
            <text:p>0.0016465</text:p>
          </table:table-cell>
          <table:table-cell office:value-type="float" office:value="0.0359881" calcext:value-type="float">
            <text:p>0.0359881</text:p>
          </table:table-cell>
          <table:table-cell office:value-type="float" office:value="0.0005271" calcext:value-type="float">
            <text:p>0.0005271</text:p>
          </table:table-cell>
          <table:table-cell office:value-type="float" office:value="0.0006469" calcext:value-type="float">
            <text:p>0.0006469</text:p>
          </table:table-cell>
          <table:table-cell office:value-type="float" office:value="0.0265906" calcext:value-type="float">
            <text:p>0.0265906</text:p>
          </table:table-cell>
          <table:table-cell office:value-type="float" office:value="0.0005276" calcext:value-type="float">
            <text:p>0.0005276</text:p>
          </table:table-cell>
          <table:table-cell office:value-type="float" office:value="0.0005924" calcext:value-type="float">
            <text:p>0.0005924</text:p>
          </table:table-cell>
          <table:table-cell office:value-type="float" office:value="0.105961" calcext:value-type="float">
            <text:p>0.105961</text:p>
          </table:table-cell>
          <table:table-cell office:value-type="float" office:value="0.002921" calcext:value-type="float">
            <text:p>0.002921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158337" calcext:value-type="float">
            <text:p>0.158337</text:p>
          </table:table-cell>
          <table:table-cell office:value-type="float" office:value="0.001496" calcext:value-type="float">
            <text:p>0.001496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280505" calcext:value-type="float">
            <text:p>0.280505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8131" calcext:value-type="float">
            <text:p>0.008131</text:p>
          </table:table-cell>
          <table:table-cell office:value-type="float" office:value="0.271864" calcext:value-type="float">
            <text:p>0.271864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400112" calcext:value-type="float">
            <text:p>0.40011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6261" calcext:value-type="float">
            <text:p>0.006261</text:p>
          </table:table-cell>
          <table:table-cell office:value-type="float" office:value="0.510129" calcext:value-type="float">
            <text:p>0.510129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008077" calcext:value-type="float">
            <text:p>0.008077</text:p>
          </table:table-cell>
          <table:table-cell/>
          <table:table-cell office:value-type="float" office:value="0.0298608" calcext:value-type="float">
            <text:p>0.0298608</text:p>
          </table:table-cell>
          <table:table-cell office:value-type="float" office:value="0.0016188" calcext:value-type="float">
            <text:p>0.0016188</text:p>
          </table:table-cell>
          <table:table-cell office:value-type="float" office:value="0.0019692" calcext:value-type="float">
            <text:p>0.0019692</text:p>
          </table:table-cell>
          <table:table-cell office:value-type="float" office:value="0.0281633" calcext:value-type="float">
            <text:p>0.0281633</text:p>
          </table:table-cell>
          <table:table-cell office:value-type="float" office:value="0.0008403" calcext:value-type="float">
            <text:p>0.0008403</text:p>
          </table:table-cell>
          <table:table-cell office:value-type="float" office:value="0.0016197" calcext:value-type="float">
            <text:p>0.0016197</text:p>
          </table:table-cell>
          <table:table-cell office:value-type="float" office:value="0.320834" calcext:value-type="float">
            <text:p>0.320834</text:p>
          </table:table-cell>
          <table:table-cell office:value-type="float" office:value="0.005009" calcext:value-type="float">
            <text:p>0.005009</text:p>
          </table:table-cell>
          <table:table-cell office:value-type="float" office:value="0.007531" calcext:value-type="float">
            <text:p>0.007531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0440682" calcext:value-type="float">
            <text:p>0.0440682</text:p>
          </table:table-cell>
          <table:table-cell office:value-type="float" office:value="0.0030402" calcext:value-type="float">
            <text:p>0.0030402</text:p>
          </table:table-cell>
          <table:table-cell office:value-type="float" office:value="0.0042288" calcext:value-type="float">
            <text:p>0.0042288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84216" calcext:value-type="float">
            <text:p>0.0284216</text:p>
          </table:table-cell>
          <table:table-cell office:value-type="float" office:value="0.0009236" calcext:value-type="float">
            <text:p>0.0009236</text:p>
          </table:table-cell>
          <table:table-cell office:value-type="float" office:value="0.0013924" calcext:value-type="float">
            <text:p>0.0013924</text:p>
          </table:table-cell>
          <table:table-cell office:value-type="float" office:value="0.0432916" calcext:value-type="float">
            <text:p>0.0432916</text:p>
          </table:table-cell>
          <table:table-cell office:value-type="float" office:value="0.0025966" calcext:value-type="float">
            <text:p>0.0025966</text:p>
          </table:table-cell>
          <table:table-cell office:value-type="float" office:value="0.0051344" calcext:value-type="float">
            <text:p>0.0051344</text:p>
          </table:table-cell>
          <table:table-cell office:value-type="float" office:value="0.0321899" calcext:value-type="float">
            <text:p>0.0321899</text:p>
          </table:table-cell>
          <table:table-cell office:value-type="float" office:value="0.0005349" calcext:value-type="float">
            <text:p>0.0005349</text:p>
          </table:table-cell>
          <table:table-cell office:value-type="float" office:value="0.0008881" calcext:value-type="float">
            <text:p>0.0008881</text:p>
          </table:table-cell>
          <table:table-cell office:value-type="float" office:value="0.0442078" calcext:value-type="float">
            <text:p>0.0442078</text:p>
          </table:table-cell>
          <table:table-cell office:value-type="float" office:value="0.0008318" calcext:value-type="float">
            <text:p>0.0008318</text:p>
          </table:table-cell>
          <table:table-cell office:value-type="float" office:value="0.0009212" calcext:value-type="float">
            <text:p>0.0009212</text:p>
          </table:table-cell>
          <table:table-cell office:value-type="float" office:value="0.0429992" calcext:value-type="float">
            <text:p>0.0429992</text:p>
          </table:table-cell>
          <table:table-cell office:value-type="float" office:value="0.0006292" calcext:value-type="float">
            <text:p>0.0006292</text:p>
          </table:table-cell>
          <table:table-cell office:value-type="float" office:value="0.0005468" calcext:value-type="float">
            <text:p>0.0005468</text:p>
          </table:table-cell>
          <table:table-cell office:value-type="float" office:value="0.0325776" calcext:value-type="float">
            <text:p>0.0325776</text:p>
          </table:table-cell>
          <table:table-cell office:value-type="float" office:value="0.0005066" calcext:value-type="float">
            <text:p>0.0005066</text:p>
          </table:table-cell>
          <table:table-cell office:value-type="float" office:value="0.0005994" calcext:value-type="float">
            <text:p>0.0005994</text:p>
          </table:table-cell>
          <table:table-cell office:value-type="float" office:value="0.11782" calcext:value-type="float">
            <text:p>0.11782</text:p>
          </table:table-cell>
          <table:table-cell office:value-type="float" office:value="0.004725" calcext:value-type="float">
            <text:p>0.004725</text:p>
          </table:table-cell>
          <table:table-cell office:value-type="float" office:value="0.017062" calcext:value-type="float">
            <text:p>0.017062</text:p>
          </table:table-cell>
          <table:table-cell office:value-type="float" office:value="0.317989" calcext:value-type="float">
            <text:p>0.317989</text:p>
          </table:table-cell>
          <table:table-cell office:value-type="float" office:value="0.004751" calcext:value-type="float">
            <text:p>0.004751</text:p>
          </table:table-cell>
          <table:table-cell office:value-type="float" office:value="0.007463" calcext:value-type="float">
            <text:p>0.007463</text:p>
          </table:table-cell>
          <table:table-cell office:value-type="float" office:value="0.185563" calcext:value-type="float">
            <text:p>0.185563</text:p>
          </table:table-cell>
          <table:table-cell office:value-type="float" office:value="0.004352" calcext:value-type="float">
            <text:p>0.004352</text:p>
          </table:table-cell>
          <table:table-cell office:value-type="float" office:value="0.012846" calcext:value-type="float">
            <text:p>0.012846</text:p>
          </table:table-cell>
          <table:table-cell office:value-type="float" office:value="0.311828" calcext:value-type="float">
            <text:p>0.311828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332274" calcext:value-type="float">
            <text:p>0.332274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0.004974" calcext:value-type="float">
            <text:p>0.004974</text:p>
          </table:table-cell>
          <table:table-cell office:value-type="float" office:value="0.445601" calcext:value-type="float">
            <text:p>0.445601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8335" calcext:value-type="float">
            <text:p>0.008335</text:p>
          </table:table-cell>
          <table:table-cell office:value-type="float" office:value="0.593351" calcext:value-type="float">
            <text:p>0.593351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008568" calcext:value-type="float">
            <text:p>0.008568</text:p>
          </table:table-cell>
          <table:table-cell/>
          <table:table-cell office:value-type="float" office:value="0.0359052" calcext:value-type="float">
            <text:p>0.0359052</text:p>
          </table:table-cell>
          <table:table-cell office:value-type="float" office:value="0.0015652" calcext:value-type="float">
            <text:p>0.0015652</text:p>
          </table:table-cell>
          <table:table-cell office:value-type="float" office:value="0.0019098" calcext:value-type="float">
            <text:p>0.0019098</text:p>
          </table:table-cell>
          <table:table-cell office:value-type="float" office:value="0.0321303" calcext:value-type="float">
            <text:p>0.0321303</text:p>
          </table:table-cell>
          <table:table-cell office:value-type="float" office:value="0.0006283" calcext:value-type="float">
            <text:p>0.0006283</text:p>
          </table:table-cell>
          <table:table-cell office:value-type="float" office:value="0.0007447" calcext:value-type="float">
            <text:p>0.0007447</text:p>
          </table:table-cell>
          <table:table-cell office:value-type="float" office:value="0.427202" calcext:value-type="float">
            <text:p>0.427202</text:p>
          </table:table-cell>
          <table:table-cell office:value-type="float" office:value="0.006535" calcext:value-type="float">
            <text:p>0.006535</text:p>
          </table:table-cell>
          <table:table-cell office:value-type="float" office:value="0.007768" calcext:value-type="float">
            <text:p>0.007768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0432916" calcext:value-type="float">
            <text:p>0.0432916</text:p>
          </table:table-cell>
          <table:table-cell office:value-type="float" office:value="0.0025966" calcext:value-type="float">
            <text:p>0.0025966</text:p>
          </table:table-cell>
          <table:table-cell office:value-type="float" office:value="0.0051344" calcext:value-type="float">
            <text:p>0.0051344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96699" calcext:value-type="float">
            <text:p>0.0296699</text:p>
          </table:table-cell>
          <table:table-cell office:value-type="float" office:value="0.0009649" calcext:value-type="float">
            <text:p>0.0009649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480941" calcext:value-type="float">
            <text:p>0.0480941</text:p>
          </table:table-cell>
          <table:table-cell office:value-type="float" office:value="0.0037411" calcext:value-type="float">
            <text:p>0.0037411</text:p>
          </table:table-cell>
          <table:table-cell office:value-type="float" office:value="0.0053039" calcext:value-type="float">
            <text:p>0.0053039</text:p>
          </table:table-cell>
          <table:table-cell office:value-type="float" office:value="0.032948" calcext:value-type="float">
            <text:p>0.032948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535013" calcext:value-type="float">
            <text:p>0.0535013</text:p>
          </table:table-cell>
          <table:table-cell office:value-type="float" office:value="0.0009513" calcext:value-type="float">
            <text:p>0.0009513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0.0473487" calcext:value-type="float">
            <text:p>0.0473487</text:p>
          </table:table-cell>
          <table:table-cell office:value-type="float" office:value="0.0007887" calcext:value-type="float">
            <text:p>0.0007887</text:p>
          </table:table-cell>
          <table:table-cell office:value-type="float" office:value="0.0005633" calcext:value-type="float">
            <text:p>0.0005633</text:p>
          </table:table-cell>
          <table:table-cell office:value-type="float" office:value="0.0343706" calcext:value-type="float">
            <text:p>0.0343706</text:p>
          </table:table-cell>
          <table:table-cell office:value-type="float" office:value="0.0006616" calcext:value-type="float">
            <text:p>0.0006616</text:p>
          </table:table-cell>
          <table:table-cell office:value-type="float" office:value="0.0004734" calcext:value-type="float">
            <text:p>0.0004734</text:p>
          </table:table-cell>
          <table:table-cell office:value-type="float" office:value="0.12201" calcext:value-type="float">
            <text:p>0.12201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0.002188" calcext:value-type="float">
            <text:p>0.002188</text:p>
          </table:table-cell>
          <table:table-cell office:value-type="float" office:value="0.384328" calcext:value-type="float">
            <text:p>0.384328</text:p>
          </table:table-cell>
          <table:table-cell office:value-type="float" office:value="0.004973" calcext:value-type="float">
            <text:p>0.004973</text:p>
          </table:table-cell>
          <table:table-cell office:value-type="float" office:value="0.016634" calcext:value-type="float">
            <text:p>0.016634</text:p>
          </table:table-cell>
          <table:table-cell office:value-type="float" office:value="0.205199" calcext:value-type="float">
            <text:p>0.205199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327185" calcext:value-type="float">
            <text:p>0.327185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10283" calcext:value-type="float">
            <text:p>0.010283</text:p>
          </table:table-cell>
          <table:table-cell office:value-type="float" office:value="0.397299" calcext:value-type="float">
            <text:p>0.397299</text:p>
          </table:table-cell>
          <table:table-cell office:value-type="float" office:value="0.010942" calcext:value-type="float">
            <text:p>0.010942</text:p>
          </table:table-cell>
          <table:table-cell office:value-type="float" office:value="0.038416" calcext:value-type="float">
            <text:p>0.038416</text:p>
          </table:table-cell>
          <table:table-cell office:value-type="float" office:value="0.514935" calcext:value-type="float">
            <text:p>0.514935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716337" calcext:value-type="float">
            <text:p>0.716337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013432" calcext:value-type="float">
            <text:p>0.013432</text:p>
          </table:table-cell>
          <table:table-cell/>
          <table:table-cell office:value-type="float" office:value="0.0373314" calcext:value-type="float">
            <text:p>0.0373314</text:p>
          </table:table-cell>
          <table:table-cell office:value-type="float" office:value="0.0013034" calcext:value-type="float">
            <text:p>0.0013034</text:p>
          </table:table-cell>
          <table:table-cell office:value-type="float" office:value="0.0019526" calcext:value-type="float">
            <text:p>0.0019526</text:p>
          </table:table-cell>
          <table:table-cell office:value-type="float" office:value="0.0327511" calcext:value-type="float">
            <text:p>0.0327511</text:p>
          </table:table-cell>
          <table:table-cell office:value-type="float" office:value="0.0007141" calcext:value-type="float">
            <text:p>0.0007141</text:p>
          </table:table-cell>
          <table:table-cell office:value-type="float" office:value="0.0009019" calcext:value-type="float">
            <text:p>0.0009019</text:p>
          </table:table-cell>
          <table:table-cell office:value-type="float" office:value="0.476261" calcext:value-type="float">
            <text:p>0.47626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0.010184" calcext:value-type="float">
            <text:p>0.010184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0480941" calcext:value-type="float">
            <text:p>0.0480941</text:p>
          </table:table-cell>
          <table:table-cell office:value-type="float" office:value="0.0037411" calcext:value-type="float">
            <text:p>0.0037411</text:p>
          </table:table-cell>
          <table:table-cell office:value-type="float" office:value="0.0053039" calcext:value-type="float">
            <text:p>0.0053039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23244" calcext:value-type="float">
            <text:p>0.0323244</text:p>
          </table:table-cell>
          <table:table-cell office:value-type="float" office:value="0.0005684" calcext:value-type="float">
            <text:p>0.0005684</text:p>
          </table:table-cell>
          <table:table-cell office:value-type="float" office:value="0.0008516" calcext:value-type="float">
            <text:p>0.0008516</text:p>
          </table:table-cell>
          <table:table-cell office:value-type="float" office:value="0.0529364" calcext:value-type="float">
            <text:p>0.0529364</text:p>
          </table:table-cell>
          <table:table-cell office:value-type="float" office:value="0.0036684" calcext:value-type="float">
            <text:p>0.0036684</text:p>
          </table:table-cell>
          <table:table-cell office:value-type="float" office:value="0.0054816" calcext:value-type="float">
            <text:p>0.0054816</text:p>
          </table:table-cell>
          <table:table-cell office:value-type="float" office:value="0.0371215" calcext:value-type="float">
            <text:p>0.0371215</text:p>
          </table:table-cell>
          <table:table-cell office:value-type="float" office:value="0.0007365" calcext:value-type="float">
            <text:p>0.0007365</text:p>
          </table:table-cell>
          <table:table-cell office:value-type="float" office:value="0.0011315" calcext:value-type="float">
            <text:p>0.0011315</text:p>
          </table:table-cell>
          <table:table-cell office:value-type="float" office:value="0.109321" calcext:value-type="float">
            <text:p>0.109321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577326" calcext:value-type="float">
            <text:p>0.0577326</text:p>
          </table:table-cell>
          <table:table-cell office:value-type="float" office:value="0.0008226" calcext:value-type="float">
            <text:p>0.0008226</text:p>
          </table:table-cell>
          <table:table-cell office:value-type="float" office:value="0.0006504" calcext:value-type="float">
            <text:p>0.0006504</text:p>
          </table:table-cell>
          <table:table-cell office:value-type="float" office:value="0.0483314" calcext:value-type="float">
            <text:p>0.0483314</text:p>
          </table:table-cell>
          <table:table-cell office:value-type="float" office:value="0.0011474" calcext:value-type="float">
            <text:p>0.0011474</text:p>
          </table:table-cell>
          <table:table-cell office:value-type="float" office:value="0.0004836" calcext:value-type="float">
            <text:p>0.0004836</text:p>
          </table:table-cell>
          <table:table-cell office:value-type="float" office:value="0.189651" calcext:value-type="float">
            <text:p>0.189651</text:p>
          </table:table-cell>
          <table:table-cell office:value-type="float" office:value="0.007838" calcext:value-type="float">
            <text:p>0.007838</text:p>
          </table:table-cell>
          <table:table-cell office:value-type="float" office:value="0.094385" calcext:value-type="float">
            <text:p>0.094385</text:p>
          </table:table-cell>
          <table:table-cell office:value-type="float" office:value="0.430772" calcext:value-type="float">
            <text:p>0.430772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8763" calcext:value-type="float">
            <text:p>0.008763</text:p>
          </table:table-cell>
          <table:table-cell office:value-type="float" office:value="0.271895" calcext:value-type="float">
            <text:p>0.271895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497372" calcext:value-type="float">
            <text:p>0.497372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08532" calcext:value-type="float">
            <text:p>0.008532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0.016838" calcext:value-type="float">
            <text:p>0.016838</text:p>
          </table:table-cell>
          <table:table-cell office:value-type="float" office:value="0.121822" calcext:value-type="float">
            <text:p>0.121822</text:p>
          </table:table-cell>
          <table:table-cell office:value-type="float" office:value="0.775679" calcext:value-type="float">
            <text:p>0.775679</text:p>
          </table:table-cell>
          <table:table-cell office:value-type="float" office:value="0.006859" calcext:value-type="float">
            <text:p>0.006859</text:p>
          </table:table-cell>
          <table:table-cell office:value-type="float" office:value="0.024082" calcext:value-type="float">
            <text:p>0.024082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005201" calcext:value-type="float">
            <text:p>0.005201</text:p>
          </table:table-cell>
          <table:table-cell office:value-type="float" office:value="0.014191" calcext:value-type="float">
            <text:p>0.014191</text:p>
          </table:table-cell>
          <table:table-cell/>
          <table:table-cell office:value-type="float" office:value="0.0510629" calcext:value-type="float">
            <text:p>0.0510629</text:p>
          </table:table-cell>
          <table:table-cell office:value-type="float" office:value="0.0012329" calcext:value-type="float">
            <text:p>0.0012329</text:p>
          </table:table-cell>
          <table:table-cell office:value-type="float" office:value="0.0024131" calcext:value-type="float">
            <text:p>0.0024131</text:p>
          </table:table-cell>
          <table:table-cell office:value-type="float" office:value="0.0371901" calcext:value-type="float">
            <text:p>0.0371901</text:p>
          </table:table-cell>
          <table:table-cell office:value-type="float" office:value="0.0006921" calcext:value-type="float">
            <text:p>0.0006921</text:p>
          </table:table-cell>
          <table:table-cell office:value-type="float" office:value="0.0007049" calcext:value-type="float">
            <text:p>0.0007049</text:p>
          </table:table-cell>
          <table:table-cell office:value-type="float" office:value="0.0292937" calcext:value-type="float">
            <text:p>0.0292937</text:p>
          </table:table-cell>
          <table:table-cell office:value-type="float" office:value="0.0020407" calcext:value-type="float">
            <text:p>0.0020407</text:p>
          </table:table-cell>
          <table:table-cell office:value-type="float" office:value="0.0051543" calcext:value-type="float">
            <text:p>0.0051543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0529364" calcext:value-type="float">
            <text:p>0.0529364</text:p>
          </table:table-cell>
          <table:table-cell office:value-type="float" office:value="0.0036684" calcext:value-type="float">
            <text:p>0.0036684</text:p>
          </table:table-cell>
          <table:table-cell office:value-type="float" office:value="0.0054816" calcext:value-type="float">
            <text:p>0.0054816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3876" calcext:value-type="float">
            <text:p>0.0713876</text:p>
          </table:table-cell>
          <table:table-cell office:value-type="float" office:value="0.0013936" calcext:value-type="float">
            <text:p>0.0013936</text:p>
          </table:table-cell>
          <table:table-cell office:value-type="float" office:value="0.0017134" calcext:value-type="float">
            <text:p>0.0017134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0.004033" calcext:value-type="float">
            <text:p>0.004033</text:p>
          </table:table-cell>
          <table:table-cell office:value-type="float" office:value="0.0717976" calcext:value-type="float">
            <text:p>0.0717976</text:p>
          </table:table-cell>
          <table:table-cell office:value-type="float" office:value="0.0008976" calcext:value-type="float">
            <text:p>0.0008976</text:p>
          </table:table-cell>
          <table:table-cell office:value-type="float" office:value="0.0009394" calcext:value-type="float">
            <text:p>0.0009394</text:p>
          </table:table-cell>
          <table:table-cell office:value-type="float" office:value="0.0900043" calcext:value-type="float">
            <text:p>0.0900043</text:p>
          </table:table-cell>
          <table:table-cell office:value-type="float" office:value="0.0018093" calcext:value-type="float">
            <text:p>0.0018093</text:p>
          </table:table-cell>
          <table:table-cell office:value-type="float" office:value="0.0020977" calcext:value-type="float">
            <text:p>0.0020977</text:p>
          </table:table-cell>
          <table:table-cell office:value-type="float" office:value="0.0872563" calcext:value-type="float">
            <text:p>0.0872563</text:p>
          </table:table-cell>
          <table:table-cell office:value-type="float" office:value="0.0017163" calcext:value-type="float">
            <text:p>0.0017163</text:p>
          </table:table-cell>
          <table:table-cell office:value-type="float" office:value="0.0047657" calcext:value-type="float">
            <text:p>0.0047657</text:p>
          </table:table-cell>
          <table:table-cell office:value-type="float" office:value="0.0764939" calcext:value-type="float">
            <text:p>0.0764939</text:p>
          </table:table-cell>
          <table:table-cell office:value-type="float" office:value="0.0017469" calcext:value-type="float">
            <text:p>0.0017469</text:p>
          </table:table-cell>
          <table:table-cell office:value-type="float" office:value="0.0019401" calcext:value-type="float">
            <text:p>0.0019401</text:p>
          </table:table-cell>
          <table:table-cell office:value-type="float" office:value="0.228267" calcext:value-type="float">
            <text:p>0.228267</text:p>
          </table:table-cell>
          <table:table-cell office:value-type="float" office:value="0.004328" calcext:value-type="float">
            <text:p>0.004328</text:p>
          </table:table-cell>
          <table:table-cell office:value-type="float" office:value="0.023758" calcext:value-type="float">
            <text:p>0.023758</text:p>
          </table:table-cell>
          <table:table-cell office:value-type="float" office:value="0.588761" calcext:value-type="float">
            <text:p>0.588761</text:p>
          </table:table-cell>
          <table:table-cell office:value-type="float" office:value="0.018257" calcext:value-type="float">
            <text:p>0.018257</text:p>
          </table:table-cell>
          <table:table-cell office:value-type="float" office:value="0.018055" calcext:value-type="float">
            <text:p>0.018055</text:p>
          </table:table-cell>
          <table:table-cell office:value-type="float" office:value="0.357734" calcext:value-type="float">
            <text:p>0.357734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.571105" calcext:value-type="float">
            <text:p>0.571105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0.83868" calcext:value-type="float">
            <text:p>0.83868</text:p>
          </table:table-cell>
          <table:table-cell office:value-type="float" office:value="0.006279" calcext:value-type="float">
            <text:p>0.006279</text:p>
          </table:table-cell>
          <table:table-cell office:value-type="float" office:value="0.011665" calcext:value-type="float">
            <text:p>0.011665</text:p>
          </table:table-cell>
          <table:table-cell office:value-type="float" office:value="0.831353" calcext:value-type="float">
            <text:p>0.831353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0.012366" calcext:value-type="float">
            <text:p>0.012366</text:p>
          </table:table-cell>
          <table:table-cell office:value-type="float" office:value="1.21509" calcext:value-type="float">
            <text:p>1.21509</text:p>
          </table:table-cell>
          <table:table-cell office:value-type="float" office:value="0.011876" calcext:value-type="float">
            <text:p>0.011876</text:p>
          </table:table-cell>
          <table:table-cell office:value-type="float" office:value="0.018625" calcext:value-type="float">
            <text:p>0.018625</text:p>
          </table:table-cell>
          <table:table-cell/>
          <table:table-cell office:value-type="float" office:value="0.0803182" calcext:value-type="float">
            <text:p>0.0803182</text:p>
          </table:table-cell>
          <table:table-cell office:value-type="float" office:value="0.0014452" calcext:value-type="float">
            <text:p>0.0014452</text:p>
          </table:table-cell>
          <table:table-cell office:value-type="float" office:value="0.0011818" calcext:value-type="float">
            <text:p>0.0011818</text:p>
          </table:table-cell>
          <table:table-cell office:value-type="float" office:value="0.0716519" calcext:value-type="float">
            <text:p>0.0716519</text:p>
          </table:table-cell>
          <table:table-cell office:value-type="float" office:value="0.0009309" calcext:value-type="float">
            <text:p>0.0009309</text:p>
          </table:table-cell>
          <table:table-cell office:value-type="float" office:value="0.0008131" calcext:value-type="float">
            <text:p>0.0008131</text:p>
          </table:table-cell>
          <table:table-cell office:value-type="float" office:value="0.746948" calcext:value-type="float">
            <text:p>0.746948</text:p>
          </table:table-cell>
          <table:table-cell office:value-type="float" office:value="0.017068" calcext:value-type="float">
            <text:p>0.017068</text:p>
          </table:table-cell>
          <table:table-cell office:value-type="float" office:value="0.015811" calcext:value-type="float">
            <text:p>0.015811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0.004033" calcext:value-type="float">
            <text:p>0.00403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376201" calcext:value-type="float">
            <text:p>0.0376201</text:p>
          </table:table-cell>
          <table:table-cell office:value-type="float" office:value="0.0010681" calcext:value-type="float">
            <text:p>0.0010681</text:p>
          </table:table-cell>
          <table:table-cell office:value-type="float" office:value="0.0013779" calcext:value-type="float">
            <text:p>0.0013779</text:p>
          </table:table-cell>
          <table:table-cell office:value-type="float" office:value="0.0598975" calcext:value-type="float">
            <text:p>0.0598975</text:p>
          </table:table-cell>
          <table:table-cell office:value-type="float" office:value="0.0031835" calcext:value-type="float">
            <text:p>0.0031835</text:p>
          </table:table-cell>
          <table:table-cell office:value-type="float" office:value="0.0047835" calcext:value-type="float">
            <text:p>0.0047835</text:p>
          </table:table-cell>
          <table:table-cell office:value-type="float" office:value="0.0416705" calcext:value-type="float">
            <text:p>0.0416705</text:p>
          </table:table-cell>
          <table:table-cell office:value-type="float" office:value="0.0008085" calcext:value-type="float">
            <text:p>0.0008085</text:p>
          </table:table-cell>
          <table:table-cell office:value-type="float" office:value="0.0010155" calcext:value-type="float">
            <text:p>0.0010155</text:p>
          </table:table-cell>
          <table:table-cell office:value-type="float" office:value="0.0909915" calcext:value-type="float">
            <text:p>0.0909915</text:p>
          </table:table-cell>
          <table:table-cell office:value-type="float" office:value="0.0017075" calcext:value-type="float">
            <text:p>0.0017075</text:p>
          </table:table-cell>
          <table:table-cell office:value-type="float" office:value="0.0016065" calcext:value-type="float">
            <text:p>0.0016065</text:p>
          </table:table-cell>
          <table:table-cell office:value-type="float" office:value="0.0660922" calcext:value-type="float">
            <text:p>0.0660922</text:p>
          </table:table-cell>
          <table:table-cell office:value-type="float" office:value="0.0008932" calcext:value-type="float">
            <text:p>0.0008932</text:p>
          </table:table-cell>
          <table:table-cell office:value-type="float" office:value="0.0010778" calcext:value-type="float">
            <text:p>0.0010778</text:p>
          </table:table-cell>
          <table:table-cell office:value-type="float" office:value="0.0519876" calcext:value-type="float">
            <text:p>0.0519876</text:p>
          </table:table-cell>
          <table:table-cell office:value-type="float" office:value="0.0006936" calcext:value-type="float">
            <text:p>0.0006936</text:p>
          </table:table-cell>
          <table:table-cell office:value-type="float" office:value="0.0006594" calcext:value-type="float">
            <text:p>0.0006594</text:p>
          </table:table-cell>
          <table:table-cell office:value-type="float" office:value="0.203351" calcext:value-type="float">
            <text:p>0.203351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660161" calcext:value-type="float">
            <text:p>0.660161</text:p>
          </table:table-cell>
          <table:table-cell office:value-type="float" office:value="0.011223" calcext:value-type="float">
            <text:p>0.011223</text:p>
          </table:table-cell>
          <table:table-cell office:value-type="float" office:value="0.017937" calcext:value-type="float">
            <text:p>0.017937</text:p>
          </table:table-cell>
          <table:table-cell office:value-type="float" office:value="0.349593" calcext:value-type="float">
            <text:p>0.349593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574011" calcext:value-type="float">
            <text:p>0.574011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8802" calcext:value-type="float">
            <text:p>0.008802</text:p>
          </table:table-cell>
          <table:table-cell office:value-type="float" office:value="0.609877" calcext:value-type="float">
            <text:p>0.609877</text:p>
          </table:table-cell>
          <table:table-cell office:value-type="float" office:value="0.012509" calcext:value-type="float">
            <text:p>0.012509</text:p>
          </table:table-cell>
          <table:table-cell office:value-type="float" office:value="0.055118" calcext:value-type="float">
            <text:p>0.055118</text:p>
          </table:table-cell>
          <table:table-cell office:value-type="float" office:value="0.902614" calcext:value-type="float">
            <text:p>0.902614</text:p>
          </table:table-cell>
          <table:table-cell office:value-type="float" office:value="0.008851" calcext:value-type="float">
            <text:p>0.008851</text:p>
          </table:table-cell>
          <table:table-cell office:value-type="float" office:value="0.015455" calcext:value-type="float">
            <text:p>0.015455</text:p>
          </table:table-cell>
          <table:table-cell office:value-type="float" office:value="1.26052" calcext:value-type="float">
            <text:p>1.26052</text:p>
          </table:table-cell>
          <table:table-cell office:value-type="float" office:value="0.008493" calcext:value-type="float">
            <text:p>0.008493</text:p>
          </table:table-cell>
          <table:table-cell office:value-type="float" office:value="0.019565" calcext:value-type="float">
            <text:p>0.019565</text:p>
          </table:table-cell>
          <table:table-cell/>
          <table:table-cell office:value-type="float" office:value="0.0551455" calcext:value-type="float">
            <text:p>0.0551455</text:p>
          </table:table-cell>
          <table:table-cell office:value-type="float" office:value="0.0016675" calcext:value-type="float">
            <text:p>0.0016675</text:p>
          </table:table-cell>
          <table:table-cell office:value-type="float" office:value="0.0020595" calcext:value-type="float">
            <text:p>0.0020595</text:p>
          </table:table-cell>
          <table:table-cell office:value-type="float" office:value="0.0416007" calcext:value-type="float">
            <text:p>0.0416007</text:p>
          </table:table-cell>
          <table:table-cell office:value-type="float" office:value="0.0009677" calcext:value-type="float">
            <text:p>0.0009677</text:p>
          </table:table-cell>
          <table:table-cell office:value-type="float" office:value="0.0012723" calcext:value-type="float">
            <text:p>0.0012723</text:p>
          </table:table-cell>
          <table:table-cell office:value-type="float" office:value="0.848283" calcext:value-type="float">
            <text:p>0.848283</text:p>
          </table:table-cell>
          <table:table-cell office:value-type="float" office:value="0.008689" calcext:value-type="float">
            <text:p>0.008689</text:p>
          </table:table-cell>
          <table:table-cell office:value-type="float" office:value="0.014555" calcext:value-type="float">
            <text:p>0.014555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0598975" calcext:value-type="float">
            <text:p>0.0598975</text:p>
          </table:table-cell>
          <table:table-cell office:value-type="float" office:value="0.0031835" calcext:value-type="float">
            <text:p>0.0031835</text:p>
          </table:table-cell>
          <table:table-cell office:value-type="float" office:value="0.0047835" calcext:value-type="float">
            <text:p>0.0047835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98377" calcext:value-type="float">
            <text:p>0.0298377</text:p>
          </table:table-cell>
          <table:table-cell office:value-type="float" office:value="0.0010547" calcext:value-type="float">
            <text:p>0.0010547</text:p>
          </table:table-cell>
          <table:table-cell office:value-type="float" office:value="0.0011993" calcext:value-type="float">
            <text:p>0.0011993</text:p>
          </table:table-cell>
          <table:table-cell office:value-type="float" office:value="0.0594216" calcext:value-type="float">
            <text:p>0.0594216</text:p>
          </table:table-cell>
          <table:table-cell office:value-type="float" office:value="0.0040686" calcext:value-type="float">
            <text:p>0.0040686</text:p>
          </table:table-cell>
          <table:table-cell office:value-type="float" office:value="0.0032474" calcext:value-type="float">
            <text:p>0.0032474</text:p>
          </table:table-cell>
          <table:table-cell office:value-type="float" office:value="0.0369009" calcext:value-type="float">
            <text:p>0.0369009</text:p>
          </table:table-cell>
          <table:table-cell office:value-type="float" office:value="0.0007189" calcext:value-type="float">
            <text:p>0.0007189</text:p>
          </table:table-cell>
          <table:table-cell office:value-type="float" office:value="0.0009121" calcext:value-type="float">
            <text:p>0.0009121</text:p>
          </table:table-cell>
          <table:table-cell office:value-type="float" office:value="0.0749857" calcext:value-type="float">
            <text:p>0.0749857</text:p>
          </table:table-cell>
          <table:table-cell office:value-type="float" office:value="0.0013327" calcext:value-type="float">
            <text:p>0.0013327</text:p>
          </table:table-cell>
          <table:table-cell office:value-type="float" office:value="0.0008413" calcext:value-type="float">
            <text:p>0.0008413</text:p>
          </table:table-cell>
          <table:table-cell office:value-type="float" office:value="0.0571501" calcext:value-type="float">
            <text:p>0.0571501</text:p>
          </table:table-cell>
          <table:table-cell office:value-type="float" office:value="0.0008811" calcext:value-type="float">
            <text:p>0.0008811</text:p>
          </table:table-cell>
          <table:table-cell office:value-type="float" office:value="0.0012079" calcext:value-type="float">
            <text:p>0.0012079</text:p>
          </table:table-cell>
          <table:table-cell office:value-type="float" office:value="0.0421949" calcext:value-type="float">
            <text:p>0.0421949</text:p>
          </table:table-cell>
          <table:table-cell office:value-type="float" office:value="0.0006549" calcext:value-type="float">
            <text:p>0.0006549</text:p>
          </table:table-cell>
          <table:table-cell office:value-type="float" office:value="0.0004141" calcext:value-type="float">
            <text:p>0.0004141</text:p>
          </table:table-cell>
          <table:table-cell office:value-type="float" office:value="0.204593" calcext:value-type="float">
            <text:p>0.204593</text:p>
          </table:table-cell>
          <table:table-cell office:value-type="float" office:value="0.002117" calcext:value-type="float">
            <text:p>0.002117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541797" calcext:value-type="float">
            <text:p>0.541797</text:p>
          </table:table-cell>
          <table:table-cell office:value-type="float" office:value="0.007348" calcext:value-type="float">
            <text:p>0.007348</text:p>
          </table:table-cell>
          <table:table-cell office:value-type="float" office:value="0.010217" calcext:value-type="float">
            <text:p>0.010217</text:p>
          </table:table-cell>
          <table:table-cell office:value-type="float" office:value="0.310245" calcext:value-type="float">
            <text:p>0.310245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60143" calcext:value-type="float">
            <text:p>0.60143</text:p>
          </table:table-cell>
          <table:table-cell office:value-type="float" office:value="0.006324" calcext:value-type="float">
            <text:p>0.006324</text:p>
          </table:table-cell>
          <table:table-cell office:value-type="float" office:value="0.017531" calcext:value-type="float">
            <text:p>0.017531</text:p>
          </table:table-cell>
          <table:table-cell office:value-type="float" office:value="0.540724" calcext:value-type="float">
            <text:p>0.540724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16412" calcext:value-type="float">
            <text:p>0.016412</text:p>
          </table:table-cell>
          <table:table-cell office:value-type="float" office:value="0.724921" calcext:value-type="float">
            <text:p>0.724921</text:p>
          </table:table-cell>
          <table:table-cell office:value-type="float" office:value="0.006388" calcext:value-type="float">
            <text:p>0.006388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0.961777" calcext:value-type="float">
            <text:p>0.961777</text:p>
          </table:table-cell>
          <table:table-cell office:value-type="float" office:value="0.009474" calcext:value-type="float">
            <text:p>0.009474</text:p>
          </table:table-cell>
          <table:table-cell office:value-type="float" office:value="0.015511" calcext:value-type="float">
            <text:p>0.015511</text:p>
          </table:table-cell>
          <table:table-cell/>
          <table:table-cell office:value-type="float" office:value="0.0449956" calcext:value-type="float">
            <text:p>0.0449956</text:p>
          </table:table-cell>
          <table:table-cell office:value-type="float" office:value="0.0017596" calcext:value-type="float">
            <text:p>0.0017596</text:p>
          </table:table-cell>
          <table:table-cell office:value-type="float" office:value="0.0019224" calcext:value-type="float">
            <text:p>0.0019224</text:p>
          </table:table-cell>
          <table:table-cell office:value-type="float" office:value="0.0369063" calcext:value-type="float">
            <text:p>0.0369063</text:p>
          </table:table-cell>
          <table:table-cell office:value-type="float" office:value="0.0009273" calcext:value-type="float">
            <text:p>0.0009273</text:p>
          </table:table-cell>
          <table:table-cell office:value-type="float" office:value="0.0009027" calcext:value-type="float">
            <text:p>0.0009027</text:p>
          </table:table-cell>
          <table:table-cell office:value-type="float" office:value="0.0267329" calcext:value-type="float">
            <text:p>0.0267329</text:p>
          </table:table-cell>
          <table:table-cell office:value-type="float" office:value="0.0010799" calcext:value-type="float">
            <text:p>0.0010799</text:p>
          </table:table-cell>
          <table:table-cell office:value-type="float" office:value="0.0011921" calcext:value-type="float">
            <text:p>0.0011921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0594216" calcext:value-type="float">
            <text:p>0.0594216</text:p>
          </table:table-cell>
          <table:table-cell office:value-type="float" office:value="0.0040686" calcext:value-type="float">
            <text:p>0.0040686</text:p>
          </table:table-cell>
          <table:table-cell office:value-type="float" office:value="0.0032474" calcext:value-type="float">
            <text:p>0.0032474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12572" calcext:value-type="float">
            <text:p>0.0312572</text:p>
          </table:table-cell>
          <table:table-cell office:value-type="float" office:value="0.0010332" calcext:value-type="float">
            <text:p>0.0010332</text:p>
          </table:table-cell>
          <table:table-cell office:value-type="float" office:value="0.0012268" calcext:value-type="float">
            <text:p>0.0012268</text:p>
          </table:table-cell>
          <table:table-cell office:value-type="float" office:value="0.0575451" calcext:value-type="float">
            <text:p>0.0575451</text:p>
          </table:table-cell>
          <table:table-cell office:value-type="float" office:value="0.0034421" calcext:value-type="float">
            <text:p>0.0034421</text:p>
          </table:table-cell>
          <table:table-cell office:value-type="float" office:value="0.0042529" calcext:value-type="float">
            <text:p>0.0042529</text:p>
          </table:table-cell>
          <table:table-cell office:value-type="float" office:value="0.0401811" calcext:value-type="float">
            <text:p>0.0401811</text:p>
          </table:table-cell>
          <table:table-cell office:value-type="float" office:value="0.0022081" calcext:value-type="float">
            <text:p>0.0022081</text:p>
          </table:table-cell>
          <table:table-cell office:value-type="float" office:value="0.0026089" calcext:value-type="float">
            <text:p>0.0026089</text:p>
          </table:table-cell>
          <table:table-cell office:value-type="float" office:value="0.0955694" calcext:value-type="float">
            <text:p>0.0955694</text:p>
          </table:table-cell>
          <table:table-cell office:value-type="float" office:value="0.0016664" calcext:value-type="float">
            <text:p>0.0016664</text:p>
          </table:table-cell>
          <table:table-cell office:value-type="float" office:value="0.0016916" calcext:value-type="float">
            <text:p>0.0016916</text:p>
          </table:table-cell>
          <table:table-cell office:value-type="float" office:value="0.063857" calcext:value-type="float">
            <text:p>0.063857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0550043" calcext:value-type="float">
            <text:p>0.0550043</text:p>
          </table:table-cell>
          <table:table-cell office:value-type="float" office:value="0.0010483" calcext:value-type="float">
            <text:p>0.0010483</text:p>
          </table:table-cell>
          <table:table-cell office:value-type="float" office:value="0.0008897" calcext:value-type="float">
            <text:p>0.0008897</text:p>
          </table:table-cell>
          <table:table-cell office:value-type="float" office:value="0.244652" calcext:value-type="float">
            <text:p>0.244652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0.606453" calcext:value-type="float">
            <text:p>0.606453</text:p>
          </table:table-cell>
          <table:table-cell office:value-type="float" office:value="0.012549" calcext:value-type="float">
            <text:p>0.012549</text:p>
          </table:table-cell>
          <table:table-cell office:value-type="float" office:value="0.056963" calcext:value-type="float">
            <text:p>0.056963</text:p>
          </table:table-cell>
          <table:table-cell office:value-type="float" office:value="0.382052" calcext:value-type="float">
            <text:p>0.382052</text:p>
          </table:table-cell>
          <table:table-cell office:value-type="float" office:value="0.002537" calcext:value-type="float">
            <text:p>0.002537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0.703829" calcext:value-type="float">
            <text:p>0.703829</text:p>
          </table:table-cell>
          <table:table-cell office:value-type="float" office:value="0.008106" calcext:value-type="float">
            <text:p>0.008106</text:p>
          </table:table-cell>
          <table:table-cell office:value-type="float" office:value="0.013165" calcext:value-type="float">
            <text:p>0.013165</text:p>
          </table:table-cell>
          <table:table-cell office:value-type="float" office:value="0.658642" calcext:value-type="float">
            <text:p>0.658642</text:p>
          </table:table-cell>
          <table:table-cell office:value-type="float" office:value="0.005996" calcext:value-type="float">
            <text:p>0.005996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1.03647" calcext:value-type="float">
            <text:p>1.03647</text:p>
          </table:table-cell>
          <table:table-cell office:value-type="float" office:value="0.007829" calcext:value-type="float">
            <text:p>0.007829</text:p>
          </table:table-cell>
          <table:table-cell office:value-type="float" office:value="0.011893" calcext:value-type="float">
            <text:p>0.011893</text:p>
          </table:table-cell>
          <table:table-cell office:value-type="float" office:value="1.30175" calcext:value-type="float">
            <text:p>1.3017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23799" calcext:value-type="float">
            <text:p>0.023799</text:p>
          </table:table-cell>
          <table:table-cell/>
          <table:table-cell office:value-type="float" office:value="0.0582606" calcext:value-type="float">
            <text:p>0.0582606</text:p>
          </table:table-cell>
          <table:table-cell office:value-type="float" office:value="0.0018046" calcext:value-type="float">
            <text:p>0.0018046</text:p>
          </table:table-cell>
          <table:table-cell office:value-type="float" office:value="0.0018884" calcext:value-type="float">
            <text:p>0.0018884</text:p>
          </table:table-cell>
          <table:table-cell office:value-type="float" office:value="0.0400049" calcext:value-type="float">
            <text:p>0.0400049</text:p>
          </table:table-cell>
          <table:table-cell office:value-type="float" office:value="0.0024529" calcext:value-type="float">
            <text:p>0.0024529</text:p>
          </table:table-cell>
          <table:table-cell office:value-type="float" office:value="0.0021451" calcext:value-type="float">
            <text:p>0.0021451</text:p>
          </table:table-cell>
          <table:table-cell office:value-type="float" office:value="0.0291874" calcext:value-type="float">
            <text:p>0.0291874</text:p>
          </table:table-cell>
          <table:table-cell office:value-type="float" office:value="0.0010364" calcext:value-type="float">
            <text:p>0.0010364</text:p>
          </table:table-cell>
          <table:table-cell office:value-type="float" office:value="0.0014196" calcext:value-type="float">
            <text:p>0.0014196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0575451" calcext:value-type="float">
            <text:p>0.0575451</text:p>
          </table:table-cell>
          <table:table-cell office:value-type="float" office:value="0.0034421" calcext:value-type="float">
            <text:p>0.0034421</text:p>
          </table:table-cell>
          <table:table-cell office:value-type="float" office:value="0.0042529" calcext:value-type="float">
            <text:p>0.0042529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3029" calcext:value-type="float">
            <text:p>0.153029</text:p>
          </table:table-cell>
          <table:table-cell office:value-type="float" office:value="0.002024" calcext:value-type="float">
            <text:p>0.002024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0.168674" calcext:value-type="float">
            <text:p>0.168674</text:p>
          </table:table-cell>
          <table:table-cell office:value-type="float" office:value="0.004935" calcext:value-type="float">
            <text:p>0.004935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152065" calcext:value-type="float">
            <text:p>0.152065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200269" calcext:value-type="float">
            <text:p>0.20026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0.16526" calcext:value-type="float">
            <text:p>0.16526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.164593" calcext:value-type="float">
            <text:p>0.164593</text:p>
          </table:table-cell>
          <table:table-cell office:value-type="float" office:value="0.005703" calcext:value-type="float">
            <text:p>0.005703</text:p>
          </table:table-cell>
          <table:table-cell office:value-type="float" office:value="-0.000709" calcext:value-type="float">
            <text:p>-0.000709</text:p>
          </table:table-cell>
          <table:table-cell office:value-type="float" office:value="0.349776" calcext:value-type="float">
            <text:p>0.349776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9011" calcext:value-type="float">
            <text:p>0.009011</text:p>
          </table:table-cell>
          <table:table-cell office:value-type="float" office:value="0.780782" calcext:value-type="float">
            <text:p>0.780782</text:p>
          </table:table-cell>
          <table:table-cell office:value-type="float" office:value="0.010301" calcext:value-type="float">
            <text:p>0.010301</text:p>
          </table:table-cell>
          <table:table-cell office:value-type="float" office:value="0.008729" calcext:value-type="float">
            <text:p>0.008729</text:p>
          </table:table-cell>
          <table:table-cell office:value-type="float" office:value="0.563995" calcext:value-type="float">
            <text:p>0.563995</text:p>
          </table:table-cell>
          <table:table-cell office:value-type="float" office:value="0.004667" calcext:value-type="float">
            <text:p>0.004667</text:p>
          </table:table-cell>
          <table:table-cell office:value-type="float" office:value="0.007907" calcext:value-type="float">
            <text:p>0.007907</text:p>
          </table:table-cell>
          <table:table-cell office:value-type="float" office:value="0.883117" calcext:value-type="float">
            <text:p>0.8831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045" calcext:value-type="float">
            <text:p>0.010045</text:p>
          </table:table-cell>
          <table:table-cell office:value-type="float" office:value="1.00314" calcext:value-type="float">
            <text:p>1.00314</text:p>
          </table:table-cell>
          <table:table-cell office:value-type="float" office:value="0.015496" calcext:value-type="float">
            <text:p>0.015496</text:p>
          </table:table-cell>
          <table:table-cell office:value-type="float" office:value="0.010205" calcext:value-type="float">
            <text:p>0.010205</text:p>
          </table:table-cell>
          <table:table-cell office:value-type="float" office:value="1.15632" calcext:value-type="float">
            <text:p>1.15632</text:p>
          </table:table-cell>
          <table:table-cell office:value-type="float" office:value="0.006909" calcext:value-type="float">
            <text:p>0.006909</text:p>
          </table:table-cell>
          <table:table-cell office:value-type="float" office:value="0.018305" calcext:value-type="float">
            <text:p>0.018305</text:p>
          </table:table-cell>
          <table:table-cell office:value-type="float" office:value="1.62627" calcext:value-type="float">
            <text:p>1.62627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.035612" calcext:value-type="float">
            <text:p>0.035612</text:p>
          </table:table-cell>
          <table:table-cell/>
          <table:table-cell office:value-type="float" office:value="0.169676" calcext:value-type="float">
            <text:p>0.169676</text:p>
          </table:table-cell>
          <table:table-cell office:value-type="float" office:value="0.006856" calcext:value-type="float">
            <text:p>0.006856</text:p>
          </table:table-cell>
          <table:table-cell office:value-type="float" office:value="-0.00013" calcext:value-type="float">
            <text:p>-0.00013</text:p>
          </table:table-cell>
          <table:table-cell office:value-type="float" office:value="0.152445" calcext:value-type="float">
            <text:p>0.152445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02097" calcext:value-type="float">
            <text:p>0.002097</text:p>
          </table:table-cell>
          <table:table-cell office:value-type="float" office:value="1.06727" calcext:value-type="float">
            <text:p>1.06727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0.031878" calcext:value-type="float">
            <text:p>0.031878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168674" calcext:value-type="float">
            <text:p>0.168674</text:p>
          </table:table-cell>
          <table:table-cell office:value-type="float" office:value="0.004935" calcext:value-type="float">
            <text:p>0.004935</text:p>
          </table:table-cell>
          <table:table-cell office:value-type="float" office:value="0.00484" calcext:value-type="float">
            <text:p>0.00484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387335" calcext:value-type="float">
            <text:p>0.0387335</text:p>
          </table:table-cell>
          <table:table-cell office:value-type="float" office:value="0.0010675" calcext:value-type="float">
            <text:p>0.0010675</text:p>
          </table:table-cell>
          <table:table-cell office:value-type="float" office:value="0.0014045" calcext:value-type="float">
            <text:p>0.0014045</text:p>
          </table:table-cell>
          <table:table-cell office:value-type="float" office:value="0.0834454" calcext:value-type="float">
            <text:p>0.0834454</text:p>
          </table:table-cell>
          <table:table-cell office:value-type="float" office:value="0.0054614" calcext:value-type="float">
            <text:p>0.0054614</text:p>
          </table:table-cell>
          <table:table-cell office:value-type="float" office:value="0.0064746" calcext:value-type="float">
            <text:p>0.0064746</text:p>
          </table:table-cell>
          <table:table-cell office:value-type="float" office:value="0.0462485" calcext:value-type="float">
            <text:p>0.0462485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0.0015215" calcext:value-type="float">
            <text:p>0.0015215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863133" calcext:value-type="float">
            <text:p>0.0863133</text:p>
          </table:table-cell>
          <table:table-cell office:value-type="float" office:value="0.0015553" calcext:value-type="float">
            <text:p>0.0015553</text:p>
          </table:table-cell>
          <table:table-cell office:value-type="float" office:value="0.0015507" calcext:value-type="float">
            <text:p>0.0015507</text:p>
          </table:table-cell>
          <table:table-cell office:value-type="float" office:value="0.0737476" calcext:value-type="float">
            <text:p>0.0737476</text:p>
          </table:table-cell>
          <table:table-cell office:value-type="float" office:value="0.0018596" calcext:value-type="float">
            <text:p>0.0018596</text:p>
          </table:table-cell>
          <table:table-cell office:value-type="float" office:value="0.0010454" calcext:value-type="float">
            <text:p>0.0010454</text:p>
          </table:table-cell>
          <table:table-cell office:value-type="float" office:value="0.363499" calcext:value-type="float">
            <text:p>0.363499</text:p>
          </table:table-cell>
          <table:table-cell office:value-type="float" office:value="0.003765" calcext:value-type="float">
            <text:p>0.003765</text:p>
          </table:table-cell>
          <table:table-cell office:value-type="float" office:value="0.005305" calcext:value-type="float">
            <text:p>0.005305</text:p>
          </table:table-cell>
          <table:table-cell office:value-type="float" office:value="0.909662" calcext:value-type="float">
            <text:p>0.909662</text:p>
          </table:table-cell>
          <table:table-cell office:value-type="float" office:value="0.008398" calcext:value-type="float">
            <text:p>0.008398</text:p>
          </table:table-cell>
          <table:table-cell office:value-type="float" office:value="0.010612" calcext:value-type="float">
            <text:p>0.010612</text:p>
          </table:table-cell>
          <table:table-cell office:value-type="float" office:value="0.573692" calcext:value-type="float">
            <text:p>0.573692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0.046108" calcext:value-type="float">
            <text:p>0.046108</text:p>
          </table:table-cell>
          <table:table-cell office:value-type="float" office:value="1.00859" calcext:value-type="float">
            <text:p>1.00859</text:p>
          </table:table-cell>
          <table:table-cell office:value-type="float" office:value="0.010177" calcext:value-type="float">
            <text:p>0.010177</text:p>
          </table:table-cell>
          <table:table-cell office:value-type="float" office:value="0.0146" calcext:value-type="float">
            <text:p>0.0146</text:p>
          </table:table-cell>
          <table:table-cell office:value-type="float" office:value="1.09805" calcext:value-type="float">
            <text:p>1.09805</text:p>
          </table:table-cell>
          <table:table-cell office:value-type="float" office:value="0.046269" calcext:value-type="float">
            <text:p>0.046269</text:p>
          </table:table-cell>
          <table:table-cell office:value-type="float" office:value="0.121697" calcext:value-type="float">
            <text:p>0.121697</text:p>
          </table:table-cell>
          <table:table-cell office:value-type="float" office:value="1.45488" calcext:value-type="float">
            <text:p>1.45488</text:p>
          </table:table-cell>
          <table:table-cell office:value-type="float" office:value="0.014075" calcext:value-type="float">
            <text:p>0.014075</text:p>
          </table:table-cell>
          <table:table-cell office:value-type="float" office:value="0.018044" calcext:value-type="float">
            <text:p>0.018044</text:p>
          </table:table-cell>
          <table:table-cell office:value-type="float" office:value="1.99459" calcext:value-type="float">
            <text:p>1.99459</text:p>
          </table:table-cell>
          <table:table-cell office:value-type="float" office:value="0.024605" calcext:value-type="float">
            <text:p>0.024605</text:p>
          </table:table-cell>
          <table:table-cell office:value-type="float" office:value="0.068732" calcext:value-type="float">
            <text:p>0.068732</text:p>
          </table:table-cell>
          <table:table-cell/>
          <table:table-cell office:value-type="float" office:value="0.07727" calcext:value-type="float">
            <text:p>0.07727</text:p>
          </table:table-cell>
          <table:table-cell office:value-type="float" office:value="0.001925" calcext:value-type="float">
            <text:p>0.001925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0.0460853" calcext:value-type="float">
            <text:p>0.0460853</text:p>
          </table:table-cell>
          <table:table-cell office:value-type="float" office:value="0.0009753" calcext:value-type="float">
            <text:p>0.0009753</text:p>
          </table:table-cell>
          <table:table-cell office:value-type="float" office:value="0.0007717" calcext:value-type="float">
            <text:p>0.0007717</text:p>
          </table:table-cell>
          <table:table-cell office:value-type="float" office:value="1.10182" calcext:value-type="float">
            <text:p>1.10182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31784" calcext:value-type="float">
            <text:p>0.031784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0834454" calcext:value-type="float">
            <text:p>0.0834454</text:p>
          </table:table-cell>
          <table:table-cell office:value-type="float" office:value="0.0054614" calcext:value-type="float">
            <text:p>0.0054614</text:p>
          </table:table-cell>
          <table:table-cell office:value-type="float" office:value="0.0064746" calcext:value-type="float">
            <text:p>0.0064746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783813" calcext:value-type="float">
            <text:p>0.0783813</text:p>
          </table:table-cell>
          <table:table-cell office:value-type="float" office:value="0.0018193" calcext:value-type="float">
            <text:p>0.0018193</text:p>
          </table:table-cell>
          <table:table-cell office:value-type="float" office:value="0.0022757" calcext:value-type="float">
            <text:p>0.0022757</text:p>
          </table:table-cell>
          <table:table-cell office:value-type="float" office:value="0.11921" calcext:value-type="float">
            <text:p>0.11921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08431" calcext:value-type="float">
            <text:p>0.008431</text:p>
          </table:table-cell>
          <table:table-cell office:value-type="float" office:value="0.0884294" calcext:value-type="float">
            <text:p>0.0884294</text:p>
          </table:table-cell>
          <table:table-cell office:value-type="float" office:value="0.0020464" calcext:value-type="float">
            <text:p>0.0020464</text:p>
          </table:table-cell>
          <table:table-cell office:value-type="float" office:value="0.0026246" calcext:value-type="float">
            <text:p>0.0026246</text:p>
          </table:table-cell>
          <table:table-cell office:value-type="float" office:value="0.247731" calcext:value-type="float">
            <text:p>0.247731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0.177398" calcext:value-type="float">
            <text:p>0.177398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143761" calcext:value-type="float">
            <text:p>0.143761</text:p>
          </table:table-cell>
          <table:table-cell office:value-type="float" office:value="0.002805" calcext:value-type="float">
            <text:p>0.002805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77362" calcext:value-type="float">
            <text:p>0.77362</text:p>
          </table:table-cell>
          <table:table-cell office:value-type="float" office:value="0.014083" calcext:value-type="float">
            <text:p>0.014083</text:p>
          </table:table-cell>
          <table:table-cell office:value-type="float" office:value="0.026552" calcext:value-type="float">
            <text:p>0.026552</text:p>
          </table:table-cell>
          <table:table-cell office:value-type="float" office:value="2.12346" calcext:value-type="float">
            <text:p>2.12346</text:p>
          </table:table-cell>
          <table:table-cell office:value-type="float" office:value="0.034435" calcext:value-type="float">
            <text:p>0.034435</text:p>
          </table:table-cell>
          <table:table-cell office:value-type="float" office:value="0.187487" calcext:value-type="float">
            <text:p>0.187487</text:p>
          </table:table-cell>
          <table:table-cell office:value-type="float" office:value="1.20315" calcext:value-type="float">
            <text:p>1.20315</text:p>
          </table:table-cell>
          <table:table-cell office:value-type="float" office:value="0.014357" calcext:value-type="float">
            <text:p>0.014357</text:p>
          </table:table-cell>
          <table:table-cell office:value-type="float" office:value="0.028229" calcext:value-type="float">
            <text:p>0.028229</text:p>
          </table:table-cell>
          <table:table-cell office:value-type="float" office:value="2.01827" calcext:value-type="float">
            <text:p>2.01827</text:p>
          </table:table-cell>
          <table:table-cell office:value-type="float" office:value="0.019995" calcext:value-type="float">
            <text:p>0.019995</text:p>
          </table:table-cell>
          <table:table-cell office:value-type="float" office:value="0.042159" calcext:value-type="float">
            <text:p>0.042159</text:p>
          </table:table-cell>
          <table:table-cell office:value-type="float" office:value="1.89264" calcext:value-type="float">
            <text:p>1.89264</text:p>
          </table:table-cell>
          <table:table-cell office:value-type="float" office:value="0.027698" calcext:value-type="float">
            <text:p>0.027698</text:p>
          </table:table-cell>
          <table:table-cell office:value-type="float" office:value="0.099058" calcext:value-type="float">
            <text:p>0.099058</text:p>
          </table:table-cell>
          <table:table-cell office:value-type="float" office:value="2.86561" calcext:value-type="float">
            <text:p>2.86561</text:p>
          </table:table-cell>
          <table:table-cell office:value-type="float" office:value="0.017123" calcext:value-type="float">
            <text:p>0.017123</text:p>
          </table:table-cell>
          <table:table-cell office:value-type="float" office:value="0.031986" calcext:value-type="float">
            <text:p>0.031986</text:p>
          </table:table-cell>
          <table:table-cell office:value-type="float" office:value="3.7814" calcext:value-type="float">
            <text:p>3.7814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59605" calcext:value-type="float">
            <text:p>0.059605</text:p>
          </table:table-cell>
          <table:table-cell/>
          <table:table-cell office:value-type="float" office:value="0.150071" calcext:value-type="float">
            <text:p>0.150071</text:p>
          </table:table-cell>
          <table:table-cell office:value-type="float" office:value="0.004443" calcext:value-type="float">
            <text:p>0.004443</text:p>
          </table:table-cell>
          <table:table-cell office:value-type="float" office:value="0.004755" calcext:value-type="float">
            <text:p>0.004755</text:p>
          </table:table-cell>
          <table:table-cell office:value-type="float" office:value="0.0883152" calcext:value-type="float">
            <text:p>0.0883152</text:p>
          </table:table-cell>
          <table:table-cell office:value-type="float" office:value="0.0017172" calcext:value-type="float">
            <text:p>0.0017172</text:p>
          </table:table-cell>
          <table:table-cell office:value-type="float" office:value="0.0033168" calcext:value-type="float">
            <text:p>0.0033168</text:p>
          </table:table-cell>
          <table:table-cell office:value-type="float" office:value="2.67551" calcext:value-type="float">
            <text:p>2.67551</text:p>
          </table:table-cell>
          <table:table-cell office:value-type="float" office:value="0.066685" calcext:value-type="float">
            <text:p>0.066685</text:p>
          </table:table-cell>
          <table:table-cell office:value-type="float" office:value="0.144085" calcext:value-type="float">
            <text:p>0.144085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0.11921" calcext:value-type="float">
            <text:p>0.11921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08431" calcext:value-type="float">
            <text:p>0.00843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880843" calcext:value-type="float">
            <text:p>0.0880843</text:p>
          </table:table-cell>
          <table:table-cell office:value-type="float" office:value="0.0024403" calcext:value-type="float">
            <text:p>0.0024403</text:p>
          </table:table-cell>
          <table:table-cell office:value-type="float" office:value="0.0023357" calcext:value-type="float">
            <text:p>0.0023357</text:p>
          </table:table-cell>
          <table:table-cell office:value-type="float" office:value="0.130057" calcext:value-type="float">
            <text:p>0.130057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3423" calcext:value-type="float">
            <text:p>0.013423</text:p>
          </table:table-cell>
          <table:table-cell office:value-type="float" office:value="0.0987402" calcext:value-type="float">
            <text:p>0.0987402</text:p>
          </table:table-cell>
          <table:table-cell office:value-type="float" office:value="0.0026882" calcext:value-type="float">
            <text:p>0.0026882</text:p>
          </table:table-cell>
          <table:table-cell office:value-type="float" office:value="0.0027118" calcext:value-type="float">
            <text:p>0.0027118</text:p>
          </table:table-cell>
          <table:table-cell office:value-type="float" office:value="0.256041" calcext:value-type="float">
            <text:p>0.256041</text:p>
          </table:table-cell>
          <table:table-cell office:value-type="float" office:value="0.005171" calcext:value-type="float">
            <text:p>0.005171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186396" calcext:value-type="float">
            <text:p>0.186396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6901" calcext:value-type="float">
            <text:p>0.006901</text:p>
          </table:table-cell>
          <table:table-cell office:value-type="float" office:value="0.156899" calcext:value-type="float">
            <text:p>0.156899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11635" calcext:value-type="float">
            <text:p>0.011635</text:p>
          </table:table-cell>
          <table:table-cell office:value-type="float" office:value="0.893945" calcext:value-type="float">
            <text:p>0.893945</text:p>
          </table:table-cell>
          <table:table-cell office:value-type="float" office:value="0.022036" calcext:value-type="float">
            <text:p>0.022036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31334" calcext:value-type="float">
            <text:p>2.31334</text:p>
          </table:table-cell>
          <table:table-cell office:value-type="float" office:value="0.027745" calcext:value-type="float">
            <text:p>0.027745</text:p>
          </table:table-cell>
          <table:table-cell office:value-type="float" office:value="0.174113" calcext:value-type="float">
            <text:p>0.174113</text:p>
          </table:table-cell>
          <table:table-cell office:value-type="float" office:value="1.36233" calcext:value-type="float">
            <text:p>1.36233</text:p>
          </table:table-cell>
          <table:table-cell office:value-type="float" office:value="0.012973" calcext:value-type="float">
            <text:p>0.012973</text:p>
          </table:table-cell>
          <table:table-cell office:value-type="float" office:value="0.016225" calcext:value-type="float">
            <text:p>0.016225</text:p>
          </table:table-cell>
          <table:table-cell office:value-type="float" office:value="2.21148" calcext:value-type="float">
            <text:p>2.21148</text:p>
          </table:table-cell>
          <table:table-cell office:value-type="float" office:value="0.022836" calcext:value-type="float">
            <text:p>0.022836</text:p>
          </table:table-cell>
          <table:table-cell office:value-type="float" office:value="0.093117" calcext:value-type="float">
            <text:p>0.093117</text:p>
          </table:table-cell>
          <table:table-cell office:value-type="float" office:value="2.10685" calcext:value-type="float">
            <text:p>2.10685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112014" calcext:value-type="float">
            <text:p>0.112014</text:p>
          </table:table-cell>
          <table:table-cell office:value-type="float" office:value="3.13226" calcext:value-type="float">
            <text:p>3.13226</text:p>
          </table:table-cell>
          <table:table-cell office:value-type="float" office:value="0.026634" calcext:value-type="float">
            <text:p>0.026634</text:p>
          </table:table-cell>
          <table:table-cell office:value-type="float" office:value="0.056887" calcext:value-type="float">
            <text:p>0.056887</text:p>
          </table:table-cell>
          <table:table-cell office:value-type="float" office:value="4.09186" calcext:value-type="float">
            <text:p>4.09186</text:p>
          </table:table-cell>
          <table:table-cell office:value-type="float" office:value="0.037205" calcext:value-type="float">
            <text:p>0.037205</text:p>
          </table:table-cell>
          <table:table-cell office:value-type="float" office:value="0.051232" calcext:value-type="float">
            <text:p>0.051232</text:p>
          </table:table-cell>
          <table:table-cell/>
          <table:table-cell office:value-type="float" office:value="0.161505" calcext:value-type="float">
            <text:p>0.161505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0.0985171" calcext:value-type="float">
            <text:p>0.0985171</text:p>
          </table:table-cell>
          <table:table-cell office:value-type="float" office:value="0.0023261" calcext:value-type="float">
            <text:p>0.0023261</text:p>
          </table:table-cell>
          <table:table-cell office:value-type="float" office:value="0.0031709" calcext:value-type="float">
            <text:p>0.0031709</text:p>
          </table:table-cell>
          <table:table-cell office:value-type="float" office:value="2.86816" calcext:value-type="float">
            <text:p>2.86816</text:p>
          </table:table-cell>
          <table:table-cell office:value-type="float" office:value="0.037298" calcext:value-type="float">
            <text:p>0.037298</text:p>
          </table:table-cell>
          <table:table-cell office:value-type="float" office:value="0.081462" calcext:value-type="float">
            <text:p>0.081462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0.130057" calcext:value-type="float">
            <text:p>0.130057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3423" calcext:value-type="float">
            <text:p>0.01342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882183" calcext:value-type="float">
            <text:p>0.0882183</text:p>
          </table:table-cell>
          <table:table-cell office:value-type="float" office:value="0.0019843" calcext:value-type="float">
            <text:p>0.0019843</text:p>
          </table:table-cell>
          <table:table-cell office:value-type="float" office:value="0.0025487" calcext:value-type="float">
            <text:p>0.0025487</text:p>
          </table:table-cell>
          <table:table-cell office:value-type="float" office:value="0.143273" calcext:value-type="float">
            <text:p>0.143273</text:p>
          </table:table-cell>
          <table:table-cell office:value-type="float" office:value="0.006199" calcext:value-type="float">
            <text:p>0.006199</text:p>
          </table:table-cell>
          <table:table-cell office:value-type="float" office:value="0.006132" calcext:value-type="float">
            <text:p>0.006132</text:p>
          </table:table-cell>
          <table:table-cell office:value-type="float" office:value="0.100314" calcext:value-type="float">
            <text:p>0.100314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5943" calcext:value-type="float">
            <text:p>0.005943</text:p>
          </table:table-cell>
          <table:table-cell office:value-type="float" office:value="0.28463" calcext:value-type="float">
            <text:p>0.28463</text:p>
          </table:table-cell>
          <table:table-cell office:value-type="float" office:value="0.004443" calcext:value-type="float">
            <text:p>0.004443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200286" calcext:value-type="float">
            <text:p>0.200286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166335" calcext:value-type="float">
            <text:p>0.166335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4207" calcext:value-type="float">
            <text:p>0.004207</text:p>
          </table:table-cell>
          <table:table-cell office:value-type="float" office:value="0.876272" calcext:value-type="float">
            <text:p>0.876272</text:p>
          </table:table-cell>
          <table:table-cell office:value-type="float" office:value="0.017064" calcext:value-type="float">
            <text:p>0.017064</text:p>
          </table:table-cell>
          <table:table-cell office:value-type="float" office:value="0.061818" calcext:value-type="float">
            <text:p>0.061818</text:p>
          </table:table-cell>
          <table:table-cell office:value-type="float" office:value="2.48264" calcext:value-type="float">
            <text:p>2.48264</text:p>
          </table:table-cell>
          <table:table-cell office:value-type="float" office:value="0.031656" calcext:value-type="float">
            <text:p>0.031656</text:p>
          </table:table-cell>
          <table:table-cell office:value-type="float" office:value="0.093089" calcext:value-type="float">
            <text:p>0.093089</text:p>
          </table:table-cell>
          <table:table-cell office:value-type="float" office:value="1.37125" calcext:value-type="float">
            <text:p>1.37125</text:p>
          </table:table-cell>
          <table:table-cell office:value-type="float" office:value="0.011385" calcext:value-type="float">
            <text:p>0.011385</text:p>
          </table:table-cell>
          <table:table-cell office:value-type="float" office:value="0.022641" calcext:value-type="float">
            <text:p>0.022641</text:p>
          </table:table-cell>
          <table:table-cell office:value-type="float" office:value="2.29797" calcext:value-type="float">
            <text:p>2.29797</text:p>
          </table:table-cell>
          <table:table-cell office:value-type="float" office:value="0.020232" calcext:value-type="float">
            <text:p>0.020232</text:p>
          </table:table-cell>
          <table:table-cell office:value-type="float" office:value="0.013243" calcext:value-type="float">
            <text:p>0.013243</text:p>
          </table:table-cell>
          <table:table-cell office:value-type="float" office:value="2.19361" calcext:value-type="float">
            <text:p>2.19361</text:p>
          </table:table-cell>
          <table:table-cell office:value-type="float" office:value="0.042949" calcext:value-type="float">
            <text:p>0.042949</text:p>
          </table:table-cell>
          <table:table-cell office:value-type="float" office:value="0.22849" calcext:value-type="float">
            <text:p>0.22849</text:p>
          </table:table-cell>
          <table:table-cell office:value-type="float" office:value="3.35971" calcext:value-type="float">
            <text:p>3.35971</text:p>
          </table:table-cell>
          <table:table-cell office:value-type="float" office:value="0.027547" calcext:value-type="float">
            <text:p>0.027547</text:p>
          </table:table-cell>
          <table:table-cell office:value-type="float" office:value="0.038495" calcext:value-type="float">
            <text:p>0.038495</text:p>
          </table:table-cell>
          <table:table-cell office:value-type="float" office:value="4.41093" calcext:value-type="float">
            <text:p>4.41093</text:p>
          </table:table-cell>
          <table:table-cell office:value-type="float" office:value="0.041762" calcext:value-type="float">
            <text:p>0.041762</text:p>
          </table:table-cell>
          <table:table-cell office:value-type="float" office:value="0.083866" calcext:value-type="float">
            <text:p>0.083866</text:p>
          </table:table-cell>
          <table:table-cell/>
          <table:table-cell office:value-type="float" office:value="0.176011" calcext:value-type="float">
            <text:p>0.176011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3.12515" calcext:value-type="float">
            <text:p>3.12515</text:p>
          </table:table-cell>
          <table:table-cell office:value-type="float" office:value="0.076004" calcext:value-type="float">
            <text:p>0.076004</text:p>
          </table:table-cell>
          <table:table-cell office:value-type="float" office:value="0.136502" calcext:value-type="float">
            <text:p>0.136502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143273" calcext:value-type="float">
            <text:p>0.143273</text:p>
          </table:table-cell>
          <table:table-cell office:value-type="float" office:value="0.006199" calcext:value-type="float">
            <text:p>0.006199</text:p>
          </table:table-cell>
          <table:table-cell office:value-type="float" office:value="0.006132" calcext:value-type="float">
            <text:p>0.006132</text:p>
          </table:table-cell>
        </table:table-row>
        <table:table-row table:style-name="ro1" table:number-rows-repeated="2">
          <table:table-cell table:number-columns-repeated="55"/>
        </table:table-row>
        <table:table-row table:style-name="ro1">
          <table:table-cell office:value-type="string" calcext:value-type="string">
            <text:p>Normalized to v8-turbofan</text:p>
          </table:table-cell>
          <table:table-cell table:number-columns-repeated="6"/>
          <table:table-cell office:value-type="string" calcext:value-type="string">
            <text:p>sm-opt</text:p>
          </table:table-cell>
          <table:table-cell table:number-columns-repeated="2"/>
          <table:table-cell table:formula="of:=[.K3]" office:value-type="string" office:string-value="jsc-bbq" calcext:value-type="string">
            <text:p>jsc-bbq</text:p>
          </table:table-cell>
          <table:table-cell table:number-columns-repeated="2"/>
          <table:table-cell table:formula="of:=[.N3]" office:value-type="string" office:string-value="sm-base" calcext:value-type="string">
            <text:p>sm-base</text:p>
          </table:table-cell>
          <table:table-cell table:number-columns-repeated="2"/>
          <table:table-cell table:formula="of:=[.Q3]" office:value-type="string" office:string-value="v8-liftoff" calcext:value-type="string">
            <text:p>v8-liftoff</text:p>
          </table:table-cell>
          <table:table-cell table:number-columns-repeated="2"/>
          <table:table-cell table:formula="of:=[.T3]" office:value-type="string" office:string-value="wasm3" calcext:value-type="string">
            <text:p>wasm3</text:p>
          </table:table-cell>
          <table:table-cell table:number-columns-repeated="2"/>
          <table:table-cell table:formula="of:=[.BA3]" office:value-type="string" office:string-value="jsc-omg" calcext:value-type="string">
            <text:p>jsc-omg</text:p>
          </table:table-cell>
          <table:table-cell table:number-columns-repeated="32"/>
        </table:table-row>
        <table:table-row table:style-name="ro1">
          <table:table-cell table:formula="of:=[.A4]" office:value-type="string" office:string-value="bicg" calcext:value-type="string">
            <text:p>bicg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0.0561938785362557" calcext:value-type="float">
            <text:p>0.056193878536256</text:p>
          </table:table-cell>
          <table:table-cell table:formula="of:=[.D4]/[.B4]" office:value-type="float" office:value="0.084954620063725" calcext:value-type="float">
            <text:p>0.084954620063725</text:p>
          </table:table-cell>
          <table:table-cell table:number-columns-repeated="2"/>
          <table:table-cell table:formula="of:=[.A31]" office:value-type="string" office:string-value="bicg" calcext:value-type="string">
            <text:p>bicg</text:p>
          </table:table-cell>
          <table:table-cell table:formula="of:=[.H4]/[.B4]" office:value-type="float" office:value="1.14128729361784" calcext:value-type="float">
            <text:p>1.14128729361784</text:p>
          </table:table-cell>
          <table:table-cell table:formula="of:=[.I4]/[.B4]" office:value-type="float" office:value="0.0396169257507" calcext:value-type="float">
            <text:p>0.0396169257507</text:p>
          </table:table-cell>
          <table:table-cell table:formula="of:=[.J4]/[.B4]" office:value-type="float" office:value="0.0373841363329149" calcext:value-type="float">
            <text:p>0.037384136332915</text:p>
          </table:table-cell>
          <table:table-cell table:formula="of:=[.K4]/[.B4]" office:value-type="float" office:value="0.639537269479579" calcext:value-type="float">
            <text:p>0.639537269479579</text:p>
          </table:table-cell>
          <table:table-cell table:formula="of:=[.L4]/[.B4]" office:value-type="float" office:value="0.0320375108622188" calcext:value-type="float">
            <text:p>0.032037510862219</text:p>
          </table:table-cell>
          <table:table-cell table:formula="of:=[.M4]/[.B4]" office:value-type="float" office:value="0.0339202954523511" calcext:value-type="float">
            <text:p>0.033920295452351</text:p>
          </table:table-cell>
          <table:table-cell table:formula="of:=[.N4]/[.B4]" office:value-type="float" office:value="0.936775852080718" calcext:value-type="float">
            <text:p>0.936775852080718</text:p>
          </table:table-cell>
          <table:table-cell table:formula="of:=[.O4]/[.B4]" office:value-type="float" office:value="0.0193407840108139" calcext:value-type="float">
            <text:p>0.019340784010814</text:p>
          </table:table-cell>
          <table:table-cell table:formula="of:=[.P4]/[.B4]" office:value-type="float" office:value="0.0360565318142319" calcext:value-type="float">
            <text:p>0.036056531814232</text:p>
          </table:table-cell>
          <table:table-cell table:formula="of:=[.Q4]/[.B4]" office:value-type="float" office:value="0.643918364391233" calcext:value-type="float">
            <text:p>0.643918364391233</text:p>
          </table:table-cell>
          <table:table-cell table:formula="of:=[.R4]/[.B4]" office:value-type="float" office:value="0.0275477937626726" calcext:value-type="float">
            <text:p>0.027547793762673</text:p>
          </table:table-cell>
          <table:table-cell table:formula="of:=[.S4]/[.B4]" office:value-type="float" office:value="0.0230822149271024" calcext:value-type="float">
            <text:p>0.023082214927103</text:p>
          </table:table-cell>
          <table:table-cell table:formula="of:=[.T4]/[.B4]" office:value-type="float" office:value="0.434317369894757" calcext:value-type="float">
            <text:p>0.434317369894757</text:p>
          </table:table-cell>
          <table:table-cell table:formula="of:=[.U4]/[.B4]" office:value-type="float" office:value="0.00604422129960413" calcext:value-type="float">
            <text:p>0.006044221299604</text:p>
          </table:table-cell>
          <table:table-cell table:formula="of:=[.V4]/[.B4]" office:value-type="float" office:value="0.00964565028483152" calcext:value-type="float">
            <text:p>0.009645650284832</text:p>
          </table:table-cell>
          <table:table-cell table:formula="of:=[.BA4]/[.B4]" office:value-type="float" office:value="1.68585859804963" calcext:value-type="float">
            <text:p>1.68585859804963</text:p>
          </table:table-cell>
          <table:table-cell table:formula="of:=[.BB4]/[.B4]" office:value-type="float" office:value="0.150846046152361" calcext:value-type="float">
            <text:p>0.150846046152361</text:p>
          </table:table-cell>
          <table:table-cell table:formula="of:=[.BC4]/[.B4]" office:value-type="float" office:value="0.331798542048856" calcext:value-type="float">
            <text:p>0.331798542048856</text:p>
          </table:table-cell>
          <table:table-cell table:number-columns-repeated="30"/>
        </table:table-row>
        <table:table-row table:style-name="ro1">
          <table:table-cell table:formula="of:=[.A5]" office:value-type="string" office:string-value="mvt" calcext:value-type="string">
            <text:p>mvt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0.0638559074688122" calcext:value-type="float">
            <text:p>0.063855907468812</text:p>
          </table:table-cell>
          <table:table-cell table:formula="of:=[.D5]/[.B5]" office:value-type="float" office:value="0.0857490175782778" calcext:value-type="float">
            <text:p>0.085749017578278</text:p>
          </table:table-cell>
          <table:table-cell table:number-columns-repeated="2"/>
          <table:table-cell table:formula="of:=[.A32]" office:value-type="string" office:string-value="mvt" calcext:value-type="string">
            <text:p>mvt</text:p>
          </table:table-cell>
          <table:table-cell table:formula="of:=[.H5]/[.B5]" office:value-type="float" office:value="1.13824313508374" calcext:value-type="float">
            <text:p>1.13824313508374</text:p>
          </table:table-cell>
          <table:table-cell table:formula="of:=[.I5]/[.B5]" office:value-type="float" office:value="0.0402176071637049" calcext:value-type="float">
            <text:p>0.040217607163705</text:p>
          </table:table-cell>
          <table:table-cell table:formula="of:=[.J5]/[.B5]" office:value-type="float" office:value="0.0377743408898063" calcext:value-type="float">
            <text:p>0.037774340889806</text:p>
          </table:table-cell>
          <table:table-cell table:formula="of:=[.K5]/[.B5]" office:value-type="float" office:value="0.650324063765639" calcext:value-type="float">
            <text:p>0.650324063765639</text:p>
          </table:table-cell>
          <table:table-cell table:formula="of:=[.L5]/[.B5]" office:value-type="float" office:value="0.0356560410661307" calcext:value-type="float">
            <text:p>0.035656041066131</text:p>
          </table:table-cell>
          <table:table-cell table:formula="of:=[.M5]/[.B5]" office:value-type="float" office:value="0.0365587256500833" calcext:value-type="float">
            <text:p>0.036558725650083</text:p>
          </table:table-cell>
          <table:table-cell table:formula="of:=[.N5]/[.B5]" office:value-type="float" office:value="0.939496061286265" calcext:value-type="float">
            <text:p>0.939496061286265</text:p>
          </table:table-cell>
          <table:table-cell table:formula="of:=[.O5]/[.B5]" office:value-type="float" office:value="0.0179152800428474" calcext:value-type="float">
            <text:p>0.017915280042848</text:p>
          </table:table-cell>
          <table:table-cell table:formula="of:=[.P5]/[.B5]" office:value-type="float" office:value="0.0225851682904959" calcext:value-type="float">
            <text:p>0.022585168290496</text:p>
          </table:table-cell>
          <table:table-cell table:formula="of:=[.Q5]/[.B5]" office:value-type="float" office:value="0.642482743679703" calcext:value-type="float">
            <text:p>0.642482743679703</text:p>
          </table:table-cell>
          <table:table-cell table:formula="of:=[.R5]/[.B5]" office:value-type="float" office:value="0.0258889938677627" calcext:value-type="float">
            <text:p>0.025888993867763</text:p>
          </table:table-cell>
          <table:table-cell table:formula="of:=[.S5]/[.B5]" office:value-type="float" office:value="0.0227957946934182" calcext:value-type="float">
            <text:p>0.022795794693418</text:p>
          </table:table-cell>
          <table:table-cell table:formula="of:=[.T5]/[.B5]" office:value-type="float" office:value="0.436404065691366" calcext:value-type="float">
            <text:p>0.436404065691366</text:p>
          </table:table-cell>
          <table:table-cell table:formula="of:=[.U5]/[.B5]" office:value-type="float" office:value="0.00612441400725758" calcext:value-type="float">
            <text:p>0.006124414007258</text:p>
          </table:table-cell>
          <table:table-cell table:formula="of:=[.V5]/[.B5]" office:value-type="float" office:value="0.00777692858561362" calcext:value-type="float">
            <text:p>0.007776928585614</text:p>
          </table:table-cell>
          <table:table-cell table:formula="of:=[.BA5]/[.B5]" office:value-type="float" office:value="1.68001035078323" calcext:value-type="float">
            <text:p>1.68001035078323</text:p>
          </table:table-cell>
          <table:table-cell table:formula="of:=[.BB5]/[.B5]" office:value-type="float" office:value="0.142377430478242" calcext:value-type="float">
            <text:p>0.142377430478242</text:p>
          </table:table-cell>
          <table:table-cell table:formula="of:=[.BC5]/[.B5]" office:value-type="float" office:value="0.25781273507411" calcext:value-type="float">
            <text:p>0.25781273507411</text:p>
          </table:table-cell>
          <table:table-cell table:number-columns-repeated="30"/>
        </table:table-row>
        <table:table-row table:style-name="ro1">
          <table:table-cell table:formula="of:=[.A6]" office:value-type="string" office:string-value="atax" calcext:value-type="string">
            <text:p>atax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0.0558669318387272" calcext:value-type="float">
            <text:p>0.055866931838727</text:p>
          </table:table-cell>
          <table:table-cell table:formula="of:=[.D6]/[.B6]" office:value-type="float" office:value="0.0858795877779787" calcext:value-type="float">
            <text:p>0.085879587777979</text:p>
          </table:table-cell>
          <table:table-cell table:number-columns-repeated="2"/>
          <table:table-cell table:formula="of:=[.A33]" office:value-type="string" office:string-value="atax" calcext:value-type="string">
            <text:p>atax</text:p>
          </table:table-cell>
          <table:table-cell table:formula="of:=[.H6]/[.B6]" office:value-type="float" office:value="1.14035436629904" calcext:value-type="float">
            <text:p>1.14035436629904</text:p>
          </table:table-cell>
          <table:table-cell table:formula="of:=[.I6]/[.B6]" office:value-type="float" office:value="0.045615621045019" calcext:value-type="float">
            <text:p>0.045615621045019</text:p>
          </table:table-cell>
          <table:table-cell table:formula="of:=[.J6]/[.B6]" office:value-type="float" office:value="0.0814259024890014" calcext:value-type="float">
            <text:p>0.081425902489001</text:p>
          </table:table-cell>
          <table:table-cell table:formula="of:=[.K6]/[.B6]" office:value-type="float" office:value="0.637365153980594" calcext:value-type="float">
            <text:p>0.637365153980594</text:p>
          </table:table-cell>
          <table:table-cell table:formula="of:=[.L6]/[.B6]" office:value-type="float" office:value="0.0260832881335503" calcext:value-type="float">
            <text:p>0.02608328813355</text:p>
          </table:table-cell>
          <table:table-cell table:formula="of:=[.M6]/[.B6]" office:value-type="float" office:value="0.0335201591032363" calcext:value-type="float">
            <text:p>0.033520159103236</text:p>
          </table:table-cell>
          <table:table-cell table:formula="of:=[.N6]/[.B6]" office:value-type="float" office:value="0.937214488037124" calcext:value-type="float">
            <text:p>0.937214488037124</text:p>
          </table:table-cell>
          <table:table-cell table:formula="of:=[.O6]/[.B6]" office:value-type="float" office:value="0.0224311456638341" calcext:value-type="float">
            <text:p>0.022431145663834</text:p>
          </table:table-cell>
          <table:table-cell table:formula="of:=[.P6]/[.B6]" office:value-type="float" office:value="0.0259627553787742" calcext:value-type="float">
            <text:p>0.025962755378774</text:p>
          </table:table-cell>
          <table:table-cell table:formula="of:=[.Q6]/[.B6]" office:value-type="float" office:value="0.64243355631893" calcext:value-type="float">
            <text:p>0.64243355631893</text:p>
          </table:table-cell>
          <table:table-cell table:formula="of:=[.R6]/[.B6]" office:value-type="float" office:value="0.0250647863556922" calcext:value-type="float">
            <text:p>0.025064786355692</text:p>
          </table:table-cell>
          <table:table-cell table:formula="of:=[.S6]/[.B6]" office:value-type="float" office:value="0.0191104682697523" calcext:value-type="float">
            <text:p>0.019110468269752</text:p>
          </table:table-cell>
          <table:table-cell table:formula="of:=[.T6]/[.B6]" office:value-type="float" office:value="0.442608328813355" calcext:value-type="float">
            <text:p>0.442608328813355</text:p>
          </table:table-cell>
          <table:table-cell table:formula="of:=[.U6]/[.B6]" office:value-type="float" office:value="0.0107997348279395" calcext:value-type="float">
            <text:p>0.01079973482794</text:p>
          </table:table-cell>
          <table:table-cell table:formula="of:=[.V6]/[.B6]" office:value-type="float" office:value="0.0212017115651178" calcext:value-type="float">
            <text:p>0.021201711565118</text:p>
          </table:table-cell>
          <table:table-cell table:formula="of:=[.BA6]/[.B6]" office:value-type="float" office:value="1.66571445790394" calcext:value-type="float">
            <text:p>1.66571445790394</text:p>
          </table:table-cell>
          <table:table-cell table:formula="of:=[.BB6]/[.B6]" office:value-type="float" office:value="0.131694087868378" calcext:value-type="float">
            <text:p>0.131694087868378</text:p>
          </table:table-cell>
          <table:table-cell table:formula="of:=[.BC6]/[.B6]" office:value-type="float" office:value="0.258892303983608" calcext:value-type="float">
            <text:p>0.258892303983608</text:p>
          </table:table-cell>
          <table:table-cell table:number-columns-repeated="30"/>
        </table:table-row>
        <table:table-row table:style-name="ro1">
          <table:table-cell table:formula="of:=[.A7]" office:value-type="string" office:string-value="gemver" calcext:value-type="string">
            <text:p>gemver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0.0520523746434156" calcext:value-type="float">
            <text:p>0.052052374643416</text:p>
          </table:table-cell>
          <table:table-cell table:formula="of:=[.D7]/[.B7]" office:value-type="float" office:value="0.0851505711318795" calcext:value-type="float">
            <text:p>0.08515057113188</text:p>
          </table:table-cell>
          <table:table-cell table:number-columns-repeated="2"/>
          <table:table-cell table:formula="of:=[.A34]" office:value-type="string" office:string-value="gemver" calcext:value-type="string">
            <text:p>gemver</text:p>
          </table:table-cell>
          <table:table-cell table:formula="of:=[.H7]/[.B7]" office:value-type="float" office:value="1.15416383189506" calcext:value-type="float">
            <text:p>1.15416383189506</text:p>
          </table:table-cell>
          <table:table-cell table:formula="of:=[.I7]/[.B7]" office:value-type="float" office:value="0.0407252240961555" calcext:value-type="float">
            <text:p>0.040725224096156</text:p>
          </table:table-cell>
          <table:table-cell table:formula="of:=[.J7]/[.B7]" office:value-type="float" office:value="0.0802449242668385" calcext:value-type="float">
            <text:p>0.080244924266839</text:p>
          </table:table-cell>
          <table:table-cell table:formula="of:=[.K7]/[.B7]" office:value-type="float" office:value="0.6913918430193" calcext:value-type="float">
            <text:p>0.6913918430193</text:p>
          </table:table-cell>
          <table:table-cell table:formula="of:=[.L7]/[.B7]" office:value-type="float" office:value="0.0339038684188539" calcext:value-type="float">
            <text:p>0.033903868418854</text:p>
          </table:table-cell>
          <table:table-cell table:formula="of:=[.M7]/[.B7]" office:value-type="float" office:value="0.0365178262374524" calcext:value-type="float">
            <text:p>0.036517826237452</text:p>
          </table:table-cell>
          <table:table-cell table:formula="of:=[.N7]/[.B7]" office:value-type="float" office:value="0.9622826177773" calcext:value-type="float">
            <text:p>0.9622826177773</text:p>
          </table:table-cell>
          <table:table-cell table:formula="of:=[.O7]/[.B7]" office:value-type="float" office:value="0.0206013296570822" calcext:value-type="float">
            <text:p>0.020601329657082</text:p>
          </table:table-cell>
          <table:table-cell table:formula="of:=[.P7]/[.B7]" office:value-type="float" office:value="0.0293503300270945" calcext:value-type="float">
            <text:p>0.029350330027095</text:p>
          </table:table-cell>
          <table:table-cell table:formula="of:=[.Q7]/[.B7]" office:value-type="float" office:value="0.658866568792447" calcext:value-type="float">
            <text:p>0.658866568792447</text:p>
          </table:table-cell>
          <table:table-cell table:formula="of:=[.R7]/[.B7]" office:value-type="float" office:value="0.0273391341712321" calcext:value-type="float">
            <text:p>0.027339134171232</text:p>
          </table:table-cell>
          <table:table-cell table:formula="of:=[.S7]/[.B7]" office:value-type="float" office:value="0.0217173344791779" calcext:value-type="float">
            <text:p>0.021717334479178</text:p>
          </table:table-cell>
          <table:table-cell table:formula="of:=[.T7]/[.B7]" office:value-type="float" office:value="0.570134039937456" calcext:value-type="float">
            <text:p>0.570134039937456</text:p>
          </table:table-cell>
          <table:table-cell table:formula="of:=[.U7]/[.B7]" office:value-type="float" office:value="0.00789439132977644" calcext:value-type="float">
            <text:p>0.007894391329776</text:p>
          </table:table-cell>
          <table:table-cell table:formula="of:=[.V7]/[.B7]" office:value-type="float" office:value="0.00696577983074922" calcext:value-type="float">
            <text:p>0.006965779830749</text:p>
          </table:table-cell>
          <table:table-cell table:formula="of:=[.BA7]/[.B7]" office:value-type="float" office:value="1.69280027691243" calcext:value-type="float">
            <text:p>1.69280027691243</text:p>
          </table:table-cell>
          <table:table-cell table:formula="of:=[.BB7]/[.B7]" office:value-type="float" office:value="0.161784891562526" calcext:value-type="float">
            <text:p>0.161784891562526</text:p>
          </table:table-cell>
          <table:table-cell table:formula="of:=[.BC7]/[.B7]" office:value-type="float" office:value="0.314098661987801" calcext:value-type="float">
            <text:p>0.314098661987801</text:p>
          </table:table-cell>
          <table:table-cell table:number-columns-repeated="30"/>
        </table:table-row>
        <table:table-row table:style-name="ro1">
          <table:table-cell table:formula="of:=[.A8]" office:value-type="string" office:string-value="trmm" calcext:value-type="string">
            <text:p>trmm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0.032228036137731" calcext:value-type="float">
            <text:p>0.032228036137731</text:p>
          </table:table-cell>
          <table:table-cell table:formula="of:=[.D8]/[.B8]" office:value-type="float" office:value="0.075313069551414" calcext:value-type="float">
            <text:p>0.075313069551414</text:p>
          </table:table-cell>
          <table:table-cell table:number-columns-repeated="2"/>
          <table:table-cell table:formula="of:=[.A35]" office:value-type="string" office:string-value="trmm" calcext:value-type="string">
            <text:p>trmm</text:p>
          </table:table-cell>
          <table:table-cell table:formula="of:=[.H8]/[.B8]" office:value-type="float" office:value="1.16219354459404" calcext:value-type="float">
            <text:p>1.16219354459404</text:p>
          </table:table-cell>
          <table:table-cell table:formula="of:=[.I8]/[.B8]" office:value-type="float" office:value="0.0379357986948086" calcext:value-type="float">
            <text:p>0.037935798694809</text:p>
          </table:table-cell>
          <table:table-cell table:formula="of:=[.J8]/[.B8]" office:value-type="float" office:value="0.0536823642385404" calcext:value-type="float">
            <text:p>0.05368236423854</text:p>
          </table:table-cell>
          <table:table-cell table:formula="of:=[.K8]/[.B8]" office:value-type="float" office:value="1.11255315813197" calcext:value-type="float">
            <text:p>1.11255315813197</text:p>
          </table:table-cell>
          <table:table-cell table:formula="of:=[.L8]/[.B8]" office:value-type="float" office:value="0.0271473925568816" calcext:value-type="float">
            <text:p>0.027147392556882</text:p>
          </table:table-cell>
          <table:table-cell table:formula="of:=[.M8]/[.B8]" office:value-type="float" office:value="0.0285584102533953" calcext:value-type="float">
            <text:p>0.028558410253395</text:p>
          </table:table-cell>
          <table:table-cell table:formula="of:=[.N8]/[.B8]" office:value-type="float" office:value="1.22573833460717" calcext:value-type="float">
            <text:p>1.22573833460717</text:p>
          </table:table-cell>
          <table:table-cell table:formula="of:=[.O8]/[.B8]" office:value-type="float" office:value="0.0263732925705999" calcext:value-type="float">
            <text:p>0.0263732925706</text:p>
          </table:table-cell>
          <table:table-cell table:formula="of:=[.P8]/[.B8]" office:value-type="float" office:value="0.0307533266701942" calcext:value-type="float">
            <text:p>0.030753326670194</text:p>
          </table:table-cell>
          <table:table-cell table:formula="of:=[.Q8]/[.B8]" office:value-type="float" office:value="0.884855076724087" calcext:value-type="float">
            <text:p>0.884855076724087</text:p>
          </table:table-cell>
          <table:table-cell table:formula="of:=[.R8]/[.B8]" office:value-type="float" office:value="0.0218805730299645" calcext:value-type="float">
            <text:p>0.021880573029965</text:p>
          </table:table-cell>
          <table:table-cell table:formula="of:=[.S8]/[.B8]" office:value-type="float" office:value="0.0222137299860858" calcext:value-type="float">
            <text:p>0.022213729986086</text:p>
          </table:table-cell>
          <table:table-cell table:formula="of:=[.T8]/[.B8]" office:value-type="float" office:value="2.09184353381543" calcext:value-type="float">
            <text:p>2.09184353381543</text:p>
          </table:table-cell>
          <table:table-cell table:formula="of:=[.U8]/[.B8]" office:value-type="float" office:value="0.0168636212201384" calcext:value-type="float">
            <text:p>0.016863621220138</text:p>
          </table:table-cell>
          <table:table-cell table:formula="of:=[.V8]/[.B8]" office:value-type="float" office:value="0.0390871499402277" calcext:value-type="float">
            <text:p>0.039087149940228</text:p>
          </table:table-cell>
          <table:table-cell table:formula="of:=[.BA8]/[.B8]" office:value-type="float" office:value="1.63587414506046" calcext:value-type="float">
            <text:p>1.63587414506046</text:p>
          </table:table-cell>
          <table:table-cell table:formula="of:=[.BB8]/[.B8]" office:value-type="float" office:value="0.098991710271033" calcext:value-type="float">
            <text:p>0.098991710271033</text:p>
          </table:table-cell>
          <table:table-cell table:formula="of:=[.BC8]/[.B8]" office:value-type="float" office:value="0.167043917925804" calcext:value-type="float">
            <text:p>0.167043917925804</text:p>
          </table:table-cell>
          <table:table-cell table:number-columns-repeated="30"/>
        </table:table-row>
        <table:table-row table:style-name="ro1">
          <table:table-cell table:formula="of:=[.A9]" office:value-type="string" office:string-value="doitgen" calcext:value-type="string">
            <text:p>doitgen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0.043670798865348" calcext:value-type="float">
            <text:p>0.043670798865348</text:p>
          </table:table-cell>
          <table:table-cell table:formula="of:=[.D9]/[.B9]" office:value-type="float" office:value="0.069509315265061" calcext:value-type="float">
            <text:p>0.069509315265061</text:p>
          </table:table-cell>
          <table:table-cell table:number-columns-repeated="2"/>
          <table:table-cell table:formula="of:=[.A36]" office:value-type="string" office:string-value="doitgen" calcext:value-type="string">
            <text:p>doitgen</text:p>
          </table:table-cell>
          <table:table-cell table:formula="of:=[.H9]/[.B9]" office:value-type="float" office:value="1.1435610398126" calcext:value-type="float">
            <text:p>1.1435610398126</text:p>
          </table:table-cell>
          <table:table-cell table:formula="of:=[.I9]/[.B9]" office:value-type="float" office:value="0.0298630150004039" calcext:value-type="float">
            <text:p>0.029863015000404</text:p>
          </table:table-cell>
          <table:table-cell table:formula="of:=[.J9]/[.B9]" office:value-type="float" office:value="0.0402212286361844" calcext:value-type="float">
            <text:p>0.040221228636184</text:p>
          </table:table-cell>
          <table:table-cell table:formula="of:=[.K9]/[.B9]" office:value-type="float" office:value="1.28749744608265" calcext:value-type="float">
            <text:p>1.28749744608265</text:p>
          </table:table-cell>
          <table:table-cell table:formula="of:=[.L9]/[.B9]" office:value-type="float" office:value="0.0235578088101834" calcext:value-type="float">
            <text:p>0.023557808810183</text:p>
          </table:table-cell>
          <table:table-cell table:formula="of:=[.M9]/[.B9]" office:value-type="float" office:value="0.0240994768626966" calcext:value-type="float">
            <text:p>0.024099476862697</text:p>
          </table:table-cell>
          <table:table-cell table:formula="of:=[.N9]/[.B9]" office:value-type="float" office:value="1.39312746779688" calcext:value-type="float">
            <text:p>1.39312746779688</text:p>
          </table:table-cell>
          <table:table-cell table:formula="of:=[.O9]/[.B9]" office:value-type="float" office:value="0.0193337482954087" calcext:value-type="float">
            <text:p>0.019333748295409</text:p>
          </table:table-cell>
          <table:table-cell table:formula="of:=[.P9]/[.B9]" office:value-type="float" office:value="0.045808962230532" calcext:value-type="float">
            <text:p>0.045808962230532</text:p>
          </table:table-cell>
          <table:table-cell table:formula="of:=[.Q9]/[.B9]" office:value-type="float" office:value="0.950845999971491" calcext:value-type="float">
            <text:p>0.950845999971491</text:p>
          </table:table-cell>
          <table:table-cell table:formula="of:=[.R9]/[.B9]" office:value-type="float" office:value="0.0201747592190477" calcext:value-type="float">
            <text:p>0.020174759219048</text:p>
          </table:table-cell>
          <table:table-cell table:formula="of:=[.S9]/[.B9]" office:value-type="float" office:value="0.0258670252445821" calcext:value-type="float">
            <text:p>0.025867025244582</text:p>
          </table:table-cell>
          <table:table-cell table:formula="of:=[.T9]/[.B9]" office:value-type="float" office:value="2.60069561581481" calcext:value-type="float">
            <text:p>2.60069561581481</text:p>
          </table:table-cell>
          <table:table-cell table:formula="of:=[.U9]/[.B9]" office:value-type="float" office:value="0.0483462494238838" calcext:value-type="float">
            <text:p>0.048346249423884</text:p>
          </table:table-cell>
          <table:table-cell table:formula="of:=[.V9]/[.B9]" office:value-type="float" office:value="0.0427395099329567" calcext:value-type="float">
            <text:p>0.042739509932957</text:p>
          </table:table-cell>
          <table:table-cell table:formula="of:=[.BA9]/[.B9]" office:value-type="float" office:value="1.64545450225933" calcext:value-type="float">
            <text:p>1.64545450225933</text:p>
          </table:table-cell>
          <table:table-cell table:formula="of:=[.BB9]/[.B9]" office:value-type="float" office:value="0.127025909788512" calcext:value-type="float">
            <text:p>0.127025909788512</text:p>
          </table:table-cell>
          <table:table-cell table:formula="of:=[.BC9]/[.B9]" office:value-type="float" office:value="0.249053268776638" calcext:value-type="float">
            <text:p>0.249053268776638</text:p>
          </table:table-cell>
          <table:table-cell table:number-columns-repeated="30"/>
        </table:table-row>
        <table:table-row table:style-name="ro1">
          <table:table-cell table:formula="of:=[.A10]" office:value-type="string" office:string-value="syrk" calcext:value-type="string">
            <text:p>syr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0.040159290221513" calcext:value-type="float">
            <text:p>0.040159290221513</text:p>
          </table:table-cell>
          <table:table-cell table:formula="of:=[.D10]/[.B10]" office:value-type="float" office:value="0.0677422660790888" calcext:value-type="float">
            <text:p>0.067742266079089</text:p>
          </table:table-cell>
          <table:table-cell table:number-columns-repeated="2"/>
          <table:table-cell table:formula="of:=[.A37]" office:value-type="string" office:string-value="syrk" calcext:value-type="string">
            <text:p>syrk</text:p>
          </table:table-cell>
          <table:table-cell table:formula="of:=[.H10]/[.B10]" office:value-type="float" office:value="1.21724765627669" calcext:value-type="float">
            <text:p>1.21724765627669</text:p>
          </table:table-cell>
          <table:table-cell table:formula="of:=[.I10]/[.B10]" office:value-type="float" office:value="0.0602462556549493" calcext:value-type="float">
            <text:p>0.060246255654949</text:p>
          </table:table-cell>
          <table:table-cell table:formula="of:=[.J10]/[.B10]" office:value-type="float" office:value="0.0520474942535467" calcext:value-type="float">
            <text:p>0.052047494253547</text:p>
          </table:table-cell>
          <table:table-cell table:formula="of:=[.K10]/[.B10]" office:value-type="float" office:value="1.67780331757024" calcext:value-type="float">
            <text:p>1.67780331757024</text:p>
          </table:table-cell>
          <table:table-cell table:formula="of:=[.L10]/[.B10]" office:value-type="float" office:value="0.0307307146099" calcext:value-type="float">
            <text:p>0.0307307146099</text:p>
          </table:table-cell>
          <table:table-cell table:formula="of:=[.M10]/[.B10]" office:value-type="float" office:value="0.0290031184574616" calcext:value-type="float">
            <text:p>0.029003118457462</text:p>
          </table:table-cell>
          <table:table-cell table:formula="of:=[.N10]/[.B10]" office:value-type="float" office:value="1.31681868536765" calcext:value-type="float">
            <text:p>1.31681868536765</text:p>
          </table:table-cell>
          <table:table-cell table:formula="of:=[.O10]/[.B10]" office:value-type="float" office:value="0.0214631860972432" calcext:value-type="float">
            <text:p>0.021463186097243</text:p>
          </table:table-cell>
          <table:table-cell table:formula="of:=[.P10]/[.B10]" office:value-type="float" office:value="0.0572058816352625" calcext:value-type="float">
            <text:p>0.057205881635263</text:p>
          </table:table-cell>
          <table:table-cell table:formula="of:=[.Q10]/[.B10]" office:value-type="float" office:value="1.09907812736385" calcext:value-type="float">
            <text:p>1.09907812736385</text:p>
          </table:table-cell>
          <table:table-cell table:formula="of:=[.R10]/[.B10]" office:value-type="float" office:value="0.0235763192441523" calcext:value-type="float">
            <text:p>0.023576319244152</text:p>
          </table:table-cell>
          <table:table-cell table:formula="of:=[.S10]/[.B10]" office:value-type="float" office:value="0.0185887393916324" calcext:value-type="float">
            <text:p>0.018588739391632</text:p>
          </table:table-cell>
          <table:table-cell table:formula="of:=[.T10]/[.B10]" office:value-type="float" office:value="3.37373175409572" calcext:value-type="float">
            <text:p>3.37373175409572</text:p>
          </table:table-cell>
          <table:table-cell table:formula="of:=[.U10]/[.B10]" office:value-type="float" office:value="0.0483043692565968" calcext:value-type="float">
            <text:p>0.048304369256597</text:p>
          </table:table-cell>
          <table:table-cell table:formula="of:=[.V10]/[.B10]" office:value-type="float" office:value="0.0435900814507903" calcext:value-type="float">
            <text:p>0.04359008145079</text:p>
          </table:table-cell>
          <table:table-cell table:formula="of:=[.BA10]/[.B10]" office:value-type="float" office:value="1.73909881947596" calcext:value-type="float">
            <text:p>1.73909881947596</text:p>
          </table:table-cell>
          <table:table-cell table:formula="of:=[.BB10]/[.B10]" office:value-type="float" office:value="0.130872728869889" calcext:value-type="float">
            <text:p>0.130872728869889</text:p>
          </table:table-cell>
          <table:table-cell table:formula="of:=[.BC10]/[.B10]" office:value-type="float" office:value="0.222650054414399" calcext:value-type="float">
            <text:p>0.222650054414399</text:p>
          </table:table-cell>
          <table:table-cell table:number-columns-repeated="30"/>
        </table:table-row>
        <table:table-row table:style-name="ro1">
          <table:table-cell table:formula="of:=[.A11]" office:value-type="string" office:string-value="correlation" calcext:value-type="string">
            <text:p>correlation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0.0404863058554852" calcext:value-type="float">
            <text:p>0.040486305855485</text:p>
          </table:table-cell>
          <table:table-cell table:formula="of:=[.D11]/[.B11]" office:value-type="float" office:value="0.058168628570469" calcext:value-type="float">
            <text:p>0.058168628570469</text:p>
          </table:table-cell>
          <table:table-cell table:number-columns-repeated="2"/>
          <table:table-cell table:formula="of:=[.A38]" office:value-type="string" office:string-value="correlation" calcext:value-type="string">
            <text:p>correlation</text:p>
          </table:table-cell>
          <table:table-cell table:formula="of:=[.H11]/[.B11]" office:value-type="float" office:value="1.1459547278803" calcext:value-type="float">
            <text:p>1.1459547278803</text:p>
          </table:table-cell>
          <table:table-cell table:formula="of:=[.I11]/[.B11]" office:value-type="float" office:value="0.0368633608167789" calcext:value-type="float">
            <text:p>0.036863360816779</text:p>
          </table:table-cell>
          <table:table-cell table:formula="of:=[.J11]/[.B11]" office:value-type="float" office:value="0.0463846115094625" calcext:value-type="float">
            <text:p>0.046384611509463</text:p>
          </table:table-cell>
          <table:table-cell table:formula="of:=[.K11]/[.B11]" office:value-type="float" office:value="1.32372672163356" calcext:value-type="float">
            <text:p>1.32372672163356</text:p>
          </table:table-cell>
          <table:table-cell table:formula="of:=[.L11]/[.B11]" office:value-type="float" office:value="0.0308433107756377" calcext:value-type="float">
            <text:p>0.030843310775638</text:p>
          </table:table-cell>
          <table:table-cell table:formula="of:=[.M11]/[.B11]" office:value-type="float" office:value="0.032295847256973" calcext:value-type="float">
            <text:p>0.032295847256973</text:p>
          </table:table-cell>
          <table:table-cell table:formula="of:=[.N11]/[.B11]" office:value-type="float" office:value="1.35234504878172" calcext:value-type="float">
            <text:p>1.35234504878172</text:p>
          </table:table-cell>
          <table:table-cell table:formula="of:=[.O11]/[.B11]" office:value-type="float" office:value="0.0205873956776544" calcext:value-type="float">
            <text:p>0.020587395677655</text:p>
          </table:table-cell>
          <table:table-cell table:formula="of:=[.P11]/[.B11]" office:value-type="float" office:value="0.0295796879985223" calcext:value-type="float">
            <text:p>0.029579687998522</text:p>
          </table:table-cell>
          <table:table-cell table:formula="of:=[.Q11]/[.B11]" office:value-type="float" office:value="1.01295528202717" calcext:value-type="float">
            <text:p>1.01295528202717</text:p>
          </table:table-cell>
          <table:table-cell table:formula="of:=[.R11]/[.B11]" office:value-type="float" office:value="0.0227116253295495" calcext:value-type="float">
            <text:p>0.02271162532955</text:p>
          </table:table-cell>
          <table:table-cell table:formula="of:=[.S11]/[.B11]" office:value-type="float" office:value="0.0182616580745915" calcext:value-type="float">
            <text:p>0.018261658074592</text:p>
          </table:table-cell>
          <table:table-cell table:formula="of:=[.T11]/[.B11]" office:value-type="float" office:value="2.88006078823194" calcext:value-type="float">
            <text:p>2.88006078823194</text:p>
          </table:table-cell>
          <table:table-cell table:formula="of:=[.U11]/[.B11]" office:value-type="float" office:value="0.0358180383200954" calcext:value-type="float">
            <text:p>0.035818038320095</text:p>
          </table:table-cell>
          <table:table-cell table:formula="of:=[.V11]/[.B11]" office:value-type="float" office:value="0.130384040570268" calcext:value-type="float">
            <text:p>0.130384040570268</text:p>
          </table:table-cell>
          <table:table-cell table:formula="of:=[.BA11]/[.B11]" office:value-type="float" office:value="1.64422931604843" calcext:value-type="float">
            <text:p>1.64422931604843</text:p>
          </table:table-cell>
          <table:table-cell table:formula="of:=[.BB11]/[.B11]" office:value-type="float" office:value="0.115077832446139" calcext:value-type="float">
            <text:p>0.115077832446139</text:p>
          </table:table-cell>
          <table:table-cell table:formula="of:=[.BC11]/[.B11]" office:value-type="float" office:value="0.213757955365989" calcext:value-type="float">
            <text:p>0.213757955365989</text:p>
          </table:table-cell>
          <table:table-cell table:number-columns-repeated="30"/>
        </table:table-row>
        <table:table-row table:style-name="ro1">
          <table:table-cell table:formula="of:=[.A12]" office:value-type="string" office:string-value="covariance" calcext:value-type="string">
            <text:p>covariance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0.0307812072629342" calcext:value-type="float">
            <text:p>0.030781207262934</text:p>
          </table:table-cell>
          <table:table-cell table:formula="of:=[.D12]/[.B12]" office:value-type="float" office:value="0.0662963664289171" calcext:value-type="float">
            <text:p>0.066296366428917</text:p>
          </table:table-cell>
          <table:table-cell table:number-columns-repeated="2"/>
          <table:table-cell table:formula="of:=[.A39]" office:value-type="string" office:string-value="covariance" calcext:value-type="string">
            <text:p>covariance</text:p>
          </table:table-cell>
          <table:table-cell table:formula="of:=[.H12]/[.B12]" office:value-type="float" office:value="1.13387615981822" calcext:value-type="float">
            <text:p>1.13387615981822</text:p>
          </table:table-cell>
          <table:table-cell table:formula="of:=[.I12]/[.B12]" office:value-type="float" office:value="0.0287403479980643" calcext:value-type="float">
            <text:p>0.028740347998064</text:p>
          </table:table-cell>
          <table:table-cell table:formula="of:=[.J12]/[.B12]" office:value-type="float" office:value="0.0408592648698689" calcext:value-type="float">
            <text:p>0.040859264869869</text:p>
          </table:table-cell>
          <table:table-cell table:formula="of:=[.K12]/[.B12]" office:value-type="float" office:value="1.39717225272991" calcext:value-type="float">
            <text:p>1.39717225272991</text:p>
          </table:table-cell>
          <table:table-cell table:formula="of:=[.L12]/[.B12]" office:value-type="float" office:value="0.03551936712323" calcext:value-type="float">
            <text:p>0.03551936712323</text:p>
          </table:table-cell>
          <table:table-cell table:formula="of:=[.M12]/[.B12]" office:value-type="float" office:value="0.0329861768604431" calcext:value-type="float">
            <text:p>0.032986176860443</text:p>
          </table:table-cell>
          <table:table-cell table:formula="of:=[.N12]/[.B12]" office:value-type="float" office:value="1.35083422752425" calcext:value-type="float">
            <text:p>1.35083422752425</text:p>
          </table:table-cell>
          <table:table-cell table:formula="of:=[.O12]/[.B12]" office:value-type="float" office:value="0.0186370426476467" calcext:value-type="float">
            <text:p>0.018637042647647</text:p>
          </table:table-cell>
          <table:table-cell table:formula="of:=[.P12]/[.B12]" office:value-type="float" office:value="0.0278608849334091" calcext:value-type="float">
            <text:p>0.027860884933409</text:p>
          </table:table-cell>
          <table:table-cell table:formula="of:=[.Q12]/[.B12]" office:value-type="float" office:value="1.05453512592312" calcext:value-type="float">
            <text:p>1.05453512592312</text:p>
          </table:table-cell>
          <table:table-cell table:formula="of:=[.R12]/[.B12]" office:value-type="float" office:value="0.0218182583264954" calcext:value-type="float">
            <text:p>0.021818258326495</text:p>
          </table:table-cell>
          <table:table-cell table:formula="of:=[.S12]/[.B12]" office:value-type="float" office:value="0.0210608260220076" calcext:value-type="float">
            <text:p>0.021060826022008</text:p>
          </table:table-cell>
          <table:table-cell table:formula="of:=[.T12]/[.B12]" office:value-type="float" office:value="3.07026867807023" calcext:value-type="float">
            <text:p>3.07026867807023</text:p>
          </table:table-cell>
          <table:table-cell table:formula="of:=[.U12]/[.B12]" office:value-type="float" office:value="0.0256012118916872" calcext:value-type="float">
            <text:p>0.025601211891687</text:p>
          </table:table-cell>
          <table:table-cell table:formula="of:=[.V12]/[.B12]" office:value-type="float" office:value="0.0500578594121484" calcext:value-type="float">
            <text:p>0.050057859412148</text:p>
          </table:table-cell>
          <table:table-cell table:formula="of:=[.BA12]/[.B12]" office:value-type="float" office:value="1.63178270108776" calcext:value-type="float">
            <text:p>1.63178270108776</text:p>
          </table:table-cell>
          <table:table-cell table:formula="of:=[.BB12]/[.B12]" office:value-type="float" office:value="0.138715310652444" calcext:value-type="float">
            <text:p>0.138715310652444</text:p>
          </table:table-cell>
          <table:table-cell table:formula="of:=[.BC12]/[.B12]" office:value-type="float" office:value="0.231037892655011" calcext:value-type="float">
            <text:p>0.231037892655011</text:p>
          </table:table-cell>
          <table:table-cell table:number-columns-repeated="30"/>
        </table:table-row>
        <table:table-row table:style-name="ro1">
          <table:table-cell table:formula="of:=[.A13]" office:value-type="string" office:string-value="symm" calcext:value-type="string">
            <text:p>symm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0.0405647034839521" calcext:value-type="float">
            <text:p>0.040564703483952</text:p>
          </table:table-cell>
          <table:table-cell table:formula="of:=[.D13]/[.B13]" office:value-type="float" office:value="0.0566105049458274" calcext:value-type="float">
            <text:p>0.056610504945827</text:p>
          </table:table-cell>
          <table:table-cell table:number-columns-repeated="2"/>
          <table:table-cell table:formula="of:=[.A40]" office:value-type="string" office:string-value="symm" calcext:value-type="string">
            <text:p>symm</text:p>
          </table:table-cell>
          <table:table-cell table:formula="of:=[.H13]/[.B13]" office:value-type="float" office:value="1.19350098321944" calcext:value-type="float">
            <text:p>1.19350098321944</text:p>
          </table:table-cell>
          <table:table-cell table:formula="of:=[.I13]/[.B13]" office:value-type="float" office:value="0.0307537449405609" calcext:value-type="float">
            <text:p>0.030753744940561</text:p>
          </table:table-cell>
          <table:table-cell table:formula="of:=[.J13]/[.B13]" office:value-type="float" office:value="0.0437840569800086" calcext:value-type="float">
            <text:p>0.043784056980009</text:p>
          </table:table-cell>
          <table:table-cell table:formula="of:=[.K13]/[.B13]" office:value-type="float" office:value="1.56433398031862" calcext:value-type="float">
            <text:p>1.56433398031862</text:p>
          </table:table-cell>
          <table:table-cell table:formula="of:=[.L13]/[.B13]" office:value-type="float" office:value="0.033187372319506" calcext:value-type="float">
            <text:p>0.033187372319506</text:p>
          </table:table-cell>
          <table:table-cell table:formula="of:=[.M13]/[.B13]" office:value-type="float" office:value="0.0369333746724372" calcext:value-type="float">
            <text:p>0.036933374672437</text:p>
          </table:table-cell>
          <table:table-cell table:formula="of:=[.N13]/[.B13]" office:value-type="float" office:value="1.47798905080038" calcext:value-type="float">
            <text:p>1.47798905080038</text:p>
          </table:table-cell>
          <table:table-cell table:formula="of:=[.O13]/[.B13]" office:value-type="float" office:value="0.0390059927543311" calcext:value-type="float">
            <text:p>0.039005992754331</text:p>
          </table:table-cell>
          <table:table-cell table:formula="of:=[.P13]/[.B13]" office:value-type="float" office:value="0.0284390382712327" calcext:value-type="float">
            <text:p>0.028439038271233</text:p>
          </table:table-cell>
          <table:table-cell table:formula="of:=[.Q13]/[.B13]" office:value-type="float" office:value="1.12828996266739" calcext:value-type="float">
            <text:p>1.12828996266739</text:p>
          </table:table-cell>
          <table:table-cell table:formula="of:=[.R13]/[.B13]" office:value-type="float" office:value="0.0224972499585901" calcext:value-type="float">
            <text:p>0.02249724995859</text:p>
          </table:table-cell>
          <table:table-cell table:formula="of:=[.S13]/[.B13]" office:value-type="float" office:value="0.0203142055034806" calcext:value-type="float">
            <text:p>0.020314205503481</text:p>
          </table:table-cell>
          <table:table-cell table:formula="of:=[.T13]/[.B13]" office:value-type="float" office:value="3.73109054537887" calcext:value-type="float">
            <text:p>3.73109054537887</text:p>
          </table:table-cell>
          <table:table-cell table:formula="of:=[.U13]/[.B13]" office:value-type="float" office:value="0.157990409894203" calcext:value-type="float">
            <text:p>0.157990409894203</text:p>
          </table:table-cell>
          <table:table-cell table:formula="of:=[.V13]/[.B13]" office:value-type="float" office:value="0.878955706282836" calcext:value-type="float">
            <text:p>0.878955706282836</text:p>
          </table:table-cell>
          <table:table-cell table:formula="of:=[.BA13]/[.B13]" office:value-type="float" office:value="1.65013951947539" calcext:value-type="float">
            <text:p>1.65013951947539</text:p>
          </table:table-cell>
          <table:table-cell table:formula="of:=[.BB13]/[.B13]" office:value-type="float" office:value="0.129823190387809" calcext:value-type="float">
            <text:p>0.129823190387809</text:p>
          </table:table-cell>
          <table:table-cell table:formula="of:=[.BC13]/[.B13]" office:value-type="float" office:value="0.210035209024383" calcext:value-type="float">
            <text:p>0.210035209024383</text:p>
          </table:table-cell>
          <table:table-cell table:number-columns-repeated="30"/>
        </table:table-row>
        <table:table-row table:style-name="ro1">
          <table:table-cell table:formula="of:=[.A14]" office:value-type="string" office:string-value="syr2k" calcext:value-type="string">
            <text:p>syr2k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0.0355371228754981" calcext:value-type="float">
            <text:p>0.035537122875498</text:p>
          </table:table-cell>
          <table:table-cell table:formula="of:=[.D14]/[.B14]" office:value-type="float" office:value="0.0496869155078474" calcext:value-type="float">
            <text:p>0.049686915507848</text:p>
          </table:table-cell>
          <table:table-cell table:number-columns-repeated="2"/>
          <table:table-cell table:formula="of:=[.A41]" office:value-type="string" office:string-value="syr2k" calcext:value-type="string">
            <text:p>syr2k</text:p>
          </table:table-cell>
          <table:table-cell table:formula="of:=[.H14]/[.B14]" office:value-type="float" office:value="1.19100187037489" calcext:value-type="float">
            <text:p>1.19100187037489</text:p>
          </table:table-cell>
          <table:table-cell table:formula="of:=[.I14]/[.B14]" office:value-type="float" office:value="0.0375498088964788" calcext:value-type="float">
            <text:p>0.037549808896479</text:p>
          </table:table-cell>
          <table:table-cell table:formula="of:=[.J14]/[.B14]" office:value-type="float" office:value="0.0454785720094332" calcext:value-type="float">
            <text:p>0.045478572009433</text:p>
          </table:table-cell>
          <table:table-cell table:formula="of:=[.K14]/[.B14]" office:value-type="float" office:value="1.80082540457022" calcext:value-type="float">
            <text:p>1.80082540457022</text:p>
          </table:table-cell>
          <table:table-cell table:formula="of:=[.L14]/[.B14]" office:value-type="float" office:value="0.0274660486297471" calcext:value-type="float">
            <text:p>0.027466048629747</text:p>
          </table:table-cell>
          <table:table-cell table:formula="of:=[.M14]/[.B14]" office:value-type="float" office:value="0.0345002846222656" calcext:value-type="float">
            <text:p>0.034500284622266</text:p>
          </table:table-cell>
          <table:table-cell table:formula="of:=[.N14]/[.B14]" office:value-type="float" office:value="1.54401886639018" calcext:value-type="float">
            <text:p>1.54401886639018</text:p>
          </table:table-cell>
          <table:table-cell table:formula="of:=[.O14]/[.B14]" office:value-type="float" office:value="0.0433683012116777" calcext:value-type="float">
            <text:p>0.043368301211678</text:p>
          </table:table-cell>
          <table:table-cell table:formula="of:=[.P14]/[.B14]" office:value-type="float" office:value="0.0327478246726844" calcext:value-type="float">
            <text:p>0.032747824672684</text:p>
          </table:table-cell>
          <table:table-cell table:formula="of:=[.Q14]/[.B14]" office:value-type="float" office:value="1.21935024802797" calcext:value-type="float">
            <text:p>1.21935024802797</text:p>
          </table:table-cell>
          <table:table-cell table:formula="of:=[.R14]/[.B14]" office:value-type="float" office:value="0.0180816459299016" calcext:value-type="float">
            <text:p>0.018081645929902</text:p>
          </table:table-cell>
          <table:table-cell table:formula="of:=[.S14]/[.B14]" office:value-type="float" office:value="0.0171301943563471" calcext:value-type="float">
            <text:p>0.017130194356347</text:p>
          </table:table-cell>
          <table:table-cell table:formula="of:=[.T14]/[.B14]" office:value-type="float" office:value="4.31377571765471" calcext:value-type="float">
            <text:p>4.31377571765471</text:p>
          </table:table-cell>
          <table:table-cell table:formula="of:=[.U14]/[.B14]" office:value-type="float" office:value="0.0538342685207774" calcext:value-type="float">
            <text:p>0.053834268520778</text:p>
          </table:table-cell>
          <table:table-cell table:formula="of:=[.V14]/[.B14]" office:value-type="float" office:value="0.156257623810686" calcext:value-type="float">
            <text:p>0.156257623810686</text:p>
          </table:table-cell>
          <table:table-cell table:formula="of:=[.BA14]/[.B14]" office:value-type="float" office:value="1.86179149386029" calcext:value-type="float">
            <text:p>1.86179149386029</text:p>
          </table:table-cell>
          <table:table-cell table:formula="of:=[.BB14]/[.B14]" office:value-type="float" office:value="0.163653736683744" calcext:value-type="float">
            <text:p>0.163653736683744</text:p>
          </table:table-cell>
          <table:table-cell table:formula="of:=[.BC14]/[.B14]" office:value-type="float" office:value="0.223351223875742" calcext:value-type="float">
            <text:p>0.223351223875742</text:p>
          </table:table-cell>
          <table:table-cell table:number-columns-repeated="30"/>
        </table:table-row>
        <table:table-row table:style-name="ro1">
          <table:table-cell table:formula="of:=[.A15]" office:value-type="string" office:string-value="gemm" calcext:value-type="string">
            <text:p>gemm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0.0372206597515328" calcext:value-type="float">
            <text:p>0.037220659751533</text:p>
          </table:table-cell>
          <table:table-cell table:formula="of:=[.D15]/[.B15]" office:value-type="float" office:value="0.0508999419392297" calcext:value-type="float">
            <text:p>0.05089994193923</text:p>
          </table:table-cell>
          <table:table-cell table:number-columns-repeated="2"/>
          <table:table-cell table:formula="of:=[.A42]" office:value-type="string" office:string-value="gemm" calcext:value-type="string">
            <text:p>gemm</text:p>
          </table:table-cell>
          <table:table-cell table:formula="of:=[.H15]/[.B15]" office:value-type="float" office:value="1.1590206259857" calcext:value-type="float">
            <text:p>1.1590206259857</text:p>
          </table:table-cell>
          <table:table-cell table:formula="of:=[.I15]/[.B15]" office:value-type="float" office:value="0.0296356995499261" calcext:value-type="float">
            <text:p>0.029635699549926</text:p>
          </table:table-cell>
          <table:table-cell table:formula="of:=[.J15]/[.B15]" office:value-type="float" office:value="0.0590613920584396" calcext:value-type="float">
            <text:p>0.05906139205844</text:p>
          </table:table-cell>
          <table:table-cell table:formula="of:=[.K15]/[.B15]" office:value-type="float" office:value="1.73138452289283" calcext:value-type="float">
            <text:p>1.73138452289283</text:p>
          </table:table-cell>
          <table:table-cell table:formula="of:=[.L15]/[.B15]" office:value-type="float" office:value="0.0352688296019337" calcext:value-type="float">
            <text:p>0.035268829601934</text:p>
          </table:table-cell>
          <table:table-cell table:formula="of:=[.M15]/[.B15]" office:value-type="float" office:value="0.0677993320952526" calcext:value-type="float">
            <text:p>0.067799332095253</text:p>
          </table:table-cell>
          <table:table-cell table:formula="of:=[.N15]/[.B15]" office:value-type="float" office:value="1.4819126288352" calcext:value-type="float">
            <text:p>1.4819126288352</text:p>
          </table:table-cell>
          <table:table-cell table:formula="of:=[.O15]/[.B15]" office:value-type="float" office:value="0.0217048453977575" calcext:value-type="float">
            <text:p>0.021704845397758</text:p>
          </table:table-cell>
          <table:table-cell table:formula="of:=[.P15]/[.B15]" office:value-type="float" office:value="0.0266379519783899" calcext:value-type="float">
            <text:p>0.02663795197839</text:p>
          </table:table-cell>
          <table:table-cell table:formula="of:=[.Q15]/[.B15]" office:value-type="float" office:value="1.09494377164411" calcext:value-type="float">
            <text:p>1.09494377164411</text:p>
          </table:table-cell>
          <table:table-cell table:formula="of:=[.R15]/[.B15]" office:value-type="float" office:value="0.0217254343233861" calcext:value-type="float">
            <text:p>0.021725434323386</text:p>
          </table:table-cell>
          <table:table-cell table:formula="of:=[.S15]/[.B15]" office:value-type="float" office:value="0.0243937590848634" calcext:value-type="float">
            <text:p>0.024393759084864</text:p>
          </table:table-cell>
          <table:table-cell table:formula="of:=[.T15]/[.B15]" office:value-type="float" office:value="4.36324629708173" calcext:value-type="float">
            <text:p>4.36324629708173</text:p>
          </table:table-cell>
          <table:table-cell table:formula="of:=[.U15]/[.B15]" office:value-type="float" office:value="0.120280503522765" calcext:value-type="float">
            <text:p>0.120280503522765</text:p>
          </table:table-cell>
          <table:table-cell table:formula="of:=[.V15]/[.B15]" office:value-type="float" office:value="0.151287425519562" calcext:value-type="float">
            <text:p>0.151287425519562</text:p>
          </table:table-cell>
          <table:table-cell table:formula="of:=[.BA15]/[.B15]" office:value-type="float" office:value="1.81463378477984" calcext:value-type="float">
            <text:p>1.81463378477984</text:p>
          </table:table-cell>
          <table:table-cell table:formula="of:=[.BB15]/[.B15]" office:value-type="float" office:value="0.125188903392643" calcext:value-type="float">
            <text:p>0.125188903392643</text:p>
          </table:table-cell>
          <table:table-cell table:formula="of:=[.BC15]/[.B15]" office:value-type="float" office:value="0.174132897397148" calcext:value-type="float">
            <text:p>0.174132897397148</text:p>
          </table:table-cell>
          <table:table-cell table:number-columns-repeated="30"/>
        </table:table-row>
        <table:table-row table:style-name="ro1">
          <table:table-cell table:formula="of:=[.A16]" office:value-type="string" office:string-value="gramschmidt" calcext:value-type="string">
            <text:p>gramschmidt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0.0324964111802291" calcext:value-type="float">
            <text:p>0.032496411180229</text:p>
          </table:table-cell>
          <table:table-cell table:formula="of:=[.D16]/[.B16]" office:value-type="float" office:value="0.0489909083232471" calcext:value-type="float">
            <text:p>0.048990908323247</text:p>
          </table:table-cell>
          <table:table-cell table:number-columns-repeated="2"/>
          <table:table-cell table:formula="of:=[.A43]" office:value-type="string" office:string-value="gramschmidt" calcext:value-type="string">
            <text:p>gramschmidt</text:p>
          </table:table-cell>
          <table:table-cell table:formula="of:=[.H16]/[.B16]" office:value-type="float" office:value="1.13258577982943" calcext:value-type="float">
            <text:p>1.13258577982943</text:p>
          </table:table-cell>
          <table:table-cell table:formula="of:=[.I16]/[.B16]" office:value-type="float" office:value="0.0188201930925775" calcext:value-type="float">
            <text:p>0.018820193092578</text:p>
          </table:table-cell>
          <table:table-cell table:formula="of:=[.J16]/[.B16]" office:value-type="float" office:value="0.0312473611619332" calcext:value-type="float">
            <text:p>0.031247361161933</text:p>
          </table:table-cell>
          <table:table-cell table:formula="of:=[.K16]/[.B16]" office:value-type="float" office:value="1.55542967320629" calcext:value-type="float">
            <text:p>1.55542967320629</text:p>
          </table:table-cell>
          <table:table-cell table:formula="of:=[.L16]/[.B16]" office:value-type="float" office:value="0.0292664733864385" calcext:value-type="float">
            <text:p>0.029266473386439</text:p>
          </table:table-cell>
          <table:table-cell table:formula="of:=[.M16]/[.B16]" office:value-type="float" office:value="0.0324119683620908" calcext:value-type="float">
            <text:p>0.032411968362091</text:p>
          </table:table-cell>
          <table:table-cell table:formula="of:=[.N16]/[.B16]" office:value-type="float" office:value="1.51290567737214" calcext:value-type="float">
            <text:p>1.51290567737214</text:p>
          </table:table-cell>
          <table:table-cell table:formula="of:=[.O16]/[.B16]" office:value-type="float" office:value="0.0221380921552622" calcext:value-type="float">
            <text:p>0.022138092155262</text:p>
          </table:table-cell>
          <table:table-cell table:formula="of:=[.P16]/[.B16]" office:value-type="float" office:value="0.0192388887325133" calcext:value-type="float">
            <text:p>0.019238888732513</text:p>
          </table:table-cell>
          <table:table-cell table:formula="of:=[.Q16]/[.B16]" office:value-type="float" office:value="1.14622681340952" calcext:value-type="float">
            <text:p>1.14622681340952</text:p>
          </table:table-cell>
          <table:table-cell table:formula="of:=[.R16]/[.B16]" office:value-type="float" office:value="0.0178244715286965" calcext:value-type="float">
            <text:p>0.017824471528697</text:p>
          </table:table-cell>
          <table:table-cell table:formula="of:=[.S16]/[.B16]" office:value-type="float" office:value="0.0210895938300448" calcext:value-type="float">
            <text:p>0.021089593830045</text:p>
          </table:table-cell>
          <table:table-cell table:formula="of:=[.T16]/[.B16]" office:value-type="float" office:value="4.14543868044023" calcext:value-type="float">
            <text:p>4.14543868044023</text:p>
          </table:table-cell>
          <table:table-cell table:formula="of:=[.U16]/[.B16]" office:value-type="float" office:value="0.166246798209812" calcext:value-type="float">
            <text:p>0.166246798209812</text:p>
          </table:table-cell>
          <table:table-cell table:formula="of:=[.V16]/[.B16]" office:value-type="float" office:value="0.600318067948321" calcext:value-type="float">
            <text:p>0.600318067948321</text:p>
          </table:table-cell>
          <table:table-cell table:formula="of:=[.BA16]/[.B16]" office:value-type="float" office:value="1.52319362738199" calcext:value-type="float">
            <text:p>1.52319362738199</text:p>
          </table:table-cell>
          <table:table-cell table:formula="of:=[.BB16]/[.B16]" office:value-type="float" office:value="0.0913600923241478" calcext:value-type="float">
            <text:p>0.091360092324148</text:p>
          </table:table-cell>
          <table:table-cell table:formula="of:=[.BC16]/[.B16]" office:value-type="float" office:value="0.180651335603907" calcext:value-type="float">
            <text:p>0.180651335603907</text:p>
          </table:table-cell>
          <table:table-cell table:number-columns-repeated="30"/>
        </table:table-row>
        <table:table-row table:style-name="ro1">
          <table:table-cell table:formula="of:=[.A17]" office:value-type="string" office:string-value="2mm" calcext:value-type="string">
            <text:p>2mm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0.0325211746584923" calcext:value-type="float">
            <text:p>0.032521174658492</text:p>
          </table:table-cell>
          <table:table-cell table:formula="of:=[.D17]/[.B17]" office:value-type="float" office:value="0.0506270664882591" calcext:value-type="float">
            <text:p>0.050627066488259</text:p>
          </table:table-cell>
          <table:table-cell table:number-columns-repeated="2"/>
          <table:table-cell table:formula="of:=[.A44]" office:value-type="string" office:string-value="2mm" calcext:value-type="string">
            <text:p>2mm</text:p>
          </table:table-cell>
          <table:table-cell table:formula="of:=[.H17]/[.B17]" office:value-type="float" office:value="1.11048571110789" calcext:value-type="float">
            <text:p>1.11048571110789</text:p>
          </table:table-cell>
          <table:table-cell table:formula="of:=[.I17]/[.B17]" office:value-type="float" office:value="0.026424086363621" calcext:value-type="float">
            <text:p>0.026424086363621</text:p>
          </table:table-cell>
          <table:table-cell table:formula="of:=[.J17]/[.B17]" office:value-type="float" office:value="0.032895291187365" calcext:value-type="float">
            <text:p>0.032895291187365</text:p>
          </table:table-cell>
          <table:table-cell table:formula="of:=[.K17]/[.B17]" office:value-type="float" office:value="1.80321807623214" calcext:value-type="float">
            <text:p>1.80321807623214</text:p>
          </table:table-cell>
          <table:table-cell table:formula="of:=[.L17]/[.B17]" office:value-type="float" office:value="0.0320627976501437" calcext:value-type="float">
            <text:p>0.032062797650144</text:p>
          </table:table-cell>
          <table:table-cell table:formula="of:=[.M17]/[.B17]" office:value-type="float" office:value="0.0277284385859069" calcext:value-type="float">
            <text:p>0.027728438585907</text:p>
          </table:table-cell>
          <table:table-cell table:formula="of:=[.N17]/[.B17]" office:value-type="float" office:value="1.59584966582294" calcext:value-type="float">
            <text:p>1.59584966582294</text:p>
          </table:table-cell>
          <table:table-cell table:formula="of:=[.O17]/[.B17]" office:value-type="float" office:value="0.0265824960650356" calcext:value-type="float">
            <text:p>0.026582496065036</text:p>
          </table:table-cell>
          <table:table-cell table:formula="of:=[.P17]/[.B17]" office:value-type="float" office:value="0.0189855712354946" calcext:value-type="float">
            <text:p>0.018985571235495</text:p>
          </table:table-cell>
          <table:table-cell table:formula="of:=[.Q17]/[.B17]" office:value-type="float" office:value="1.15843329434882" calcext:value-type="float">
            <text:p>1.15843329434882</text:p>
          </table:table-cell>
          <table:table-cell table:formula="of:=[.R17]/[.B17]" office:value-type="float" office:value="0.0222986932884843" calcext:value-type="float">
            <text:p>0.022298693288484</text:p>
          </table:table-cell>
          <table:table-cell table:formula="of:=[.S17]/[.B17]" office:value-type="float" office:value="0.0159555643935436" calcext:value-type="float">
            <text:p>0.015955564393544</text:p>
          </table:table-cell>
          <table:table-cell table:formula="of:=[.T17]/[.B17]" office:value-type="float" office:value="4.11224844033853" calcext:value-type="float">
            <text:p>4.11224844033853</text:p>
          </table:table-cell>
          <table:table-cell table:formula="of:=[.U17]/[.B17]" office:value-type="float" office:value="0.0518033427817418" calcext:value-type="float">
            <text:p>0.051803342781742</text:p>
          </table:table-cell>
          <table:table-cell table:formula="of:=[.V17]/[.B17]" office:value-type="float" office:value="0.0737447716372485" calcext:value-type="float">
            <text:p>0.073744771637249</text:p>
          </table:table-cell>
          <table:table-cell table:formula="of:=[.BA17]/[.B17]" office:value-type="float" office:value="1.62097277038345" calcext:value-type="float">
            <text:p>1.62097277038345</text:p>
          </table:table-cell>
          <table:table-cell table:formula="of:=[.BB17]/[.B17]" office:value-type="float" office:value="0.126090751906815" calcext:value-type="float">
            <text:p>0.126090751906815</text:p>
          </table:table-cell>
          <table:table-cell table:formula="of:=[.BC17]/[.B17]" office:value-type="float" office:value="0.178763662836747" calcext:value-type="float">
            <text:p>0.178763662836747</text:p>
          </table:table-cell>
          <table:table-cell table:number-columns-repeated="30"/>
        </table:table-row>
        <table:table-row table:style-name="ro1">
          <table:table-cell table:formula="of:=[.A18]" office:value-type="string" office:string-value="nussinov" calcext:value-type="string">
            <text:p>nussinov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0.0175842397693383" calcext:value-type="float">
            <text:p>0.017584239769338</text:p>
          </table:table-cell>
          <table:table-cell table:formula="of:=[.D18]/[.B18]" office:value-type="float" office:value="0.0263454232715843" calcext:value-type="float">
            <text:p>0.026345423271584</text:p>
          </table:table-cell>
          <table:table-cell table:number-columns-repeated="2"/>
          <table:table-cell table:formula="of:=[.A45]" office:value-type="string" office:string-value="nussinov" calcext:value-type="string">
            <text:p>nussinov</text:p>
          </table:table-cell>
          <table:table-cell table:formula="of:=[.H18]/[.B18]" office:value-type="float" office:value="1.14840492012226" calcext:value-type="float">
            <text:p>1.14840492012226</text:p>
          </table:table-cell>
          <table:table-cell table:formula="of:=[.I18]/[.B18]" office:value-type="float" office:value="0.0227846456546757" calcext:value-type="float">
            <text:p>0.022784645654676</text:p>
          </table:table-cell>
          <table:table-cell table:formula="of:=[.J18]/[.B18]" office:value-type="float" office:value="0.0350045167118338" calcext:value-type="float">
            <text:p>0.035004516711834</text:p>
          </table:table-cell>
          <table:table-cell table:formula="of:=[.K18]/[.B18]" office:value-type="float" office:value="3.381996262885" calcext:value-type="float">
            <text:p>3.381996262885</text:p>
          </table:table-cell>
          <table:table-cell table:formula="of:=[.L18]/[.B18]" office:value-type="float" office:value="0.0528393411787999" calcext:value-type="float">
            <text:p>0.0528393411788</text:p>
          </table:table-cell>
          <table:table-cell table:formula="of:=[.M18]/[.B18]" office:value-type="float" office:value="0.0554689336847706" calcext:value-type="float">
            <text:p>0.055468933684771</text:p>
          </table:table-cell>
          <table:table-cell table:formula="of:=[.N18]/[.B18]" office:value-type="float" office:value="1.78603779188477" calcext:value-type="float">
            <text:p>1.78603779188477</text:p>
          </table:table-cell>
          <table:table-cell table:formula="of:=[.O18]/[.B18]" office:value-type="float" office:value="0.025448268181312" calcext:value-type="float">
            <text:p>0.025448268181312</text:p>
          </table:table-cell>
          <table:table-cell table:formula="of:=[.P18]/[.B18]" office:value-type="float" office:value="0.0201210231280395" calcext:value-type="float">
            <text:p>0.02012102312804</text:p>
          </table:table-cell>
          <table:table-cell table:formula="of:=[.Q18]/[.B18]" office:value-type="float" office:value="1.49519867344792" calcext:value-type="float">
            <text:p>1.49519867344792</text:p>
          </table:table-cell>
          <table:table-cell table:formula="of:=[.R18]/[.B18]" office:value-type="float" office:value="0.0354964051923624" calcext:value-type="float">
            <text:p>0.035496405192363</text:p>
          </table:table-cell>
          <table:table-cell table:formula="of:=[.S18]/[.B18]" office:value-type="float" office:value="0.0149608345398522" calcext:value-type="float">
            <text:p>0.014960834539852</text:p>
          </table:table-cell>
          <table:table-cell table:formula="of:=[.T18]/[.B18]" office:value-type="float" office:value="5.86711586293945" calcext:value-type="float">
            <text:p>5.86711586293945</text:p>
          </table:table-cell>
          <table:table-cell table:formula="of:=[.U18]/[.B18]" office:value-type="float" office:value="0.242479365432924" calcext:value-type="float">
            <text:p>0.242479365432924</text:p>
          </table:table-cell>
          <table:table-cell table:formula="of:=[.V18]/[.B18]" office:value-type="float" office:value="2.91993045501231" calcext:value-type="float">
            <text:p>2.91993045501231</text:p>
          </table:table-cell>
          <table:table-cell table:formula="of:=[.BA18]/[.B18]" office:value-type="float" office:value="1.63766071450669" calcext:value-type="float">
            <text:p>1.63766071450669</text:p>
          </table:table-cell>
          <table:table-cell table:formula="of:=[.BB18]/[.B18]" office:value-type="float" office:value="0.113487025281212" calcext:value-type="float">
            <text:p>0.113487025281212</text:p>
          </table:table-cell>
          <table:table-cell table:formula="of:=[.BC18]/[.B18]" office:value-type="float" office:value="0.169580873890931" calcext:value-type="float">
            <text:p>0.169580873890931</text:p>
          </table:table-cell>
          <table:table-cell table:number-columns-repeated="30"/>
        </table:table-row>
        <table:table-row table:style-name="ro1">
          <table:table-cell table:formula="of:=[.A19]" office:value-type="string" office:string-value="adi" calcext:value-type="string">
            <text:p>adi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0.0195215975883767" calcext:value-type="float">
            <text:p>0.019521597588377</text:p>
          </table:table-cell>
          <table:table-cell table:formula="of:=[.D19]/[.B19]" office:value-type="float" office:value="0.0240013671842169" calcext:value-type="float">
            <text:p>0.024001367184217</text:p>
          </table:table-cell>
          <table:table-cell table:number-columns-repeated="2"/>
          <table:table-cell table:formula="of:=[.A46]" office:value-type="string" office:string-value="adi" calcext:value-type="string">
            <text:p>adi</text:p>
          </table:table-cell>
          <table:table-cell table:formula="of:=[.H19]/[.B19]" office:value-type="float" office:value="1.00574329435364" calcext:value-type="float">
            <text:p>1.00574329435364</text:p>
          </table:table-cell>
          <table:table-cell table:formula="of:=[.I19]/[.B19]" office:value-type="float" office:value="0.0125736122239717" calcext:value-type="float">
            <text:p>0.012573612223972</text:p>
          </table:table-cell>
          <table:table-cell table:formula="of:=[.J19]/[.B19]" office:value-type="float" office:value="0.0131591480873429" calcext:value-type="float">
            <text:p>0.013159148087343</text:p>
          </table:table-cell>
          <table:table-cell table:formula="of:=[.K19]/[.B19]" office:value-type="float" office:value="1.26078338534984" calcext:value-type="float">
            <text:p>1.26078338534984</text:p>
          </table:table-cell>
          <table:table-cell table:formula="of:=[.L19]/[.B19]" office:value-type="float" office:value="0.0253447377415686" calcext:value-type="float">
            <text:p>0.025344737741569</text:p>
          </table:table-cell>
          <table:table-cell table:formula="of:=[.M19]/[.B19]" office:value-type="float" office:value="0.0293846550381299" calcext:value-type="float">
            <text:p>0.02938465503813</text:p>
          </table:table-cell>
          <table:table-cell table:formula="of:=[.N19]/[.B19]" office:value-type="float" office:value="1.22228930514543" calcext:value-type="float">
            <text:p>1.22228930514543</text:p>
          </table:table-cell>
          <table:table-cell table:formula="of:=[.O19]/[.B19]" office:value-type="float" office:value="0.0240419904857426" calcext:value-type="float">
            <text:p>0.024041990485743</text:p>
          </table:table-cell>
          <table:table-cell table:formula="of:=[.P19]/[.B19]" office:value-type="float" office:value="0.0667580924418246" calcext:value-type="float">
            <text:p>0.066758092441825</text:p>
          </table:table-cell>
          <table:table-cell table:formula="of:=[.Q19]/[.B19]" office:value-type="float" office:value="1.07152922916585" calcext:value-type="float">
            <text:p>1.07152922916585</text:p>
          </table:table-cell>
          <table:table-cell table:formula="of:=[.R19]/[.B19]" office:value-type="float" office:value="0.0244706363570144" calcext:value-type="float">
            <text:p>0.024470636357014</text:p>
          </table:table-cell>
          <table:table-cell table:formula="of:=[.S19]/[.B19]" office:value-type="float" office:value="0.0271769887207302" calcext:value-type="float">
            <text:p>0.02717698872073</text:p>
          </table:table-cell>
          <table:table-cell table:formula="of:=[.T19]/[.B19]" office:value-type="float" office:value="3.19757212737226" calcext:value-type="float">
            <text:p>3.19757212737226</text:p>
          </table:table-cell>
          <table:table-cell table:formula="of:=[.U19]/[.B19]" office:value-type="float" office:value="0.0606267755184374" calcext:value-type="float">
            <text:p>0.060626775518437</text:p>
          </table:table-cell>
          <table:table-cell table:formula="of:=[.V19]/[.B19]" office:value-type="float" office:value="0.332802895740997" calcext:value-type="float">
            <text:p>0.332802895740997</text:p>
          </table:table-cell>
          <table:table-cell table:formula="of:=[.BA19]/[.B19]" office:value-type="float" office:value="1.06243941524859" calcext:value-type="float">
            <text:p>1.06243941524859</text:p>
          </table:table-cell>
          <table:table-cell table:formula="of:=[.BB19]/[.B19]" office:value-type="float" office:value="0.0382699516442632" calcext:value-type="float">
            <text:p>0.038269951644263</text:p>
          </table:table-cell>
          <table:table-cell table:formula="of:=[.BC19]/[.B19]" office:value-type="float" office:value="0.0564944051908175" calcext:value-type="float">
            <text:p>0.056494405190818</text:p>
          </table:table-cell>
          <table:table-cell table:number-columns-repeated="30"/>
        </table:table-row>
        <table:table-row table:style-name="ro1">
          <table:table-cell table:formula="of:=[.A20]" office:value-type="string" office:string-value="3mm" calcext:value-type="string">
            <text:p>3mm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0.0283917373957007" calcext:value-type="float">
            <text:p>0.028391737395701</text:p>
          </table:table-cell>
          <table:table-cell table:formula="of:=[.D20]/[.B20]" office:value-type="float" office:value="0.0366266968987323" calcext:value-type="float">
            <text:p>0.036626696898732</text:p>
          </table:table-cell>
          <table:table-cell table:number-columns-repeated="2"/>
          <table:table-cell table:formula="of:=[.A47]" office:value-type="string" office:string-value="3mm" calcext:value-type="string">
            <text:p>3mm</text:p>
          </table:table-cell>
          <table:table-cell table:formula="of:=[.H20]/[.B20]" office:value-type="float" office:value="1.10766584884144" calcext:value-type="float">
            <text:p>1.10766584884144</text:p>
          </table:table-cell>
          <table:table-cell table:formula="of:=[.I20]/[.B20]" office:value-type="float" office:value="0.0214911709431926" calcext:value-type="float">
            <text:p>0.021491170943193</text:p>
          </table:table-cell>
          <table:table-cell table:formula="of:=[.J20]/[.B20]" office:value-type="float" office:value="0.0269935486614868" calcext:value-type="float">
            <text:p>0.026993548661487</text:p>
          </table:table-cell>
          <table:table-cell table:formula="of:=[.K20]/[.B20]" office:value-type="float" office:value="2.41869373021337" calcext:value-type="float">
            <text:p>2.41869373021337</text:p>
          </table:table-cell>
          <table:table-cell table:formula="of:=[.L20]/[.B20]" office:value-type="float" office:value="0.0453879707922095" calcext:value-type="float">
            <text:p>0.04538797079221</text:p>
          </table:table-cell>
          <table:table-cell table:formula="of:=[.M20]/[.B20]" office:value-type="float" office:value="0.0427032357702398" calcext:value-type="float">
            <text:p>0.04270323577024</text:p>
          </table:table-cell>
          <table:table-cell table:formula="of:=[.N20]/[.B20]" office:value-type="float" office:value="1.75683211900022" calcext:value-type="float">
            <text:p>1.75683211900022</text:p>
          </table:table-cell>
          <table:table-cell table:formula="of:=[.O20]/[.B20]" office:value-type="float" office:value="0.0237426269467652" calcext:value-type="float">
            <text:p>0.023742626946765</text:p>
          </table:table-cell>
          <table:table-cell table:formula="of:=[.P20]/[.B20]" office:value-type="float" office:value="0.0286495782839493" calcext:value-type="float">
            <text:p>0.028649578283949</text:p>
          </table:table-cell>
          <table:table-cell table:formula="of:=[.Q20]/[.B20]" office:value-type="float" office:value="1.3819102022589" calcext:value-type="float">
            <text:p>1.3819102022589</text:p>
          </table:table-cell>
          <table:table-cell table:formula="of:=[.R20]/[.B20]" office:value-type="float" office:value="0.0184369525865163" calcext:value-type="float">
            <text:p>0.018436952586516</text:p>
          </table:table-cell>
          <table:table-cell table:formula="of:=[.S20]/[.B20]" office:value-type="float" office:value="0.0175278640939285" calcext:value-type="float">
            <text:p>0.017527864093929</text:p>
          </table:table-cell>
          <table:table-cell table:formula="of:=[.T20]/[.B20]" office:value-type="float" office:value="5.40538169754998" calcext:value-type="float">
            <text:p>5.40538169754998</text:p>
          </table:table-cell>
          <table:table-cell table:formula="of:=[.U20]/[.B20]" office:value-type="float" office:value="0.0443911632345475" calcext:value-type="float">
            <text:p>0.044391163234548</text:p>
          </table:table-cell>
          <table:table-cell table:formula="of:=[.V20]/[.B20]" office:value-type="float" office:value="0.0925834859556461" calcext:value-type="float">
            <text:p>0.092583485955646</text:p>
          </table:table-cell>
          <table:table-cell table:formula="of:=[.BA20]/[.B20]" office:value-type="float" office:value="1.59216748493492" calcext:value-type="float">
            <text:p>1.59216748493492</text:p>
          </table:table-cell>
          <table:table-cell table:formula="of:=[.BB20]/[.B20]" office:value-type="float" office:value="0.0846223162617856" calcext:value-type="float">
            <text:p>0.084622316261786</text:p>
          </table:table-cell>
          <table:table-cell table:formula="of:=[.BC20]/[.B20]" office:value-type="float" office:value="0.127152772055364" calcext:value-type="float">
            <text:p>0.127152772055364</text:p>
          </table:table-cell>
          <table:table-cell table:number-columns-repeated="30"/>
        </table:table-row>
        <table:table-row table:style-name="ro1">
          <table:table-cell table:formula="of:=[.A21]" office:value-type="string" office:string-value="fdtd-2d" calcext:value-type="string">
            <text:p>fdtd-2d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0.0353478987991702" calcext:value-type="float">
            <text:p>0.03534789879917</text:p>
          </table:table-cell>
          <table:table-cell table:formula="of:=[.D21]/[.B21]" office:value-type="float" office:value="0.0401941168387644" calcext:value-type="float">
            <text:p>0.040194116838764</text:p>
          </table:table-cell>
          <table:table-cell table:number-columns-repeated="2"/>
          <table:table-cell table:formula="of:=[.A48]" office:value-type="string" office:string-value="fdtd-2d" calcext:value-type="string">
            <text:p>fdtd-2d</text:p>
          </table:table-cell>
          <table:table-cell table:formula="of:=[.H21]/[.B21]" office:value-type="float" office:value="1.23672065876391" calcext:value-type="float">
            <text:p>1.23672065876391</text:p>
          </table:table-cell>
          <table:table-cell table:formula="of:=[.I21]/[.B21]" office:value-type="float" office:value="0.0240936801429065" calcext:value-type="float">
            <text:p>0.024093680142907</text:p>
          </table:table-cell>
          <table:table-cell table:formula="of:=[.J21]/[.B21]" office:value-type="float" office:value="0.0305687100547294" calcext:value-type="float">
            <text:p>0.03056871005473</text:p>
          </table:table-cell>
          <table:table-cell table:formula="of:=[.K21]/[.B21]" office:value-type="float" office:value="2.51311930879391" calcext:value-type="float">
            <text:p>2.51311930879391</text:p>
          </table:table-cell>
          <table:table-cell table:formula="of:=[.L21]/[.B21]" office:value-type="float" office:value="0.0446649708254993" calcext:value-type="float">
            <text:p>0.044664970825499</text:p>
          </table:table-cell>
          <table:table-cell table:formula="of:=[.M21]/[.B21]" office:value-type="float" office:value="0.0281958730062974" calcext:value-type="float">
            <text:p>0.028195873006297</text:p>
          </table:table-cell>
          <table:table-cell table:formula="of:=[.N21]/[.B21]" office:value-type="float" office:value="1.9153654604745" calcext:value-type="float">
            <text:p>1.9153654604745</text:p>
          </table:table-cell>
          <table:table-cell table:formula="of:=[.O21]/[.B21]" office:value-type="float" office:value="0.029529755979851" calcext:value-type="float">
            <text:p>0.029529755979851</text:p>
          </table:table-cell>
          <table:table-cell table:formula="of:=[.P21]/[.B21]" office:value-type="float" office:value="0.0404823428079242" calcext:value-type="float">
            <text:p>0.040482342807924</text:p>
          </table:table-cell>
          <table:table-cell table:formula="of:=[.Q21]/[.B21]" office:value-type="float" office:value="1.41414720303509" calcext:value-type="float">
            <text:p>1.41414720303509</text:p>
          </table:table-cell>
          <table:table-cell table:formula="of:=[.R21]/[.B21]" office:value-type="float" office:value="0.0219487426979962" calcext:value-type="float">
            <text:p>0.021948742697996</text:p>
          </table:table-cell>
          <table:table-cell table:formula="of:=[.S21]/[.B21]" office:value-type="float" office:value="0.0138784155615212" calcext:value-type="float">
            <text:p>0.013878415561521</text:p>
          </table:table-cell>
          <table:table-cell table:formula="of:=[.T21]/[.B21]" office:value-type="float" office:value="6.85686229166457" calcext:value-type="float">
            <text:p>6.85686229166457</text:p>
          </table:table-cell>
          <table:table-cell table:formula="of:=[.U21]/[.B21]" office:value-type="float" office:value="0.0709505089199235" calcext:value-type="float">
            <text:p>0.070950508919924</text:p>
          </table:table-cell>
          <table:table-cell table:formula="of:=[.V21]/[.B21]" office:value-type="float" office:value="0.132248799337751" calcext:value-type="float">
            <text:p>0.132248799337751</text:p>
          </table:table-cell>
          <table:table-cell table:formula="of:=[.BA21]/[.B21]" office:value-type="float" office:value="1.99149398244503" calcext:value-type="float">
            <text:p>1.99149398244503</text:p>
          </table:table-cell>
          <table:table-cell table:formula="of:=[.BB21]/[.B21]" office:value-type="float" office:value="0.136357695130657" calcext:value-type="float">
            <text:p>0.136357695130657</text:p>
          </table:table-cell>
          <table:table-cell table:formula="of:=[.BC21]/[.B21]" office:value-type="float" office:value="0.108835466540652" calcext:value-type="float">
            <text:p>0.108835466540652</text:p>
          </table:table-cell>
          <table:table-cell table:number-columns-repeated="30"/>
        </table:table-row>
        <table:table-row table:style-name="ro1">
          <table:table-cell table:formula="of:=[.A22]" office:value-type="string" office:string-value="jacobi-2d" calcext:value-type="string">
            <text:p>jacobi-2d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0.0330547841777254" calcext:value-type="float">
            <text:p>0.033054784177726</text:p>
          </table:table-cell>
          <table:table-cell table:formula="of:=[.D22]/[.B22]" office:value-type="float" office:value="0.0392485571324367" calcext:value-type="float">
            <text:p>0.039248557132437</text:p>
          </table:table-cell>
          <table:table-cell table:number-columns-repeated="2"/>
          <table:table-cell table:formula="of:=[.A49]" office:value-type="string" office:string-value="jacobi-2d" calcext:value-type="string">
            <text:p>jacobi-2d</text:p>
          </table:table-cell>
          <table:table-cell table:formula="of:=[.H22]/[.B22]" office:value-type="float" office:value="1.28549902102556" calcext:value-type="float">
            <text:p>1.28549902102556</text:p>
          </table:table-cell>
          <table:table-cell table:formula="of:=[.I22]/[.B22]" office:value-type="float" office:value="0.0706429238703403" calcext:value-type="float">
            <text:p>0.07064292387034</text:p>
          </table:table-cell>
          <table:table-cell table:formula="of:=[.J22]/[.B22]" office:value-type="float" office:value="0.0834655695327796" calcext:value-type="float">
            <text:p>0.08346556953278</text:p>
          </table:table-cell>
          <table:table-cell table:formula="of:=[.K22]/[.B22]" office:value-type="float" office:value="3.05751634823337" calcext:value-type="float">
            <text:p>3.05751634823337</text:p>
          </table:table-cell>
          <table:table-cell table:formula="of:=[.L22]/[.B22]" office:value-type="float" office:value="0.0533125167961302" calcext:value-type="float">
            <text:p>0.05331251679613</text:p>
          </table:table-cell>
          <table:table-cell table:formula="of:=[.M22]/[.B22]" office:value-type="float" office:value="0.0541187310443674" calcext:value-type="float">
            <text:p>0.054118731044367</text:p>
          </table:table-cell>
          <table:table-cell table:formula="of:=[.N22]/[.B22]" office:value-type="float" office:value="2.04295330355886" calcext:value-type="float">
            <text:p>2.04295330355886</text:p>
          </table:table-cell>
          <table:table-cell table:formula="of:=[.O22]/[.B22]" office:value-type="float" office:value="0.0267778303878786" calcext:value-type="float">
            <text:p>0.026777830387879</text:p>
          </table:table-cell>
          <table:table-cell table:formula="of:=[.P22]/[.B22]" office:value-type="float" office:value="0.0430940711260126" calcext:value-type="float">
            <text:p>0.043094071126013</text:p>
          </table:table-cell>
          <table:table-cell table:formula="of:=[.Q22]/[.B22]" office:value-type="float" office:value="1.75973215771086" calcext:value-type="float">
            <text:p>1.75973215771086</text:p>
          </table:table-cell>
          <table:table-cell table:formula="of:=[.R22]/[.B22]" office:value-type="float" office:value="0.0335378728740898" calcext:value-type="float">
            <text:p>0.03353787287409</text:p>
          </table:table-cell>
          <table:table-cell table:formula="of:=[.S22]/[.B22]" office:value-type="float" office:value="0.0284638419308191" calcext:value-type="float">
            <text:p>0.028463841930819</text:p>
          </table:table-cell>
          <table:table-cell table:formula="of:=[.T22]/[.B22]" office:value-type="float" office:value="7.82706064522734" calcext:value-type="float">
            <text:p>7.82706064522734</text:p>
          </table:table-cell>
          <table:table-cell table:formula="of:=[.U22]/[.B22]" office:value-type="float" office:value="0.0999769653071932" calcext:value-type="float">
            <text:p>0.099976965307193</text:p>
          </table:table-cell>
          <table:table-cell table:formula="of:=[.V22]/[.B22]" office:value-type="float" office:value="0.237609254827688" calcext:value-type="float">
            <text:p>0.237609254827688</text:p>
          </table:table-cell>
          <table:table-cell table:formula="of:=[.BA22]/[.B22]" office:value-type="float" office:value="1.84101902921567" calcext:value-type="float">
            <text:p>1.84101902921567</text:p>
          </table:table-cell>
          <table:table-cell table:formula="of:=[.BB22]/[.B22]" office:value-type="float" office:value="0.110121827930845" calcext:value-type="float">
            <text:p>0.110121827930845</text:p>
          </table:table-cell>
          <table:table-cell table:formula="of:=[.BC22]/[.B22]" office:value-type="float" office:value="0.136061451441588" calcext:value-type="float">
            <text:p>0.136061451441588</text:p>
          </table:table-cell>
          <table:table-cell table:number-columns-repeated="30"/>
        </table:table-row>
        <table:table-row table:style-name="ro1">
          <table:table-cell table:formula="of:=[.A23]" office:value-type="string" office:string-value="seidel-2d" calcext:value-type="string">
            <text:p>seidel-2d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0.0132262512334263" calcext:value-type="float">
            <text:p>0.013226251233426</text:p>
          </table:table-cell>
          <table:table-cell table:formula="of:=[.D23]/[.B23]" office:value-type="float" office:value="0.0170229172248397" calcext:value-type="float">
            <text:p>0.01702291722484</text:p>
          </table:table-cell>
          <table:table-cell table:number-columns-repeated="2"/>
          <table:table-cell table:formula="of:=[.A50]" office:value-type="string" office:string-value="seidel-2d" calcext:value-type="string">
            <text:p>seidel-2d</text:p>
          </table:table-cell>
          <table:table-cell table:formula="of:=[.H23]/[.B23]" office:value-type="float" office:value="0.993700540420443" calcext:value-type="float">
            <text:p>0.993700540420443</text:p>
          </table:table-cell>
          <table:table-cell table:formula="of:=[.I23]/[.B23]" office:value-type="float" office:value="0.0188199622293814" calcext:value-type="float">
            <text:p>0.018819962229381</text:p>
          </table:table-cell>
          <table:table-cell table:formula="of:=[.J23]/[.B23]" office:value-type="float" office:value="0.0178070823177306" calcext:value-type="float">
            <text:p>0.017807082317731</text:p>
          </table:table-cell>
          <table:table-cell table:formula="of:=[.K23]/[.B23]" office:value-type="float" office:value="1.30869965823471" calcext:value-type="float">
            <text:p>1.30869965823471</text:p>
          </table:table-cell>
          <table:table-cell table:formula="of:=[.L23]/[.B23]" office:value-type="float" office:value="0.0191466976847526" calcext:value-type="float">
            <text:p>0.019146697684753</text:p>
          </table:table-cell>
          <table:table-cell table:formula="of:=[.M23]/[.B23]" office:value-type="float" office:value="0.017473812153252" calcext:value-type="float">
            <text:p>0.017473812153252</text:p>
          </table:table-cell>
          <table:table-cell table:formula="of:=[.N23]/[.B23]" office:value-type="float" office:value="1.0799260270929" calcext:value-type="float">
            <text:p>1.0799260270929</text:p>
          </table:table-cell>
          <table:table-cell table:formula="of:=[.O23]/[.B23]" office:value-type="float" office:value="0.0133830842520045" calcext:value-type="float">
            <text:p>0.013383084252005</text:p>
          </table:table-cell>
          <table:table-cell table:formula="of:=[.P23]/[.B23]" office:value-type="float" office:value="0.0125727803226839" calcext:value-type="float">
            <text:p>0.012572780322684</text:p>
          </table:table-cell>
          <table:table-cell table:formula="of:=[.Q23]/[.B23]" office:value-type="float" office:value="1.07556737611825" calcext:value-type="float">
            <text:p>1.07556737611825</text:p>
          </table:table-cell>
          <table:table-cell table:formula="of:=[.R23]/[.B23]" office:value-type="float" office:value="0.0372674460396395" calcext:value-type="float">
            <text:p>0.03726744603964</text:p>
          </table:table-cell>
          <table:table-cell table:formula="of:=[.S23]/[.B23]" office:value-type="float" office:value="-0.00463310875716368" calcext:value-type="float">
            <text:p>-0.004633108757164</text:p>
          </table:table-cell>
          <table:table-cell table:formula="of:=[.T23]/[.B23]" office:value-type="float" office:value="2.28568441275837" calcext:value-type="float">
            <text:p>2.28568441275837</text:p>
          </table:table-cell>
          <table:table-cell table:formula="of:=[.U23]/[.B23]" office:value-type="float" office:value="0.0172712361709219" calcext:value-type="float">
            <text:p>0.017271236170922</text:p>
          </table:table-cell>
          <table:table-cell table:formula="of:=[.V23]/[.B23]" office:value-type="float" office:value="0.0588842637669984" calcext:value-type="float">
            <text:p>0.058884263766998</text:p>
          </table:table-cell>
          <table:table-cell table:formula="of:=[.BA23]/[.B23]" office:value-type="float" office:value="1.10223552398565" calcext:value-type="float">
            <text:p>1.10223552398565</text:p>
          </table:table-cell>
          <table:table-cell table:formula="of:=[.BB23]/[.B23]" office:value-type="float" office:value="0.0322487894451378" calcext:value-type="float">
            <text:p>0.032248789445138</text:p>
          </table:table-cell>
          <table:table-cell table:formula="of:=[.BC23]/[.B23]" office:value-type="float" office:value="0.0316279920799326" calcext:value-type="float">
            <text:p>0.031627992079933</text:p>
          </table:table-cell>
          <table:table-cell table:number-columns-repeated="30"/>
        </table:table-row>
        <table:table-row table:style-name="ro1">
          <table:table-cell table:formula="of:=[.A24]" office:value-type="string" office:string-value="heat-3d" calcext:value-type="string">
            <text:p>heat-3d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0.0275601223746886" calcext:value-type="float">
            <text:p>0.027560122374689</text:p>
          </table:table-cell>
          <table:table-cell table:formula="of:=[.D24]/[.B24]" office:value-type="float" office:value="0.0362606012882905" calcext:value-type="float">
            <text:p>0.036260601288291</text:p>
          </table:table-cell>
          <table:table-cell table:number-columns-repeated="2"/>
          <table:table-cell table:formula="of:=[.A51]" office:value-type="string" office:string-value="heat-3d" calcext:value-type="string">
            <text:p>heat-3d</text:p>
          </table:table-cell>
          <table:table-cell table:formula="of:=[.H24]/[.B24]" office:value-type="float" office:value="1.19401809802884" calcext:value-type="float">
            <text:p>1.19401809802884</text:p>
          </table:table-cell>
          <table:table-cell table:formula="of:=[.I24]/[.B24]" office:value-type="float" office:value="0.0285670027237404" calcext:value-type="float">
            <text:p>0.028567002723741</text:p>
          </table:table-cell>
          <table:table-cell table:formula="of:=[.J24]/[.B24]" office:value-type="float" office:value="0.0392812423354461" calcext:value-type="float">
            <text:p>0.039281242335446</text:p>
          </table:table-cell>
          <table:table-cell table:formula="of:=[.K24]/[.B24]" office:value-type="float" office:value="3.61124091548659" calcext:value-type="float">
            <text:p>3.61124091548659</text:p>
          </table:table-cell>
          <table:table-cell table:formula="of:=[.L24]/[.B24]" office:value-type="float" office:value="0.0509636361289323" calcext:value-type="float">
            <text:p>0.050963636128932</text:p>
          </table:table-cell>
          <table:table-cell table:formula="of:=[.M24]/[.B24]" office:value-type="float" office:value="0.0502665651180503" calcext:value-type="float">
            <text:p>0.05026656511805</text:p>
          </table:table-cell>
          <table:table-cell table:formula="of:=[.N24]/[.B24]" office:value-type="float" office:value="2.22838886235429" calcext:value-type="float">
            <text:p>2.22838886235429</text:p>
          </table:table-cell>
          <table:table-cell table:formula="of:=[.O24]/[.B24]" office:value-type="float" office:value="0.040153871971291" calcext:value-type="float">
            <text:p>0.040153871971291</text:p>
          </table:table-cell>
          <table:table-cell table:formula="of:=[.P24]/[.B24]" office:value-type="float" office:value="0.0400351117249926" calcext:value-type="float">
            <text:p>0.040035111724993</text:p>
          </table:table-cell>
          <table:table-cell table:formula="of:=[.Q24]/[.B24]" office:value-type="float" office:value="1.90397459563427" calcext:value-type="float">
            <text:p>1.90397459563427</text:p>
          </table:table-cell>
          <table:table-cell table:formula="of:=[.R24]/[.B24]" office:value-type="float" office:value="0.0480101204383802" calcext:value-type="float">
            <text:p>0.04801012043838</text:p>
          </table:table-cell>
          <table:table-cell table:formula="of:=[.S24]/[.B24]" office:value-type="float" office:value="0.0269895568435592" calcext:value-type="float">
            <text:p>0.026989556843559</text:p>
          </table:table-cell>
          <table:table-cell table:formula="of:=[.T24]/[.B24]" office:value-type="float" office:value="9.38461538461539" calcext:value-type="float">
            <text:p>9.38461538461539</text:p>
          </table:table-cell>
          <table:table-cell table:formula="of:=[.U24]/[.B24]" office:value-type="float" office:value="0.0972026798507752" calcext:value-type="float">
            <text:p>0.097202679850775</text:p>
          </table:table-cell>
          <table:table-cell table:formula="of:=[.V24]/[.B24]" office:value-type="float" office:value="0.1369615449159" calcext:value-type="float">
            <text:p>0.1369615449159</text:p>
          </table:table-cell>
          <table:table-cell table:formula="of:=[.BA24]/[.B24]" office:value-type="float" office:value="2.1543470122762" calcext:value-type="float">
            <text:p>2.1543470122762</text:p>
          </table:table-cell>
          <table:table-cell table:formula="of:=[.BB24]/[.B24]" office:value-type="float" office:value="0.140999393290046" calcext:value-type="float">
            <text:p>0.140999393290046</text:p>
          </table:table-cell>
          <table:table-cell table:formula="of:=[.BC24]/[.B24]" office:value-type="float" office:value="0.167157628409516" calcext:value-type="float">
            <text:p>0.167157628409516</text:p>
          </table:table-cell>
          <table:table-cell table:number-columns-repeated="30"/>
        </table:table-row>
        <table:table-row table:style-name="ro1">
          <table:table-cell table:formula="of:=[.A25]" office:value-type="string" office:string-value="cholesky" calcext:value-type="string">
            <text:p>cholesky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0.0232108934146282" calcext:value-type="float">
            <text:p>0.023210893414628</text:p>
          </table:table-cell>
          <table:table-cell table:formula="of:=[.D25]/[.B25]" office:value-type="float" office:value="0.0290337108468474" calcext:value-type="float">
            <text:p>0.029033710846847</text:p>
          </table:table-cell>
          <table:table-cell table:number-columns-repeated="2"/>
          <table:table-cell table:formula="of:=[.A52]" office:value-type="string" office:string-value="cholesky" calcext:value-type="string">
            <text:p>cholesky</text:p>
          </table:table-cell>
          <table:table-cell table:formula="of:=[.H25]/[.B25]" office:value-type="float" office:value="1.12819511796819" calcext:value-type="float">
            <text:p>1.12819511796819</text:p>
          </table:table-cell>
          <table:table-cell table:formula="of:=[.I25]/[.B25]" office:value-type="float" office:value="0.0261082681711071" calcext:value-type="float">
            <text:p>0.026108268171107</text:p>
          </table:table-cell>
          <table:table-cell table:formula="of:=[.J25]/[.B25]" office:value-type="float" office:value="0.0334850276787958" calcext:value-type="float">
            <text:p>0.033485027678796</text:p>
          </table:table-cell>
          <table:table-cell table:formula="of:=[.K25]/[.B25]" office:value-type="float" office:value="3.16058804842482" calcext:value-type="float">
            <text:p>3.16058804842482</text:p>
          </table:table-cell>
          <table:table-cell table:formula="of:=[.L25]/[.B25]" office:value-type="float" office:value="0.0347659454487231" calcext:value-type="float">
            <text:p>0.034765945448723</text:p>
          </table:table-cell>
          <table:table-cell table:formula="of:=[.M25]/[.B25]" office:value-type="float" office:value="0.0560592896519961" calcext:value-type="float">
            <text:p>0.056059289651996</text:p>
          </table:table-cell>
          <table:table-cell table:formula="of:=[.N25]/[.B25]" office:value-type="float" office:value="2.26326942778443" calcext:value-type="float">
            <text:p>2.26326942778443</text:p>
          </table:table-cell>
          <table:table-cell table:formula="of:=[.O25]/[.B25]" office:value-type="float" office:value="0.042203944052982" calcext:value-type="float">
            <text:p>0.042203944052982</text:p>
          </table:table-cell>
          <table:table-cell table:formula="of:=[.P25]/[.B25]" office:value-type="float" office:value="0.0355059178656133" calcext:value-type="float">
            <text:p>0.035505917865613</text:p>
          </table:table-cell>
          <table:table-cell table:formula="of:=[.Q25]/[.B25]" office:value-type="float" office:value="1.83412370042344" calcext:value-type="float">
            <text:p>1.83412370042344</text:p>
          </table:table-cell>
          <table:table-cell table:formula="of:=[.R25]/[.B25]" office:value-type="float" office:value="0.0357865970582269" calcext:value-type="float">
            <text:p>0.035786597058227</text:p>
          </table:table-cell>
          <table:table-cell table:formula="of:=[.S25]/[.B25]" office:value-type="float" office:value="0.0486340491928559" calcext:value-type="float">
            <text:p>0.048634049192856</text:p>
          </table:table-cell>
          <table:table-cell table:formula="of:=[.T25]/[.B25]" office:value-type="float" office:value="9.8699562268041" calcext:value-type="float">
            <text:p>9.8699562268041</text:p>
          </table:table-cell>
          <table:table-cell table:formula="of:=[.U25]/[.B25]" office:value-type="float" office:value="0.179672957708025" calcext:value-type="float">
            <text:p>0.179672957708025</text:p>
          </table:table-cell>
          <table:table-cell table:formula="of:=[.V25]/[.B25]" office:value-type="float" office:value="0.33875426919431" calcext:value-type="float">
            <text:p>0.33875426919431</text:p>
          </table:table-cell>
          <table:table-cell table:formula="of:=[.BA25]/[.B25]" office:value-type="float" office:value="1.52089847961185" calcext:value-type="float">
            <text:p>1.52089847961185</text:p>
          </table:table-cell>
          <table:table-cell table:formula="of:=[.BB25]/[.B25]" office:value-type="float" office:value="0.0630507531770971" calcext:value-type="float">
            <text:p>0.063050753177097</text:p>
          </table:table-cell>
          <table:table-cell table:formula="of:=[.BC25]/[.B25]" office:value-type="float" office:value="0.107563921496581" calcext:value-type="float">
            <text:p>0.107563921496581</text:p>
          </table:table-cell>
          <table:table-cell table:number-columns-repeated="30"/>
        </table:table-row>
        <table:table-row table:style-name="ro1">
          <table:table-cell table:formula="of:=[.A26]" office:value-type="string" office:string-value="ludcmp" calcext:value-type="string">
            <text:p>ludcmp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0.0277041425089375" calcext:value-type="float">
            <text:p>0.027704142508938</text:p>
          </table:table-cell>
          <table:table-cell table:formula="of:=[.D26]/[.B26]" office:value-type="float" office:value="0.0265166437151683" calcext:value-type="float">
            <text:p>0.026516643715168</text:p>
          </table:table-cell>
          <table:table-cell table:number-columns-repeated="2"/>
          <table:table-cell table:formula="of:=[.A53]" office:value-type="string" office:string-value="ludcmp" calcext:value-type="string">
            <text:p>ludcmp</text:p>
          </table:table-cell>
          <table:table-cell table:formula="of:=[.H26]/[.B26]" office:value-type="float" office:value="1.12097388524402" calcext:value-type="float">
            <text:p>1.12097388524402</text:p>
          </table:table-cell>
          <table:table-cell table:formula="of:=[.I26]/[.B26]" office:value-type="float" office:value="0.0305184919446485" calcext:value-type="float">
            <text:p>0.030518491944649</text:p>
          </table:table-cell>
          <table:table-cell table:formula="of:=[.J26]/[.B26]" office:value-type="float" office:value="0.0307864171027073" calcext:value-type="float">
            <text:p>0.030786417102707</text:p>
          </table:table-cell>
          <table:table-cell table:formula="of:=[.K26]/[.B26]" office:value-type="float" office:value="2.90677226248037" calcext:value-type="float">
            <text:p>2.90677226248037</text:p>
          </table:table-cell>
          <table:table-cell table:formula="of:=[.L26]/[.B26]" office:value-type="float" office:value="0.0587051267933105" calcext:value-type="float">
            <text:p>0.058705126793311</text:p>
          </table:table-cell>
          <table:table-cell table:formula="of:=[.M26]/[.B26]" office:value-type="float" office:value="0.0356476693349439" calcext:value-type="float">
            <text:p>0.035647669334944</text:p>
          </table:table-cell>
          <table:table-cell table:formula="of:=[.N26]/[.B26]" office:value-type="float" office:value="2.1161092271835" calcext:value-type="float">
            <text:p>2.1161092271835</text:p>
          </table:table-cell>
          <table:table-cell table:formula="of:=[.O26]/[.B26]" office:value-type="float" office:value="0.0405407092977977" calcext:value-type="float">
            <text:p>0.040540709297798</text:p>
          </table:table-cell>
          <table:table-cell table:formula="of:=[.P26]/[.B26]" office:value-type="float" office:value="0.0783454032103337" calcext:value-type="float">
            <text:p>0.078345403210334</text:p>
          </table:table-cell>
          <table:table-cell table:formula="of:=[.Q26]/[.B26]" office:value-type="float" office:value="1.78123683789279" calcext:value-type="float">
            <text:p>1.78123683789279</text:p>
          </table:table-cell>
          <table:table-cell table:formula="of:=[.R26]/[.B26]" office:value-type="float" office:value="0.0509511910749135" calcext:value-type="float">
            <text:p>0.050951191074914</text:p>
          </table:table-cell>
          <table:table-cell table:formula="of:=[.S26]/[.B26]" office:value-type="float" office:value="0.132089373475182" calcext:value-type="float">
            <text:p>0.132089373475182</text:p>
          </table:table-cell>
          <table:table-cell table:formula="of:=[.T26]/[.B26]" office:value-type="float" office:value="10.1487438737664" calcext:value-type="float">
            <text:p>10.1487438737664</text:p>
          </table:table-cell>
          <table:table-cell table:formula="of:=[.U26]/[.B26]" office:value-type="float" office:value="0.25016943995695" calcext:value-type="float">
            <text:p>0.25016943995695</text:p>
          </table:table-cell>
          <table:table-cell table:formula="of:=[.V26]/[.B26]" office:value-type="float" office:value="1.25334480719039" calcext:value-type="float">
            <text:p>1.25334480719039</text:p>
          </table:table-cell>
          <table:table-cell table:formula="of:=[.BA26]/[.B26]" office:value-type="float" office:value="1.47650602888369" calcext:value-type="float">
            <text:p>1.47650602888369</text:p>
          </table:table-cell>
          <table:table-cell table:formula="of:=[.BB26]/[.B26]" office:value-type="float" office:value="0.124653315062957" calcext:value-type="float">
            <text:p>0.124653315062957</text:p>
          </table:table-cell>
          <table:table-cell table:formula="of:=[.BC26]/[.B26]" office:value-type="float" office:value="0.152388110026418" calcext:value-type="float">
            <text:p>0.152388110026418</text:p>
          </table:table-cell>
          <table:table-cell table:number-columns-repeated="30"/>
        </table:table-row>
        <table:table-row table:style-name="ro1">
          <table:table-cell table:formula="of:=[.A27]" office:value-type="string" office:string-value="lu" calcext:value-type="string">
            <text:p>lu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0.0224930654977482" calcext:value-type="float">
            <text:p>0.022493065497748</text:p>
          </table:table-cell>
          <table:table-cell table:formula="of:=[.D27]/[.B27]" office:value-type="float" office:value="0.0288908310407251" calcext:value-type="float">
            <text:p>0.028890831040725</text:p>
          </table:table-cell>
          <table:table-cell table:number-columns-repeated="2"/>
          <table:table-cell table:formula="of:=[.A54]" office:value-type="string" office:string-value="lu" calcext:value-type="string">
            <text:p>lu</text:p>
          </table:table-cell>
          <table:table-cell table:formula="of:=[.H27]/[.B27]" office:value-type="float" office:value="1.13711100758006" calcext:value-type="float">
            <text:p>1.13711100758006</text:p>
          </table:table-cell>
          <table:table-cell table:formula="of:=[.I27]/[.B27]" office:value-type="float" office:value="0.0277720155568629" calcext:value-type="float">
            <text:p>0.027772015556863</text:p>
          </table:table-cell>
          <table:table-cell table:formula="of:=[.J27]/[.B27]" office:value-type="float" office:value="0.0673669748793618" calcext:value-type="float">
            <text:p>0.067366974879362</text:p>
          </table:table-cell>
          <table:table-cell table:formula="of:=[.K27]/[.B27]" office:value-type="float" office:value="3.22642807671424" calcext:value-type="float">
            <text:p>3.22642807671424</text:p>
          </table:table-cell>
          <table:table-cell table:formula="of:=[.L27]/[.B27]" office:value-type="float" office:value="0.0503637000486294" calcext:value-type="float">
            <text:p>0.050363700048629</text:p>
          </table:table-cell>
          <table:table-cell table:formula="of:=[.M27]/[.B27]" office:value-type="float" office:value="0.0879862794907633" calcext:value-type="float">
            <text:p>0.087986279490763</text:p>
          </table:table-cell>
          <table:table-cell table:formula="of:=[.N27]/[.B27]" office:value-type="float" office:value="2.27034526849871" calcext:value-type="float">
            <text:p>2.27034526849871</text:p>
          </table:table-cell>
          <table:table-cell table:formula="of:=[.O27]/[.B27]" office:value-type="float" office:value="0.0331337148868205" calcext:value-type="float">
            <text:p>0.033133714886821</text:p>
          </table:table-cell>
          <table:table-cell table:formula="of:=[.P27]/[.B27]" office:value-type="float" office:value="0.0423041477788622" calcext:value-type="float">
            <text:p>0.042304147778862</text:p>
          </table:table-cell>
          <table:table-cell table:formula="of:=[.Q27]/[.B27]" office:value-type="float" office:value="1.88549314597992" calcext:value-type="float">
            <text:p>1.88549314597992</text:p>
          </table:table-cell>
          <table:table-cell table:formula="of:=[.R27]/[.B27]" office:value-type="float" office:value="0.0431203049707374" calcext:value-type="float">
            <text:p>0.043120304970737</text:p>
          </table:table-cell>
          <table:table-cell table:formula="of:=[.S27]/[.B27]" office:value-type="float" office:value="0.0476885181419275" calcext:value-type="float">
            <text:p>0.047688518141928</text:p>
          </table:table-cell>
          <table:table-cell table:formula="of:=[.T27]/[.B27]" office:value-type="float" office:value="9.93299576165036" calcext:value-type="float">
            <text:p>9.93299576165036</text:p>
          </table:table-cell>
          <table:table-cell table:formula="of:=[.U27]/[.B27]" office:value-type="float" office:value="0.193429254474412" calcext:value-type="float">
            <text:p>0.193429254474412</text:p>
          </table:table-cell>
          <table:table-cell table:formula="of:=[.V27]/[.B27]" office:value-type="float" office:value="0.700738962324144" calcext:value-type="float">
            <text:p>0.700738962324144</text:p>
          </table:table-cell>
          <table:table-cell table:formula="of:=[.BA27]/[.B27]" office:value-type="float" office:value="1.62407346321568" calcext:value-type="float">
            <text:p>1.62407346321568</text:p>
          </table:table-cell>
          <table:table-cell table:formula="of:=[.BB27]/[.B27]" office:value-type="float" office:value="0.0702688671171401" calcext:value-type="float">
            <text:p>0.07026886711714</text:p>
          </table:table-cell>
          <table:table-cell table:formula="of:=[.BC27]/[.B27]" office:value-type="float" office:value="0.069509387508034" calcext:value-type="float">
            <text:p>0.069509387508034</text:p>
          </table:table-cell>
          <table:table-cell table:number-columns-repeated="30"/>
        </table:table-row>
        <table:table-row table:style-name="ro1" table:number-rows-repeated="3">
          <table:table-cell table:number-columns-repeated="55"/>
        </table:table-row>
        <table:table-row table:style-name="ro1">
          <table:table-cell office:value-type="string" calcext:value-type="string">
            <text:p>Normailzed to wasm3</text:p>
          </table:table-cell>
          <table:table-cell table:number-columns-repeated="6"/>
          <table:table-cell table:formula="of:=[.W3]" office:value-type="string" office:string-value="jsc-int" calcext:value-type="string">
            <text:p>jsc-int</text:p>
          </table:table-cell>
          <table:table-cell table:number-columns-repeated="2"/>
          <table:table-cell table:formula="of:=[.Z3]" office:value-type="string" office:string-value="wamr-fast" calcext:value-type="string">
            <text:p>wamr-fast</text:p>
          </table:table-cell>
          <table:table-cell table:number-columns-repeated="2"/>
          <table:table-cell table:formula="of:=[.AC3]" office:value-type="string" office:string-value="wizard" calcext:value-type="string">
            <text:p>wizard</text:p>
          </table:table-cell>
          <table:table-cell table:number-columns-repeated="2"/>
          <table:table-cell table:formula="of:=[.AF3]" office:value-type="string" office:string-value="wamr-classic" calcext:value-type="string">
            <text:p>wamr-classic</text:p>
          </table:table-cell>
          <table:table-cell table:number-columns-repeated="38"/>
        </table:table-row>
        <table:table-row table:style-name="ro1">
          <table:table-cell table:formula="of:=[.A4]" office:value-type="string" office:string-value="bicg" calcext:value-type="string">
            <text:p>bicg</text:p>
          </table:table-cell>
          <table:table-cell table:formula="of:=[.T4]/[.T4]" office:value-type="float" office:value="1" calcext:value-type="float">
            <text:p>1</text:p>
          </table:table-cell>
          <table:table-cell table:formula="of:=[.U4]/[.T4]" office:value-type="float" office:value="0.013916600436839" calcext:value-type="float">
            <text:p>0.013916600436839</text:p>
          </table:table-cell>
          <table:table-cell table:formula="of:=[.V4]/[.T4]" office:value-type="float" office:value="0.0222087601220481" calcext:value-type="float">
            <text:p>0.022208760122048</text:p>
          </table:table-cell>
          <table:table-cell table:number-columns-repeated="3"/>
          <table:table-cell table:formula="of:=[.W4]/[.T4]" office:value-type="float" office:value="2.06057667190948" calcext:value-type="float">
            <text:p>2.06057667190948</text:p>
          </table:table-cell>
          <table:table-cell table:formula="of:=[.X4]/[.T4]" office:value-type="float" office:value="0.0722924042261114" calcext:value-type="float">
            <text:p>0.072292404226111</text:p>
          </table:table-cell>
          <table:table-cell table:formula="of:=[.Y4]/[.T4]" office:value-type="float" office:value="0.0578978374803395" calcext:value-type="float">
            <text:p>0.05789783748034</text:p>
          </table:table-cell>
          <table:table-cell table:formula="of:=[.Z4]/[.T4]" office:value-type="float" office:value="1.68287213289686" calcext:value-type="float">
            <text:p>1.68287213289686</text:p>
          </table:table-cell>
          <table:table-cell table:formula="of:=[.AA4]/[.T4]" office:value-type="float" office:value="0.0243012521605744" calcext:value-type="float">
            <text:p>0.024301252160575</text:p>
          </table:table-cell>
          <table:table-cell table:formula="of:=[.AB4]/[.T4]" office:value-type="float" office:value="0.0264131963163248" calcext:value-type="float">
            <text:p>0.026413196316325</text:p>
          </table:table-cell>
          <table:table-cell table:formula="of:=[.AC4]/[.T4]" office:value-type="float" office:value="1.64396789844883" calcext:value-type="float">
            <text:p>1.64396789844883</text:p>
          </table:table-cell>
          <table:table-cell table:formula="of:=[.AD4]/[.T4]" office:value-type="float" office:value="0.0162425178820535" calcext:value-type="float">
            <text:p>0.016242517882054</text:p>
          </table:table-cell>
          <table:table-cell table:formula="of:=[.AE4]/[.T4]" office:value-type="float" office:value="0.0161313629264877" calcext:value-type="float">
            <text:p>0.016131362926488</text:p>
          </table:table-cell>
          <table:table-cell table:formula="of:=[.AF4]/[.T4]" office:value-type="float" office:value="2.31118941360203" calcext:value-type="float">
            <text:p>2.31118941360203</text:p>
          </table:table-cell>
          <table:table-cell table:formula="of:=[.AG4]/[.T4]" office:value-type="float" office:value="0.038209515975746" calcext:value-type="float">
            <text:p>0.038209515975746</text:p>
          </table:table-cell>
          <table:table-cell table:formula="of:=[.AH4]/[.T4]" office:value-type="float" office:value="0.0418220520316347" calcext:value-type="float">
            <text:p>0.041822052031635</text:p>
          </table:table-cell>
          <table:table-cell table:number-columns-repeated="36"/>
        </table:table-row>
        <table:table-row table:style-name="ro1">
          <table:table-cell table:formula="of:=[.A5]" office:value-type="string" office:string-value="mvt" calcext:value-type="string">
            <text:p>mvt</text:p>
          </table:table-cell>
          <table:table-cell table:formula="of:=[.T5]/[.T5]" office:value-type="float" office:value="1" calcext:value-type="float">
            <text:p>1</text:p>
          </table:table-cell>
          <table:table-cell table:formula="of:=[.U5]/[.T5]" office:value-type="float" office:value="0.0140338151927047" calcext:value-type="float">
            <text:p>0.014033815192705</text:p>
          </table:table-cell>
          <table:table-cell table:formula="of:=[.V5]/[.T5]" office:value-type="float" office:value="0.0178204769318387" calcext:value-type="float">
            <text:p>0.017820476931839</text:p>
          </table:table-cell>
          <table:table-cell table:number-columns-repeated="3"/>
          <table:table-cell table:formula="of:=[.W5]/[.T5]" office:value-type="float" office:value="2.34855766247413" calcext:value-type="float">
            <text:p>2.34855766247413</text:p>
          </table:table-cell>
          <table:table-cell table:formula="of:=[.X5]/[.T5]" office:value-type="float" office:value="0.0773880032047348" calcext:value-type="float">
            <text:p>0.077388003204735</text:p>
          </table:table-cell>
          <table:table-cell table:formula="of:=[.Y5]/[.T5]" office:value-type="float" office:value="0.05678613635016" calcext:value-type="float">
            <text:p>0.05678613635016</text:p>
          </table:table-cell>
          <table:table-cell table:formula="of:=[.Z5]/[.T5]" office:value-type="float" office:value="1.71181656340452" calcext:value-type="float">
            <text:p>1.71181656340452</text:p>
          </table:table-cell>
          <table:table-cell table:formula="of:=[.AA5]/[.T5]" office:value-type="float" office:value="0.0211948255391442" calcext:value-type="float">
            <text:p>0.021194825539144</text:p>
          </table:table-cell>
          <table:table-cell table:formula="of:=[.AB5]/[.T5]" office:value-type="float" office:value="0.0379631455492935" calcext:value-type="float">
            <text:p>0.037963145549294</text:p>
          </table:table-cell>
          <table:table-cell table:formula="of:=[.AC5]/[.T5]" office:value-type="float" office:value="1.81718394267882" calcext:value-type="float">
            <text:p>1.81718394267882</text:p>
          </table:table-cell>
          <table:table-cell table:formula="of:=[.AD5]/[.T5]" office:value-type="float" office:value="0.0283792784382296" calcext:value-type="float">
            <text:p>0.02837927843823</text:p>
          </table:table-cell>
          <table:table-cell table:formula="of:=[.AE5]/[.T5]" office:value-type="float" office:value="0.0346398189683346" calcext:value-type="float">
            <text:p>0.034639818968335</text:p>
          </table:table-cell>
          <table:table-cell table:formula="of:=[.AF5]/[.T5]" office:value-type="float" office:value="2.37536491091141" calcext:value-type="float">
            <text:p>2.37536491091141</text:p>
          </table:table-cell>
          <table:table-cell table:formula="of:=[.AG5]/[.T5]" office:value-type="float" office:value="0.0276622121220061" calcext:value-type="float">
            <text:p>0.027662212122006</text:p>
          </table:table-cell>
          <table:table-cell table:formula="of:=[.AH5]/[.T5]" office:value-type="float" office:value="0.0728649695177867" calcext:value-type="float">
            <text:p>0.072864969517787</text:p>
          </table:table-cell>
          <table:table-cell table:number-columns-repeated="36"/>
        </table:table-row>
        <table:table-row table:style-name="ro1">
          <table:table-cell table:formula="of:=[.A6]" office:value-type="string" office:string-value="atax" calcext:value-type="string">
            <text:p>atax</text:p>
          </table:table-cell>
          <table:table-cell table:formula="of:=[.T6]/[.T6]" office:value-type="float" office:value="1" calcext:value-type="float">
            <text:p>1</text:p>
          </table:table-cell>
          <table:table-cell table:formula="of:=[.U6]/[.T6]" office:value-type="float" office:value="0.0244002069660412" calcext:value-type="float">
            <text:p>0.024400206966041</text:p>
          </table:table-cell>
          <table:table-cell table:formula="of:=[.V6]/[.T6]" office:value-type="float" office:value="0.0479017455951635" calcext:value-type="float">
            <text:p>0.047901745595164</text:p>
          </table:table-cell>
          <table:table-cell table:number-columns-repeated="3"/>
          <table:table-cell table:formula="of:=[.W6]/[.T6]" office:value-type="float" office:value="2.31626317366085" calcext:value-type="float">
            <text:p>2.31626317366085</text:p>
          </table:table-cell>
          <table:table-cell table:formula="of:=[.X6]/[.T6]" office:value-type="float" office:value="0.0678222270635331" calcext:value-type="float">
            <text:p>0.067822227063533</text:p>
          </table:table-cell>
          <table:table-cell table:formula="of:=[.Y6]/[.T6]" office:value-type="float" office:value="0.057991340105117" calcext:value-type="float">
            <text:p>0.057991340105117</text:p>
          </table:table-cell>
          <table:table-cell table:formula="of:=[.Z6]/[.T6]" office:value-type="float" office:value="1.67484545627842" calcext:value-type="float">
            <text:p>1.67484545627842</text:p>
          </table:table-cell>
          <table:table-cell table:formula="of:=[.AA6]/[.T6]" office:value-type="float" office:value="0.0191171264399118" calcext:value-type="float">
            <text:p>0.019117126439912</text:p>
          </table:table-cell>
          <table:table-cell table:formula="of:=[.AB6]/[.T6]" office:value-type="float" office:value="0.0225484055445113" calcext:value-type="float">
            <text:p>0.022548405544511</text:p>
          </table:table-cell>
          <table:table-cell table:formula="of:=[.AC6]/[.T6]" office:value-type="float" office:value="1.84122164429073" calcext:value-type="float">
            <text:p>1.84122164429073</text:p>
          </table:table-cell>
          <table:table-cell table:formula="of:=[.AD6]/[.T6]" office:value-type="float" office:value="0.013520873614553" calcext:value-type="float">
            <text:p>0.013520873614553</text:p>
          </table:table-cell>
          <table:table-cell table:formula="of:=[.AE6]/[.T6]" office:value-type="float" office:value="0.0108521009776422" calcext:value-type="float">
            <text:p>0.010852100977642</text:p>
          </table:table-cell>
          <table:table-cell table:formula="of:=[.AF6]/[.T6]" office:value-type="float" office:value="2.32963426921925" calcext:value-type="float">
            <text:p>2.32963426921925</text:p>
          </table:table-cell>
          <table:table-cell table:formula="of:=[.AG6]/[.T6]" office:value-type="float" office:value="0.0240053375452738" calcext:value-type="float">
            <text:p>0.024005337545274</text:p>
          </table:table-cell>
          <table:table-cell table:formula="of:=[.AH6]/[.T6]" office:value-type="float" office:value="0.024195964162196" calcext:value-type="float">
            <text:p>0.024195964162196</text:p>
          </table:table-cell>
          <table:table-cell table:number-columns-repeated="36"/>
        </table:table-row>
        <table:table-row table:style-name="ro1">
          <table:table-cell table:formula="of:=[.A7]" office:value-type="string" office:string-value="gemver" calcext:value-type="string">
            <text:p>gemver</text:p>
          </table:table-cell>
          <table:table-cell table:formula="of:=[.T7]/[.T7]" office:value-type="float" office:value="1" calcext:value-type="float">
            <text:p>1</text:p>
          </table:table-cell>
          <table:table-cell table:formula="of:=[.U7]/[.T7]" office:value-type="float" office:value="0.0138465532256984" calcext:value-type="float">
            <text:p>0.013846553225698</text:p>
          </table:table-cell>
          <table:table-cell table:formula="of:=[.V7]/[.T7]" office:value-type="float" office:value="0.0122177932605346" calcext:value-type="float">
            <text:p>0.012217793260535</text:p>
          </table:table-cell>
          <table:table-cell table:number-columns-repeated="3"/>
          <table:table-cell table:formula="of:=[.W7]/[.T7]" office:value-type="float" office:value="2.4252612715214" calcext:value-type="float">
            <text:p>2.4252612715214</text:p>
          </table:table-cell>
          <table:table-cell table:formula="of:=[.X7]/[.T7]" office:value-type="float" office:value="0.0503701346553226" calcext:value-type="float">
            <text:p>0.050370134655323</text:p>
          </table:table-cell>
          <table:table-cell table:formula="of:=[.Y7]/[.T7]" office:value-type="float" office:value="0.0516890533931801" calcext:value-type="float">
            <text:p>0.05168905339318</text:p>
          </table:table-cell>
          <table:table-cell table:formula="of:=[.Z7]/[.T7]" office:value-type="float" office:value="1.71393489984592" calcext:value-type="float">
            <text:p>1.71393489984592</text:p>
          </table:table-cell>
          <table:table-cell table:formula="of:=[.AA7]/[.T7]" office:value-type="float" office:value="0.0204851108729148" calcext:value-type="float">
            <text:p>0.020485110872915</text:p>
          </table:table-cell>
          <table:table-cell table:formula="of:=[.AB7]/[.T7]" office:value-type="float" office:value="0.0294453842031219" calcext:value-type="float">
            <text:p>0.029445384203122</text:p>
          </table:table-cell>
          <table:table-cell table:formula="of:=[.AC7]/[.T7]" office:value-type="float" office:value="1.8893929624171" calcext:value-type="float">
            <text:p>1.8893929624171</text:p>
          </table:table-cell>
          <table:table-cell table:formula="of:=[.AD7]/[.T7]" office:value-type="float" office:value="0.014434832853219" calcext:value-type="float">
            <text:p>0.014434832853219</text:p>
          </table:table-cell>
          <table:table-cell table:formula="of:=[.AE7]/[.T7]" office:value-type="float" office:value="0.0210503617605681" calcext:value-type="float">
            <text:p>0.021050361760568</text:p>
          </table:table-cell>
          <table:table-cell table:formula="of:=[.AF7]/[.T7]" office:value-type="float" office:value="2.42787817377906" calcext:value-type="float">
            <text:p>2.42787817377906</text:p>
          </table:table-cell>
          <table:table-cell table:formula="of:=[.AG7]/[.T7]" office:value-type="float" office:value="0.0297489448650097" calcext:value-type="float">
            <text:p>0.02974894486501</text:p>
          </table:table-cell>
          <table:table-cell table:formula="of:=[.AH7]/[.T7]" office:value-type="float" office:value="0.0668670864875728" calcext:value-type="float">
            <text:p>0.066867086487573</text:p>
          </table:table-cell>
          <table:table-cell table:number-columns-repeated="36"/>
        </table:table-row>
        <table:table-row table:style-name="ro1">
          <table:table-cell table:formula="of:=[.A8]" office:value-type="string" office:string-value="trmm" calcext:value-type="string">
            <text:p>trmm</text:p>
          </table:table-cell>
          <table:table-cell table:formula="of:=[.T8]/[.T8]" office:value-type="float" office:value="1" calcext:value-type="float">
            <text:p>1</text:p>
          </table:table-cell>
          <table:table-cell table:formula="of:=[.U8]/[.T8]" office:value-type="float" office:value="0.00806160735615816" calcext:value-type="float">
            <text:p>0.008061607356158</text:p>
          </table:table-cell>
          <table:table-cell table:formula="of:=[.V8]/[.T8]" office:value-type="float" office:value="0.0186855036279575" calcext:value-type="float">
            <text:p>0.018685503627958</text:p>
          </table:table-cell>
          <table:table-cell table:number-columns-repeated="3"/>
          <table:table-cell table:formula="of:=[.W8]/[.T8]" office:value-type="float" office:value="2.38351422374825" calcext:value-type="float">
            <text:p>2.38351422374825</text:p>
          </table:table-cell>
          <table:table-cell table:formula="of:=[.X8]/[.T8]" office:value-type="float" office:value="0.0441725493135221" calcext:value-type="float">
            <text:p>0.044172549313522</text:p>
          </table:table-cell>
          <table:table-cell table:formula="of:=[.Y8]/[.T8]" office:value-type="float" office:value="0.0811781844754334" calcext:value-type="float">
            <text:p>0.081178184475433</text:p>
          </table:table-cell>
          <table:table-cell table:formula="of:=[.Z8]/[.T8]" office:value-type="float" office:value="1.7586506527513" calcext:value-type="float">
            <text:p>1.7586506527513</text:p>
          </table:table-cell>
          <table:table-cell table:formula="of:=[.AA8]/[.T8]" office:value-type="float" office:value="0.0340475264777662" calcext:value-type="float">
            <text:p>0.034047526477766</text:p>
          </table:table-cell>
          <table:table-cell table:formula="of:=[.AB8]/[.T8]" office:value-type="float" office:value="0.196253999184939" calcext:value-type="float">
            <text:p>0.196253999184939</text:p>
          </table:table-cell>
          <table:table-cell table:formula="of:=[.AC8]/[.T8]" office:value-type="float" office:value="2.74324178732534" calcext:value-type="float">
            <text:p>2.74324178732534</text:p>
          </table:table-cell>
          <table:table-cell table:formula="of:=[.AD8]/[.T8]" office:value-type="float" office:value="0.0276136986429706" calcext:value-type="float">
            <text:p>0.027613698642971</text:p>
          </table:table-cell>
          <table:table-cell table:formula="of:=[.AE8]/[.T8]" office:value-type="float" office:value="0.0798197497669582" calcext:value-type="float">
            <text:p>0.079819749766958</text:p>
          </table:table-cell>
          <table:table-cell table:formula="of:=[.AF8]/[.T8]" office:value-type="float" office:value="3.09179739648962" calcext:value-type="float">
            <text:p>3.09179739648962</text:p>
          </table:table-cell>
          <table:table-cell table:formula="of:=[.AG8]/[.T8]" office:value-type="float" office:value="0.0290658185037544" calcext:value-type="float">
            <text:p>0.029065818503755</text:p>
          </table:table-cell>
          <table:table-cell table:formula="of:=[.AH8]/[.T8]" office:value-type="float" office:value="0.0444770260585251" calcext:value-type="float">
            <text:p>0.044477026058525</text:p>
          </table:table-cell>
          <table:table-cell table:number-columns-repeated="36"/>
        </table:table-row>
        <table:table-row table:style-name="ro1">
          <table:table-cell table:formula="of:=[.A9]" office:value-type="string" office:string-value="doitgen" calcext:value-type="string">
            <text:p>doitgen</text:p>
          </table:table-cell>
          <table:table-cell table:formula="of:=[.T9]/[.T9]" office:value-type="float" office:value="1" calcext:value-type="float">
            <text:p>1</text:p>
          </table:table-cell>
          <table:table-cell table:formula="of:=[.U9]/[.T9]" office:value-type="float" office:value="0.0185897377339703" calcext:value-type="float">
            <text:p>0.01858973773397</text:p>
          </table:table-cell>
          <table:table-cell table:formula="of:=[.V9]/[.T9]" office:value-type="float" office:value="0.0164338762572052" calcext:value-type="float">
            <text:p>0.016433876257205</text:p>
          </table:table-cell>
          <table:table-cell table:number-columns-repeated="3"/>
          <table:table-cell table:formula="of:=[.W9]/[.T9]" office:value-type="float" office:value="2.98164777242872" calcext:value-type="float">
            <text:p>2.98164777242872</text:p>
          </table:table-cell>
          <table:table-cell table:formula="of:=[.X9]/[.T9]" office:value-type="float" office:value="0.0406325078332679" calcext:value-type="float">
            <text:p>0.040632507833268</text:p>
          </table:table-cell>
          <table:table-cell table:formula="of:=[.Y9]/[.T9]" office:value-type="float" office:value="0.0666855456795988" calcext:value-type="float">
            <text:p>0.066685545679599</text:p>
          </table:table-cell>
          <table:table-cell table:formula="of:=[.Z9]/[.T9]" office:value-type="float" office:value="1.50971690615608" calcext:value-type="float">
            <text:p>1.50971690615608</text:p>
          </table:table-cell>
          <table:table-cell table:formula="of:=[.AA9]/[.T9]" office:value-type="float" office:value="0.0060400661374453" calcext:value-type="float">
            <text:p>0.006040066137445</text:p>
          </table:table-cell>
          <table:table-cell table:formula="of:=[.AB9]/[.T9]" office:value-type="float" office:value="0.0206889621719391" calcext:value-type="float">
            <text:p>0.020688962171939</text:p>
          </table:table-cell>
          <table:table-cell table:formula="of:=[.AC9]/[.T9]" office:value-type="float" office:value="2.43742063963314" calcext:value-type="float">
            <text:p>2.43742063963314</text:p>
          </table:table-cell>
          <table:table-cell table:formula="of:=[.AD9]/[.T9]" office:value-type="float" office:value="0.016333391188373" calcext:value-type="float">
            <text:p>0.016333391188373</text:p>
          </table:table-cell>
          <table:table-cell table:formula="of:=[.AE9]/[.T9]" office:value-type="float" office:value="0.0381477861312335" calcext:value-type="float">
            <text:p>0.038147786131234</text:p>
          </table:table-cell>
          <table:table-cell table:formula="of:=[.AF9]/[.T9]" office:value-type="float" office:value="2.83682138322265" calcext:value-type="float">
            <text:p>2.83682138322265</text:p>
          </table:table-cell>
          <table:table-cell table:formula="of:=[.AG9]/[.T9]" office:value-type="float" office:value="0.0687135170687592" calcext:value-type="float">
            <text:p>0.068713517068759</text:p>
          </table:table-cell>
          <table:table-cell table:formula="of:=[.AH9]/[.T9]" office:value-type="float" office:value="0.217011208652678" calcext:value-type="float">
            <text:p>0.217011208652678</text:p>
          </table:table-cell>
          <table:table-cell table:number-columns-repeated="36"/>
        </table:table-row>
        <table:table-row table:style-name="ro1">
          <table:table-cell table:formula="of:=[.A10]" office:value-type="string" office:string-value="syrk" calcext:value-type="string">
            <text:p>syrk</text:p>
          </table:table-cell>
          <table:table-cell table:formula="of:=[.T10]/[.T10]" office:value-type="float" office:value="1" calcext:value-type="float">
            <text:p>1</text:p>
          </table:table-cell>
          <table:table-cell table:formula="of:=[.U10]/[.T10]" office:value-type="float" office:value="0.0143177859940866" calcext:value-type="float">
            <text:p>0.014317785994087</text:p>
          </table:table-cell>
          <table:table-cell table:formula="of:=[.V10]/[.T10]" office:value-type="float" office:value="0.0129204348857528" calcext:value-type="float">
            <text:p>0.012920434885753</text:p>
          </table:table-cell>
          <table:table-cell table:number-columns-repeated="3"/>
          <table:table-cell table:formula="of:=[.W10]/[.T10]" office:value-type="float" office:value="2.83303534748621" calcext:value-type="float">
            <text:p>2.83303534748621</text:p>
          </table:table-cell>
          <table:table-cell table:formula="of:=[.X10]/[.T10]" office:value-type="float" office:value="0.0374507455432311" calcext:value-type="float">
            <text:p>0.037450745543231</text:p>
          </table:table-cell>
          <table:table-cell table:formula="of:=[.Y10]/[.T10]" office:value-type="float" office:value="0.0851718770793915" calcext:value-type="float">
            <text:p>0.085171877079392</text:p>
          </table:table-cell>
          <table:table-cell table:formula="of:=[.Z10]/[.T10]" office:value-type="float" office:value="1.48451920128221" calcext:value-type="float">
            <text:p>1.48451920128221</text:p>
          </table:table-cell>
          <table:table-cell table:formula="of:=[.AA10]/[.T10]" office:value-type="float" office:value="0.00734838885127903" calcext:value-type="float">
            <text:p>0.007348388851279</text:p>
          </table:table-cell>
          <table:table-cell table:formula="of:=[.AB10]/[.T10]" office:value-type="float" office:value="0.0173150028641358" calcext:value-type="float">
            <text:p>0.017315002864136</text:p>
          </table:table-cell>
          <table:table-cell table:formula="of:=[.AC10]/[.T10]" office:value-type="float" office:value="2.64222314800349" calcext:value-type="float">
            <text:p>2.64222314800349</text:p>
          </table:table-cell>
          <table:table-cell table:formula="of:=[.AD10]/[.T10]" office:value-type="float" office:value="0.0121364138705179" calcext:value-type="float">
            <text:p>0.012136413870518</text:p>
          </table:table-cell>
          <table:table-cell table:formula="of:=[.AE10]/[.T10]" office:value-type="float" office:value="0.0444375010848999" calcext:value-type="float">
            <text:p>0.0444375010849</text:p>
          </table:table-cell>
          <table:table-cell table:formula="of:=[.AF10]/[.T10]" office:value-type="float" office:value="2.66306769196943" calcext:value-type="float">
            <text:p>2.66306769196943</text:p>
          </table:table-cell>
          <table:table-cell table:formula="of:=[.AG10]/[.T10]" office:value-type="float" office:value="0.116055361720102" calcext:value-type="float">
            <text:p>0.116055361720102</text:p>
          </table:table-cell>
          <table:table-cell table:formula="of:=[.AH10]/[.T10]" office:value-type="float" office:value="0.383765268158332" calcext:value-type="float">
            <text:p>0.383765268158332</text:p>
          </table:table-cell>
          <table:table-cell table:number-columns-repeated="36"/>
        </table:table-row>
        <table:table-row table:style-name="ro1">
          <table:table-cell table:formula="of:=[.A11]" office:value-type="string" office:string-value="correlation" calcext:value-type="string">
            <text:p>correlation</text:p>
          </table:table-cell>
          <table:table-cell table:formula="of:=[.T11]/[.T11]" office:value-type="float" office:value="1" calcext:value-type="float">
            <text:p>1</text:p>
          </table:table-cell>
          <table:table-cell table:formula="of:=[.U11]/[.T11]" office:value-type="float" office:value="0.0124365563624385" calcext:value-type="float">
            <text:p>0.012436556362439</text:p>
          </table:table-cell>
          <table:table-cell table:formula="of:=[.V11]/[.T11]" office:value-type="float" office:value="0.0452712807670667" calcext:value-type="float">
            <text:p>0.045271280767067</text:p>
          </table:table-cell>
          <table:table-cell table:number-columns-repeated="3"/>
          <table:table-cell table:formula="of:=[.W11]/[.T11]" office:value-type="float" office:value="2.93343556225421" calcext:value-type="float">
            <text:p>2.93343556225421</text:p>
          </table:table-cell>
          <table:table-cell table:formula="of:=[.X11]/[.T11]" office:value-type="float" office:value="0.0342253098206815" calcext:value-type="float">
            <text:p>0.034225309820682</text:p>
          </table:table-cell>
          <table:table-cell table:formula="of:=[.Y11]/[.T11]" office:value-type="float" office:value="0.0651709370563318" calcext:value-type="float">
            <text:p>0.065170937056332</text:p>
          </table:table-cell>
          <table:table-cell table:formula="of:=[.Z11]/[.T11]" office:value-type="float" office:value="1.63852941948161" calcext:value-type="float">
            <text:p>1.63852941948161</text:p>
          </table:table-cell>
          <table:table-cell table:formula="of:=[.AA11]/[.T11]" office:value-type="float" office:value="0.0420819716577119" calcext:value-type="float">
            <text:p>0.042081971657712</text:p>
          </table:table-cell>
          <table:table-cell table:formula="of:=[.AB11]/[.T11]" office:value-type="float" office:value="0.366376985665601" calcext:value-type="float">
            <text:p>0.366376985665601</text:p>
          </table:table-cell>
          <table:table-cell table:formula="of:=[.AC11]/[.T11]" office:value-type="float" office:value="2.74461330355867" calcext:value-type="float">
            <text:p>2.74461330355867</text:p>
          </table:table-cell>
          <table:table-cell table:formula="of:=[.AD11]/[.T11]" office:value-type="float" office:value="0.0226225216531932" calcext:value-type="float">
            <text:p>0.022622521653193</text:p>
          </table:table-cell>
          <table:table-cell table:formula="of:=[.AE11]/[.T11]" office:value-type="float" office:value="0.0383795744283878" calcext:value-type="float">
            <text:p>0.038379574428388</text:p>
          </table:table-cell>
          <table:table-cell table:formula="of:=[.AF11]/[.T11]" office:value-type="float" office:value="2.55660732141764" calcext:value-type="float">
            <text:p>2.55660732141764</text:p>
          </table:table-cell>
          <table:table-cell table:formula="of:=[.AG11]/[.T11]" office:value-type="float" office:value="0.0296191778345932" calcext:value-type="float">
            <text:p>0.029619177834593</text:p>
          </table:table-cell>
          <table:table-cell table:formula="of:=[.AH11]/[.T11]" office:value-type="float" office:value="0.0669346774687264" calcext:value-type="float">
            <text:p>0.066934677468726</text:p>
          </table:table-cell>
          <table:table-cell table:number-columns-repeated="36"/>
        </table:table-row>
        <table:table-row table:style-name="ro1">
          <table:table-cell table:formula="of:=[.A12]" office:value-type="string" office:string-value="covariance" calcext:value-type="string">
            <text:p>covariance</text:p>
          </table:table-cell>
          <table:table-cell table:formula="of:=[.T12]/[.T12]" office:value-type="float" office:value="1" calcext:value-type="float">
            <text:p>1</text:p>
          </table:table-cell>
          <table:table-cell table:formula="of:=[.U12]/[.T12]" office:value-type="float" office:value="0.00833842721145122" calcext:value-type="float">
            <text:p>0.008338427211451</text:p>
          </table:table-cell>
          <table:table-cell table:formula="of:=[.V12]/[.T12]" office:value-type="float" office:value="0.0163040647776831" calcext:value-type="float">
            <text:p>0.016304064777683</text:p>
          </table:table-cell>
          <table:table-cell table:number-columns-repeated="3"/>
          <table:table-cell table:formula="of:=[.W12]/[.T12]" office:value-type="float" office:value="2.2647930332194" calcext:value-type="float">
            <text:p>2.2647930332194</text:p>
          </table:table-cell>
          <table:table-cell table:formula="of:=[.X12]/[.T12]" office:value-type="float" office:value="0.0348530907276799" calcext:value-type="float">
            <text:p>0.03485309072768</text:p>
          </table:table-cell>
          <table:table-cell table:formula="of:=[.Y12]/[.T12]" office:value-type="float" office:value="0.0502991911012919" calcext:value-type="float">
            <text:p>0.050299191101292</text:p>
          </table:table-cell>
          <table:table-cell table:formula="of:=[.Z12]/[.T12]" office:value-type="float" office:value="1.56259165554237" calcext:value-type="float">
            <text:p>1.56259165554237</text:p>
          </table:table-cell>
          <table:table-cell table:formula="of:=[.AA12]/[.T12]" office:value-type="float" office:value="0.012718705542779" calcext:value-type="float">
            <text:p>0.012718705542779</text:p>
          </table:table-cell>
          <table:table-cell table:formula="of:=[.AB12]/[.T12]" office:value-type="float" office:value="0.0261226861686818" calcext:value-type="float">
            <text:p>0.026122686168682</text:p>
          </table:table-cell>
          <table:table-cell table:formula="of:=[.AC12]/[.T12]" office:value-type="float" office:value="2.64571004092463" calcext:value-type="float">
            <text:p>2.64571004092463</text:p>
          </table:table-cell>
          <table:table-cell table:formula="of:=[.AD12]/[.T12]" office:value-type="float" office:value="0.0336744175847068" calcext:value-type="float">
            <text:p>0.033674417584707</text:p>
          </table:table-cell>
          <table:table-cell table:formula="of:=[.AE12]/[.T12]" office:value-type="float" office:value="0.0381150001233495" calcext:value-type="float">
            <text:p>0.03811500012335</text:p>
          </table:table-cell>
          <table:table-cell table:formula="of:=[.AF12]/[.T12]" office:value-type="float" office:value="2.52108591430772" calcext:value-type="float">
            <text:p>2.52108591430772</text:p>
          </table:table-cell>
          <table:table-cell table:formula="of:=[.AG12]/[.T12]" office:value-type="float" office:value="0.0218191586466639" calcext:value-type="float">
            <text:p>0.021819158646664</text:p>
          </table:table-cell>
          <table:table-cell table:formula="of:=[.AH12]/[.T12]" office:value-type="float" office:value="0.0375119580502005" calcext:value-type="float">
            <text:p>0.037511958050201</text:p>
          </table:table-cell>
          <table:table-cell table:number-columns-repeated="36"/>
        </table:table-row>
        <table:table-row table:style-name="ro1">
          <table:table-cell table:formula="of:=[.A13]" office:value-type="string" office:string-value="symm" calcext:value-type="string">
            <text:p>symm</text:p>
          </table:table-cell>
          <table:table-cell table:formula="of:=[.T13]/[.T13]" office:value-type="float" office:value="1" calcext:value-type="float">
            <text:p>1</text:p>
          </table:table-cell>
          <table:table-cell table:formula="of:=[.U13]/[.T13]" office:value-type="float" office:value="0.0423442979934865" calcext:value-type="float">
            <text:p>0.042344297993487</text:p>
          </table:table-cell>
          <table:table-cell table:formula="of:=[.V13]/[.T13]" office:value-type="float" office:value="0.235576085756338" calcext:value-type="float">
            <text:p>0.235576085756338</text:p>
          </table:table-cell>
          <table:table-cell table:number-columns-repeated="3"/>
          <table:table-cell table:formula="of:=[.W13]/[.T13]" office:value-type="float" office:value="2.27925449265728" calcext:value-type="float">
            <text:p>2.27925449265728</text:p>
          </table:table-cell>
          <table:table-cell table:formula="of:=[.X13]/[.T13]" office:value-type="float" office:value="0.0267390940580929" calcext:value-type="float">
            <text:p>0.026739094058093</text:p>
          </table:table-cell>
          <table:table-cell table:formula="of:=[.Y13]/[.T13]" office:value-type="float" office:value="0.0416169126761974" calcext:value-type="float">
            <text:p>0.041616912676198</text:p>
          </table:table-cell>
          <table:table-cell table:formula="of:=[.Z13]/[.T13]" office:value-type="float" office:value="1.45129876412795" calcext:value-type="float">
            <text:p>1.45129876412795</text:p>
          </table:table-cell>
          <table:table-cell table:formula="of:=[.AA13]/[.T13]" office:value-type="float" office:value="0.00973262044260088" calcext:value-type="float">
            <text:p>0.009732620442601</text:p>
          </table:table-cell>
          <table:table-cell table:formula="of:=[.AB13]/[.T13]" office:value-type="float" office:value="0.0256918413321055" calcext:value-type="float">
            <text:p>0.025691841332106</text:p>
          </table:table-cell>
          <table:table-cell table:formula="of:=[.AC13]/[.T13]" office:value-type="float" office:value="2.37839062299016" calcext:value-type="float">
            <text:p>2.37839062299016</text:p>
          </table:table-cell>
          <table:table-cell table:formula="of:=[.AD13]/[.T13]" office:value-type="float" office:value="0.0148550522544961" calcext:value-type="float">
            <text:p>0.014855052254496</text:p>
          </table:table-cell>
          <table:table-cell table:formula="of:=[.AE13]/[.T13]" office:value-type="float" office:value="0.022709447699402" calcext:value-type="float">
            <text:p>0.022709447699402</text:p>
          </table:table-cell>
          <table:table-cell table:formula="of:=[.AF13]/[.T13]" office:value-type="float" office:value="2.30764414807698" calcext:value-type="float">
            <text:p>2.30764414807698</text:p>
          </table:table-cell>
          <table:table-cell table:formula="of:=[.AG13]/[.T13]" office:value-type="float" office:value="0.0138874818011381" calcext:value-type="float">
            <text:p>0.013887481801138</text:p>
          </table:table-cell>
          <table:table-cell table:formula="of:=[.AH13]/[.T13]" office:value-type="float" office:value="0.0405127440411889" calcext:value-type="float">
            <text:p>0.040512744041189</text:p>
          </table:table-cell>
          <table:table-cell table:number-columns-repeated="36"/>
        </table:table-row>
        <table:table-row table:style-name="ro1">
          <table:table-cell table:formula="of:=[.A14]" office:value-type="string" office:string-value="syr2k" calcext:value-type="string">
            <text:p>syr2k</text:p>
          </table:table-cell>
          <table:table-cell table:formula="of:=[.T14]/[.T14]" office:value-type="float" office:value="1" calcext:value-type="float">
            <text:p>1</text:p>
          </table:table-cell>
          <table:table-cell table:formula="of:=[.U14]/[.T14]" office:value-type="float" office:value="0.0124796169398547" calcext:value-type="float">
            <text:p>0.012479616939855</text:p>
          </table:table-cell>
          <table:table-cell table:formula="of:=[.V14]/[.T14]" office:value-type="float" office:value="0.0362229364802579" calcext:value-type="float">
            <text:p>0.036222936480258</text:p>
          </table:table-cell>
          <table:table-cell table:number-columns-repeated="3"/>
          <table:table-cell table:formula="of:=[.W14]/[.T14]" office:value-type="float" office:value="2.15017013375058" calcext:value-type="float">
            <text:p>2.15017013375058</text:p>
          </table:table-cell>
          <table:table-cell table:formula="of:=[.X14]/[.T14]" office:value-type="float" office:value="0.031774009595355" calcext:value-type="float">
            <text:p>0.031774009595355</text:p>
          </table:table-cell>
          <table:table-cell table:formula="of:=[.Y14]/[.T14]" office:value-type="float" office:value="0.0388055762397142" calcext:value-type="float">
            <text:p>0.038805576239714</text:p>
          </table:table-cell>
          <table:table-cell table:formula="of:=[.Z14]/[.T14]" office:value-type="float" office:value="1.4936140932955" calcext:value-type="float">
            <text:p>1.4936140932955</text:p>
          </table:table-cell>
          <table:table-cell table:formula="of:=[.AA14]/[.T14]" office:value-type="float" office:value="0.0100572139537953" calcext:value-type="float">
            <text:p>0.010057213953795</text:p>
          </table:table-cell>
          <table:table-cell table:formula="of:=[.AB14]/[.T14]" office:value-type="float" office:value="0.026938629315789" calcext:value-type="float">
            <text:p>0.026938629315789</text:p>
          </table:table-cell>
          <table:table-cell table:formula="of:=[.AC14]/[.T14]" office:value-type="float" office:value="2.39815067912115" calcext:value-type="float">
            <text:p>2.39815067912115</text:p>
          </table:table-cell>
          <table:table-cell table:formula="of:=[.AD14]/[.T14]" office:value-type="float" office:value="0.0129131987972816" calcext:value-type="float">
            <text:p>0.012913198797282</text:p>
          </table:table-cell>
          <table:table-cell table:formula="of:=[.AE14]/[.T14]" office:value-type="float" office:value="0.0409169313715325" calcext:value-type="float">
            <text:p>0.040916931371533</text:p>
          </table:table-cell>
          <table:table-cell table:formula="of:=[.AF14]/[.T14]" office:value-type="float" office:value="2.79161678904357" calcext:value-type="float">
            <text:p>2.79161678904357</text:p>
          </table:table-cell>
          <table:table-cell table:formula="of:=[.AG14]/[.T14]" office:value-type="float" office:value="0.121242683306156" calcext:value-type="float">
            <text:p>0.121242683306156</text:p>
          </table:table-cell>
          <table:table-cell table:formula="of:=[.AH14]/[.T14]" office:value-type="float" office:value="0.375642125305157" calcext:value-type="float">
            <text:p>0.375642125305157</text:p>
          </table:table-cell>
          <table:table-cell table:number-columns-repeated="36"/>
        </table:table-row>
        <table:table-row table:style-name="ro1">
          <table:table-cell table:formula="of:=[.A15]" office:value-type="string" office:string-value="gemm" calcext:value-type="string">
            <text:p>gemm</text:p>
          </table:table-cell>
          <table:table-cell table:formula="of:=[.T15]/[.T15]" office:value-type="float" office:value="1" calcext:value-type="float">
            <text:p>1</text:p>
          </table:table-cell>
          <table:table-cell table:formula="of:=[.U15]/[.T15]" office:value-type="float" office:value="0.0275667462556979" calcext:value-type="float">
            <text:p>0.027566746255698</text:p>
          </table:table-cell>
          <table:table-cell table:formula="of:=[.V15]/[.T15]" office:value-type="float" office:value="0.0346731344551297" calcext:value-type="float">
            <text:p>0.03467313445513</text:p>
          </table:table-cell>
          <table:table-cell table:number-columns-repeated="3"/>
          <table:table-cell table:formula="of:=[.W15]/[.T15]" office:value-type="float" office:value="2.3848585800436" calcext:value-type="float">
            <text:p>2.3848585800436</text:p>
          </table:table-cell>
          <table:table-cell table:formula="of:=[.X15]/[.T15]" office:value-type="float" office:value="0.0246317041175527" calcext:value-type="float">
            <text:p>0.024631704117553</text:p>
          </table:table-cell>
          <table:table-cell table:formula="of:=[.Y15]/[.T15]" office:value-type="float" office:value="0.0369853059144402" calcext:value-type="float">
            <text:p>0.03698530591444</text:p>
          </table:table-cell>
          <table:table-cell table:formula="of:=[.Z15]/[.T15]" office:value-type="float" office:value="1.49429507082795" calcext:value-type="float">
            <text:p>1.49429507082795</text:p>
          </table:table-cell>
          <table:table-cell table:formula="of:=[.AA15]/[.T15]" office:value-type="float" office:value="0.0141184020535858" calcext:value-type="float">
            <text:p>0.014118402053586</text:p>
          </table:table-cell>
          <table:table-cell table:formula="of:=[.AB15]/[.T15]" office:value-type="float" office:value="0.0175819405252876" calcext:value-type="float">
            <text:p>0.017581940525288</text:p>
          </table:table-cell>
          <table:table-cell table:formula="of:=[.AC15]/[.T15]" office:value-type="float" office:value="2.64724757221997" calcext:value-type="float">
            <text:p>2.64724757221997</text:p>
          </table:table-cell>
          <table:table-cell table:formula="of:=[.AD15]/[.T15]" office:value-type="float" office:value="0.0364945593189947" calcext:value-type="float">
            <text:p>0.036494559318995</text:p>
          </table:table-cell>
          <table:table-cell table:formula="of:=[.AE15]/[.T15]" office:value-type="float" office:value="0.0767357801455252" calcext:value-type="float">
            <text:p>0.076735780145525</text:p>
          </table:table-cell>
          <table:table-cell table:formula="of:=[.AF15]/[.T15]" office:value-type="float" office:value="2.56569870046527" calcext:value-type="float">
            <text:p>2.56569870046527</text:p>
          </table:table-cell>
          <table:table-cell table:formula="of:=[.AG15]/[.T15]" office:value-type="float" office:value="0.0331537074961542" calcext:value-type="float">
            <text:p>0.033153707496154</text:p>
          </table:table-cell>
          <table:table-cell table:formula="of:=[.AH15]/[.T15]" office:value-type="float" office:value="0.0338332027821557" calcext:value-type="float">
            <text:p>0.033833202782156</text:p>
          </table:table-cell>
          <table:table-cell table:number-columns-repeated="36"/>
        </table:table-row>
        <table:table-row table:style-name="ro1">
          <table:table-cell table:formula="of:=[.A16]" office:value-type="string" office:string-value="gramschmidt" calcext:value-type="string">
            <text:p>gramschmidt</text:p>
          </table:table-cell>
          <table:table-cell table:formula="of:=[.T16]/[.T16]" office:value-type="float" office:value="1" calcext:value-type="float">
            <text:p>1</text:p>
          </table:table-cell>
          <table:table-cell table:formula="of:=[.U16]/[.T16]" office:value-type="float" office:value="0.0401035477847564" calcext:value-type="float">
            <text:p>0.040103547784756</text:p>
          </table:table-cell>
          <table:table-cell table:formula="of:=[.V16]/[.T16]" office:value-type="float" office:value="0.144814123238839" calcext:value-type="float">
            <text:p>0.144814123238839</text:p>
          </table:table-cell>
          <table:table-cell table:number-columns-repeated="3"/>
          <table:table-cell table:formula="of:=[.W16]/[.T16]" office:value-type="float" office:value="2.69893905958241" calcext:value-type="float">
            <text:p>2.69893905958241</text:p>
          </table:table-cell>
          <table:table-cell table:formula="of:=[.X16]/[.T16]" office:value-type="float" office:value="0.0403242233916143" calcext:value-type="float">
            <text:p>0.040324223391614</text:p>
          </table:table-cell>
          <table:table-cell table:formula="of:=[.Y16]/[.T16]" office:value-type="float" office:value="0.0633423866915634" calcext:value-type="float">
            <text:p>0.063342386691563</text:p>
          </table:table-cell>
          <table:table-cell table:formula="of:=[.Z16]/[.T16]" office:value-type="float" office:value="1.57497029366831" calcext:value-type="float">
            <text:p>1.57497029366831</text:p>
          </table:table-cell>
          <table:table-cell table:formula="of:=[.AA16]/[.T16]" office:value-type="float" office:value="0.0369377015786793" calcext:value-type="float">
            <text:p>0.036937701578679</text:p>
          </table:table-cell>
          <table:table-cell table:formula="of:=[.AB16]/[.T16]" office:value-type="float" office:value="0.109030724834493" calcext:value-type="float">
            <text:p>0.109030724834493</text:p>
          </table:table-cell>
          <table:table-cell table:formula="of:=[.AC16]/[.T16]" office:value-type="float" office:value="2.64664742828043" calcext:value-type="float">
            <text:p>2.64664742828043</text:p>
          </table:table-cell>
          <table:table-cell table:formula="of:=[.AD16]/[.T16]" office:value-type="float" office:value="0.0152945170599219" calcext:value-type="float">
            <text:p>0.015294517059922</text:p>
          </table:table-cell>
          <table:table-cell table:formula="of:=[.AE16]/[.T16]" office:value-type="float" office:value="0.0387625190969275" calcext:value-type="float">
            <text:p>0.038762519096928</text:p>
          </table:table-cell>
          <table:table-cell table:formula="of:=[.AF16]/[.T16]" office:value-type="float" office:value="2.82018333050416" calcext:value-type="float">
            <text:p>2.82018333050416</text:p>
          </table:table-cell>
          <table:table-cell table:formula="of:=[.AG16]/[.T16]" office:value-type="float" office:value="0.0215243591919878" calcext:value-type="float">
            <text:p>0.021524359191988</text:p>
          </table:table-cell>
          <table:table-cell table:formula="of:=[.AH16]/[.T16]" office:value-type="float" office:value="0.042216941096588" calcext:value-type="float">
            <text:p>0.042216941096588</text:p>
          </table:table-cell>
          <table:table-cell table:number-columns-repeated="36"/>
        </table:table-row>
        <table:table-row table:style-name="ro1">
          <table:table-cell table:formula="of:=[.A17]" office:value-type="string" office:string-value="2mm" calcext:value-type="string">
            <text:p>2mm</text:p>
          </table:table-cell>
          <table:table-cell table:formula="of:=[.T17]/[.T17]" office:value-type="float" office:value="1" calcext:value-type="float">
            <text:p>1</text:p>
          </table:table-cell>
          <table:table-cell table:formula="of:=[.U17]/[.T17]" office:value-type="float" office:value="0.0125973280878617" calcext:value-type="float">
            <text:p>0.012597328087862</text:p>
          </table:table-cell>
          <table:table-cell table:formula="of:=[.V17]/[.T17]" office:value-type="float" office:value="0.0179329563150561" calcext:value-type="float">
            <text:p>0.017932956315056</text:p>
          </table:table-cell>
          <table:table-cell table:number-columns-repeated="3"/>
          <table:table-cell table:formula="of:=[.W17]/[.T17]" office:value-type="float" office:value="3.14997131382674" calcext:value-type="float">
            <text:p>3.14997131382674</text:p>
          </table:table-cell>
          <table:table-cell table:formula="of:=[.X17]/[.T17]" office:value-type="float" office:value="0.0407589541840833" calcext:value-type="float">
            <text:p>0.040758954184083</text:p>
          </table:table-cell>
          <table:table-cell table:formula="of:=[.Y17]/[.T17]" office:value-type="float" office:value="0.136333087451848" calcext:value-type="float">
            <text:p>0.136333087451848</text:p>
          </table:table-cell>
          <table:table-cell table:formula="of:=[.Z17]/[.T17]" office:value-type="float" office:value="1.68182116219982" calcext:value-type="float">
            <text:p>1.68182116219982</text:p>
          </table:table-cell>
          <table:table-cell table:formula="of:=[.AA17]/[.T17]" office:value-type="float" office:value="0.0144742234243095" calcext:value-type="float">
            <text:p>0.01447422342431</text:p>
          </table:table-cell>
          <table:table-cell table:formula="of:=[.AB17]/[.T17]" office:value-type="float" office:value="0.0290631915416769" calcext:value-type="float">
            <text:p>0.029063191541677</text:p>
          </table:table-cell>
          <table:table-cell table:formula="of:=[.AC17]/[.T17]" office:value-type="float" office:value="2.68162445701172" calcext:value-type="float">
            <text:p>2.68162445701172</text:p>
          </table:table-cell>
          <table:table-cell table:formula="of:=[.AD17]/[.T17]" office:value-type="float" office:value="0.0470453241537579" calcext:value-type="float">
            <text:p>0.047045324153758</text:p>
          </table:table-cell>
          <table:table-cell table:formula="of:=[.AE17]/[.T17]" office:value-type="float" office:value="0.0842799770510614" calcext:value-type="float">
            <text:p>0.084279977051061</text:p>
          </table:table-cell>
          <table:table-cell table:formula="of:=[.AF17]/[.T17]" office:value-type="float" office:value="3.25628227194492" calcext:value-type="float">
            <text:p>3.25628227194492</text:p>
          </table:table-cell>
          <table:table-cell table:formula="of:=[.AG17]/[.T17]" office:value-type="float" office:value="0.089681173674289" calcext:value-type="float">
            <text:p>0.089681173674289</text:p>
          </table:table-cell>
          <table:table-cell table:formula="of:=[.AH17]/[.T17]" office:value-type="float" office:value="0.314859437751004" calcext:value-type="float">
            <text:p>0.314859437751004</text:p>
          </table:table-cell>
          <table:table-cell table:number-columns-repeated="36"/>
        </table:table-row>
        <table:table-row table:style-name="ro1">
          <table:table-cell table:formula="of:=[.A18]" office:value-type="string" office:string-value="nussinov" calcext:value-type="string">
            <text:p>nussinov</text:p>
          </table:table-cell>
          <table:table-cell table:formula="of:=[.T18]/[.T18]" office:value-type="float" office:value="1" calcext:value-type="float">
            <text:p>1</text:p>
          </table:table-cell>
          <table:table-cell table:formula="of:=[.U18]/[.T18]" office:value-type="float" office:value="0.0413285455916394" calcext:value-type="float">
            <text:p>0.041328545591639</text:p>
          </table:table-cell>
          <table:table-cell table:formula="of:=[.V18]/[.T18]" office:value-type="float" office:value="0.497677312537239" calcext:value-type="float">
            <text:p>0.497677312537239</text:p>
          </table:table-cell>
          <table:table-cell table:number-columns-repeated="3"/>
          <table:table-cell table:formula="of:=[.W18]/[.T18]" office:value-type="float" office:value="2.27139324337863" calcext:value-type="float">
            <text:p>2.27139324337863</text:p>
          </table:table-cell>
          <table:table-cell table:formula="of:=[.X18]/[.T18]" office:value-type="float" office:value="0.0204849961244602" calcext:value-type="float">
            <text:p>0.02048499612446</text:p>
          </table:table-cell>
          <table:table-cell table:formula="of:=[.Y18]/[.T18]" office:value-type="float" office:value="0.0462059256212728" calcext:value-type="float">
            <text:p>0.046205925621273</text:p>
          </table:table-cell>
          <table:table-cell table:formula="of:=[.Z18]/[.T18]" office:value-type="float" office:value="1.43365972233207" calcext:value-type="float">
            <text:p>1.43365972233207</text:p>
          </table:table-cell>
          <table:table-cell table:formula="of:=[.AA18]/[.T18]" office:value-type="float" office:value="0.00812017864393017" calcext:value-type="float">
            <text:p>0.00812017864393</text:p>
          </table:table-cell>
          <table:table-cell table:formula="of:=[.AB18]/[.T18]" office:value-type="float" office:value="0.0217504785105272" calcext:value-type="float">
            <text:p>0.021750478510527</text:p>
          </table:table-cell>
          <table:table-cell table:formula="of:=[.AC18]/[.T18]" office:value-type="float" office:value="2.62256460551223" calcext:value-type="float">
            <text:p>2.62256460551223</text:p>
          </table:table-cell>
          <table:table-cell table:formula="of:=[.AD18]/[.T18]" office:value-type="float" office:value="0.0255732898851047" calcext:value-type="float">
            <text:p>0.025573289885105</text:p>
          </table:table-cell>
          <table:table-cell table:formula="of:=[.AE18]/[.T18]" office:value-type="float" office:value="0.0449878988246832" calcext:value-type="float">
            <text:p>0.044987898824683</text:p>
          </table:table-cell>
          <table:table-cell table:formula="of:=[.AF18]/[.T18]" office:value-type="float" office:value="2.56119925547453" calcext:value-type="float">
            <text:p>2.56119925547453</text:p>
          </table:table-cell>
          <table:table-cell table:formula="of:=[.AG18]/[.T18]" office:value-type="float" office:value="0.0887841350691533" calcext:value-type="float">
            <text:p>0.088784135069153</text:p>
          </table:table-cell>
          <table:table-cell table:formula="of:=[.AH18]/[.T18]" office:value-type="float" office:value="0.642348313481078" calcext:value-type="float">
            <text:p>0.642348313481078</text:p>
          </table:table-cell>
          <table:table-cell table:number-columns-repeated="36"/>
        </table:table-row>
        <table:table-row table:style-name="ro1">
          <table:table-cell table:formula="of:=[.A19]" office:value-type="string" office:string-value="adi" calcext:value-type="string">
            <text:p>adi</text:p>
          </table:table-cell>
          <table:table-cell table:formula="of:=[.T19]/[.T19]" office:value-type="float" office:value="1" calcext:value-type="float">
            <text:p>1</text:p>
          </table:table-cell>
          <table:table-cell table:formula="of:=[.U19]/[.T19]" office:value-type="float" office:value="0.0189602526865469" calcext:value-type="float">
            <text:p>0.018960252686547</text:p>
          </table:table-cell>
          <table:table-cell table:formula="of:=[.V19]/[.T19]" office:value-type="float" office:value="0.104079871378692" calcext:value-type="float">
            <text:p>0.104079871378692</text:p>
          </table:table-cell>
          <table:table-cell table:number-columns-repeated="3"/>
          <table:table-cell table:formula="of:=[.W19]/[.T19]" office:value-type="float" office:value="2.57926463308319" calcext:value-type="float">
            <text:p>2.57926463308319</text:p>
          </table:table-cell>
          <table:table-cell table:formula="of:=[.X19]/[.T19]" office:value-type="float" office:value="0.0799808995606023" calcext:value-type="float">
            <text:p>0.079980899560602</text:p>
          </table:table-cell>
          <table:table-cell table:formula="of:=[.Y19]/[.T19]" office:value-type="float" office:value="0.0790959709463041" calcext:value-type="float">
            <text:p>0.079095970946304</text:p>
          </table:table-cell>
          <table:table-cell table:formula="of:=[.Z19]/[.T19]" office:value-type="float" office:value="1.56717352924426" calcext:value-type="float">
            <text:p>1.56717352924426</text:p>
          </table:table-cell>
          <table:table-cell table:formula="of:=[.AA19]/[.T19]" office:value-type="float" office:value="0.0158980492142973" calcext:value-type="float">
            <text:p>0.015898049214297</text:p>
          </table:table-cell>
          <table:table-cell table:formula="of:=[.AB19]/[.T19]" office:value-type="float" office:value="0.0207870607665585" calcext:value-type="float">
            <text:p>0.020787060766559</text:p>
          </table:table-cell>
          <table:table-cell table:formula="of:=[.AC19]/[.T19]" office:value-type="float" office:value="2.50191661519186" calcext:value-type="float">
            <text:p>2.50191661519186</text:p>
          </table:table-cell>
          <table:table-cell table:formula="of:=[.AD19]/[.T19]" office:value-type="float" office:value="0.0234374657747287" calcext:value-type="float">
            <text:p>0.023437465774729</text:p>
          </table:table-cell>
          <table:table-cell table:formula="of:=[.AE19]/[.T19]" office:value-type="float" office:value="0.048136611950041" calcext:value-type="float">
            <text:p>0.048136611950041</text:p>
          </table:table-cell>
          <table:table-cell table:formula="of:=[.AF19]/[.T19]" office:value-type="float" office:value="3.67411846653261" calcext:value-type="float">
            <text:p>3.67411846653261</text:p>
          </table:table-cell>
          <table:table-cell table:formula="of:=[.AG19]/[.T19]" office:value-type="float" office:value="0.0275072612335554" calcext:value-type="float">
            <text:p>0.027507261233556</text:p>
          </table:table-cell>
          <table:table-cell table:formula="of:=[.AH19]/[.T19]" office:value-type="float" office:value="0.0511024370583571" calcext:value-type="float">
            <text:p>0.051102437058357</text:p>
          </table:table-cell>
          <table:table-cell table:number-columns-repeated="36"/>
        </table:table-row>
        <table:table-row table:style-name="ro1">
          <table:table-cell table:formula="of:=[.A20]" office:value-type="string" office:string-value="3mm" calcext:value-type="string">
            <text:p>3mm</text:p>
          </table:table-cell>
          <table:table-cell table:formula="of:=[.T20]/[.T20]" office:value-type="float" office:value="1" calcext:value-type="float">
            <text:p>1</text:p>
          </table:table-cell>
          <table:table-cell table:formula="of:=[.U20]/[.T20]" office:value-type="float" office:value="0.00821240121759913" calcext:value-type="float">
            <text:p>0.008212401217599</text:p>
          </table:table-cell>
          <table:table-cell table:formula="of:=[.V20]/[.T20]" office:value-type="float" office:value="0.0171280200244897" calcext:value-type="float">
            <text:p>0.01712802002449</text:p>
          </table:table-cell>
          <table:table-cell table:number-columns-repeated="3"/>
          <table:table-cell table:formula="of:=[.W20]/[.T20]" office:value-type="float" office:value="3.24641137737213" calcext:value-type="float">
            <text:p>3.24641137737213</text:p>
          </table:table-cell>
          <table:table-cell table:formula="of:=[.X20]/[.T20]" office:value-type="float" office:value="0.0551902867455778" calcext:value-type="float">
            <text:p>0.055190286745578</text:p>
          </table:table-cell>
          <table:table-cell table:formula="of:=[.Y20]/[.T20]" office:value-type="float" office:value="0.088207090203638" calcext:value-type="float">
            <text:p>0.088207090203638</text:p>
          </table:table-cell>
          <table:table-cell table:formula="of:=[.Z20]/[.T20]" office:value-type="float" office:value="1.71916046638571" calcext:value-type="float">
            <text:p>1.71916046638571</text:p>
          </table:table-cell>
          <table:table-cell table:formula="of:=[.AA20]/[.T20]" office:value-type="float" office:value="0.0131791827923148" calcext:value-type="float">
            <text:p>0.013179182792315</text:p>
          </table:table-cell>
          <table:table-cell table:formula="of:=[.AB20]/[.T20]" office:value-type="float" office:value="0.0294072810067322" calcext:value-type="float">
            <text:p>0.029407281006732</text:p>
          </table:table-cell>
          <table:table-cell table:formula="of:=[.AC20]/[.T20]" office:value-type="float" office:value="2.82275966186544" calcext:value-type="float">
            <text:p>2.82275966186544</text:p>
          </table:table-cell>
          <table:table-cell table:formula="of:=[.AD20]/[.T20]" office:value-type="float" office:value="0.0182000580277451" calcext:value-type="float">
            <text:p>0.018200058027745</text:p>
          </table:table-cell>
          <table:table-cell table:formula="of:=[.AE20]/[.T20]" office:value-type="float" office:value="0.0432847637828189" calcext:value-type="float">
            <text:p>0.043284763782819</text:p>
          </table:table-cell>
          <table:table-cell table:formula="of:=[.AF20]/[.T20]" office:value-type="float" office:value="2.99913450142856" calcext:value-type="float">
            <text:p>2.99913450142856</text:p>
          </table:table-cell>
          <table:table-cell table:formula="of:=[.AG20]/[.T20]" office:value-type="float" office:value="0.0615143274436811" calcext:value-type="float">
            <text:p>0.061514327443681</text:p>
          </table:table-cell>
          <table:table-cell table:formula="of:=[.AH20]/[.T20]" office:value-type="float" office:value="0.271048581024927" calcext:value-type="float">
            <text:p>0.271048581024927</text:p>
          </table:table-cell>
          <table:table-cell table:number-columns-repeated="36"/>
        </table:table-row>
        <table:table-row table:style-name="ro1">
          <table:table-cell table:formula="of:=[.A21]" office:value-type="string" office:string-value="fdtd-2d" calcext:value-type="string">
            <text:p>fdtd-2d</text:p>
          </table:table-cell>
          <table:table-cell table:formula="of:=[.T21]/[.T21]" office:value-type="float" office:value="1" calcext:value-type="float">
            <text:p>1</text:p>
          </table:table-cell>
          <table:table-cell table:formula="of:=[.U21]/[.T21]" office:value-type="float" office:value="0.010347372588505" calcext:value-type="float">
            <text:p>0.010347372588505</text:p>
          </table:table-cell>
          <table:table-cell table:formula="of:=[.V21]/[.T21]" office:value-type="float" office:value="0.0192870723827306" calcext:value-type="float">
            <text:p>0.019287072382731</text:p>
          </table:table-cell>
          <table:table-cell table:number-columns-repeated="3"/>
          <table:table-cell table:formula="of:=[.W21]/[.T21]" office:value-type="float" office:value="2.6481697809798" calcext:value-type="float">
            <text:p>2.6481697809798</text:p>
          </table:table-cell>
          <table:table-cell table:formula="of:=[.X21]/[.T21]" office:value-type="float" office:value="0.0359152072651557" calcext:value-type="float">
            <text:p>0.035915207265156</text:p>
          </table:table-cell>
          <table:table-cell table:formula="of:=[.Y21]/[.T21]" office:value-type="float" office:value="0.0499381699276124" calcext:value-type="float">
            <text:p>0.049938169927612</text:p>
          </table:table-cell>
          <table:table-cell table:formula="of:=[.Z21]/[.T21]" office:value-type="float" office:value="1.51640085437918" calcext:value-type="float">
            <text:p>1.51640085437918</text:p>
          </table:table-cell>
          <table:table-cell table:formula="of:=[.AA21]/[.T21]" office:value-type="float" office:value="0.0163055432004028" calcext:value-type="float">
            <text:p>0.016305543200403</text:p>
          </table:table-cell>
          <table:table-cell table:formula="of:=[.AB21]/[.T21]" office:value-type="float" office:value="0.0379876144345114" calcext:value-type="float">
            <text:p>0.037987614434512</text:p>
          </table:table-cell>
          <table:table-cell table:formula="of:=[.AC21]/[.T21]" office:value-type="float" office:value="2.93964114119251" calcext:value-type="float">
            <text:p>2.93964114119251</text:p>
          </table:table-cell>
          <table:table-cell table:formula="of:=[.AD21]/[.T21]" office:value-type="float" office:value="0.0309101484410513" calcext:value-type="float">
            <text:p>0.030910148441051</text:p>
          </table:table-cell>
          <table:table-cell table:formula="of:=[.AE21]/[.T21]" office:value-type="float" office:value="0.085687193598999" calcext:value-type="float">
            <text:p>0.085687193598999</text:p>
          </table:table-cell>
          <table:table-cell table:formula="of:=[.AF21]/[.T21]" office:value-type="float" office:value="2.64292522227056" calcext:value-type="float">
            <text:p>2.64292522227056</text:p>
          </table:table-cell>
          <table:table-cell table:formula="of:=[.AG21]/[.T21]" office:value-type="float" office:value="0.0237056008758853" calcext:value-type="float">
            <text:p>0.023705600875885</text:p>
          </table:table-cell>
          <table:table-cell table:formula="of:=[.AH21]/[.T21]" office:value-type="float" office:value="0.0802177982628927" calcext:value-type="float">
            <text:p>0.080217798262893</text:p>
          </table:table-cell>
          <table:table-cell table:number-columns-repeated="36"/>
        </table:table-row>
        <table:table-row table:style-name="ro1">
          <table:table-cell table:formula="of:=[.A22]" office:value-type="string" office:string-value="jacobi-2d" calcext:value-type="string">
            <text:p>jacobi-2d</text:p>
          </table:table-cell>
          <table:table-cell table:formula="of:=[.T22]/[.T22]" office:value-type="float" office:value="1" calcext:value-type="float">
            <text:p>1</text:p>
          </table:table-cell>
          <table:table-cell table:formula="of:=[.U22]/[.T22]" office:value-type="float" office:value="0.0127732452626588" calcext:value-type="float">
            <text:p>0.012773245262659</text:p>
          </table:table-cell>
          <table:table-cell table:formula="of:=[.V22]/[.T22]" office:value-type="float" office:value="0.0303574056210454" calcext:value-type="float">
            <text:p>0.030357405621045</text:p>
          </table:table-cell>
          <table:table-cell table:number-columns-repeated="3"/>
          <table:table-cell table:formula="of:=[.W22]/[.T22]" office:value-type="float" office:value="2.47883933096807" calcext:value-type="float">
            <text:p>2.47883933096807</text:p>
          </table:table-cell>
          <table:table-cell table:formula="of:=[.X22]/[.T22]" office:value-type="float" office:value="0.0512932655363537" calcext:value-type="float">
            <text:p>0.051293265536354</text:p>
          </table:table-cell>
          <table:table-cell table:formula="of:=[.Y22]/[.T22]" office:value-type="float" office:value="0.232832758366987" calcext:value-type="float">
            <text:p>0.232832758366987</text:p>
          </table:table-cell>
          <table:table-cell table:formula="of:=[.Z22]/[.T22]" office:value-type="float" office:value="1.56161404770858" calcext:value-type="float">
            <text:p>1.56161404770858</text:p>
          </table:table-cell>
          <table:table-cell table:formula="of:=[.AA22]/[.T22]" office:value-type="float" office:value="0.0103698314340369" calcext:value-type="float">
            <text:p>0.010369831434037</text:p>
          </table:table-cell>
          <table:table-cell table:formula="of:=[.AB22]/[.T22]" office:value-type="float" office:value="0.0249824240145186" calcext:value-type="float">
            <text:p>0.024982424014519</text:p>
          </table:table-cell>
          <table:table-cell table:formula="of:=[.AC22]/[.T22]" office:value-type="float" office:value="2.876857740791" calcext:value-type="float">
            <text:p>2.876857740791</text:p>
          </table:table-cell>
          <table:table-cell table:formula="of:=[.AD22]/[.T22]" office:value-type="float" office:value="0.0331327763517159" calcext:value-type="float">
            <text:p>0.033132776351716</text:p>
          </table:table-cell>
          <table:table-cell table:formula="of:=[.AE22]/[.T22]" office:value-type="float" office:value="0.053811127642529" calcext:value-type="float">
            <text:p>0.053811127642529</text:p>
          </table:table-cell>
          <table:table-cell table:formula="of:=[.AF22]/[.T22]" office:value-type="float" office:value="2.6921586580122" calcext:value-type="float">
            <text:p>2.6921586580122</text:p>
          </table:table-cell>
          <table:table-cell table:formula="of:=[.AG22]/[.T22]" office:value-type="float" office:value="0.0245082811503687" calcext:value-type="float">
            <text:p>0.024508281150369</text:p>
          </table:table-cell>
          <table:table-cell table:formula="of:=[.AH22]/[.T22]" office:value-type="float" office:value="0.0354135670258163" calcext:value-type="float">
            <text:p>0.035413567025816</text:p>
          </table:table-cell>
          <table:table-cell table:number-columns-repeated="36"/>
        </table:table-row>
        <table:table-row table:style-name="ro1">
          <table:table-cell table:formula="of:=[.A23]" office:value-type="string" office:string-value="seidel-2d" calcext:value-type="string">
            <text:p>seidel-2d</text:p>
          </table:table-cell>
          <table:table-cell table:formula="of:=[.T23]/[.T23]" office:value-type="float" office:value="1" calcext:value-type="float">
            <text:p>1</text:p>
          </table:table-cell>
          <table:table-cell table:formula="of:=[.U23]/[.T23]" office:value-type="float" office:value="0.00755626458076026" calcext:value-type="float">
            <text:p>0.00755626458076</text:p>
          </table:table-cell>
          <table:table-cell table:formula="of:=[.V23]/[.T23]" office:value-type="float" office:value="0.0257622020950551" calcext:value-type="float">
            <text:p>0.025762202095055</text:p>
          </table:table-cell>
          <table:table-cell table:number-columns-repeated="3"/>
          <table:table-cell table:formula="of:=[.W23]/[.T23]" office:value-type="float" office:value="2.23223434426604" calcext:value-type="float">
            <text:p>2.23223434426604</text:p>
          </table:table-cell>
          <table:table-cell table:formula="of:=[.X23]/[.T23]" office:value-type="float" office:value="0.0294502767485476" calcext:value-type="float">
            <text:p>0.029450276748548</text:p>
          </table:table-cell>
          <table:table-cell table:formula="of:=[.Y23]/[.T23]" office:value-type="float" office:value="0.0249559718219661" calcext:value-type="float">
            <text:p>0.024955971821966</text:p>
          </table:table-cell>
          <table:table-cell table:formula="of:=[.Z23]/[.T23]" office:value-type="float" office:value="1.61244625131513" calcext:value-type="float">
            <text:p>1.61244625131513</text:p>
          </table:table-cell>
          <table:table-cell table:formula="of:=[.AA23]/[.T23]" office:value-type="float" office:value="0.013342825122364" calcext:value-type="float">
            <text:p>0.013342825122364</text:p>
          </table:table-cell>
          <table:table-cell table:formula="of:=[.AB23]/[.T23]" office:value-type="float" office:value="0.0226058963450894" calcext:value-type="float">
            <text:p>0.02260589634509</text:p>
          </table:table-cell>
          <table:table-cell table:formula="of:=[.AC23]/[.T23]" office:value-type="float" office:value="2.52480730524679" calcext:value-type="float">
            <text:p>2.52480730524679</text:p>
          </table:table-cell>
          <table:table-cell table:formula="of:=[.AD23]/[.T23]" office:value-type="float" office:value="0.0200128081972462" calcext:value-type="float">
            <text:p>0.020012808197246</text:p>
          </table:table-cell>
          <table:table-cell table:formula="of:=[.AE23]/[.T23]" office:value-type="float" office:value="0.0287183797630484" calcext:value-type="float">
            <text:p>0.028718379763048</text:p>
          </table:table-cell>
          <table:table-cell table:formula="of:=[.AF23]/[.T23]" office:value-type="float" office:value="2.86794977356937" calcext:value-type="float">
            <text:p>2.86794977356937</text:p>
          </table:table-cell>
          <table:table-cell table:formula="of:=[.AG23]/[.T23]" office:value-type="float" office:value="0.044302639403504" calcext:value-type="float">
            <text:p>0.044302639403504</text:p>
          </table:table-cell>
          <table:table-cell table:formula="of:=[.AH23]/[.T23]" office:value-type="float" office:value="0.0291758153789854" calcext:value-type="float">
            <text:p>0.029175815378985</text:p>
          </table:table-cell>
          <table:table-cell table:number-columns-repeated="36"/>
        </table:table-row>
        <table:table-row table:style-name="ro1">
          <table:table-cell table:formula="of:=[.A24]" office:value-type="string" office:string-value="heat-3d" calcext:value-type="string">
            <text:p>heat-3d</text:p>
          </table:table-cell>
          <table:table-cell table:formula="of:=[.T24]/[.T24]" office:value-type="float" office:value="1" calcext:value-type="float">
            <text:p>1</text:p>
          </table:table-cell>
          <table:table-cell table:formula="of:=[.U24]/[.T24]" office:value-type="float" office:value="0.0103576626070498" calcext:value-type="float">
            <text:p>0.01035766260705</text:p>
          </table:table-cell>
          <table:table-cell table:formula="of:=[.V24]/[.T24]" office:value-type="float" office:value="0.0145942629828418" calcext:value-type="float">
            <text:p>0.014594262982842</text:p>
          </table:table-cell>
          <table:table-cell table:number-columns-repeated="3"/>
          <table:table-cell table:formula="of:=[.W24]/[.T24]" office:value-type="float" office:value="2.50251582535303" calcext:value-type="float">
            <text:p>2.50251582535303</text:p>
          </table:table-cell>
          <table:table-cell table:formula="of:=[.X24]/[.T24]" office:value-type="float" office:value="0.0231032272440915" calcext:value-type="float">
            <text:p>0.023103227244092</text:p>
          </table:table-cell>
          <table:table-cell table:formula="of:=[.Y24]/[.T24]" office:value-type="float" office:value="0.0291940280440937" calcext:value-type="float">
            <text:p>0.029194028044094</text:p>
          </table:table-cell>
          <table:table-cell table:formula="of:=[.Z24]/[.T24]" office:value-type="float" office:value="1.57824918362912" calcext:value-type="float">
            <text:p>1.57824918362912</text:p>
          </table:table-cell>
          <table:table-cell table:formula="of:=[.AA24]/[.T24]" office:value-type="float" office:value="0.0163136624860041" calcext:value-type="float">
            <text:p>0.016313662486004</text:p>
          </table:table-cell>
          <table:table-cell table:formula="of:=[.AB24]/[.T24]" office:value-type="float" office:value="0.126844915666893" calcext:value-type="float">
            <text:p>0.126844915666893</text:p>
          </table:table-cell>
          <table:table-cell table:formula="of:=[.AC24]/[.T24]" office:value-type="float" office:value="2.77467063183117" calcext:value-type="float">
            <text:p>2.77467063183117</text:p>
          </table:table-cell>
          <table:table-cell table:formula="of:=[.AD24]/[.T24]" office:value-type="float" office:value="0.0279973259898927" calcext:value-type="float">
            <text:p>0.027997325989893</text:p>
          </table:table-cell>
          <table:table-cell table:formula="of:=[.AE24]/[.T24]" office:value-type="float" office:value="0.0401651723938718" calcext:value-type="float">
            <text:p>0.040165172393872</text:p>
          </table:table-cell>
          <table:table-cell table:formula="of:=[.AF24]/[.T24]" office:value-type="float" office:value="3.02077859911582" calcext:value-type="float">
            <text:p>3.02077859911582</text:p>
          </table:table-cell>
          <table:table-cell table:formula="of:=[.AG24]/[.T24]" office:value-type="float" office:value="0.127287832978908" calcext:value-type="float">
            <text:p>0.127287832978908</text:p>
          </table:table-cell>
          <table:table-cell table:formula="of:=[.AH24]/[.T24]" office:value-type="float" office:value="0.334793218138152" calcext:value-type="float">
            <text:p>0.334793218138152</text:p>
          </table:table-cell>
          <table:table-cell table:number-columns-repeated="36"/>
        </table:table-row>
        <table:table-row table:style-name="ro1">
          <table:table-cell table:formula="of:=[.A25]" office:value-type="string" office:string-value="cholesky" calcext:value-type="string">
            <text:p>cholesky</text:p>
          </table:table-cell>
          <table:table-cell table:formula="of:=[.T25]/[.T25]" office:value-type="float" office:value="1" calcext:value-type="float">
            <text:p>1</text:p>
          </table:table-cell>
          <table:table-cell table:formula="of:=[.U25]/[.T25]" office:value-type="float" office:value="0.0182040278172746" calcext:value-type="float">
            <text:p>0.018204027817275</text:p>
          </table:table-cell>
          <table:table-cell table:formula="of:=[.V25]/[.T25]" office:value-type="float" office:value="0.0343217600372276" calcext:value-type="float">
            <text:p>0.034321760037228</text:p>
          </table:table-cell>
          <table:table-cell table:number-columns-repeated="3"/>
          <table:table-cell table:formula="of:=[.W25]/[.T25]" office:value-type="float" office:value="2.74483596597813" calcext:value-type="float">
            <text:p>2.74483596597813</text:p>
          </table:table-cell>
          <table:table-cell table:formula="of:=[.X25]/[.T25]" office:value-type="float" office:value="0.0445115172823867" calcext:value-type="float">
            <text:p>0.044511517282387</text:p>
          </table:table-cell>
          <table:table-cell table:formula="of:=[.Y25]/[.T25]" office:value-type="float" office:value="0.242350249476487" calcext:value-type="float">
            <text:p>0.242350249476487</text:p>
          </table:table-cell>
          <table:table-cell table:formula="of:=[.Z25]/[.T25]" office:value-type="float" office:value="1.55522090949045" calcext:value-type="float">
            <text:p>1.55522090949045</text:p>
          </table:table-cell>
          <table:table-cell table:formula="of:=[.AA25]/[.T25]" office:value-type="float" office:value="0.0185582068715907" calcext:value-type="float">
            <text:p>0.018558206871591</text:p>
          </table:table-cell>
          <table:table-cell table:formula="of:=[.AB25]/[.T25]" office:value-type="float" office:value="0.0364894909645562" calcext:value-type="float">
            <text:p>0.036489490964556</text:p>
          </table:table-cell>
          <table:table-cell table:formula="of:=[.AC25]/[.T25]" office:value-type="float" office:value="2.60886481735219" calcext:value-type="float">
            <text:p>2.60886481735219</text:p>
          </table:table-cell>
          <table:table-cell table:formula="of:=[.AD25]/[.T25]" office:value-type="float" office:value="0.0258460225950725" calcext:value-type="float">
            <text:p>0.025846022595073</text:p>
          </table:table-cell>
          <table:table-cell table:formula="of:=[.AE25]/[.T25]" office:value-type="float" office:value="0.0544957472660996" calcext:value-type="float">
            <text:p>0.0544957472661</text:p>
          </table:table-cell>
          <table:table-cell table:formula="of:=[.AF25]/[.T25]" office:value-type="float" office:value="2.44647242832398" calcext:value-type="float">
            <text:p>2.44647242832398</text:p>
          </table:table-cell>
          <table:table-cell table:formula="of:=[.AG25]/[.T25]" office:value-type="float" office:value="0.0358031074687831" calcext:value-type="float">
            <text:p>0.035803107468783</text:p>
          </table:table-cell>
          <table:table-cell table:formula="of:=[.AH25]/[.T25]" office:value-type="float" office:value="0.128044776505261" calcext:value-type="float">
            <text:p>0.128044776505261</text:p>
          </table:table-cell>
          <table:table-cell table:number-columns-repeated="36"/>
        </table:table-row>
        <table:table-row table:style-name="ro1">
          <table:table-cell table:formula="of:=[.A26]" office:value-type="string" office:string-value="ludcmp" calcext:value-type="string">
            <text:p>ludcmp</text:p>
          </table:table-cell>
          <table:table-cell table:formula="of:=[.T26]/[.T26]" office:value-type="float" office:value="1" calcext:value-type="float">
            <text:p>1</text:p>
          </table:table-cell>
          <table:table-cell table:formula="of:=[.U26]/[.T26]" office:value-type="float" office:value="0.0246502860914262" calcext:value-type="float">
            <text:p>0.024650286091426</text:p>
          </table:table-cell>
          <table:table-cell table:formula="of:=[.V26]/[.T26]" office:value-type="float" office:value="0.123497530608706" calcext:value-type="float">
            <text:p>0.123497530608706</text:p>
          </table:table-cell>
          <table:table-cell table:number-columns-repeated="3"/>
          <table:table-cell table:formula="of:=[.W26]/[.T26]" office:value-type="float" office:value="2.5877878392966" calcext:value-type="float">
            <text:p>2.5877878392966</text:p>
          </table:table-cell>
          <table:table-cell table:formula="of:=[.X26]/[.T26]" office:value-type="float" office:value="0.0310365850248058" calcext:value-type="float">
            <text:p>0.031036585024806</text:p>
          </table:table-cell>
          <table:table-cell table:formula="of:=[.Y26]/[.T26]" office:value-type="float" office:value="0.194769253141972" calcext:value-type="float">
            <text:p>0.194769253141972</text:p>
          </table:table-cell>
          <table:table-cell table:formula="of:=[.Z26]/[.T26]" office:value-type="float" office:value="1.52395281588912" calcext:value-type="float">
            <text:p>1.52395281588912</text:p>
          </table:table-cell>
          <table:table-cell table:formula="of:=[.AA26]/[.T26]" office:value-type="float" office:value="0.0145120784835756" calcext:value-type="float">
            <text:p>0.014512078483576</text:p>
          </table:table-cell>
          <table:table-cell table:formula="of:=[.AB26]/[.T26]" office:value-type="float" office:value="0.0181498861786799" calcext:value-type="float">
            <text:p>0.01814988617868</text:p>
          </table:table-cell>
          <table:table-cell table:formula="of:=[.AC26]/[.T26]" office:value-type="float" office:value="2.47384346911723" calcext:value-type="float">
            <text:p>2.47384346911723</text:p>
          </table:table-cell>
          <table:table-cell table:formula="of:=[.AD26]/[.T26]" office:value-type="float" office:value="0.0255451957335183" calcext:value-type="float">
            <text:p>0.025545195733518</text:p>
          </table:table-cell>
          <table:table-cell table:formula="of:=[.AE26]/[.T26]" office:value-type="float" office:value="0.10416412642836" calcext:value-type="float">
            <text:p>0.10416412642836</text:p>
          </table:table-cell>
          <table:table-cell table:formula="of:=[.AF26]/[.T26]" office:value-type="float" office:value="2.35680047430211" calcext:value-type="float">
            <text:p>2.35680047430211</text:p>
          </table:table-cell>
          <table:table-cell table:formula="of:=[.AG26]/[.T26]" office:value-type="float" office:value="0.0283910083953711" calcext:value-type="float">
            <text:p>0.028391008395371</text:p>
          </table:table-cell>
          <table:table-cell table:formula="of:=[.AH26]/[.T26]" office:value-type="float" office:value="0.125303010811627" calcext:value-type="float">
            <text:p>0.125303010811627</text:p>
          </table:table-cell>
          <table:table-cell table:number-columns-repeated="36"/>
        </table:table-row>
        <table:table-row table:style-name="ro1">
          <table:table-cell table:formula="of:=[.A27]" office:value-type="string" office:string-value="lu" calcext:value-type="string">
            <text:p>lu</text:p>
          </table:table-cell>
          <table:table-cell table:formula="of:=[.T27]/[.T27]" office:value-type="float" office:value="1" calcext:value-type="float">
            <text:p>1</text:p>
          </table:table-cell>
          <table:table-cell table:formula="of:=[.U27]/[.T27]" office:value-type="float" office:value="0.0194734055179214" calcext:value-type="float">
            <text:p>0.019473405517921</text:p>
          </table:table-cell>
          <table:table-cell table:formula="of:=[.V27]/[.T27]" office:value-type="float" office:value="0.0705465882739606" calcext:value-type="float">
            <text:p>0.070546588273961</text:p>
          </table:table-cell>
          <table:table-cell table:number-columns-repeated="3"/>
          <table:table-cell table:formula="of:=[.W27]/[.T27]" office:value-type="float" office:value="2.83318421677287" calcext:value-type="float">
            <text:p>2.83318421677287</text:p>
          </table:table-cell>
          <table:table-cell table:formula="of:=[.X27]/[.T27]" office:value-type="float" office:value="0.0361257691675644" calcext:value-type="float">
            <text:p>0.036125769167564</text:p>
          </table:table-cell>
          <table:table-cell table:formula="of:=[.Y27]/[.T27]" office:value-type="float" office:value="0.106232996147315" calcext:value-type="float">
            <text:p>0.106232996147315</text:p>
          </table:table-cell>
          <table:table-cell table:formula="of:=[.Z27]/[.T27]" office:value-type="float" office:value="1.56486798619607" calcext:value-type="float">
            <text:p>1.56486798619607</text:p>
          </table:table-cell>
          <table:table-cell table:formula="of:=[.AA27]/[.T27]" office:value-type="float" office:value="0.0129925411287819" calcext:value-type="float">
            <text:p>0.012992541128782</text:p>
          </table:table-cell>
          <table:table-cell table:formula="of:=[.AB27]/[.T27]" office:value-type="float" office:value="0.0258378676940493" calcext:value-type="float">
            <text:p>0.025837867694049</text:p>
          </table:table-cell>
          <table:table-cell table:formula="of:=[.AC27]/[.T27]" office:value-type="float" office:value="2.62243915131375" calcext:value-type="float">
            <text:p>2.62243915131375</text:p>
          </table:table-cell>
          <table:table-cell table:formula="of:=[.AD27]/[.T27]" office:value-type="float" office:value="0.0230887213102781" calcext:value-type="float">
            <text:p>0.023088721310278</text:p>
          </table:table-cell>
          <table:table-cell table:formula="of:=[.AE27]/[.T27]" office:value-type="float" office:value="0.0151128873226578" calcext:value-type="float">
            <text:p>0.015112887322658</text:p>
          </table:table-cell>
          <table:table-cell table:formula="of:=[.AF27]/[.T27]" office:value-type="float" office:value="2.50334371062866" calcext:value-type="float">
            <text:p>2.50334371062866</text:p>
          </table:table-cell>
          <table:table-cell table:formula="of:=[.AG27]/[.T27]" office:value-type="float" office:value="0.0490133200650027" calcext:value-type="float">
            <text:p>0.049013320065003</text:p>
          </table:table-cell>
          <table:table-cell table:formula="of:=[.AH27]/[.T27]" office:value-type="float" office:value="0.260752369127394" calcext:value-type="float">
            <text:p>0.260752369127394</text:p>
          </table:table-cell>
          <table:table-cell table:number-columns-repeated="36"/>
        </table:table-row>
        <table:table-row table:style-name="ro1" table:number-rows-repeated="1048493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Scatter-time" table:style-name="ta1">
        <table:shapes>
          <draw:frame draw:z-index="0" draw:style-name="gr1" draw:text-style-name="P1" svg:width="482.34pt" svg:height="302.2pt" svg:x="85.86pt" svg:y="703.25pt">
            <draw:object draw:notify-on-update-of-ranges="'Scatter-time'.M30:'Scatter-time'.M53 'Scatter-time'.C30:'Scatter-time'.C53 'Scatter-time'.C29:'Scatter-time'.C29 'Scatter-time'.D30:'Scatter-time'.D53 'Scatter-time'.E5:'Scatter-time'.E28 'Scatter-time'.B4:'Scatter-time'.B4 'Scatter-time'.F5:'Scatter-time'.F28 'Scatter-time'.AL30:'Scatter-time'.AL53 'Scatter-time'.AL29:'Scatter-time'.AL29 'Scatter-time'.AM30:'Scatter-time'.AM53 'Scatter-time'.R30:'Scatter-time'.R53 'Scatter-time'.Q29:'Scatter-time'.Q29 'Scatter-time'.S30:'Scatter-time'.S53 'Scatter-time'.H30:'Scatter-time'.H53 'Scatter-time'.G29:'Scatter-time'.G29 'Scatter-time'.I30:'Scatter-time'.I53 'Scatter-time'.M30:'Scatter-time'.M53 'Scatter-time'.M29:'Scatter-time'.M29 'Scatter-time'.N30:'Scatter-time'.N53 'Scatter-time'.W30:'Scatter-time'.W53 'Scatter-time'.V29:'Scatter-time'.V29 'Scatter-time'.X30:'Scatter-time'.X53 'Scatter-time'.AB30:'Scatter-time'.AB53 'Scatter-time'.AA29:'Scatter-time'.AA29 'Scatter-time'.AC30:'Scatter-time'.AC53 'Scatter-time'.AQ30:'Scatter-time'.AQ53 'Scatter-time'.AP29:'Scatter-time'.AP29 'Scatter-time'.AR30:'Scatter-time'.AR5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Opt tiers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exec</text:p>
          </table:table-cell>
          <table:table-cell office:value-type="string" calcext:value-type="string">
            <text:p>translate time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table:number-columns-repeated="2"/>
          <table:table-cell office:value-type="string" calcext:value-type="string">
            <text:p>v8-turbofa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2324" calcext:value-type="float">
            <text:p>0.032324</text:p>
          </table:table-cell>
          <table:table-cell table:number-columns-repeated="2"/>
          <table:table-cell office:value-type="float" office:value="1672.54" calcext:value-type="float">
            <text:p>1672.54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382" calcext:value-type="float">
            <text:p>0.02382</text:p>
          </table:table-cell>
          <table:table-cell table:number-columns-repeated="2"/>
          <table:table-cell office:value-type="float" office:value="1736.34" calcext:value-type="float">
            <text:p>1736.34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3764" calcext:value-type="float">
            <text:p>0.023764</text:p>
          </table:table-cell>
          <table:table-cell table:number-columns-repeated="2"/>
          <table:table-cell office:value-type="float" office:value="1787.72" calcext:value-type="float">
            <text:p>1787.7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3029" calcext:value-type="float">
            <text:p>0.153029</text:p>
          </table:table-cell>
          <table:table-cell table:number-columns-repeated="2"/>
          <table:table-cell office:value-type="float" office:value="1876.83" calcext:value-type="float">
            <text:p>1876.83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388" calcext:value-type="float">
            <text:p>0.071388</text:p>
          </table:table-cell>
          <table:table-cell table:number-columns-repeated="2"/>
          <table:table-cell office:value-type="float" office:value="1840.45" calcext:value-type="float">
            <text:p>1840.45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9838" calcext:value-type="float">
            <text:p>0.029838</text:p>
          </table:table-cell>
          <table:table-cell table:number-columns-repeated="2"/>
          <table:table-cell office:value-type="float" office:value="1771.42" calcext:value-type="float">
            <text:p>1771.4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38734" calcext:value-type="float">
            <text:p>0.038734</text:p>
          </table:table-cell>
          <table:table-cell table:number-columns-repeated="2"/>
          <table:table-cell office:value-type="float" office:value="1815.84" calcext:value-type="float">
            <text:p>1815.84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1257" calcext:value-type="float">
            <text:p>0.031257</text:p>
          </table:table-cell>
          <table:table-cell table:number-columns-repeated="2"/>
          <table:table-cell office:value-type="float" office:value="1835.62" calcext:value-type="float">
            <text:p>1835.6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4594" calcext:value-type="float">
            <text:p>0.024594</text:p>
          </table:table-cell>
          <table:table-cell table:number-columns-repeated="2"/>
          <table:table-cell office:value-type="float" office:value="1762.39" calcext:value-type="float">
            <text:p>1762.39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756" calcext:value-type="float">
            <text:p>0.016756</text:p>
          </table:table-cell>
          <table:table-cell table:number-columns-repeated="2"/>
          <table:table-cell office:value-type="float" office:value="1742.49" calcext:value-type="float">
            <text:p>1742.49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4285" calcext:value-type="float">
            <text:p>0.024285</text:p>
          </table:table-cell>
          <table:table-cell table:number-columns-repeated="2"/>
          <table:table-cell office:value-type="float" office:value="1792.02" calcext:value-type="float">
            <text:p>1792.0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3545" calcext:value-type="float">
            <text:p>0.023545</text:p>
          </table:table-cell>
          <table:table-cell table:number-columns-repeated="2"/>
          <table:table-cell office:value-type="float" office:value="1743.84" calcext:value-type="float">
            <text:p>1743.84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0411" calcext:value-type="float">
            <text:p>0.020411</text:p>
          </table:table-cell>
          <table:table-cell table:number-columns-repeated="2"/>
          <table:table-cell office:value-type="float" office:value="1757.12" calcext:value-type="float">
            <text:p>1757.1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0491" calcext:value-type="float">
            <text:p>0.020491</text:p>
          </table:table-cell>
          <table:table-cell table:number-columns-repeated="2"/>
          <table:table-cell office:value-type="float" office:value="1790.82" calcext:value-type="float">
            <text:p>1790.8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1046" calcext:value-type="float">
            <text:p>0.021046</text:p>
          </table:table-cell>
          <table:table-cell table:number-columns-repeated="2"/>
          <table:table-cell office:value-type="float" office:value="1742.83" calcext:value-type="float">
            <text:p>1742.83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6617" calcext:value-type="float">
            <text:p>0.016617</text:p>
          </table:table-cell>
          <table:table-cell table:number-columns-repeated="2"/>
          <table:table-cell office:value-type="float" office:value="1768.63" calcext:value-type="float">
            <text:p>1768.63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6593" calcext:value-type="float">
            <text:p>0.016593</text:p>
          </table:table-cell>
          <table:table-cell table:number-columns-repeated="2"/>
          <table:table-cell office:value-type="float" office:value="1785.84" calcext:value-type="float">
            <text:p>1785.84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3762" calcext:value-type="float">
            <text:p>0.03762</text:p>
          </table:table-cell>
          <table:table-cell table:number-columns-repeated="2"/>
          <table:table-cell office:value-type="float" office:value="1787.65" calcext:value-type="float">
            <text:p>1787.65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967" calcext:value-type="float">
            <text:p>0.02967</text:p>
          </table:table-cell>
          <table:table-cell table:number-columns-repeated="2"/>
          <table:table-cell office:value-type="float" office:value="1794.22" calcext:value-type="float">
            <text:p>1794.2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6571" calcext:value-type="float">
            <text:p>0.016571</text:p>
          </table:table-cell>
          <table:table-cell table:number-columns-repeated="2"/>
          <table:table-cell office:value-type="float" office:value="1787.62" calcext:value-type="float">
            <text:p>1787.6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88084" calcext:value-type="float">
            <text:p>0.088084</text:p>
          </table:table-cell>
          <table:table-cell table:number-columns-repeated="2"/>
          <table:table-cell office:value-type="float" office:value="1840.33" calcext:value-type="float">
            <text:p>1840.33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78381" calcext:value-type="float">
            <text:p>0.078381</text:p>
          </table:table-cell>
          <table:table-cell table:number-columns-repeated="2"/>
          <table:table-cell office:value-type="float" office:value="1825.61" calcext:value-type="float">
            <text:p>1825.61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88218" calcext:value-type="float">
            <text:p>0.088218</text:p>
          </table:table-cell>
          <table:table-cell table:number-columns-repeated="2"/>
          <table:table-cell office:value-type="float" office:value="1839.63" calcext:value-type="float">
            <text:p>1839.63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8422" calcext:value-type="float">
            <text:p>0.028422</text:p>
          </table:table-cell>
          <table:table-cell table:number-columns-repeated="2"/>
          <table:table-cell office:value-type="float" office:value="1797.33" calcext:value-type="float">
            <text:p>1797.33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/>
          <table:table-cell table:number-columns-repeated="2" office:value-type="string" calcext:value-type="string">
            <text:p>sm-opt</text:p>
          </table:table-cell>
          <table:table-cell table:number-columns-repeated="3"/>
          <table:table-cell office:value-type="string" calcext:value-type="string">
            <text:p>sm-base</text:p>
          </table:table-cell>
          <table:table-cell table:number-columns-repeated="4"/>
          <table:table-cell table:number-columns-repeated="2" office:value-type="string" calcext:value-type="string">
            <text:p>v8-liftoff</text:p>
          </table:table-cell>
          <table:table-cell table:number-columns-repeated="3"/>
          <table:table-cell table:number-columns-repeated="2" office:value-type="string" calcext:value-type="string">
            <text:p>jsc-bbq</text:p>
          </table:table-cell>
          <table:table-cell table:number-columns-repeated="3"/>
          <table:table-cell table:number-columns-repeated="2" office:value-type="string" calcext:value-type="string">
            <text:p>wasm3</text:p>
          </table:table-cell>
          <table:table-cell table:number-columns-repeated="3"/>
          <table:table-cell table:number-columns-repeated="2" office:value-type="string" calcext:value-type="string">
            <text:p>wamr-fast</text:p>
          </table:table-cell>
          <table:table-cell table:number-columns-repeated="3"/>
          <table:table-cell office:value-type="string" calcext:value-type="string">
            <text:p>wamr-classic</text:p>
          </table:table-cell>
          <table:table-cell table:number-columns-repeated="4"/>
          <table:table-cell office:value-type="string" calcext:value-type="string">
            <text:p>wizard-fast</text:p>
          </table:table-cell>
          <table:table-cell office:value-type="string" calcext:value-type="string">
            <text:p>wizard</text:p>
          </table:table-cell>
          <table:table-cell table:number-columns-repeated="3"/>
          <table:table-cell table:number-columns-repeated="2" office:value-type="string" calcext:value-type="string">
            <text:p>jsc-int</text:p>
          </table:table-cell>
          <table:table-cell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7121" calcext:value-type="float">
            <text:p>0.037121</text:p>
          </table:table-cell>
          <table:table-cell office:value-type="float" office:value="1088.59" calcext:value-type="float">
            <text:p>1088.59</text:p>
          </table:table-cell>
          <table:table-cell table:formula="of:=[.B30]/[.B5]" office:value-type="float" office:value="1.14840366291301" calcext:value-type="float">
            <text:p>1.14840366291301</text:p>
          </table:table-cell>
          <table:table-cell table:number-columns-repeated="2"/>
          <table:table-cell office:value-type="float" office:value="0.057733" calcext:value-type="float">
            <text:p>0.057733</text:p>
          </table:table-cell>
          <table:table-cell office:value-type="float" office:value="37.3948" calcext:value-type="float">
            <text:p>37.3948</text:p>
          </table:table-cell>
          <table:table-cell table:formula="of:=[.G30]/[.B5]" office:value-type="float" office:value="1.78607226828363" calcext:value-type="float">
            <text:p>1.78607226828363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048331" calcext:value-type="float">
            <text:p>0.048331</text:p>
          </table:table-cell>
          <table:table-cell office:value-type="float" office:value="142.877" calcext:value-type="float">
            <text:p>142.877</text:p>
          </table:table-cell>
          <table:table-cell table:formula="of:=[.L30]/[.B5]" office:value-type="float" office:value="1.49520480138597" calcext:value-type="float">
            <text:p>1.49520480138597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109321" calcext:value-type="float">
            <text:p>0.109321</text:p>
          </table:table-cell>
          <table:table-cell office:value-type="float" office:value="812.289" calcext:value-type="float">
            <text:p>812.289</text:p>
          </table:table-cell>
          <table:table-cell table:formula="of:=[.Q30]/[.B5]" office:value-type="float" office:value="3.38203811409479" calcext:value-type="float">
            <text:p>3.38203811409479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189651" calcext:value-type="float">
            <text:p>0.189651</text:p>
          </table:table-cell>
          <table:table-cell office:value-type="float" office:value="23.5873" calcext:value-type="float">
            <text:p>23.5873</text:p>
          </table:table-cell>
          <table:table-cell table:formula="of:=[.V30]/[.B5]" office:value-type="float" office:value="5.86718846677391" calcext:value-type="float">
            <text:p>5.86718846677391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271895" calcext:value-type="float">
            <text:p>0.271895</text:p>
          </table:table-cell>
          <table:table-cell office:value-type="float" office:value="33.6334" calcext:value-type="float">
            <text:p>33.6334</text:p>
          </table:table-cell>
          <table:table-cell table:formula="of:=[.AA30]/[.B5]" office:value-type="float" office:value="8.41155178814503" calcext:value-type="float">
            <text:p>8.41155178814503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1" calcext:value-type="float">
            <text:p>1</text:p>
          </table:table-cell>
          <table:table-cell table:formula="of:=[.AF30]/[.B5]" office:value-type="float" office:value="15.0270387328301" calcext:value-type="float">
            <text:p>15.0270387328301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497372" calcext:value-type="float">
            <text:p>0.497372</text:p>
          </table:table-cell>
          <table:table-cell office:value-type="float" office:value="2.90582" calcext:value-type="float">
            <text:p>2.90582</text:p>
          </table:table-cell>
          <table:table-cell table:formula="of:=[.AK30]/[.B5]" office:value-type="float" office:value="15.3870808068308" calcext:value-type="float">
            <text:p>15.3870808068308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430772" calcext:value-type="float">
            <text:p>0.430772</text:p>
          </table:table-cell>
          <table:table-cell office:value-type="float" office:value="228.895" calcext:value-type="float">
            <text:p>228.895</text:p>
          </table:table-cell>
          <table:table-cell table:formula="of:=[.AP30]/[.B5]" office:value-type="float" office:value="13.3266922410593" calcext:value-type="float">
            <text:p>13.3266922410593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7297" calcext:value-type="float">
            <text:p>0.027297</text:p>
          </table:table-cell>
          <table:table-cell office:value-type="float" office:value="992.332" calcext:value-type="float">
            <text:p>992.332</text:p>
          </table:table-cell>
          <table:table-cell table:formula="of:=[.B31]/[.B6]" office:value-type="float" office:value="1.14596977329975" calcext:value-type="float">
            <text:p>1.14596977329975</text:p>
          </table:table-cell>
          <table:table-cell table:number-columns-repeated="2"/>
          <table:table-cell office:value-type="float" office:value="0.032213" calcext:value-type="float">
            <text:p>0.032213</text:p>
          </table:table-cell>
          <table:table-cell office:value-type="float" office:value="38.1075" calcext:value-type="float">
            <text:p>38.1075</text:p>
          </table:table-cell>
          <table:table-cell table:formula="of:=[.G31]/[.B6]" office:value-type="float" office:value="1.35235096557515" calcext:value-type="float">
            <text:p>1.35235096557515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024129" calcext:value-type="float">
            <text:p>0.024129</text:p>
          </table:table-cell>
          <table:table-cell office:value-type="float" office:value="139.133" calcext:value-type="float">
            <text:p>139.133</text:p>
          </table:table-cell>
          <table:table-cell table:formula="of:=[.L31]/[.B6]" office:value-type="float" office:value="1.01297229219144" calcext:value-type="float">
            <text:p>1.01297229219144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031532" calcext:value-type="float">
            <text:p>0.031532</text:p>
          </table:table-cell>
          <table:table-cell office:value-type="float" office:value="844.831" calcext:value-type="float">
            <text:p>844.831</text:p>
          </table:table-cell>
          <table:table-cell table:formula="of:=[.Q31]/[.B6]" office:value-type="float" office:value="1.32376154492024" calcext:value-type="float">
            <text:p>1.32376154492024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068604" calcext:value-type="float">
            <text:p>0.068604</text:p>
          </table:table-cell>
          <table:table-cell office:value-type="float" office:value="23.5434" calcext:value-type="float">
            <text:p>23.5434</text:p>
          </table:table-cell>
          <table:table-cell table:formula="of:=[.V31]/[.B6]" office:value-type="float" office:value="2.88010075566751" calcext:value-type="float">
            <text:p>2.88010075566751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11241" calcext:value-type="float">
            <text:p>0.11241</text:p>
          </table:table-cell>
          <table:table-cell office:value-type="float" office:value="34.6465" calcext:value-type="float">
            <text:p>34.6465</text:p>
          </table:table-cell>
          <table:table-cell table:formula="of:=[.AA31]/[.B6]" office:value-type="float" office:value="4.7191435768262" calcext:value-type="float">
            <text:p>4.7191435768262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175394" calcext:value-type="float">
            <text:p>0.175394</text:p>
          </table:table-cell>
          <table:table-cell office:value-type="float" office:value="1" calcext:value-type="float">
            <text:p>1</text:p>
          </table:table-cell>
          <table:table-cell table:formula="of:=[.AF31]/[.B6]" office:value-type="float" office:value="7.36330814441646" calcext:value-type="float">
            <text:p>7.36330814441646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188292" calcext:value-type="float">
            <text:p>0.188292</text:p>
          </table:table-cell>
          <table:table-cell office:value-type="float" office:value="3.10369" calcext:value-type="float">
            <text:p>3.10369</text:p>
          </table:table-cell>
          <table:table-cell table:formula="of:=[.AK31]/[.B6]" office:value-type="float" office:value="7.90478589420655" calcext:value-type="float">
            <text:p>7.90478589420655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201246" calcext:value-type="float">
            <text:p>0.201246</text:p>
          </table:table-cell>
          <table:table-cell office:value-type="float" office:value="179.834" calcext:value-type="float">
            <text:p>179.834</text:p>
          </table:table-cell>
          <table:table-cell table:formula="of:=[.AP31]/[.B6]" office:value-type="float" office:value="8.44861460957179" calcext:value-type="float">
            <text:p>8.44861460957179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6946" calcext:value-type="float">
            <text:p>0.026946</text:p>
          </table:table-cell>
          <table:table-cell office:value-type="float" office:value="1037.54" calcext:value-type="float">
            <text:p>1037.54</text:p>
          </table:table-cell>
          <table:table-cell table:formula="of:=[.B32]/[.B7]" office:value-type="float" office:value="1.13390001683218" calcext:value-type="float">
            <text:p>1.13390001683218</text:p>
          </table:table-cell>
          <table:table-cell table:number-columns-repeated="2"/>
          <table:table-cell office:value-type="float" office:value="0.032102" calcext:value-type="float">
            <text:p>0.032102</text:p>
          </table:table-cell>
          <table:table-cell office:value-type="float" office:value="38.7921" calcext:value-type="float">
            <text:p>38.7921</text:p>
          </table:table-cell>
          <table:table-cell table:formula="of:=[.G32]/[.B7]" office:value-type="float" office:value="1.35086685743141" calcext:value-type="float">
            <text:p>1.35086685743141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025061" calcext:value-type="float">
            <text:p>0.025061</text:p>
          </table:table-cell>
          <table:table-cell office:value-type="float" office:value="165.006" calcext:value-type="float">
            <text:p>165.006</text:p>
          </table:table-cell>
          <table:table-cell table:formula="of:=[.L32]/[.B7]" office:value-type="float" office:value="1.05457835381249" calcext:value-type="float">
            <text:p>1.05457835381249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033203" calcext:value-type="float">
            <text:p>0.033203</text:p>
          </table:table-cell>
          <table:table-cell office:value-type="float" office:value="859.721" calcext:value-type="float">
            <text:p>859.721</text:p>
          </table:table-cell>
          <table:table-cell table:formula="of:=[.Q32]/[.B7]" office:value-type="float" office:value="1.39719744150816" calcext:value-type="float">
            <text:p>1.39719744150816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072963" calcext:value-type="float">
            <text:p>0.072963</text:p>
          </table:table-cell>
          <table:table-cell office:value-type="float" office:value="23.6676" calcext:value-type="float">
            <text:p>23.6676</text:p>
          </table:table-cell>
          <table:table-cell table:formula="of:=[.V32]/[.B7]" office:value-type="float" office:value="3.07031644504292" calcext:value-type="float">
            <text:p>3.07031644504292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114012" calcext:value-type="float">
            <text:p>0.114012</text:p>
          </table:table-cell>
          <table:table-cell office:value-type="float" office:value="34.7595" calcext:value-type="float">
            <text:p>34.7595</text:p>
          </table:table-cell>
          <table:table-cell table:formula="of:=[.AA32]/[.B7]" office:value-type="float" office:value="4.79767715872749" calcext:value-type="float">
            <text:p>4.79767715872749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183947" calcext:value-type="float">
            <text:p>0.183947</text:p>
          </table:table-cell>
          <table:table-cell office:value-type="float" office:value="1" calcext:value-type="float">
            <text:p>1</text:p>
          </table:table-cell>
          <table:table-cell table:formula="of:=[.AF32]/[.B7]" office:value-type="float" office:value="7.74057397744488" calcext:value-type="float">
            <text:p>7.74057397744488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2.73496" calcext:value-type="float">
            <text:p>2.73496</text:p>
          </table:table-cell>
          <table:table-cell table:formula="of:=[.AK32]/[.B7]" office:value-type="float" office:value="8.123211580542" calcext:value-type="float">
            <text:p>8.123211580542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165247" calcext:value-type="float">
            <text:p>0.165247</text:p>
          </table:table-cell>
          <table:table-cell office:value-type="float" office:value="155.752" calcext:value-type="float">
            <text:p>155.752</text:p>
          </table:table-cell>
          <table:table-cell table:formula="of:=[.AP32]/[.B7]" office:value-type="float" office:value="6.95366941592325" calcext:value-type="float">
            <text:p>6.95366941592325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2065" calcext:value-type="float">
            <text:p>0.152065</text:p>
          </table:table-cell>
          <table:table-cell office:value-type="float" office:value="1082.97" calcext:value-type="float">
            <text:p>1082.97</text:p>
          </table:table-cell>
          <table:table-cell table:formula="of:=[.B33]/[.B8]" office:value-type="float" office:value="0.993700540420443" calcext:value-type="float">
            <text:p>0.993700540420443</text:p>
          </table:table-cell>
          <table:table-cell table:number-columns-repeated="2"/>
          <table:table-cell office:value-type="float" office:value="0.16526" calcext:value-type="float">
            <text:p>0.16526</text:p>
          </table:table-cell>
          <table:table-cell office:value-type="float" office:value="36.1292" calcext:value-type="float">
            <text:p>36.1292</text:p>
          </table:table-cell>
          <table:table-cell table:formula="of:=[.G33]/[.B8]" office:value-type="float" office:value="1.0799260270929" calcext:value-type="float">
            <text:p>1.0799260270929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164593" calcext:value-type="float">
            <text:p>0.164593</text:p>
          </table:table-cell>
          <table:table-cell office:value-type="float" office:value="181.031" calcext:value-type="float">
            <text:p>181.031</text:p>
          </table:table-cell>
          <table:table-cell table:formula="of:=[.L33]/[.B8]" office:value-type="float" office:value="1.07556737611825" calcext:value-type="float">
            <text:p>1.07556737611825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200269" calcext:value-type="float">
            <text:p>0.200269</text:p>
          </table:table-cell>
          <table:table-cell office:value-type="float" office:value="826.658" calcext:value-type="float">
            <text:p>826.658</text:p>
          </table:table-cell>
          <table:table-cell table:formula="of:=[.Q33]/[.B8]" office:value-type="float" office:value="1.30869965823471" calcext:value-type="float">
            <text:p>1.30869965823471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349776" calcext:value-type="float">
            <text:p>0.349776</text:p>
          </table:table-cell>
          <table:table-cell office:value-type="float" office:value="23.0461" calcext:value-type="float">
            <text:p>23.0461</text:p>
          </table:table-cell>
          <table:table-cell table:formula="of:=[.V33]/[.B8]" office:value-type="float" office:value="2.28568441275837" calcext:value-type="float">
            <text:p>2.28568441275837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563995" calcext:value-type="float">
            <text:p>0.563995</text:p>
          </table:table-cell>
          <table:table-cell office:value-type="float" office:value="35.515" calcext:value-type="float">
            <text:p>35.515</text:p>
          </table:table-cell>
          <table:table-cell table:formula="of:=[.AA33]/[.B8]" office:value-type="float" office:value="3.68554326304165" calcext:value-type="float">
            <text:p>3.68554326304165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1.003137" calcext:value-type="float">
            <text:p>1.003137</text:p>
          </table:table-cell>
          <table:table-cell office:value-type="float" office:value="1" calcext:value-type="float">
            <text:p>1</text:p>
          </table:table-cell>
          <table:table-cell table:formula="of:=[.AF33]/[.B8]" office:value-type="float" office:value="6.55520848989407" calcext:value-type="float">
            <text:p>6.55520848989407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883117" calcext:value-type="float">
            <text:p>0.883117</text:p>
          </table:table-cell>
          <table:table-cell office:value-type="float" office:value="3.49469" calcext:value-type="float">
            <text:p>3.49469</text:p>
          </table:table-cell>
          <table:table-cell table:formula="of:=[.AK33]/[.B8]" office:value-type="float" office:value="5.77091270282103" calcext:value-type="float">
            <text:p>5.77091270282103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780782" calcext:value-type="float">
            <text:p>0.780782</text:p>
          </table:table-cell>
          <table:table-cell office:value-type="float" office:value="118.273" calcext:value-type="float">
            <text:p>118.273</text:p>
          </table:table-cell>
          <table:table-cell table:formula="of:=[.AP33]/[.B8]" office:value-type="float" office:value="5.10218324631279" calcext:value-type="float">
            <text:p>5.10218324631279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798" calcext:value-type="float">
            <text:p>0.071798</text:p>
          </table:table-cell>
          <table:table-cell office:value-type="float" office:value="1004.11" calcext:value-type="float">
            <text:p>1004.11</text:p>
          </table:table-cell>
          <table:table-cell table:formula="of:=[.B34]/[.B9]" office:value-type="float" office:value="1.00574326217291" calcext:value-type="float">
            <text:p>1.00574326217291</text:p>
          </table:table-cell>
          <table:table-cell table:number-columns-repeated="2"/>
          <table:table-cell office:value-type="float" office:value="0.087256" calcext:value-type="float">
            <text:p>0.087256</text:p>
          </table:table-cell>
          <table:table-cell office:value-type="float" office:value="37.1503" calcext:value-type="float">
            <text:p>37.1503</text:p>
          </table:table-cell>
          <table:table-cell table:formula="of:=[.G34]/[.B9]" office:value-type="float" office:value="1.2222782540483" calcext:value-type="float">
            <text:p>1.2222782540483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076494" calcext:value-type="float">
            <text:p>0.076494</text:p>
          </table:table-cell>
          <table:table-cell office:value-type="float" office:value="182.962" calcext:value-type="float">
            <text:p>182.962</text:p>
          </table:table-cell>
          <table:table-cell table:formula="of:=[.L34]/[.B9]" office:value-type="float" office:value="1.07152462598756" calcext:value-type="float">
            <text:p>1.07152462598756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090004" calcext:value-type="float">
            <text:p>0.090004</text:p>
          </table:table-cell>
          <table:table-cell office:value-type="float" office:value="868.731" calcext:value-type="float">
            <text:p>868.731</text:p>
          </table:table-cell>
          <table:table-cell table:formula="of:=[.Q34]/[.B9]" office:value-type="float" office:value="1.26077211856334" calcext:value-type="float">
            <text:p>1.26077211856334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228267" calcext:value-type="float">
            <text:p>0.228267</text:p>
          </table:table-cell>
          <table:table-cell office:value-type="float" office:value="21.9762" calcext:value-type="float">
            <text:p>21.9762</text:p>
          </table:table-cell>
          <table:table-cell table:formula="of:=[.V34]/[.B9]" office:value-type="float" office:value="3.19755421079173" calcext:value-type="float">
            <text:p>3.19755421079173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357734" calcext:value-type="float">
            <text:p>0.357734</text:p>
          </table:table-cell>
          <table:table-cell office:value-type="float" office:value="34.2059" calcext:value-type="float">
            <text:p>34.2059</text:p>
          </table:table-cell>
          <table:table-cell table:formula="of:=[.AA34]/[.B9]" office:value-type="float" office:value="5.01112231747633" calcext:value-type="float">
            <text:p>5.01112231747633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83868" calcext:value-type="float">
            <text:p>0.83868</text:p>
          </table:table-cell>
          <table:table-cell office:value-type="float" office:value="1" calcext:value-type="float">
            <text:p>1</text:p>
          </table:table-cell>
          <table:table-cell table:formula="of:=[.AF34]/[.B9]" office:value-type="float" office:value="11.748192973609" calcext:value-type="float">
            <text:p>11.748192973609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571105" calcext:value-type="float">
            <text:p>0.571105</text:p>
          </table:table-cell>
          <table:table-cell office:value-type="float" office:value="3.96748" calcext:value-type="float">
            <text:p>3.96748</text:p>
          </table:table-cell>
          <table:table-cell table:formula="of:=[.AK34]/[.B9]" office:value-type="float" office:value="8.00001400795652" calcext:value-type="float">
            <text:p>8.00001400795652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588761" calcext:value-type="float">
            <text:p>0.588761</text:p>
          </table:table-cell>
          <table:table-cell office:value-type="float" office:value="218.149" calcext:value-type="float">
            <text:p>218.149</text:p>
          </table:table-cell>
          <table:table-cell table:formula="of:=[.AP34]/[.B9]" office:value-type="float" office:value="8.24733848826133" calcext:value-type="float">
            <text:p>8.2473384882613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36901" calcext:value-type="float">
            <text:p>0.036901</text:p>
          </table:table-cell>
          <table:table-cell office:value-type="float" office:value="990.071" calcext:value-type="float">
            <text:p>990.071</text:p>
          </table:table-cell>
          <table:table-cell table:formula="of:=[.B35]/[.B10]" office:value-type="float" office:value="1.23671157584288" calcext:value-type="float">
            <text:p>1.23671157584288</text:p>
          </table:table-cell>
          <table:table-cell table:number-columns-repeated="2"/>
          <table:table-cell office:value-type="float" office:value="0.05715" calcext:value-type="float">
            <text:p>0.05715</text:p>
          </table:table-cell>
          <table:table-cell office:value-type="float" office:value="37.3073" calcext:value-type="float">
            <text:p>37.3073</text:p>
          </table:table-cell>
          <table:table-cell table:formula="of:=[.G35]/[.B10]" office:value-type="float" office:value="1.91534285139755" calcext:value-type="float">
            <text:p>1.91534285139755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042195" calcext:value-type="float">
            <text:p>0.042195</text:p>
          </table:table-cell>
          <table:table-cell office:value-type="float" office:value="162.77" calcext:value-type="float">
            <text:p>162.77</text:p>
          </table:table-cell>
          <table:table-cell table:formula="of:=[.L35]/[.B10]" office:value-type="float" office:value="1.41413633621556" calcext:value-type="float">
            <text:p>1.41413633621556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074986" calcext:value-type="float">
            <text:p>0.074986</text:p>
          </table:table-cell>
          <table:table-cell office:value-type="float" office:value="846.234" calcext:value-type="float">
            <text:p>846.234</text:p>
          </table:table-cell>
          <table:table-cell table:formula="of:=[.Q35]/[.B10]" office:value-type="float" office:value="2.51310409544876" calcext:value-type="float">
            <text:p>2.51310409544876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204593" calcext:value-type="float">
            <text:p>0.204593</text:p>
          </table:table-cell>
          <table:table-cell office:value-type="float" office:value="23.2139" calcext:value-type="float">
            <text:p>23.2139</text:p>
          </table:table-cell>
          <table:table-cell table:formula="of:=[.V35]/[.B10]" office:value-type="float" office:value="6.85679335076078" calcext:value-type="float">
            <text:p>6.85679335076078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310245" calcext:value-type="float">
            <text:p>0.310245</text:p>
          </table:table-cell>
          <table:table-cell office:value-type="float" office:value="34.2577" calcext:value-type="float">
            <text:p>34.2577</text:p>
          </table:table-cell>
          <table:table-cell table:formula="of:=[.AA35]/[.B10]" office:value-type="float" office:value="10.3976472953951" calcext:value-type="float">
            <text:p>10.3976472953951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540724" calcext:value-type="float">
            <text:p>0.540724</text:p>
          </table:table-cell>
          <table:table-cell office:value-type="float" office:value="1" calcext:value-type="float">
            <text:p>1</text:p>
          </table:table-cell>
          <table:table-cell table:formula="of:=[.AF35]/[.B10]" office:value-type="float" office:value="18.1219920906227" calcext:value-type="float">
            <text:p>18.1219920906227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60143" calcext:value-type="float">
            <text:p>0.60143</text:p>
          </table:table-cell>
          <table:table-cell office:value-type="float" office:value="3.33002" calcext:value-type="float">
            <text:p>3.33002</text:p>
          </table:table-cell>
          <table:table-cell table:formula="of:=[.AK35]/[.B10]" office:value-type="float" office:value="20.1565118305516" calcext:value-type="float">
            <text:p>20.1565118305516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541797" calcext:value-type="float">
            <text:p>0.541797</text:p>
          </table:table-cell>
          <table:table-cell office:value-type="float" office:value="213.526" calcext:value-type="float">
            <text:p>213.526</text:p>
          </table:table-cell>
          <table:table-cell table:formula="of:=[.AP35]/[.B10]" office:value-type="float" office:value="18.1579529459079" calcext:value-type="float">
            <text:p>18.1579529459079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46249" calcext:value-type="float">
            <text:p>0.046249</text:p>
          </table:table-cell>
          <table:table-cell office:value-type="float" office:value="993.317" calcext:value-type="float">
            <text:p>993.317</text:p>
          </table:table-cell>
          <table:table-cell table:formula="of:=[.B36]/[.B11]" office:value-type="float" office:value="1.1940155935354" calcext:value-type="float">
            <text:p>1.1940155935354</text:p>
          </table:table-cell>
          <table:table-cell table:number-columns-repeated="2"/>
          <table:table-cell office:value-type="float" office:value="0.086313" calcext:value-type="float">
            <text:p>0.086313</text:p>
          </table:table-cell>
          <table:table-cell office:value-type="float" office:value="41.1508" calcext:value-type="float">
            <text:p>41.1508</text:p>
          </table:table-cell>
          <table:table-cell table:formula="of:=[.G36]/[.B11]" office:value-type="float" office:value="2.22835235193887" calcext:value-type="float">
            <text:p>2.22835235193887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073748" calcext:value-type="float">
            <text:p>0.073748</text:p>
          </table:table-cell>
          <table:table-cell office:value-type="float" office:value="166.027" calcext:value-type="float">
            <text:p>166.027</text:p>
          </table:table-cell>
          <table:table-cell table:formula="of:=[.L36]/[.B11]" office:value-type="float" office:value="1.90396034491661" calcext:value-type="float">
            <text:p>1.90396034491661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852.637" calcext:value-type="float">
            <text:p>852.637</text:p>
          </table:table-cell>
          <table:table-cell table:formula="of:=[.Q36]/[.B11]" office:value-type="float" office:value="3.61119429958176" calcext:value-type="float">
            <text:p>3.61119429958176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363499" calcext:value-type="float">
            <text:p>0.363499</text:p>
          </table:table-cell>
          <table:table-cell office:value-type="float" office:value="22.5678" calcext:value-type="float">
            <text:p>22.5678</text:p>
          </table:table-cell>
          <table:table-cell table:formula="of:=[.V36]/[.B11]" office:value-type="float" office:value="9.38449424278412" calcext:value-type="float">
            <text:p>9.38449424278412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573692" calcext:value-type="float">
            <text:p>0.573692</text:p>
          </table:table-cell>
          <table:table-cell office:value-type="float" office:value="35.0415" calcext:value-type="float">
            <text:p>35.0415</text:p>
          </table:table-cell>
          <table:table-cell table:formula="of:=[.AA36]/[.B11]" office:value-type="float" office:value="14.8110703774462" calcext:value-type="float">
            <text:p>14.8110703774462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1.098052" calcext:value-type="float">
            <text:p>1.098052</text:p>
          </table:table-cell>
          <table:table-cell office:value-type="float" office:value="1" calcext:value-type="float">
            <text:p>1</text:p>
          </table:table-cell>
          <table:table-cell table:formula="of:=[.AF36]/[.B11]" office:value-type="float" office:value="28.348531006351" calcext:value-type="float">
            <text:p>28.348531006351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1.008587" calcext:value-type="float">
            <text:p>1.008587</text:p>
          </table:table-cell>
          <table:table-cell office:value-type="float" office:value="3.26361" calcext:value-type="float">
            <text:p>3.26361</text:p>
          </table:table-cell>
          <table:table-cell table:formula="of:=[.AK36]/[.B11]" office:value-type="float" office:value="26.0388031187071" calcext:value-type="float">
            <text:p>26.0388031187071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909662" calcext:value-type="float">
            <text:p>0.909662</text:p>
          </table:table-cell>
          <table:table-cell office:value-type="float" office:value="166.205" calcext:value-type="float">
            <text:p>166.205</text:p>
          </table:table-cell>
          <table:table-cell table:formula="of:=[.AP36]/[.B11]" office:value-type="float" office:value="23.4848453555016" calcext:value-type="float">
            <text:p>23.4848453555016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40181" calcext:value-type="float">
            <text:p>0.040181</text:p>
          </table:table-cell>
          <table:table-cell office:value-type="float" office:value="1038.23" calcext:value-type="float">
            <text:p>1038.23</text:p>
          </table:table-cell>
          <table:table-cell table:formula="of:=[.B37]/[.B12]" office:value-type="float" office:value="1.28550404709345" calcext:value-type="float">
            <text:p>1.28550404709345</text:p>
          </table:table-cell>
          <table:table-cell table:number-columns-repeated="2"/>
          <table:table-cell office:value-type="float" office:value="0.063857" calcext:value-type="float">
            <text:p>0.063857</text:p>
          </table:table-cell>
          <table:table-cell office:value-type="float" office:value="38.0568" calcext:value-type="float">
            <text:p>38.0568</text:p>
          </table:table-cell>
          <table:table-cell table:formula="of:=[.G37]/[.B12]" office:value-type="float" office:value="2.04296637553188" calcext:value-type="float">
            <text:p>2.04296637553188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055004" calcext:value-type="float">
            <text:p>0.055004</text:p>
          </table:table-cell>
          <table:table-cell office:value-type="float" office:value="176.009" calcext:value-type="float">
            <text:p>176.009</text:p>
          </table:table-cell>
          <table:table-cell table:formula="of:=[.L37]/[.B12]" office:value-type="float" office:value="1.7597338196244" calcext:value-type="float">
            <text:p>1.7597338196244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095569" calcext:value-type="float">
            <text:p>0.095569</text:p>
          </table:table-cell>
          <table:table-cell office:value-type="float" office:value="883.096" calcext:value-type="float">
            <text:p>883.096</text:p>
          </table:table-cell>
          <table:table-cell table:formula="of:=[.Q37]/[.B12]" office:value-type="float" office:value="3.05752311482228" calcext:value-type="float">
            <text:p>3.05752311482228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244652" calcext:value-type="float">
            <text:p>0.244652</text:p>
          </table:table-cell>
          <table:table-cell office:value-type="float" office:value="21.6358" calcext:value-type="float">
            <text:p>21.6358</text:p>
          </table:table-cell>
          <table:table-cell table:formula="of:=[.V37]/[.B12]" office:value-type="float" office:value="7.82711072719711" calcext:value-type="float">
            <text:p>7.82711072719711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382052" calcext:value-type="float">
            <text:p>0.382052</text:p>
          </table:table-cell>
          <table:table-cell office:value-type="float" office:value="34.679" calcext:value-type="float">
            <text:p>34.679</text:p>
          </table:table-cell>
          <table:table-cell table:formula="of:=[.AA37]/[.B12]" office:value-type="float" office:value="12.2229260645615" calcext:value-type="float">
            <text:p>12.2229260645615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658642" calcext:value-type="float">
            <text:p>0.658642</text:p>
          </table:table-cell>
          <table:table-cell office:value-type="float" office:value="1" calcext:value-type="float">
            <text:p>1</text:p>
          </table:table-cell>
          <table:table-cell table:formula="of:=[.AF37]/[.B12]" office:value-type="float" office:value="21.0718239114438" calcext:value-type="float">
            <text:p>21.0718239114438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703829" calcext:value-type="float">
            <text:p>0.703829</text:p>
          </table:table-cell>
          <table:table-cell office:value-type="float" office:value="3.3866" calcext:value-type="float">
            <text:p>3.3866</text:p>
          </table:table-cell>
          <table:table-cell table:formula="of:=[.AK37]/[.B12]" office:value-type="float" office:value="22.5174840835653" calcext:value-type="float">
            <text:p>22.5174840835653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606453" calcext:value-type="float">
            <text:p>0.606453</text:p>
          </table:table-cell>
          <table:table-cell office:value-type="float" office:value="193.58" calcext:value-type="float">
            <text:p>193.58</text:p>
          </table:table-cell>
          <table:table-cell table:formula="of:=[.AP37]/[.B12]" office:value-type="float" office:value="19.4021499184183" calcext:value-type="float">
            <text:p>19.4021499184183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9291" calcext:value-type="float">
            <text:p>0.029291</text:p>
          </table:table-cell>
          <table:table-cell office:value-type="float" office:value="1006.17" calcext:value-type="float">
            <text:p>1006.17</text:p>
          </table:table-cell>
          <table:table-cell table:formula="of:=[.B38]/[.B13]" office:value-type="float" office:value="1.19098154021306" calcext:value-type="float">
            <text:p>1.19098154021306</text:p>
          </table:table-cell>
          <table:table-cell table:number-columns-repeated="2"/>
          <table:table-cell office:value-type="float" office:value="0.037974" calcext:value-type="float">
            <text:p>0.037974</text:p>
          </table:table-cell>
          <table:table-cell office:value-type="float" office:value="37.5402" calcext:value-type="float">
            <text:p>37.5402</text:p>
          </table:table-cell>
          <table:table-cell table:formula="of:=[.G38]/[.B13]" office:value-type="float" office:value="1.54403513051964" calcext:value-type="float">
            <text:p>1.54403513051964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029989" calcext:value-type="float">
            <text:p>0.029989</text:p>
          </table:table-cell>
          <table:table-cell office:value-type="float" office:value="175.106" calcext:value-type="float">
            <text:p>175.106</text:p>
          </table:table-cell>
          <table:table-cell table:formula="of:=[.L38]/[.B13]" office:value-type="float" office:value="1.21936244612507" calcext:value-type="float">
            <text:p>1.21936244612507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044289" calcext:value-type="float">
            <text:p>0.044289</text:p>
          </table:table-cell>
          <table:table-cell office:value-type="float" office:value="815.552" calcext:value-type="float">
            <text:p>815.552</text:p>
          </table:table-cell>
          <table:table-cell table:formula="of:=[.Q38]/[.B13]" office:value-type="float" office:value="1.80080507440839" calcext:value-type="float">
            <text:p>1.80080507440839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23.4326" calcext:value-type="float">
            <text:p>23.4326</text:p>
          </table:table-cell>
          <table:table-cell table:formula="of:=[.V38]/[.B13]" office:value-type="float" office:value="4.31377571765471" calcext:value-type="float">
            <text:p>4.31377571765471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158462" calcext:value-type="float">
            <text:p>0.158462</text:p>
          </table:table-cell>
          <table:table-cell office:value-type="float" office:value="34.2429" calcext:value-type="float">
            <text:p>34.2429</text:p>
          </table:table-cell>
          <table:table-cell table:formula="of:=[.AA38]/[.B13]" office:value-type="float" office:value="6.44311620720501" calcext:value-type="float">
            <text:p>6.44311620720501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296171" calcext:value-type="float">
            <text:p>0.296171</text:p>
          </table:table-cell>
          <table:table-cell office:value-type="float" office:value="1" calcext:value-type="float">
            <text:p>1</text:p>
          </table:table-cell>
          <table:table-cell table:formula="of:=[.AF38]/[.B13]" office:value-type="float" office:value="12.0424087175734" calcext:value-type="float">
            <text:p>12.0424087175734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254427" calcext:value-type="float">
            <text:p>0.254427</text:p>
          </table:table-cell>
          <table:table-cell office:value-type="float" office:value="2.85634" calcext:value-type="float">
            <text:p>2.85634</text:p>
          </table:table-cell>
          <table:table-cell table:formula="of:=[.AK38]/[.B13]" office:value-type="float" office:value="10.34508416687" calcext:value-type="float">
            <text:p>10.34508416687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228118" calcext:value-type="float">
            <text:p>0.228118</text:p>
          </table:table-cell>
          <table:table-cell office:value-type="float" office:value="191.453" calcext:value-type="float">
            <text:p>191.453</text:p>
          </table:table-cell>
          <table:table-cell table:formula="of:=[.AP38]/[.B13]" office:value-type="float" office:value="9.27535171179963" calcext:value-type="float">
            <text:p>9.27535171179963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9339" calcext:value-type="float">
            <text:p>0.019339</text:p>
          </table:table-cell>
          <table:table-cell office:value-type="float" office:value="995.038" calcext:value-type="float">
            <text:p>995.038</text:p>
          </table:table-cell>
          <table:table-cell table:formula="of:=[.B39]/[.B14]" office:value-type="float" office:value="1.15415373597517" calcext:value-type="float">
            <text:p>1.15415373597517</text:p>
          </table:table-cell>
          <table:table-cell table:number-columns-repeated="2"/>
          <table:table-cell office:value-type="float" office:value="0.016124" calcext:value-type="float">
            <text:p>0.016124</text:p>
          </table:table-cell>
          <table:table-cell office:value-type="float" office:value="39.1318" calcext:value-type="float">
            <text:p>39.1318</text:p>
          </table:table-cell>
          <table:table-cell table:formula="of:=[.G39]/[.B14]" office:value-type="float" office:value="0.962282167581762" calcext:value-type="float">
            <text:p>0.962282167581762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159.406" calcext:value-type="float">
            <text:p>159.406</text:p>
          </table:table-cell>
          <table:table-cell table:formula="of:=[.L39]/[.B14]" office:value-type="float" office:value="0.658868465027453" calcext:value-type="float">
            <text:p>0.658868465027453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11585" calcext:value-type="float">
            <text:p>0.011585</text:p>
          </table:table-cell>
          <table:table-cell office:value-type="float" office:value="825.758" calcext:value-type="float">
            <text:p>825.758</text:p>
          </table:table-cell>
          <table:table-cell table:formula="of:=[.Q39]/[.B14]" office:value-type="float" office:value="0.691394127476725" calcext:value-type="float">
            <text:p>0.691394127476725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09553" calcext:value-type="float">
            <text:p>0.009553</text:p>
          </table:table-cell>
          <table:table-cell office:value-type="float" office:value="23.6711" calcext:value-type="float">
            <text:p>23.6711</text:p>
          </table:table-cell>
          <table:table-cell table:formula="of:=[.V39]/[.B14]" office:value-type="float" office:value="0.570124134638338" calcext:value-type="float">
            <text:p>0.570124134638338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16374" calcext:value-type="float">
            <text:p>0.016374</text:p>
          </table:table-cell>
          <table:table-cell office:value-type="float" office:value="35.511" calcext:value-type="float">
            <text:p>35.511</text:p>
          </table:table-cell>
          <table:table-cell table:formula="of:=[.AA39]/[.B14]" office:value-type="float" office:value="0.977202196228217" calcext:value-type="float">
            <text:p>0.977202196228217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23194" calcext:value-type="float">
            <text:p>0.023194</text:p>
          </table:table-cell>
          <table:table-cell office:value-type="float" office:value="1" calcext:value-type="float">
            <text:p>1</text:p>
          </table:table-cell>
          <table:table-cell table:formula="of:=[.AF39]/[.B14]" office:value-type="float" office:value="1.38422057770351" calcext:value-type="float">
            <text:p>1.38422057770351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3.28833" calcext:value-type="float">
            <text:p>3.28833</text:p>
          </table:table-cell>
          <table:table-cell table:formula="of:=[.AK39]/[.B14]" office:value-type="float" office:value="1.07722606827405" calcext:value-type="float">
            <text:p>1.07722606827405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23169" calcext:value-type="float">
            <text:p>0.023169</text:p>
          </table:table-cell>
          <table:table-cell office:value-type="float" office:value="130.082" calcext:value-type="float">
            <text:p>130.082</text:p>
          </table:table-cell>
          <table:table-cell table:formula="of:=[.AP39]/[.B14]" office:value-type="float" office:value="1.38272857483886" calcext:value-type="float">
            <text:p>1.38272857483886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8147" calcext:value-type="float">
            <text:p>0.028147</text:p>
          </table:table-cell>
          <table:table-cell office:value-type="float" office:value="972.835" calcext:value-type="float">
            <text:p>972.835</text:p>
          </table:table-cell>
          <table:table-cell table:formula="of:=[.B40]/[.B15]" office:value-type="float" office:value="1.15902820671196" calcext:value-type="float">
            <text:p>1.15902820671196</text:p>
          </table:table-cell>
          <table:table-cell table:number-columns-repeated="2"/>
          <table:table-cell office:value-type="float" office:value="0.035988" calcext:value-type="float">
            <text:p>0.035988</text:p>
          </table:table-cell>
          <table:table-cell office:value-type="float" office:value="38.5933" calcext:value-type="float">
            <text:p>38.5933</text:p>
          </table:table-cell>
          <table:table-cell table:formula="of:=[.G40]/[.B15]" office:value-type="float" office:value="1.48190240889438" calcext:value-type="float">
            <text:p>1.48190240889438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026591" calcext:value-type="float">
            <text:p>0.026591</text:p>
          </table:table-cell>
          <table:table-cell office:value-type="float" office:value="161.718" calcext:value-type="float">
            <text:p>161.718</text:p>
          </table:table-cell>
          <table:table-cell table:formula="of:=[.L40]/[.B15]" office:value-type="float" office:value="1.09495573399218" calcext:value-type="float">
            <text:p>1.09495573399218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042047" calcext:value-type="float">
            <text:p>0.042047</text:p>
          </table:table-cell>
          <table:table-cell office:value-type="float" office:value="832.581" calcext:value-type="float">
            <text:p>832.581</text:p>
          </table:table-cell>
          <table:table-cell table:formula="of:=[.Q40]/[.B15]" office:value-type="float" office:value="1.7313979822936" calcext:value-type="float">
            <text:p>1.7313979822936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105961" calcext:value-type="float">
            <text:p>0.105961</text:p>
          </table:table-cell>
          <table:table-cell office:value-type="float" office:value="23.5363" calcext:value-type="float">
            <text:p>23.5363</text:p>
          </table:table-cell>
          <table:table-cell table:formula="of:=[.V40]/[.B15]" office:value-type="float" office:value="4.36322833024501" calcext:value-type="float">
            <text:p>4.36322833024501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158337" calcext:value-type="float">
            <text:p>0.158337</text:p>
          </table:table-cell>
          <table:table-cell office:value-type="float" office:value="34.4544" calcext:value-type="float">
            <text:p>34.4544</text:p>
          </table:table-cell>
          <table:table-cell table:formula="of:=[.AA40]/[.B15]" office:value-type="float" office:value="6.51995058678197" calcext:value-type="float">
            <text:p>6.51995058678197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271864" calcext:value-type="float">
            <text:p>0.271864</text:p>
          </table:table-cell>
          <table:table-cell office:value-type="float" office:value="1" calcext:value-type="float">
            <text:p>1</text:p>
          </table:table-cell>
          <table:table-cell table:formula="of:=[.AF40]/[.B15]" office:value-type="float" office:value="11.1947292567428" calcext:value-type="float">
            <text:p>11.1947292567428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280505" calcext:value-type="float">
            <text:p>0.280505</text:p>
          </table:table-cell>
          <table:table-cell office:value-type="float" office:value="2.73208" calcext:value-type="float">
            <text:p>2.73208</text:p>
          </table:table-cell>
          <table:table-cell table:formula="of:=[.AK40]/[.B15]" office:value-type="float" office:value="11.5505456042825" calcext:value-type="float">
            <text:p>11.5505456042825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164.601" calcext:value-type="float">
            <text:p>164.601</text:p>
          </table:table-cell>
          <table:table-cell table:formula="of:=[.AP40]/[.B15]" office:value-type="float" office:value="10.4056825200741" calcext:value-type="float">
            <text:p>10.405682520074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974.832" calcext:value-type="float">
            <text:p>974.832</text:p>
          </table:table-cell>
          <table:table-cell table:formula="of:=[.B41]/[.B16]" office:value-type="float" office:value="1.19350180505415" calcext:value-type="float">
            <text:p>1.19350180505415</text:p>
          </table:table-cell>
          <table:table-cell table:number-columns-repeated="2"/>
          <table:table-cell office:value-type="float" office:value="0.034799" calcext:value-type="float">
            <text:p>0.034799</text:p>
          </table:table-cell>
          <table:table-cell office:value-type="float" office:value="38.3219" calcext:value-type="float">
            <text:p>38.3219</text:p>
          </table:table-cell>
          <table:table-cell table:formula="of:=[.G41]/[.B16]" office:value-type="float" office:value="1.47797833935018" calcext:value-type="float">
            <text:p>1.47797833935018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026566" calcext:value-type="float">
            <text:p>0.026566</text:p>
          </table:table-cell>
          <table:table-cell office:value-type="float" office:value="152.296" calcext:value-type="float">
            <text:p>152.296</text:p>
          </table:table-cell>
          <table:table-cell table:formula="of:=[.L41]/[.B16]" office:value-type="float" office:value="1.12830749628371" calcext:value-type="float">
            <text:p>1.12830749628371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036832" calcext:value-type="float">
            <text:p>0.036832</text:p>
          </table:table-cell>
          <table:table-cell office:value-type="float" office:value="834.244" calcext:value-type="float">
            <text:p>834.244</text:p>
          </table:table-cell>
          <table:table-cell table:formula="of:=[.Q41]/[.B16]" office:value-type="float" office:value="1.56432363559142" calcext:value-type="float">
            <text:p>1.56432363559142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087849" calcext:value-type="float">
            <text:p>0.087849</text:p>
          </table:table-cell>
          <table:table-cell office:value-type="float" office:value="23.4567" calcext:value-type="float">
            <text:p>23.4567</text:p>
          </table:table-cell>
          <table:table-cell table:formula="of:=[.V41]/[.B16]" office:value-type="float" office:value="3.73111063920153" calcext:value-type="float">
            <text:p>3.73111063920153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127495" calcext:value-type="float">
            <text:p>0.127495</text:p>
          </table:table-cell>
          <table:table-cell office:value-type="float" office:value="34.4355" calcext:value-type="float">
            <text:p>34.4355</text:p>
          </table:table-cell>
          <table:table-cell table:formula="of:=[.AA41]/[.B16]" office:value-type="float" office:value="5.41495009556169" calcext:value-type="float">
            <text:p>5.41495009556169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202724" calcext:value-type="float">
            <text:p>0.202724</text:p>
          </table:table-cell>
          <table:table-cell office:value-type="float" office:value="1" calcext:value-type="float">
            <text:p>1</text:p>
          </table:table-cell>
          <table:table-cell table:formula="of:=[.AF41]/[.B16]" office:value-type="float" office:value="8.61006583138671" calcext:value-type="float">
            <text:p>8.61006583138671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208939" calcext:value-type="float">
            <text:p>0.208939</text:p>
          </table:table-cell>
          <table:table-cell office:value-type="float" office:value="2.316" calcext:value-type="float">
            <text:p>2.316</text:p>
          </table:table-cell>
          <table:table-cell table:formula="of:=[.AK41]/[.B16]" office:value-type="float" office:value="8.8740284561478" calcext:value-type="float">
            <text:p>8.8740284561478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20023" calcext:value-type="float">
            <text:p>0.20023</text:p>
          </table:table-cell>
          <table:table-cell office:value-type="float" office:value="147.236" calcext:value-type="float">
            <text:p>147.236</text:p>
          </table:table-cell>
          <table:table-cell table:formula="of:=[.AP41]/[.B16]" office:value-type="float" office:value="8.50414100658314" calcext:value-type="float">
            <text:p>8.5041410065831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3721" calcext:value-type="float">
            <text:p>0.023721</text:p>
          </table:table-cell>
          <table:table-cell office:value-type="float" office:value="989.192" calcext:value-type="float">
            <text:p>989.192</text:p>
          </table:table-cell>
          <table:table-cell table:formula="of:=[.B42]/[.B17]" office:value-type="float" office:value="1.16216745872324" calcext:value-type="float">
            <text:p>1.16216745872324</text:p>
          </table:table-cell>
          <table:table-cell table:number-columns-repeated="2"/>
          <table:table-cell office:value-type="float" office:value="0.025018" calcext:value-type="float">
            <text:p>0.025018</text:p>
          </table:table-cell>
          <table:table-cell office:value-type="float" office:value="38.5932" calcext:value-type="float">
            <text:p>38.5932</text:p>
          </table:table-cell>
          <table:table-cell table:formula="of:=[.G42]/[.B17]" office:value-type="float" office:value="1.22571162608397" calcext:value-type="float">
            <text:p>1.22571162608397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018061" calcext:value-type="float">
            <text:p>0.018061</text:p>
          </table:table-cell>
          <table:table-cell office:value-type="float" office:value="145.715" calcext:value-type="float">
            <text:p>145.715</text:p>
          </table:table-cell>
          <table:table-cell table:formula="of:=[.L42]/[.B17]" office:value-type="float" office:value="0.884866003625496" calcext:value-type="float">
            <text:p>0.884866003625496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022708" calcext:value-type="float">
            <text:p>0.022708</text:p>
          </table:table-cell>
          <table:table-cell office:value-type="float" office:value="817.34" calcext:value-type="float">
            <text:p>817.34</text:p>
          </table:table-cell>
          <table:table-cell table:formula="of:=[.Q42]/[.B17]" office:value-type="float" office:value="1.11253735730733" calcext:value-type="float">
            <text:p>1.11253735730733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042696" calcext:value-type="float">
            <text:p>0.042696</text:p>
          </table:table-cell>
          <table:table-cell office:value-type="float" office:value="24.3063" calcext:value-type="float">
            <text:p>24.3063</text:p>
          </table:table-cell>
          <table:table-cell table:formula="of:=[.V42]/[.B17]" office:value-type="float" office:value="2.09181323795992" calcext:value-type="float">
            <text:p>2.09181323795992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075088" calcext:value-type="float">
            <text:p>0.075088</text:p>
          </table:table-cell>
          <table:table-cell office:value-type="float" office:value="34.9615" calcext:value-type="float">
            <text:p>34.9615</text:p>
          </table:table-cell>
          <table:table-cell table:formula="of:=[.AA42]/[.B17]" office:value-type="float" office:value="3.67880064671011" calcext:value-type="float">
            <text:p>3.67880064671011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132008" calcext:value-type="float">
            <text:p>0.132008</text:p>
          </table:table-cell>
          <table:table-cell office:value-type="float" office:value="1" calcext:value-type="float">
            <text:p>1</text:p>
          </table:table-cell>
          <table:table-cell table:formula="of:=[.AF42]/[.B17]" office:value-type="float" office:value="6.46749301847043" calcext:value-type="float">
            <text:p>6.46749301847043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117126" calcext:value-type="float">
            <text:p>0.117126</text:p>
          </table:table-cell>
          <table:table-cell office:value-type="float" office:value="2.59703" calcext:value-type="float">
            <text:p>2.59703</text:p>
          </table:table-cell>
          <table:table-cell table:formula="of:=[.AK42]/[.B17]" office:value-type="float" office:value="5.73837636568517" calcext:value-type="float">
            <text:p>5.73837636568517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101767" calcext:value-type="float">
            <text:p>0.101767</text:p>
          </table:table-cell>
          <table:table-cell office:value-type="float" office:value="137.996" calcext:value-type="float">
            <text:p>137.996</text:p>
          </table:table-cell>
          <table:table-cell table:formula="of:=[.AP42]/[.B17]" office:value-type="float" office:value="4.98588996129538" calcext:value-type="float">
            <text:p>4.9858899612953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4942" calcext:value-type="float">
            <text:p>0.024942</text:p>
          </table:table-cell>
          <table:table-cell office:value-type="float" office:value="974.182" calcext:value-type="float">
            <text:p>974.182</text:p>
          </table:table-cell>
          <table:table-cell table:formula="of:=[.B43]/[.B18]" office:value-type="float" office:value="1.21721731491874" calcext:value-type="float">
            <text:p>1.21721731491874</text:p>
          </table:table-cell>
          <table:table-cell table:number-columns-repeated="2"/>
          <table:table-cell office:value-type="float" office:value="0.026983" calcext:value-type="float">
            <text:p>0.026983</text:p>
          </table:table-cell>
          <table:table-cell office:value-type="float" office:value="38.3966" calcext:value-type="float">
            <text:p>38.3966</text:p>
          </table:table-cell>
          <table:table-cell table:formula="of:=[.G43]/[.B18]" office:value-type="float" office:value="1.31682201942316" calcext:value-type="float">
            <text:p>1.31682201942316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164.35" calcext:value-type="float">
            <text:p>164.35</text:p>
          </table:table-cell>
          <table:table-cell table:formula="of:=[.L43]/[.B18]" office:value-type="float" office:value="1.09906788346103" calcext:value-type="float">
            <text:p>1.09906788346103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864.119" calcext:value-type="float">
            <text:p>864.119</text:p>
          </table:table-cell>
          <table:table-cell table:formula="of:=[.Q43]/[.B18]" office:value-type="float" office:value="1.67780977014299" calcext:value-type="float">
            <text:p>1.67780977014299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069131" calcext:value-type="float">
            <text:p>0.069131</text:p>
          </table:table-cell>
          <table:table-cell office:value-type="float" office:value="23.6159" calcext:value-type="float">
            <text:p>23.6159</text:p>
          </table:table-cell>
          <table:table-cell table:formula="of:=[.V43]/[.B18]" office:value-type="float" office:value="3.37372505002196" calcext:value-type="float">
            <text:p>3.37372505002196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102626" calcext:value-type="float">
            <text:p>0.102626</text:p>
          </table:table-cell>
          <table:table-cell office:value-type="float" office:value="34.7896" calcext:value-type="float">
            <text:p>34.7896</text:p>
          </table:table-cell>
          <table:table-cell table:formula="of:=[.AA43]/[.B18]" office:value-type="float" office:value="5.00834512712898" calcext:value-type="float">
            <text:p>5.00834512712898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1841" calcext:value-type="float">
            <text:p>0.1841</text:p>
          </table:table-cell>
          <table:table-cell office:value-type="float" office:value="1" calcext:value-type="float">
            <text:p>1</text:p>
          </table:table-cell>
          <table:table-cell table:formula="of:=[.AF43]/[.B18]" office:value-type="float" office:value="8.98443218974184" calcext:value-type="float">
            <text:p>8.98443218974184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182659" calcext:value-type="float">
            <text:p>0.182659</text:p>
          </table:table-cell>
          <table:table-cell office:value-type="float" office:value="2.47517" calcext:value-type="float">
            <text:p>2.47517</text:p>
          </table:table-cell>
          <table:table-cell table:formula="of:=[.AK43]/[.B18]" office:value-type="float" office:value="8.91410863305842" calcext:value-type="float">
            <text:p>8.91410863305842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19585" calcext:value-type="float">
            <text:p>0.19585</text:p>
          </table:table-cell>
          <table:table-cell office:value-type="float" office:value="214.964" calcext:value-type="float">
            <text:p>214.964</text:p>
          </table:table-cell>
          <table:table-cell table:formula="of:=[.AP43]/[.B18]" office:value-type="float" office:value="9.55785466790298" calcext:value-type="float">
            <text:p>9.55785466790298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4068" calcext:value-type="float">
            <text:p>0.024068</text:p>
          </table:table-cell>
          <table:table-cell office:value-type="float" office:value="958.685" calcext:value-type="float">
            <text:p>958.685</text:p>
          </table:table-cell>
          <table:table-cell table:formula="of:=[.B44]/[.B19]" office:value-type="float" office:value="1.14359023092274" calcext:value-type="float">
            <text:p>1.14359023092274</text:p>
          </table:table-cell>
          <table:table-cell table:number-columns-repeated="2"/>
          <table:table-cell office:value-type="float" office:value="0.02932" calcext:value-type="float">
            <text:p>0.02932</text:p>
          </table:table-cell>
          <table:table-cell office:value-type="float" office:value="38.9011" calcext:value-type="float">
            <text:p>38.9011</text:p>
          </table:table-cell>
          <table:table-cell table:formula="of:=[.G44]/[.B19]" office:value-type="float" office:value="1.3931388387342" calcext:value-type="float">
            <text:p>1.3931388387342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020012" calcext:value-type="float">
            <text:p>0.020012</text:p>
          </table:table-cell>
          <table:table-cell office:value-type="float" office:value="166.155" calcext:value-type="float">
            <text:p>166.155</text:p>
          </table:table-cell>
          <table:table-cell table:formula="of:=[.L44]/[.B19]" office:value-type="float" office:value="0.950869523900029" calcext:value-type="float">
            <text:p>0.950869523900029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027097" calcext:value-type="float">
            <text:p>0.027097</text:p>
          </table:table-cell>
          <table:table-cell office:value-type="float" office:value="860.622" calcext:value-type="float">
            <text:p>860.622</text:p>
          </table:table-cell>
          <table:table-cell table:formula="of:=[.Q44]/[.B19]" office:value-type="float" office:value="1.28751306661598" calcext:value-type="float">
            <text:p>1.28751306661598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054735" calcext:value-type="float">
            <text:p>0.054735</text:p>
          </table:table-cell>
          <table:table-cell office:value-type="float" office:value="23.7607" calcext:value-type="float">
            <text:p>23.7607</text:p>
          </table:table-cell>
          <table:table-cell table:formula="of:=[.V44]/[.B19]" office:value-type="float" office:value="2.60073173049511" calcext:value-type="float">
            <text:p>2.60073173049511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082634" calcext:value-type="float">
            <text:p>0.082634</text:p>
          </table:table-cell>
          <table:table-cell office:value-type="float" office:value="34.7564" calcext:value-type="float">
            <text:p>34.7564</text:p>
          </table:table-cell>
          <table:table-cell table:formula="of:=[.AA44]/[.B19]" office:value-type="float" office:value="3.92635180081726" calcext:value-type="float">
            <text:p>3.92635180081726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155272" calcext:value-type="float">
            <text:p>0.155272</text:p>
          </table:table-cell>
          <table:table-cell office:value-type="float" office:value="1" calcext:value-type="float">
            <text:p>1</text:p>
          </table:table-cell>
          <table:table-cell table:formula="of:=[.AF44]/[.B19]" office:value-type="float" office:value="7.37774398935665" calcext:value-type="float">
            <text:p>7.37774398935665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2.92852" calcext:value-type="float">
            <text:p>2.92852</text:p>
          </table:table-cell>
          <table:table-cell table:formula="of:=[.AK44]/[.B19]" office:value-type="float" office:value="6.33901929107669" calcext:value-type="float">
            <text:p>6.33901929107669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163199" calcext:value-type="float">
            <text:p>0.163199</text:p>
          </table:table-cell>
          <table:table-cell office:value-type="float" office:value="266.196" calcext:value-type="float">
            <text:p>266.196</text:p>
          </table:table-cell>
          <table:table-cell table:formula="of:=[.AP44]/[.B19]" office:value-type="float" office:value="7.75439513446736" calcext:value-type="float">
            <text:p>7.75439513446736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8914" calcext:value-type="float">
            <text:p>0.018914</text:p>
          </table:table-cell>
          <table:table-cell office:value-type="float" office:value="1002.52" calcext:value-type="float">
            <text:p>1002.52</text:p>
          </table:table-cell>
          <table:table-cell table:formula="of:=[.B45]/[.B20]" office:value-type="float" office:value="1.13823193115484" calcext:value-type="float">
            <text:p>1.13823193115484</text:p>
          </table:table-cell>
          <table:table-cell table:number-columns-repeated="2"/>
          <table:table-cell office:value-type="float" office:value="0.015612" calcext:value-type="float">
            <text:p>0.015612</text:p>
          </table:table-cell>
          <table:table-cell office:value-type="float" office:value="39.2268" calcext:value-type="float">
            <text:p>39.2268</text:p>
          </table:table-cell>
          <table:table-cell table:formula="of:=[.G45]/[.B20]" office:value-type="float" office:value="0.939519768911356" calcext:value-type="float">
            <text:p>0.939519768911356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10676" calcext:value-type="float">
            <text:p>0.010676</text:p>
          </table:table-cell>
          <table:table-cell office:value-type="float" office:value="163.498" calcext:value-type="float">
            <text:p>163.498</text:p>
          </table:table-cell>
          <table:table-cell table:formula="of:=[.L45]/[.B20]" office:value-type="float" office:value="0.642474574231209" calcext:value-type="float">
            <text:p>0.642474574231209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10807" calcext:value-type="float">
            <text:p>0.010807</text:p>
          </table:table-cell>
          <table:table-cell office:value-type="float" office:value="905.928" calcext:value-type="float">
            <text:p>905.928</text:p>
          </table:table-cell>
          <table:table-cell table:formula="of:=[.Q45]/[.B20]" office:value-type="float" office:value="0.650358067039779" calcext:value-type="float">
            <text:p>0.650358067039779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24.0299" calcext:value-type="float">
            <text:p>24.0299</text:p>
          </table:table-cell>
          <table:table-cell table:formula="of:=[.V45]/[.B20]" office:value-type="float" office:value="0.436420533188903" calcext:value-type="float">
            <text:p>0.436420533188903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12414" calcext:value-type="float">
            <text:p>0.012414</text:p>
          </table:table-cell>
          <table:table-cell office:value-type="float" office:value="35.5075" calcext:value-type="float">
            <text:p>35.5075</text:p>
          </table:table-cell>
          <table:table-cell table:formula="of:=[.AA45]/[.B20]" office:value-type="float" office:value="0.747066257447193" calcext:value-type="float">
            <text:p>0.747066257447193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17226" calcext:value-type="float">
            <text:p>0.017226</text:p>
          </table:table-cell>
          <table:table-cell office:value-type="float" office:value="1" calcext:value-type="float">
            <text:p>1</text:p>
          </table:table-cell>
          <table:table-cell table:formula="of:=[.AF45]/[.B20]" office:value-type="float" office:value="1.03664921465969" calcext:value-type="float">
            <text:p>1.03664921465969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2.90505" calcext:value-type="float">
            <text:p>2.90505</text:p>
          </table:table-cell>
          <table:table-cell table:formula="of:=[.AK45]/[.B20]" office:value-type="float" office:value="0.793043268941445" calcext:value-type="float">
            <text:p>0.793043268941445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169.929" calcext:value-type="float">
            <text:p>169.929</text:p>
          </table:table-cell>
          <table:table-cell table:formula="of:=[.AP45]/[.B20]" office:value-type="float" office:value="1.02491424444846" calcext:value-type="float">
            <text:p>1.02491424444846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1023.32" calcext:value-type="float">
            <text:p>1023.32</text:p>
          </table:table-cell>
          <table:table-cell table:formula="of:=[.B46]/[.B21]" office:value-type="float" office:value="1.14036039293678" calcext:value-type="float">
            <text:p>1.14036039293678</text:p>
          </table:table-cell>
          <table:table-cell table:number-columns-repeated="2"/>
          <table:table-cell office:value-type="float" office:value="0.015551" calcext:value-type="float">
            <text:p>0.015551</text:p>
          </table:table-cell>
          <table:table-cell office:value-type="float" office:value="39.7199" calcext:value-type="float">
            <text:p>39.7199</text:p>
          </table:table-cell>
          <table:table-cell table:formula="of:=[.G46]/[.B21]" office:value-type="float" office:value="0.937202434761646" calcext:value-type="float">
            <text:p>0.937202434761646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161.161" calcext:value-type="float">
            <text:p>161.161</text:p>
          </table:table-cell>
          <table:table-cell table:formula="of:=[.L46]/[.B21]" office:value-type="float" office:value="0.642439582956669" calcext:value-type="float">
            <text:p>0.642439582956669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10576" calcext:value-type="float">
            <text:p>0.010576</text:p>
          </table:table-cell>
          <table:table-cell office:value-type="float" office:value="813.555" calcext:value-type="float">
            <text:p>813.555</text:p>
          </table:table-cell>
          <table:table-cell table:formula="of:=[.Q46]/[.B21]" office:value-type="float" office:value="0.637377207256072" calcext:value-type="float">
            <text:p>0.637377207256072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24.1497" calcext:value-type="float">
            <text:p>24.1497</text:p>
          </table:table-cell>
          <table:table-cell table:formula="of:=[.V46]/[.B21]" office:value-type="float" office:value="0.442596275537877" calcext:value-type="float">
            <text:p>0.442596275537877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123" calcext:value-type="float">
            <text:p>0.0123</text:p>
          </table:table-cell>
          <table:table-cell office:value-type="float" office:value="35.7577" calcext:value-type="float">
            <text:p>35.7577</text:p>
          </table:table-cell>
          <table:table-cell table:formula="of:=[.AA46]/[.B21]" office:value-type="float" office:value="0.741276441873079" calcext:value-type="float">
            <text:p>0.741276441873079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17109" calcext:value-type="float">
            <text:p>0.017109</text:p>
          </table:table-cell>
          <table:table-cell office:value-type="float" office:value="1" calcext:value-type="float">
            <text:p>1</text:p>
          </table:table-cell>
          <table:table-cell table:formula="of:=[.AF46]/[.B21]" office:value-type="float" office:value="1.03109745073224" calcext:value-type="float">
            <text:p>1.03109745073224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13522" calcext:value-type="float">
            <text:p>0.013522</text:p>
          </table:table-cell>
          <table:table-cell office:value-type="float" office:value="3.17313" calcext:value-type="float">
            <text:p>3.17313</text:p>
          </table:table-cell>
          <table:table-cell table:formula="of:=[.AK46]/[.B21]" office:value-type="float" office:value="0.814921955041282" calcext:value-type="float">
            <text:p>0.814921955041282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17011" calcext:value-type="float">
            <text:p>0.017011</text:p>
          </table:table-cell>
          <table:table-cell office:value-type="float" office:value="191.76" calcext:value-type="float">
            <text:p>191.76</text:p>
          </table:table-cell>
          <table:table-cell table:formula="of:=[.AP46]/[.B21]" office:value-type="float" office:value="1.02519134574821" calcext:value-type="float">
            <text:p>1.02519134574821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1074.26" calcext:value-type="float">
            <text:p>1074.26</text:p>
          </table:table-cell>
          <table:table-cell table:formula="of:=[.B47]/[.B22]" office:value-type="float" office:value="1.10765550239234" calcext:value-type="float">
            <text:p>1.10765550239234</text:p>
          </table:table-cell>
          <table:table-cell table:number-columns-repeated="2"/>
          <table:table-cell office:value-type="float" office:value="0.066092" calcext:value-type="float">
            <text:p>0.066092</text:p>
          </table:table-cell>
          <table:table-cell office:value-type="float" office:value="38.498" calcext:value-type="float">
            <text:p>38.498</text:p>
          </table:table-cell>
          <table:table-cell table:formula="of:=[.G47]/[.B22]" office:value-type="float" office:value="1.75683147262095" calcext:value-type="float">
            <text:p>1.75683147262095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051988" calcext:value-type="float">
            <text:p>0.051988</text:p>
          </table:table-cell>
          <table:table-cell office:value-type="float" office:value="159.743" calcext:value-type="float">
            <text:p>159.743</text:p>
          </table:table-cell>
          <table:table-cell table:formula="of:=[.L47]/[.B22]" office:value-type="float" office:value="1.3819245082403" calcext:value-type="float">
            <text:p>1.3819245082403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090991" calcext:value-type="float">
            <text:p>0.090991</text:p>
          </table:table-cell>
          <table:table-cell office:value-type="float" office:value="849.499" calcext:value-type="float">
            <text:p>849.499</text:p>
          </table:table-cell>
          <table:table-cell table:formula="of:=[.Q47]/[.B22]" office:value-type="float" office:value="2.41868686868687" calcext:value-type="float">
            <text:p>2.41868686868687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203351" calcext:value-type="float">
            <text:p>0.203351</text:p>
          </table:table-cell>
          <table:table-cell office:value-type="float" office:value="23.229" calcext:value-type="float">
            <text:p>23.229</text:p>
          </table:table-cell>
          <table:table-cell table:formula="of:=[.V47]/[.B22]" office:value-type="float" office:value="5.40539606592238" calcext:value-type="float">
            <text:p>5.40539606592238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349593" calcext:value-type="float">
            <text:p>0.349593</text:p>
          </table:table-cell>
          <table:table-cell office:value-type="float" office:value="34.3391" calcext:value-type="float">
            <text:p>34.3391</text:p>
          </table:table-cell>
          <table:table-cell table:formula="of:=[.AA47]/[.B22]" office:value-type="float" office:value="9.29274322169059" calcext:value-type="float">
            <text:p>9.29274322169059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609877" calcext:value-type="float">
            <text:p>0.609877</text:p>
          </table:table-cell>
          <table:table-cell office:value-type="float" office:value="1" calcext:value-type="float">
            <text:p>1</text:p>
          </table:table-cell>
          <table:table-cell table:formula="of:=[.AF47]/[.B22]" office:value-type="float" office:value="16.211509835194" calcext:value-type="float">
            <text:p>16.211509835194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574011" calcext:value-type="float">
            <text:p>0.574011</text:p>
          </table:table-cell>
          <table:table-cell office:value-type="float" office:value="3.08845" calcext:value-type="float">
            <text:p>3.08845</text:p>
          </table:table-cell>
          <table:table-cell table:formula="of:=[.AK47]/[.B22]" office:value-type="float" office:value="15.2581339712919" calcext:value-type="float">
            <text:p>15.2581339712919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660161" calcext:value-type="float">
            <text:p>0.660161</text:p>
          </table:table-cell>
          <table:table-cell office:value-type="float" office:value="155.556" calcext:value-type="float">
            <text:p>155.556</text:p>
          </table:table-cell>
          <table:table-cell table:formula="of:=[.AP47]/[.B22]" office:value-type="float" office:value="17.548139287613" calcext:value-type="float">
            <text:p>17.548139287613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32948" calcext:value-type="float">
            <text:p>0.032948</text:p>
          </table:table-cell>
          <table:table-cell office:value-type="float" office:value="976.738" calcext:value-type="float">
            <text:p>976.738</text:p>
          </table:table-cell>
          <table:table-cell table:formula="of:=[.B48]/[.B23]" office:value-type="float" office:value="1.11048196831817" calcext:value-type="float">
            <text:p>1.11048196831817</text:p>
          </table:table-cell>
          <table:table-cell table:number-columns-repeated="2"/>
          <table:table-cell office:value-type="float" office:value="0.047349" calcext:value-type="float">
            <text:p>0.047349</text:p>
          </table:table-cell>
          <table:table-cell office:value-type="float" office:value="38.5533" calcext:value-type="float">
            <text:p>38.5533</text:p>
          </table:table-cell>
          <table:table-cell table:formula="of:=[.G48]/[.B23]" office:value-type="float" office:value="1.5958543983822" calcext:value-type="float">
            <text:p>1.5958543983822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034371" calcext:value-type="float">
            <text:p>0.034371</text:p>
          </table:table-cell>
          <table:table-cell office:value-type="float" office:value="155.703" calcext:value-type="float">
            <text:p>155.703</text:p>
          </table:table-cell>
          <table:table-cell table:formula="of:=[.L48]/[.B23]" office:value-type="float" office:value="1.15844287158746" calcext:value-type="float">
            <text:p>1.15844287158746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053501" calcext:value-type="float">
            <text:p>0.053501</text:p>
          </table:table-cell>
          <table:table-cell office:value-type="float" office:value="837.919" calcext:value-type="float">
            <text:p>837.919</text:p>
          </table:table-cell>
          <table:table-cell table:formula="of:=[.Q48]/[.B23]" office:value-type="float" office:value="1.80320188742838" calcext:value-type="float">
            <text:p>1.80320188742838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12201" calcext:value-type="float">
            <text:p>0.12201</text:p>
          </table:table-cell>
          <table:table-cell office:value-type="float" office:value="23.5783" calcext:value-type="float">
            <text:p>23.5783</text:p>
          </table:table-cell>
          <table:table-cell table:formula="of:=[.V48]/[.B23]" office:value-type="float" office:value="4.11223458038423" calcext:value-type="float">
            <text:p>4.11223458038423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205199" calcext:value-type="float">
            <text:p>0.205199</text:p>
          </table:table-cell>
          <table:table-cell office:value-type="float" office:value="34.2766" calcext:value-type="float">
            <text:p>34.2766</text:p>
          </table:table-cell>
          <table:table-cell table:formula="of:=[.AA48]/[.B23]" office:value-type="float" office:value="6.91604314122009" calcext:value-type="float">
            <text:p>6.91604314122009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397299" calcext:value-type="float">
            <text:p>0.397299</text:p>
          </table:table-cell>
          <table:table-cell office:value-type="float" office:value="1" calcext:value-type="float">
            <text:p>1</text:p>
          </table:table-cell>
          <table:table-cell table:formula="of:=[.AF48]/[.B23]" office:value-type="float" office:value="13.390596562184" calcext:value-type="float">
            <text:p>13.390596562184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327185" calcext:value-type="float">
            <text:p>0.327185</text:p>
          </table:table-cell>
          <table:table-cell office:value-type="float" office:value="3.2046" calcext:value-type="float">
            <text:p>3.2046</text:p>
          </table:table-cell>
          <table:table-cell table:formula="of:=[.AK48]/[.B23]" office:value-type="float" office:value="11.0274688237277" calcext:value-type="float">
            <text:p>11.0274688237277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384328" calcext:value-type="float">
            <text:p>0.384328</text:p>
          </table:table-cell>
          <table:table-cell office:value-type="float" office:value="207.173" calcext:value-type="float">
            <text:p>207.173</text:p>
          </table:table-cell>
          <table:table-cell table:formula="of:=[.AP48]/[.B23]" office:value-type="float" office:value="12.9534209639366" calcext:value-type="float">
            <text:p>12.9534209639366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8913" calcext:value-type="float">
            <text:p>0.018913</text:p>
          </table:table-cell>
          <table:table-cell office:value-type="float" office:value="1001.09" calcext:value-type="float">
            <text:p>1001.09</text:p>
          </table:table-cell>
          <table:table-cell table:formula="of:=[.B49]/[.B24]" office:value-type="float" office:value="1.14133124132521" calcext:value-type="float">
            <text:p>1.14133124132521</text:p>
          </table:table-cell>
          <table:table-cell table:number-columns-repeated="2"/>
          <table:table-cell office:value-type="float" office:value="0.015524" calcext:value-type="float">
            <text:p>0.015524</text:p>
          </table:table-cell>
          <table:table-cell office:value-type="float" office:value="39.4657" calcext:value-type="float">
            <text:p>39.4657</text:p>
          </table:table-cell>
          <table:table-cell table:formula="of:=[.G49]/[.B24]" office:value-type="float" office:value="0.936817331482711" calcext:value-type="float">
            <text:p>0.936817331482711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10671" calcext:value-type="float">
            <text:p>0.010671</text:p>
          </table:table-cell>
          <table:table-cell office:value-type="float" office:value="166.625" calcext:value-type="float">
            <text:p>166.625</text:p>
          </table:table-cell>
          <table:table-cell table:formula="of:=[.L49]/[.B24]" office:value-type="float" office:value="0.643956309214894" calcext:value-type="float">
            <text:p>0.643956309214894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10598" calcext:value-type="float">
            <text:p>0.010598</text:p>
          </table:table-cell>
          <table:table-cell office:value-type="float" office:value="879.65" calcext:value-type="float">
            <text:p>879.65</text:p>
          </table:table-cell>
          <table:table-cell table:formula="of:=[.Q49]/[.B24]" office:value-type="float" office:value="0.639551022871281" calcext:value-type="float">
            <text:p>0.639551022871281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07197" calcext:value-type="float">
            <text:p>0.007197</text:p>
          </table:table-cell>
          <table:table-cell office:value-type="float" office:value="24.0776" calcext:value-type="float">
            <text:p>24.0776</text:p>
          </table:table-cell>
          <table:table-cell table:formula="of:=[.V49]/[.B24]" office:value-type="float" office:value="0.434312956369561" calcext:value-type="float">
            <text:p>0.434312956369561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35.6686" calcext:value-type="float">
            <text:p>35.6686</text:p>
          </table:table-cell>
          <table:table-cell table:formula="of:=[.AA49]/[.B24]" office:value-type="float" office:value="0.730915454710036" calcext:value-type="float">
            <text:p>0.730915454710036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16634" calcext:value-type="float">
            <text:p>0.016634</text:p>
          </table:table-cell>
          <table:table-cell office:value-type="float" office:value="1" calcext:value-type="float">
            <text:p>1</text:p>
          </table:table-cell>
          <table:table-cell table:formula="of:=[.AF49]/[.B24]" office:value-type="float" office:value="1.00380182246093" calcext:value-type="float">
            <text:p>1.00380182246093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11832" calcext:value-type="float">
            <text:p>0.011832</text:p>
          </table:table-cell>
          <table:table-cell office:value-type="float" office:value="3.01604" calcext:value-type="float">
            <text:p>3.01604</text:p>
          </table:table-cell>
          <table:table-cell table:formula="of:=[.AK49]/[.B24]" office:value-type="float" office:value="0.71401846599481" calcext:value-type="float">
            <text:p>0.71401846599481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210.048" calcext:value-type="float">
            <text:p>210.048</text:p>
          </table:table-cell>
          <table:table-cell table:formula="of:=[.AP49]/[.B24]" office:value-type="float" office:value="0.894936938024259" calcext:value-type="float">
            <text:p>0.894936938024259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9874" calcext:value-type="float">
            <text:p>0.09874</text:p>
          </table:table-cell>
          <table:table-cell office:value-type="float" office:value="1026.84" calcext:value-type="float">
            <text:p>1026.84</text:p>
          </table:table-cell>
          <table:table-cell table:formula="of:=[.B50]/[.B25]" office:value-type="float" office:value="1.12097543254167" calcext:value-type="float">
            <text:p>1.12097543254167</text:p>
          </table:table-cell>
          <table:table-cell table:number-columns-repeated="2"/>
          <table:table-cell office:value-type="float" office:value="0.186396" calcext:value-type="float">
            <text:p>0.186396</text:p>
          </table:table-cell>
          <table:table-cell office:value-type="float" office:value="39.9422" calcext:value-type="float">
            <text:p>39.9422</text:p>
          </table:table-cell>
          <table:table-cell table:formula="of:=[.G50]/[.B25]" office:value-type="float" office:value="2.1161164343127" calcext:value-type="float">
            <text:p>2.1161164343127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0.156899" calcext:value-type="float">
            <text:p>0.156899</text:p>
          </table:table-cell>
          <table:table-cell office:value-type="float" office:value="175.656" calcext:value-type="float">
            <text:p>175.656</text:p>
          </table:table-cell>
          <table:table-cell table:formula="of:=[.L50]/[.B25]" office:value-type="float" office:value="1.78124290450025" calcext:value-type="float">
            <text:p>1.78124290450025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0.256041" calcext:value-type="float">
            <text:p>0.256041</text:p>
          </table:table-cell>
          <table:table-cell office:value-type="float" office:value="822.918" calcext:value-type="float">
            <text:p>822.918</text:p>
          </table:table-cell>
          <table:table-cell table:formula="of:=[.Q50]/[.B25]" office:value-type="float" office:value="2.90678216248127" calcext:value-type="float">
            <text:p>2.90678216248127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0.893945" calcext:value-type="float">
            <text:p>0.893945</text:p>
          </table:table-cell>
          <table:table-cell office:value-type="float" office:value="22.2693" calcext:value-type="float">
            <text:p>22.2693</text:p>
          </table:table-cell>
          <table:table-cell table:formula="of:=[.V50]/[.B25]" office:value-type="float" office:value="10.148778438763" calcext:value-type="float">
            <text:p>10.148778438763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1.362328" calcext:value-type="float">
            <text:p>1.362328</text:p>
          </table:table-cell>
          <table:table-cell office:value-type="float" office:value="33.8147" calcext:value-type="float">
            <text:p>33.8147</text:p>
          </table:table-cell>
          <table:table-cell table:formula="of:=[.AA50]/[.B25]" office:value-type="float" office:value="15.4662367739885" calcext:value-type="float">
            <text:p>15.4662367739885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2.106852" calcext:value-type="float">
            <text:p>2.106852</text:p>
          </table:table-cell>
          <table:table-cell office:value-type="float" office:value="1" calcext:value-type="float">
            <text:p>1</text:p>
          </table:table-cell>
          <table:table-cell table:formula="of:=[.AF50]/[.B25]" office:value-type="float" office:value="23.9186685436629" calcext:value-type="float">
            <text:p>23.9186685436629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2.211485" calcext:value-type="float">
            <text:p>2.211485</text:p>
          </table:table-cell>
          <table:table-cell office:value-type="float" office:value="3.4113" calcext:value-type="float">
            <text:p>3.4113</text:p>
          </table:table-cell>
          <table:table-cell table:formula="of:=[.AK50]/[.B25]" office:value-type="float" office:value="25.1065460242496" calcext:value-type="float">
            <text:p>25.1065460242496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2.313342" calcext:value-type="float">
            <text:p>2.313342</text:p>
          </table:table-cell>
          <table:table-cell office:value-type="float" office:value="214.825" calcext:value-type="float">
            <text:p>214.825</text:p>
          </table:table-cell>
          <table:table-cell table:formula="of:=[.AP50]/[.B25]" office:value-type="float" office:value="26.2629081331456" calcext:value-type="float">
            <text:p>26.2629081331456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88429" calcext:value-type="float">
            <text:p>0.088429</text:p>
          </table:table-cell>
          <table:table-cell office:value-type="float" office:value="1017.44" calcext:value-type="float">
            <text:p>1017.44</text:p>
          </table:table-cell>
          <table:table-cell table:formula="of:=[.B51]/[.B26]" office:value-type="float" office:value="1.12819433281025" calcext:value-type="float">
            <text:p>1.12819433281025</text:p>
          </table:table-cell>
          <table:table-cell table:number-columns-repeated="2"/>
          <table:table-cell office:value-type="float" office:value="0.177398" calcext:value-type="float">
            <text:p>0.177398</text:p>
          </table:table-cell>
          <table:table-cell office:value-type="float" office:value="35.8429" calcext:value-type="float">
            <text:p>35.8429</text:p>
          </table:table-cell>
          <table:table-cell table:formula="of:=[.G51]/[.B26]" office:value-type="float" office:value="2.26327809035353" calcext:value-type="float">
            <text:p>2.26327809035353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0.143761" calcext:value-type="float">
            <text:p>0.143761</text:p>
          </table:table-cell>
          <table:table-cell office:value-type="float" office:value="185.6" calcext:value-type="float">
            <text:p>185.6</text:p>
          </table:table-cell>
          <table:table-cell table:formula="of:=[.L51]/[.B26]" office:value-type="float" office:value="1.83413072045521" calcext:value-type="float">
            <text:p>1.83413072045521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0.247731" calcext:value-type="float">
            <text:p>0.247731</text:p>
          </table:table-cell>
          <table:table-cell office:value-type="float" office:value="848.174" calcext:value-type="float">
            <text:p>848.174</text:p>
          </table:table-cell>
          <table:table-cell table:formula="of:=[.Q51]/[.B26]" office:value-type="float" office:value="3.16060014544341" calcext:value-type="float">
            <text:p>3.16060014544341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0.77362" calcext:value-type="float">
            <text:p>0.77362</text:p>
          </table:table-cell>
          <table:table-cell office:value-type="float" office:value="22.1602" calcext:value-type="float">
            <text:p>22.1602</text:p>
          </table:table-cell>
          <table:table-cell table:formula="of:=[.V51]/[.B26]" office:value-type="float" office:value="9.86999400364885" calcext:value-type="float">
            <text:p>9.86999400364885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1.203153" calcext:value-type="float">
            <text:p>1.203153</text:p>
          </table:table-cell>
          <table:table-cell office:value-type="float" office:value="34.7493" calcext:value-type="float">
            <text:p>34.7493</text:p>
          </table:table-cell>
          <table:table-cell table:formula="of:=[.AA51]/[.B26]" office:value-type="float" office:value="15.3500593256019" calcext:value-type="float">
            <text:p>15.3500593256019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1.892637" calcext:value-type="float">
            <text:p>1.892637</text:p>
          </table:table-cell>
          <table:table-cell office:value-type="float" office:value="1" calcext:value-type="float">
            <text:p>1</text:p>
          </table:table-cell>
          <table:table-cell table:formula="of:=[.AF51]/[.B26]" office:value-type="float" office:value="24.1466299230681" calcext:value-type="float">
            <text:p>24.1466299230681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2.018272" calcext:value-type="float">
            <text:p>2.018272</text:p>
          </table:table-cell>
          <table:table-cell office:value-type="float" office:value="3.80227" calcext:value-type="float">
            <text:p>3.80227</text:p>
          </table:table-cell>
          <table:table-cell table:formula="of:=[.AK51]/[.B26]" office:value-type="float" office:value="25.7495056199844" calcext:value-type="float">
            <text:p>25.7495056199844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2.123464" calcext:value-type="float">
            <text:p>2.123464</text:p>
          </table:table-cell>
          <table:table-cell office:value-type="float" office:value="130.697" calcext:value-type="float">
            <text:p>130.697</text:p>
          </table:table-cell>
          <table:table-cell table:formula="of:=[.AP51]/[.B26]" office:value-type="float" office:value="27.0915655579796" calcext:value-type="float">
            <text:p>27.0915655579796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100314" calcext:value-type="float">
            <text:p>0.100314</text:p>
          </table:table-cell>
          <table:table-cell office:value-type="float" office:value="1106.78" calcext:value-type="float">
            <text:p>1106.78</text:p>
          </table:table-cell>
          <table:table-cell table:formula="of:=[.B52]/[.B27]" office:value-type="float" office:value="1.13711487451541" calcext:value-type="float">
            <text:p>1.13711487451541</text:p>
          </table:table-cell>
          <table:table-cell table:number-columns-repeated="2"/>
          <table:table-cell office:value-type="float" office:value="0.200286" calcext:value-type="float">
            <text:p>0.200286</text:p>
          </table:table-cell>
          <table:table-cell office:value-type="float" office:value="38.6234" calcext:value-type="float">
            <text:p>38.6234</text:p>
          </table:table-cell>
          <table:table-cell table:formula="of:=[.G52]/[.B27]" office:value-type="float" office:value="2.27035298918588" calcext:value-type="float">
            <text:p>2.27035298918588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166335" calcext:value-type="float">
            <text:p>0.166335</text:p>
          </table:table-cell>
          <table:table-cell office:value-type="float" office:value="191.262" calcext:value-type="float">
            <text:p>191.262</text:p>
          </table:table-cell>
          <table:table-cell table:formula="of:=[.L52]/[.B27]" office:value-type="float" office:value="1.88549955791335" calcext:value-type="float">
            <text:p>1.88549955791335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28463" calcext:value-type="float">
            <text:p>0.28463</text:p>
          </table:table-cell>
          <table:table-cell office:value-type="float" office:value="855.262" calcext:value-type="float">
            <text:p>855.262</text:p>
          </table:table-cell>
          <table:table-cell table:formula="of:=[.Q52]/[.B27]" office:value-type="float" office:value="3.22643904872022" calcext:value-type="float">
            <text:p>3.22643904872022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876272" calcext:value-type="float">
            <text:p>0.876272</text:p>
          </table:table-cell>
          <table:table-cell office:value-type="float" office:value="22.1488" calcext:value-type="float">
            <text:p>22.1488</text:p>
          </table:table-cell>
          <table:table-cell table:formula="of:=[.V52]/[.B27]" office:value-type="float" office:value="9.9330295404566" calcext:value-type="float">
            <text:p>9.9330295404566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1.371252" calcext:value-type="float">
            <text:p>1.371252</text:p>
          </table:table-cell>
          <table:table-cell office:value-type="float" office:value="34.7342" calcext:value-type="float">
            <text:p>34.7342</text:p>
          </table:table-cell>
          <table:table-cell table:formula="of:=[.AA52]/[.B27]" office:value-type="float" office:value="15.5439026049106" calcext:value-type="float">
            <text:p>15.5439026049106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2.193613" calcext:value-type="float">
            <text:p>2.193613</text:p>
          </table:table-cell>
          <table:table-cell office:value-type="float" office:value="1" calcext:value-type="float">
            <text:p>1</text:p>
          </table:table-cell>
          <table:table-cell table:formula="of:=[.AF52]/[.B27]" office:value-type="float" office:value="24.8658210342561" calcext:value-type="float">
            <text:p>24.8658210342561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2.297972" calcext:value-type="float">
            <text:p>2.297972</text:p>
          </table:table-cell>
          <table:table-cell office:value-type="float" office:value="3.64172" calcext:value-type="float">
            <text:p>3.64172</text:p>
          </table:table-cell>
          <table:table-cell table:formula="of:=[.AK52]/[.B27]" office:value-type="float" office:value="26.0487882291596" calcext:value-type="float">
            <text:p>26.0487882291596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2.482642" calcext:value-type="float">
            <text:p>2.482642</text:p>
          </table:table-cell>
          <table:table-cell office:value-type="float" office:value="124.905" calcext:value-type="float">
            <text:p>124.905</text:p>
          </table:table-cell>
          <table:table-cell table:formula="of:=[.AP52]/[.B27]" office:value-type="float" office:value="28.1421251898705" calcext:value-type="float">
            <text:p>28.1421251898705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984.267" calcext:value-type="float">
            <text:p>984.267</text:p>
          </table:table-cell>
          <table:table-cell table:formula="of:=[.B53]/[.B28]" office:value-type="float" office:value="1.13257335866582" calcext:value-type="float">
            <text:p>1.13257335866582</text:p>
          </table:table-cell>
          <table:table-cell table:number-columns-repeated="2"/>
          <table:table-cell office:value-type="float" office:value="0.042999" calcext:value-type="float">
            <text:p>0.042999</text:p>
          </table:table-cell>
          <table:table-cell office:value-type="float" office:value="38.5006" calcext:value-type="float">
            <text:p>38.5006</text:p>
          </table:table-cell>
          <table:table-cell table:formula="of:=[.G53]/[.B28]" office:value-type="float" office:value="1.51287734853283" calcext:value-type="float">
            <text:p>1.51287734853283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032578" calcext:value-type="float">
            <text:p>0.032578</text:p>
          </table:table-cell>
          <table:table-cell office:value-type="float" office:value="138.665" calcext:value-type="float">
            <text:p>138.665</text:p>
          </table:table-cell>
          <table:table-cell table:formula="of:=[.L53]/[.B28]" office:value-type="float" office:value="1.14622475547111" calcext:value-type="float">
            <text:p>1.14622475547111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044208" calcext:value-type="float">
            <text:p>0.044208</text:p>
          </table:table-cell>
          <table:table-cell office:value-type="float" office:value="834.1" calcext:value-type="float">
            <text:p>834.1</text:p>
          </table:table-cell>
          <table:table-cell table:formula="of:=[.Q53]/[.B28]" office:value-type="float" office:value="1.55541481950602" calcext:value-type="float">
            <text:p>1.55541481950602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11782" calcext:value-type="float">
            <text:p>0.11782</text:p>
          </table:table-cell>
          <table:table-cell office:value-type="float" office:value="23.585" calcext:value-type="float">
            <text:p>23.585</text:p>
          </table:table-cell>
          <table:table-cell table:formula="of:=[.V53]/[.B28]" office:value-type="float" office:value="4.14538033917388" calcext:value-type="float">
            <text:p>4.14538033917388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185563" calcext:value-type="float">
            <text:p>0.185563</text:p>
          </table:table-cell>
          <table:table-cell office:value-type="float" office:value="34.5359" calcext:value-type="float">
            <text:p>34.5359</text:p>
          </table:table-cell>
          <table:table-cell table:formula="of:=[.AA53]/[.B28]" office:value-type="float" office:value="6.52885089015551" calcext:value-type="float">
            <text:p>6.52885089015551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332274" calcext:value-type="float">
            <text:p>0.332274</text:p>
          </table:table-cell>
          <table:table-cell office:value-type="float" office:value="1" calcext:value-type="float">
            <text:p>1</text:p>
          </table:table-cell>
          <table:table-cell table:formula="of:=[.AF53]/[.B28]" office:value-type="float" office:value="11.6907325311378" calcext:value-type="float">
            <text:p>11.6907325311378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311828" calcext:value-type="float">
            <text:p>0.311828</text:p>
          </table:table-cell>
          <table:table-cell office:value-type="float" office:value="2.82003" calcext:value-type="float">
            <text:p>2.82003</text:p>
          </table:table-cell>
          <table:table-cell table:formula="of:=[.AK53]/[.B28]" office:value-type="float" office:value="10.9713602139188" calcext:value-type="float">
            <text:p>10.9713602139188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317989" calcext:value-type="float">
            <text:p>0.317989</text:p>
          </table:table-cell>
          <table:table-cell office:value-type="float" office:value="120.358" calcext:value-type="float">
            <text:p>120.358</text:p>
          </table:table-cell>
          <table:table-cell table:formula="of:=[.AP53]/[.B28]" office:value-type="float" office:value="11.1881289142214" calcext:value-type="float">
            <text:p>11.1881289142214</text:p>
          </table:table-cell>
        </table:table-row>
      </table:table>
      <table:table table:name="Scatter-space" table:style-name="ta1">
        <table:shapes>
          <draw:frame draw:z-index="0" draw:style-name="gr1" draw:text-style-name="P1" svg:width="469.84pt" svg:height="302.68pt" svg:x="323.12pt" svg:y="41.41pt">
            <draw:object draw:notify-on-update-of-ranges="'Scatter-space'.D4:'Scatter-space'.D27 'Scatter-space'.B3:'Scatter-space'.B3 'Scatter-space'.E4:'Scatter-space'.E27 'Scatter-space'.B29:'Scatter-space'.B29 'Scatter-space'.E30:'Scatter-space'.E53 'Scatter-space'.D30:'Scatter-space'.D53 'Scatter-space'.B81:'Scatter-space'.B81 'Scatter-space'.E82:'Scatter-space'.E105 'Scatter-space'.D82:'Scatter-space'.D105 'Scatter-space'.B107:'Scatter-space'.B107 'Scatter-space'.E108:'Scatter-space'.E131 'Scatter-space'.D108:'Scatter-space'.D131 'Scatter-space'.B133:'Scatter-space'.B133 'Scatter-space'.E134:'Scatter-space'.E157 'Scatter-space'.D134:'Scatter-space'.D157 'Scatter-space'.B159:'Scatter-space'.B159 'Scatter-space'.E160:'Scatter-space'.E183 'Scatter-space'.D160:'Scatter-space'.D183 'Scatter-space'.B185:'Scatter-space'.B185 'Scatter-space'.E186:'Scatter-space'.E209 'Scatter-space'.D186:'Scatter-space'.D209 'Scatter-space'.B211:'Scatter-space'.B211 'Scatter-space'.E212:'Scatter-space'.E235 'Scatter-space'.D212:'Scatter-space'.D2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69.84pt" svg:height="302.68pt" svg:x="341.09pt" svg:y="373.46pt">
            <draw:object draw:notify-on-update-of-ranges="'Scatter-space'.C4:'Scatter-space'.C27 'Scatter-space'.B3:'Scatter-space'.B3 'Scatter-space'.E4:'Scatter-space'.E27 'Scatter-space'.C30:'Scatter-space'.C53 'Scatter-space'.B29:'Scatter-space'.B29 'Scatter-space'.E30:'Scatter-space'.E53 'Scatter-space'.C56:'Scatter-space'.C79 'Scatter-space'.B55:'Scatter-space'.B55 'Scatter-space'.E56:'Scatter-space'.E79 'Scatter-space'.C82:'Scatter-space'.C105 'Scatter-space'.B81:'Scatter-space'.B81 'Scatter-space'.E82:'Scatter-space'.E105 'Scatter-space'.C108:'Scatter-space'.C131 'Scatter-space'.B107:'Scatter-space'.B107 'Scatter-space'.E108:'Scatter-space'.E131 'Scatter-space'.C134:'Scatter-space'.C157 'Scatter-space'.B133:'Scatter-space'.B133 'Scatter-space'.E134:'Scatter-space'.E157 'Scatter-space'.C160:'Scatter-space'.C183 'Scatter-space'.B159:'Scatter-space'.B159 'Scatter-space'.E160:'Scatter-space'.E183 'Scatter-space'.C186:'Scatter-space'.C209 'Scatter-space'.B185:'Scatter-space'.B185 'Scatter-space'.E186:'Scatter-space'.E209 'Scatter-space'.C212:'Scatter-space'.C235 'Scatter-space'.B211:'Scatter-space'.B211 'Scatter-space'.E212:'Scatter-space'.E23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2324" calcext:value-type="float">
            <text:p>0.032324</text:p>
          </table:table-cell>
          <table:table-cell office:value-type="float" office:value="1672.54" calcext:value-type="float">
            <text:p>1672.54</text:p>
          </table:table-cell>
          <table:table-cell office:value-type="float" office:value="2.47268" calcext:value-type="float">
            <text:p>2.47268</text:p>
          </table:table-cell>
          <table:table-cell table:formula="of:=[.B4]/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1736.34" calcext:value-type="float">
            <text:p>1736.34</text:p>
          </table:table-cell>
          <table:table-cell office:value-type="float" office:value="2.59129" calcext:value-type="float">
            <text:p>2.59129</text:p>
          </table:table-cell>
          <table:table-cell table:formula="of:=[.B5]/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3764" calcext:value-type="float">
            <text:p>0.023764</text:p>
          </table:table-cell>
          <table:table-cell office:value-type="float" office:value="1787.72" calcext:value-type="float">
            <text:p>1787.72</text:p>
          </table:table-cell>
          <table:table-cell office:value-type="float" office:value="2.61114" calcext:value-type="float">
            <text:p>2.61114</text:p>
          </table:table-cell>
          <table:table-cell table:formula="of:=[.B6]/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3029" calcext:value-type="float">
            <text:p>0.153029</text:p>
          </table:table-cell>
          <table:table-cell office:value-type="float" office:value="1876.83" calcext:value-type="float">
            <text:p>1876.83</text:p>
          </table:table-cell>
          <table:table-cell office:value-type="float" office:value="2.65646" calcext:value-type="float">
            <text:p>2.65646</text:p>
          </table:table-cell>
          <table:table-cell table:formula="of:=[.B7]/[.B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388" calcext:value-type="float">
            <text:p>0.071388</text:p>
          </table:table-cell>
          <table:table-cell office:value-type="float" office:value="1840.45" calcext:value-type="float">
            <text:p>1840.45</text:p>
          </table:table-cell>
          <table:table-cell office:value-type="float" office:value="2.71765" calcext:value-type="float">
            <text:p>2.71765</text:p>
          </table:table-cell>
          <table:table-cell table:formula="of:=[.B8]/[.B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9838" calcext:value-type="float">
            <text:p>0.029838</text:p>
          </table:table-cell>
          <table:table-cell office:value-type="float" office:value="1771.42" calcext:value-type="float">
            <text:p>1771.42</text:p>
          </table:table-cell>
          <table:table-cell office:value-type="float" office:value="2.65308" calcext:value-type="float">
            <text:p>2.65308</text:p>
          </table:table-cell>
          <table:table-cell table:formula="of:=[.B9]/[.B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38734" calcext:value-type="float">
            <text:p>0.038734</text:p>
          </table:table-cell>
          <table:table-cell office:value-type="float" office:value="1815.84" calcext:value-type="float">
            <text:p>1815.84</text:p>
          </table:table-cell>
          <table:table-cell office:value-type="float" office:value="2.64802" calcext:value-type="float">
            <text:p>2.64802</text:p>
          </table:table-cell>
          <table:table-cell table:formula="of:=[.B10]/[.B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1257" calcext:value-type="float">
            <text:p>0.031257</text:p>
          </table:table-cell>
          <table:table-cell office:value-type="float" office:value="1835.62" calcext:value-type="float">
            <text:p>1835.62</text:p>
          </table:table-cell>
          <table:table-cell office:value-type="float" office:value="2.63459" calcext:value-type="float">
            <text:p>2.63459</text:p>
          </table:table-cell>
          <table:table-cell table:formula="of:=[.B11]/[.B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1762.39" calcext:value-type="float">
            <text:p>1762.39</text:p>
          </table:table-cell>
          <table:table-cell office:value-type="float" office:value="2.60298" calcext:value-type="float">
            <text:p>2.60298</text:p>
          </table:table-cell>
          <table:table-cell table:formula="of:=[.B12]/[.B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1742.49" calcext:value-type="float">
            <text:p>1742.49</text:p>
          </table:table-cell>
          <table:table-cell office:value-type="float" office:value="2.60819" calcext:value-type="float">
            <text:p>2.60819</text:p>
          </table:table-cell>
          <table:table-cell table:formula="of:=[.B13]/[.B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1792.02" calcext:value-type="float">
            <text:p>1792.02</text:p>
          </table:table-cell>
          <table:table-cell office:value-type="float" office:value="2.61165" calcext:value-type="float">
            <text:p>2.61165</text:p>
          </table:table-cell>
          <table:table-cell table:formula="of:=[.B14]/[.B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3545" calcext:value-type="float">
            <text:p>0.023545</text:p>
          </table:table-cell>
          <table:table-cell office:value-type="float" office:value="1743.84" calcext:value-type="float">
            <text:p>1743.84</text:p>
          </table:table-cell>
          <table:table-cell office:value-type="float" office:value="2.59126" calcext:value-type="float">
            <text:p>2.59126</text:p>
          </table:table-cell>
          <table:table-cell table:formula="of:=[.B15]/[.B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16]/[.B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1790.82" calcext:value-type="float">
            <text:p>1790.82</text:p>
          </table:table-cell>
          <table:table-cell office:value-type="float" office:value="2.59928" calcext:value-type="float">
            <text:p>2.59928</text:p>
          </table:table-cell>
          <table:table-cell table:formula="of:=[.B17]/[.B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1742.83" calcext:value-type="float">
            <text:p>1742.83</text:p>
          </table:table-cell>
          <table:table-cell office:value-type="float" office:value="2.62401" calcext:value-type="float">
            <text:p>2.62401</text:p>
          </table:table-cell>
          <table:table-cell table:formula="of:=[.B18]/[.B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6617" calcext:value-type="float">
            <text:p>0.016617</text:p>
          </table:table-cell>
          <table:table-cell office:value-type="float" office:value="1768.63" calcext:value-type="float">
            <text:p>1768.63</text:p>
          </table:table-cell>
          <table:table-cell office:value-type="float" office:value="2.56963" calcext:value-type="float">
            <text:p>2.56963</text:p>
          </table:table-cell>
          <table:table-cell table:formula="of:=[.B19]/[.B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1785.84" calcext:value-type="float">
            <text:p>1785.84</text:p>
          </table:table-cell>
          <table:table-cell office:value-type="float" office:value="2.56305" calcext:value-type="float">
            <text:p>2.56305</text:p>
          </table:table-cell>
          <table:table-cell table:formula="of:=[.B20]/[.B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1787.65" calcext:value-type="float">
            <text:p>1787.65</text:p>
          </table:table-cell>
          <table:table-cell office:value-type="float" office:value="2.67718" calcext:value-type="float">
            <text:p>2.67718</text:p>
          </table:table-cell>
          <table:table-cell table:formula="of:=[.B21]/[.B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1794.22" calcext:value-type="float">
            <text:p>1794.22</text:p>
          </table:table-cell>
          <table:table-cell office:value-type="float" office:value="2.65057" calcext:value-type="float">
            <text:p>2.65057</text:p>
          </table:table-cell>
          <table:table-cell table:formula="of:=[.B22]/[.B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6571" calcext:value-type="float">
            <text:p>0.016571</text:p>
          </table:table-cell>
          <table:table-cell office:value-type="float" office:value="1787.62" calcext:value-type="float">
            <text:p>1787.62</text:p>
          </table:table-cell>
          <table:table-cell office:value-type="float" office:value="2.56883" calcext:value-type="float">
            <text:p>2.56883</text:p>
          </table:table-cell>
          <table:table-cell table:formula="of:=[.B23]/[.B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88084" calcext:value-type="float">
            <text:p>0.088084</text:p>
          </table:table-cell>
          <table:table-cell office:value-type="float" office:value="1840.33" calcext:value-type="float">
            <text:p>1840.33</text:p>
          </table:table-cell>
          <table:table-cell office:value-type="float" office:value="2.65824" calcext:value-type="float">
            <text:p>2.65824</text:p>
          </table:table-cell>
          <table:table-cell table:formula="of:=[.B24]/[.B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78381" calcext:value-type="float">
            <text:p>0.078381</text:p>
          </table:table-cell>
          <table:table-cell office:value-type="float" office:value="1825.61" calcext:value-type="float">
            <text:p>1825.61</text:p>
          </table:table-cell>
          <table:table-cell office:value-type="float" office:value="2.64971" calcext:value-type="float">
            <text:p>2.64971</text:p>
          </table:table-cell>
          <table:table-cell table:formula="of:=[.B25]/[.B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88218" calcext:value-type="float">
            <text:p>0.088218</text:p>
          </table:table-cell>
          <table:table-cell office:value-type="float" office:value="1839.63" calcext:value-type="float">
            <text:p>1839.63</text:p>
          </table:table-cell>
          <table:table-cell office:value-type="float" office:value="2.64907" calcext:value-type="float">
            <text:p>2.64907</text:p>
          </table:table-cell>
          <table:table-cell table:formula="of:=[.B26]/[.B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8422" calcext:value-type="float">
            <text:p>0.028422</text:p>
          </table:table-cell>
          <table:table-cell office:value-type="float" office:value="1797.33" calcext:value-type="float">
            <text:p>1797.33</text:p>
          </table:table-cell>
          <table:table-cell office:value-type="float" office:value="2.62659" calcext:value-type="float">
            <text:p>2.62659</text:p>
          </table:table-cell>
          <table:table-cell table:formula="of:=[.B27]/[.B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-o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7121" calcext:value-type="float">
            <text:p>0.037121</text:p>
          </table:table-cell>
          <table:table-cell office:value-type="float" office:value="1088.59" calcext:value-type="float">
            <text:p>1088.59</text:p>
          </table:table-cell>
          <table:table-cell office:value-type="float" office:value="1.80761" calcext:value-type="float">
            <text:p>1.80761</text:p>
          </table:table-cell>
          <table:table-cell table:formula="of:=[.B30]/[.B4]" office:value-type="float" office:value="1.14840366291301" calcext:value-type="float">
            <text:p>1.14840366291301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7297" calcext:value-type="float">
            <text:p>0.027297</text:p>
          </table:table-cell>
          <table:table-cell office:value-type="float" office:value="992.332" calcext:value-type="float">
            <text:p>992.332</text:p>
          </table:table-cell>
          <table:table-cell office:value-type="float" office:value="1.74847" calcext:value-type="float">
            <text:p>1.74847</text:p>
          </table:table-cell>
          <table:table-cell table:formula="of:=[.B31]/[.B5]" office:value-type="float" office:value="1.14596977329975" calcext:value-type="float">
            <text:p>1.14596977329975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6946" calcext:value-type="float">
            <text:p>0.026946</text:p>
          </table:table-cell>
          <table:table-cell office:value-type="float" office:value="1037.54" calcext:value-type="float">
            <text:p>1037.54</text:p>
          </table:table-cell>
          <table:table-cell office:value-type="float" office:value="1.78031" calcext:value-type="float">
            <text:p>1.78031</text:p>
          </table:table-cell>
          <table:table-cell table:formula="of:=[.B32]/[.B6]" office:value-type="float" office:value="1.13390001683218" calcext:value-type="float">
            <text:p>1.13390001683218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2065" calcext:value-type="float">
            <text:p>0.152065</text:p>
          </table:table-cell>
          <table:table-cell office:value-type="float" office:value="1082.97" calcext:value-type="float">
            <text:p>1082.97</text:p>
          </table:table-cell>
          <table:table-cell office:value-type="float" office:value="1.90034" calcext:value-type="float">
            <text:p>1.90034</text:p>
          </table:table-cell>
          <table:table-cell table:formula="of:=[.B33]/[.B7]" office:value-type="float" office:value="0.993700540420443" calcext:value-type="float">
            <text:p>0.993700540420443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798" calcext:value-type="float">
            <text:p>0.071798</text:p>
          </table:table-cell>
          <table:table-cell office:value-type="float" office:value="1004.11" calcext:value-type="float">
            <text:p>1004.11</text:p>
          </table:table-cell>
          <table:table-cell office:value-type="float" office:value="1.76599" calcext:value-type="float">
            <text:p>1.76599</text:p>
          </table:table-cell>
          <table:table-cell table:formula="of:=[.B34]/[.B8]" office:value-type="float" office:value="1.00574326217291" calcext:value-type="float">
            <text:p>1.0057432621729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36901" calcext:value-type="float">
            <text:p>0.036901</text:p>
          </table:table-cell>
          <table:table-cell office:value-type="float" office:value="990.071" calcext:value-type="float">
            <text:p>990.071</text:p>
          </table:table-cell>
          <table:table-cell office:value-type="float" office:value="1.78236" calcext:value-type="float">
            <text:p>1.78236</text:p>
          </table:table-cell>
          <table:table-cell table:formula="of:=[.B35]/[.B9]" office:value-type="float" office:value="1.23671157584288" calcext:value-type="float">
            <text:p>1.23671157584288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46249" calcext:value-type="float">
            <text:p>0.046249</text:p>
          </table:table-cell>
          <table:table-cell office:value-type="float" office:value="993.317" calcext:value-type="float">
            <text:p>993.317</text:p>
          </table:table-cell>
          <table:table-cell office:value-type="float" office:value="1.76359" calcext:value-type="float">
            <text:p>1.76359</text:p>
          </table:table-cell>
          <table:table-cell table:formula="of:=[.B36]/[.B10]" office:value-type="float" office:value="1.1940155935354" calcext:value-type="float">
            <text:p>1.1940155935354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40181" calcext:value-type="float">
            <text:p>0.040181</text:p>
          </table:table-cell>
          <table:table-cell office:value-type="float" office:value="1038.23" calcext:value-type="float">
            <text:p>1038.23</text:p>
          </table:table-cell>
          <table:table-cell office:value-type="float" office:value="1.79246" calcext:value-type="float">
            <text:p>1.79246</text:p>
          </table:table-cell>
          <table:table-cell table:formula="of:=[.B37]/[.B11]" office:value-type="float" office:value="1.28550404709345" calcext:value-type="float">
            <text:p>1.28550404709345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9291" calcext:value-type="float">
            <text:p>0.029291</text:p>
          </table:table-cell>
          <table:table-cell office:value-type="float" office:value="1006.17" calcext:value-type="float">
            <text:p>1006.17</text:p>
          </table:table-cell>
          <table:table-cell office:value-type="float" office:value="1.78813" calcext:value-type="float">
            <text:p>1.78813</text:p>
          </table:table-cell>
          <table:table-cell table:formula="of:=[.B38]/[.B12]" office:value-type="float" office:value="1.19098154021306" calcext:value-type="float">
            <text:p>1.19098154021306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9339" calcext:value-type="float">
            <text:p>0.019339</text:p>
          </table:table-cell>
          <table:table-cell office:value-type="float" office:value="995.038" calcext:value-type="float">
            <text:p>995.038</text:p>
          </table:table-cell>
          <table:table-cell office:value-type="float" office:value="1.76564" calcext:value-type="float">
            <text:p>1.76564</text:p>
          </table:table-cell>
          <table:table-cell table:formula="of:=[.B39]/[.B13]" office:value-type="float" office:value="1.15415373597517" calcext:value-type="float">
            <text:p>1.15415373597517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8147" calcext:value-type="float">
            <text:p>0.028147</text:p>
          </table:table-cell>
          <table:table-cell office:value-type="float" office:value="972.835" calcext:value-type="float">
            <text:p>972.835</text:p>
          </table:table-cell>
          <table:table-cell office:value-type="float" office:value="1.78428" calcext:value-type="float">
            <text:p>1.78428</text:p>
          </table:table-cell>
          <table:table-cell table:formula="of:=[.B40]/[.B14]" office:value-type="float" office:value="1.15902820671196" calcext:value-type="float">
            <text:p>1.15902820671196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974.832" calcext:value-type="float">
            <text:p>974.832</text:p>
          </table:table-cell>
          <table:table-cell office:value-type="float" office:value="1.77784" calcext:value-type="float">
            <text:p>1.77784</text:p>
          </table:table-cell>
          <table:table-cell table:formula="of:=[.B41]/[.B15]" office:value-type="float" office:value="1.19350180505415" calcext:value-type="float">
            <text:p>1.19350180505415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3721" calcext:value-type="float">
            <text:p>0.023721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42]/[.B16]" office:value-type="float" office:value="1.16216745872324" calcext:value-type="float">
            <text:p>1.16216745872324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4942" calcext:value-type="float">
            <text:p>0.024942</text:p>
          </table:table-cell>
          <table:table-cell office:value-type="float" office:value="974.182" calcext:value-type="float">
            <text:p>974.182</text:p>
          </table:table-cell>
          <table:table-cell office:value-type="float" office:value="1.77122" calcext:value-type="float">
            <text:p>1.77122</text:p>
          </table:table-cell>
          <table:table-cell table:formula="of:=[.B43]/[.B17]" office:value-type="float" office:value="1.21721731491874" calcext:value-type="float">
            <text:p>1.21721731491874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4068" calcext:value-type="float">
            <text:p>0.024068</text:p>
          </table:table-cell>
          <table:table-cell office:value-type="float" office:value="958.685" calcext:value-type="float">
            <text:p>958.685</text:p>
          </table:table-cell>
          <table:table-cell office:value-type="float" office:value="1.79074" calcext:value-type="float">
            <text:p>1.79074</text:p>
          </table:table-cell>
          <table:table-cell table:formula="of:=[.B44]/[.B18]" office:value-type="float" office:value="1.14359023092274" calcext:value-type="float">
            <text:p>1.14359023092274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8914" calcext:value-type="float">
            <text:p>0.018914</text:p>
          </table:table-cell>
          <table:table-cell office:value-type="float" office:value="1002.52" calcext:value-type="float">
            <text:p>1002.52</text:p>
          </table:table-cell>
          <table:table-cell office:value-type="float" office:value="1.78085" calcext:value-type="float">
            <text:p>1.78085</text:p>
          </table:table-cell>
          <table:table-cell table:formula="of:=[.B45]/[.B19]" office:value-type="float" office:value="1.13823193115484" calcext:value-type="float">
            <text:p>1.13823193115484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1023.32" calcext:value-type="float">
            <text:p>1023.32</text:p>
          </table:table-cell>
          <table:table-cell office:value-type="float" office:value="1.80319" calcext:value-type="float">
            <text:p>1.80319</text:p>
          </table:table-cell>
          <table:table-cell table:formula="of:=[.B46]/[.B20]" office:value-type="float" office:value="1.14036039293678" calcext:value-type="float">
            <text:p>1.14036039293678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1074.26" calcext:value-type="float">
            <text:p>1074.26</text:p>
          </table:table-cell>
          <table:table-cell office:value-type="float" office:value="1.84149" calcext:value-type="float">
            <text:p>1.84149</text:p>
          </table:table-cell>
          <table:table-cell table:formula="of:=[.B47]/[.B21]" office:value-type="float" office:value="1.10765550239234" calcext:value-type="float">
            <text:p>1.10765550239234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32948" calcext:value-type="float">
            <text:p>0.032948</text:p>
          </table:table-cell>
          <table:table-cell office:value-type="float" office:value="976.738" calcext:value-type="float">
            <text:p>976.738</text:p>
          </table:table-cell>
          <table:table-cell office:value-type="float" office:value="1.75045" calcext:value-type="float">
            <text:p>1.75045</text:p>
          </table:table-cell>
          <table:table-cell table:formula="of:=[.B48]/[.B22]" office:value-type="float" office:value="1.11048196831817" calcext:value-type="float">
            <text:p>1.11048196831817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8913" calcext:value-type="float">
            <text:p>0.018913</text:p>
          </table:table-cell>
          <table:table-cell office:value-type="float" office:value="1001.09" calcext:value-type="float">
            <text:p>1001.09</text:p>
          </table:table-cell>
          <table:table-cell office:value-type="float" office:value="1.78109" calcext:value-type="float">
            <text:p>1.78109</text:p>
          </table:table-cell>
          <table:table-cell table:formula="of:=[.B49]/[.B23]" office:value-type="float" office:value="1.14133124132521" calcext:value-type="float">
            <text:p>1.1413312413252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9874" calcext:value-type="float">
            <text:p>0.09874</text:p>
          </table:table-cell>
          <table:table-cell office:value-type="float" office:value="1026.84" calcext:value-type="float">
            <text:p>1026.84</text:p>
          </table:table-cell>
          <table:table-cell office:value-type="float" office:value="1.76807" calcext:value-type="float">
            <text:p>1.76807</text:p>
          </table:table-cell>
          <table:table-cell table:formula="of:=[.B50]/[.B24]" office:value-type="float" office:value="1.12097543254167" calcext:value-type="float">
            <text:p>1.12097543254167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88429" calcext:value-type="float">
            <text:p>0.088429</text:p>
          </table:table-cell>
          <table:table-cell office:value-type="float" office:value="1017.44" calcext:value-type="float">
            <text:p>1017.44</text:p>
          </table:table-cell>
          <table:table-cell office:value-type="float" office:value="1.75262" calcext:value-type="float">
            <text:p>1.75262</text:p>
          </table:table-cell>
          <table:table-cell table:formula="of:=[.B51]/[.B25]" office:value-type="float" office:value="1.12819433281025" calcext:value-type="float">
            <text:p>1.1281943328102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100314" calcext:value-type="float">
            <text:p>0.100314</text:p>
          </table:table-cell>
          <table:table-cell office:value-type="float" office:value="1106.78" calcext:value-type="float">
            <text:p>1106.78</text:p>
          </table:table-cell>
          <table:table-cell office:value-type="float" office:value="1.77175" calcext:value-type="float">
            <text:p>1.77175</text:p>
          </table:table-cell>
          <table:table-cell table:formula="of:=[.B52]/[.B26]" office:value-type="float" office:value="1.13711487451541" calcext:value-type="float">
            <text:p>1.13711487451541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984.267" calcext:value-type="float">
            <text:p>984.267</text:p>
          </table:table-cell>
          <table:table-cell office:value-type="float" office:value="1.7697" calcext:value-type="float">
            <text:p>1.7697</text:p>
          </table:table-cell>
          <table:table-cell table:formula="of:=[.B53]/[.B27]" office:value-type="float" office:value="1.13257335866582" calcext:value-type="float">
            <text:p>1.13257335866582</text:p>
          </table:table-cell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sc-bb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109321" calcext:value-type="float">
            <text:p>0.109321</text:p>
          </table:table-cell>
          <table:table-cell office:value-type="float" office:value="812.289" calcext:value-type="float">
            <text:p>812.289</text:p>
          </table:table-cell>
          <table:table-cell office:value-type="float" office:value="0" calcext:value-type="float">
            <text:p>0</text:p>
          </table:table-cell>
          <table:table-cell table:formula="of:=[.B56]/[.B4]" office:value-type="float" office:value="3.38203811409479" calcext:value-type="float">
            <text:p>3.38203811409479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31532" calcext:value-type="float">
            <text:p>0.031532</text:p>
          </table:table-cell>
          <table:table-cell office:value-type="float" office:value="844.831" calcext:value-type="float">
            <text:p>844.831</text:p>
          </table:table-cell>
          <table:table-cell office:value-type="float" office:value="0" calcext:value-type="float">
            <text:p>0</text:p>
          </table:table-cell>
          <table:table-cell table:formula="of:=[.B57]/[.B5]" office:value-type="float" office:value="1.32376154492024" calcext:value-type="float">
            <text:p>1.32376154492024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33203" calcext:value-type="float">
            <text:p>0.033203</text:p>
          </table:table-cell>
          <table:table-cell office:value-type="float" office:value="859.721" calcext:value-type="float">
            <text:p>859.721</text:p>
          </table:table-cell>
          <table:table-cell office:value-type="float" office:value="0" calcext:value-type="float">
            <text:p>0</text:p>
          </table:table-cell>
          <table:table-cell table:formula="of:=[.B58]/[.B6]" office:value-type="float" office:value="1.39719744150816" calcext:value-type="float">
            <text:p>1.39719744150816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200269" calcext:value-type="float">
            <text:p>0.200269</text:p>
          </table:table-cell>
          <table:table-cell office:value-type="float" office:value="826.658" calcext:value-type="float">
            <text:p>826.658</text:p>
          </table:table-cell>
          <table:table-cell office:value-type="float" office:value="0" calcext:value-type="float">
            <text:p>0</text:p>
          </table:table-cell>
          <table:table-cell table:formula="of:=[.B59]/[.B7]" office:value-type="float" office:value="1.30869965823471" calcext:value-type="float">
            <text:p>1.3086996582347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90004" calcext:value-type="float">
            <text:p>0.090004</text:p>
          </table:table-cell>
          <table:table-cell office:value-type="float" office:value="868.731" calcext:value-type="float">
            <text:p>868.731</text:p>
          </table:table-cell>
          <table:table-cell office:value-type="float" office:value="0" calcext:value-type="float">
            <text:p>0</text:p>
          </table:table-cell>
          <table:table-cell table:formula="of:=[.B60]/[.B8]" office:value-type="float" office:value="1.26077211856334" calcext:value-type="float">
            <text:p>1.26077211856334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74986" calcext:value-type="float">
            <text:p>0.074986</text:p>
          </table:table-cell>
          <table:table-cell office:value-type="float" office:value="846.234" calcext:value-type="float">
            <text:p>846.234</text:p>
          </table:table-cell>
          <table:table-cell office:value-type="float" office:value="0" calcext:value-type="float">
            <text:p>0</text:p>
          </table:table-cell>
          <table:table-cell table:formula="of:=[.B61]/[.B9]" office:value-type="float" office:value="2.51310409544876" calcext:value-type="float">
            <text:p>2.51310409544876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852.637" calcext:value-type="float">
            <text:p>852.637</text:p>
          </table:table-cell>
          <table:table-cell office:value-type="float" office:value="0" calcext:value-type="float">
            <text:p>0</text:p>
          </table:table-cell>
          <table:table-cell table:formula="of:=[.B62]/[.B10]" office:value-type="float" office:value="3.61119429958176" calcext:value-type="float">
            <text:p>3.61119429958176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95569" calcext:value-type="float">
            <text:p>0.095569</text:p>
          </table:table-cell>
          <table:table-cell office:value-type="float" office:value="883.096" calcext:value-type="float">
            <text:p>883.096</text:p>
          </table:table-cell>
          <table:table-cell office:value-type="float" office:value="0" calcext:value-type="float">
            <text:p>0</text:p>
          </table:table-cell>
          <table:table-cell table:formula="of:=[.B63]/[.B11]" office:value-type="float" office:value="3.05752311482228" calcext:value-type="float">
            <text:p>3.05752311482228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44289" calcext:value-type="float">
            <text:p>0.044289</text:p>
          </table:table-cell>
          <table:table-cell office:value-type="float" office:value="815.552" calcext:value-type="float">
            <text:p>815.552</text:p>
          </table:table-cell>
          <table:table-cell office:value-type="float" office:value="0" calcext:value-type="float">
            <text:p>0</text:p>
          </table:table-cell>
          <table:table-cell table:formula="of:=[.B64]/[.B12]" office:value-type="float" office:value="1.80080507440839" calcext:value-type="float">
            <text:p>1.80080507440839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1585" calcext:value-type="float">
            <text:p>0.011585</text:p>
          </table:table-cell>
          <table:table-cell office:value-type="float" office:value="825.758" calcext:value-type="float">
            <text:p>825.758</text:p>
          </table:table-cell>
          <table:table-cell office:value-type="float" office:value="0" calcext:value-type="float">
            <text:p>0</text:p>
          </table:table-cell>
          <table:table-cell table:formula="of:=[.B65]/[.B13]" office:value-type="float" office:value="0.691394127476725" calcext:value-type="float">
            <text:p>0.691394127476725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42047" calcext:value-type="float">
            <text:p>0.042047</text:p>
          </table:table-cell>
          <table:table-cell office:value-type="float" office:value="832.581" calcext:value-type="float">
            <text:p>832.581</text:p>
          </table:table-cell>
          <table:table-cell office:value-type="float" office:value="0" calcext:value-type="float">
            <text:p>0</text:p>
          </table:table-cell>
          <table:table-cell table:formula="of:=[.B66]/[.B14]" office:value-type="float" office:value="1.7313979822936" calcext:value-type="float">
            <text:p>1.7313979822936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36832" calcext:value-type="float">
            <text:p>0.036832</text:p>
          </table:table-cell>
          <table:table-cell office:value-type="float" office:value="834.244" calcext:value-type="float">
            <text:p>834.244</text:p>
          </table:table-cell>
          <table:table-cell office:value-type="float" office:value="0" calcext:value-type="float">
            <text:p>0</text:p>
          </table:table-cell>
          <table:table-cell table:formula="of:=[.B67]/[.B15]" office:value-type="float" office:value="1.56432363559142" calcext:value-type="float">
            <text:p>1.5643236355914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2708" calcext:value-type="float">
            <text:p>0.022708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68]/[.B16]" office:value-type="float" office:value="1.11253735730733" calcext:value-type="float">
            <text:p>1.11253735730733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864.119" calcext:value-type="float">
            <text:p>864.119</text:p>
          </table:table-cell>
          <table:table-cell office:value-type="float" office:value="0" calcext:value-type="float">
            <text:p>0</text:p>
          </table:table-cell>
          <table:table-cell table:formula="of:=[.B69]/[.B17]" office:value-type="float" office:value="1.67780977014299" calcext:value-type="float">
            <text:p>1.67780977014299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7097" calcext:value-type="float">
            <text:p>0.027097</text:p>
          </table:table-cell>
          <table:table-cell office:value-type="float" office:value="860.622" calcext:value-type="float">
            <text:p>860.622</text:p>
          </table:table-cell>
          <table:table-cell office:value-type="float" office:value="0" calcext:value-type="float">
            <text:p>0</text:p>
          </table:table-cell>
          <table:table-cell table:formula="of:=[.B70]/[.B18]" office:value-type="float" office:value="1.28751306661598" calcext:value-type="float">
            <text:p>1.28751306661598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0807" calcext:value-type="float">
            <text:p>0.010807</text:p>
          </table:table-cell>
          <table:table-cell office:value-type="float" office:value="905.928" calcext:value-type="float">
            <text:p>905.928</text:p>
          </table:table-cell>
          <table:table-cell office:value-type="float" office:value="0" calcext:value-type="float">
            <text:p>0</text:p>
          </table:table-cell>
          <table:table-cell table:formula="of:=[.B71]/[.B19]" office:value-type="float" office:value="0.650358067039779" calcext:value-type="float">
            <text:p>0.650358067039779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0576" calcext:value-type="float">
            <text:p>0.010576</text:p>
          </table:table-cell>
          <table:table-cell office:value-type="float" office:value="813.555" calcext:value-type="float">
            <text:p>813.555</text:p>
          </table:table-cell>
          <table:table-cell office:value-type="float" office:value="0" calcext:value-type="float">
            <text:p>0</text:p>
          </table:table-cell>
          <table:table-cell table:formula="of:=[.B72]/[.B20]" office:value-type="float" office:value="0.637377207256072" calcext:value-type="float">
            <text:p>0.637377207256072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90991" calcext:value-type="float">
            <text:p>0.090991</text:p>
          </table:table-cell>
          <table:table-cell office:value-type="float" office:value="849.499" calcext:value-type="float">
            <text:p>849.499</text:p>
          </table:table-cell>
          <table:table-cell office:value-type="float" office:value="0" calcext:value-type="float">
            <text:p>0</text:p>
          </table:table-cell>
          <table:table-cell table:formula="of:=[.B73]/[.B21]" office:value-type="float" office:value="2.41868686868687" calcext:value-type="float">
            <text:p>2.41868686868687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53501" calcext:value-type="float">
            <text:p>0.053501</text:p>
          </table:table-cell>
          <table:table-cell office:value-type="float" office:value="837.919" calcext:value-type="float">
            <text:p>837.919</text:p>
          </table:table-cell>
          <table:table-cell office:value-type="float" office:value="0" calcext:value-type="float">
            <text:p>0</text:p>
          </table:table-cell>
          <table:table-cell table:formula="of:=[.B74]/[.B22]" office:value-type="float" office:value="1.80320188742838" calcext:value-type="float">
            <text:p>1.80320188742838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0598" calcext:value-type="float">
            <text:p>0.010598</text:p>
          </table:table-cell>
          <table:table-cell office:value-type="float" office:value="879.65" calcext:value-type="float">
            <text:p>879.65</text:p>
          </table:table-cell>
          <table:table-cell office:value-type="float" office:value="0" calcext:value-type="float">
            <text:p>0</text:p>
          </table:table-cell>
          <table:table-cell table:formula="of:=[.B75]/[.B23]" office:value-type="float" office:value="0.639551022871281" calcext:value-type="float">
            <text:p>0.63955102287128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256041" calcext:value-type="float">
            <text:p>0.256041</text:p>
          </table:table-cell>
          <table:table-cell office:value-type="float" office:value="822.918" calcext:value-type="float">
            <text:p>822.918</text:p>
          </table:table-cell>
          <table:table-cell office:value-type="float" office:value="0" calcext:value-type="float">
            <text:p>0</text:p>
          </table:table-cell>
          <table:table-cell table:formula="of:=[.B76]/[.B24]" office:value-type="float" office:value="2.90678216248127" calcext:value-type="float">
            <text:p>2.90678216248127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247731" calcext:value-type="float">
            <text:p>0.247731</text:p>
          </table:table-cell>
          <table:table-cell office:value-type="float" office:value="848.174" calcext:value-type="float">
            <text:p>848.174</text:p>
          </table:table-cell>
          <table:table-cell office:value-type="float" office:value="0" calcext:value-type="float">
            <text:p>0</text:p>
          </table:table-cell>
          <table:table-cell table:formula="of:=[.B77]/[.B25]" office:value-type="float" office:value="3.16060014544341" calcext:value-type="float">
            <text:p>3.1606001454434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28463" calcext:value-type="float">
            <text:p>0.28463</text:p>
          </table:table-cell>
          <table:table-cell office:value-type="float" office:value="855.262" calcext:value-type="float">
            <text:p>855.262</text:p>
          </table:table-cell>
          <table:table-cell office:value-type="float" office:value="0" calcext:value-type="float">
            <text:p>0</text:p>
          </table:table-cell>
          <table:table-cell table:formula="of:=[.B78]/[.B26]" office:value-type="float" office:value="3.22643904872022" calcext:value-type="float">
            <text:p>3.22643904872022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44208" calcext:value-type="float">
            <text:p>0.044208</text:p>
          </table:table-cell>
          <table:table-cell office:value-type="float" office:value="834.1" calcext:value-type="float">
            <text:p>834.1</text:p>
          </table:table-cell>
          <table:table-cell office:value-type="float" office:value="0" calcext:value-type="float">
            <text:p>0</text:p>
          </table:table-cell>
          <table:table-cell table:formula="of:=[.B79]/[.B27]" office:value-type="float" office:value="1.55541481950602" calcext:value-type="float">
            <text:p>1.55541481950602</text:p>
          </table:table-cell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-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57733" calcext:value-type="float">
            <text:p>0.057733</text:p>
          </table:table-cell>
          <table:table-cell office:value-type="float" office:value="37.3948" calcext:value-type="float">
            <text:p>37.3948</text:p>
          </table:table-cell>
          <table:table-cell office:value-type="float" office:value="2.27772" calcext:value-type="float">
            <text:p>2.27772</text:p>
          </table:table-cell>
          <table:table-cell table:formula="of:=[.B82]/[.B4]" office:value-type="float" office:value="1.78607226828363" calcext:value-type="float">
            <text:p>1.78607226828363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32213" calcext:value-type="float">
            <text:p>0.032213</text:p>
          </table:table-cell>
          <table:table-cell office:value-type="float" office:value="38.1075" calcext:value-type="float">
            <text:p>38.1075</text:p>
          </table:table-cell>
          <table:table-cell office:value-type="float" office:value="2.32636" calcext:value-type="float">
            <text:p>2.32636</text:p>
          </table:table-cell>
          <table:table-cell table:formula="of:=[.B83]/[.B5]" office:value-type="float" office:value="1.35235096557515" calcext:value-type="float">
            <text:p>1.35235096557515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32102" calcext:value-type="float">
            <text:p>0.032102</text:p>
          </table:table-cell>
          <table:table-cell office:value-type="float" office:value="38.7921" calcext:value-type="float">
            <text:p>38.7921</text:p>
          </table:table-cell>
          <table:table-cell office:value-type="float" office:value="2.3294" calcext:value-type="float">
            <text:p>2.3294</text:p>
          </table:table-cell>
          <table:table-cell table:formula="of:=[.B84]/[.B6]" office:value-type="float" office:value="1.35086685743141" calcext:value-type="float">
            <text:p>1.3508668574314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6526" calcext:value-type="float">
            <text:p>0.16526</text:p>
          </table:table-cell>
          <table:table-cell office:value-type="float" office:value="36.1292" calcext:value-type="float">
            <text:p>36.1292</text:p>
          </table:table-cell>
          <table:table-cell office:value-type="float" office:value="2.54488" calcext:value-type="float">
            <text:p>2.54488</text:p>
          </table:table-cell>
          <table:table-cell table:formula="of:=[.B85]/[.B7]" office:value-type="float" office:value="1.0799260270929" calcext:value-type="float">
            <text:p>1.0799260270929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87256" calcext:value-type="float">
            <text:p>0.087256</text:p>
          </table:table-cell>
          <table:table-cell office:value-type="float" office:value="37.1503" calcext:value-type="float">
            <text:p>37.1503</text:p>
          </table:table-cell>
          <table:table-cell office:value-type="float" office:value="2.33221" calcext:value-type="float">
            <text:p>2.33221</text:p>
          </table:table-cell>
          <table:table-cell table:formula="of:=[.B86]/[.B8]" office:value-type="float" office:value="1.2222782540483" calcext:value-type="float">
            <text:p>1.222278254048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37.3073" calcext:value-type="float">
            <text:p>37.3073</text:p>
          </table:table-cell>
          <table:table-cell office:value-type="float" office:value="2.33969" calcext:value-type="float">
            <text:p>2.33969</text:p>
          </table:table-cell>
          <table:table-cell table:formula="of:=[.B87]/[.B9]" office:value-type="float" office:value="1.91534285139755" calcext:value-type="float">
            <text:p>1.91534285139755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86313" calcext:value-type="float">
            <text:p>0.086313</text:p>
          </table:table-cell>
          <table:table-cell office:value-type="float" office:value="41.1508" calcext:value-type="float">
            <text:p>41.1508</text:p>
          </table:table-cell>
          <table:table-cell office:value-type="float" office:value="2.34933" calcext:value-type="float">
            <text:p>2.34933</text:p>
          </table:table-cell>
          <table:table-cell table:formula="of:=[.B88]/[.B10]" office:value-type="float" office:value="2.22835235193887" calcext:value-type="float">
            <text:p>2.22835235193887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63857" calcext:value-type="float">
            <text:p>0.063857</text:p>
          </table:table-cell>
          <table:table-cell office:value-type="float" office:value="38.0568" calcext:value-type="float">
            <text:p>38.0568</text:p>
          </table:table-cell>
          <table:table-cell office:value-type="float" office:value="2.36151" calcext:value-type="float">
            <text:p>2.36151</text:p>
          </table:table-cell>
          <table:table-cell table:formula="of:=[.B89]/[.B11]" office:value-type="float" office:value="2.04296637553188" calcext:value-type="float">
            <text:p>2.04296637553188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37974" calcext:value-type="float">
            <text:p>0.037974</text:p>
          </table:table-cell>
          <table:table-cell office:value-type="float" office:value="37.5402" calcext:value-type="float">
            <text:p>37.5402</text:p>
          </table:table-cell>
          <table:table-cell office:value-type="float" office:value="2.32407" calcext:value-type="float">
            <text:p>2.32407</text:p>
          </table:table-cell>
          <table:table-cell table:formula="of:=[.B90]/[.B12]" office:value-type="float" office:value="1.54403513051964" calcext:value-type="float">
            <text:p>1.54403513051964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124" calcext:value-type="float">
            <text:p>0.016124</text:p>
          </table:table-cell>
          <table:table-cell office:value-type="float" office:value="39.1318" calcext:value-type="float">
            <text:p>39.1318</text:p>
          </table:table-cell>
          <table:table-cell office:value-type="float" office:value="2.33239" calcext:value-type="float">
            <text:p>2.33239</text:p>
          </table:table-cell>
          <table:table-cell table:formula="of:=[.B91]/[.B13]" office:value-type="float" office:value="0.962282167581762" calcext:value-type="float">
            <text:p>0.962282167581762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35988" calcext:value-type="float">
            <text:p>0.035988</text:p>
          </table:table-cell>
          <table:table-cell office:value-type="float" office:value="38.5933" calcext:value-type="float">
            <text:p>38.5933</text:p>
          </table:table-cell>
          <table:table-cell office:value-type="float" office:value="2.33763" calcext:value-type="float">
            <text:p>2.33763</text:p>
          </table:table-cell>
          <table:table-cell table:formula="of:=[.B92]/[.B14]" office:value-type="float" office:value="1.48190240889438" calcext:value-type="float">
            <text:p>1.48190240889438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34799" calcext:value-type="float">
            <text:p>0.034799</text:p>
          </table:table-cell>
          <table:table-cell office:value-type="float" office:value="38.3219" calcext:value-type="float">
            <text:p>38.3219</text:p>
          </table:table-cell>
          <table:table-cell office:value-type="float" office:value="2.31364" calcext:value-type="float">
            <text:p>2.31364</text:p>
          </table:table-cell>
          <table:table-cell table:formula="of:=[.B93]/[.B15]" office:value-type="float" office:value="1.47797833935018" calcext:value-type="float">
            <text:p>1.47797833935018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5018" calcext:value-type="float">
            <text:p>0.025018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94]/[.B16]" office:value-type="float" office:value="1.22571162608397" calcext:value-type="float">
            <text:p>1.22571162608397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6983" calcext:value-type="float">
            <text:p>0.026983</text:p>
          </table:table-cell>
          <table:table-cell office:value-type="float" office:value="38.3966" calcext:value-type="float">
            <text:p>38.3966</text:p>
          </table:table-cell>
          <table:table-cell office:value-type="float" office:value="2.32381" calcext:value-type="float">
            <text:p>2.32381</text:p>
          </table:table-cell>
          <table:table-cell table:formula="of:=[.B95]/[.B17]" office:value-type="float" office:value="1.31682201942316" calcext:value-type="float">
            <text:p>1.31682201942316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38.9011" calcext:value-type="float">
            <text:p>38.9011</text:p>
          </table:table-cell>
          <table:table-cell office:value-type="float" office:value="2.33111" calcext:value-type="float">
            <text:p>2.33111</text:p>
          </table:table-cell>
          <table:table-cell table:formula="of:=[.B96]/[.B18]" office:value-type="float" office:value="1.3931388387342" calcext:value-type="float">
            <text:p>1.3931388387342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9.2268" calcext:value-type="float">
            <text:p>39.2268</text:p>
          </table:table-cell>
          <table:table-cell office:value-type="float" office:value="2.3431" calcext:value-type="float">
            <text:p>2.3431</text:p>
          </table:table-cell>
          <table:table-cell table:formula="of:=[.B97]/[.B19]" office:value-type="float" office:value="0.939519768911356" calcext:value-type="float">
            <text:p>0.939519768911356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5551" calcext:value-type="float">
            <text:p>0.015551</text:p>
          </table:table-cell>
          <table:table-cell office:value-type="float" office:value="39.7199" calcext:value-type="float">
            <text:p>39.7199</text:p>
          </table:table-cell>
          <table:table-cell office:value-type="float" office:value="2.32836" calcext:value-type="float">
            <text:p>2.32836</text:p>
          </table:table-cell>
          <table:table-cell table:formula="of:=[.B98]/[.B20]" office:value-type="float" office:value="0.937202434761646" calcext:value-type="float">
            <text:p>0.937202434761646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66092" calcext:value-type="float">
            <text:p>0.066092</text:p>
          </table:table-cell>
          <table:table-cell office:value-type="float" office:value="38.498" calcext:value-type="float">
            <text:p>38.498</text:p>
          </table:table-cell>
          <table:table-cell office:value-type="float" office:value="2.33005" calcext:value-type="float">
            <text:p>2.33005</text:p>
          </table:table-cell>
          <table:table-cell table:formula="of:=[.B99]/[.B21]" office:value-type="float" office:value="1.75683147262095" calcext:value-type="float">
            <text:p>1.75683147262095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47349" calcext:value-type="float">
            <text:p>0.047349</text:p>
          </table:table-cell>
          <table:table-cell office:value-type="float" office:value="38.5533" calcext:value-type="float">
            <text:p>38.5533</text:p>
          </table:table-cell>
          <table:table-cell office:value-type="float" office:value="2.32872" calcext:value-type="float">
            <text:p>2.32872</text:p>
          </table:table-cell>
          <table:table-cell table:formula="of:=[.B100]/[.B22]" office:value-type="float" office:value="1.5958543983822" calcext:value-type="float">
            <text:p>1.5958543983822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5524" calcext:value-type="float">
            <text:p>0.015524</text:p>
          </table:table-cell>
          <table:table-cell office:value-type="float" office:value="39.4657" calcext:value-type="float">
            <text:p>39.4657</text:p>
          </table:table-cell>
          <table:table-cell office:value-type="float" office:value="2.34153" calcext:value-type="float">
            <text:p>2.34153</text:p>
          </table:table-cell>
          <table:table-cell table:formula="of:=[.B101]/[.B23]" office:value-type="float" office:value="0.936817331482711" calcext:value-type="float">
            <text:p>0.93681733148271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186396" calcext:value-type="float">
            <text:p>0.186396</text:p>
          </table:table-cell>
          <table:table-cell office:value-type="float" office:value="39.9422" calcext:value-type="float">
            <text:p>39.9422</text:p>
          </table:table-cell>
          <table:table-cell office:value-type="float" office:value="2.30718" calcext:value-type="float">
            <text:p>2.30718</text:p>
          </table:table-cell>
          <table:table-cell table:formula="of:=[.B102]/[.B24]" office:value-type="float" office:value="2.1161164343127" calcext:value-type="float">
            <text:p>2.1161164343127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177398" calcext:value-type="float">
            <text:p>0.177398</text:p>
          </table:table-cell>
          <table:table-cell office:value-type="float" office:value="35.8429" calcext:value-type="float">
            <text:p>35.8429</text:p>
          </table:table-cell>
          <table:table-cell office:value-type="float" office:value="2.35359" calcext:value-type="float">
            <text:p>2.35359</text:p>
          </table:table-cell>
          <table:table-cell table:formula="of:=[.B103]/[.B25]" office:value-type="float" office:value="2.26327809035353" calcext:value-type="float">
            <text:p>2.2632780903535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200286" calcext:value-type="float">
            <text:p>0.200286</text:p>
          </table:table-cell>
          <table:table-cell office:value-type="float" office:value="38.6234" calcext:value-type="float">
            <text:p>38.6234</text:p>
          </table:table-cell>
          <table:table-cell office:value-type="float" office:value="2.3444" calcext:value-type="float">
            <text:p>2.3444</text:p>
          </table:table-cell>
          <table:table-cell table:formula="of:=[.B104]/[.B26]" office:value-type="float" office:value="2.27035298918588" calcext:value-type="float">
            <text:p>2.27035298918588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42999" calcext:value-type="float">
            <text:p>0.042999</text:p>
          </table:table-cell>
          <table:table-cell office:value-type="float" office:value="38.5006" calcext:value-type="float">
            <text:p>38.5006</text:p>
          </table:table-cell>
          <table:table-cell office:value-type="float" office:value="2.34014" calcext:value-type="float">
            <text:p>2.34014</text:p>
          </table:table-cell>
          <table:table-cell table:formula="of:=[.B105]/[.B27]" office:value-type="float" office:value="1.51287734853283" calcext:value-type="float">
            <text:p>1.51287734853283</text:p>
          </table:table-cell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8-lift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48331" calcext:value-type="float">
            <text:p>0.048331</text:p>
          </table:table-cell>
          <table:table-cell office:value-type="float" office:value="142.877" calcext:value-type="float">
            <text:p>142.877</text:p>
          </table:table-cell>
          <table:table-cell office:value-type="float" office:value="2.54129" calcext:value-type="float">
            <text:p>2.54129</text:p>
          </table:table-cell>
          <table:table-cell table:formula="of:=[.B108]/[.B4]" office:value-type="float" office:value="1.49520480138597" calcext:value-type="float">
            <text:p>1.49520480138597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4129" calcext:value-type="float">
            <text:p>0.024129</text:p>
          </table:table-cell>
          <table:table-cell office:value-type="float" office:value="139.133" calcext:value-type="float">
            <text:p>139.133</text:p>
          </table:table-cell>
          <table:table-cell office:value-type="float" office:value="2.55903" calcext:value-type="float">
            <text:p>2.55903</text:p>
          </table:table-cell>
          <table:table-cell table:formula="of:=[.B109]/[.B5]" office:value-type="float" office:value="1.01297229219144" calcext:value-type="float">
            <text:p>1.01297229219144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5061" calcext:value-type="float">
            <text:p>0.025061</text:p>
          </table:table-cell>
          <table:table-cell office:value-type="float" office:value="165.006" calcext:value-type="float">
            <text:p>165.006</text:p>
          </table:table-cell>
          <table:table-cell office:value-type="float" office:value="2.57087" calcext:value-type="float">
            <text:p>2.57087</text:p>
          </table:table-cell>
          <table:table-cell table:formula="of:=[.B110]/[.B6]" office:value-type="float" office:value="1.05457835381249" calcext:value-type="float">
            <text:p>1.05457835381249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64593" calcext:value-type="float">
            <text:p>0.164593</text:p>
          </table:table-cell>
          <table:table-cell office:value-type="float" office:value="181.031" calcext:value-type="float">
            <text:p>181.031</text:p>
          </table:table-cell>
          <table:table-cell office:value-type="float" office:value="2.68107" calcext:value-type="float">
            <text:p>2.68107</text:p>
          </table:table-cell>
          <table:table-cell table:formula="of:=[.B111]/[.B7]" office:value-type="float" office:value="1.07556737611825" calcext:value-type="float">
            <text:p>1.07556737611825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6494" calcext:value-type="float">
            <text:p>0.076494</text:p>
          </table:table-cell>
          <table:table-cell office:value-type="float" office:value="182.962" calcext:value-type="float">
            <text:p>182.962</text:p>
          </table:table-cell>
          <table:table-cell office:value-type="float" office:value="2.55717" calcext:value-type="float">
            <text:p>2.55717</text:p>
          </table:table-cell>
          <table:table-cell table:formula="of:=[.B112]/[.B8]" office:value-type="float" office:value="1.07152462598756" calcext:value-type="float">
            <text:p>1.07152462598756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42195" calcext:value-type="float">
            <text:p>0.042195</text:p>
          </table:table-cell>
          <table:table-cell office:value-type="float" office:value="162.77" calcext:value-type="float">
            <text:p>162.77</text:p>
          </table:table-cell>
          <table:table-cell office:value-type="float" office:value="2.56403" calcext:value-type="float">
            <text:p>2.56403</text:p>
          </table:table-cell>
          <table:table-cell table:formula="of:=[.B113]/[.B9]" office:value-type="float" office:value="1.41413633621556" calcext:value-type="float">
            <text:p>1.41413633621556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73748" calcext:value-type="float">
            <text:p>0.073748</text:p>
          </table:table-cell>
          <table:table-cell office:value-type="float" office:value="166.027" calcext:value-type="float">
            <text:p>166.027</text:p>
          </table:table-cell>
          <table:table-cell office:value-type="float" office:value="2.60032" calcext:value-type="float">
            <text:p>2.60032</text:p>
          </table:table-cell>
          <table:table-cell table:formula="of:=[.B114]/[.B10]" office:value-type="float" office:value="1.90396034491661" calcext:value-type="float">
            <text:p>1.9039603449166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55004" calcext:value-type="float">
            <text:p>0.055004</text:p>
          </table:table-cell>
          <table:table-cell office:value-type="float" office:value="176.009" calcext:value-type="float">
            <text:p>176.009</text:p>
          </table:table-cell>
          <table:table-cell office:value-type="float" office:value="2.59605" calcext:value-type="float">
            <text:p>2.59605</text:p>
          </table:table-cell>
          <table:table-cell table:formula="of:=[.B115]/[.B11]" office:value-type="float" office:value="1.7597338196244" calcext:value-type="float">
            <text:p>1.7597338196244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9989" calcext:value-type="float">
            <text:p>0.029989</text:p>
          </table:table-cell>
          <table:table-cell office:value-type="float" office:value="175.106" calcext:value-type="float">
            <text:p>175.106</text:p>
          </table:table-cell>
          <table:table-cell office:value-type="float" office:value="2.57613" calcext:value-type="float">
            <text:p>2.57613</text:p>
          </table:table-cell>
          <table:table-cell table:formula="of:=[.B116]/[.B12]" office:value-type="float" office:value="1.21936244612507" calcext:value-type="float">
            <text:p>1.21936244612507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159.406" calcext:value-type="float">
            <text:p>159.406</text:p>
          </table:table-cell>
          <table:table-cell office:value-type="float" office:value="2.56056" calcext:value-type="float">
            <text:p>2.56056</text:p>
          </table:table-cell>
          <table:table-cell table:formula="of:=[.B117]/[.B13]" office:value-type="float" office:value="0.658868465027453" calcext:value-type="float">
            <text:p>0.658868465027453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6591" calcext:value-type="float">
            <text:p>0.026591</text:p>
          </table:table-cell>
          <table:table-cell office:value-type="float" office:value="161.718" calcext:value-type="float">
            <text:p>161.718</text:p>
          </table:table-cell>
          <table:table-cell office:value-type="float" office:value="2.58109" calcext:value-type="float">
            <text:p>2.58109</text:p>
          </table:table-cell>
          <table:table-cell table:formula="of:=[.B118]/[.B14]" office:value-type="float" office:value="1.09495573399218" calcext:value-type="float">
            <text:p>1.09495573399218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6566" calcext:value-type="float">
            <text:p>0.026566</text:p>
          </table:table-cell>
          <table:table-cell office:value-type="float" office:value="152.296" calcext:value-type="float">
            <text:p>152.296</text:p>
          </table:table-cell>
          <table:table-cell office:value-type="float" office:value="2.5497" calcext:value-type="float">
            <text:p>2.5497</text:p>
          </table:table-cell>
          <table:table-cell table:formula="of:=[.B119]/[.B15]" office:value-type="float" office:value="1.12830749628371" calcext:value-type="float">
            <text:p>1.1283074962837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18061" calcext:value-type="float">
            <text:p>0.01806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20]/[.B16]" office:value-type="float" office:value="0.884866003625496" calcext:value-type="float">
            <text:p>0.884866003625496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164.35" calcext:value-type="float">
            <text:p>164.35</text:p>
          </table:table-cell>
          <table:table-cell office:value-type="float" office:value="2.5587" calcext:value-type="float">
            <text:p>2.5587</text:p>
          </table:table-cell>
          <table:table-cell table:formula="of:=[.B121]/[.B17]" office:value-type="float" office:value="1.09906788346103" calcext:value-type="float">
            <text:p>1.09906788346103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0012" calcext:value-type="float">
            <text:p>0.020012</text:p>
          </table:table-cell>
          <table:table-cell office:value-type="float" office:value="166.155" calcext:value-type="float">
            <text:p>166.155</text:p>
          </table:table-cell>
          <table:table-cell office:value-type="float" office:value="2.5739" calcext:value-type="float">
            <text:p>2.5739</text:p>
          </table:table-cell>
          <table:table-cell table:formula="of:=[.B122]/[.B18]" office:value-type="float" office:value="0.950869523900029" calcext:value-type="float">
            <text:p>0.950869523900029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0676" calcext:value-type="float">
            <text:p>0.010676</text:p>
          </table:table-cell>
          <table:table-cell office:value-type="float" office:value="163.498" calcext:value-type="float">
            <text:p>163.498</text:p>
          </table:table-cell>
          <table:table-cell office:value-type="float" office:value="2.57302" calcext:value-type="float">
            <text:p>2.57302</text:p>
          </table:table-cell>
          <table:table-cell table:formula="of:=[.B123]/[.B19]" office:value-type="float" office:value="0.642474574231209" calcext:value-type="float">
            <text:p>0.642474574231209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161.161" calcext:value-type="float">
            <text:p>161.161</text:p>
          </table:table-cell>
          <table:table-cell office:value-type="float" office:value="2.55073" calcext:value-type="float">
            <text:p>2.55073</text:p>
          </table:table-cell>
          <table:table-cell table:formula="of:=[.B124]/[.B20]" office:value-type="float" office:value="0.642439582956669" calcext:value-type="float">
            <text:p>0.642439582956669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51988" calcext:value-type="float">
            <text:p>0.051988</text:p>
          </table:table-cell>
          <table:table-cell office:value-type="float" office:value="159.743" calcext:value-type="float">
            <text:p>159.743</text:p>
          </table:table-cell>
          <table:table-cell office:value-type="float" office:value="2.59439" calcext:value-type="float">
            <text:p>2.59439</text:p>
          </table:table-cell>
          <table:table-cell table:formula="of:=[.B125]/[.B21]" office:value-type="float" office:value="1.3819245082403" calcext:value-type="float">
            <text:p>1.3819245082403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34371" calcext:value-type="float">
            <text:p>0.034371</text:p>
          </table:table-cell>
          <table:table-cell office:value-type="float" office:value="155.703" calcext:value-type="float">
            <text:p>155.703</text:p>
          </table:table-cell>
          <table:table-cell office:value-type="float" office:value="2.57396" calcext:value-type="float">
            <text:p>2.57396</text:p>
          </table:table-cell>
          <table:table-cell table:formula="of:=[.B126]/[.B22]" office:value-type="float" office:value="1.15844287158746" calcext:value-type="float">
            <text:p>1.15844287158746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0671" calcext:value-type="float">
            <text:p>0.010671</text:p>
          </table:table-cell>
          <table:table-cell office:value-type="float" office:value="166.625" calcext:value-type="float">
            <text:p>166.625</text:p>
          </table:table-cell>
          <table:table-cell office:value-type="float" office:value="2.56173" calcext:value-type="float">
            <text:p>2.56173</text:p>
          </table:table-cell>
          <table:table-cell table:formula="of:=[.B127]/[.B23]" office:value-type="float" office:value="0.643956309214894" calcext:value-type="float">
            <text:p>0.643956309214894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156899" calcext:value-type="float">
            <text:p>0.156899</text:p>
          </table:table-cell>
          <table:table-cell office:value-type="float" office:value="175.656" calcext:value-type="float">
            <text:p>175.656</text:p>
          </table:table-cell>
          <table:table-cell office:value-type="float" office:value="2.55795" calcext:value-type="float">
            <text:p>2.55795</text:p>
          </table:table-cell>
          <table:table-cell table:formula="of:=[.B128]/[.B24]" office:value-type="float" office:value="1.78124290450025" calcext:value-type="float">
            <text:p>1.78124290450025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143761" calcext:value-type="float">
            <text:p>0.143761</text:p>
          </table:table-cell>
          <table:table-cell office:value-type="float" office:value="185.6" calcext:value-type="float">
            <text:p>185.6</text:p>
          </table:table-cell>
          <table:table-cell office:value-type="float" office:value="2.59146" calcext:value-type="float">
            <text:p>2.59146</text:p>
          </table:table-cell>
          <table:table-cell table:formula="of:=[.B129]/[.B25]" office:value-type="float" office:value="1.83413072045521" calcext:value-type="float">
            <text:p>1.8341307204552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166335" calcext:value-type="float">
            <text:p>0.166335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2.56918" calcext:value-type="float">
            <text:p>2.56918</text:p>
          </table:table-cell>
          <table:table-cell table:formula="of:=[.B130]/[.B26]" office:value-type="float" office:value="1.88549955791335" calcext:value-type="float">
            <text:p>1.88549955791335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32578" calcext:value-type="float">
            <text:p>0.032578</text:p>
          </table:table-cell>
          <table:table-cell office:value-type="float" office:value="138.665" calcext:value-type="float">
            <text:p>138.665</text:p>
          </table:table-cell>
          <table:table-cell office:value-type="float" office:value="2.54923" calcext:value-type="float">
            <text:p>2.54923</text:p>
          </table:table-cell>
          <table:table-cell table:formula="of:=[.B131]/[.B27]" office:value-type="float" office:value="1.14622475547111" calcext:value-type="float">
            <text:p>1.14622475547111</text:p>
          </table:table-cell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189651" calcext:value-type="float">
            <text:p>0.189651</text:p>
          </table:table-cell>
          <table:table-cell office:value-type="float" office:value="23.5873" calcext:value-type="float">
            <text:p>23.5873</text:p>
          </table:table-cell>
          <table:table-cell office:value-type="float" office:value="2.51224" calcext:value-type="float">
            <text:p>2.51224</text:p>
          </table:table-cell>
          <table:table-cell table:formula="of:=[.B134]/[.B4]" office:value-type="float" office:value="5.86718846677391" calcext:value-type="float">
            <text:p>5.86718846677391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68604" calcext:value-type="float">
            <text:p>0.068604</text:p>
          </table:table-cell>
          <table:table-cell office:value-type="float" office:value="23.5434" calcext:value-type="float">
            <text:p>23.5434</text:p>
          </table:table-cell>
          <table:table-cell office:value-type="float" office:value="2.43622" calcext:value-type="float">
            <text:p>2.43622</text:p>
          </table:table-cell>
          <table:table-cell table:formula="of:=[.B135]/[.B5]" office:value-type="float" office:value="2.88010075566751" calcext:value-type="float">
            <text:p>2.88010075566751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72963" calcext:value-type="float">
            <text:p>0.072963</text:p>
          </table:table-cell>
          <table:table-cell office:value-type="float" office:value="23.6676" calcext:value-type="float">
            <text:p>23.6676</text:p>
          </table:table-cell>
          <table:table-cell office:value-type="float" office:value="2.4212" calcext:value-type="float">
            <text:p>2.4212</text:p>
          </table:table-cell>
          <table:table-cell table:formula="of:=[.B136]/[.B6]" office:value-type="float" office:value="3.07031644504292" calcext:value-type="float">
            <text:p>3.07031644504292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349776" calcext:value-type="float">
            <text:p>0.349776</text:p>
          </table:table-cell>
          <table:table-cell office:value-type="float" office:value="23.0461" calcext:value-type="float">
            <text:p>23.0461</text:p>
          </table:table-cell>
          <table:table-cell office:value-type="float" office:value="1.98618" calcext:value-type="float">
            <text:p>1.98618</text:p>
          </table:table-cell>
          <table:table-cell table:formula="of:=[.B137]/[.B7]" office:value-type="float" office:value="2.28568441275837" calcext:value-type="float">
            <text:p>2.28568441275837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228267" calcext:value-type="float">
            <text:p>0.228267</text:p>
          </table:table-cell>
          <table:table-cell office:value-type="float" office:value="21.9762" calcext:value-type="float">
            <text:p>21.9762</text:p>
          </table:table-cell>
          <table:table-cell office:value-type="float" office:value="2.26342" calcext:value-type="float">
            <text:p>2.26342</text:p>
          </table:table-cell>
          <table:table-cell table:formula="of:=[.B138]/[.B8]" office:value-type="float" office:value="3.19755421079173" calcext:value-type="float">
            <text:p>3.1975542107917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204593" calcext:value-type="float">
            <text:p>0.204593</text:p>
          </table:table-cell>
          <table:table-cell office:value-type="float" office:value="23.2139" calcext:value-type="float">
            <text:p>23.2139</text:p>
          </table:table-cell>
          <table:table-cell office:value-type="float" office:value="2.51426" calcext:value-type="float">
            <text:p>2.51426</text:p>
          </table:table-cell>
          <table:table-cell table:formula="of:=[.B139]/[.B9]" office:value-type="float" office:value="6.85679335076078" calcext:value-type="float">
            <text:p>6.85679335076078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363499" calcext:value-type="float">
            <text:p>0.363499</text:p>
          </table:table-cell>
          <table:table-cell office:value-type="float" office:value="22.5678" calcext:value-type="float">
            <text:p>22.5678</text:p>
          </table:table-cell>
          <table:table-cell office:value-type="float" office:value="2.09304" calcext:value-type="float">
            <text:p>2.09304</text:p>
          </table:table-cell>
          <table:table-cell table:formula="of:=[.B140]/[.B10]" office:value-type="float" office:value="9.38449424278412" calcext:value-type="float">
            <text:p>9.38449424278412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244652" calcext:value-type="float">
            <text:p>0.244652</text:p>
          </table:table-cell>
          <table:table-cell office:value-type="float" office:value="21.6358" calcext:value-type="float">
            <text:p>21.6358</text:p>
          </table:table-cell>
          <table:table-cell office:value-type="float" office:value="1.96858" calcext:value-type="float">
            <text:p>1.96858</text:p>
          </table:table-cell>
          <table:table-cell table:formula="of:=[.B141]/[.B11]" office:value-type="float" office:value="7.82711072719711" calcext:value-type="float">
            <text:p>7.8271107271971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23.4326" calcext:value-type="float">
            <text:p>23.4326</text:p>
          </table:table-cell>
          <table:table-cell office:value-type="float" office:value="2.39955" calcext:value-type="float">
            <text:p>2.39955</text:p>
          </table:table-cell>
          <table:table-cell table:formula="of:=[.B142]/[.B12]" office:value-type="float" office:value="4.31377571765471" calcext:value-type="float">
            <text:p>4.31377571765471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09553" calcext:value-type="float">
            <text:p>0.009553</text:p>
          </table:table-cell>
          <table:table-cell office:value-type="float" office:value="23.6711" calcext:value-type="float">
            <text:p>23.6711</text:p>
          </table:table-cell>
          <table:table-cell office:value-type="float" office:value="2.52151" calcext:value-type="float">
            <text:p>2.52151</text:p>
          </table:table-cell>
          <table:table-cell table:formula="of:=[.B143]/[.B13]" office:value-type="float" office:value="0.570124134638338" calcext:value-type="float">
            <text:p>0.570124134638338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105961" calcext:value-type="float">
            <text:p>0.105961</text:p>
          </table:table-cell>
          <table:table-cell office:value-type="float" office:value="23.5363" calcext:value-type="float">
            <text:p>23.5363</text:p>
          </table:table-cell>
          <table:table-cell office:value-type="float" office:value="2.39104" calcext:value-type="float">
            <text:p>2.39104</text:p>
          </table:table-cell>
          <table:table-cell table:formula="of:=[.B144]/[.B14]" office:value-type="float" office:value="4.36322833024501" calcext:value-type="float">
            <text:p>4.3632283302450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87849" calcext:value-type="float">
            <text:p>0.087849</text:p>
          </table:table-cell>
          <table:table-cell office:value-type="float" office:value="23.4567" calcext:value-type="float">
            <text:p>23.4567</text:p>
          </table:table-cell>
          <table:table-cell office:value-type="float" office:value="2.44408" calcext:value-type="float">
            <text:p>2.44408</text:p>
          </table:table-cell>
          <table:table-cell table:formula="of:=[.B145]/[.B15]" office:value-type="float" office:value="3.73111063920153" calcext:value-type="float">
            <text:p>3.73111063920153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42696" calcext:value-type="float">
            <text:p>0.042696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46]/[.B16]" office:value-type="float" office:value="2.09181323795992" calcext:value-type="float">
            <text:p>2.09181323795992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69131" calcext:value-type="float">
            <text:p>0.069131</text:p>
          </table:table-cell>
          <table:table-cell office:value-type="float" office:value="23.6159" calcext:value-type="float">
            <text:p>23.6159</text:p>
          </table:table-cell>
          <table:table-cell office:value-type="float" office:value="2.42737" calcext:value-type="float">
            <text:p>2.42737</text:p>
          </table:table-cell>
          <table:table-cell table:formula="of:=[.B147]/[.B17]" office:value-type="float" office:value="3.37372505002196" calcext:value-type="float">
            <text:p>3.37372505002196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54735" calcext:value-type="float">
            <text:p>0.054735</text:p>
          </table:table-cell>
          <table:table-cell office:value-type="float" office:value="23.7607" calcext:value-type="float">
            <text:p>23.7607</text:p>
          </table:table-cell>
          <table:table-cell office:value-type="float" office:value="2.41717" calcext:value-type="float">
            <text:p>2.41717</text:p>
          </table:table-cell>
          <table:table-cell table:formula="of:=[.B148]/[.B18]" office:value-type="float" office:value="2.60073173049511" calcext:value-type="float">
            <text:p>2.6007317304951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24.0299" calcext:value-type="float">
            <text:p>24.0299</text:p>
          </table:table-cell>
          <table:table-cell office:value-type="float" office:value="2.36118" calcext:value-type="float">
            <text:p>2.36118</text:p>
          </table:table-cell>
          <table:table-cell table:formula="of:=[.B149]/[.B19]" office:value-type="float" office:value="0.436420533188903" calcext:value-type="float">
            <text:p>0.436420533188903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24.1497" calcext:value-type="float">
            <text:p>24.1497</text:p>
          </table:table-cell>
          <table:table-cell office:value-type="float" office:value="2.42464" calcext:value-type="float">
            <text:p>2.42464</text:p>
          </table:table-cell>
          <table:table-cell table:formula="of:=[.B150]/[.B20]" office:value-type="float" office:value="0.442596275537877" calcext:value-type="float">
            <text:p>0.442596275537877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203351" calcext:value-type="float">
            <text:p>0.203351</text:p>
          </table:table-cell>
          <table:table-cell office:value-type="float" office:value="23.229" calcext:value-type="float">
            <text:p>23.229</text:p>
          </table:table-cell>
          <table:table-cell office:value-type="float" office:value="2.53106" calcext:value-type="float">
            <text:p>2.53106</text:p>
          </table:table-cell>
          <table:table-cell table:formula="of:=[.B151]/[.B21]" office:value-type="float" office:value="5.40539606592238" calcext:value-type="float">
            <text:p>5.40539606592238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12201" calcext:value-type="float">
            <text:p>0.12201</text:p>
          </table:table-cell>
          <table:table-cell office:value-type="float" office:value="23.5783" calcext:value-type="float">
            <text:p>23.5783</text:p>
          </table:table-cell>
          <table:table-cell office:value-type="float" office:value="2.46441" calcext:value-type="float">
            <text:p>2.46441</text:p>
          </table:table-cell>
          <table:table-cell table:formula="of:=[.B152]/[.B22]" office:value-type="float" office:value="4.11223458038423" calcext:value-type="float">
            <text:p>4.11223458038423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07197" calcext:value-type="float">
            <text:p>0.007197</text:p>
          </table:table-cell>
          <table:table-cell office:value-type="float" office:value="24.0776" calcext:value-type="float">
            <text:p>24.0776</text:p>
          </table:table-cell>
          <table:table-cell office:value-type="float" office:value="2.42494" calcext:value-type="float">
            <text:p>2.42494</text:p>
          </table:table-cell>
          <table:table-cell table:formula="of:=[.B153]/[.B23]" office:value-type="float" office:value="0.434312956369561" calcext:value-type="float">
            <text:p>0.43431295636956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893945" calcext:value-type="float">
            <text:p>0.893945</text:p>
          </table:table-cell>
          <table:table-cell office:value-type="float" office:value="22.2693" calcext:value-type="float">
            <text:p>22.2693</text:p>
          </table:table-cell>
          <table:table-cell office:value-type="float" office:value="0.415458" calcext:value-type="float">
            <text:p>0.415458</text:p>
          </table:table-cell>
          <table:table-cell table:formula="of:=[.B154]/[.B24]" office:value-type="float" office:value="10.148778438763" calcext:value-type="float">
            <text:p>10.148778438763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77362" calcext:value-type="float">
            <text:p>0.77362</text:p>
          </table:table-cell>
          <table:table-cell office:value-type="float" office:value="22.1602" calcext:value-type="float">
            <text:p>22.1602</text:p>
          </table:table-cell>
          <table:table-cell office:value-type="float" office:value="2.32792" calcext:value-type="float">
            <text:p>2.32792</text:p>
          </table:table-cell>
          <table:table-cell table:formula="of:=[.B155]/[.B25]" office:value-type="float" office:value="9.86999400364885" calcext:value-type="float">
            <text:p>9.8699940036488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876272" calcext:value-type="float">
            <text:p>0.876272</text:p>
          </table:table-cell>
          <table:table-cell office:value-type="float" office:value="22.1488" calcext:value-type="float">
            <text:p>22.1488</text:p>
          </table:table-cell>
          <table:table-cell office:value-type="float" office:value="2.31479" calcext:value-type="float">
            <text:p>2.31479</text:p>
          </table:table-cell>
          <table:table-cell table:formula="of:=[.B156]/[.B26]" office:value-type="float" office:value="9.9330295404566" calcext:value-type="float">
            <text:p>9.9330295404566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11782" calcext:value-type="float">
            <text:p>0.11782</text:p>
          </table:table-cell>
          <table:table-cell office:value-type="float" office:value="23.585" calcext:value-type="float">
            <text:p>23.585</text:p>
          </table:table-cell>
          <table:table-cell office:value-type="float" office:value="2.48598" calcext:value-type="float">
            <text:p>2.48598</text:p>
          </table:table-cell>
          <table:table-cell table:formula="of:=[.B157]/[.B27]" office:value-type="float" office:value="4.14538033917388" calcext:value-type="float">
            <text:p>4.14538033917388</text:p>
          </table:table-cell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sc-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430772" calcext:value-type="float">
            <text:p>0.430772</text:p>
          </table:table-cell>
          <table:table-cell office:value-type="float" office:value="228.895" calcext:value-type="float">
            <text:p>228.895</text:p>
          </table:table-cell>
          <table:table-cell office:value-type="float" office:value="1.03498" calcext:value-type="float">
            <text:p>1.03498</text:p>
          </table:table-cell>
          <table:table-cell table:formula="of:=[.B160]/[.B4]" office:value-type="float" office:value="13.3266922410593" calcext:value-type="float">
            <text:p>13.3266922410593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201246" calcext:value-type="float">
            <text:p>0.201246</text:p>
          </table:table-cell>
          <table:table-cell office:value-type="float" office:value="179.834" calcext:value-type="float">
            <text:p>179.834</text:p>
          </table:table-cell>
          <table:table-cell office:value-type="float" office:value="1.02976" calcext:value-type="float">
            <text:p>1.02976</text:p>
          </table:table-cell>
          <table:table-cell table:formula="of:=[.B161]/[.B5]" office:value-type="float" office:value="8.44861460957179" calcext:value-type="float">
            <text:p>8.44861460957179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165247" calcext:value-type="float">
            <text:p>0.165247</text:p>
          </table:table-cell>
          <table:table-cell office:value-type="float" office:value="155.752" calcext:value-type="float">
            <text:p>155.752</text:p>
          </table:table-cell>
          <table:table-cell office:value-type="float" office:value="1.03186" calcext:value-type="float">
            <text:p>1.03186</text:p>
          </table:table-cell>
          <table:table-cell table:formula="of:=[.B162]/[.B6]" office:value-type="float" office:value="6.95366941592325" calcext:value-type="float">
            <text:p>6.95366941592325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780782" calcext:value-type="float">
            <text:p>0.780782</text:p>
          </table:table-cell>
          <table:table-cell office:value-type="float" office:value="118.273" calcext:value-type="float">
            <text:p>118.273</text:p>
          </table:table-cell>
          <table:table-cell office:value-type="float" office:value="1.01873" calcext:value-type="float">
            <text:p>1.01873</text:p>
          </table:table-cell>
          <table:table-cell table:formula="of:=[.B163]/[.B7]" office:value-type="float" office:value="5.10218324631279" calcext:value-type="float">
            <text:p>5.10218324631279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588761" calcext:value-type="float">
            <text:p>0.588761</text:p>
          </table:table-cell>
          <table:table-cell office:value-type="float" office:value="218.149" calcext:value-type="float">
            <text:p>218.149</text:p>
          </table:table-cell>
          <table:table-cell office:value-type="float" office:value="1.00996" calcext:value-type="float">
            <text:p>1.00996</text:p>
          </table:table-cell>
          <table:table-cell table:formula="of:=[.B164]/[.B8]" office:value-type="float" office:value="8.24733848826133" calcext:value-type="float">
            <text:p>8.2473384882613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541797" calcext:value-type="float">
            <text:p>0.541797</text:p>
          </table:table-cell>
          <table:table-cell office:value-type="float" office:value="213.526" calcext:value-type="float">
            <text:p>213.526</text:p>
          </table:table-cell>
          <table:table-cell office:value-type="float" office:value="1.02989" calcext:value-type="float">
            <text:p>1.02989</text:p>
          </table:table-cell>
          <table:table-cell table:formula="of:=[.B165]/[.B9]" office:value-type="float" office:value="18.1579529459079" calcext:value-type="float">
            <text:p>18.1579529459079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909662" calcext:value-type="float">
            <text:p>0.909662</text:p>
          </table:table-cell>
          <table:table-cell office:value-type="float" office:value="166.205" calcext:value-type="float">
            <text:p>166.205</text:p>
          </table:table-cell>
          <table:table-cell office:value-type="float" office:value="1.02132" calcext:value-type="float">
            <text:p>1.02132</text:p>
          </table:table-cell>
          <table:table-cell table:formula="of:=[.B166]/[.B10]" office:value-type="float" office:value="23.4848453555016" calcext:value-type="float">
            <text:p>23.4848453555016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606453" calcext:value-type="float">
            <text:p>0.606453</text:p>
          </table:table-cell>
          <table:table-cell office:value-type="float" office:value="193.58" calcext:value-type="float">
            <text:p>193.58</text:p>
          </table:table-cell>
          <table:table-cell office:value-type="float" office:value="1.01558" calcext:value-type="float">
            <text:p>1.01558</text:p>
          </table:table-cell>
          <table:table-cell table:formula="of:=[.B167]/[.B11]" office:value-type="float" office:value="19.4021499184183" calcext:value-type="float">
            <text:p>19.4021499184183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228118" calcext:value-type="float">
            <text:p>0.228118</text:p>
          </table:table-cell>
          <table:table-cell office:value-type="float" office:value="191.453" calcext:value-type="float">
            <text:p>191.453</text:p>
          </table:table-cell>
          <table:table-cell office:value-type="float" office:value="1.02625" calcext:value-type="float">
            <text:p>1.02625</text:p>
          </table:table-cell>
          <table:table-cell table:formula="of:=[.B168]/[.B12]" office:value-type="float" office:value="9.27535171179963" calcext:value-type="float">
            <text:p>9.27535171179963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23169" calcext:value-type="float">
            <text:p>0.023169</text:p>
          </table:table-cell>
          <table:table-cell office:value-type="float" office:value="130.082" calcext:value-type="float">
            <text:p>130.082</text:p>
          </table:table-cell>
          <table:table-cell office:value-type="float" office:value="1.02894" calcext:value-type="float">
            <text:p>1.02894</text:p>
          </table:table-cell>
          <table:table-cell table:formula="of:=[.B169]/[.B13]" office:value-type="float" office:value="1.38272857483886" calcext:value-type="float">
            <text:p>1.38272857483886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164.601" calcext:value-type="float">
            <text:p>164.601</text:p>
          </table:table-cell>
          <table:table-cell office:value-type="float" office:value="1.02234" calcext:value-type="float">
            <text:p>1.02234</text:p>
          </table:table-cell>
          <table:table-cell table:formula="of:=[.B170]/[.B14]" office:value-type="float" office:value="10.4056825200741" calcext:value-type="float">
            <text:p>10.405682520074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20023" calcext:value-type="float">
            <text:p>0.20023</text:p>
          </table:table-cell>
          <table:table-cell office:value-type="float" office:value="147.236" calcext:value-type="float">
            <text:p>147.236</text:p>
          </table:table-cell>
          <table:table-cell office:value-type="float" office:value="1.02068" calcext:value-type="float">
            <text:p>1.02068</text:p>
          </table:table-cell>
          <table:table-cell table:formula="of:=[.B171]/[.B15]" office:value-type="float" office:value="8.50414100658314" calcext:value-type="float">
            <text:p>8.5041410065831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101767" calcext:value-type="float">
            <text:p>0.101767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72]/[.B16]" office:value-type="float" office:value="4.98588996129538" calcext:value-type="float">
            <text:p>4.9858899612953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19585" calcext:value-type="float">
            <text:p>0.19585</text:p>
          </table:table-cell>
          <table:table-cell office:value-type="float" office:value="214.964" calcext:value-type="float">
            <text:p>214.964</text:p>
          </table:table-cell>
          <table:table-cell office:value-type="float" office:value="1.03207" calcext:value-type="float">
            <text:p>1.03207</text:p>
          </table:table-cell>
          <table:table-cell table:formula="of:=[.B173]/[.B17]" office:value-type="float" office:value="9.55785466790298" calcext:value-type="float">
            <text:p>9.55785466790298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163199" calcext:value-type="float">
            <text:p>0.163199</text:p>
          </table:table-cell>
          <table:table-cell office:value-type="float" office:value="266.196" calcext:value-type="float">
            <text:p>266.196</text:p>
          </table:table-cell>
          <table:table-cell office:value-type="float" office:value="1.02375" calcext:value-type="float">
            <text:p>1.02375</text:p>
          </table:table-cell>
          <table:table-cell table:formula="of:=[.B174]/[.B18]" office:value-type="float" office:value="7.75439513446736" calcext:value-type="float">
            <text:p>7.75439513446736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169.929" calcext:value-type="float">
            <text:p>169.929</text:p>
          </table:table-cell>
          <table:table-cell office:value-type="float" office:value="1.0292" calcext:value-type="float">
            <text:p>1.0292</text:p>
          </table:table-cell>
          <table:table-cell table:formula="of:=[.B175]/[.B19]" office:value-type="float" office:value="1.02491424444846" calcext:value-type="float">
            <text:p>1.02491424444846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7011" calcext:value-type="float">
            <text:p>0.017011</text:p>
          </table:table-cell>
          <table:table-cell office:value-type="float" office:value="191.76" calcext:value-type="float">
            <text:p>191.76</text:p>
          </table:table-cell>
          <table:table-cell office:value-type="float" office:value="1.02651" calcext:value-type="float">
            <text:p>1.02651</text:p>
          </table:table-cell>
          <table:table-cell table:formula="of:=[.B176]/[.B20]" office:value-type="float" office:value="1.02519134574821" calcext:value-type="float">
            <text:p>1.02519134574821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660161" calcext:value-type="float">
            <text:p>0.660161</text:p>
          </table:table-cell>
          <table:table-cell office:value-type="float" office:value="155.556" calcext:value-type="float">
            <text:p>155.556</text:p>
          </table:table-cell>
          <table:table-cell office:value-type="float" office:value="1.02792" calcext:value-type="float">
            <text:p>1.02792</text:p>
          </table:table-cell>
          <table:table-cell table:formula="of:=[.B177]/[.B21]" office:value-type="float" office:value="17.548139287613" calcext:value-type="float">
            <text:p>17.548139287613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384328" calcext:value-type="float">
            <text:p>0.384328</text:p>
          </table:table-cell>
          <table:table-cell office:value-type="float" office:value="207.173" calcext:value-type="float">
            <text:p>207.173</text:p>
          </table:table-cell>
          <table:table-cell office:value-type="float" office:value="1.02817" calcext:value-type="float">
            <text:p>1.02817</text:p>
          </table:table-cell>
          <table:table-cell table:formula="of:=[.B178]/[.B22]" office:value-type="float" office:value="12.9534209639366" calcext:value-type="float">
            <text:p>12.9534209639366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210.048" calcext:value-type="float">
            <text:p>210.048</text:p>
          </table:table-cell>
          <table:table-cell office:value-type="float" office:value="1.02584" calcext:value-type="float">
            <text:p>1.02584</text:p>
          </table:table-cell>
          <table:table-cell table:formula="of:=[.B179]/[.B23]" office:value-type="float" office:value="0.894936938024259" calcext:value-type="float">
            <text:p>0.894936938024259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.313342" calcext:value-type="float">
            <text:p>2.313342</text:p>
          </table:table-cell>
          <table:table-cell office:value-type="float" office:value="214.825" calcext:value-type="float">
            <text:p>214.825</text:p>
          </table:table-cell>
          <table:table-cell office:value-type="float" office:value="1.04139" calcext:value-type="float">
            <text:p>1.04139</text:p>
          </table:table-cell>
          <table:table-cell table:formula="of:=[.B180]/[.B24]" office:value-type="float" office:value="26.2629081331456" calcext:value-type="float">
            <text:p>26.2629081331456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.123464" calcext:value-type="float">
            <text:p>2.123464</text:p>
          </table:table-cell>
          <table:table-cell office:value-type="float" office:value="130.697" calcext:value-type="float">
            <text:p>130.697</text:p>
          </table:table-cell>
          <table:table-cell office:value-type="float" office:value="1.02002" calcext:value-type="float">
            <text:p>1.02002</text:p>
          </table:table-cell>
          <table:table-cell table:formula="of:=[.B181]/[.B25]" office:value-type="float" office:value="27.0915655579796" calcext:value-type="float">
            <text:p>27.0915655579796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.482642" calcext:value-type="float">
            <text:p>2.482642</text:p>
          </table:table-cell>
          <table:table-cell office:value-type="float" office:value="124.905" calcext:value-type="float">
            <text:p>124.905</text:p>
          </table:table-cell>
          <table:table-cell office:value-type="float" office:value="1.02977" calcext:value-type="float">
            <text:p>1.02977</text:p>
          </table:table-cell>
          <table:table-cell table:formula="of:=[.B182]/[.B26]" office:value-type="float" office:value="28.1421251898705" calcext:value-type="float">
            <text:p>28.1421251898705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317989" calcext:value-type="float">
            <text:p>0.317989</text:p>
          </table:table-cell>
          <table:table-cell office:value-type="float" office:value="120.358" calcext:value-type="float">
            <text:p>120.358</text:p>
          </table:table-cell>
          <table:table-cell office:value-type="float" office:value="1.0326" calcext:value-type="float">
            <text:p>1.0326</text:p>
          </table:table-cell>
          <table:table-cell table:formula="of:=[.B183]/[.B27]" office:value-type="float" office:value="11.1881289142214" calcext:value-type="float">
            <text:p>11.1881289142214</text:p>
          </table:table-cell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mr-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271895" calcext:value-type="float">
            <text:p>0.271895</text:p>
          </table:table-cell>
          <table:table-cell office:value-type="float" office:value="33.6334" calcext:value-type="float">
            <text:p>33.6334</text:p>
          </table:table-cell>
          <table:table-cell office:value-type="float" office:value="3.85153" calcext:value-type="float">
            <text:p>3.85153</text:p>
          </table:table-cell>
          <table:table-cell table:formula="of:=[.B186]/[.B4]" office:value-type="float" office:value="8.41155178814503" calcext:value-type="float">
            <text:p>8.41155178814503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11241" calcext:value-type="float">
            <text:p>0.11241</text:p>
          </table:table-cell>
          <table:table-cell office:value-type="float" office:value="34.6465" calcext:value-type="float">
            <text:p>34.6465</text:p>
          </table:table-cell>
          <table:table-cell office:value-type="float" office:value="3.80408" calcext:value-type="float">
            <text:p>3.80408</text:p>
          </table:table-cell>
          <table:table-cell table:formula="of:=[.B187]/[.B5]" office:value-type="float" office:value="4.7191435768262" calcext:value-type="float">
            <text:p>4.7191435768262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114012" calcext:value-type="float">
            <text:p>0.114012</text:p>
          </table:table-cell>
          <table:table-cell office:value-type="float" office:value="34.7595" calcext:value-type="float">
            <text:p>34.7595</text:p>
          </table:table-cell>
          <table:table-cell office:value-type="float" office:value="3.81295" calcext:value-type="float">
            <text:p>3.81295</text:p>
          </table:table-cell>
          <table:table-cell table:formula="of:=[.B188]/[.B6]" office:value-type="float" office:value="4.79767715872749" calcext:value-type="float">
            <text:p>4.79767715872749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563995" calcext:value-type="float">
            <text:p>0.563995</text:p>
          </table:table-cell>
          <table:table-cell office:value-type="float" office:value="35.515" calcext:value-type="float">
            <text:p>35.515</text:p>
          </table:table-cell>
          <table:table-cell office:value-type="float" office:value="3.76941" calcext:value-type="float">
            <text:p>3.76941</text:p>
          </table:table-cell>
          <table:table-cell table:formula="of:=[.B189]/[.B7]" office:value-type="float" office:value="3.68554326304165" calcext:value-type="float">
            <text:p>3.68554326304165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357734" calcext:value-type="float">
            <text:p>0.357734</text:p>
          </table:table-cell>
          <table:table-cell office:value-type="float" office:value="34.2059" calcext:value-type="float">
            <text:p>34.2059</text:p>
          </table:table-cell>
          <table:table-cell office:value-type="float" office:value="3.74443" calcext:value-type="float">
            <text:p>3.74443</text:p>
          </table:table-cell>
          <table:table-cell table:formula="of:=[.B190]/[.B8]" office:value-type="float" office:value="5.01112231747633" calcext:value-type="float">
            <text:p>5.0111223174763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310245" calcext:value-type="float">
            <text:p>0.310245</text:p>
          </table:table-cell>
          <table:table-cell office:value-type="float" office:value="34.2577" calcext:value-type="float">
            <text:p>34.2577</text:p>
          </table:table-cell>
          <table:table-cell office:value-type="float" office:value="3.8095" calcext:value-type="float">
            <text:p>3.8095</text:p>
          </table:table-cell>
          <table:table-cell table:formula="of:=[.B191]/[.B9]" office:value-type="float" office:value="10.3976472953951" calcext:value-type="float">
            <text:p>10.3976472953951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573692" calcext:value-type="float">
            <text:p>0.573692</text:p>
          </table:table-cell>
          <table:table-cell office:value-type="float" office:value="35.0415" calcext:value-type="float">
            <text:p>35.0415</text:p>
          </table:table-cell>
          <table:table-cell office:value-type="float" office:value="3.77957" calcext:value-type="float">
            <text:p>3.77957</text:p>
          </table:table-cell>
          <table:table-cell table:formula="of:=[.B192]/[.B10]" office:value-type="float" office:value="14.8110703774462" calcext:value-type="float">
            <text:p>14.8110703774462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382052" calcext:value-type="float">
            <text:p>0.382052</text:p>
          </table:table-cell>
          <table:table-cell office:value-type="float" office:value="34.679" calcext:value-type="float">
            <text:p>34.679</text:p>
          </table:table-cell>
          <table:table-cell office:value-type="float" office:value="3.78028" calcext:value-type="float">
            <text:p>3.78028</text:p>
          </table:table-cell>
          <table:table-cell table:formula="of:=[.B193]/[.B11]" office:value-type="float" office:value="12.2229260645615" calcext:value-type="float">
            <text:p>12.2229260645615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158462" calcext:value-type="float">
            <text:p>0.158462</text:p>
          </table:table-cell>
          <table:table-cell office:value-type="float" office:value="34.2429" calcext:value-type="float">
            <text:p>34.2429</text:p>
          </table:table-cell>
          <table:table-cell office:value-type="float" office:value="3.80648" calcext:value-type="float">
            <text:p>3.80648</text:p>
          </table:table-cell>
          <table:table-cell table:formula="of:=[.B194]/[.B12]" office:value-type="float" office:value="6.44311620720501" calcext:value-type="float">
            <text:p>6.44311620720501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374" calcext:value-type="float">
            <text:p>0.016374</text:p>
          </table:table-cell>
          <table:table-cell office:value-type="float" office:value="35.511" calcext:value-type="float">
            <text:p>35.511</text:p>
          </table:table-cell>
          <table:table-cell office:value-type="float" office:value="3.8119" calcext:value-type="float">
            <text:p>3.8119</text:p>
          </table:table-cell>
          <table:table-cell table:formula="of:=[.B195]/[.B13]" office:value-type="float" office:value="0.977202196228217" calcext:value-type="float">
            <text:p>0.977202196228217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158337" calcext:value-type="float">
            <text:p>0.158337</text:p>
          </table:table-cell>
          <table:table-cell office:value-type="float" office:value="34.4544" calcext:value-type="float">
            <text:p>34.4544</text:p>
          </table:table-cell>
          <table:table-cell office:value-type="float" office:value="3.80471" calcext:value-type="float">
            <text:p>3.80471</text:p>
          </table:table-cell>
          <table:table-cell table:formula="of:=[.B196]/[.B14]" office:value-type="float" office:value="6.51995058678197" calcext:value-type="float">
            <text:p>6.51995058678197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127495" calcext:value-type="float">
            <text:p>0.127495</text:p>
          </table:table-cell>
          <table:table-cell office:value-type="float" office:value="34.4355" calcext:value-type="float">
            <text:p>34.4355</text:p>
          </table:table-cell>
          <table:table-cell office:value-type="float" office:value="3.78611" calcext:value-type="float">
            <text:p>3.78611</text:p>
          </table:table-cell>
          <table:table-cell table:formula="of:=[.B197]/[.B15]" office:value-type="float" office:value="5.41495009556169" calcext:value-type="float">
            <text:p>5.41495009556169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75088" calcext:value-type="float">
            <text:p>0.075088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198]/[.B16]" office:value-type="float" office:value="3.67880064671011" calcext:value-type="float">
            <text:p>3.6788006467101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102626" calcext:value-type="float">
            <text:p>0.102626</text:p>
          </table:table-cell>
          <table:table-cell office:value-type="float" office:value="34.7896" calcext:value-type="float">
            <text:p>34.7896</text:p>
          </table:table-cell>
          <table:table-cell office:value-type="float" office:value="3.80793" calcext:value-type="float">
            <text:p>3.80793</text:p>
          </table:table-cell>
          <table:table-cell table:formula="of:=[.B199]/[.B17]" office:value-type="float" office:value="5.00834512712898" calcext:value-type="float">
            <text:p>5.00834512712898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82634" calcext:value-type="float">
            <text:p>0.082634</text:p>
          </table:table-cell>
          <table:table-cell office:value-type="float" office:value="34.7564" calcext:value-type="float">
            <text:p>34.7564</text:p>
          </table:table-cell>
          <table:table-cell office:value-type="float" office:value="3.81662" calcext:value-type="float">
            <text:p>3.81662</text:p>
          </table:table-cell>
          <table:table-cell table:formula="of:=[.B200]/[.B18]" office:value-type="float" office:value="3.92635180081726" calcext:value-type="float">
            <text:p>3.92635180081726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2414" calcext:value-type="float">
            <text:p>0.012414</text:p>
          </table:table-cell>
          <table:table-cell office:value-type="float" office:value="35.5075" calcext:value-type="float">
            <text:p>35.5075</text:p>
          </table:table-cell>
          <table:table-cell office:value-type="float" office:value="3.81078" calcext:value-type="float">
            <text:p>3.81078</text:p>
          </table:table-cell>
          <table:table-cell table:formula="of:=[.B201]/[.B19]" office:value-type="float" office:value="0.747066257447193" calcext:value-type="float">
            <text:p>0.747066257447193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23" calcext:value-type="float">
            <text:p>0.0123</text:p>
          </table:table-cell>
          <table:table-cell office:value-type="float" office:value="35.7577" calcext:value-type="float">
            <text:p>35.7577</text:p>
          </table:table-cell>
          <table:table-cell office:value-type="float" office:value="3.81636" calcext:value-type="float">
            <text:p>3.81636</text:p>
          </table:table-cell>
          <table:table-cell table:formula="of:=[.B202]/[.B20]" office:value-type="float" office:value="0.741276441873079" calcext:value-type="float">
            <text:p>0.741276441873079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349593" calcext:value-type="float">
            <text:p>0.349593</text:p>
          </table:table-cell>
          <table:table-cell office:value-type="float" office:value="34.3391" calcext:value-type="float">
            <text:p>34.3391</text:p>
          </table:table-cell>
          <table:table-cell office:value-type="float" office:value="3.81114" calcext:value-type="float">
            <text:p>3.81114</text:p>
          </table:table-cell>
          <table:table-cell table:formula="of:=[.B203]/[.B21]" office:value-type="float" office:value="9.29274322169059" calcext:value-type="float">
            <text:p>9.29274322169059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205199" calcext:value-type="float">
            <text:p>0.205199</text:p>
          </table:table-cell>
          <table:table-cell office:value-type="float" office:value="34.2766" calcext:value-type="float">
            <text:p>34.2766</text:p>
          </table:table-cell>
          <table:table-cell office:value-type="float" office:value="3.80826" calcext:value-type="float">
            <text:p>3.80826</text:p>
          </table:table-cell>
          <table:table-cell table:formula="of:=[.B204]/[.B22]" office:value-type="float" office:value="6.91604314122009" calcext:value-type="float">
            <text:p>6.91604314122009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35.6686" calcext:value-type="float">
            <text:p>35.6686</text:p>
          </table:table-cell>
          <table:table-cell office:value-type="float" office:value="3.81029" calcext:value-type="float">
            <text:p>3.81029</text:p>
          </table:table-cell>
          <table:table-cell table:formula="of:=[.B205]/[.B23]" office:value-type="float" office:value="0.730915454710036" calcext:value-type="float">
            <text:p>0.730915454710036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1.362328" calcext:value-type="float">
            <text:p>1.362328</text:p>
          </table:table-cell>
          <table:table-cell office:value-type="float" office:value="33.8147" calcext:value-type="float">
            <text:p>33.8147</text:p>
          </table:table-cell>
          <table:table-cell office:value-type="float" office:value="3.8185" calcext:value-type="float">
            <text:p>3.8185</text:p>
          </table:table-cell>
          <table:table-cell table:formula="of:=[.B206]/[.B24]" office:value-type="float" office:value="15.4662367739885" calcext:value-type="float">
            <text:p>15.4662367739885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1.203153" calcext:value-type="float">
            <text:p>1.203153</text:p>
          </table:table-cell>
          <table:table-cell office:value-type="float" office:value="34.7493" calcext:value-type="float">
            <text:p>34.7493</text:p>
          </table:table-cell>
          <table:table-cell office:value-type="float" office:value="3.77958" calcext:value-type="float">
            <text:p>3.77958</text:p>
          </table:table-cell>
          <table:table-cell table:formula="of:=[.B207]/[.B25]" office:value-type="float" office:value="15.3500593256019" calcext:value-type="float">
            <text:p>15.350059325601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.371252" calcext:value-type="float">
            <text:p>1.371252</text:p>
          </table:table-cell>
          <table:table-cell office:value-type="float" office:value="34.7342" calcext:value-type="float">
            <text:p>34.7342</text:p>
          </table:table-cell>
          <table:table-cell office:value-type="float" office:value="3.77769" calcext:value-type="float">
            <text:p>3.77769</text:p>
          </table:table-cell>
          <table:table-cell table:formula="of:=[.B208]/[.B26]" office:value-type="float" office:value="15.5439026049106" calcext:value-type="float">
            <text:p>15.5439026049106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185563" calcext:value-type="float">
            <text:p>0.185563</text:p>
          </table:table-cell>
          <table:table-cell office:value-type="float" office:value="34.5359" calcext:value-type="float">
            <text:p>34.5359</text:p>
          </table:table-cell>
          <table:table-cell office:value-type="float" office:value="3.81881" calcext:value-type="float">
            <text:p>3.81881</text:p>
          </table:table-cell>
          <table:table-cell table:formula="of:=[.B209]/[.B27]" office:value-type="float" office:value="6.52885089015551" calcext:value-type="float">
            <text:p>6.52885089015551</text:p>
          </table:table-cell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z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497372" calcext:value-type="float">
            <text:p>0.497372</text:p>
          </table:table-cell>
          <table:table-cell office:value-type="float" office:value="2.90582" calcext:value-type="float">
            <text:p>2.90582</text:p>
          </table:table-cell>
          <table:table-cell office:value-type="float" office:value="0.372197" calcext:value-type="float">
            <text:p>0.372197</text:p>
          </table:table-cell>
          <table:table-cell table:formula="of:=[.B212]/[.B4]" office:value-type="float" office:value="15.3870808068308" calcext:value-type="float">
            <text:p>15.3870808068308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188292" calcext:value-type="float">
            <text:p>0.188292</text:p>
          </table:table-cell>
          <table:table-cell office:value-type="float" office:value="3.10369" calcext:value-type="float">
            <text:p>3.10369</text:p>
          </table:table-cell>
          <table:table-cell office:value-type="float" office:value="0.348444" calcext:value-type="float">
            <text:p>0.348444</text:p>
          </table:table-cell>
          <table:table-cell table:formula="of:=[.B213]/[.B5]" office:value-type="float" office:value="7.90478589420655" calcext:value-type="float">
            <text:p>7.90478589420655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2.73496" calcext:value-type="float">
            <text:p>2.73496</text:p>
          </table:table-cell>
          <table:table-cell office:value-type="float" office:value="0.34919" calcext:value-type="float">
            <text:p>0.34919</text:p>
          </table:table-cell>
          <table:table-cell table:formula="of:=[.B214]/[.B6]" office:value-type="float" office:value="8.123211580542" calcext:value-type="float">
            <text:p>8.123211580542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883117" calcext:value-type="float">
            <text:p>0.883117</text:p>
          </table:table-cell>
          <table:table-cell office:value-type="float" office:value="3.49469" calcext:value-type="float">
            <text:p>3.49469</text:p>
          </table:table-cell>
          <table:table-cell office:value-type="float" office:value="0.360906" calcext:value-type="float">
            <text:p>0.360906</text:p>
          </table:table-cell>
          <table:table-cell table:formula="of:=[.B215]/[.B7]" office:value-type="float" office:value="5.77091270282103" calcext:value-type="float">
            <text:p>5.77091270282103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571105" calcext:value-type="float">
            <text:p>0.571105</text:p>
          </table:table-cell>
          <table:table-cell office:value-type="float" office:value="3.96748" calcext:value-type="float">
            <text:p>3.96748</text:p>
          </table:table-cell>
          <table:table-cell office:value-type="float" office:value="0.345483" calcext:value-type="float">
            <text:p>0.345483</text:p>
          </table:table-cell>
          <table:table-cell table:formula="of:=[.B216]/[.B8]" office:value-type="float" office:value="8.00001400795652" calcext:value-type="float">
            <text:p>8.00001400795652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60143" calcext:value-type="float">
            <text:p>0.60143</text:p>
          </table:table-cell>
          <table:table-cell office:value-type="float" office:value="3.33002" calcext:value-type="float">
            <text:p>3.33002</text:p>
          </table:table-cell>
          <table:table-cell office:value-type="float" office:value="0.343677" calcext:value-type="float">
            <text:p>0.343677</text:p>
          </table:table-cell>
          <table:table-cell table:formula="of:=[.B217]/[.B9]" office:value-type="float" office:value="20.1565118305516" calcext:value-type="float">
            <text:p>20.1565118305516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.008587" calcext:value-type="float">
            <text:p>1.008587</text:p>
          </table:table-cell>
          <table:table-cell office:value-type="float" office:value="3.26361" calcext:value-type="float">
            <text:p>3.26361</text:p>
          </table:table-cell>
          <table:table-cell office:value-type="float" office:value="0.358305" calcext:value-type="float">
            <text:p>0.358305</text:p>
          </table:table-cell>
          <table:table-cell table:formula="of:=[.B218]/[.B10]" office:value-type="float" office:value="26.0388031187071" calcext:value-type="float">
            <text:p>26.038803118707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703829" calcext:value-type="float">
            <text:p>0.703829</text:p>
          </table:table-cell>
          <table:table-cell office:value-type="float" office:value="3.3866" calcext:value-type="float">
            <text:p>3.3866</text:p>
          </table:table-cell>
          <table:table-cell office:value-type="float" office:value="0.356952" calcext:value-type="float">
            <text:p>0.356952</text:p>
          </table:table-cell>
          <table:table-cell table:formula="of:=[.B219]/[.B11]" office:value-type="float" office:value="22.5174840835653" calcext:value-type="float">
            <text:p>22.5174840835653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254427" calcext:value-type="float">
            <text:p>0.254427</text:p>
          </table:table-cell>
          <table:table-cell office:value-type="float" office:value="2.85634" calcext:value-type="float">
            <text:p>2.85634</text:p>
          </table:table-cell>
          <table:table-cell office:value-type="float" office:value="0.350335" calcext:value-type="float">
            <text:p>0.350335</text:p>
          </table:table-cell>
          <table:table-cell table:formula="of:=[.B220]/[.B12]" office:value-type="float" office:value="10.34508416687" calcext:value-type="float">
            <text:p>10.34508416687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3.28833" calcext:value-type="float">
            <text:p>3.28833</text:p>
          </table:table-cell>
          <table:table-cell office:value-type="float" office:value="0.34498" calcext:value-type="float">
            <text:p>0.34498</text:p>
          </table:table-cell>
          <table:table-cell table:formula="of:=[.B221]/[.B13]" office:value-type="float" office:value="1.07722606827405" calcext:value-type="float">
            <text:p>1.07722606827405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280505" calcext:value-type="float">
            <text:p>0.280505</text:p>
          </table:table-cell>
          <table:table-cell office:value-type="float" office:value="2.73208" calcext:value-type="float">
            <text:p>2.73208</text:p>
          </table:table-cell>
          <table:table-cell office:value-type="float" office:value="0.350803" calcext:value-type="float">
            <text:p>0.350803</text:p>
          </table:table-cell>
          <table:table-cell table:formula="of:=[.B222]/[.B14]" office:value-type="float" office:value="11.5505456042825" calcext:value-type="float">
            <text:p>11.5505456042825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208939" calcext:value-type="float">
            <text:p>0.208939</text:p>
          </table:table-cell>
          <table:table-cell office:value-type="float" office:value="2.316" calcext:value-type="float">
            <text:p>2.316</text:p>
          </table:table-cell>
          <table:table-cell office:value-type="float" office:value="0.349247" calcext:value-type="float">
            <text:p>0.349247</text:p>
          </table:table-cell>
          <table:table-cell table:formula="of:=[.B223]/[.B15]" office:value-type="float" office:value="8.8740284561478" calcext:value-type="float">
            <text:p>8.8740284561478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117126" calcext:value-type="float">
            <text:p>0.117126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24]/[.B16]" office:value-type="float" office:value="5.73837636568517" calcext:value-type="float">
            <text:p>5.73837636568517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182659" calcext:value-type="float">
            <text:p>0.182659</text:p>
          </table:table-cell>
          <table:table-cell office:value-type="float" office:value="2.47517" calcext:value-type="float">
            <text:p>2.47517</text:p>
          </table:table-cell>
          <table:table-cell office:value-type="float" office:value="0.349738" calcext:value-type="float">
            <text:p>0.349738</text:p>
          </table:table-cell>
          <table:table-cell table:formula="of:=[.B225]/[.B17]" office:value-type="float" office:value="8.91410863305842" calcext:value-type="float">
            <text:p>8.91410863305842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2.92852" calcext:value-type="float">
            <text:p>2.92852</text:p>
          </table:table-cell>
          <table:table-cell office:value-type="float" office:value="0.352389" calcext:value-type="float">
            <text:p>0.352389</text:p>
          </table:table-cell>
          <table:table-cell table:formula="of:=[.B226]/[.B18]" office:value-type="float" office:value="6.33901929107669" calcext:value-type="float">
            <text:p>6.33901929107669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2.90505" calcext:value-type="float">
            <text:p>2.90505</text:p>
          </table:table-cell>
          <table:table-cell office:value-type="float" office:value="0.345334" calcext:value-type="float">
            <text:p>0.345334</text:p>
          </table:table-cell>
          <table:table-cell table:formula="of:=[.B227]/[.B19]" office:value-type="float" office:value="0.793043268941445" calcext:value-type="float">
            <text:p>0.793043268941445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3522" calcext:value-type="float">
            <text:p>0.013522</text:p>
          </table:table-cell>
          <table:table-cell office:value-type="float" office:value="3.17313" calcext:value-type="float">
            <text:p>3.17313</text:p>
          </table:table-cell>
          <table:table-cell office:value-type="float" office:value="0.351241" calcext:value-type="float">
            <text:p>0.351241</text:p>
          </table:table-cell>
          <table:table-cell table:formula="of:=[.B228]/[.B20]" office:value-type="float" office:value="0.814921955041282" calcext:value-type="float">
            <text:p>0.814921955041282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574011" calcext:value-type="float">
            <text:p>0.574011</text:p>
          </table:table-cell>
          <table:table-cell office:value-type="float" office:value="3.08845" calcext:value-type="float">
            <text:p>3.08845</text:p>
          </table:table-cell>
          <table:table-cell office:value-type="float" office:value="0.349024" calcext:value-type="float">
            <text:p>0.349024</text:p>
          </table:table-cell>
          <table:table-cell table:formula="of:=[.B229]/[.B21]" office:value-type="float" office:value="15.2581339712919" calcext:value-type="float">
            <text:p>15.2581339712919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327185" calcext:value-type="float">
            <text:p>0.327185</text:p>
          </table:table-cell>
          <table:table-cell office:value-type="float" office:value="3.2046" calcext:value-type="float">
            <text:p>3.2046</text:p>
          </table:table-cell>
          <table:table-cell office:value-type="float" office:value="0.349665" calcext:value-type="float">
            <text:p>0.349665</text:p>
          </table:table-cell>
          <table:table-cell table:formula="of:=[.B230]/[.B22]" office:value-type="float" office:value="11.0274688237277" calcext:value-type="float">
            <text:p>11.0274688237277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1832" calcext:value-type="float">
            <text:p>0.011832</text:p>
          </table:table-cell>
          <table:table-cell office:value-type="float" office:value="3.01604" calcext:value-type="float">
            <text:p>3.01604</text:p>
          </table:table-cell>
          <table:table-cell office:value-type="float" office:value="0.346835" calcext:value-type="float">
            <text:p>0.346835</text:p>
          </table:table-cell>
          <table:table-cell table:formula="of:=[.B231]/[.B23]" office:value-type="float" office:value="0.71401846599481" calcext:value-type="float">
            <text:p>0.7140184659948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.211485" calcext:value-type="float">
            <text:p>2.211485</text:p>
          </table:table-cell>
          <table:table-cell office:value-type="float" office:value="3.4113" calcext:value-type="float">
            <text:p>3.4113</text:p>
          </table:table-cell>
          <table:table-cell office:value-type="float" office:value="0.341985" calcext:value-type="float">
            <text:p>0.341985</text:p>
          </table:table-cell>
          <table:table-cell table:formula="of:=[.B232]/[.B24]" office:value-type="float" office:value="25.1065460242496" calcext:value-type="float">
            <text:p>25.1065460242496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.018272" calcext:value-type="float">
            <text:p>2.018272</text:p>
          </table:table-cell>
          <table:table-cell office:value-type="float" office:value="3.80227" calcext:value-type="float">
            <text:p>3.80227</text:p>
          </table:table-cell>
          <table:table-cell office:value-type="float" office:value="0.352002" calcext:value-type="float">
            <text:p>0.352002</text:p>
          </table:table-cell>
          <table:table-cell table:formula="of:=[.B233]/[.B25]" office:value-type="float" office:value="25.7495056199844" calcext:value-type="float">
            <text:p>25.7495056199844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.297972" calcext:value-type="float">
            <text:p>2.297972</text:p>
          </table:table-cell>
          <table:table-cell office:value-type="float" office:value="3.64172" calcext:value-type="float">
            <text:p>3.64172</text:p>
          </table:table-cell>
          <table:table-cell office:value-type="float" office:value="0.353326" calcext:value-type="float">
            <text:p>0.353326</text:p>
          </table:table-cell>
          <table:table-cell table:formula="of:=[.B234]/[.B26]" office:value-type="float" office:value="26.0487882291596" calcext:value-type="float">
            <text:p>26.0487882291596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311828" calcext:value-type="float">
            <text:p>0.311828</text:p>
          </table:table-cell>
          <table:table-cell office:value-type="float" office:value="2.82003" calcext:value-type="float">
            <text:p>2.82003</text:p>
          </table:table-cell>
          <table:table-cell office:value-type="float" office:value="0.346893" calcext:value-type="float">
            <text:p>0.346893</text:p>
          </table:table-cell>
          <table:table-cell table:formula="of:=[.B235]/[.B27]" office:value-type="float" office:value="10.9713602139188" calcext:value-type="float">
            <text:p>10.9713602139188</text:p>
          </table:table-cell>
        </table:table-row>
      </table:table>
      <table:table table:name="Scatter-space_2" table:style-name="ta1">
        <table:shapes>
          <draw:frame draw:z-index="0" draw:style-name="gr1" draw:text-style-name="P1" svg:width="469.84pt" svg:height="302.68pt" svg:x="323.12pt" svg:y="41.41pt">
            <draw:object draw:notify-on-update-of-ranges="'Scatter-space_2'.D4:'Scatter-space_2'.D27 'Scatter-space_2'.B3:'Scatter-space_2'.B3 'Scatter-space_2'.E4:'Scatter-space_2'.E27 'Scatter-space_2'.D30:'Scatter-space_2'.D53 'Scatter-space_2'.B29:'Scatter-space_2'.B29 'Scatter-space_2'.E30:'Scatter-space_2'.E53 'Scatter-space_2'.D82:'Scatter-space_2'.D105 'Scatter-space_2'.B81:'Scatter-space_2'.B81 'Scatter-space_2'.E82:'Scatter-space_2'.E105 'Scatter-space_2'.D108:'Scatter-space_2'.D131 'Scatter-space_2'.B107:'Scatter-space_2'.B107 'Scatter-space_2'.E108:'Scatter-space_2'.E131 'Scatter-space_2'.D134:'Scatter-space_2'.D157 'Scatter-space_2'.B133:'Scatter-space_2'.B133 'Scatter-space_2'.E134:'Scatter-space_2'.E157 'Scatter-space_2'.D160:'Scatter-space_2'.D183 'Scatter-space_2'.B159:'Scatter-space_2'.B159 'Scatter-space_2'.E160:'Scatter-space_2'.E183 'Scatter-space_2'.D186:'Scatter-space_2'.D209 'Scatter-space_2'.B185:'Scatter-space_2'.B185 'Scatter-space_2'.E186:'Scatter-space_2'.E209 'Scatter-space_2'.D212:'Scatter-space_2'.D235 'Scatter-space_2'.B211:'Scatter-space_2'.B211 'Scatter-space_2'.E212:'Scatter-space_2'.E23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69.84pt" svg:height="302.68pt" svg:x="341.09pt" svg:y="373.46pt">
            <draw:object draw:notify-on-update-of-ranges="'Scatter-space_2'.C4:'Scatter-space_2'.C27 'Scatter-space_2'.B3:'Scatter-space_2'.B3 'Scatter-space_2'.E4:'Scatter-space_2'.E27 'Scatter-space_2'.C30:'Scatter-space_2'.C53 'Scatter-space_2'.B29:'Scatter-space_2'.B29 'Scatter-space_2'.E30:'Scatter-space_2'.E53 'Scatter-space_2'.C56:'Scatter-space_2'.C79 'Scatter-space_2'.B55:'Scatter-space_2'.B55 'Scatter-space_2'.E56:'Scatter-space_2'.E79 'Scatter-space_2'.C82:'Scatter-space_2'.C105 'Scatter-space_2'.B81:'Scatter-space_2'.B81 'Scatter-space_2'.E82:'Scatter-space_2'.E105 'Scatter-space_2'.C108:'Scatter-space_2'.C131 'Scatter-space_2'.B107:'Scatter-space_2'.B107 'Scatter-space_2'.E108:'Scatter-space_2'.E131 'Scatter-space_2'.C134:'Scatter-space_2'.C157 'Scatter-space_2'.B133:'Scatter-space_2'.B133 'Scatter-space_2'.E134:'Scatter-space_2'.E157 'Scatter-space_2'.C160:'Scatter-space_2'.C183 'Scatter-space_2'.B159:'Scatter-space_2'.B159 'Scatter-space_2'.E160:'Scatter-space_2'.E183 'Scatter-space_2'.C186:'Scatter-space_2'.C209 'Scatter-space_2'.B185:'Scatter-space_2'.B185 'Scatter-space_2'.E186:'Scatter-space_2'.E209 'Scatter-space_2'.C212:'Scatter-space_2'.C235 'Scatter-space_2'.B211:'Scatter-space_2'.B211 'Scatter-space_2'.E212:'Scatter-space_2'.E23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v8-turbof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float" office:value="1794.22" calcext:value-type="float">
            <text:p>1794.22</text:p>
          </table:table-cell>
          <table:table-cell office:value-type="float" office:value="2.65057" calcext:value-type="float">
            <text:p>2.65057</text:p>
          </table:table-cell>
          <table:table-cell table:formula="of:=[.B4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.754643" calcext:value-type="float">
            <text:p>1.754643</text:p>
          </table:table-cell>
          <table:table-cell office:value-type="float" office:value="1794.22" calcext:value-type="float">
            <text:p>1794.22</text:p>
          </table:table-cell>
          <table:table-cell office:value-type="float" office:value="2.65057" calcext:value-type="float">
            <text:p>2.65057</text:p>
          </table:table-cell>
          <table:table-cell table:formula="of:=[.B5]/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2.880097" calcext:value-type="float">
            <text:p>2.880097</text:p>
          </table:table-cell>
          <table:table-cell office:value-type="float" office:value="1787.65" calcext:value-type="float">
            <text:p>1787.65</text:p>
          </table:table-cell>
          <table:table-cell office:value-type="float" office:value="2.67718" calcext:value-type="float">
            <text:p>2.67718</text:p>
          </table:table-cell>
          <table:table-cell table:formula="of:=[.B6]/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.813396" calcext:value-type="float">
            <text:p>7.813396</text:p>
          </table:table-cell>
          <table:table-cell office:value-type="float" office:value="1840.45" calcext:value-type="float">
            <text:p>1840.45</text:p>
          </table:table-cell>
          <table:table-cell office:value-type="float" office:value="2.71765" calcext:value-type="float">
            <text:p>2.71765</text:p>
          </table:table-cell>
          <table:table-cell table:formula="of:=[.B7]/[.B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6.424025" calcext:value-type="float">
            <text:p>26.424025</text:p>
          </table:table-cell>
          <table:table-cell office:value-type="float" office:value="1825.61" calcext:value-type="float">
            <text:p>1825.61</text:p>
          </table:table-cell>
          <table:table-cell office:value-type="float" office:value="2.64971" calcext:value-type="float">
            <text:p>2.64971</text:p>
          </table:table-cell>
          <table:table-cell table:formula="of:=[.B8]/[.B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4.862001" calcext:value-type="float">
            <text:p>4.862001</text:p>
          </table:table-cell>
          <table:table-cell office:value-type="float" office:value="1736.34" calcext:value-type="float">
            <text:p>1736.34</text:p>
          </table:table-cell>
          <table:table-cell office:value-type="float" office:value="2.59129" calcext:value-type="float">
            <text:p>2.59129</text:p>
          </table:table-cell>
          <table:table-cell table:formula="of:=[.B9]/[.B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4.86245" calcext:value-type="float">
            <text:p>4.86245</text:p>
          </table:table-cell>
          <table:table-cell office:value-type="float" office:value="1787.72" calcext:value-type="float">
            <text:p>1787.72</text:p>
          </table:table-cell>
          <table:table-cell office:value-type="float" office:value="2.61114" calcext:value-type="float">
            <text:p>2.61114</text:p>
          </table:table-cell>
          <table:table-cell table:formula="of:=[.B10]/[.B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497479" calcext:value-type="float">
            <text:p>0.497479</text:p>
          </table:table-cell>
          <table:table-cell office:value-type="float" office:value="1742.83" calcext:value-type="float">
            <text:p>1742.83</text:p>
          </table:table-cell>
          <table:table-cell office:value-type="float" office:value="2.62401" calcext:value-type="float">
            <text:p>2.62401</text:p>
          </table:table-cell>
          <table:table-cell table:formula="of:=[.B11]/[.B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2.043863" calcext:value-type="float">
            <text:p>2.043863</text:p>
          </table:table-cell>
          <table:table-cell office:value-type="float" office:value="1771.42" calcext:value-type="float">
            <text:p>1771.42</text:p>
          </table:table-cell>
          <table:table-cell office:value-type="float" office:value="2.65308" calcext:value-type="float">
            <text:p>2.65308</text:p>
          </table:table-cell>
          <table:table-cell table:formula="of:=[.B12]/[.B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.057995" calcext:value-type="float">
            <text:p>1.057995</text:p>
          </table:table-cell>
          <table:table-cell office:value-type="float" office:value="1792.02" calcext:value-type="float">
            <text:p>1792.02</text:p>
          </table:table-cell>
          <table:table-cell office:value-type="float" office:value="2.61165" calcext:value-type="float">
            <text:p>2.61165</text:p>
          </table:table-cell>
          <table:table-cell table:formula="of:=[.B13]/[.B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93113" calcext:value-type="float">
            <text:p>8.93113</text:p>
          </table:table-cell>
          <table:table-cell office:value-type="float" office:value="1797.33" calcext:value-type="float">
            <text:p>1797.33</text:p>
          </table:table-cell>
          <table:table-cell office:value-type="float" office:value="2.62659" calcext:value-type="float">
            <text:p>2.62659</text:p>
          </table:table-cell>
          <table:table-cell table:formula="of:=[.B14]/[.B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3.590954" calcext:value-type="float">
            <text:p>3.590954</text:p>
          </table:table-cell>
          <table:table-cell office:value-type="float" office:value="1815.84" calcext:value-type="float">
            <text:p>1815.84</text:p>
          </table:table-cell>
          <table:table-cell office:value-type="float" office:value="2.64802" calcext:value-type="float">
            <text:p>2.64802</text:p>
          </table:table-cell>
          <table:table-cell table:formula="of:=[.B15]/[.B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2.307398" calcext:value-type="float">
            <text:p>2.307398</text:p>
          </table:table-cell>
          <table:table-cell office:value-type="float" office:value="1835.62" calcext:value-type="float">
            <text:p>1835.62</text:p>
          </table:table-cell>
          <table:table-cell office:value-type="float" office:value="2.63459" calcext:value-type="float">
            <text:p>2.63459</text:p>
          </table:table-cell>
          <table:table-cell table:formula="of:=[.B16]/[.B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9.689569" calcext:value-type="float">
            <text:p>29.689569</text:p>
          </table:table-cell>
          <table:table-cell office:value-type="float" office:value="1840.33" calcext:value-type="float">
            <text:p>1840.33</text:p>
          </table:table-cell>
          <table:table-cell office:value-type="float" office:value="2.65824" calcext:value-type="float">
            <text:p>2.65824</text:p>
          </table:table-cell>
          <table:table-cell table:formula="of:=[.B17]/[.B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9.838921" calcext:value-type="float">
            <text:p>29.838921</text:p>
          </table:table-cell>
          <table:table-cell office:value-type="float" office:value="1839.63" calcext:value-type="float">
            <text:p>1839.63</text:p>
          </table:table-cell>
          <table:table-cell office:value-type="float" office:value="2.64907" calcext:value-type="float">
            <text:p>2.64907</text:p>
          </table:table-cell>
          <table:table-cell table:formula="of:=[.B18]/[.B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4.326899" calcext:value-type="float">
            <text:p>4.326899</text:p>
          </table:table-cell>
          <table:table-cell office:value-type="float" office:value="1672.54" calcext:value-type="float">
            <text:p>1672.54</text:p>
          </table:table-cell>
          <table:table-cell office:value-type="float" office:value="2.47268" calcext:value-type="float">
            <text:p>2.47268</text:p>
          </table:table-cell>
          <table:table-cell table:formula="of:=[.B19]/[.B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7.26321" calcext:value-type="float">
            <text:p>17.26321</text:p>
          </table:table-cell>
          <table:table-cell office:value-type="float" office:value="1876.83" calcext:value-type="float">
            <text:p>1876.83</text:p>
          </table:table-cell>
          <table:table-cell office:value-type="float" office:value="2.65646" calcext:value-type="float">
            <text:p>2.65646</text:p>
          </table:table-cell>
          <table:table-cell table:formula="of:=[.B20]/[.B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2.275609" calcext:value-type="float">
            <text:p>2.275609</text:p>
          </table:table-cell>
          <table:table-cell office:value-type="float" office:value="1743.84" calcext:value-type="float">
            <text:p>1743.84</text:p>
          </table:table-cell>
          <table:table-cell office:value-type="float" office:value="2.59126" calcext:value-type="float">
            <text:p>2.59126</text:p>
          </table:table-cell>
          <table:table-cell table:formula="of:=[.B21]/[.B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.179647" calcext:value-type="float">
            <text:p>3.179647</text:p>
          </table:table-cell>
          <table:table-cell office:value-type="float" office:value="1762.39" calcext:value-type="float">
            <text:p>1762.39</text:p>
          </table:table-cell>
          <table:table-cell office:value-type="float" office:value="2.60298" calcext:value-type="float">
            <text:p>2.60298</text:p>
          </table:table-cell>
          <table:table-cell table:formula="of:=[.B22]/[.B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886637" calcext:value-type="float">
            <text:p>0.886637</text:p>
          </table:table-cell>
          <table:table-cell office:value-type="float" office:value="1790.82" calcext:value-type="float">
            <text:p>1790.82</text:p>
          </table:table-cell>
          <table:table-cell office:value-type="float" office:value="2.59928" calcext:value-type="float">
            <text:p>2.59928</text:p>
          </table:table-cell>
          <table:table-cell table:formula="of:=[.B23]/[.B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4]/[.B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5]/[.B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6]/[.B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7]/[.B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sm-o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-opt</text:p>
          </table:table-cell>
          <table:table-cell office:value-type="float" office:value="1088.59" calcext:value-type="float">
            <text:p>1088.59</text:p>
          </table:table-cell>
          <table:table-cell office:value-type="float" office:value="1.80761" calcext:value-type="float">
            <text:p>1.80761</text:p>
          </table:table-cell>
          <table:table-cell table:formula="of:=[.B30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.837364" calcext:value-type="float">
            <text:p>1.837364</text:p>
          </table:table-cell>
          <table:table-cell office:value-type="float" office:value="976.738" calcext:value-type="float">
            <text:p>976.738</text:p>
          </table:table-cell>
          <table:table-cell office:value-type="float" office:value="1.75045" calcext:value-type="float">
            <text:p>1.75045</text:p>
          </table:table-cell>
          <table:table-cell table:formula="of:=[.B31]/[.B5]" office:value-type="float" office:value="1.04714406292334" calcext:value-type="float">
            <text:p>1.04714406292334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3.216272" calcext:value-type="float">
            <text:p>3.216272</text:p>
          </table:table-cell>
          <table:table-cell office:value-type="float" office:value="1074.26" calcext:value-type="float">
            <text:p>1074.26</text:p>
          </table:table-cell>
          <table:table-cell office:value-type="float" office:value="1.84149" calcext:value-type="float">
            <text:p>1.84149</text:p>
          </table:table-cell>
          <table:table-cell table:formula="of:=[.B32]/[.B6]" office:value-type="float" office:value="1.11672349924325" calcext:value-type="float">
            <text:p>1.11672349924325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.38095" calcext:value-type="float">
            <text:p>7.38095</text:p>
          </table:table-cell>
          <table:table-cell office:value-type="float" office:value="1004.11" calcext:value-type="float">
            <text:p>1004.11</text:p>
          </table:table-cell>
          <table:table-cell office:value-type="float" office:value="1.76599" calcext:value-type="float">
            <text:p>1.76599</text:p>
          </table:table-cell>
          <table:table-cell table:formula="of:=[.B33]/[.B7]" office:value-type="float" office:value="0.944653259606962" calcext:value-type="float">
            <text:p>0.944653259606962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6.714534" calcext:value-type="float">
            <text:p>26.714534</text:p>
          </table:table-cell>
          <table:table-cell office:value-type="float" office:value="1017.44" calcext:value-type="float">
            <text:p>1017.44</text:p>
          </table:table-cell>
          <table:table-cell office:value-type="float" office:value="1.75262" calcext:value-type="float">
            <text:p>1.75262</text:p>
          </table:table-cell>
          <table:table-cell table:formula="of:=[.B34]/[.B8]" office:value-type="float" office:value="1.01099412371885" calcext:value-type="float">
            <text:p>1.01099412371885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4.844565" calcext:value-type="float">
            <text:p>4.844565</text:p>
          </table:table-cell>
          <table:table-cell office:value-type="float" office:value="992.332" calcext:value-type="float">
            <text:p>992.332</text:p>
          </table:table-cell>
          <table:table-cell office:value-type="float" office:value="1.74847" calcext:value-type="float">
            <text:p>1.74847</text:p>
          </table:table-cell>
          <table:table-cell table:formula="of:=[.B35]/[.B9]" office:value-type="float" office:value="0.996413822210238" calcext:value-type="float">
            <text:p>0.996413822210238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4.841267" calcext:value-type="float">
            <text:p>4.841267</text:p>
          </table:table-cell>
          <table:table-cell office:value-type="float" office:value="1037.54" calcext:value-type="float">
            <text:p>1037.54</text:p>
          </table:table-cell>
          <table:table-cell office:value-type="float" office:value="1.78031" calcext:value-type="float">
            <text:p>1.78031</text:p>
          </table:table-cell>
          <table:table-cell table:formula="of:=[.B36]/[.B10]" office:value-type="float" office:value="0.995643554175364" calcext:value-type="float">
            <text:p>0.995643554175364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545128" calcext:value-type="float">
            <text:p>0.545128</text:p>
          </table:table-cell>
          <table:table-cell office:value-type="float" office:value="958.685" calcext:value-type="float">
            <text:p>958.685</text:p>
          </table:table-cell>
          <table:table-cell office:value-type="float" office:value="1.79074" calcext:value-type="float">
            <text:p>1.79074</text:p>
          </table:table-cell>
          <table:table-cell table:formula="of:=[.B37]/[.B11]" office:value-type="float" office:value="1.09578092743613" calcext:value-type="float">
            <text:p>1.0957809274361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2.554551" calcext:value-type="float">
            <text:p>2.554551</text:p>
          </table:table-cell>
          <table:table-cell office:value-type="float" office:value="990.071" calcext:value-type="float">
            <text:p>990.071</text:p>
          </table:table-cell>
          <table:table-cell office:value-type="float" office:value="1.78236" calcext:value-type="float">
            <text:p>1.78236</text:p>
          </table:table-cell>
          <table:table-cell table:formula="of:=[.B38]/[.B12]" office:value-type="float" office:value="1.24986410537301" calcext:value-type="float">
            <text:p>1.2498641053730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.185547" calcext:value-type="float">
            <text:p>1.185547</text:p>
          </table:table-cell>
          <table:table-cell office:value-type="float" office:value="972.835" calcext:value-type="float">
            <text:p>972.835</text:p>
          </table:table-cell>
          <table:table-cell office:value-type="float" office:value="1.78428" calcext:value-type="float">
            <text:p>1.78428</text:p>
          </table:table-cell>
          <table:table-cell table:formula="of:=[.B39]/[.B13]" office:value-type="float" office:value="1.1205601160686" calcext:value-type="float">
            <text:p>1.1205601160686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761318" calcext:value-type="float">
            <text:p>8.761318</text:p>
          </table:table-cell>
          <table:table-cell office:value-type="float" office:value="984.267" calcext:value-type="float">
            <text:p>984.267</text:p>
          </table:table-cell>
          <table:table-cell office:value-type="float" office:value="1.7697" calcext:value-type="float">
            <text:p>1.7697</text:p>
          </table:table-cell>
          <table:table-cell table:formula="of:=[.B40]/[.B14]" office:value-type="float" office:value="0.980986504507268" calcext:value-type="float">
            <text:p>0.980986504507268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4.344809" calcext:value-type="float">
            <text:p>4.344809</text:p>
          </table:table-cell>
          <table:table-cell office:value-type="float" office:value="993.317" calcext:value-type="float">
            <text:p>993.317</text:p>
          </table:table-cell>
          <table:table-cell office:value-type="float" office:value="1.76359" calcext:value-type="float">
            <text:p>1.76359</text:p>
          </table:table-cell>
          <table:table-cell table:formula="of:=[.B41]/[.B15]" office:value-type="float" office:value="1.20993167832281" calcext:value-type="float">
            <text:p>1.2099316783228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2.919442" calcext:value-type="float">
            <text:p>2.919442</text:p>
          </table:table-cell>
          <table:table-cell office:value-type="float" office:value="1038.23" calcext:value-type="float">
            <text:p>1038.23</text:p>
          </table:table-cell>
          <table:table-cell office:value-type="float" office:value="1.79246" calcext:value-type="float">
            <text:p>1.79246</text:p>
          </table:table-cell>
          <table:table-cell table:formula="of:=[.B42]/[.B16]" office:value-type="float" office:value="1.26525289525257" calcext:value-type="float">
            <text:p>1.26525289525257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9.918236" calcext:value-type="float">
            <text:p>29.918236</text:p>
          </table:table-cell>
          <table:table-cell office:value-type="float" office:value="1026.84" calcext:value-type="float">
            <text:p>1026.84</text:p>
          </table:table-cell>
          <table:table-cell office:value-type="float" office:value="1.76807" calcext:value-type="float">
            <text:p>1.76807</text:p>
          </table:table-cell>
          <table:table-cell table:formula="of:=[.B43]/[.B17]" office:value-type="float" office:value="1.00770193060061" calcext:value-type="float">
            <text:p>1.0077019306006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0.530164" calcext:value-type="float">
            <text:p>30.530164</text:p>
          </table:table-cell>
          <table:table-cell office:value-type="float" office:value="1106.78" calcext:value-type="float">
            <text:p>1106.78</text:p>
          </table:table-cell>
          <table:table-cell office:value-type="float" office:value="1.77175" calcext:value-type="float">
            <text:p>1.77175</text:p>
          </table:table-cell>
          <table:table-cell table:formula="of:=[.B44]/[.B18]" office:value-type="float" office:value="1.02316581755755" calcext:value-type="float">
            <text:p>1.02316581755755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4.372007" calcext:value-type="float">
            <text:p>4.372007</text:p>
          </table:table-cell>
          <table:table-cell office:value-type="float" office:value="1088.59" calcext:value-type="float">
            <text:p>1088.59</text:p>
          </table:table-cell>
          <table:table-cell office:value-type="float" office:value="1.80761" calcext:value-type="float">
            <text:p>1.80761</text:p>
          </table:table-cell>
          <table:table-cell table:formula="of:=[.B45]/[.B19]" office:value-type="float" office:value="1.01042501800943" calcext:value-type="float">
            <text:p>1.01042501800943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6.353012" calcext:value-type="float">
            <text:p>16.353012</text:p>
          </table:table-cell>
          <table:table-cell office:value-type="float" office:value="1082.97" calcext:value-type="float">
            <text:p>1082.97</text:p>
          </table:table-cell>
          <table:table-cell office:value-type="float" office:value="1.90034" calcext:value-type="float">
            <text:p>1.90034</text:p>
          </table:table-cell>
          <table:table-cell table:formula="of:=[.B46]/[.B20]" office:value-type="float" office:value="0.94727527499231" calcext:value-type="float">
            <text:p>0.9472752749923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2.451274" calcext:value-type="float">
            <text:p>2.451274</text:p>
          </table:table-cell>
          <table:table-cell office:value-type="float" office:value="974.832" calcext:value-type="float">
            <text:p>974.832</text:p>
          </table:table-cell>
          <table:table-cell office:value-type="float" office:value="1.77784" calcext:value-type="float">
            <text:p>1.77784</text:p>
          </table:table-cell>
          <table:table-cell table:formula="of:=[.B47]/[.B21]" office:value-type="float" office:value="1.0771947201826" calcext:value-type="float">
            <text:p>1.0771947201826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.432519" calcext:value-type="float">
            <text:p>3.432519</text:p>
          </table:table-cell>
          <table:table-cell office:value-type="float" office:value="1006.17" calcext:value-type="float">
            <text:p>1006.17</text:p>
          </table:table-cell>
          <table:table-cell office:value-type="float" office:value="1.78813" calcext:value-type="float">
            <text:p>1.78813</text:p>
          </table:table-cell>
          <table:table-cell table:formula="of:=[.B48]/[.B22]" office:value-type="float" office:value="1.0795283249996" calcext:value-type="float">
            <text:p>1.0795283249996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.014598" calcext:value-type="float">
            <text:p>1.014598</text:p>
          </table:table-cell>
          <table:table-cell office:value-type="float" office:value="974.182" calcext:value-type="float">
            <text:p>974.182</text:p>
          </table:table-cell>
          <table:table-cell office:value-type="float" office:value="1.77122" calcext:value-type="float">
            <text:p>1.77122</text:p>
          </table:table-cell>
          <table:table-cell table:formula="of:=[.B49]/[.B23]" office:value-type="float" office:value="1.14432174610353" calcext:value-type="float">
            <text:p>1.14432174610353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0]/[.B24]" office:value-type="float" office:value="1.00112618898977" calcext:value-type="float">
            <text:p>1.0011261889897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1]/[.B25]" office:value-type="float" office:value="1.00112618898977" calcext:value-type="float">
            <text:p>1.0011261889897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2]/[.B26]" office:value-type="float" office:value="1.00112618898977" calcext:value-type="float">
            <text:p>1.0011261889897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3]/[.B27]" office:value-type="float" office:value="1.00112618898977" calcext:value-type="float">
            <text:p>1.0011261889897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jsc-bb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c-bbq</text:p>
          </table:table-cell>
          <table:table-cell office:value-type="float" office:value="812.289" calcext:value-type="float">
            <text:p>812.289</text:p>
          </table:table-cell>
          <table:table-cell office:value-type="float" office:value="0" calcext:value-type="float">
            <text:p>0</text:p>
          </table:table-cell>
          <table:table-cell table:formula="of:=[.B56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5.47238" calcext:value-type="float">
            <text:p>5.47238</text:p>
          </table:table-cell>
          <table:table-cell office:value-type="float" office:value="837.919" calcext:value-type="float">
            <text:p>837.919</text:p>
          </table:table-cell>
          <table:table-cell office:value-type="float" office:value="0" calcext:value-type="float">
            <text:p>0</text:p>
          </table:table-cell>
          <table:table-cell table:formula="of:=[.B57]/[.B5]" office:value-type="float" office:value="3.11879966466113" calcext:value-type="float">
            <text:p>3.1187996646611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8.675095" calcext:value-type="float">
            <text:p>8.675095</text:p>
          </table:table-cell>
          <table:table-cell office:value-type="float" office:value="849.499" calcext:value-type="float">
            <text:p>849.499</text:p>
          </table:table-cell>
          <table:table-cell office:value-type="float" office:value="0" calcext:value-type="float">
            <text:p>0</text:p>
          </table:table-cell>
          <table:table-cell table:formula="of:=[.B58]/[.B6]" office:value-type="float" office:value="3.01208431521577" calcext:value-type="float">
            <text:p>3.01208431521577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2.690883" calcext:value-type="float">
            <text:p>12.690883</text:p>
          </table:table-cell>
          <table:table-cell office:value-type="float" office:value="868.731" calcext:value-type="float">
            <text:p>868.731</text:p>
          </table:table-cell>
          <table:table-cell office:value-type="float" office:value="0" calcext:value-type="float">
            <text:p>0</text:p>
          </table:table-cell>
          <table:table-cell table:formula="of:=[.B59]/[.B7]" office:value-type="float" office:value="1.62424674238961" calcext:value-type="float">
            <text:p>1.62424674238961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45.50058" calcext:value-type="float">
            <text:p>45.50058</text:p>
          </table:table-cell>
          <table:table-cell office:value-type="float" office:value="848.174" calcext:value-type="float">
            <text:p>848.174</text:p>
          </table:table-cell>
          <table:table-cell office:value-type="float" office:value="0" calcext:value-type="float">
            <text:p>0</text:p>
          </table:table-cell>
          <table:table-cell table:formula="of:=[.B60]/[.B8]" office:value-type="float" office:value="1.72193978774997" calcext:value-type="float">
            <text:p>1.72193978774997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5.654174" calcext:value-type="float">
            <text:p>5.654174</text:p>
          </table:table-cell>
          <table:table-cell office:value-type="float" office:value="844.831" calcext:value-type="float">
            <text:p>844.831</text:p>
          </table:table-cell>
          <table:table-cell office:value-type="float" office:value="0" calcext:value-type="float">
            <text:p>0</text:p>
          </table:table-cell>
          <table:table-cell table:formula="of:=[.B61]/[.B9]" office:value-type="float" office:value="1.1629314761556" calcext:value-type="float">
            <text:p>1.1629314761556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5.843904" calcext:value-type="float">
            <text:p>5.843904</text:p>
          </table:table-cell>
          <table:table-cell office:value-type="float" office:value="859.721" calcext:value-type="float">
            <text:p>859.721</text:p>
          </table:table-cell>
          <table:table-cell office:value-type="float" office:value="0" calcext:value-type="float">
            <text:p>0</text:p>
          </table:table-cell>
          <table:table-cell table:formula="of:=[.B62]/[.B10]" office:value-type="float" office:value="1.20184351510041" calcext:value-type="float">
            <text:p>1.20184351510041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.959269" calcext:value-type="float">
            <text:p>1.959269</text:p>
          </table:table-cell>
          <table:table-cell office:value-type="float" office:value="860.622" calcext:value-type="float">
            <text:p>860.622</text:p>
          </table:table-cell>
          <table:table-cell office:value-type="float" office:value="0" calcext:value-type="float">
            <text:p>0</text:p>
          </table:table-cell>
          <table:table-cell table:formula="of:=[.B63]/[.B11]" office:value-type="float" office:value="3.93839538955413" calcext:value-type="float">
            <text:p>3.9383953895541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8.312529" calcext:value-type="float">
            <text:p>8.312529</text:p>
          </table:table-cell>
          <table:table-cell office:value-type="float" office:value="846.234" calcext:value-type="float">
            <text:p>846.234</text:p>
          </table:table-cell>
          <table:table-cell office:value-type="float" office:value="0" calcext:value-type="float">
            <text:p>0</text:p>
          </table:table-cell>
          <table:table-cell table:formula="of:=[.B64]/[.B12]" office:value-type="float" office:value="4.06706760678186" calcext:value-type="float">
            <text:p>4.06706760678186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.842097" calcext:value-type="float">
            <text:p>3.842097</text:p>
          </table:table-cell>
          <table:table-cell office:value-type="float" office:value="832.581" calcext:value-type="float">
            <text:p>832.581</text:p>
          </table:table-cell>
          <table:table-cell office:value-type="float" office:value="0" calcext:value-type="float">
            <text:p>0</text:p>
          </table:table-cell>
          <table:table-cell table:formula="of:=[.B65]/[.B13]" office:value-type="float" office:value="3.63148880665788" calcext:value-type="float">
            <text:p>3.63148880665788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651236" calcext:value-type="float">
            <text:p>8.651236</text:p>
          </table:table-cell>
          <table:table-cell office:value-type="float" office:value="834.1" calcext:value-type="float">
            <text:p>834.1</text:p>
          </table:table-cell>
          <table:table-cell office:value-type="float" office:value="0" calcext:value-type="float">
            <text:p>0</text:p>
          </table:table-cell>
          <table:table-cell table:formula="of:=[.B66]/[.B14]" office:value-type="float" office:value="0.968660852546095" calcext:value-type="float">
            <text:p>0.968660852546095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9.540905" calcext:value-type="float">
            <text:p>19.540905</text:p>
          </table:table-cell>
          <table:table-cell office:value-type="float" office:value="852.637" calcext:value-type="float">
            <text:p>852.637</text:p>
          </table:table-cell>
          <table:table-cell office:value-type="float" office:value="0" calcext:value-type="float">
            <text:p>0</text:p>
          </table:table-cell>
          <table:table-cell table:formula="of:=[.B67]/[.B15]" office:value-type="float" office:value="5.44170295693011" calcext:value-type="float">
            <text:p>5.4417029569301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11.895048" calcext:value-type="float">
            <text:p>11.895048</text:p>
          </table:table-cell>
          <table:table-cell office:value-type="float" office:value="883.096" calcext:value-type="float">
            <text:p>883.096</text:p>
          </table:table-cell>
          <table:table-cell office:value-type="float" office:value="0" calcext:value-type="float">
            <text:p>0</text:p>
          </table:table-cell>
          <table:table-cell table:formula="of:=[.B68]/[.B16]" office:value-type="float" office:value="5.15517825706705" calcext:value-type="float">
            <text:p>5.15517825706705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50.636956" calcext:value-type="float">
            <text:p>50.636956</text:p>
          </table:table-cell>
          <table:table-cell office:value-type="float" office:value="822.918" calcext:value-type="float">
            <text:p>822.918</text:p>
          </table:table-cell>
          <table:table-cell office:value-type="float" office:value="0" calcext:value-type="float">
            <text:p>0</text:p>
          </table:table-cell>
          <table:table-cell table:formula="of:=[.B69]/[.B17]" office:value-type="float" office:value="1.70554702225553" calcext:value-type="float">
            <text:p>1.7055470222555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50.633963" calcext:value-type="float">
            <text:p>50.633963</text:p>
          </table:table-cell>
          <table:table-cell office:value-type="float" office:value="855.262" calcext:value-type="float">
            <text:p>855.262</text:p>
          </table:table-cell>
          <table:table-cell office:value-type="float" office:value="0" calcext:value-type="float">
            <text:p>0</text:p>
          </table:table-cell>
          <table:table-cell table:formula="of:=[.B70]/[.B18]" office:value-type="float" office:value="1.69690998545155" calcext:value-type="float">
            <text:p>1.69690998545155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15.40907" calcext:value-type="float">
            <text:p>15.40907</text:p>
          </table:table-cell>
          <table:table-cell office:value-type="float" office:value="812.289" calcext:value-type="float">
            <text:p>812.289</text:p>
          </table:table-cell>
          <table:table-cell office:value-type="float" office:value="0" calcext:value-type="float">
            <text:p>0</text:p>
          </table:table-cell>
          <table:table-cell table:formula="of:=[.B71]/[.B19]" office:value-type="float" office:value="3.56122710513927" calcext:value-type="float">
            <text:p>3.56122710513927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22.702605" calcext:value-type="float">
            <text:p>22.702605</text:p>
          </table:table-cell>
          <table:table-cell office:value-type="float" office:value="826.658" calcext:value-type="float">
            <text:p>826.658</text:p>
          </table:table-cell>
          <table:table-cell office:value-type="float" office:value="0" calcext:value-type="float">
            <text:p>0</text:p>
          </table:table-cell>
          <table:table-cell table:formula="of:=[.B72]/[.B20]" office:value-type="float" office:value="1.31508595446617" calcext:value-type="float">
            <text:p>1.31508595446617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4.838909" calcext:value-type="float">
            <text:p>4.838909</text:p>
          </table:table-cell>
          <table:table-cell office:value-type="float" office:value="834.244" calcext:value-type="float">
            <text:p>834.244</text:p>
          </table:table-cell>
          <table:table-cell office:value-type="float" office:value="0" calcext:value-type="float">
            <text:p>0</text:p>
          </table:table-cell>
          <table:table-cell table:formula="of:=[.B73]/[.B21]" office:value-type="float" office:value="2.12642373975494" calcext:value-type="float">
            <text:p>2.12642373975494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6.400464" calcext:value-type="float">
            <text:p>6.400464</text:p>
          </table:table-cell>
          <table:table-cell office:value-type="float" office:value="815.552" calcext:value-type="float">
            <text:p>815.552</text:p>
          </table:table-cell>
          <table:table-cell office:value-type="float" office:value="0" calcext:value-type="float">
            <text:p>0</text:p>
          </table:table-cell>
          <table:table-cell table:formula="of:=[.B74]/[.B22]" office:value-type="float" office:value="2.01294797818752" calcext:value-type="float">
            <text:p>2.01294797818752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3.233659" calcext:value-type="float">
            <text:p>3.233659</text:p>
          </table:table-cell>
          <table:table-cell office:value-type="float" office:value="864.119" calcext:value-type="float">
            <text:p>864.119</text:p>
          </table:table-cell>
          <table:table-cell office:value-type="float" office:value="0" calcext:value-type="float">
            <text:p>0</text:p>
          </table:table-cell>
          <table:table-cell table:formula="of:=[.B75]/[.B23]" office:value-type="float" office:value="3.64710586181267" calcext:value-type="float">
            <text:p>3.6471058618126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6]/[.B24]" office:value-type="float" office:value="1.31823980604352" calcext:value-type="float">
            <text:p>1.3182398060435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7]/[.B25]" office:value-type="float" office:value="1.31823980604352" calcext:value-type="float">
            <text:p>1.3182398060435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8]/[.B26]" office:value-type="float" office:value="1.31823980604352" calcext:value-type="float">
            <text:p>1.3182398060435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9]/[.B27]" office:value-type="float" office:value="1.31823980604352" calcext:value-type="float">
            <text:p>1.3182398060435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sm-ba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-base</text:p>
          </table:table-cell>
          <table:table-cell office:value-type="float" office:value="37.3948" calcext:value-type="float">
            <text:p>37.3948</text:p>
          </table:table-cell>
          <table:table-cell office:value-type="float" office:value="2.27772" calcext:value-type="float">
            <text:p>2.27772</text:p>
          </table:table-cell>
          <table:table-cell table:formula="of:=[.B82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3.809921" calcext:value-type="float">
            <text:p>3.809921</text:p>
          </table:table-cell>
          <table:table-cell office:value-type="float" office:value="38.5533" calcext:value-type="float">
            <text:p>38.5533</text:p>
          </table:table-cell>
          <table:table-cell office:value-type="float" office:value="2.32872" calcext:value-type="float">
            <text:p>2.32872</text:p>
          </table:table-cell>
          <table:table-cell table:formula="of:=[.B83]/[.B5]" office:value-type="float" office:value="2.17133684743848" calcext:value-type="float">
            <text:p>2.17133684743848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6.160277" calcext:value-type="float">
            <text:p>6.160277</text:p>
          </table:table-cell>
          <table:table-cell office:value-type="float" office:value="38.498" calcext:value-type="float">
            <text:p>38.498</text:p>
          </table:table-cell>
          <table:table-cell office:value-type="float" office:value="2.33005" calcext:value-type="float">
            <text:p>2.33005</text:p>
          </table:table-cell>
          <table:table-cell table:formula="of:=[.B84]/[.B6]" office:value-type="float" office:value="2.13891302966532" calcext:value-type="float">
            <text:p>2.13891302966532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9.990544" calcext:value-type="float">
            <text:p>9.990544</text:p>
          </table:table-cell>
          <table:table-cell office:value-type="float" office:value="37.1503" calcext:value-type="float">
            <text:p>37.1503</text:p>
          </table:table-cell>
          <table:table-cell office:value-type="float" office:value="2.33221" calcext:value-type="float">
            <text:p>2.33221</text:p>
          </table:table-cell>
          <table:table-cell table:formula="of:=[.B85]/[.B7]" office:value-type="float" office:value="1.27864298699311" calcext:value-type="float">
            <text:p>1.27864298699311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3.846948" calcext:value-type="float">
            <text:p>33.846948</text:p>
          </table:table-cell>
          <table:table-cell office:value-type="float" office:value="35.8429" calcext:value-type="float">
            <text:p>35.8429</text:p>
          </table:table-cell>
          <table:table-cell office:value-type="float" office:value="2.35359" calcext:value-type="float">
            <text:p>2.35359</text:p>
          </table:table-cell>
          <table:table-cell table:formula="of:=[.B86]/[.B8]" office:value-type="float" office:value="1.28091568184635" calcext:value-type="float">
            <text:p>1.28091568184635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5.012291" calcext:value-type="float">
            <text:p>5.012291</text:p>
          </table:table-cell>
          <table:table-cell office:value-type="float" office:value="38.1075" calcext:value-type="float">
            <text:p>38.1075</text:p>
          </table:table-cell>
          <table:table-cell office:value-type="float" office:value="2.32636" calcext:value-type="float">
            <text:p>2.32636</text:p>
          </table:table-cell>
          <table:table-cell table:formula="of:=[.B87]/[.B9]" office:value-type="float" office:value="1.03091114131815" calcext:value-type="float">
            <text:p>1.03091114131815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5.04404" calcext:value-type="float">
            <text:p>5.04404</text:p>
          </table:table-cell>
          <table:table-cell office:value-type="float" office:value="38.7921" calcext:value-type="float">
            <text:p>38.7921</text:p>
          </table:table-cell>
          <table:table-cell office:value-type="float" office:value="2.3294" calcext:value-type="float">
            <text:p>2.3294</text:p>
          </table:table-cell>
          <table:table-cell table:formula="of:=[.B88]/[.B10]" office:value-type="float" office:value="1.03734537116063" calcext:value-type="float">
            <text:p>1.03734537116063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.176019" calcext:value-type="float">
            <text:p>1.176019</text:p>
          </table:table-cell>
          <table:table-cell office:value-type="float" office:value="38.9011" calcext:value-type="float">
            <text:p>38.9011</text:p>
          </table:table-cell>
          <table:table-cell office:value-type="float" office:value="2.33111" calcext:value-type="float">
            <text:p>2.33111</text:p>
          </table:table-cell>
          <table:table-cell table:formula="of:=[.B89]/[.B11]" office:value-type="float" office:value="2.36395707155478" calcext:value-type="float">
            <text:p>2.36395707155478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5.371289" calcext:value-type="float">
            <text:p>5.371289</text:p>
          </table:table-cell>
          <table:table-cell office:value-type="float" office:value="37.3073" calcext:value-type="float">
            <text:p>37.3073</text:p>
          </table:table-cell>
          <table:table-cell office:value-type="float" office:value="2.33969" calcext:value-type="float">
            <text:p>2.33969</text:p>
          </table:table-cell>
          <table:table-cell table:formula="of:=[.B90]/[.B12]" office:value-type="float" office:value="2.62800833519663" calcext:value-type="float">
            <text:p>2.62800833519663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2.481417" calcext:value-type="float">
            <text:p>2.481417</text:p>
          </table:table-cell>
          <table:table-cell office:value-type="float" office:value="38.5933" calcext:value-type="float">
            <text:p>38.5933</text:p>
          </table:table-cell>
          <table:table-cell office:value-type="float" office:value="2.33763" calcext:value-type="float">
            <text:p>2.33763</text:p>
          </table:table-cell>
          <table:table-cell table:formula="of:=[.B91]/[.B13]" office:value-type="float" office:value="2.34539577219174" calcext:value-type="float">
            <text:p>2.34539577219174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549967" calcext:value-type="float">
            <text:p>8.549967</text:p>
          </table:table-cell>
          <table:table-cell office:value-type="float" office:value="38.5006" calcext:value-type="float">
            <text:p>38.5006</text:p>
          </table:table-cell>
          <table:table-cell office:value-type="float" office:value="2.34014" calcext:value-type="float">
            <text:p>2.34014</text:p>
          </table:table-cell>
          <table:table-cell table:formula="of:=[.B92]/[.B14]" office:value-type="float" office:value="0.957321973815184" calcext:value-type="float">
            <text:p>0.957321973815184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0.53227" calcext:value-type="float">
            <text:p>10.53227</text:p>
          </table:table-cell>
          <table:table-cell office:value-type="float" office:value="41.1508" calcext:value-type="float">
            <text:p>41.1508</text:p>
          </table:table-cell>
          <table:table-cell office:value-type="float" office:value="2.34933" calcext:value-type="float">
            <text:p>2.34933</text:p>
          </table:table-cell>
          <table:table-cell table:formula="of:=[.B93]/[.B15]" office:value-type="float" office:value="2.9330005341199" calcext:value-type="float">
            <text:p>2.9330005341199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6.619559" calcext:value-type="float">
            <text:p>6.619559</text:p>
          </table:table-cell>
          <table:table-cell office:value-type="float" office:value="38.0568" calcext:value-type="float">
            <text:p>38.0568</text:p>
          </table:table-cell>
          <table:table-cell office:value-type="float" office:value="2.36151" calcext:value-type="float">
            <text:p>2.36151</text:p>
          </table:table-cell>
          <table:table-cell table:formula="of:=[.B94]/[.B16]" office:value-type="float" office:value="2.86884143957826" calcext:value-type="float">
            <text:p>2.86884143957826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7.529798" calcext:value-type="float">
            <text:p>37.529798</text:p>
          </table:table-cell>
          <table:table-cell office:value-type="float" office:value="39.9422" calcext:value-type="float">
            <text:p>39.9422</text:p>
          </table:table-cell>
          <table:table-cell office:value-type="float" office:value="2.30718" calcext:value-type="float">
            <text:p>2.30718</text:p>
          </table:table-cell>
          <table:table-cell table:formula="of:=[.B95]/[.B17]" office:value-type="float" office:value="1.26407352023197" calcext:value-type="float">
            <text:p>1.26407352023197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9.762247" calcext:value-type="float">
            <text:p>39.762247</text:p>
          </table:table-cell>
          <table:table-cell office:value-type="float" office:value="38.6234" calcext:value-type="float">
            <text:p>38.6234</text:p>
          </table:table-cell>
          <table:table-cell office:value-type="float" office:value="2.3444" calcext:value-type="float">
            <text:p>2.3444</text:p>
          </table:table-cell>
          <table:table-cell table:formula="of:=[.B96]/[.B18]" office:value-type="float" office:value="1.33256316473374" calcext:value-type="float">
            <text:p>1.33256316473374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7.288871" calcext:value-type="float">
            <text:p>7.288871</text:p>
          </table:table-cell>
          <table:table-cell office:value-type="float" office:value="37.3948" calcext:value-type="float">
            <text:p>37.3948</text:p>
          </table:table-cell>
          <table:table-cell office:value-type="float" office:value="2.27772" calcext:value-type="float">
            <text:p>2.27772</text:p>
          </table:table-cell>
          <table:table-cell table:formula="of:=[.B97]/[.B19]" office:value-type="float" office:value="1.68454844913181" calcext:value-type="float">
            <text:p>1.6845484491318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8.743562" calcext:value-type="float">
            <text:p>18.743562</text:p>
          </table:table-cell>
          <table:table-cell office:value-type="float" office:value="36.1292" calcext:value-type="float">
            <text:p>36.1292</text:p>
          </table:table-cell>
          <table:table-cell office:value-type="float" office:value="2.54488" calcext:value-type="float">
            <text:p>2.54488</text:p>
          </table:table-cell>
          <table:table-cell table:formula="of:=[.B98]/[.B20]" office:value-type="float" office:value="1.08575183873683" calcext:value-type="float">
            <text:p>1.08575183873683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.707157" calcext:value-type="float">
            <text:p>3.707157</text:p>
          </table:table-cell>
          <table:table-cell office:value-type="float" office:value="38.3219" calcext:value-type="float">
            <text:p>38.3219</text:p>
          </table:table-cell>
          <table:table-cell office:value-type="float" office:value="2.31364" calcext:value-type="float">
            <text:p>2.31364</text:p>
          </table:table-cell>
          <table:table-cell table:formula="of:=[.B99]/[.B21]" office:value-type="float" office:value="1.62908346732677" calcext:value-type="float">
            <text:p>1.62908346732677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5.039385" calcext:value-type="float">
            <text:p>5.039385</text:p>
          </table:table-cell>
          <table:table-cell office:value-type="float" office:value="37.5402" calcext:value-type="float">
            <text:p>37.5402</text:p>
          </table:table-cell>
          <table:table-cell office:value-type="float" office:value="2.32407" calcext:value-type="float">
            <text:p>2.32407</text:p>
          </table:table-cell>
          <table:table-cell table:formula="of:=[.B100]/[.B22]" office:value-type="float" office:value="1.58488819670863" calcext:value-type="float">
            <text:p>1.58488819670863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.869358" calcext:value-type="float">
            <text:p>1.869358</text:p>
          </table:table-cell>
          <table:table-cell office:value-type="float" office:value="38.3966" calcext:value-type="float">
            <text:p>38.3966</text:p>
          </table:table-cell>
          <table:table-cell office:value-type="float" office:value="2.32381" calcext:value-type="float">
            <text:p>2.32381</text:p>
          </table:table-cell>
          <table:table-cell table:formula="of:=[.B101]/[.B23]" office:value-type="float" office:value="2.10836903941523" calcext:value-type="float">
            <text:p>2.10836903941523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2]/[.B24]" office:value-type="float" office:value="1.13709699309076" calcext:value-type="float">
            <text:p>1.13709699309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3]/[.B25]" office:value-type="float" office:value="1.13709699309076" calcext:value-type="float">
            <text:p>1.13709699309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4]/[.B26]" office:value-type="float" office:value="1.13709699309076" calcext:value-type="float">
            <text:p>1.13709699309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5]/[.B27]" office:value-type="float" office:value="1.13709699309076" calcext:value-type="float">
            <text:p>1.13709699309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v8-liftof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8-liftoff</text:p>
          </table:table-cell>
          <table:table-cell office:value-type="float" office:value="142.877" calcext:value-type="float">
            <text:p>142.877</text:p>
          </table:table-cell>
          <table:table-cell office:value-type="float" office:value="2.54129" calcext:value-type="float">
            <text:p>2.54129</text:p>
          </table:table-cell>
          <table:table-cell table:formula="of:=[.B108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3.034072" calcext:value-type="float">
            <text:p>3.034072</text:p>
          </table:table-cell>
          <table:table-cell office:value-type="float" office:value="155.703" calcext:value-type="float">
            <text:p>155.703</text:p>
          </table:table-cell>
          <table:table-cell office:value-type="float" office:value="2.57396" calcext:value-type="float">
            <text:p>2.57396</text:p>
          </table:table-cell>
          <table:table-cell table:formula="of:=[.B109]/[.B5]" office:value-type="float" office:value="1.72916769964033" calcext:value-type="float">
            <text:p>1.7291676996403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4.797667" calcext:value-type="float">
            <text:p>4.797667</text:p>
          </table:table-cell>
          <table:table-cell office:value-type="float" office:value="159.743" calcext:value-type="float">
            <text:p>159.743</text:p>
          </table:table-cell>
          <table:table-cell office:value-type="float" office:value="2.59439" calcext:value-type="float">
            <text:p>2.59439</text:p>
          </table:table-cell>
          <table:table-cell table:formula="of:=[.B110]/[.B6]" office:value-type="float" office:value="1.6658004921362" calcext:value-type="float">
            <text:p>1.6658004921362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9.684154" calcext:value-type="float">
            <text:p>9.684154</text:p>
          </table:table-cell>
          <table:table-cell office:value-type="float" office:value="182.962" calcext:value-type="float">
            <text:p>182.962</text:p>
          </table:table-cell>
          <table:table-cell office:value-type="float" office:value="2.55717" calcext:value-type="float">
            <text:p>2.55717</text:p>
          </table:table-cell>
          <table:table-cell table:formula="of:=[.B111]/[.B7]" office:value-type="float" office:value="1.23942956430213" calcext:value-type="float">
            <text:p>1.23942956430213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1.782196" calcext:value-type="float">
            <text:p>31.782196</text:p>
          </table:table-cell>
          <table:table-cell office:value-type="float" office:value="185.6" calcext:value-type="float">
            <text:p>185.6</text:p>
          </table:table-cell>
          <table:table-cell office:value-type="float" office:value="2.59146" calcext:value-type="float">
            <text:p>2.59146</text:p>
          </table:table-cell>
          <table:table-cell table:formula="of:=[.B112]/[.B8]" office:value-type="float" office:value="1.20277648844186" calcext:value-type="float">
            <text:p>1.20277648844186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4.88197" calcext:value-type="float">
            <text:p>4.88197</text:p>
          </table:table-cell>
          <table:table-cell office:value-type="float" office:value="139.133" calcext:value-type="float">
            <text:p>139.133</text:p>
          </table:table-cell>
          <table:table-cell office:value-type="float" office:value="2.55903" calcext:value-type="float">
            <text:p>2.55903</text:p>
          </table:table-cell>
          <table:table-cell table:formula="of:=[.B113]/[.B9]" office:value-type="float" office:value="1.00410715670359" calcext:value-type="float">
            <text:p>1.00410715670359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4.985145" calcext:value-type="float">
            <text:p>4.985145</text:p>
          </table:table-cell>
          <table:table-cell office:value-type="float" office:value="165.006" calcext:value-type="float">
            <text:p>165.006</text:p>
          </table:table-cell>
          <table:table-cell office:value-type="float" office:value="2.57087" calcext:value-type="float">
            <text:p>2.57087</text:p>
          </table:table-cell>
          <table:table-cell table:formula="of:=[.B114]/[.B10]" office:value-type="float" office:value="1.0252331643513" calcext:value-type="float">
            <text:p>1.0252331643513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938268" calcext:value-type="float">
            <text:p>0.938268</text:p>
          </table:table-cell>
          <table:table-cell office:value-type="float" office:value="166.155" calcext:value-type="float">
            <text:p>166.155</text:p>
          </table:table-cell>
          <table:table-cell office:value-type="float" office:value="2.5739" calcext:value-type="float">
            <text:p>2.5739</text:p>
          </table:table-cell>
          <table:table-cell table:formula="of:=[.B115]/[.B11]" office:value-type="float" office:value="1.8860454411141" calcext:value-type="float">
            <text:p>1.886045441114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4.413386" calcext:value-type="float">
            <text:p>4.413386</text:p>
          </table:table-cell>
          <table:table-cell office:value-type="float" office:value="162.77" calcext:value-type="float">
            <text:p>162.77</text:p>
          </table:table-cell>
          <table:table-cell office:value-type="float" office:value="2.56403" calcext:value-type="float">
            <text:p>2.56403</text:p>
          </table:table-cell>
          <table:table-cell table:formula="of:=[.B116]/[.B12]" office:value-type="float" office:value="2.1593355327632" calcext:value-type="float">
            <text:p>2.1593355327632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.95828" calcext:value-type="float">
            <text:p>1.95828</text:p>
          </table:table-cell>
          <table:table-cell office:value-type="float" office:value="161.718" calcext:value-type="float">
            <text:p>161.718</text:p>
          </table:table-cell>
          <table:table-cell office:value-type="float" office:value="2.58109" calcext:value-type="float">
            <text:p>2.58109</text:p>
          </table:table-cell>
          <table:table-cell table:formula="of:=[.B117]/[.B13]" office:value-type="float" office:value="1.85093502332242" calcext:value-type="float">
            <text:p>1.85093502332242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375308" calcext:value-type="float">
            <text:p>8.375308</text:p>
          </table:table-cell>
          <table:table-cell office:value-type="float" office:value="138.665" calcext:value-type="float">
            <text:p>138.665</text:p>
          </table:table-cell>
          <table:table-cell office:value-type="float" office:value="2.54923" calcext:value-type="float">
            <text:p>2.54923</text:p>
          </table:table-cell>
          <table:table-cell table:formula="of:=[.B118]/[.B14]" office:value-type="float" office:value="0.937765769840994" calcext:value-type="float">
            <text:p>0.937765769840994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9.515248" calcext:value-type="float">
            <text:p>9.515248</text:p>
          </table:table-cell>
          <table:table-cell office:value-type="float" office:value="166.027" calcext:value-type="float">
            <text:p>166.027</text:p>
          </table:table-cell>
          <table:table-cell office:value-type="float" office:value="2.60032" calcext:value-type="float">
            <text:p>2.60032</text:p>
          </table:table-cell>
          <table:table-cell table:formula="of:=[.B119]/[.B15]" office:value-type="float" office:value="2.6497827596789" calcext:value-type="float">
            <text:p>2.6497827596789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6.173531" calcext:value-type="float">
            <text:p>6.173531</text:p>
          </table:table-cell>
          <table:table-cell office:value-type="float" office:value="176.009" calcext:value-type="float">
            <text:p>176.009</text:p>
          </table:table-cell>
          <table:table-cell office:value-type="float" office:value="2.59605" calcext:value-type="float">
            <text:p>2.59605</text:p>
          </table:table-cell>
          <table:table-cell table:formula="of:=[.B120]/[.B16]" office:value-type="float" office:value="2.6755379869446" calcext:value-type="float">
            <text:p>2.6755379869446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6.066546" calcext:value-type="float">
            <text:p>36.066546</text:p>
          </table:table-cell>
          <table:table-cell office:value-type="float" office:value="175.656" calcext:value-type="float">
            <text:p>175.656</text:p>
          </table:table-cell>
          <table:table-cell office:value-type="float" office:value="2.55795" calcext:value-type="float">
            <text:p>2.55795</text:p>
          </table:table-cell>
          <table:table-cell table:formula="of:=[.B121]/[.B17]" office:value-type="float" office:value="1.214788466616" calcext:value-type="float">
            <text:p>1.214788466616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7.284202" calcext:value-type="float">
            <text:p>37.28420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2.56918" calcext:value-type="float">
            <text:p>2.56918</text:p>
          </table:table-cell>
          <table:table-cell table:formula="of:=[.B122]/[.B18]" office:value-type="float" office:value="1.24951575829434" calcext:value-type="float">
            <text:p>1.24951575829434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6.579083" calcext:value-type="float">
            <text:p>6.579083</text:p>
          </table:table-cell>
          <table:table-cell office:value-type="float" office:value="142.877" calcext:value-type="float">
            <text:p>142.877</text:p>
          </table:table-cell>
          <table:table-cell office:value-type="float" office:value="2.54129" calcext:value-type="float">
            <text:p>2.54129</text:p>
          </table:table-cell>
          <table:table-cell table:formula="of:=[.B123]/[.B19]" office:value-type="float" office:value="1.52050764300253" calcext:value-type="float">
            <text:p>1.52050764300253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9.044383" calcext:value-type="float">
            <text:p>19.044383</text:p>
          </table:table-cell>
          <table:table-cell office:value-type="float" office:value="181.031" calcext:value-type="float">
            <text:p>181.031</text:p>
          </table:table-cell>
          <table:table-cell office:value-type="float" office:value="2.68107" calcext:value-type="float">
            <text:p>2.68107</text:p>
          </table:table-cell>
          <table:table-cell table:formula="of:=[.B124]/[.B20]" office:value-type="float" office:value="1.10317739284872" calcext:value-type="float">
            <text:p>1.10317739284872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.287501" calcext:value-type="float">
            <text:p>3.287501</text:p>
          </table:table-cell>
          <table:table-cell office:value-type="float" office:value="152.296" calcext:value-type="float">
            <text:p>152.296</text:p>
          </table:table-cell>
          <table:table-cell office:value-type="float" office:value="2.5497" calcext:value-type="float">
            <text:p>2.5497</text:p>
          </table:table-cell>
          <table:table-cell table:formula="of:=[.B125]/[.B21]" office:value-type="float" office:value="1.44466865792849" calcext:value-type="float">
            <text:p>1.44466865792849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4.496725" calcext:value-type="float">
            <text:p>4.496725</text:p>
          </table:table-cell>
          <table:table-cell office:value-type="float" office:value="175.106" calcext:value-type="float">
            <text:p>175.106</text:p>
          </table:table-cell>
          <table:table-cell office:value-type="float" office:value="2.57613" calcext:value-type="float">
            <text:p>2.57613</text:p>
          </table:table-cell>
          <table:table-cell table:formula="of:=[.B126]/[.B22]" office:value-type="float" office:value="1.41422145288455" calcext:value-type="float">
            <text:p>1.41422145288455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.668697" calcext:value-type="float">
            <text:p>1.668697</text:p>
          </table:table-cell>
          <table:table-cell office:value-type="float" office:value="164.35" calcext:value-type="float">
            <text:p>164.35</text:p>
          </table:table-cell>
          <table:table-cell office:value-type="float" office:value="2.5587" calcext:value-type="float">
            <text:p>2.5587</text:p>
          </table:table-cell>
          <table:table-cell table:formula="of:=[.B127]/[.B23]" office:value-type="float" office:value="1.88205206865944" calcext:value-type="float">
            <text:p>1.8820520686594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28]/[.B24]" office:value-type="float" office:value="1.08132631159534" calcext:value-type="float">
            <text:p>1.0813263115953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29]/[.B25]" office:value-type="float" office:value="1.08132631159534" calcext:value-type="float">
            <text:p>1.0813263115953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30]/[.B26]" office:value-type="float" office:value="1.08132631159534" calcext:value-type="float">
            <text:p>1.0813263115953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31]/[.B27]" office:value-type="float" office:value="1.08132631159534" calcext:value-type="float">
            <text:p>1.0813263115953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wasm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sm3</text:p>
          </table:table-cell>
          <table:table-cell office:value-type="float" office:value="23.5873" calcext:value-type="float">
            <text:p>23.5873</text:p>
          </table:table-cell>
          <table:table-cell office:value-type="float" office:value="2.51224" calcext:value-type="float">
            <text:p>2.51224</text:p>
          </table:table-cell>
          <table:table-cell table:formula="of:=[.B134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5.364479" calcext:value-type="float">
            <text:p>15.364479</text:p>
          </table:table-cell>
          <table:table-cell office:value-type="float" office:value="23.5783" calcext:value-type="float">
            <text:p>23.5783</text:p>
          </table:table-cell>
          <table:table-cell office:value-type="float" office:value="2.46441" calcext:value-type="float">
            <text:p>2.46441</text:p>
          </table:table-cell>
          <table:table-cell table:formula="of:=[.B135]/[.B5]" office:value-type="float" office:value="8.75647011956278" calcext:value-type="float">
            <text:p>8.75647011956278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23.931642" calcext:value-type="float">
            <text:p>23.931642</text:p>
          </table:table-cell>
          <table:table-cell office:value-type="float" office:value="23.229" calcext:value-type="float">
            <text:p>23.229</text:p>
          </table:table-cell>
          <table:table-cell office:value-type="float" office:value="2.53106" calcext:value-type="float">
            <text:p>2.53106</text:p>
          </table:table-cell>
          <table:table-cell table:formula="of:=[.B136]/[.B6]" office:value-type="float" office:value="8.30931805421831" calcext:value-type="float">
            <text:p>8.3093180542183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33.325261" calcext:value-type="float">
            <text:p>33.325261</text:p>
          </table:table-cell>
          <table:table-cell office:value-type="float" office:value="21.9762" calcext:value-type="float">
            <text:p>21.9762</text:p>
          </table:table-cell>
          <table:table-cell office:value-type="float" office:value="2.26342" calcext:value-type="float">
            <text:p>2.26342</text:p>
          </table:table-cell>
          <table:table-cell table:formula="of:=[.B137]/[.B7]" office:value-type="float" office:value="4.26514424713658" calcext:value-type="float">
            <text:p>4.26514424713658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135.014344" calcext:value-type="float">
            <text:p>135.014344</text:p>
          </table:table-cell>
          <table:table-cell office:value-type="float" office:value="22.1602" calcext:value-type="float">
            <text:p>22.1602</text:p>
          </table:table-cell>
          <table:table-cell office:value-type="float" office:value="2.32792" calcext:value-type="float">
            <text:p>2.32792</text:p>
          </table:table-cell>
          <table:table-cell table:formula="of:=[.B138]/[.B8]" office:value-type="float" office:value="5.10952983128044" calcext:value-type="float">
            <text:p>5.10952983128044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13.708315" calcext:value-type="float">
            <text:p>13.708315</text:p>
          </table:table-cell>
          <table:table-cell office:value-type="float" office:value="23.5434" calcext:value-type="float">
            <text:p>23.5434</text:p>
          </table:table-cell>
          <table:table-cell office:value-type="float" office:value="2.43622" calcext:value-type="float">
            <text:p>2.43622</text:p>
          </table:table-cell>
          <table:table-cell table:formula="of:=[.B139]/[.B9]" office:value-type="float" office:value="2.81948008649114" calcext:value-type="float">
            <text:p>2.81948008649114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14.344199" calcext:value-type="float">
            <text:p>14.344199</text:p>
          </table:table-cell>
          <table:table-cell office:value-type="float" office:value="23.6676" calcext:value-type="float">
            <text:p>23.6676</text:p>
          </table:table-cell>
          <table:table-cell office:value-type="float" office:value="2.4212" calcext:value-type="float">
            <text:p>2.4212</text:p>
          </table:table-cell>
          <table:table-cell table:formula="of:=[.B140]/[.B10]" office:value-type="float" office:value="2.94999413875721" calcext:value-type="float">
            <text:p>2.94999413875721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5.25362" calcext:value-type="float">
            <text:p>5.25362</text:p>
          </table:table-cell>
          <table:table-cell office:value-type="float" office:value="23.7607" calcext:value-type="float">
            <text:p>23.7607</text:p>
          </table:table-cell>
          <table:table-cell office:value-type="float" office:value="2.41717" calcext:value-type="float">
            <text:p>2.41717</text:p>
          </table:table-cell>
          <table:table-cell table:formula="of:=[.B141]/[.B11]" office:value-type="float" office:value="10.5604859702621" calcext:value-type="float">
            <text:p>10.560485970262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25.637584" calcext:value-type="float">
            <text:p>25.637584</text:p>
          </table:table-cell>
          <table:table-cell office:value-type="float" office:value="23.2139" calcext:value-type="float">
            <text:p>23.2139</text:p>
          </table:table-cell>
          <table:table-cell office:value-type="float" office:value="2.51426" calcext:value-type="float">
            <text:p>2.51426</text:p>
          </table:table-cell>
          <table:table-cell table:formula="of:=[.B142]/[.B12]" office:value-type="float" office:value="12.543690061418" calcext:value-type="float">
            <text:p>12.543690061418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2.508182" calcext:value-type="float">
            <text:p>12.508182</text:p>
          </table:table-cell>
          <table:table-cell office:value-type="float" office:value="23.5363" calcext:value-type="float">
            <text:p>23.5363</text:p>
          </table:table-cell>
          <table:table-cell office:value-type="float" office:value="2.39104" calcext:value-type="float">
            <text:p>2.39104</text:p>
          </table:table-cell>
          <table:table-cell table:formula="of:=[.B143]/[.B13]" office:value-type="float" office:value="11.822534132959" calcext:value-type="float">
            <text:p>11.822534132959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20.796522" calcext:value-type="float">
            <text:p>20.796522</text:p>
          </table:table-cell>
          <table:table-cell office:value-type="float" office:value="23.585" calcext:value-type="float">
            <text:p>23.585</text:p>
          </table:table-cell>
          <table:table-cell office:value-type="float" office:value="2.48598" calcext:value-type="float">
            <text:p>2.48598</text:p>
          </table:table-cell>
          <table:table-cell table:formula="of:=[.B144]/[.B14]" office:value-type="float" office:value="2.32854319666156" calcext:value-type="float">
            <text:p>2.32854319666156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53.786142" calcext:value-type="float">
            <text:p>53.786142</text:p>
          </table:table-cell>
          <table:table-cell office:value-type="float" office:value="22.5678" calcext:value-type="float">
            <text:p>22.5678</text:p>
          </table:table-cell>
          <table:table-cell office:value-type="float" office:value="2.09304" calcext:value-type="float">
            <text:p>2.09304</text:p>
          </table:table-cell>
          <table:table-cell table:formula="of:=[.B145]/[.B15]" office:value-type="float" office:value="14.9782319684407" calcext:value-type="float">
            <text:p>14.9782319684407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33.02877" calcext:value-type="float">
            <text:p>33.02877</text:p>
          </table:table-cell>
          <table:table-cell office:value-type="float" office:value="21.6358" calcext:value-type="float">
            <text:p>21.6358</text:p>
          </table:table-cell>
          <table:table-cell office:value-type="float" office:value="1.96858" calcext:value-type="float">
            <text:p>1.96858</text:p>
          </table:table-cell>
          <table:table-cell table:formula="of:=[.B146]/[.B16]" office:value-type="float" office:value="14.3142925494431" calcext:value-type="float">
            <text:p>14.314292549443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156.389023" calcext:value-type="float">
            <text:p>156.389023</text:p>
          </table:table-cell>
          <table:table-cell office:value-type="float" office:value="22.2693" calcext:value-type="float">
            <text:p>22.2693</text:p>
          </table:table-cell>
          <table:table-cell office:value-type="float" office:value="0.415458" calcext:value-type="float">
            <text:p>0.415458</text:p>
          </table:table-cell>
          <table:table-cell table:formula="of:=[.B147]/[.B17]" office:value-type="float" office:value="5.26747367063496" calcext:value-type="float">
            <text:p>5.26747367063496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55.3293" calcext:value-type="float">
            <text:p>155.3293</text:p>
          </table:table-cell>
          <table:table-cell office:value-type="float" office:value="22.1488" calcext:value-type="float">
            <text:p>22.1488</text:p>
          </table:table-cell>
          <table:table-cell office:value-type="float" office:value="2.31479" calcext:value-type="float">
            <text:p>2.31479</text:p>
          </table:table-cell>
          <table:table-cell table:formula="of:=[.B148]/[.B18]" office:value-type="float" office:value="5.20559372773566" calcext:value-type="float">
            <text:p>5.20559372773566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25.435214" calcext:value-type="float">
            <text:p>25.435214</text:p>
          </table:table-cell>
          <table:table-cell office:value-type="float" office:value="23.5873" calcext:value-type="float">
            <text:p>23.5873</text:p>
          </table:table-cell>
          <table:table-cell office:value-type="float" office:value="2.51224" calcext:value-type="float">
            <text:p>2.51224</text:p>
          </table:table-cell>
          <table:table-cell table:formula="of:=[.B149]/[.B19]" office:value-type="float" office:value="5.87839327888171" calcext:value-type="float">
            <text:p>5.8783932788817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42.779405" calcext:value-type="float">
            <text:p>42.779405</text:p>
          </table:table-cell>
          <table:table-cell office:value-type="float" office:value="23.0461" calcext:value-type="float">
            <text:p>23.0461</text:p>
          </table:table-cell>
          <table:table-cell office:value-type="float" office:value="1.98618" calcext:value-type="float">
            <text:p>1.98618</text:p>
          </table:table-cell>
          <table:table-cell table:formula="of:=[.B150]/[.B20]" office:value-type="float" office:value="2.47806781010021" calcext:value-type="float">
            <text:p>2.4780678101002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13.567805" calcext:value-type="float">
            <text:p>13.567805</text:p>
          </table:table-cell>
          <table:table-cell office:value-type="float" office:value="23.4567" calcext:value-type="float">
            <text:p>23.4567</text:p>
          </table:table-cell>
          <table:table-cell office:value-type="float" office:value="2.44408" calcext:value-type="float">
            <text:p>2.44408</text:p>
          </table:table-cell>
          <table:table-cell table:formula="of:=[.B151]/[.B21]" office:value-type="float" office:value="5.96227427471064" calcext:value-type="float">
            <text:p>5.96227427471064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8.700837" calcext:value-type="float">
            <text:p>18.700837</text:p>
          </table:table-cell>
          <table:table-cell office:value-type="float" office:value="23.4326" calcext:value-type="float">
            <text:p>23.4326</text:p>
          </table:table-cell>
          <table:table-cell office:value-type="float" office:value="2.39955" calcext:value-type="float">
            <text:p>2.39955</text:p>
          </table:table-cell>
          <table:table-cell table:formula="of:=[.B152]/[.B22]" office:value-type="float" office:value="5.88141922672548" calcext:value-type="float">
            <text:p>5.8814192267254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9.328009" calcext:value-type="float">
            <text:p>9.328009</text:p>
          </table:table-cell>
          <table:table-cell office:value-type="float" office:value="23.6159" calcext:value-type="float">
            <text:p>23.6159</text:p>
          </table:table-cell>
          <table:table-cell office:value-type="float" office:value="2.42737" calcext:value-type="float">
            <text:p>2.42737</text:p>
          </table:table-cell>
          <table:table-cell table:formula="of:=[.B153]/[.B23]" office:value-type="float" office:value="10.5206629093981" calcext:value-type="float">
            <text:p>10.520662909398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4]/[.B24]" office:value-type="float" office:value="3.3183586217987" calcext:value-type="float">
            <text:p>3.318358621798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5]/[.B25]" office:value-type="float" office:value="3.3183586217987" calcext:value-type="float">
            <text:p>3.318358621798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6]/[.B26]" office:value-type="float" office:value="3.3183586217987" calcext:value-type="float">
            <text:p>3.318358621798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7]/[.B27]" office:value-type="float" office:value="3.3183586217987" calcext:value-type="float">
            <text:p>3.318358621798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jsc-i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c-int</text:p>
          </table:table-cell>
          <table:table-cell office:value-type="float" office:value="228.895" calcext:value-type="float">
            <text:p>228.895</text:p>
          </table:table-cell>
          <table:table-cell office:value-type="float" office:value="1.03498" calcext:value-type="float">
            <text:p>1.03498</text:p>
          </table:table-cell>
          <table:table-cell table:formula="of:=[.B160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42.362475" calcext:value-type="float">
            <text:p>42.362475</text:p>
          </table:table-cell>
          <table:table-cell office:value-type="float" office:value="207.173" calcext:value-type="float">
            <text:p>207.173</text:p>
          </table:table-cell>
          <table:table-cell office:value-type="float" office:value="1.02817" calcext:value-type="float">
            <text:p>1.02817</text:p>
          </table:table-cell>
          <table:table-cell table:formula="of:=[.B161]/[.B5]" office:value-type="float" office:value="24.1430735482944" calcext:value-type="float">
            <text:p>24.1430735482944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63.330908" calcext:value-type="float">
            <text:p>63.330908</text:p>
          </table:table-cell>
          <table:table-cell office:value-type="float" office:value="155.556" calcext:value-type="float">
            <text:p>155.556</text:p>
          </table:table-cell>
          <table:table-cell office:value-type="float" office:value="1.02792" calcext:value-type="float">
            <text:p>1.02792</text:p>
          </table:table-cell>
          <table:table-cell table:formula="of:=[.B162]/[.B6]" office:value-type="float" office:value="21.9891580040533" calcext:value-type="float">
            <text:p>21.9891580040533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8.151588" calcext:value-type="float">
            <text:p>78.151588</text:p>
          </table:table-cell>
          <table:table-cell office:value-type="float" office:value="218.149" calcext:value-type="float">
            <text:p>218.149</text:p>
          </table:table-cell>
          <table:table-cell office:value-type="float" office:value="1.00996" calcext:value-type="float">
            <text:p>1.00996</text:p>
          </table:table-cell>
          <table:table-cell table:formula="of:=[.B163]/[.B7]" office:value-type="float" office:value="10.0022561252495" calcext:value-type="float">
            <text:p>10.0022561252495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84.318778" calcext:value-type="float">
            <text:p>284.318778</text:p>
          </table:table-cell>
          <table:table-cell office:value-type="float" office:value="130.697" calcext:value-type="float">
            <text:p>130.697</text:p>
          </table:table-cell>
          <table:table-cell office:value-type="float" office:value="1.02002" calcext:value-type="float">
            <text:p>1.02002</text:p>
          </table:table-cell>
          <table:table-cell table:formula="of:=[.B164]/[.B8]" office:value-type="float" office:value="10.7598588027373" calcext:value-type="float">
            <text:p>10.7598588027373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29.228876" calcext:value-type="float">
            <text:p>29.228876</text:p>
          </table:table-cell>
          <table:table-cell office:value-type="float" office:value="179.834" calcext:value-type="float">
            <text:p>179.834</text:p>
          </table:table-cell>
          <table:table-cell office:value-type="float" office:value="1.02976" calcext:value-type="float">
            <text:p>1.02976</text:p>
          </table:table-cell>
          <table:table-cell table:formula="of:=[.B165]/[.B9]" office:value-type="float" office:value="6.01169683017342" calcext:value-type="float">
            <text:p>6.01169683017342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29.695265" calcext:value-type="float">
            <text:p>29.695265</text:p>
          </table:table-cell>
          <table:table-cell office:value-type="float" office:value="155.752" calcext:value-type="float">
            <text:p>155.752</text:p>
          </table:table-cell>
          <table:table-cell office:value-type="float" office:value="1.03186" calcext:value-type="float">
            <text:p>1.03186</text:p>
          </table:table-cell>
          <table:table-cell table:formula="of:=[.B166]/[.B10]" office:value-type="float" office:value="6.10705817026396" calcext:value-type="float">
            <text:p>6.10705817026396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6.373914" calcext:value-type="float">
            <text:p>16.373914</text:p>
          </table:table-cell>
          <table:table-cell office:value-type="float" office:value="266.196" calcext:value-type="float">
            <text:p>266.196</text:p>
          </table:table-cell>
          <table:table-cell office:value-type="float" office:value="1.02375" calcext:value-type="float">
            <text:p>1.02375</text:p>
          </table:table-cell>
          <table:table-cell table:formula="of:=[.B167]/[.B11]" office:value-type="float" office:value="32.9137792751051" calcext:value-type="float">
            <text:p>32.913779275105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67.35338" calcext:value-type="float">
            <text:p>67.35338</text:p>
          </table:table-cell>
          <table:table-cell office:value-type="float" office:value="213.526" calcext:value-type="float">
            <text:p>213.526</text:p>
          </table:table-cell>
          <table:table-cell office:value-type="float" office:value="1.02989" calcext:value-type="float">
            <text:p>1.02989</text:p>
          </table:table-cell>
          <table:table-cell table:formula="of:=[.B168]/[.B12]" office:value-type="float" office:value="32.9539602214043" calcext:value-type="float">
            <text:p>32.9539602214043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0.730346" calcext:value-type="float">
            <text:p>30.730346</text:p>
          </table:table-cell>
          <table:table-cell office:value-type="float" office:value="164.601" calcext:value-type="float">
            <text:p>164.601</text:p>
          </table:table-cell>
          <table:table-cell office:value-type="float" office:value="1.02234" calcext:value-type="float">
            <text:p>1.02234</text:p>
          </table:table-cell>
          <table:table-cell table:formula="of:=[.B169]/[.B13]" office:value-type="float" office:value="29.0458329198153" calcext:value-type="float">
            <text:p>29.0458329198153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42.661404" calcext:value-type="float">
            <text:p>42.661404</text:p>
          </table:table-cell>
          <table:table-cell office:value-type="float" office:value="120.358" calcext:value-type="float">
            <text:p>120.358</text:p>
          </table:table-cell>
          <table:table-cell office:value-type="float" office:value="1.0326" calcext:value-type="float">
            <text:p>1.0326</text:p>
          </table:table-cell>
          <table:table-cell table:formula="of:=[.B170]/[.B14]" office:value-type="float" office:value="4.77670843443103" calcext:value-type="float">
            <text:p>4.77670843443103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36.160249" calcext:value-type="float">
            <text:p>136.160249</text:p>
          </table:table-cell>
          <table:table-cell office:value-type="float" office:value="166.205" calcext:value-type="float">
            <text:p>166.205</text:p>
          </table:table-cell>
          <table:table-cell office:value-type="float" office:value="1.02132" calcext:value-type="float">
            <text:p>1.02132</text:p>
          </table:table-cell>
          <table:table-cell table:formula="of:=[.B171]/[.B15]" office:value-type="float" office:value="37.9175698157091" calcext:value-type="float">
            <text:p>37.917569815709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81.87876" calcext:value-type="float">
            <text:p>81.87876</text:p>
          </table:table-cell>
          <table:table-cell office:value-type="float" office:value="193.58" calcext:value-type="float">
            <text:p>193.58</text:p>
          </table:table-cell>
          <table:table-cell office:value-type="float" office:value="1.01558" calcext:value-type="float">
            <text:p>1.01558</text:p>
          </table:table-cell>
          <table:table-cell table:formula="of:=[.B172]/[.B16]" office:value-type="float" office:value="35.4853215613431" calcext:value-type="float">
            <text:p>35.485321561343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17.324583" calcext:value-type="float">
            <text:p>317.324583</text:p>
          </table:table-cell>
          <table:table-cell office:value-type="float" office:value="214.825" calcext:value-type="float">
            <text:p>214.825</text:p>
          </table:table-cell>
          <table:table-cell office:value-type="float" office:value="1.04139" calcext:value-type="float">
            <text:p>1.04139</text:p>
          </table:table-cell>
          <table:table-cell table:formula="of:=[.B173]/[.B17]" office:value-type="float" office:value="10.6880831783041" calcext:value-type="float">
            <text:p>10.688083178304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30.857919" calcext:value-type="float">
            <text:p>330.857919</text:p>
          </table:table-cell>
          <table:table-cell office:value-type="float" office:value="124.905" calcext:value-type="float">
            <text:p>124.905</text:p>
          </table:table-cell>
          <table:table-cell office:value-type="float" office:value="1.02977" calcext:value-type="float">
            <text:p>1.02977</text:p>
          </table:table-cell>
          <table:table-cell table:formula="of:=[.B174]/[.B18]" office:value-type="float" office:value="11.0881328115048" calcext:value-type="float">
            <text:p>11.0881328115048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58.1952" calcext:value-type="float">
            <text:p>58.1952</text:p>
          </table:table-cell>
          <table:table-cell office:value-type="float" office:value="228.895" calcext:value-type="float">
            <text:p>228.895</text:p>
          </table:table-cell>
          <table:table-cell office:value-type="float" office:value="1.03498" calcext:value-type="float">
            <text:p>1.03498</text:p>
          </table:table-cell>
          <table:table-cell table:formula="of:=[.B175]/[.B19]" office:value-type="float" office:value="13.4496321730644" calcext:value-type="float">
            <text:p>13.4496321730644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97.565846" calcext:value-type="float">
            <text:p>97.565846</text:p>
          </table:table-cell>
          <table:table-cell office:value-type="float" office:value="118.273" calcext:value-type="float">
            <text:p>118.273</text:p>
          </table:table-cell>
          <table:table-cell office:value-type="float" office:value="1.01873" calcext:value-type="float">
            <text:p>1.01873</text:p>
          </table:table-cell>
          <table:table-cell table:formula="of:=[.B176]/[.B20]" office:value-type="float" office:value="5.65166304528532" calcext:value-type="float">
            <text:p>5.65166304528532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0.642308" calcext:value-type="float">
            <text:p>30.642308</text:p>
          </table:table-cell>
          <table:table-cell office:value-type="float" office:value="147.236" calcext:value-type="float">
            <text:p>147.236</text:p>
          </table:table-cell>
          <table:table-cell office:value-type="float" office:value="1.02068" calcext:value-type="float">
            <text:p>1.02068</text:p>
          </table:table-cell>
          <table:table-cell table:formula="of:=[.B177]/[.B21]" office:value-type="float" office:value="13.4655417516805" calcext:value-type="float">
            <text:p>13.4655417516805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2.604999" calcext:value-type="float">
            <text:p>32.604999</text:p>
          </table:table-cell>
          <table:table-cell office:value-type="float" office:value="191.453" calcext:value-type="float">
            <text:p>191.453</text:p>
          </table:table-cell>
          <table:table-cell office:value-type="float" office:value="1.02625" calcext:value-type="float">
            <text:p>1.02625</text:p>
          </table:table-cell>
          <table:table-cell table:formula="of:=[.B178]/[.B22]" office:value-type="float" office:value="10.2542826294869" calcext:value-type="float">
            <text:p>10.2542826294869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23.761524" calcext:value-type="float">
            <text:p>23.761524</text:p>
          </table:table-cell>
          <table:table-cell office:value-type="float" office:value="214.964" calcext:value-type="float">
            <text:p>214.964</text:p>
          </table:table-cell>
          <table:table-cell office:value-type="float" office:value="1.03207" calcext:value-type="float">
            <text:p>1.03207</text:p>
          </table:table-cell>
          <table:table-cell table:formula="of:=[.B179]/[.B23]" office:value-type="float" office:value="26.7996079568076" calcext:value-type="float">
            <text:p>26.7996079568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0]/[.B24]" office:value-type="float" office:value="7.2237474796464" calcext:value-type="float">
            <text:p>7.223747479646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1]/[.B25]" office:value-type="float" office:value="7.2237474796464" calcext:value-type="float">
            <text:p>7.223747479646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2]/[.B26]" office:value-type="float" office:value="7.2237474796464" calcext:value-type="float">
            <text:p>7.223747479646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3]/[.B27]" office:value-type="float" office:value="7.2237474796464" calcext:value-type="float">
            <text:p>7.223747479646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wamr-fa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mr-fast</text:p>
          </table:table-cell>
          <table:table-cell office:value-type="float" office:value="33.6334" calcext:value-type="float">
            <text:p>33.6334</text:p>
          </table:table-cell>
          <table:table-cell office:value-type="float" office:value="3.85153" calcext:value-type="float">
            <text:p>3.85153</text:p>
          </table:table-cell>
          <table:table-cell table:formula="of:=[.B186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24.877738" calcext:value-type="float">
            <text:p>24.877738</text:p>
          </table:table-cell>
          <table:table-cell office:value-type="float" office:value="34.2766" calcext:value-type="float">
            <text:p>34.2766</text:p>
          </table:table-cell>
          <table:table-cell office:value-type="float" office:value="3.80826" calcext:value-type="float">
            <text:p>3.80826</text:p>
          </table:table-cell>
          <table:table-cell table:formula="of:=[.B187]/[.B5]" office:value-type="float" office:value="14.1782334070235" calcext:value-type="float">
            <text:p>14.1782334070235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37.713808" calcext:value-type="float">
            <text:p>37.713808</text:p>
          </table:table-cell>
          <table:table-cell office:value-type="float" office:value="34.3391" calcext:value-type="float">
            <text:p>34.3391</text:p>
          </table:table-cell>
          <table:table-cell office:value-type="float" office:value="3.81114" calcext:value-type="float">
            <text:p>3.81114</text:p>
          </table:table-cell>
          <table:table-cell table:formula="of:=[.B188]/[.B6]" office:value-type="float" office:value="13.094631187769" calcext:value-type="float">
            <text:p>13.094631187769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49.206708" calcext:value-type="float">
            <text:p>49.206708</text:p>
          </table:table-cell>
          <table:table-cell office:value-type="float" office:value="34.2059" calcext:value-type="float">
            <text:p>34.2059</text:p>
          </table:table-cell>
          <table:table-cell office:value-type="float" office:value="3.74443" calcext:value-type="float">
            <text:p>3.74443</text:p>
          </table:table-cell>
          <table:table-cell table:formula="of:=[.B189]/[.B7]" office:value-type="float" office:value="6.29773634921358" calcext:value-type="float">
            <text:p>6.29773634921358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07.202805" calcext:value-type="float">
            <text:p>207.202805</text:p>
          </table:table-cell>
          <table:table-cell office:value-type="float" office:value="34.7493" calcext:value-type="float">
            <text:p>34.7493</text:p>
          </table:table-cell>
          <table:table-cell office:value-type="float" office:value="3.77958" calcext:value-type="float">
            <text:p>3.77958</text:p>
          </table:table-cell>
          <table:table-cell table:formula="of:=[.B190]/[.B8]" office:value-type="float" office:value="7.84145507733966" calcext:value-type="float">
            <text:p>7.84145507733966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20.432462" calcext:value-type="float">
            <text:p>20.432462</text:p>
          </table:table-cell>
          <table:table-cell office:value-type="float" office:value="34.6465" calcext:value-type="float">
            <text:p>34.6465</text:p>
          </table:table-cell>
          <table:table-cell office:value-type="float" office:value="3.80408" calcext:value-type="float">
            <text:p>3.80408</text:p>
          </table:table-cell>
          <table:table-cell table:formula="of:=[.B191]/[.B9]" office:value-type="float" office:value="4.20248000771699" calcext:value-type="float">
            <text:p>4.20248000771699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21.412765" calcext:value-type="float">
            <text:p>21.412765</text:p>
          </table:table-cell>
          <table:table-cell office:value-type="float" office:value="34.7595" calcext:value-type="float">
            <text:p>34.7595</text:p>
          </table:table-cell>
          <table:table-cell office:value-type="float" office:value="3.81295" calcext:value-type="float">
            <text:p>3.81295</text:p>
          </table:table-cell>
          <table:table-cell table:formula="of:=[.B192]/[.B10]" office:value-type="float" office:value="4.4036987526864" calcext:value-type="float">
            <text:p>4.4036987526864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8.644868" calcext:value-type="float">
            <text:p>8.644868</text:p>
          </table:table-cell>
          <table:table-cell office:value-type="float" office:value="34.7564" calcext:value-type="float">
            <text:p>34.7564</text:p>
          </table:table-cell>
          <table:table-cell office:value-type="float" office:value="3.81662" calcext:value-type="float">
            <text:p>3.81662</text:p>
          </table:table-cell>
          <table:table-cell table:formula="of:=[.B193]/[.B11]" office:value-type="float" office:value="17.377352611869" calcext:value-type="float">
            <text:p>17.377352611869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39.0701" calcext:value-type="float">
            <text:p>39.0701</text:p>
          </table:table-cell>
          <table:table-cell office:value-type="float" office:value="34.2577" calcext:value-type="float">
            <text:p>34.2577</text:p>
          </table:table-cell>
          <table:table-cell office:value-type="float" office:value="3.8095" calcext:value-type="float">
            <text:p>3.8095</text:p>
          </table:table-cell>
          <table:table-cell table:formula="of:=[.B194]/[.B12]" office:value-type="float" office:value="19.115811578369" calcext:value-type="float">
            <text:p>19.115811578369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8.681199" calcext:value-type="float">
            <text:p>18.681199</text:p>
          </table:table-cell>
          <table:table-cell office:value-type="float" office:value="34.4544" calcext:value-type="float">
            <text:p>34.4544</text:p>
          </table:table-cell>
          <table:table-cell office:value-type="float" office:value="3.80471" calcext:value-type="float">
            <text:p>3.80471</text:p>
          </table:table-cell>
          <table:table-cell table:formula="of:=[.B195]/[.B13]" office:value-type="float" office:value="17.6571713476907" calcext:value-type="float">
            <text:p>17.6571713476907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29.625548" calcext:value-type="float">
            <text:p>29.625548</text:p>
          </table:table-cell>
          <table:table-cell office:value-type="float" office:value="34.5359" calcext:value-type="float">
            <text:p>34.5359</text:p>
          </table:table-cell>
          <table:table-cell office:value-type="float" office:value="3.81881" calcext:value-type="float">
            <text:p>3.81881</text:p>
          </table:table-cell>
          <table:table-cell table:formula="of:=[.B196]/[.B14]" office:value-type="float" office:value="3.31711082472207" calcext:value-type="float">
            <text:p>3.31711082472207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85.532072" calcext:value-type="float">
            <text:p>85.532072</text:p>
          </table:table-cell>
          <table:table-cell office:value-type="float" office:value="35.0415" calcext:value-type="float">
            <text:p>35.0415</text:p>
          </table:table-cell>
          <table:table-cell office:value-type="float" office:value="3.77957" calcext:value-type="float">
            <text:p>3.77957</text:p>
          </table:table-cell>
          <table:table-cell table:formula="of:=[.B197]/[.B15]" office:value-type="float" office:value="23.8187601400631" calcext:value-type="float">
            <text:p>23.818760140063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52.370569" calcext:value-type="float">
            <text:p>52.370569</text:p>
          </table:table-cell>
          <table:table-cell office:value-type="float" office:value="34.679" calcext:value-type="float">
            <text:p>34.679</text:p>
          </table:table-cell>
          <table:table-cell office:value-type="float" office:value="3.78028" calcext:value-type="float">
            <text:p>3.78028</text:p>
          </table:table-cell>
          <table:table-cell table:formula="of:=[.B198]/[.B16]" office:value-type="float" office:value="22.6968078328923" calcext:value-type="float">
            <text:p>22.6968078328923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32.931593" calcext:value-type="float">
            <text:p>232.931593</text:p>
          </table:table-cell>
          <table:table-cell office:value-type="float" office:value="33.8147" calcext:value-type="float">
            <text:p>33.8147</text:p>
          </table:table-cell>
          <table:table-cell office:value-type="float" office:value="3.8185" calcext:value-type="float">
            <text:p>3.8185</text:p>
          </table:table-cell>
          <table:table-cell table:formula="of:=[.B199]/[.B17]" office:value-type="float" office:value="7.84557003841989" calcext:value-type="float">
            <text:p>7.8455700384198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35.983778" calcext:value-type="float">
            <text:p>235.983778</text:p>
          </table:table-cell>
          <table:table-cell office:value-type="float" office:value="34.7342" calcext:value-type="float">
            <text:p>34.7342</text:p>
          </table:table-cell>
          <table:table-cell office:value-type="float" office:value="3.77769" calcext:value-type="float">
            <text:p>3.77769</text:p>
          </table:table-cell>
          <table:table-cell table:formula="of:=[.B200]/[.B18]" office:value-type="float" office:value="7.9085895230595" calcext:value-type="float">
            <text:p>7.9085895230595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39.062683" calcext:value-type="float">
            <text:p>39.062683</text:p>
          </table:table-cell>
          <table:table-cell office:value-type="float" office:value="33.6334" calcext:value-type="float">
            <text:p>33.6334</text:p>
          </table:table-cell>
          <table:table-cell office:value-type="float" office:value="3.85153" calcext:value-type="float">
            <text:p>3.85153</text:p>
          </table:table-cell>
          <table:table-cell table:formula="of:=[.B201]/[.B19]" office:value-type="float" office:value="9.02787030619388" calcext:value-type="float">
            <text:p>9.02787030619388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70.080354" calcext:value-type="float">
            <text:p>70.080354</text:p>
          </table:table-cell>
          <table:table-cell office:value-type="float" office:value="35.515" calcext:value-type="float">
            <text:p>35.515</text:p>
          </table:table-cell>
          <table:table-cell office:value-type="float" office:value="3.76941" calcext:value-type="float">
            <text:p>3.76941</text:p>
          </table:table-cell>
          <table:table-cell table:formula="of:=[.B202]/[.B20]" office:value-type="float" office:value="4.05952044839865" calcext:value-type="float">
            <text:p>4.05952044839865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18.8322" calcext:value-type="float">
            <text:p>18.8322</text:p>
          </table:table-cell>
          <table:table-cell office:value-type="float" office:value="34.4355" calcext:value-type="float">
            <text:p>34.4355</text:p>
          </table:table-cell>
          <table:table-cell office:value-type="float" office:value="3.78611" calcext:value-type="float">
            <text:p>3.78611</text:p>
          </table:table-cell>
          <table:table-cell table:formula="of:=[.B203]/[.B21]" office:value-type="float" office:value="8.27567477541177" calcext:value-type="float">
            <text:p>8.27567477541177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24.625184" calcext:value-type="float">
            <text:p>24.625184</text:p>
          </table:table-cell>
          <table:table-cell office:value-type="float" office:value="34.2429" calcext:value-type="float">
            <text:p>34.2429</text:p>
          </table:table-cell>
          <table:table-cell office:value-type="float" office:value="3.80648" calcext:value-type="float">
            <text:p>3.80648</text:p>
          </table:table-cell>
          <table:table-cell table:formula="of:=[.B204]/[.B22]" office:value-type="float" office:value="7.74462825590388" calcext:value-type="float">
            <text:p>7.7446282559038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4.459834" calcext:value-type="float">
            <text:p>14.459834</text:p>
          </table:table-cell>
          <table:table-cell office:value-type="float" office:value="34.7896" calcext:value-type="float">
            <text:p>34.7896</text:p>
          </table:table-cell>
          <table:table-cell office:value-type="float" office:value="3.80793" calcext:value-type="float">
            <text:p>3.80793</text:p>
          </table:table-cell>
          <table:table-cell table:formula="of:=[.B205]/[.B23]" office:value-type="float" office:value="16.3086291233053" calcext:value-type="float">
            <text:p>16.3086291233053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6]/[.B24]" office:value-type="float" office:value="5.34020740519194" calcext:value-type="float">
            <text:p>5.3402074051919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7]/[.B25]" office:value-type="float" office:value="5.34020740519194" calcext:value-type="float">
            <text:p>5.3402074051919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8]/[.B26]" office:value-type="float" office:value="5.34020740519194" calcext:value-type="float">
            <text:p>5.3402074051919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9]/[.B27]" office:value-type="float" office:value="5.34020740519194" calcext:value-type="float">
            <text:p>5.3402074051919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wiza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zard</text:p>
          </table:table-cell>
          <table:table-cell office:value-type="float" office:value="2.90582" calcext:value-type="float">
            <text:p>2.90582</text:p>
          </table:table-cell>
          <table:table-cell office:value-type="float" office:value="0.372197" calcext:value-type="float">
            <text:p>0.372197</text:p>
          </table:table-cell>
          <table:table-cell table:formula="of:=[.B212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40.049368" calcext:value-type="float">
            <text:p>40.049368</text:p>
          </table:table-cell>
          <table:table-cell office:value-type="float" office:value="3.2046" calcext:value-type="float">
            <text:p>3.2046</text:p>
          </table:table-cell>
          <table:table-cell office:value-type="float" office:value="0.349665" calcext:value-type="float">
            <text:p>0.349665</text:p>
          </table:table-cell>
          <table:table-cell table:formula="of:=[.B213]/[.B5]" office:value-type="float" office:value="22.8247956991821" calcext:value-type="float">
            <text:p>22.8247956991821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59.687051" calcext:value-type="float">
            <text:p>59.687051</text:p>
          </table:table-cell>
          <table:table-cell office:value-type="float" office:value="3.08845" calcext:value-type="float">
            <text:p>3.08845</text:p>
          </table:table-cell>
          <table:table-cell office:value-type="float" office:value="0.349024" calcext:value-type="float">
            <text:p>0.349024</text:p>
          </table:table-cell>
          <table:table-cell table:formula="of:=[.B214]/[.B6]" office:value-type="float" office:value="20.7239724912043" calcext:value-type="float">
            <text:p>20.7239724912043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9.051061" calcext:value-type="float">
            <text:p>79.051061</text:p>
          </table:table-cell>
          <table:table-cell office:value-type="float" office:value="3.96748" calcext:value-type="float">
            <text:p>3.96748</text:p>
          </table:table-cell>
          <table:table-cell office:value-type="float" office:value="0.345483" calcext:value-type="float">
            <text:p>0.345483</text:p>
          </table:table-cell>
          <table:table-cell table:formula="of:=[.B215]/[.B7]" office:value-type="float" office:value="10.1173754664425" calcext:value-type="float">
            <text:p>10.1173754664425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18.04462" calcext:value-type="float">
            <text:p>318.04462</text:p>
          </table:table-cell>
          <table:table-cell office:value-type="float" office:value="3.80227" calcext:value-type="float">
            <text:p>3.80227</text:p>
          </table:table-cell>
          <table:table-cell office:value-type="float" office:value="0.352002" calcext:value-type="float">
            <text:p>0.352002</text:p>
          </table:table-cell>
          <table:table-cell table:formula="of:=[.B216]/[.B8]" office:value-type="float" office:value="12.036191306964" calcext:value-type="float">
            <text:p>12.036191306964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33.800352" calcext:value-type="float">
            <text:p>33.800352</text:p>
          </table:table-cell>
          <table:table-cell office:value-type="float" office:value="3.10369" calcext:value-type="float">
            <text:p>3.10369</text:p>
          </table:table-cell>
          <table:table-cell office:value-type="float" office:value="0.348444" calcext:value-type="float">
            <text:p>0.348444</text:p>
          </table:table-cell>
          <table:table-cell table:formula="of:=[.B217]/[.B9]" office:value-type="float" office:value="6.9519426260916" calcext:value-type="float">
            <text:p>6.9519426260916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35.739618" calcext:value-type="float">
            <text:p>35.739618</text:p>
          </table:table-cell>
          <table:table-cell office:value-type="float" office:value="2.73496" calcext:value-type="float">
            <text:p>2.73496</text:p>
          </table:table-cell>
          <table:table-cell office:value-type="float" office:value="0.34919" calcext:value-type="float">
            <text:p>0.34919</text:p>
          </table:table-cell>
          <table:table-cell table:formula="of:=[.B218]/[.B10]" office:value-type="float" office:value="7.35012555399027" calcext:value-type="float">
            <text:p>7.35012555399027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4.891589" calcext:value-type="float">
            <text:p>14.891589</text:p>
          </table:table-cell>
          <table:table-cell office:value-type="float" office:value="2.92852" calcext:value-type="float">
            <text:p>2.92852</text:p>
          </table:table-cell>
          <table:table-cell office:value-type="float" office:value="0.352389" calcext:value-type="float">
            <text:p>0.352389</text:p>
          </table:table-cell>
          <table:table-cell table:formula="of:=[.B219]/[.B11]" office:value-type="float" office:value="29.9341057612482" calcext:value-type="float">
            <text:p>29.9341057612482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76.543565" calcext:value-type="float">
            <text:p>76.543565</text:p>
          </table:table-cell>
          <table:table-cell office:value-type="float" office:value="3.33002" calcext:value-type="float">
            <text:p>3.33002</text:p>
          </table:table-cell>
          <table:table-cell office:value-type="float" office:value="0.343677" calcext:value-type="float">
            <text:p>0.343677</text:p>
          </table:table-cell>
          <table:table-cell table:formula="of:=[.B220]/[.B12]" office:value-type="float" office:value="37.450438214303" calcext:value-type="float">
            <text:p>37.450438214303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4.661993" calcext:value-type="float">
            <text:p>34.661993</text:p>
          </table:table-cell>
          <table:table-cell office:value-type="float" office:value="2.73208" calcext:value-type="float">
            <text:p>2.73208</text:p>
          </table:table-cell>
          <table:table-cell office:value-type="float" office:value="0.350803" calcext:value-type="float">
            <text:p>0.350803</text:p>
          </table:table-cell>
          <table:table-cell table:formula="of:=[.B221]/[.B13]" office:value-type="float" office:value="32.761962958237" calcext:value-type="float">
            <text:p>32.761962958237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47.884979" calcext:value-type="float">
            <text:p>47.884979</text:p>
          </table:table-cell>
          <table:table-cell office:value-type="float" office:value="2.82003" calcext:value-type="float">
            <text:p>2.82003</text:p>
          </table:table-cell>
          <table:table-cell office:value-type="float" office:value="0.346893" calcext:value-type="float">
            <text:p>0.346893</text:p>
          </table:table-cell>
          <table:table-cell table:formula="of:=[.B222]/[.B14]" office:value-type="float" office:value="5.36158123328179" calcext:value-type="float">
            <text:p>5.36158123328179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54.765746" calcext:value-type="float">
            <text:p>154.765746</text:p>
          </table:table-cell>
          <table:table-cell office:value-type="float" office:value="3.26361" calcext:value-type="float">
            <text:p>3.26361</text:p>
          </table:table-cell>
          <table:table-cell office:value-type="float" office:value="0.358305" calcext:value-type="float">
            <text:p>0.358305</text:p>
          </table:table-cell>
          <table:table-cell table:formula="of:=[.B223]/[.B15]" office:value-type="float" office:value="43.0987826633257" calcext:value-type="float">
            <text:p>43.0987826633257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100.089659" calcext:value-type="float">
            <text:p>100.089659</text:p>
          </table:table-cell>
          <table:table-cell office:value-type="float" office:value="3.3866" calcext:value-type="float">
            <text:p>3.3866</text:p>
          </table:table-cell>
          <table:table-cell office:value-type="float" office:value="0.356952" calcext:value-type="float">
            <text:p>0.356952</text:p>
          </table:table-cell>
          <table:table-cell table:formula="of:=[.B224]/[.B16]" office:value-type="float" office:value="43.3777176715937" calcext:value-type="float">
            <text:p>43.3777176715937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53.024771" calcext:value-type="float">
            <text:p>353.024771</text:p>
          </table:table-cell>
          <table:table-cell office:value-type="float" office:value="3.4113" calcext:value-type="float">
            <text:p>3.4113</text:p>
          </table:table-cell>
          <table:table-cell office:value-type="float" office:value="0.341985" calcext:value-type="float">
            <text:p>0.341985</text:p>
          </table:table-cell>
          <table:table-cell table:formula="of:=[.B225]/[.B17]" office:value-type="float" office:value="11.8905320249007" calcext:value-type="float">
            <text:p>11.8905320249007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69.644966" calcext:value-type="float">
            <text:p>369.644966</text:p>
          </table:table-cell>
          <table:table-cell office:value-type="float" office:value="3.64172" calcext:value-type="float">
            <text:p>3.64172</text:p>
          </table:table-cell>
          <table:table-cell office:value-type="float" office:value="0.353326" calcext:value-type="float">
            <text:p>0.353326</text:p>
          </table:table-cell>
          <table:table-cell table:formula="of:=[.B226]/[.B18]" office:value-type="float" office:value="12.3880138293204" calcext:value-type="float">
            <text:p>12.3880138293204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66.932382" calcext:value-type="float">
            <text:p>66.932382</text:p>
          </table:table-cell>
          <table:table-cell office:value-type="float" office:value="2.90582" calcext:value-type="float">
            <text:p>2.90582</text:p>
          </table:table-cell>
          <table:table-cell office:value-type="float" office:value="0.372197" calcext:value-type="float">
            <text:p>0.372197</text:p>
          </table:table-cell>
          <table:table-cell table:formula="of:=[.B227]/[.B19]" office:value-type="float" office:value="15.4689032491861" calcext:value-type="float">
            <text:p>15.468903249186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15.481808" calcext:value-type="float">
            <text:p>115.481808</text:p>
          </table:table-cell>
          <table:table-cell office:value-type="float" office:value="3.49469" calcext:value-type="float">
            <text:p>3.49469</text:p>
          </table:table-cell>
          <table:table-cell office:value-type="float" office:value="0.360906" calcext:value-type="float">
            <text:p>0.360906</text:p>
          </table:table-cell>
          <table:table-cell table:formula="of:=[.B228]/[.B20]" office:value-type="float" office:value="6.68947478481696" calcext:value-type="float">
            <text:p>6.68947478481696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2.364733" calcext:value-type="float">
            <text:p>32.364733</text:p>
          </table:table-cell>
          <table:table-cell office:value-type="float" office:value="2.316" calcext:value-type="float">
            <text:p>2.316</text:p>
          </table:table-cell>
          <table:table-cell office:value-type="float" office:value="0.349247" calcext:value-type="float">
            <text:p>0.349247</text:p>
          </table:table-cell>
          <table:table-cell table:formula="of:=[.B229]/[.B21]" office:value-type="float" office:value="14.2224490235361" calcext:value-type="float">
            <text:p>14.222449023536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7.697788" calcext:value-type="float">
            <text:p>37.697788</text:p>
          </table:table-cell>
          <table:table-cell office:value-type="float" office:value="2.85634" calcext:value-type="float">
            <text:p>2.85634</text:p>
          </table:table-cell>
          <table:table-cell office:value-type="float" office:value="0.350335" calcext:value-type="float">
            <text:p>0.350335</text:p>
          </table:table-cell>
          <table:table-cell table:formula="of:=[.B230]/[.B22]" office:value-type="float" office:value="11.8559664013018" calcext:value-type="float">
            <text:p>11.855966401301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23.686484" calcext:value-type="float">
            <text:p>23.686484</text:p>
          </table:table-cell>
          <table:table-cell office:value-type="float" office:value="2.47517" calcext:value-type="float">
            <text:p>2.47517</text:p>
          </table:table-cell>
          <table:table-cell office:value-type="float" office:value="0.349738" calcext:value-type="float">
            <text:p>0.349738</text:p>
          </table:table-cell>
          <table:table-cell table:formula="of:=[.B231]/[.B23]" office:value-type="float" office:value="26.7149735461074" calcext:value-type="float">
            <text:p>26.714973546107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2]/[.B24]" office:value-type="float" office:value="8.88574584797832" calcext:value-type="float">
            <text:p>8.8857458479783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3]/[.B25]" office:value-type="float" office:value="8.88574584797832" calcext:value-type="float">
            <text:p>8.8857458479783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4]/[.B26]" office:value-type="float" office:value="8.88574584797832" calcext:value-type="float">
            <text:p>8.8857458479783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5]/[.B27]" office:value-type="float" office:value="8.88574584797832" calcext:value-type="float">
            <text:p>8.8857458479783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26:Sheet1.AMJ149" table:contains-header="false">
          <table:sort>
            <table:sort-by table:field-number="5" table:data-type="automatic"/>
          </table:sort>
        </table:database-range>
        <table:database-range table:name="__Anonymous_Sheet_DB__1" table:target-range-address="Execution.A4:Execution.AMJ27" table:contains-header="false">
          <table:sort>
            <table:sort-by table:field-number="2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4:59:56.044881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0T13:34:32.787929415</meta:creation-date>
    <dc:date>2022-04-28T15:01:16.296001207</dc:date>
    <meta:editing-duration>PT20H47M57S</meta:editing-duration>
    <meta:editing-cycles>18</meta:editing-cycles>
    <meta:generator>LibreOffice/6.0.7.3$Linux_X86_64 LibreOffice_project/00m0$Build-3</meta:generator>
    <meta:document-statistic meta:table-count="5" meta:cell-count="703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LM Mono 10'" style:font-style-name="10 Regular" style:font-pitch="fixed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72bf4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fb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f45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a096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7da7d8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1b75b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f04e4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ba131a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46cm" svg:height="11.9cm" xlink:href=".." xlink:type="simple" chart:class="chart:bar" chart:style-name="ch1">
        <chart:legend svg:x="2.117cm" svg:y="0.449cm" style:legend-expansion="custom" chartooo:width="16.701cm" chartooo:height="1.101cm" style:legend-expansion-aspect-ratio="15.1689373297003" chart:style-name="ch2"/>
        <chart:plot-area chart:style-name="ch3" table:cell-range-address="Sheet1.A4:Sheet1.I28" chart:data-source-has-labels="both" svg:x="0.23cm" svg:y="0.039cm" svg:width="19.621cm" svg:height="11.693cm">
          <chartooo:coordinate-region svg:x="1.407cm" svg:y="0.265cm" svg:width="18.444cm" svg:height="9.458cm"/>
          <chart:axis chart:dimension="x" chart:name="primary-x" chart:style-name="ch4" chartooo:axis-type="auto">
            <chartooo:date-scale/>
            <chart:categories table:cell-range-address="Sheet1.A5:Sheet1.A28"/>
          </chart:axis>
          <chart:axis chart:dimension="y" chart:name="primary-y" chart:style-name="ch5">
            <chart:title svg:x="0cm" svg:y="8.641cm" chart:style-name="ch6">
              <text:p>nanoseconds per byte of input code</text:p>
            </chart:title>
            <chart:grid chart:style-name="ch7" chart:class="major"/>
          </chart:axis>
          <chart:series chart:style-name="ch8" chart:values-cell-range-address="Sheet1.B5:Sheet1.B28" chart:label-cell-address="Sheet1.B4:Sheet1.B4" chart:class="chart:bar">
            <chart:data-point chart:repeated="24"/>
          </chart:series>
          <chart:series chart:style-name="ch9" chart:values-cell-range-address="Sheet1.C5:Sheet1.C28" chart:label-cell-address="Sheet1.C4:Sheet1.C4" chart:class="chart:bar">
            <chart:data-point chart:repeated="24"/>
          </chart:series>
          <chart:series chart:style-name="ch10" chart:values-cell-range-address="Sheet1.D5:Sheet1.D28" chart:label-cell-address="Sheet1.D4:Sheet1.D4" chart:class="chart:bar">
            <chart:data-point chart:repeated="24"/>
          </chart:series>
          <chart:series chart:style-name="ch11" chart:values-cell-range-address="Sheet1.E5:Sheet1.E28" chart:label-cell-address="Sheet1.E4:Sheet1.E4" chart:class="chart:bar">
            <chart:data-point chart:repeated="24"/>
          </chart:series>
          <chart:series chart:style-name="ch12" chart:values-cell-range-address="Sheet1.F5:Sheet1.F28" chart:label-cell-address="Sheet1.F4:Sheet1.F4" chart:class="chart:bar">
            <chart:data-point chart:repeated="24"/>
          </chart:series>
          <chart:series chart:style-name="ch13" chart:values-cell-range-address="Sheet1.G5:Sheet1.G28" chart:label-cell-address="Sheet1.G4:Sheet1.G4" chart:class="chart:bar">
            <chart:data-point chart:repeated="24"/>
          </chart:series>
          <chart:series chart:style-name="ch14" chart:values-cell-range-address="Sheet1.H5:Sheet1.H28" chart:label-cell-address="Sheet1.H4:Sheet1.H4" chart:class="chart:bar">
            <chart:data-point chart:repeated="24"/>
          </chart:series>
          <chart:series chart:style-name="ch15" chart:values-cell-range-address="Sheet1.I5:Sheet1.I28" chart:label-cell-address="Sheet1.I4:Sheet1.I4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zard</text:p>
                <draw:g>
                  <svg:desc>Sheet1.B4:Sheet1.B4</svg:desc>
                </draw:g>
              </table:table-cell>
              <table:table-cell office:value-type="string">
                <text:p>wasm3</text:p>
                <draw:g>
                  <svg:desc>Sheet1.C4:Sheet1.C4</svg:desc>
                </draw:g>
              </table:table-cell>
              <table:table-cell office:value-type="string">
                <text:p>wamr</text:p>
                <draw:g>
                  <svg:desc>Sheet1.D4:Sheet1.D4</svg:desc>
                </draw:g>
              </table:table-cell>
              <table:table-cell office:value-type="string">
                <text:p>jsc-int</text:p>
                <draw:g>
                  <svg:desc>Sheet1.E4:Sheet1.E4</svg:desc>
                </draw:g>
              </table:table-cell>
              <table:table-cell office:value-type="string">
                <text:p>v8-liftoff</text:p>
                <draw:g>
                  <svg:desc>Sheet1.F4:Sheet1.F4</svg:desc>
                </draw:g>
              </table:table-cell>
              <table:table-cell office:value-type="string">
                <text:p>jsc-bbq</text:p>
                <draw:g>
                  <svg:desc>Sheet1.G4:Sheet1.G4</svg:desc>
                </draw:g>
              </table:table-cell>
              <table:table-cell office:value-type="string">
                <text:p>v8-turbofan</text:p>
                <draw:g>
                  <svg:desc>Sheet1.H4:Sheet1.H4</svg:desc>
                </draw:g>
              </table:table-cell>
              <table:table-cell office:value-type="string">
                <text:p>jsc-omg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ssinov</text:p>
                <draw:g>
                  <svg:desc>Sheet1.A5:Sheet1.A28</svg:desc>
                </draw:g>
              </table:table-cell>
              <table:table-cell office:value-type="float" office:value="4.82776">
                <text:p>4.82776</text:p>
                <draw:g>
                  <svg:desc>Sheet1.B5:Sheet1.B28</svg:desc>
                </draw:g>
              </table:table-cell>
              <table:table-cell office:value-type="float" office:value="23.4721">
                <text:p>23.4721</text:p>
                <draw:g>
                  <svg:desc>Sheet1.C5:Sheet1.C28</svg:desc>
                </draw:g>
              </table:table-cell>
              <table:table-cell office:value-type="float" office:value="26.0343">
                <text:p>26.0343</text:p>
                <draw:g>
                  <svg:desc>Sheet1.D5:Sheet1.D28</svg:desc>
                </draw:g>
              </table:table-cell>
              <table:table-cell office:value-type="float" office:value="169.454">
                <text:p>169.454</text:p>
                <draw:g>
                  <svg:desc>Sheet1.E5:Sheet1.E28</svg:desc>
                </draw:g>
              </table:table-cell>
              <table:table-cell office:value-type="float" office:value="167.988">
                <text:p>167.988</text:p>
                <draw:g>
                  <svg:desc>Sheet1.F5:Sheet1.F28</svg:desc>
                </draw:g>
              </table:table-cell>
              <table:table-cell office:value-type="float" office:value="828.862">
                <text:p>828.862</text:p>
                <draw:g>
                  <svg:desc>Sheet1.G5:Sheet1.G28</svg:desc>
                </draw:g>
              </table:table-cell>
              <table:table-cell office:value-type="float" office:value="1639.87">
                <text:p>1639.87</text:p>
                <draw:g>
                  <svg:desc>Sheet1.H5:Sheet1.H28</svg:desc>
                </draw:g>
              </table:table-cell>
              <table:table-cell office:value-type="float" office:value="1984.6">
                <text:p>1984.6</text:p>
                <draw:g>
                  <svg:desc>Sheet1.I5:Sheet1.I28</svg:desc>
                </draw:g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3.6539">
                <text:p>3.6539</text:p>
              </table:table-cell>
              <table:table-cell office:value-type="float" office:value="24.1284">
                <text:p>24.1284</text:p>
              </table:table-cell>
              <table:table-cell office:value-type="float" office:value="26.7167">
                <text:p>26.7167</text:p>
              </table:table-cell>
              <table:table-cell office:value-type="float" office:value="263.274">
                <text:p>263.274</text:p>
              </table:table-cell>
              <table:table-cell office:value-type="float" office:value="154.153">
                <text:p>154.153</text:p>
              </table:table-cell>
              <table:table-cell office:value-type="float" office:value="932.231">
                <text:p>932.231</text:p>
              </table:table-cell>
              <table:table-cell office:value-type="float" office:value="1749.36">
                <text:p>1749.36</text:p>
              </table:table-cell>
              <table:table-cell office:value-type="float" office:value="1805.41">
                <text:p>1805.41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2.66801">
                <text:p>2.66801</text:p>
              </table:table-cell>
              <table:table-cell office:value-type="float" office:value="24.3676">
                <text:p>24.3676</text:p>
              </table:table-cell>
              <table:table-cell office:value-type="float" office:value="26.5972">
                <text:p>26.5972</text:p>
              </table:table-cell>
              <table:table-cell office:value-type="float" office:value="148.368">
                <text:p>148.368</text:p>
              </table:table-cell>
              <table:table-cell office:value-type="float" office:value="159.608">
                <text:p>159.608</text:p>
              </table:table-cell>
              <table:table-cell office:value-type="float" office:value="966.519">
                <text:p>966.519</text:p>
              </table:table-cell>
              <table:table-cell office:value-type="float" office:value="1787.39">
                <text:p>1787.39</text:p>
              </table:table-cell>
              <table:table-cell office:value-type="float" office:value="1803.21">
                <text:p>1803.21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2.7932">
                <text:p>2.7932</text:p>
              </table:table-cell>
              <table:table-cell office:value-type="float" office:value="23.0449">
                <text:p>23.0449</text:p>
              </table:table-cell>
              <table:table-cell office:value-type="float" office:value="27.8805">
                <text:p>27.8805</text:p>
              </table:table-cell>
              <table:table-cell office:value-type="float" office:value="118.597">
                <text:p>118.597</text:p>
              </table:table-cell>
              <table:table-cell office:value-type="float" office:value="179.253">
                <text:p>179.253</text:p>
              </table:table-cell>
              <table:table-cell office:value-type="float" office:value="847.937">
                <text:p>847.937</text:p>
              </table:table-cell>
              <table:table-cell office:value-type="float" office:value="1674.88">
                <text:p>1674.88</text:p>
              </table:table-cell>
              <table:table-cell office:value-type="float" office:value="794.248">
                <text:p>794.248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5.06362">
                <text:p>5.06362</text:p>
              </table:table-cell>
              <table:table-cell office:value-type="float" office:value="22.2109">
                <text:p>22.2109</text:p>
              </table:table-cell>
              <table:table-cell office:value-type="float" office:value="26.805">
                <text:p>26.805</text:p>
              </table:table-cell>
              <table:table-cell office:value-type="float" office:value="299.502">
                <text:p>299.502</text:p>
              </table:table-cell>
              <table:table-cell office:value-type="float" office:value="171.139">
                <text:p>171.139</text:p>
              </table:table-cell>
              <table:table-cell office:value-type="float" office:value="834.441">
                <text:p>834.441</text:p>
              </table:table-cell>
              <table:table-cell office:value-type="float" office:value="1786.83">
                <text:p>1786.83</text:p>
              </table:table-cell>
              <table:table-cell office:value-type="float" office:value="1921.74">
                <text:p>1921.74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3.38815">
                <text:p>3.38815</text:p>
              </table:table-cell>
              <table:table-cell office:value-type="float" office:value="23.2058">
                <text:p>23.2058</text:p>
              </table:table-cell>
              <table:table-cell office:value-type="float" office:value="26.9167">
                <text:p>26.9167</text:p>
              </table:table-cell>
              <table:table-cell office:value-type="float" office:value="118.992">
                <text:p>118.992</text:p>
              </table:table-cell>
              <table:table-cell office:value-type="float" office:value="153.222">
                <text:p>153.222</text:p>
              </table:table-cell>
              <table:table-cell office:value-type="float" office:value="836.661">
                <text:p>836.661</text:p>
              </table:table-cell>
              <table:table-cell office:value-type="float" office:value="1687.8">
                <text:p>1687.8</text:p>
              </table:table-cell>
              <table:table-cell office:value-type="float" office:value="1694.08">
                <text:p>1694.08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3.63492">
                <text:p>3.63492</text:p>
              </table:table-cell>
              <table:table-cell office:value-type="float" office:value="22.6019">
                <text:p>22.6019</text:p>
              </table:table-cell>
              <table:table-cell office:value-type="float" office:value="27.3638">
                <text:p>27.3638</text:p>
              </table:table-cell>
              <table:table-cell office:value-type="float" office:value="149.314">
                <text:p>149.314</text:p>
              </table:table-cell>
              <table:table-cell office:value-type="float" office:value="162.336">
                <text:p>162.336</text:p>
              </table:table-cell>
              <table:table-cell office:value-type="float" office:value="840.656">
                <text:p>840.656</text:p>
              </table:table-cell>
              <table:table-cell office:value-type="float" office:value="1745.53">
                <text:p>1745.53</text:p>
              </table:table-cell>
              <table:table-cell office:value-type="float" office:value="2108.39">
                <text:p>2108.39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3.58186">
                <text:p>3.58186</text:p>
              </table:table-cell>
              <table:table-cell office:value-type="float" office:value="21.7354">
                <text:p>21.7354</text:p>
              </table:table-cell>
              <table:table-cell office:value-type="float" office:value="27.1515">
                <text:p>27.1515</text:p>
              </table:table-cell>
              <table:table-cell office:value-type="float" office:value="150.773">
                <text:p>150.773</text:p>
              </table:table-cell>
              <table:table-cell office:value-type="float" office:value="181.395">
                <text:p>181.395</text:p>
              </table:table-cell>
              <table:table-cell office:value-type="float" office:value="867.978">
                <text:p>867.978</text:p>
              </table:table-cell>
              <table:table-cell office:value-type="float" office:value="1774.32">
                <text:p>1774.32</text:p>
              </table:table-cell>
              <table:table-cell office:value-type="float" office:value="1994.86">
                <text:p>1994.86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2.84364">
                <text:p>2.84364</text:p>
              </table:table-cell>
              <table:table-cell office:value-type="float" office:value="23.4166">
                <text:p>23.4166</text:p>
              </table:table-cell>
              <table:table-cell office:value-type="float" office:value="26.5168">
                <text:p>26.5168</text:p>
              </table:table-cell>
              <table:table-cell office:value-type="float" office:value="203.635">
                <text:p>203.635</text:p>
              </table:table-cell>
              <table:table-cell office:value-type="float" office:value="159.08">
                <text:p>159.08</text:p>
              </table:table-cell>
              <table:table-cell office:value-type="float" office:value="822.782">
                <text:p>822.782</text:p>
              </table:table-cell>
              <table:table-cell office:value-type="float" office:value="1725.19">
                <text:p>1725.19</text:p>
              </table:table-cell>
              <table:table-cell office:value-type="float" office:value="1984.05">
                <text:p>1984.05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3.24766">
                <text:p>3.24766</text:p>
              </table:table-cell>
              <table:table-cell office:value-type="float" office:value="23.7442">
                <text:p>23.7442</text:p>
              </table:table-cell>
              <table:table-cell office:value-type="float" office:value="27.5951">
                <text:p>27.5951</text:p>
              </table:table-cell>
              <table:table-cell office:value-type="float" office:value="125.998">
                <text:p>125.998</text:p>
              </table:table-cell>
              <table:table-cell office:value-type="float" office:value="169.897">
                <text:p>169.897</text:p>
              </table:table-cell>
              <table:table-cell office:value-type="float" office:value="856.61">
                <text:p>856.61</text:p>
              </table:table-cell>
              <table:table-cell office:value-type="float" office:value="1712.08">
                <text:p>1712.08</text:p>
              </table:table-cell>
              <table:table-cell office:value-type="float" office:value="1806.28">
                <text:p>1806.28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3.02721">
                <text:p>3.02721</text:p>
              </table:table-cell>
              <table:table-cell office:value-type="float" office:value="23.5317">
                <text:p>23.5317</text:p>
              </table:table-cell>
              <table:table-cell office:value-type="float" office:value="26.6435">
                <text:p>26.6435</text:p>
              </table:table-cell>
              <table:table-cell office:value-type="float" office:value="147.486">
                <text:p>147.486</text:p>
              </table:table-cell>
              <table:table-cell office:value-type="float" office:value="155.854">
                <text:p>155.854</text:p>
              </table:table-cell>
              <table:table-cell office:value-type="float" office:value="820.579">
                <text:p>820.579</text:p>
              </table:table-cell>
              <table:table-cell office:value-type="float" office:value="1730.99">
                <text:p>1730.99</text:p>
              </table:table-cell>
              <table:table-cell office:value-type="float" office:value="1825.02">
                <text:p>1825.02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2.7382">
                <text:p>2.7382</text:p>
              </table:table-cell>
              <table:table-cell office:value-type="float" office:value="23.4494">
                <text:p>23.4494</text:p>
              </table:table-cell>
              <table:table-cell office:value-type="float" office:value="26.4434">
                <text:p>26.4434</text:p>
              </table:table-cell>
              <table:table-cell office:value-type="float" office:value="141.809">
                <text:p>141.809</text:p>
              </table:table-cell>
              <table:table-cell office:value-type="float" office:value="161.57">
                <text:p>161.57</text:p>
              </table:table-cell>
              <table:table-cell office:value-type="float" office:value="838.699">
                <text:p>838.699</text:p>
              </table:table-cell>
              <table:table-cell office:value-type="float" office:value="1677.45">
                <text:p>1677.45</text:p>
              </table:table-cell>
              <table:table-cell office:value-type="float" office:value="1900.2">
                <text:p>1900.2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2.96842">
                <text:p>2.96842</text:p>
              </table:table-cell>
              <table:table-cell office:value-type="float" office:value="24.2849">
                <text:p>24.2849</text:p>
              </table:table-cell>
              <table:table-cell office:value-type="float" office:value="26.5938">
                <text:p>26.5938</text:p>
              </table:table-cell>
              <table:table-cell office:value-type="float" office:value="158.856">
                <text:p>158.856</text:p>
              </table:table-cell>
              <table:table-cell office:value-type="float" office:value="155.759">
                <text:p>155.759</text:p>
              </table:table-cell>
              <table:table-cell office:value-type="float" office:value="851.622">
                <text:p>851.622</text:p>
              </table:table-cell>
              <table:table-cell office:value-type="float" office:value="1707.89">
                <text:p>1707.89</text:p>
              </table:table-cell>
              <table:table-cell office:value-type="float" office:value="2098.56">
                <text:p>2098.56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2.81924">
                <text:p>2.81924</text:p>
              </table:table-cell>
              <table:table-cell office:value-type="float" office:value="23.4927">
                <text:p>23.4927</text:p>
              </table:table-cell>
              <table:table-cell office:value-type="float" office:value="26.6357">
                <text:p>26.6357</text:p>
              </table:table-cell>
              <table:table-cell office:value-type="float" office:value="218.426">
                <text:p>218.426</text:p>
              </table:table-cell>
              <table:table-cell office:value-type="float" office:value="164.756">
                <text:p>164.756</text:p>
              </table:table-cell>
              <table:table-cell office:value-type="float" office:value="838.047">
                <text:p>838.047</text:p>
              </table:table-cell>
              <table:table-cell office:value-type="float" office:value="1726.57">
                <text:p>1726.57</text:p>
              </table:table-cell>
              <table:table-cell office:value-type="float" office:value="2139.33">
                <text:p>2139.3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3.04272">
                <text:p>3.04272</text:p>
              </table:table-cell>
              <table:table-cell office:value-type="float" office:value="23.8282">
                <text:p>23.8282</text:p>
              </table:table-cell>
              <table:table-cell office:value-type="float" office:value="26.5">
                <text:p>26.5</text:p>
              </table:table-cell>
              <table:table-cell office:value-type="float" office:value="189.367">
                <text:p>189.367</text:p>
              </table:table-cell>
              <table:table-cell office:value-type="float" office:value="138.697">
                <text:p>138.697</text:p>
              </table:table-cell>
              <table:table-cell office:value-type="float" office:value="831.575">
                <text:p>831.575</text:p>
              </table:table-cell>
              <table:table-cell office:value-type="float" office:value="1706.79">
                <text:p>1706.79</text:p>
              </table:table-cell>
              <table:table-cell office:value-type="float" office:value="2235.81">
                <text:p>2235.8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3.02334">
                <text:p>3.02334</text:p>
              </table:table-cell>
              <table:table-cell office:value-type="float" office:value="24.0774">
                <text:p>24.0774</text:p>
              </table:table-cell>
              <table:table-cell office:value-type="float" office:value="27.2081">
                <text:p>27.2081</text:p>
              </table:table-cell>
              <table:table-cell office:value-type="float" office:value="173.61">
                <text:p>173.61</text:p>
              </table:table-cell>
              <table:table-cell office:value-type="float" office:value="162.71">
                <text:p>162.71</text:p>
              </table:table-cell>
              <table:table-cell office:value-type="float" office:value="874.666">
                <text:p>874.666</text:p>
              </table:table-cell>
              <table:table-cell office:value-type="float" office:value="1704.39">
                <text:p>1704.39</text:p>
              </table:table-cell>
              <table:table-cell office:value-type="float" office:value="1849.93">
                <text:p>1849.93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3.37573">
                <text:p>3.37573</text:p>
              </table:table-cell>
              <table:table-cell office:value-type="float" office:value="24.1055">
                <text:p>24.1055</text:p>
              </table:table-cell>
              <table:table-cell office:value-type="float" office:value="27.6266">
                <text:p>27.6266</text:p>
              </table:table-cell>
              <table:table-cell office:value-type="float" office:value="132.069">
                <text:p>132.069</text:p>
              </table:table-cell>
              <table:table-cell office:value-type="float" office:value="165.245">
                <text:p>165.245</text:p>
              </table:table-cell>
              <table:table-cell office:value-type="float" office:value="882.202">
                <text:p>882.202</text:p>
              </table:table-cell>
              <table:table-cell office:value-type="float" office:value="1732.17">
                <text:p>1732.17</text:p>
              </table:table-cell>
              <table:table-cell office:value-type="float" office:value="1914.6">
                <text:p>1914.6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3.18724">
                <text:p>3.18724</text:p>
              </table:table-cell>
              <table:table-cell office:value-type="float" office:value="23.0776">
                <text:p>23.0776</text:p>
              </table:table-cell>
              <table:table-cell office:value-type="float" office:value="26.4264">
                <text:p>26.4264</text:p>
              </table:table-cell>
              <table:table-cell office:value-type="float" office:value="121.842">
                <text:p>121.842</text:p>
              </table:table-cell>
              <table:table-cell office:value-type="float" office:value="150.963">
                <text:p>150.963</text:p>
              </table:table-cell>
              <table:table-cell office:value-type="float" office:value="840.003">
                <text:p>840.003</text:p>
              </table:table-cell>
              <table:table-cell office:value-type="float" office:value="1737.6">
                <text:p>1737.6</text:p>
              </table:table-cell>
              <table:table-cell office:value-type="float" office:value="1852.37">
                <text:p>1852.37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3.48107">
                <text:p>3.48107</text:p>
              </table:table-cell>
              <table:table-cell office:value-type="float" office:value="23.6434">
                <text:p>23.6434</text:p>
              </table:table-cell>
              <table:table-cell office:value-type="float" office:value="26.8337">
                <text:p>26.8337</text:p>
              </table:table-cell>
              <table:table-cell office:value-type="float" office:value="154.783">
                <text:p>154.783</text:p>
              </table:table-cell>
              <table:table-cell office:value-type="float" office:value="157.003">
                <text:p>157.003</text:p>
              </table:table-cell>
              <table:table-cell office:value-type="float" office:value="846.05">
                <text:p>846.05</text:p>
              </table:table-cell>
              <table:table-cell office:value-type="float" office:value="1718.59">
                <text:p>1718.59</text:p>
              </table:table-cell>
              <table:table-cell office:value-type="float" office:value="1877.05">
                <text:p>1877.05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3.09977">
                <text:p>3.09977</text:p>
              </table:table-cell>
              <table:table-cell office:value-type="float" office:value="24.1772">
                <text:p>24.1772</text:p>
              </table:table-cell>
              <table:table-cell office:value-type="float" office:value="27.4423">
                <text:p>27.4423</text:p>
              </table:table-cell>
              <table:table-cell office:value-type="float" office:value="228.936">
                <text:p>228.936</text:p>
              </table:table-cell>
              <table:table-cell office:value-type="float" office:value="161.444">
                <text:p>161.444</text:p>
              </table:table-cell>
              <table:table-cell office:value-type="float" office:value="865.948">
                <text:p>865.948</text:p>
              </table:table-cell>
              <table:table-cell office:value-type="float" office:value="1748.48">
                <text:p>1748.48</text:p>
              </table:table-cell>
              <table:table-cell office:value-type="float" office:value="1925.91">
                <text:p>1925.9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3.75885">
                <text:p>3.75885</text:p>
              </table:table-cell>
              <table:table-cell office:value-type="float" office:value="22.3406">
                <text:p>22.3406</text:p>
              </table:table-cell>
              <table:table-cell office:value-type="float" office:value="26.5608">
                <text:p>26.5608</text:p>
              </table:table-cell>
              <table:table-cell office:value-type="float" office:value="181.058">
                <text:p>181.058</text:p>
              </table:table-cell>
              <table:table-cell office:value-type="float" office:value="162.656">
                <text:p>162.656</text:p>
              </table:table-cell>
              <table:table-cell office:value-type="float" office:value="806.204">
                <text:p>806.204</text:p>
              </table:table-cell>
              <table:table-cell office:value-type="float" office:value="1763.34">
                <text:p>1763.34</text:p>
              </table:table-cell>
              <table:table-cell office:value-type="float" office:value="2133.45">
                <text:p>2133.45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3.87082">
                <text:p>3.87082</text:p>
              </table:table-cell>
              <table:table-cell office:value-type="float" office:value="21.779">
                <text:p>21.779</text:p>
              </table:table-cell>
              <table:table-cell office:value-type="float" office:value="27.0013">
                <text:p>27.0013</text:p>
              </table:table-cell>
              <table:table-cell office:value-type="float" office:value="187.189">
                <text:p>187.189</text:p>
              </table:table-cell>
              <table:table-cell office:value-type="float" office:value="181.777">
                <text:p>181.777</text:p>
              </table:table-cell>
              <table:table-cell office:value-type="float" office:value="871.655">
                <text:p>871.655</text:p>
              </table:table-cell>
              <table:table-cell office:value-type="float" office:value="1802.99">
                <text:p>1802.99</text:p>
              </table:table-cell>
              <table:table-cell office:value-type="float" office:value="2058.75">
                <text:p>2058.75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3.41858">
                <text:p>3.41858</text:p>
              </table:table-cell>
              <table:table-cell office:value-type="float" office:value="22.0892">
                <text:p>22.0892</text:p>
              </table:table-cell>
              <table:table-cell office:value-type="float" office:value="26.8616">
                <text:p>26.8616</text:p>
              </table:table-cell>
              <table:table-cell office:value-type="float" office:value="141.878">
                <text:p>141.878</text:p>
              </table:table-cell>
              <table:table-cell office:value-type="float" office:value="179.303">
                <text:p>179.303</text:p>
              </table:table-cell>
              <table:table-cell office:value-type="float" office:value="853.937">
                <text:p>853.937</text:p>
              </table:table-cell>
              <table:table-cell office:value-type="float" office:value="1790.24">
                <text:p>1790.24</text:p>
              </table:table-cell>
              <table:table-cell office:value-type="float" office:value="2018.99">
                <text:p>2018.99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2.9816">
                <text:p>2.9816</text:p>
              </table:table-cell>
              <table:table-cell office:value-type="float" office:value="23.5823">
                <text:p>23.5823</text:p>
              </table:table-cell>
              <table:table-cell office:value-type="float" office:value="26.652">
                <text:p>26.652</text:p>
              </table:table-cell>
              <table:table-cell office:value-type="float" office:value="176.914">
                <text:p>176.914</text:p>
              </table:table-cell>
              <table:table-cell office:value-type="float" office:value="155.865">
                <text:p>155.865</text:p>
              </table:table-cell>
              <table:table-cell office:value-type="float" office:value="831.927">
                <text:p>831.927</text:p>
              </table:table-cell>
              <table:table-cell office:value-type="float" office:value="1733.43">
                <text:p>1733.43</text:p>
              </table:table-cell>
              <table:table-cell office:value-type="float" office:value="1668.37">
                <text:p>1668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4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f04e4d" draw:fill-color="#f04e4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3cm" chart:symbol-height="0.3cm" chart:link-data-style-to-source="true"/>
      <style:graphic-properties draw:stroke="none" svg:stroke-width="0.08cm" svg:stroke-color="#00b6bd" draw:fill-color="#00b6b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1b75bc" draw:fill-color="#1b75b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00599d" draw:fill-color="#00599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e3d200" draw:fill-color="#e3d2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3cm" chart:symbol-height="0.3cm" chart:link-data-style-to-source="true"/>
      <style:graphic-properties draw:stroke="none" svg:stroke-width="0.08cm" svg:stroke-color="#fdb94d" draw:fill-color="#fdb94d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79448" draw:fill-color="#f79448"/>
      <style:text-properties fo:font-size="10pt" style:font-size-asian="10pt" style:font-size-complex="10pt"/>
    </style:style>
    <style:style style:name="ch1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a65d" draw:fill-color="#00a65d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576cm" svg:height="10.679cm" xlink:href=".." xlink:type="simple" chart:class="chart:scatter" chart:style-name="ch1">
        <chart:legend svg:x="11.674cm" svg:y="0.581cm" style:legend-expansion="custom" chartooo:width="4.205cm" chartooo:height="5.022cm" style:legend-expansion-aspect-ratio="0.83731581043409" chart:style-name="ch2"/>
        <chart:plot-area chart:style-name="ch3" table:cell-range-address="'Scatter-space_2'.C4:'Scatter-space_2'.C27 'Scatter-space_2'.B3:'Scatter-space_2'.B3 'Scatter-space_2'.E4:'Scatter-space_2'.E27 'Scatter-space_2'.B29:'Scatter-space_2'.B29 'Scatter-space_2'.E30:'Scatter-space_2'.E53 'Scatter-space_2'.B55:'Scatter-space_2'.B55 'Scatter-space_2'.E56:'Scatter-space_2'.E79 'Scatter-space_2'.B81:'Scatter-space_2'.B81 'Scatter-space_2'.E82:'Scatter-space_2'.E105 'Scatter-space_2'.B107:'Scatter-space_2'.B107 'Scatter-space_2'.E108:'Scatter-space_2'.E131 'Scatter-space_2'.B133:'Scatter-space_2'.B133 'Scatter-space_2'.E134:'Scatter-space_2'.E157 'Scatter-space_2'.B159:'Scatter-space_2'.B159 'Scatter-space_2'.E160:'Scatter-space_2'.E183 'Scatter-space_2'.B185:'Scatter-space_2'.B185 'Scatter-space_2'.E186:'Scatter-space_2'.E209 'Scatter-space_2'.B211:'Scatter-space_2'.B211 'Scatter-space_2'.E212:'Scatter-space_2'.E235" chart:data-source-has-labels="row" svg:x="1.777cm" svg:y="0.381cm" svg:width="15.1cm" svg:height="9.178cm">
          <chartooo:coordinate-region svg:x="2.557cm" svg:y="0.41cm" svg:width="13.658cm" svg:height="8.423cm"/>
          <chart:axis chart:dimension="x" chart:name="primary-x" chart:style-name="ch4">
            <chart:title svg:x="4.29cm" svg:y="9.772cm" chart:style-name="ch5">
              <text:p>processing time per code byte (ns)</text:p>
            </chart:title>
          </chart:axis>
          <chart:axis chart:dimension="y" chart:name="primary-y" chart:style-name="ch6">
            <chart:title svg:x="0cm" svg:y="8.406cm" chart:style-name="ch7">
              <text:p>execution time
relative to v8-turbofan</text:p>
            </chart:title>
            <chart:grid chart:style-name="ch8" chart:class="major"/>
          </chart:axis>
          <chart:series chart:style-name="ch9" chart:values-cell-range-address="'Scatter-space_2'.E4:'Scatter-space_2'.E27" chart:label-cell-address="'Scatter-space_2'.B3:'Scatter-space_2'.B3" chart:class="chart:scatter">
            <chart:domain table:cell-range-address="'Scatter-space_2'.C4:'Scatter-space_2'.C27"/>
            <chart:data-point chart:repeated="24"/>
          </chart:series>
          <chart:series chart:style-name="ch10" chart:values-cell-range-address="'Scatter-space_2'.E30:'Scatter-space_2'.E53" chart:label-cell-address="'Scatter-space_2'.B29:'Scatter-space_2'.B29" chart:class="chart:scatter">
            <chart:domain table:cell-range-address="'Scatter-space_2'.C30:'Scatter-space_2'.C53"/>
            <chart:data-point chart:repeated="24"/>
          </chart:series>
          <chart:series chart:style-name="ch11" chart:values-cell-range-address="'Scatter-space_2'.E56:'Scatter-space_2'.E79" chart:label-cell-address="'Scatter-space_2'.B55:'Scatter-space_2'.B55" chart:class="chart:scatter">
            <chart:domain table:cell-range-address="'Scatter-space_2'.C56:'Scatter-space_2'.C79"/>
            <chart:data-point chart:repeated="24"/>
          </chart:series>
          <chart:series chart:style-name="ch12" chart:values-cell-range-address="'Scatter-space_2'.E82:'Scatter-space_2'.E105" chart:label-cell-address="'Scatter-space_2'.B81:'Scatter-space_2'.B81" chart:class="chart:scatter">
            <chart:domain table:cell-range-address="'Scatter-space_2'.C82:'Scatter-space_2'.C105"/>
            <chart:data-point chart:repeated="24"/>
          </chart:series>
          <chart:series chart:style-name="ch13" chart:values-cell-range-address="'Scatter-space_2'.E108:'Scatter-space_2'.E131" chart:label-cell-address="'Scatter-space_2'.B107:'Scatter-space_2'.B107" chart:class="chart:scatter">
            <chart:domain table:cell-range-address="'Scatter-space_2'.C108:'Scatter-space_2'.C131"/>
            <chart:data-point chart:repeated="24"/>
          </chart:series>
          <chart:series chart:style-name="ch14" chart:values-cell-range-address="'Scatter-space_2'.E134:'Scatter-space_2'.E157" chart:label-cell-address="'Scatter-space_2'.B133:'Scatter-space_2'.B133" chart:class="chart:scatter">
            <chart:domain table:cell-range-address="'Scatter-space_2'.C134:'Scatter-space_2'.C157"/>
            <chart:data-point chart:repeated="24"/>
          </chart:series>
          <chart:series chart:style-name="ch15" chart:values-cell-range-address="'Scatter-space_2'.E160:'Scatter-space_2'.E183" chart:label-cell-address="'Scatter-space_2'.B159:'Scatter-space_2'.B159" chart:class="chart:scatter">
            <chart:domain table:cell-range-address="'Scatter-space_2'.C160:'Scatter-space_2'.C183"/>
            <chart:data-point chart:repeated="24"/>
          </chart:series>
          <chart:series chart:style-name="ch16" chart:values-cell-range-address="'Scatter-space_2'.E186:'Scatter-space_2'.E209" chart:label-cell-address="'Scatter-space_2'.B185:'Scatter-space_2'.B185" chart:class="chart:scatter">
            <chart:domain table:cell-range-address="'Scatter-space_2'.C186:'Scatter-space_2'.C209"/>
            <chart:data-point chart:repeated="24"/>
          </chart:series>
          <chart:series chart:style-name="ch17" chart:values-cell-range-address="'Scatter-space_2'.E212:'Scatter-space_2'.E235" chart:label-cell-address="'Scatter-space_2'.B211:'Scatter-space_2'.B211" chart:class="chart:scatter">
            <chart:domain table:cell-range-address="'Scatter-space_2'.C212:'Scatter-space_2'.C235"/>
            <chart:data-point chart:repeated="2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8-turbofan</text:p>
                <draw:g>
                  <svg:desc>'Scatter-space_2'.B3:'Scatter-space_2'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m-opt</text:p>
                <draw:g>
                  <svg:desc>'Scatter-space_2'.B29:'Scatter-space_2'.B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sc-bbq</text:p>
                <draw:g>
                  <svg:desc>'Scatter-space_2'.B55:'Scatter-space_2'.B5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m-base</text:p>
                <draw:g>
                  <svg:desc>'Scatter-space_2'.B81:'Scatter-space_2'.B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v8-liftoff</text:p>
                <draw:g>
                  <svg:desc>'Scatter-space_2'.B107:'Scatter-space_2'.B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asm3</text:p>
                <draw:g>
                  <svg:desc>'Scatter-space_2'.B133:'Scatter-space_2'.B13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sc-int</text:p>
                <draw:g>
                  <svg:desc>'Scatter-space_2'.B159:'Scatter-space_2'.B15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amr-fast</text:p>
                <draw:g>
                  <svg:desc>'Scatter-space_2'.B185:'Scatter-space_2'.B18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izard</text:p>
                <draw:g>
                  <svg:desc>'Scatter-space_2'.B211:'Scatter-space_2'.B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4.22">
                <text:p>1794.22</text:p>
                <draw:g>
                  <svg:desc>'Scatter-space_2'.C4:'Scatter-space_2'.C27</svg:desc>
                </draw:g>
              </table:table-cell>
              <table:table-cell office:value-type="float" office:value="NaN">
                <text:p>NaN</text:p>
                <draw:g>
                  <svg:desc>'Scatter-space_2'.E4:'Scatter-space_2'.E27</svg:desc>
                </draw:g>
              </table:table-cell>
              <table:table-cell office:value-type="float" office:value="1088.59">
                <text:p>1088.59</text:p>
                <draw:g>
                  <svg:desc>'Scatter-space_2'.C30:'Scatter-space_2'.C53</svg:desc>
                </draw:g>
              </table:table-cell>
              <table:table-cell office:value-type="float" office:value="NaN">
                <text:p>NaN</text:p>
                <draw:g>
                  <svg:desc>'Scatter-space_2'.E30:'Scatter-space_2'.E53</svg:desc>
                </draw:g>
              </table:table-cell>
              <table:table-cell office:value-type="float" office:value="812.289">
                <text:p>812.289</text:p>
                <draw:g>
                  <svg:desc>'Scatter-space_2'.C56:'Scatter-space_2'.C79</svg:desc>
                </draw:g>
              </table:table-cell>
              <table:table-cell office:value-type="float" office:value="NaN">
                <text:p>NaN</text:p>
                <draw:g>
                  <svg:desc>'Scatter-space_2'.E56:'Scatter-space_2'.E79</svg:desc>
                </draw:g>
              </table:table-cell>
              <table:table-cell office:value-type="float" office:value="37.3948">
                <text:p>37.3948</text:p>
                <draw:g>
                  <svg:desc>'Scatter-space_2'.C82:'Scatter-space_2'.C105</svg:desc>
                </draw:g>
              </table:table-cell>
              <table:table-cell office:value-type="float" office:value="NaN">
                <text:p>NaN</text:p>
                <draw:g>
                  <svg:desc>'Scatter-space_2'.E82:'Scatter-space_2'.E105</svg:desc>
                </draw:g>
              </table:table-cell>
              <table:table-cell office:value-type="float" office:value="142.877">
                <text:p>142.877</text:p>
                <draw:g>
                  <svg:desc>'Scatter-space_2'.C108:'Scatter-space_2'.C131</svg:desc>
                </draw:g>
              </table:table-cell>
              <table:table-cell office:value-type="float" office:value="NaN">
                <text:p>NaN</text:p>
                <draw:g>
                  <svg:desc>'Scatter-space_2'.E108:'Scatter-space_2'.E131</svg:desc>
                </draw:g>
              </table:table-cell>
              <table:table-cell office:value-type="float" office:value="23.5873">
                <text:p>23.5873</text:p>
                <draw:g>
                  <svg:desc>'Scatter-space_2'.C134:'Scatter-space_2'.C157</svg:desc>
                </draw:g>
              </table:table-cell>
              <table:table-cell office:value-type="float" office:value="NaN">
                <text:p>NaN</text:p>
                <draw:g>
                  <svg:desc>'Scatter-space_2'.E134:'Scatter-space_2'.E157</svg:desc>
                </draw:g>
              </table:table-cell>
              <table:table-cell office:value-type="float" office:value="228.895">
                <text:p>228.895</text:p>
                <draw:g>
                  <svg:desc>'Scatter-space_2'.C160:'Scatter-space_2'.C183</svg:desc>
                </draw:g>
              </table:table-cell>
              <table:table-cell office:value-type="float" office:value="NaN">
                <text:p>NaN</text:p>
                <draw:g>
                  <svg:desc>'Scatter-space_2'.E160:'Scatter-space_2'.E183</svg:desc>
                </draw:g>
              </table:table-cell>
              <table:table-cell office:value-type="float" office:value="33.6334">
                <text:p>33.6334</text:p>
                <draw:g>
                  <svg:desc>'Scatter-space_2'.C186:'Scatter-space_2'.C209</svg:desc>
                </draw:g>
              </table:table-cell>
              <table:table-cell office:value-type="float" office:value="NaN">
                <text:p>NaN</text:p>
                <draw:g>
                  <svg:desc>'Scatter-space_2'.E186:'Scatter-space_2'.E209</svg:desc>
                </draw:g>
              </table:table-cell>
              <table:table-cell office:value-type="float" office:value="2.90582">
                <text:p>2.90582</text:p>
                <draw:g>
                  <svg:desc>'Scatter-space_2'.C212:'Scatter-space_2'.C235</svg:desc>
                </draw:g>
              </table:table-cell>
              <table:table-cell office:value-type="float" office:value="NaN">
                <text:p>NaN</text:p>
                <draw:g>
                  <svg:desc>'Scatter-space_2'.E212:'Scatter-space_2'.E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4.22">
                <text:p>1794.22</text:p>
              </table:table-cell>
              <table:table-cell office:value-type="float" office:value="1">
                <text:p>1</text:p>
              </table:table-cell>
              <table:table-cell office:value-type="float" office:value="976.738">
                <text:p>976.738</text:p>
              </table:table-cell>
              <table:table-cell office:value-type="float" office:value="1.04714406292334">
                <text:p>1.04714406292334</text:p>
              </table:table-cell>
              <table:table-cell office:value-type="float" office:value="837.919">
                <text:p>837.919</text:p>
              </table:table-cell>
              <table:table-cell office:value-type="float" office:value="3.11879966466113">
                <text:p>3.11879966466113</text:p>
              </table:table-cell>
              <table:table-cell office:value-type="float" office:value="38.5533">
                <text:p>38.5533</text:p>
              </table:table-cell>
              <table:table-cell office:value-type="float" office:value="2.17133684743848">
                <text:p>2.17133684743848</text:p>
              </table:table-cell>
              <table:table-cell office:value-type="float" office:value="155.703">
                <text:p>155.703</text:p>
              </table:table-cell>
              <table:table-cell office:value-type="float" office:value="1.72916769964033">
                <text:p>1.72916769964033</text:p>
              </table:table-cell>
              <table:table-cell office:value-type="float" office:value="23.5783">
                <text:p>23.5783</text:p>
              </table:table-cell>
              <table:table-cell office:value-type="float" office:value="8.75647011956278">
                <text:p>8.75647011956278</text:p>
              </table:table-cell>
              <table:table-cell office:value-type="float" office:value="207.173">
                <text:p>207.173</text:p>
              </table:table-cell>
              <table:table-cell office:value-type="float" office:value="24.1430735482944">
                <text:p>24.1430735482944</text:p>
              </table:table-cell>
              <table:table-cell office:value-type="float" office:value="34.2766">
                <text:p>34.2766</text:p>
              </table:table-cell>
              <table:table-cell office:value-type="float" office:value="14.1782334070235">
                <text:p>14.1782334070235</text:p>
              </table:table-cell>
              <table:table-cell office:value-type="float" office:value="3.2046">
                <text:p>3.2046</text:p>
              </table:table-cell>
              <table:table-cell office:value-type="float" office:value="22.8247956991821">
                <text:p>22.8247956991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7.65">
                <text:p>1787.65</text:p>
              </table:table-cell>
              <table:table-cell office:value-type="float" office:value="1">
                <text:p>1</text:p>
              </table:table-cell>
              <table:table-cell office:value-type="float" office:value="1074.26">
                <text:p>1074.26</text:p>
              </table:table-cell>
              <table:table-cell office:value-type="float" office:value="1.11672349924325">
                <text:p>1.11672349924325</text:p>
              </table:table-cell>
              <table:table-cell office:value-type="float" office:value="849.499">
                <text:p>849.499</text:p>
              </table:table-cell>
              <table:table-cell office:value-type="float" office:value="3.01208431521577">
                <text:p>3.01208431521577</text:p>
              </table:table-cell>
              <table:table-cell office:value-type="float" office:value="38.498">
                <text:p>38.498</text:p>
              </table:table-cell>
              <table:table-cell office:value-type="float" office:value="2.13891302966532">
                <text:p>2.13891302966532</text:p>
              </table:table-cell>
              <table:table-cell office:value-type="float" office:value="159.743">
                <text:p>159.743</text:p>
              </table:table-cell>
              <table:table-cell office:value-type="float" office:value="1.6658004921362">
                <text:p>1.6658004921362</text:p>
              </table:table-cell>
              <table:table-cell office:value-type="float" office:value="23.229">
                <text:p>23.229</text:p>
              </table:table-cell>
              <table:table-cell office:value-type="float" office:value="8.30931805421831">
                <text:p>8.30931805421831</text:p>
              </table:table-cell>
              <table:table-cell office:value-type="float" office:value="155.556">
                <text:p>155.556</text:p>
              </table:table-cell>
              <table:table-cell office:value-type="float" office:value="21.9891580040533">
                <text:p>21.9891580040533</text:p>
              </table:table-cell>
              <table:table-cell office:value-type="float" office:value="34.3391">
                <text:p>34.3391</text:p>
              </table:table-cell>
              <table:table-cell office:value-type="float" office:value="13.094631187769">
                <text:p>13.094631187769</text:p>
              </table:table-cell>
              <table:table-cell office:value-type="float" office:value="3.08845">
                <text:p>3.08845</text:p>
              </table:table-cell>
              <table:table-cell office:value-type="float" office:value="20.7239724912043">
                <text:p>20.723972491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0.45">
                <text:p>1840.45</text:p>
              </table:table-cell>
              <table:table-cell office:value-type="float" office:value="1">
                <text:p>1</text:p>
              </table:table-cell>
              <table:table-cell office:value-type="float" office:value="1004.11">
                <text:p>1004.11</text:p>
              </table:table-cell>
              <table:table-cell office:value-type="float" office:value="0.944653259606962">
                <text:p>0.944653259606962</text:p>
              </table:table-cell>
              <table:table-cell office:value-type="float" office:value="868.731">
                <text:p>868.731</text:p>
              </table:table-cell>
              <table:table-cell office:value-type="float" office:value="1.62424674238961">
                <text:p>1.62424674238961</text:p>
              </table:table-cell>
              <table:table-cell office:value-type="float" office:value="37.1503">
                <text:p>37.1503</text:p>
              </table:table-cell>
              <table:table-cell office:value-type="float" office:value="1.27864298699311">
                <text:p>1.27864298699311</text:p>
              </table:table-cell>
              <table:table-cell office:value-type="float" office:value="182.962">
                <text:p>182.962</text:p>
              </table:table-cell>
              <table:table-cell office:value-type="float" office:value="1.23942956430213">
                <text:p>1.23942956430213</text:p>
              </table:table-cell>
              <table:table-cell office:value-type="float" office:value="21.9762">
                <text:p>21.9762</text:p>
              </table:table-cell>
              <table:table-cell office:value-type="float" office:value="4.26514424713658">
                <text:p>4.26514424713658</text:p>
              </table:table-cell>
              <table:table-cell office:value-type="float" office:value="218.149">
                <text:p>218.149</text:p>
              </table:table-cell>
              <table:table-cell office:value-type="float" office:value="10.0022561252495">
                <text:p>10.0022561252495</text:p>
              </table:table-cell>
              <table:table-cell office:value-type="float" office:value="34.2059">
                <text:p>34.2059</text:p>
              </table:table-cell>
              <table:table-cell office:value-type="float" office:value="6.29773634921358">
                <text:p>6.29773634921358</text:p>
              </table:table-cell>
              <table:table-cell office:value-type="float" office:value="3.96748">
                <text:p>3.96748</text:p>
              </table:table-cell>
              <table:table-cell office:value-type="float" office:value="10.1173754664425">
                <text:p>10.1173754664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5.61">
                <text:p>1825.61</text:p>
              </table:table-cell>
              <table:table-cell office:value-type="float" office:value="1">
                <text:p>1</text:p>
              </table:table-cell>
              <table:table-cell office:value-type="float" office:value="1017.44">
                <text:p>1017.44</text:p>
              </table:table-cell>
              <table:table-cell office:value-type="float" office:value="1.01099412371885">
                <text:p>1.01099412371885</text:p>
              </table:table-cell>
              <table:table-cell office:value-type="float" office:value="848.174">
                <text:p>848.174</text:p>
              </table:table-cell>
              <table:table-cell office:value-type="float" office:value="1.72193978774997">
                <text:p>1.72193978774997</text:p>
              </table:table-cell>
              <table:table-cell office:value-type="float" office:value="35.8429">
                <text:p>35.8429</text:p>
              </table:table-cell>
              <table:table-cell office:value-type="float" office:value="1.28091568184635">
                <text:p>1.28091568184635</text:p>
              </table:table-cell>
              <table:table-cell office:value-type="float" office:value="185.6">
                <text:p>185.6</text:p>
              </table:table-cell>
              <table:table-cell office:value-type="float" office:value="1.20277648844186">
                <text:p>1.20277648844186</text:p>
              </table:table-cell>
              <table:table-cell office:value-type="float" office:value="22.1602">
                <text:p>22.1602</text:p>
              </table:table-cell>
              <table:table-cell office:value-type="float" office:value="5.10952983128044">
                <text:p>5.10952983128044</text:p>
              </table:table-cell>
              <table:table-cell office:value-type="float" office:value="130.697">
                <text:p>130.697</text:p>
              </table:table-cell>
              <table:table-cell office:value-type="float" office:value="10.7598588027373">
                <text:p>10.7598588027373</text:p>
              </table:table-cell>
              <table:table-cell office:value-type="float" office:value="34.7493">
                <text:p>34.7493</text:p>
              </table:table-cell>
              <table:table-cell office:value-type="float" office:value="7.84145507733966">
                <text:p>7.84145507733966</text:p>
              </table:table-cell>
              <table:table-cell office:value-type="float" office:value="3.80227">
                <text:p>3.80227</text:p>
              </table:table-cell>
              <table:table-cell office:value-type="float" office:value="12.036191306964">
                <text:p>12.036191306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6.34">
                <text:p>1736.34</text:p>
              </table:table-cell>
              <table:table-cell office:value-type="float" office:value="1">
                <text:p>1</text:p>
              </table:table-cell>
              <table:table-cell office:value-type="float" office:value="992.332">
                <text:p>992.332</text:p>
              </table:table-cell>
              <table:table-cell office:value-type="float" office:value="0.996413822210238">
                <text:p>0.996413822210238</text:p>
              </table:table-cell>
              <table:table-cell office:value-type="float" office:value="844.831">
                <text:p>844.831</text:p>
              </table:table-cell>
              <table:table-cell office:value-type="float" office:value="1.1629314761556">
                <text:p>1.1629314761556</text:p>
              </table:table-cell>
              <table:table-cell office:value-type="float" office:value="38.1075">
                <text:p>38.1075</text:p>
              </table:table-cell>
              <table:table-cell office:value-type="float" office:value="1.03091114131815">
                <text:p>1.03091114131815</text:p>
              </table:table-cell>
              <table:table-cell office:value-type="float" office:value="139.133">
                <text:p>139.133</text:p>
              </table:table-cell>
              <table:table-cell office:value-type="float" office:value="1.00410715670359">
                <text:p>1.00410715670359</text:p>
              </table:table-cell>
              <table:table-cell office:value-type="float" office:value="23.5434">
                <text:p>23.5434</text:p>
              </table:table-cell>
              <table:table-cell office:value-type="float" office:value="2.81948008649114">
                <text:p>2.81948008649114</text:p>
              </table:table-cell>
              <table:table-cell office:value-type="float" office:value="179.834">
                <text:p>179.834</text:p>
              </table:table-cell>
              <table:table-cell office:value-type="float" office:value="6.01169683017342">
                <text:p>6.01169683017342</text:p>
              </table:table-cell>
              <table:table-cell office:value-type="float" office:value="34.6465">
                <text:p>34.6465</text:p>
              </table:table-cell>
              <table:table-cell office:value-type="float" office:value="4.20248000771699">
                <text:p>4.20248000771699</text:p>
              </table:table-cell>
              <table:table-cell office:value-type="float" office:value="3.10369">
                <text:p>3.10369</text:p>
              </table:table-cell>
              <table:table-cell office:value-type="float" office:value="6.9519426260916">
                <text:p>6.9519426260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7.72">
                <text:p>1787.72</text:p>
              </table:table-cell>
              <table:table-cell office:value-type="float" office:value="1">
                <text:p>1</text:p>
              </table:table-cell>
              <table:table-cell office:value-type="float" office:value="1037.54">
                <text:p>1037.54</text:p>
              </table:table-cell>
              <table:table-cell office:value-type="float" office:value="0.995643554175364">
                <text:p>0.995643554175364</text:p>
              </table:table-cell>
              <table:table-cell office:value-type="float" office:value="859.721">
                <text:p>859.721</text:p>
              </table:table-cell>
              <table:table-cell office:value-type="float" office:value="1.20184351510041">
                <text:p>1.20184351510041</text:p>
              </table:table-cell>
              <table:table-cell office:value-type="float" office:value="38.7921">
                <text:p>38.7921</text:p>
              </table:table-cell>
              <table:table-cell office:value-type="float" office:value="1.03734537116063">
                <text:p>1.03734537116063</text:p>
              </table:table-cell>
              <table:table-cell office:value-type="float" office:value="165.006">
                <text:p>165.006</text:p>
              </table:table-cell>
              <table:table-cell office:value-type="float" office:value="1.0252331643513">
                <text:p>1.0252331643513</text:p>
              </table:table-cell>
              <table:table-cell office:value-type="float" office:value="23.6676">
                <text:p>23.6676</text:p>
              </table:table-cell>
              <table:table-cell office:value-type="float" office:value="2.94999413875721">
                <text:p>2.94999413875721</text:p>
              </table:table-cell>
              <table:table-cell office:value-type="float" office:value="155.752">
                <text:p>155.752</text:p>
              </table:table-cell>
              <table:table-cell office:value-type="float" office:value="6.10705817026396">
                <text:p>6.10705817026396</text:p>
              </table:table-cell>
              <table:table-cell office:value-type="float" office:value="34.7595">
                <text:p>34.7595</text:p>
              </table:table-cell>
              <table:table-cell office:value-type="float" office:value="4.4036987526864">
                <text:p>4.4036987526864</text:p>
              </table:table-cell>
              <table:table-cell office:value-type="float" office:value="2.73496">
                <text:p>2.73496</text:p>
              </table:table-cell>
              <table:table-cell office:value-type="float" office:value="7.35012555399027">
                <text:p>7.35012555399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2.83">
                <text:p>1742.83</text:p>
              </table:table-cell>
              <table:table-cell office:value-type="float" office:value="1">
                <text:p>1</text:p>
              </table:table-cell>
              <table:table-cell office:value-type="float" office:value="958.685">
                <text:p>958.685</text:p>
              </table:table-cell>
              <table:table-cell office:value-type="float" office:value="1.09578092743613">
                <text:p>1.09578092743613</text:p>
              </table:table-cell>
              <table:table-cell office:value-type="float" office:value="860.622">
                <text:p>860.622</text:p>
              </table:table-cell>
              <table:table-cell office:value-type="float" office:value="3.93839538955413">
                <text:p>3.93839538955413</text:p>
              </table:table-cell>
              <table:table-cell office:value-type="float" office:value="38.9011">
                <text:p>38.9011</text:p>
              </table:table-cell>
              <table:table-cell office:value-type="float" office:value="2.36395707155478">
                <text:p>2.36395707155478</text:p>
              </table:table-cell>
              <table:table-cell office:value-type="float" office:value="166.155">
                <text:p>166.155</text:p>
              </table:table-cell>
              <table:table-cell office:value-type="float" office:value="1.8860454411141">
                <text:p>1.8860454411141</text:p>
              </table:table-cell>
              <table:table-cell office:value-type="float" office:value="23.7607">
                <text:p>23.7607</text:p>
              </table:table-cell>
              <table:table-cell office:value-type="float" office:value="10.5604859702621">
                <text:p>10.5604859702621</text:p>
              </table:table-cell>
              <table:table-cell office:value-type="float" office:value="266.196">
                <text:p>266.196</text:p>
              </table:table-cell>
              <table:table-cell office:value-type="float" office:value="32.9137792751051">
                <text:p>32.9137792751051</text:p>
              </table:table-cell>
              <table:table-cell office:value-type="float" office:value="34.7564">
                <text:p>34.7564</text:p>
              </table:table-cell>
              <table:table-cell office:value-type="float" office:value="17.377352611869">
                <text:p>17.377352611869</text:p>
              </table:table-cell>
              <table:table-cell office:value-type="float" office:value="2.92852">
                <text:p>2.92852</text:p>
              </table:table-cell>
              <table:table-cell office:value-type="float" office:value="29.9341057612482">
                <text:p>29.9341057612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1.42">
                <text:p>1771.42</text:p>
              </table:table-cell>
              <table:table-cell office:value-type="float" office:value="1">
                <text:p>1</text:p>
              </table:table-cell>
              <table:table-cell office:value-type="float" office:value="990.071">
                <text:p>990.071</text:p>
              </table:table-cell>
              <table:table-cell office:value-type="float" office:value="1.24986410537301">
                <text:p>1.24986410537301</text:p>
              </table:table-cell>
              <table:table-cell office:value-type="float" office:value="846.234">
                <text:p>846.234</text:p>
              </table:table-cell>
              <table:table-cell office:value-type="float" office:value="4.06706760678186">
                <text:p>4.06706760678186</text:p>
              </table:table-cell>
              <table:table-cell office:value-type="float" office:value="37.3073">
                <text:p>37.3073</text:p>
              </table:table-cell>
              <table:table-cell office:value-type="float" office:value="2.62800833519663">
                <text:p>2.62800833519663</text:p>
              </table:table-cell>
              <table:table-cell office:value-type="float" office:value="162.77">
                <text:p>162.77</text:p>
              </table:table-cell>
              <table:table-cell office:value-type="float" office:value="2.1593355327632">
                <text:p>2.1593355327632</text:p>
              </table:table-cell>
              <table:table-cell office:value-type="float" office:value="23.2139">
                <text:p>23.2139</text:p>
              </table:table-cell>
              <table:table-cell office:value-type="float" office:value="12.543690061418">
                <text:p>12.543690061418</text:p>
              </table:table-cell>
              <table:table-cell office:value-type="float" office:value="213.526">
                <text:p>213.526</text:p>
              </table:table-cell>
              <table:table-cell office:value-type="float" office:value="32.9539602214043">
                <text:p>32.9539602214043</text:p>
              </table:table-cell>
              <table:table-cell office:value-type="float" office:value="34.2577">
                <text:p>34.2577</text:p>
              </table:table-cell>
              <table:table-cell office:value-type="float" office:value="19.115811578369">
                <text:p>19.115811578369</text:p>
              </table:table-cell>
              <table:table-cell office:value-type="float" office:value="3.33002">
                <text:p>3.33002</text:p>
              </table:table-cell>
              <table:table-cell office:value-type="float" office:value="37.450438214303">
                <text:p>37.450438214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2.02">
                <text:p>1792.02</text:p>
              </table:table-cell>
              <table:table-cell office:value-type="float" office:value="1">
                <text:p>1</text:p>
              </table:table-cell>
              <table:table-cell office:value-type="float" office:value="972.835">
                <text:p>972.835</text:p>
              </table:table-cell>
              <table:table-cell office:value-type="float" office:value="1.1205601160686">
                <text:p>1.1205601160686</text:p>
              </table:table-cell>
              <table:table-cell office:value-type="float" office:value="832.581">
                <text:p>832.581</text:p>
              </table:table-cell>
              <table:table-cell office:value-type="float" office:value="3.63148880665788">
                <text:p>3.63148880665788</text:p>
              </table:table-cell>
              <table:table-cell office:value-type="float" office:value="38.5933">
                <text:p>38.5933</text:p>
              </table:table-cell>
              <table:table-cell office:value-type="float" office:value="2.34539577219174">
                <text:p>2.34539577219174</text:p>
              </table:table-cell>
              <table:table-cell office:value-type="float" office:value="161.718">
                <text:p>161.718</text:p>
              </table:table-cell>
              <table:table-cell office:value-type="float" office:value="1.85093502332242">
                <text:p>1.85093502332242</text:p>
              </table:table-cell>
              <table:table-cell office:value-type="float" office:value="23.5363">
                <text:p>23.5363</text:p>
              </table:table-cell>
              <table:table-cell office:value-type="float" office:value="11.822534132959">
                <text:p>11.822534132959</text:p>
              </table:table-cell>
              <table:table-cell office:value-type="float" office:value="164.601">
                <text:p>164.601</text:p>
              </table:table-cell>
              <table:table-cell office:value-type="float" office:value="29.0458329198153">
                <text:p>29.0458329198153</text:p>
              </table:table-cell>
              <table:table-cell office:value-type="float" office:value="34.4544">
                <text:p>34.4544</text:p>
              </table:table-cell>
              <table:table-cell office:value-type="float" office:value="17.6571713476907">
                <text:p>17.6571713476907</text:p>
              </table:table-cell>
              <table:table-cell office:value-type="float" office:value="2.73208">
                <text:p>2.73208</text:p>
              </table:table-cell>
              <table:table-cell office:value-type="float" office:value="32.761962958237">
                <text:p>32.761962958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7.33">
                <text:p>1797.33</text:p>
              </table:table-cell>
              <table:table-cell office:value-type="float" office:value="1">
                <text:p>1</text:p>
              </table:table-cell>
              <table:table-cell office:value-type="float" office:value="984.267">
                <text:p>984.267</text:p>
              </table:table-cell>
              <table:table-cell office:value-type="float" office:value="0.980986504507268">
                <text:p>0.980986504507268</text:p>
              </table:table-cell>
              <table:table-cell office:value-type="float" office:value="834.1">
                <text:p>834.1</text:p>
              </table:table-cell>
              <table:table-cell office:value-type="float" office:value="0.968660852546095">
                <text:p>0.968660852546095</text:p>
              </table:table-cell>
              <table:table-cell office:value-type="float" office:value="38.5006">
                <text:p>38.5006</text:p>
              </table:table-cell>
              <table:table-cell office:value-type="float" office:value="0.957321973815184">
                <text:p>0.957321973815184</text:p>
              </table:table-cell>
              <table:table-cell office:value-type="float" office:value="138.665">
                <text:p>138.665</text:p>
              </table:table-cell>
              <table:table-cell office:value-type="float" office:value="0.937765769840994">
                <text:p>0.937765769840994</text:p>
              </table:table-cell>
              <table:table-cell office:value-type="float" office:value="23.585">
                <text:p>23.585</text:p>
              </table:table-cell>
              <table:table-cell office:value-type="float" office:value="2.32854319666156">
                <text:p>2.32854319666156</text:p>
              </table:table-cell>
              <table:table-cell office:value-type="float" office:value="120.358">
                <text:p>120.358</text:p>
              </table:table-cell>
              <table:table-cell office:value-type="float" office:value="4.77670843443103">
                <text:p>4.77670843443103</text:p>
              </table:table-cell>
              <table:table-cell office:value-type="float" office:value="34.5359">
                <text:p>34.5359</text:p>
              </table:table-cell>
              <table:table-cell office:value-type="float" office:value="3.31711082472207">
                <text:p>3.31711082472207</text:p>
              </table:table-cell>
              <table:table-cell office:value-type="float" office:value="2.82003">
                <text:p>2.82003</text:p>
              </table:table-cell>
              <table:table-cell office:value-type="float" office:value="5.36158123328179">
                <text:p>5.36158123328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5.84">
                <text:p>1815.84</text:p>
              </table:table-cell>
              <table:table-cell office:value-type="float" office:value="1">
                <text:p>1</text:p>
              </table:table-cell>
              <table:table-cell office:value-type="float" office:value="993.317">
                <text:p>993.317</text:p>
              </table:table-cell>
              <table:table-cell office:value-type="float" office:value="1.20993167832281">
                <text:p>1.20993167832281</text:p>
              </table:table-cell>
              <table:table-cell office:value-type="float" office:value="852.637">
                <text:p>852.637</text:p>
              </table:table-cell>
              <table:table-cell office:value-type="float" office:value="5.44170295693011">
                <text:p>5.44170295693011</text:p>
              </table:table-cell>
              <table:table-cell office:value-type="float" office:value="41.1508">
                <text:p>41.1508</text:p>
              </table:table-cell>
              <table:table-cell office:value-type="float" office:value="2.9330005341199">
                <text:p>2.9330005341199</text:p>
              </table:table-cell>
              <table:table-cell office:value-type="float" office:value="166.027">
                <text:p>166.027</text:p>
              </table:table-cell>
              <table:table-cell office:value-type="float" office:value="2.6497827596789">
                <text:p>2.6497827596789</text:p>
              </table:table-cell>
              <table:table-cell office:value-type="float" office:value="22.5678">
                <text:p>22.5678</text:p>
              </table:table-cell>
              <table:table-cell office:value-type="float" office:value="14.9782319684407">
                <text:p>14.9782319684407</text:p>
              </table:table-cell>
              <table:table-cell office:value-type="float" office:value="166.205">
                <text:p>166.205</text:p>
              </table:table-cell>
              <table:table-cell office:value-type="float" office:value="37.9175698157091">
                <text:p>37.9175698157091</text:p>
              </table:table-cell>
              <table:table-cell office:value-type="float" office:value="35.0415">
                <text:p>35.0415</text:p>
              </table:table-cell>
              <table:table-cell office:value-type="float" office:value="23.8187601400631">
                <text:p>23.8187601400631</text:p>
              </table:table-cell>
              <table:table-cell office:value-type="float" office:value="3.26361">
                <text:p>3.26361</text:p>
              </table:table-cell>
              <table:table-cell office:value-type="float" office:value="43.0987826633257">
                <text:p>43.0987826633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5.62">
                <text:p>1835.62</text:p>
              </table:table-cell>
              <table:table-cell office:value-type="float" office:value="1">
                <text:p>1</text:p>
              </table:table-cell>
              <table:table-cell office:value-type="float" office:value="1038.23">
                <text:p>1038.23</text:p>
              </table:table-cell>
              <table:table-cell office:value-type="float" office:value="1.26525289525257">
                <text:p>1.26525289525257</text:p>
              </table:table-cell>
              <table:table-cell office:value-type="float" office:value="883.096">
                <text:p>883.096</text:p>
              </table:table-cell>
              <table:table-cell office:value-type="float" office:value="5.15517825706705">
                <text:p>5.15517825706705</text:p>
              </table:table-cell>
              <table:table-cell office:value-type="float" office:value="38.0568">
                <text:p>38.0568</text:p>
              </table:table-cell>
              <table:table-cell office:value-type="float" office:value="2.86884143957826">
                <text:p>2.86884143957826</text:p>
              </table:table-cell>
              <table:table-cell office:value-type="float" office:value="176.009">
                <text:p>176.009</text:p>
              </table:table-cell>
              <table:table-cell office:value-type="float" office:value="2.6755379869446">
                <text:p>2.6755379869446</text:p>
              </table:table-cell>
              <table:table-cell office:value-type="float" office:value="21.6358">
                <text:p>21.6358</text:p>
              </table:table-cell>
              <table:table-cell office:value-type="float" office:value="14.3142925494431">
                <text:p>14.3142925494431</text:p>
              </table:table-cell>
              <table:table-cell office:value-type="float" office:value="193.58">
                <text:p>193.58</text:p>
              </table:table-cell>
              <table:table-cell office:value-type="float" office:value="35.4853215613431">
                <text:p>35.4853215613431</text:p>
              </table:table-cell>
              <table:table-cell office:value-type="float" office:value="34.679">
                <text:p>34.679</text:p>
              </table:table-cell>
              <table:table-cell office:value-type="float" office:value="22.6968078328923">
                <text:p>22.6968078328923</text:p>
              </table:table-cell>
              <table:table-cell office:value-type="float" office:value="3.3866">
                <text:p>3.3866</text:p>
              </table:table-cell>
              <table:table-cell office:value-type="float" office:value="43.3777176715937">
                <text:p>43.3777176715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0.33">
                <text:p>1840.33</text:p>
              </table:table-cell>
              <table:table-cell office:value-type="float" office:value="1">
                <text:p>1</text:p>
              </table:table-cell>
              <table:table-cell office:value-type="float" office:value="1026.84">
                <text:p>1026.84</text:p>
              </table:table-cell>
              <table:table-cell office:value-type="float" office:value="1.00770193060061">
                <text:p>1.00770193060061</text:p>
              </table:table-cell>
              <table:table-cell office:value-type="float" office:value="822.918">
                <text:p>822.918</text:p>
              </table:table-cell>
              <table:table-cell office:value-type="float" office:value="1.70554702225553">
                <text:p>1.70554702225553</text:p>
              </table:table-cell>
              <table:table-cell office:value-type="float" office:value="39.9422">
                <text:p>39.9422</text:p>
              </table:table-cell>
              <table:table-cell office:value-type="float" office:value="1.26407352023197">
                <text:p>1.26407352023197</text:p>
              </table:table-cell>
              <table:table-cell office:value-type="float" office:value="175.656">
                <text:p>175.656</text:p>
              </table:table-cell>
              <table:table-cell office:value-type="float" office:value="1.214788466616">
                <text:p>1.214788466616</text:p>
              </table:table-cell>
              <table:table-cell office:value-type="float" office:value="22.2693">
                <text:p>22.2693</text:p>
              </table:table-cell>
              <table:table-cell office:value-type="float" office:value="5.26747367063496">
                <text:p>5.26747367063496</text:p>
              </table:table-cell>
              <table:table-cell office:value-type="float" office:value="214.825">
                <text:p>214.825</text:p>
              </table:table-cell>
              <table:table-cell office:value-type="float" office:value="10.6880831783041">
                <text:p>10.6880831783041</text:p>
              </table:table-cell>
              <table:table-cell office:value-type="float" office:value="33.8147">
                <text:p>33.8147</text:p>
              </table:table-cell>
              <table:table-cell office:value-type="float" office:value="7.84557003841989">
                <text:p>7.84557003841989</text:p>
              </table:table-cell>
              <table:table-cell office:value-type="float" office:value="3.4113">
                <text:p>3.4113</text:p>
              </table:table-cell>
              <table:table-cell office:value-type="float" office:value="11.8905320249007">
                <text:p>11.8905320249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9.63">
                <text:p>1839.63</text:p>
              </table:table-cell>
              <table:table-cell office:value-type="float" office:value="1">
                <text:p>1</text:p>
              </table:table-cell>
              <table:table-cell office:value-type="float" office:value="1106.78">
                <text:p>1106.78</text:p>
              </table:table-cell>
              <table:table-cell office:value-type="float" office:value="1.02316581755755">
                <text:p>1.02316581755755</text:p>
              </table:table-cell>
              <table:table-cell office:value-type="float" office:value="855.262">
                <text:p>855.262</text:p>
              </table:table-cell>
              <table:table-cell office:value-type="float" office:value="1.69690998545155">
                <text:p>1.69690998545155</text:p>
              </table:table-cell>
              <table:table-cell office:value-type="float" office:value="38.6234">
                <text:p>38.6234</text:p>
              </table:table-cell>
              <table:table-cell office:value-type="float" office:value="1.33256316473374">
                <text:p>1.33256316473374</text:p>
              </table:table-cell>
              <table:table-cell office:value-type="float" office:value="191.262">
                <text:p>191.262</text:p>
              </table:table-cell>
              <table:table-cell office:value-type="float" office:value="1.24951575829434">
                <text:p>1.24951575829434</text:p>
              </table:table-cell>
              <table:table-cell office:value-type="float" office:value="22.1488">
                <text:p>22.1488</text:p>
              </table:table-cell>
              <table:table-cell office:value-type="float" office:value="5.20559372773566">
                <text:p>5.20559372773566</text:p>
              </table:table-cell>
              <table:table-cell office:value-type="float" office:value="124.905">
                <text:p>124.905</text:p>
              </table:table-cell>
              <table:table-cell office:value-type="float" office:value="11.0881328115048">
                <text:p>11.0881328115048</text:p>
              </table:table-cell>
              <table:table-cell office:value-type="float" office:value="34.7342">
                <text:p>34.7342</text:p>
              </table:table-cell>
              <table:table-cell office:value-type="float" office:value="7.9085895230595">
                <text:p>7.9085895230595</text:p>
              </table:table-cell>
              <table:table-cell office:value-type="float" office:value="3.64172">
                <text:p>3.64172</text:p>
              </table:table-cell>
              <table:table-cell office:value-type="float" office:value="12.3880138293204">
                <text:p>12.3880138293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2.54">
                <text:p>1672.54</text:p>
              </table:table-cell>
              <table:table-cell office:value-type="float" office:value="1">
                <text:p>1</text:p>
              </table:table-cell>
              <table:table-cell office:value-type="float" office:value="1088.59">
                <text:p>1088.59</text:p>
              </table:table-cell>
              <table:table-cell office:value-type="float" office:value="1.01042501800943">
                <text:p>1.01042501800943</text:p>
              </table:table-cell>
              <table:table-cell office:value-type="float" office:value="812.289">
                <text:p>812.289</text:p>
              </table:table-cell>
              <table:table-cell office:value-type="float" office:value="3.56122710513927">
                <text:p>3.56122710513927</text:p>
              </table:table-cell>
              <table:table-cell office:value-type="float" office:value="37.3948">
                <text:p>37.3948</text:p>
              </table:table-cell>
              <table:table-cell office:value-type="float" office:value="1.68454844913181">
                <text:p>1.68454844913181</text:p>
              </table:table-cell>
              <table:table-cell office:value-type="float" office:value="142.877">
                <text:p>142.877</text:p>
              </table:table-cell>
              <table:table-cell office:value-type="float" office:value="1.52050764300253">
                <text:p>1.52050764300253</text:p>
              </table:table-cell>
              <table:table-cell office:value-type="float" office:value="23.5873">
                <text:p>23.5873</text:p>
              </table:table-cell>
              <table:table-cell office:value-type="float" office:value="5.87839327888171">
                <text:p>5.87839327888171</text:p>
              </table:table-cell>
              <table:table-cell office:value-type="float" office:value="228.895">
                <text:p>228.895</text:p>
              </table:table-cell>
              <table:table-cell office:value-type="float" office:value="13.4496321730644">
                <text:p>13.4496321730644</text:p>
              </table:table-cell>
              <table:table-cell office:value-type="float" office:value="33.6334">
                <text:p>33.6334</text:p>
              </table:table-cell>
              <table:table-cell office:value-type="float" office:value="9.02787030619388">
                <text:p>9.02787030619388</text:p>
              </table:table-cell>
              <table:table-cell office:value-type="float" office:value="2.90582">
                <text:p>2.90582</text:p>
              </table:table-cell>
              <table:table-cell office:value-type="float" office:value="15.4689032491861">
                <text:p>15.4689032491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6.83">
                <text:p>1876.83</text:p>
              </table:table-cell>
              <table:table-cell office:value-type="float" office:value="1">
                <text:p>1</text:p>
              </table:table-cell>
              <table:table-cell office:value-type="float" office:value="1082.97">
                <text:p>1082.97</text:p>
              </table:table-cell>
              <table:table-cell office:value-type="float" office:value="0.94727527499231">
                <text:p>0.94727527499231</text:p>
              </table:table-cell>
              <table:table-cell office:value-type="float" office:value="826.658">
                <text:p>826.658</text:p>
              </table:table-cell>
              <table:table-cell office:value-type="float" office:value="1.31508595446617">
                <text:p>1.31508595446617</text:p>
              </table:table-cell>
              <table:table-cell office:value-type="float" office:value="36.1292">
                <text:p>36.1292</text:p>
              </table:table-cell>
              <table:table-cell office:value-type="float" office:value="1.08575183873683">
                <text:p>1.08575183873683</text:p>
              </table:table-cell>
              <table:table-cell office:value-type="float" office:value="181.031">
                <text:p>181.031</text:p>
              </table:table-cell>
              <table:table-cell office:value-type="float" office:value="1.10317739284872">
                <text:p>1.10317739284872</text:p>
              </table:table-cell>
              <table:table-cell office:value-type="float" office:value="23.0461">
                <text:p>23.0461</text:p>
              </table:table-cell>
              <table:table-cell office:value-type="float" office:value="2.47806781010021">
                <text:p>2.47806781010021</text:p>
              </table:table-cell>
              <table:table-cell office:value-type="float" office:value="118.273">
                <text:p>118.273</text:p>
              </table:table-cell>
              <table:table-cell office:value-type="float" office:value="5.65166304528532">
                <text:p>5.65166304528532</text:p>
              </table:table-cell>
              <table:table-cell office:value-type="float" office:value="35.515">
                <text:p>35.515</text:p>
              </table:table-cell>
              <table:table-cell office:value-type="float" office:value="4.05952044839865">
                <text:p>4.05952044839865</text:p>
              </table:table-cell>
              <table:table-cell office:value-type="float" office:value="3.49469">
                <text:p>3.49469</text:p>
              </table:table-cell>
              <table:table-cell office:value-type="float" office:value="6.68947478481696">
                <text:p>6.68947478481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3.84">
                <text:p>1743.84</text:p>
              </table:table-cell>
              <table:table-cell office:value-type="float" office:value="1">
                <text:p>1</text:p>
              </table:table-cell>
              <table:table-cell office:value-type="float" office:value="974.832">
                <text:p>974.832</text:p>
              </table:table-cell>
              <table:table-cell office:value-type="float" office:value="1.0771947201826">
                <text:p>1.0771947201826</text:p>
              </table:table-cell>
              <table:table-cell office:value-type="float" office:value="834.244">
                <text:p>834.244</text:p>
              </table:table-cell>
              <table:table-cell office:value-type="float" office:value="2.12642373975494">
                <text:p>2.12642373975494</text:p>
              </table:table-cell>
              <table:table-cell office:value-type="float" office:value="38.3219">
                <text:p>38.3219</text:p>
              </table:table-cell>
              <table:table-cell office:value-type="float" office:value="1.62908346732677">
                <text:p>1.62908346732677</text:p>
              </table:table-cell>
              <table:table-cell office:value-type="float" office:value="152.296">
                <text:p>152.296</text:p>
              </table:table-cell>
              <table:table-cell office:value-type="float" office:value="1.44466865792849">
                <text:p>1.44466865792849</text:p>
              </table:table-cell>
              <table:table-cell office:value-type="float" office:value="23.4567">
                <text:p>23.4567</text:p>
              </table:table-cell>
              <table:table-cell office:value-type="float" office:value="5.96227427471064">
                <text:p>5.96227427471064</text:p>
              </table:table-cell>
              <table:table-cell office:value-type="float" office:value="147.236">
                <text:p>147.236</text:p>
              </table:table-cell>
              <table:table-cell office:value-type="float" office:value="13.4655417516805">
                <text:p>13.4655417516805</text:p>
              </table:table-cell>
              <table:table-cell office:value-type="float" office:value="34.4355">
                <text:p>34.4355</text:p>
              </table:table-cell>
              <table:table-cell office:value-type="float" office:value="8.27567477541177">
                <text:p>8.27567477541177</text:p>
              </table:table-cell>
              <table:table-cell office:value-type="float" office:value="2.316">
                <text:p>2.316</text:p>
              </table:table-cell>
              <table:table-cell office:value-type="float" office:value="14.2224490235361">
                <text:p>14.2224490235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2.39">
                <text:p>1762.39</text:p>
              </table:table-cell>
              <table:table-cell office:value-type="float" office:value="1">
                <text:p>1</text:p>
              </table:table-cell>
              <table:table-cell office:value-type="float" office:value="1006.17">
                <text:p>1006.17</text:p>
              </table:table-cell>
              <table:table-cell office:value-type="float" office:value="1.0795283249996">
                <text:p>1.0795283249996</text:p>
              </table:table-cell>
              <table:table-cell office:value-type="float" office:value="815.552">
                <text:p>815.552</text:p>
              </table:table-cell>
              <table:table-cell office:value-type="float" office:value="2.01294797818752">
                <text:p>2.01294797818752</text:p>
              </table:table-cell>
              <table:table-cell office:value-type="float" office:value="37.5402">
                <text:p>37.5402</text:p>
              </table:table-cell>
              <table:table-cell office:value-type="float" office:value="1.58488819670863">
                <text:p>1.58488819670863</text:p>
              </table:table-cell>
              <table:table-cell office:value-type="float" office:value="175.106">
                <text:p>175.106</text:p>
              </table:table-cell>
              <table:table-cell office:value-type="float" office:value="1.41422145288455">
                <text:p>1.41422145288455</text:p>
              </table:table-cell>
              <table:table-cell office:value-type="float" office:value="23.4326">
                <text:p>23.4326</text:p>
              </table:table-cell>
              <table:table-cell office:value-type="float" office:value="5.88141922672548">
                <text:p>5.88141922672548</text:p>
              </table:table-cell>
              <table:table-cell office:value-type="float" office:value="191.453">
                <text:p>191.453</text:p>
              </table:table-cell>
              <table:table-cell office:value-type="float" office:value="10.2542826294869">
                <text:p>10.2542826294869</text:p>
              </table:table-cell>
              <table:table-cell office:value-type="float" office:value="34.2429">
                <text:p>34.2429</text:p>
              </table:table-cell>
              <table:table-cell office:value-type="float" office:value="7.74462825590388">
                <text:p>7.74462825590388</text:p>
              </table:table-cell>
              <table:table-cell office:value-type="float" office:value="2.85634">
                <text:p>2.85634</text:p>
              </table:table-cell>
              <table:table-cell office:value-type="float" office:value="11.8559664013018">
                <text:p>11.8559664013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0.82">
                <text:p>1790.82</text:p>
              </table:table-cell>
              <table:table-cell office:value-type="float" office:value="1">
                <text:p>1</text:p>
              </table:table-cell>
              <table:table-cell office:value-type="float" office:value="974.182">
                <text:p>974.182</text:p>
              </table:table-cell>
              <table:table-cell office:value-type="float" office:value="1.14432174610353">
                <text:p>1.14432174610353</text:p>
              </table:table-cell>
              <table:table-cell office:value-type="float" office:value="864.119">
                <text:p>864.119</text:p>
              </table:table-cell>
              <table:table-cell office:value-type="float" office:value="3.64710586181267">
                <text:p>3.64710586181267</text:p>
              </table:table-cell>
              <table:table-cell office:value-type="float" office:value="38.3966">
                <text:p>38.3966</text:p>
              </table:table-cell>
              <table:table-cell office:value-type="float" office:value="2.10836903941523">
                <text:p>2.10836903941523</text:p>
              </table:table-cell>
              <table:table-cell office:value-type="float" office:value="164.35">
                <text:p>164.35</text:p>
              </table:table-cell>
              <table:table-cell office:value-type="float" office:value="1.88205206865944">
                <text:p>1.88205206865944</text:p>
              </table:table-cell>
              <table:table-cell office:value-type="float" office:value="23.6159">
                <text:p>23.6159</text:p>
              </table:table-cell>
              <table:table-cell office:value-type="float" office:value="10.5206629093981">
                <text:p>10.5206629093981</text:p>
              </table:table-cell>
              <table:table-cell office:value-type="float" office:value="214.964">
                <text:p>214.964</text:p>
              </table:table-cell>
              <table:table-cell office:value-type="float" office:value="26.7996079568076">
                <text:p>26.7996079568076</text:p>
              </table:table-cell>
              <table:table-cell office:value-type="float" office:value="34.7896">
                <text:p>34.7896</text:p>
              </table:table-cell>
              <table:table-cell office:value-type="float" office:value="16.3086291233053">
                <text:p>16.3086291233053</text:p>
              </table:table-cell>
              <table:table-cell office:value-type="float" office:value="2.47517">
                <text:p>2.47517</text:p>
              </table:table-cell>
              <table:table-cell office:value-type="float" office:value="26.7149735461074">
                <text:p>26.7149735461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Execution.M59:Execution.M82" chart:error-lower-range="Execution.L59:Execution.L82"/>
      <style:graphic-properties draw:stroke="none" draw:fill-color="#f58220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Execution.M59:Execution.M82" chart:error-lower-range="Execution.L59:Execution.L82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Execution.S59:Execution.S82" chart:error-lower-range="Execution.R59:Execution.R82"/>
      <style:graphic-properties draw:stroke="none" draw:fill-color="#c0661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xecution.S59:Execution.S82" chart:error-lower-range="Execution.R59:Execution.R8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Execution.P59:Execution.P82" chart:error-lower-range="Execution.O59:Execution.O82"/>
      <style:graphic-properties draw:stroke="none" draw:fill-color="#72bf44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xecution.P59:Execution.P82" chart:error-lower-range="Execution.O59:Execution.O82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Execution.J59:Execution.J82" chart:error-lower-range="Execution.I59:Execution.I82"/>
      <style:graphic-properties draw:stroke="none" draw:fill-color="#ccbe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xecution.J59:Execution.J82" chart:error-lower-range="Execution.I59:Execution.I82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12cm" svg:height="15.461cm" xlink:href=".." xlink:type="simple" chart:class="chart:bar" chart:style-name="ch1">
        <chart:legend svg:x="1.669cm" svg:y="0.695cm" style:legend-expansion="custom" chartooo:width="3.145cm" chartooo:height="2.355cm" style:legend-expansion-aspect-ratio="1.33545647558386" chart:style-name="ch2"/>
        <chart:plot-area chart:style-name="ch3" table:cell-range-address="Execution.G31:Execution.G54 Execution.K58:Execution.K82 Execution.Q58:Execution.Q82 Execution.N58:Execution.N82 Execution.H58:Execution.H82" chart:data-source-has-labels="both" svg:x="0.54cm" svg:y="0.309cm" svg:width="25.932cm" svg:height="14.843cm">
          <chartooo:coordinate-region svg:x="1.347cm" svg:y="0.309cm" svg:width="25.125cm" svg:height="12.608cm"/>
          <chart:axis chart:dimension="x" chart:name="primary-x" chart:style-name="ch4" chartooo:axis-type="auto">
            <chartooo:date-scale/>
            <chart:categories table:cell-range-address="Execution.G31:Execution.G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cution.K59:Execution.K82" chart:label-cell-address="Execution.K58:Execution.K58" chart:class="chart:bar">
            <chart:error-indicator chart:style-name="ch8" chart:dimension="y"/>
            <chart:data-point chart:repeated="24"/>
          </chart:series>
          <chart:series chart:style-name="ch9" chart:values-cell-range-address="Execution.Q59:Execution.Q82" chart:label-cell-address="Execution.Q58:Execution.Q58" chart:class="chart:bar">
            <chart:error-indicator chart:style-name="ch10" chart:dimension="y"/>
            <chart:data-point chart:repeated="24"/>
          </chart:series>
          <chart:series chart:style-name="ch11" chart:values-cell-range-address="Execution.N59:Execution.N82" chart:label-cell-address="Execution.N58:Execution.N58" chart:class="chart:bar">
            <chart:error-indicator chart:style-name="ch12" chart:dimension="y"/>
            <chart:data-point chart:repeated="24"/>
          </chart:series>
          <chart:series chart:style-name="ch13" chart:values-cell-range-address="Execution.H59:Execution.H82" chart:label-cell-address="Execution.H58:Execution.H58" chart:class="chart:bar">
            <chart:error-indicator chart:style-name="ch14" chart:dimension="y"/>
            <chart:data-point chart:style-name="ch15" chart:repeated="2"/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mr-fast</text:p>
                <draw:g>
                  <svg:desc>Execution.K58:Execution.K5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  <table:table-cell office:value-type="string">
                <text:p>wamr-classic</text:p>
                <draw:g>
                  <svg:desc>Execution.Q58:Execution.Q5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  <table:table-cell office:value-type="string">
                <text:p>wizard</text:p>
                <draw:g>
                  <svg:desc>Execution.N58:Execution.N58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  <table:table-cell office:value-type="string">
                <text:p>jsc-int</text:p>
                <draw:g>
                  <svg:desc>Execution.H58:Execution.H5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Execution.G31:Execution.G54</svg:desc>
                </draw:g>
              </table:table-cell>
              <table:table-cell office:value-type="float" office:value="1.68287213289686">
                <text:p>1.68287213289686</text:p>
                <draw:g>
                  <svg:desc>Execution.K59:Execution.K82</svg:desc>
                </draw:g>
              </table:table-cell>
              <table:table-cell office:value-type="float" office:value="0.0264131963163248">
                <text:p>0.0264131963163248</text:p>
                <draw:g>
                  <svg:desc>Execution.M59:Execution.M82</svg:desc>
                </draw:g>
              </table:table-cell>
              <table:table-cell office:value-type="float" office:value="0.0243012521605744">
                <text:p>0.0243012521605744</text:p>
                <draw:g>
                  <svg:desc>Execution.L59:Execution.L82</svg:desc>
                </draw:g>
              </table:table-cell>
              <table:table-cell office:value-type="float" office:value="2.31118941360203">
                <text:p>2.31118941360203</text:p>
                <draw:g>
                  <svg:desc>Execution.Q59:Execution.Q82</svg:desc>
                </draw:g>
              </table:table-cell>
              <table:table-cell office:value-type="float" office:value="0.0418220520316347">
                <text:p>0.0418220520316347</text:p>
                <draw:g>
                  <svg:desc>Execution.S59:Execution.S82</svg:desc>
                </draw:g>
              </table:table-cell>
              <table:table-cell office:value-type="float" office:value="0.038209515975746">
                <text:p>0.038209515975746</text:p>
                <draw:g>
                  <svg:desc>Execution.R59:Execution.R82</svg:desc>
                </draw:g>
              </table:table-cell>
              <table:table-cell office:value-type="float" office:value="1.64396789844883">
                <text:p>1.64396789844883</text:p>
                <draw:g>
                  <svg:desc>Execution.N59:Execution.N82</svg:desc>
                </draw:g>
              </table:table-cell>
              <table:table-cell office:value-type="float" office:value="0.0161313629264877">
                <text:p>0.0161313629264877</text:p>
                <draw:g>
                  <svg:desc>Execution.P59:Execution.P82</svg:desc>
                </draw:g>
              </table:table-cell>
              <table:table-cell office:value-type="float" office:value="0.0162425178820535">
                <text:p>0.0162425178820535</text:p>
                <draw:g>
                  <svg:desc>Execution.O59:Execution.O82</svg:desc>
                </draw:g>
              </table:table-cell>
              <table:table-cell office:value-type="float" office:value="2.06057667190948">
                <text:p>2.06057667190948</text:p>
                <draw:g>
                  <svg:desc>Execution.H59:Execution.H82</svg:desc>
                </draw:g>
              </table:table-cell>
              <table:table-cell office:value-type="float" office:value="0.0578978374803395">
                <text:p>0.0578978374803395</text:p>
                <draw:g>
                  <svg:desc>Execution.J59:Execution.J82</svg:desc>
                </draw:g>
              </table:table-cell>
              <table:table-cell office:value-type="float" office:value="0.0722924042261114">
                <text:p>0.0722924042261114</text:p>
                <draw:g>
                  <svg:desc>Execution.I59:Execution.I82</svg:desc>
                </draw:g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.71181656340452">
                <text:p>1.71181656340452</text:p>
              </table:table-cell>
              <table:table-cell office:value-type="float" office:value="0.0379631455492935">
                <text:p>0.0379631455492935</text:p>
              </table:table-cell>
              <table:table-cell office:value-type="float" office:value="0.0211948255391442">
                <text:p>0.0211948255391442</text:p>
              </table:table-cell>
              <table:table-cell office:value-type="float" office:value="2.37536491091141">
                <text:p>2.37536491091141</text:p>
              </table:table-cell>
              <table:table-cell office:value-type="float" office:value="0.0728649695177867">
                <text:p>0.0728649695177867</text:p>
              </table:table-cell>
              <table:table-cell office:value-type="float" office:value="0.0276622121220061">
                <text:p>0.0276622121220061</text:p>
              </table:table-cell>
              <table:table-cell office:value-type="float" office:value="1.81718394267882">
                <text:p>1.81718394267882</text:p>
              </table:table-cell>
              <table:table-cell office:value-type="float" office:value="0.0346398189683346">
                <text:p>0.0346398189683346</text:p>
              </table:table-cell>
              <table:table-cell office:value-type="float" office:value="0.0283792784382296">
                <text:p>0.0283792784382296</text:p>
              </table:table-cell>
              <table:table-cell office:value-type="float" office:value="2.34855766247413">
                <text:p>2.34855766247413</text:p>
              </table:table-cell>
              <table:table-cell office:value-type="float" office:value="0.05678613635016">
                <text:p>0.05678613635016</text:p>
              </table:table-cell>
              <table:table-cell office:value-type="float" office:value="0.0773880032047348">
                <text:p>0.0773880032047348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67484545627842">
                <text:p>1.67484545627842</text:p>
              </table:table-cell>
              <table:table-cell office:value-type="float" office:value="0.0225484055445113">
                <text:p>0.0225484055445113</text:p>
              </table:table-cell>
              <table:table-cell office:value-type="float" office:value="0.0191171264399118">
                <text:p>0.0191171264399118</text:p>
              </table:table-cell>
              <table:table-cell office:value-type="float" office:value="2.32963426921925">
                <text:p>2.32963426921925</text:p>
              </table:table-cell>
              <table:table-cell office:value-type="float" office:value="0.024195964162196">
                <text:p>0.024195964162196</text:p>
              </table:table-cell>
              <table:table-cell office:value-type="float" office:value="0.0240053375452738">
                <text:p>0.0240053375452738</text:p>
              </table:table-cell>
              <table:table-cell office:value-type="float" office:value="1.84122164429073">
                <text:p>1.84122164429073</text:p>
              </table:table-cell>
              <table:table-cell office:value-type="float" office:value="0.0108521009776422">
                <text:p>0.0108521009776422</text:p>
              </table:table-cell>
              <table:table-cell office:value-type="float" office:value="0.013520873614553">
                <text:p>0.013520873614553</text:p>
              </table:table-cell>
              <table:table-cell office:value-type="float" office:value="2.31626317366085">
                <text:p>2.31626317366085</text:p>
              </table:table-cell>
              <table:table-cell office:value-type="float" office:value="0.057991340105117">
                <text:p>0.057991340105117</text:p>
              </table:table-cell>
              <table:table-cell office:value-type="float" office:value="0.0678222270635331">
                <text:p>0.0678222270635331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.71393489984592">
                <text:p>1.71393489984592</text:p>
              </table:table-cell>
              <table:table-cell office:value-type="float" office:value="0.0294453842031219">
                <text:p>0.0294453842031219</text:p>
              </table:table-cell>
              <table:table-cell office:value-type="float" office:value="0.0204851108729148">
                <text:p>0.0204851108729148</text:p>
              </table:table-cell>
              <table:table-cell office:value-type="float" office:value="2.42787817377906">
                <text:p>2.42787817377906</text:p>
              </table:table-cell>
              <table:table-cell office:value-type="float" office:value="0.0668670864875728">
                <text:p>0.0668670864875728</text:p>
              </table:table-cell>
              <table:table-cell office:value-type="float" office:value="0.0297489448650097">
                <text:p>0.0297489448650097</text:p>
              </table:table-cell>
              <table:table-cell office:value-type="float" office:value="1.8893929624171">
                <text:p>1.8893929624171</text:p>
              </table:table-cell>
              <table:table-cell office:value-type="float" office:value="0.0210503617605681">
                <text:p>0.0210503617605681</text:p>
              </table:table-cell>
              <table:table-cell office:value-type="float" office:value="0.014434832853219">
                <text:p>0.014434832853219</text:p>
              </table:table-cell>
              <table:table-cell office:value-type="float" office:value="2.4252612715214">
                <text:p>2.4252612715214</text:p>
              </table:table-cell>
              <table:table-cell office:value-type="float" office:value="0.0516890533931801">
                <text:p>0.0516890533931801</text:p>
              </table:table-cell>
              <table:table-cell office:value-type="float" office:value="0.0503701346553226">
                <text:p>0.0503701346553226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.7586506527513">
                <text:p>1.7586506527513</text:p>
              </table:table-cell>
              <table:table-cell office:value-type="float" office:value="0.196253999184939">
                <text:p>0.196253999184939</text:p>
              </table:table-cell>
              <table:table-cell office:value-type="float" office:value="0.0340475264777662">
                <text:p>0.0340475264777662</text:p>
              </table:table-cell>
              <table:table-cell office:value-type="float" office:value="3.09179739648962">
                <text:p>3.09179739648962</text:p>
              </table:table-cell>
              <table:table-cell office:value-type="float" office:value="0.0444770260585251">
                <text:p>0.0444770260585251</text:p>
              </table:table-cell>
              <table:table-cell office:value-type="float" office:value="0.0290658185037544">
                <text:p>0.0290658185037544</text:p>
              </table:table-cell>
              <table:table-cell office:value-type="float" office:value="2.74324178732534">
                <text:p>2.74324178732534</text:p>
              </table:table-cell>
              <table:table-cell office:value-type="float" office:value="0.0798197497669582">
                <text:p>0.0798197497669582</text:p>
              </table:table-cell>
              <table:table-cell office:value-type="float" office:value="0.0276136986429706">
                <text:p>0.0276136986429706</text:p>
              </table:table-cell>
              <table:table-cell office:value-type="float" office:value="2.38351422374825">
                <text:p>2.38351422374825</text:p>
              </table:table-cell>
              <table:table-cell office:value-type="float" office:value="0.0811781844754334">
                <text:p>0.0811781844754334</text:p>
              </table:table-cell>
              <table:table-cell office:value-type="float" office:value="0.0441725493135221">
                <text:p>0.0441725493135221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.50971690615608">
                <text:p>1.50971690615608</text:p>
              </table:table-cell>
              <table:table-cell office:value-type="float" office:value="0.0206889621719391">
                <text:p>0.0206889621719391</text:p>
              </table:table-cell>
              <table:table-cell office:value-type="float" office:value="0.0060400661374453">
                <text:p>0.0060400661374453</text:p>
              </table:table-cell>
              <table:table-cell office:value-type="float" office:value="2.83682138322265">
                <text:p>2.83682138322265</text:p>
              </table:table-cell>
              <table:table-cell office:value-type="float" office:value="0.217011208652678">
                <text:p>0.217011208652678</text:p>
              </table:table-cell>
              <table:table-cell office:value-type="float" office:value="0.0687135170687592">
                <text:p>0.0687135170687592</text:p>
              </table:table-cell>
              <table:table-cell office:value-type="float" office:value="2.43742063963314">
                <text:p>2.43742063963314</text:p>
              </table:table-cell>
              <table:table-cell office:value-type="float" office:value="0.0381477861312335">
                <text:p>0.0381477861312335</text:p>
              </table:table-cell>
              <table:table-cell office:value-type="float" office:value="0.016333391188373">
                <text:p>0.016333391188373</text:p>
              </table:table-cell>
              <table:table-cell office:value-type="float" office:value="2.98164777242872">
                <text:p>2.98164777242872</text:p>
              </table:table-cell>
              <table:table-cell office:value-type="float" office:value="0.0666855456795988">
                <text:p>0.0666855456795988</text:p>
              </table:table-cell>
              <table:table-cell office:value-type="float" office:value="0.0406325078332679">
                <text:p>0.0406325078332679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.48451920128221">
                <text:p>1.48451920128221</text:p>
              </table:table-cell>
              <table:table-cell office:value-type="float" office:value="0.0173150028641358">
                <text:p>0.0173150028641358</text:p>
              </table:table-cell>
              <table:table-cell office:value-type="float" office:value="0.00734838885127903">
                <text:p>0.00734838885127903</text:p>
              </table:table-cell>
              <table:table-cell office:value-type="float" office:value="2.66306769196943">
                <text:p>2.66306769196943</text:p>
              </table:table-cell>
              <table:table-cell office:value-type="float" office:value="0.383765268158332">
                <text:p>0.383765268158332</text:p>
              </table:table-cell>
              <table:table-cell office:value-type="float" office:value="0.116055361720102">
                <text:p>0.116055361720102</text:p>
              </table:table-cell>
              <table:table-cell office:value-type="float" office:value="2.64222314800349">
                <text:p>2.64222314800349</text:p>
              </table:table-cell>
              <table:table-cell office:value-type="float" office:value="0.0444375010848999">
                <text:p>0.0444375010848999</text:p>
              </table:table-cell>
              <table:table-cell office:value-type="float" office:value="0.0121364138705179">
                <text:p>0.0121364138705179</text:p>
              </table:table-cell>
              <table:table-cell office:value-type="float" office:value="2.83303534748621">
                <text:p>2.83303534748621</text:p>
              </table:table-cell>
              <table:table-cell office:value-type="float" office:value="0.0851718770793915">
                <text:p>0.0851718770793915</text:p>
              </table:table-cell>
              <table:table-cell office:value-type="float" office:value="0.0374507455432311">
                <text:p>0.0374507455432311</text:p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1.63852941948161">
                <text:p>1.63852941948161</text:p>
              </table:table-cell>
              <table:table-cell office:value-type="float" office:value="0.366376985665601">
                <text:p>0.366376985665601</text:p>
              </table:table-cell>
              <table:table-cell office:value-type="float" office:value="0.0420819716577119">
                <text:p>0.0420819716577119</text:p>
              </table:table-cell>
              <table:table-cell office:value-type="float" office:value="2.55660732141764">
                <text:p>2.55660732141764</text:p>
              </table:table-cell>
              <table:table-cell office:value-type="float" office:value="0.0669346774687264">
                <text:p>0.0669346774687264</text:p>
              </table:table-cell>
              <table:table-cell office:value-type="float" office:value="0.0296191778345932">
                <text:p>0.0296191778345932</text:p>
              </table:table-cell>
              <table:table-cell office:value-type="float" office:value="2.74461330355867">
                <text:p>2.74461330355867</text:p>
              </table:table-cell>
              <table:table-cell office:value-type="float" office:value="0.0383795744283878">
                <text:p>0.0383795744283878</text:p>
              </table:table-cell>
              <table:table-cell office:value-type="float" office:value="0.0226225216531932">
                <text:p>0.0226225216531932</text:p>
              </table:table-cell>
              <table:table-cell office:value-type="float" office:value="2.93343556225421">
                <text:p>2.93343556225421</text:p>
              </table:table-cell>
              <table:table-cell office:value-type="float" office:value="0.0651709370563318">
                <text:p>0.0651709370563318</text:p>
              </table:table-cell>
              <table:table-cell office:value-type="float" office:value="0.0342253098206815">
                <text:p>0.0342253098206815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.56259165554237">
                <text:p>1.56259165554237</text:p>
              </table:table-cell>
              <table:table-cell office:value-type="float" office:value="0.0261226861686818">
                <text:p>0.0261226861686818</text:p>
              </table:table-cell>
              <table:table-cell office:value-type="float" office:value="0.012718705542779">
                <text:p>0.012718705542779</text:p>
              </table:table-cell>
              <table:table-cell office:value-type="float" office:value="2.52108591430772">
                <text:p>2.52108591430772</text:p>
              </table:table-cell>
              <table:table-cell office:value-type="float" office:value="0.0375119580502005">
                <text:p>0.0375119580502005</text:p>
              </table:table-cell>
              <table:table-cell office:value-type="float" office:value="0.0218191586466639">
                <text:p>0.0218191586466639</text:p>
              </table:table-cell>
              <table:table-cell office:value-type="float" office:value="2.64571004092463">
                <text:p>2.64571004092463</text:p>
              </table:table-cell>
              <table:table-cell office:value-type="float" office:value="0.0381150001233495">
                <text:p>0.0381150001233495</text:p>
              </table:table-cell>
              <table:table-cell office:value-type="float" office:value="0.0336744175847068">
                <text:p>0.0336744175847068</text:p>
              </table:table-cell>
              <table:table-cell office:value-type="float" office:value="2.2647930332194">
                <text:p>2.2647930332194</text:p>
              </table:table-cell>
              <table:table-cell office:value-type="float" office:value="0.0502991911012919">
                <text:p>0.0502991911012919</text:p>
              </table:table-cell>
              <table:table-cell office:value-type="float" office:value="0.0348530907276799">
                <text:p>0.034853090727679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.45129876412795">
                <text:p>1.45129876412795</text:p>
              </table:table-cell>
              <table:table-cell office:value-type="float" office:value="0.0256918413321055">
                <text:p>0.0256918413321055</text:p>
              </table:table-cell>
              <table:table-cell office:value-type="float" office:value="0.00973262044260088">
                <text:p>0.00973262044260088</text:p>
              </table:table-cell>
              <table:table-cell office:value-type="float" office:value="2.30764414807698">
                <text:p>2.30764414807698</text:p>
              </table:table-cell>
              <table:table-cell office:value-type="float" office:value="0.0405127440411889">
                <text:p>0.0405127440411889</text:p>
              </table:table-cell>
              <table:table-cell office:value-type="float" office:value="0.0138874818011381">
                <text:p>0.0138874818011381</text:p>
              </table:table-cell>
              <table:table-cell office:value-type="float" office:value="2.37839062299016">
                <text:p>2.37839062299016</text:p>
              </table:table-cell>
              <table:table-cell office:value-type="float" office:value="0.022709447699402">
                <text:p>0.022709447699402</text:p>
              </table:table-cell>
              <table:table-cell office:value-type="float" office:value="0.0148550522544961">
                <text:p>0.0148550522544961</text:p>
              </table:table-cell>
              <table:table-cell office:value-type="float" office:value="2.27925449265728">
                <text:p>2.27925449265728</text:p>
              </table:table-cell>
              <table:table-cell office:value-type="float" office:value="0.0416169126761974">
                <text:p>0.0416169126761974</text:p>
              </table:table-cell>
              <table:table-cell office:value-type="float" office:value="0.0267390940580929">
                <text:p>0.0267390940580929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.4936140932955">
                <text:p>1.4936140932955</text:p>
              </table:table-cell>
              <table:table-cell office:value-type="float" office:value="0.026938629315789">
                <text:p>0.026938629315789</text:p>
              </table:table-cell>
              <table:table-cell office:value-type="float" office:value="0.0100572139537953">
                <text:p>0.0100572139537953</text:p>
              </table:table-cell>
              <table:table-cell office:value-type="float" office:value="2.79161678904357">
                <text:p>2.79161678904357</text:p>
              </table:table-cell>
              <table:table-cell office:value-type="float" office:value="0.375642125305157">
                <text:p>0.375642125305157</text:p>
              </table:table-cell>
              <table:table-cell office:value-type="float" office:value="0.121242683306156">
                <text:p>0.121242683306156</text:p>
              </table:table-cell>
              <table:table-cell office:value-type="float" office:value="2.39815067912115">
                <text:p>2.39815067912115</text:p>
              </table:table-cell>
              <table:table-cell office:value-type="float" office:value="0.0409169313715325">
                <text:p>0.0409169313715325</text:p>
              </table:table-cell>
              <table:table-cell office:value-type="float" office:value="0.0129131987972816">
                <text:p>0.0129131987972816</text:p>
              </table:table-cell>
              <table:table-cell office:value-type="float" office:value="2.15017013375058">
                <text:p>2.15017013375058</text:p>
              </table:table-cell>
              <table:table-cell office:value-type="float" office:value="0.0388055762397142">
                <text:p>0.0388055762397142</text:p>
              </table:table-cell>
              <table:table-cell office:value-type="float" office:value="0.031774009595355">
                <text:p>0.031774009595355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.49429507082795">
                <text:p>1.49429507082795</text:p>
              </table:table-cell>
              <table:table-cell office:value-type="float" office:value="0.0175819405252876">
                <text:p>0.0175819405252876</text:p>
              </table:table-cell>
              <table:table-cell office:value-type="float" office:value="0.0141184020535858">
                <text:p>0.0141184020535858</text:p>
              </table:table-cell>
              <table:table-cell office:value-type="float" office:value="2.56569870046527">
                <text:p>2.56569870046527</text:p>
              </table:table-cell>
              <table:table-cell office:value-type="float" office:value="0.0338332027821557">
                <text:p>0.0338332027821557</text:p>
              </table:table-cell>
              <table:table-cell office:value-type="float" office:value="0.0331537074961542">
                <text:p>0.0331537074961542</text:p>
              </table:table-cell>
              <table:table-cell office:value-type="float" office:value="2.64724757221997">
                <text:p>2.64724757221997</text:p>
              </table:table-cell>
              <table:table-cell office:value-type="float" office:value="0.0767357801455252">
                <text:p>0.0767357801455252</text:p>
              </table:table-cell>
              <table:table-cell office:value-type="float" office:value="0.0364945593189947">
                <text:p>0.0364945593189947</text:p>
              </table:table-cell>
              <table:table-cell office:value-type="float" office:value="2.3848585800436">
                <text:p>2.3848585800436</text:p>
              </table:table-cell>
              <table:table-cell office:value-type="float" office:value="0.0369853059144402">
                <text:p>0.0369853059144402</text:p>
              </table:table-cell>
              <table:table-cell office:value-type="float" office:value="0.0246317041175527">
                <text:p>0.0246317041175527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1.57497029366831">
                <text:p>1.57497029366831</text:p>
              </table:table-cell>
              <table:table-cell office:value-type="float" office:value="0.109030724834493">
                <text:p>0.109030724834493</text:p>
              </table:table-cell>
              <table:table-cell office:value-type="float" office:value="0.0369377015786793">
                <text:p>0.0369377015786793</text:p>
              </table:table-cell>
              <table:table-cell office:value-type="float" office:value="2.82018333050416">
                <text:p>2.82018333050416</text:p>
              </table:table-cell>
              <table:table-cell office:value-type="float" office:value="0.042216941096588">
                <text:p>0.042216941096588</text:p>
              </table:table-cell>
              <table:table-cell office:value-type="float" office:value="0.0215243591919878">
                <text:p>0.0215243591919878</text:p>
              </table:table-cell>
              <table:table-cell office:value-type="float" office:value="2.64664742828043">
                <text:p>2.64664742828043</text:p>
              </table:table-cell>
              <table:table-cell office:value-type="float" office:value="0.0387625190969275">
                <text:p>0.0387625190969275</text:p>
              </table:table-cell>
              <table:table-cell office:value-type="float" office:value="0.0152945170599219">
                <text:p>0.0152945170599219</text:p>
              </table:table-cell>
              <table:table-cell office:value-type="float" office:value="2.69893905958241">
                <text:p>2.69893905958241</text:p>
              </table:table-cell>
              <table:table-cell office:value-type="float" office:value="0.0633423866915634">
                <text:p>0.0633423866915634</text:p>
              </table:table-cell>
              <table:table-cell office:value-type="float" office:value="0.0403242233916143">
                <text:p>0.0403242233916143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1.68182116219982">
                <text:p>1.68182116219982</text:p>
              </table:table-cell>
              <table:table-cell office:value-type="float" office:value="0.0290631915416769">
                <text:p>0.0290631915416769</text:p>
              </table:table-cell>
              <table:table-cell office:value-type="float" office:value="0.0144742234243095">
                <text:p>0.0144742234243095</text:p>
              </table:table-cell>
              <table:table-cell office:value-type="float" office:value="3.25628227194492">
                <text:p>3.25628227194492</text:p>
              </table:table-cell>
              <table:table-cell office:value-type="float" office:value="0.314859437751004">
                <text:p>0.314859437751004</text:p>
              </table:table-cell>
              <table:table-cell office:value-type="float" office:value="0.089681173674289">
                <text:p>0.089681173674289</text:p>
              </table:table-cell>
              <table:table-cell office:value-type="float" office:value="2.68162445701172">
                <text:p>2.68162445701172</text:p>
              </table:table-cell>
              <table:table-cell office:value-type="float" office:value="0.0842799770510614">
                <text:p>0.0842799770510614</text:p>
              </table:table-cell>
              <table:table-cell office:value-type="float" office:value="0.0470453241537579">
                <text:p>0.0470453241537579</text:p>
              </table:table-cell>
              <table:table-cell office:value-type="float" office:value="3.14997131382674">
                <text:p>3.14997131382674</text:p>
              </table:table-cell>
              <table:table-cell office:value-type="float" office:value="0.136333087451848">
                <text:p>0.136333087451848</text:p>
              </table:table-cell>
              <table:table-cell office:value-type="float" office:value="0.0407589541840833">
                <text:p>0.0407589541840833</text:p>
              </table:table-cell>
            </table:table-row>
            <table:table-row>
              <table:table-cell office:value-type="string">
                <text:p>nussinov</text:p>
              </table:table-cell>
              <table:table-cell office:value-type="float" office:value="1.43365972233207">
                <text:p>1.43365972233207</text:p>
              </table:table-cell>
              <table:table-cell office:value-type="float" office:value="0.0217504785105272">
                <text:p>0.0217504785105272</text:p>
              </table:table-cell>
              <table:table-cell office:value-type="float" office:value="0.00812017864393017">
                <text:p>0.00812017864393017</text:p>
              </table:table-cell>
              <table:table-cell office:value-type="float" office:value="2.56119925547453">
                <text:p>2.56119925547453</text:p>
              </table:table-cell>
              <table:table-cell office:value-type="float" office:value="0.642348313481078">
                <text:p>0.642348313481078</text:p>
              </table:table-cell>
              <table:table-cell office:value-type="float" office:value="0.0887841350691533">
                <text:p>0.0887841350691533</text:p>
              </table:table-cell>
              <table:table-cell office:value-type="float" office:value="2.62256460551223">
                <text:p>2.62256460551223</text:p>
              </table:table-cell>
              <table:table-cell office:value-type="float" office:value="0.0449878988246832">
                <text:p>0.0449878988246832</text:p>
              </table:table-cell>
              <table:table-cell office:value-type="float" office:value="0.0255732898851047">
                <text:p>0.0255732898851047</text:p>
              </table:table-cell>
              <table:table-cell office:value-type="float" office:value="2.27139324337863">
                <text:p>2.27139324337863</text:p>
              </table:table-cell>
              <table:table-cell office:value-type="float" office:value="0.0462059256212728">
                <text:p>0.0462059256212728</text:p>
              </table:table-cell>
              <table:table-cell office:value-type="float" office:value="0.0204849961244602">
                <text:p>0.0204849961244602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.56717352924426">
                <text:p>1.56717352924426</text:p>
              </table:table-cell>
              <table:table-cell office:value-type="float" office:value="0.0207870607665585">
                <text:p>0.0207870607665585</text:p>
              </table:table-cell>
              <table:table-cell office:value-type="float" office:value="0.0158980492142973">
                <text:p>0.0158980492142973</text:p>
              </table:table-cell>
              <table:table-cell office:value-type="float" office:value="3.67411846653261">
                <text:p>3.67411846653261</text:p>
              </table:table-cell>
              <table:table-cell office:value-type="float" office:value="0.0511024370583571">
                <text:p>0.0511024370583571</text:p>
              </table:table-cell>
              <table:table-cell office:value-type="float" office:value="0.0275072612335554">
                <text:p>0.0275072612335554</text:p>
              </table:table-cell>
              <table:table-cell office:value-type="float" office:value="2.50191661519186">
                <text:p>2.50191661519186</text:p>
              </table:table-cell>
              <table:table-cell office:value-type="float" office:value="0.048136611950041">
                <text:p>0.048136611950041</text:p>
              </table:table-cell>
              <table:table-cell office:value-type="float" office:value="0.0234374657747287">
                <text:p>0.0234374657747287</text:p>
              </table:table-cell>
              <table:table-cell office:value-type="float" office:value="2.57926463308319">
                <text:p>2.57926463308319</text:p>
              </table:table-cell>
              <table:table-cell office:value-type="float" office:value="0.0790959709463041">
                <text:p>0.0790959709463041</text:p>
              </table:table-cell>
              <table:table-cell office:value-type="float" office:value="0.0799808995606023">
                <text:p>0.0799808995606023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71916046638571">
                <text:p>1.71916046638571</text:p>
              </table:table-cell>
              <table:table-cell office:value-type="float" office:value="0.0294072810067322">
                <text:p>0.0294072810067322</text:p>
              </table:table-cell>
              <table:table-cell office:value-type="float" office:value="0.0131791827923148">
                <text:p>0.0131791827923148</text:p>
              </table:table-cell>
              <table:table-cell office:value-type="float" office:value="2.99913450142856">
                <text:p>2.99913450142856</text:p>
              </table:table-cell>
              <table:table-cell office:value-type="float" office:value="0.271048581024927">
                <text:p>0.271048581024927</text:p>
              </table:table-cell>
              <table:table-cell office:value-type="float" office:value="0.0615143274436811">
                <text:p>0.0615143274436811</text:p>
              </table:table-cell>
              <table:table-cell office:value-type="float" office:value="2.82275966186544">
                <text:p>2.82275966186544</text:p>
              </table:table-cell>
              <table:table-cell office:value-type="float" office:value="0.0432847637828189">
                <text:p>0.0432847637828189</text:p>
              </table:table-cell>
              <table:table-cell office:value-type="float" office:value="0.0182000580277451">
                <text:p>0.0182000580277451</text:p>
              </table:table-cell>
              <table:table-cell office:value-type="float" office:value="3.24641137737213">
                <text:p>3.24641137737213</text:p>
              </table:table-cell>
              <table:table-cell office:value-type="float" office:value="0.088207090203638">
                <text:p>0.088207090203638</text:p>
              </table:table-cell>
              <table:table-cell office:value-type="float" office:value="0.0551902867455778">
                <text:p>0.0551902867455778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.51640085437918">
                <text:p>1.51640085437918</text:p>
              </table:table-cell>
              <table:table-cell office:value-type="float" office:value="0.0379876144345114">
                <text:p>0.0379876144345114</text:p>
              </table:table-cell>
              <table:table-cell office:value-type="float" office:value="0.0163055432004028">
                <text:p>0.0163055432004028</text:p>
              </table:table-cell>
              <table:table-cell office:value-type="float" office:value="2.64292522227056">
                <text:p>2.64292522227056</text:p>
              </table:table-cell>
              <table:table-cell office:value-type="float" office:value="0.0802177982628927">
                <text:p>0.0802177982628927</text:p>
              </table:table-cell>
              <table:table-cell office:value-type="float" office:value="0.0237056008758853">
                <text:p>0.0237056008758853</text:p>
              </table:table-cell>
              <table:table-cell office:value-type="float" office:value="2.93964114119251">
                <text:p>2.93964114119251</text:p>
              </table:table-cell>
              <table:table-cell office:value-type="float" office:value="0.085687193598999">
                <text:p>0.085687193598999</text:p>
              </table:table-cell>
              <table:table-cell office:value-type="float" office:value="0.0309101484410513">
                <text:p>0.0309101484410513</text:p>
              </table:table-cell>
              <table:table-cell office:value-type="float" office:value="2.6481697809798">
                <text:p>2.6481697809798</text:p>
              </table:table-cell>
              <table:table-cell office:value-type="float" office:value="0.0499381699276124">
                <text:p>0.0499381699276124</text:p>
              </table:table-cell>
              <table:table-cell office:value-type="float" office:value="0.0359152072651557">
                <text:p>0.0359152072651557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.56161404770858">
                <text:p>1.56161404770858</text:p>
              </table:table-cell>
              <table:table-cell office:value-type="float" office:value="0.0249824240145186">
                <text:p>0.0249824240145186</text:p>
              </table:table-cell>
              <table:table-cell office:value-type="float" office:value="0.0103698314340369">
                <text:p>0.0103698314340369</text:p>
              </table:table-cell>
              <table:table-cell office:value-type="float" office:value="2.6921586580122">
                <text:p>2.6921586580122</text:p>
              </table:table-cell>
              <table:table-cell office:value-type="float" office:value="0.0354135670258163">
                <text:p>0.0354135670258163</text:p>
              </table:table-cell>
              <table:table-cell office:value-type="float" office:value="0.0245082811503687">
                <text:p>0.0245082811503687</text:p>
              </table:table-cell>
              <table:table-cell office:value-type="float" office:value="2.876857740791">
                <text:p>2.876857740791</text:p>
              </table:table-cell>
              <table:table-cell office:value-type="float" office:value="0.053811127642529">
                <text:p>0.053811127642529</text:p>
              </table:table-cell>
              <table:table-cell office:value-type="float" office:value="0.0331327763517159">
                <text:p>0.0331327763517159</text:p>
              </table:table-cell>
              <table:table-cell office:value-type="float" office:value="2.47883933096807">
                <text:p>2.47883933096807</text:p>
              </table:table-cell>
              <table:table-cell office:value-type="float" office:value="0.232832758366987">
                <text:p>0.232832758366987</text:p>
              </table:table-cell>
              <table:table-cell office:value-type="float" office:value="0.0512932655363537">
                <text:p>0.051293265536353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.61244625131513">
                <text:p>1.61244625131513</text:p>
              </table:table-cell>
              <table:table-cell office:value-type="float" office:value="0.0226058963450894">
                <text:p>0.0226058963450894</text:p>
              </table:table-cell>
              <table:table-cell office:value-type="float" office:value="0.013342825122364">
                <text:p>0.013342825122364</text:p>
              </table:table-cell>
              <table:table-cell office:value-type="float" office:value="2.86794977356937">
                <text:p>2.86794977356937</text:p>
              </table:table-cell>
              <table:table-cell office:value-type="float" office:value="0.0291758153789854">
                <text:p>0.0291758153789854</text:p>
              </table:table-cell>
              <table:table-cell office:value-type="float" office:value="0.044302639403504">
                <text:p>0.044302639403504</text:p>
              </table:table-cell>
              <table:table-cell office:value-type="float" office:value="2.52480730524679">
                <text:p>2.52480730524679</text:p>
              </table:table-cell>
              <table:table-cell office:value-type="float" office:value="0.0287183797630484">
                <text:p>0.0287183797630484</text:p>
              </table:table-cell>
              <table:table-cell office:value-type="float" office:value="0.0200128081972462">
                <text:p>0.0200128081972462</text:p>
              </table:table-cell>
              <table:table-cell office:value-type="float" office:value="2.23223434426604">
                <text:p>2.23223434426604</text:p>
              </table:table-cell>
              <table:table-cell office:value-type="float" office:value="0.0249559718219661">
                <text:p>0.0249559718219661</text:p>
              </table:table-cell>
              <table:table-cell office:value-type="float" office:value="0.0294502767485476">
                <text:p>0.0294502767485476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1.57824918362912">
                <text:p>1.57824918362912</text:p>
              </table:table-cell>
              <table:table-cell office:value-type="float" office:value="0.126844915666893">
                <text:p>0.126844915666893</text:p>
              </table:table-cell>
              <table:table-cell office:value-type="float" office:value="0.0163136624860041">
                <text:p>0.0163136624860041</text:p>
              </table:table-cell>
              <table:table-cell office:value-type="float" office:value="3.02077859911582">
                <text:p>3.02077859911582</text:p>
              </table:table-cell>
              <table:table-cell office:value-type="float" office:value="0.334793218138152">
                <text:p>0.334793218138152</text:p>
              </table:table-cell>
              <table:table-cell office:value-type="float" office:value="0.127287832978908">
                <text:p>0.127287832978908</text:p>
              </table:table-cell>
              <table:table-cell office:value-type="float" office:value="2.77467063183117">
                <text:p>2.77467063183117</text:p>
              </table:table-cell>
              <table:table-cell office:value-type="float" office:value="0.0401651723938718">
                <text:p>0.0401651723938718</text:p>
              </table:table-cell>
              <table:table-cell office:value-type="float" office:value="0.0279973259898927">
                <text:p>0.0279973259898927</text:p>
              </table:table-cell>
              <table:table-cell office:value-type="float" office:value="2.50251582535303">
                <text:p>2.50251582535303</text:p>
              </table:table-cell>
              <table:table-cell office:value-type="float" office:value="0.0291940280440937">
                <text:p>0.0291940280440937</text:p>
              </table:table-cell>
              <table:table-cell office:value-type="float" office:value="0.0231032272440915">
                <text:p>0.0231032272440915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.55522090949045">
                <text:p>1.55522090949045</text:p>
              </table:table-cell>
              <table:table-cell office:value-type="float" office:value="0.0364894909645562">
                <text:p>0.0364894909645562</text:p>
              </table:table-cell>
              <table:table-cell office:value-type="float" office:value="0.0185582068715907">
                <text:p>0.0185582068715907</text:p>
              </table:table-cell>
              <table:table-cell office:value-type="float" office:value="2.44647242832398">
                <text:p>2.44647242832398</text:p>
              </table:table-cell>
              <table:table-cell office:value-type="float" office:value="0.128044776505261">
                <text:p>0.128044776505261</text:p>
              </table:table-cell>
              <table:table-cell office:value-type="float" office:value="0.0358031074687831">
                <text:p>0.0358031074687831</text:p>
              </table:table-cell>
              <table:table-cell office:value-type="float" office:value="2.60886481735219">
                <text:p>2.60886481735219</text:p>
              </table:table-cell>
              <table:table-cell office:value-type="float" office:value="0.0544957472660996">
                <text:p>0.0544957472660996</text:p>
              </table:table-cell>
              <table:table-cell office:value-type="float" office:value="0.0258460225950725">
                <text:p>0.0258460225950725</text:p>
              </table:table-cell>
              <table:table-cell office:value-type="float" office:value="2.74483596597813">
                <text:p>2.74483596597813</text:p>
              </table:table-cell>
              <table:table-cell office:value-type="float" office:value="0.242350249476487">
                <text:p>0.242350249476487</text:p>
              </table:table-cell>
              <table:table-cell office:value-type="float" office:value="0.0445115172823867">
                <text:p>0.0445115172823867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52395281588912">
                <text:p>1.52395281588912</text:p>
              </table:table-cell>
              <table:table-cell office:value-type="float" office:value="0.0181498861786799">
                <text:p>0.0181498861786799</text:p>
              </table:table-cell>
              <table:table-cell office:value-type="float" office:value="0.0145120784835756">
                <text:p>0.0145120784835756</text:p>
              </table:table-cell>
              <table:table-cell office:value-type="float" office:value="2.35680047430211">
                <text:p>2.35680047430211</text:p>
              </table:table-cell>
              <table:table-cell office:value-type="float" office:value="0.125303010811627">
                <text:p>0.125303010811627</text:p>
              </table:table-cell>
              <table:table-cell office:value-type="float" office:value="0.0283910083953711">
                <text:p>0.0283910083953711</text:p>
              </table:table-cell>
              <table:table-cell office:value-type="float" office:value="2.47384346911723">
                <text:p>2.47384346911723</text:p>
              </table:table-cell>
              <table:table-cell office:value-type="float" office:value="0.10416412642836">
                <text:p>0.10416412642836</text:p>
              </table:table-cell>
              <table:table-cell office:value-type="float" office:value="0.0255451957335183">
                <text:p>0.0255451957335183</text:p>
              </table:table-cell>
              <table:table-cell office:value-type="float" office:value="2.5877878392966">
                <text:p>2.5877878392966</text:p>
              </table:table-cell>
              <table:table-cell office:value-type="float" office:value="0.194769253141972">
                <text:p>0.194769253141972</text:p>
              </table:table-cell>
              <table:table-cell office:value-type="float" office:value="0.0310365850248058">
                <text:p>0.0310365850248058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56486798619607">
                <text:p>1.56486798619607</text:p>
              </table:table-cell>
              <table:table-cell office:value-type="float" office:value="0.0258378676940493">
                <text:p>0.0258378676940493</text:p>
              </table:table-cell>
              <table:table-cell office:value-type="float" office:value="0.0129925411287819">
                <text:p>0.0129925411287819</text:p>
              </table:table-cell>
              <table:table-cell office:value-type="float" office:value="2.50334371062866">
                <text:p>2.50334371062866</text:p>
              </table:table-cell>
              <table:table-cell office:value-type="float" office:value="0.260752369127394">
                <text:p>0.260752369127394</text:p>
              </table:table-cell>
              <table:table-cell office:value-type="float" office:value="0.0490133200650027">
                <text:p>0.0490133200650027</text:p>
              </table:table-cell>
              <table:table-cell office:value-type="float" office:value="2.62243915131375">
                <text:p>2.62243915131375</text:p>
              </table:table-cell>
              <table:table-cell office:value-type="float" office:value="0.0151128873226578">
                <text:p>0.0151128873226578</text:p>
              </table:table-cell>
              <table:table-cell office:value-type="float" office:value="0.0230887213102781">
                <text:p>0.0230887213102781</text:p>
              </table:table-cell>
              <table:table-cell office:value-type="float" office:value="2.83318421677287">
                <text:p>2.83318421677287</text:p>
              </table:table-cell>
              <table:table-cell office:value-type="float" office:value="0.106232996147315">
                <text:p>0.106232996147315</text:p>
              </table:table-cell>
              <table:table-cell office:value-type="float" office:value="0.0361257691675644">
                <text:p>0.03612576916756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LM Mono 10'" style:font-style-name="10 Regular" style:font-pitch="fixed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72bf4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fb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f45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a096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7da7d8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1b75b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f04e4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ba131a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001cm" svg:height="12.485cm" xlink:href=".." xlink:type="simple" chart:class="chart:bar" chart:style-name="ch1">
        <chart:legend svg:x="1.843cm" svg:y="0.264cm" style:legend-expansion="custom" chartooo:width="18.617cm" chartooo:height="1.119cm" style:legend-expansion-aspect-ratio="16.6371760500447" chart:style-name="ch2"/>
        <chart:plot-area chart:style-name="ch3" table:cell-range-address="Sheet1.K4:Sheet1.S28" chart:data-source-has-labels="both" svg:x="0.753cm" svg:y="0.065cm" svg:width="20.91cm" svg:height="12.141cm">
          <chartooo:coordinate-region svg:x="1.543cm" svg:y="0.264cm" svg:width="20.12cm" svg:height="9.933cm"/>
          <chart:axis chart:dimension="x" chart:name="primary-x" chart:style-name="ch4" chartooo:axis-type="auto">
            <chartooo:date-scale/>
            <chart:categories table:cell-range-address="Sheet1.K5:Sheet1.K28"/>
          </chart:axis>
          <chart:axis chart:dimension="y" chart:name="primary-y" chart:style-name="ch5">
            <chart:title svg:x="0cm" svg:y="8.97cm" chart:style-name="ch6">
              <text:p>output bytes per byte of input code</text:p>
            </chart:title>
            <chart:grid chart:style-name="ch7" chart:class="major"/>
          </chart:axis>
          <chart:series chart:style-name="ch8" chart:values-cell-range-address="Sheet1.L5:Sheet1.L28" chart:label-cell-address="Sheet1.L4:Sheet1.L4" chart:class="chart:bar">
            <chart:data-point chart:repeated="24"/>
          </chart:series>
          <chart:series chart:style-name="ch9" chart:values-cell-range-address="Sheet1.M5:Sheet1.M28" chart:label-cell-address="Sheet1.M4:Sheet1.M4" chart:class="chart:bar">
            <chart:data-point chart:repeated="24"/>
          </chart:series>
          <chart:series chart:style-name="ch10" chart:values-cell-range-address="Sheet1.N5:Sheet1.N28" chart:label-cell-address="Sheet1.N4:Sheet1.N4" chart:class="chart:bar">
            <chart:data-point chart:repeated="24"/>
          </chart:series>
          <chart:series chart:style-name="ch11" chart:values-cell-range-address="Sheet1.O5:Sheet1.O28" chart:label-cell-address="Sheet1.O4:Sheet1.O4" chart:class="chart:bar">
            <chart:data-point chart:repeated="24"/>
          </chart:series>
          <chart:series chart:style-name="ch12" chart:values-cell-range-address="Sheet1.P5:Sheet1.P28" chart:label-cell-address="Sheet1.P4:Sheet1.P4" chart:class="chart:bar">
            <chart:data-point chart:repeated="24"/>
          </chart:series>
          <chart:series chart:style-name="ch13" chart:values-cell-range-address="Sheet1.Q5:Sheet1.Q28" chart:label-cell-address="Sheet1.Q4:Sheet1.Q4" chart:class="chart:bar">
            <chart:data-point chart:repeated="24"/>
          </chart:series>
          <chart:series chart:style-name="ch14" chart:values-cell-range-address="Sheet1.R5:Sheet1.R28" chart:label-cell-address="Sheet1.R4:Sheet1.R4" chart:class="chart:bar">
            <chart:data-point chart:repeated="24"/>
          </chart:series>
          <chart:series chart:style-name="ch15" chart:values-cell-range-address="Sheet1.S5:Sheet1.S28" chart:label-cell-address="Sheet1.S4:Sheet1.S4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zard</text:p>
                <draw:g>
                  <svg:desc>Sheet1.L4:Sheet1.L4</svg:desc>
                </draw:g>
              </table:table-cell>
              <table:table-cell office:value-type="string">
                <text:p>wasm3</text:p>
                <draw:g>
                  <svg:desc>Sheet1.M4:Sheet1.M4</svg:desc>
                </draw:g>
              </table:table-cell>
              <table:table-cell office:value-type="string">
                <text:p>wamr</text:p>
                <draw:g>
                  <svg:desc>Sheet1.N4:Sheet1.N4</svg:desc>
                </draw:g>
              </table:table-cell>
              <table:table-cell office:value-type="string">
                <text:p>jsc-int</text:p>
                <draw:g>
                  <svg:desc>Sheet1.O4:Sheet1.O4</svg:desc>
                </draw:g>
              </table:table-cell>
              <table:table-cell office:value-type="string">
                <text:p>v8-liftoff</text:p>
                <draw:g>
                  <svg:desc>Sheet1.P4:Sheet1.P4</svg:desc>
                </draw:g>
              </table:table-cell>
              <table:table-cell office:value-type="string">
                <text:p>sm-base</text:p>
                <draw:g>
                  <svg:desc>Sheet1.Q4:Sheet1.Q4</svg:desc>
                </draw:g>
              </table:table-cell>
              <table:table-cell office:value-type="string">
                <text:p>v8-turbofan</text:p>
                <draw:g>
                  <svg:desc>Sheet1.R4:Sheet1.R4</svg:desc>
                </draw:g>
              </table:table-cell>
              <table:table-cell office:value-type="string">
                <text:p>sm-opt</text:p>
                <draw:g>
                  <svg:desc>Sheet1.S4:Sheet1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ssinov</text:p>
                <draw:g>
                  <svg:desc>Sheet1.K5:Sheet1.K28</svg:desc>
                </draw:g>
              </table:table-cell>
              <table:table-cell office:value-type="float" office:value="0.372197">
                <text:p>0.372197</text:p>
                <draw:g>
                  <svg:desc>Sheet1.L5:Sheet1.L28</svg:desc>
                </draw:g>
              </table:table-cell>
              <table:table-cell office:value-type="float" office:value="2.51224">
                <text:p>2.51224</text:p>
                <draw:g>
                  <svg:desc>Sheet1.M5:Sheet1.M28</svg:desc>
                </draw:g>
              </table:table-cell>
              <table:table-cell office:value-type="float" office:value="3.85153">
                <text:p>3.85153</text:p>
                <draw:g>
                  <svg:desc>Sheet1.N5:Sheet1.N28</svg:desc>
                </draw:g>
              </table:table-cell>
              <table:table-cell office:value-type="float" office:value="1.01748">
                <text:p>1.01748</text:p>
                <draw:g>
                  <svg:desc>Sheet1.O5:Sheet1.O28</svg:desc>
                </draw:g>
              </table:table-cell>
              <table:table-cell office:value-type="float" office:value="2.52607">
                <text:p>2.52607</text:p>
                <draw:g>
                  <svg:desc>Sheet1.P5:Sheet1.P28</svg:desc>
                </draw:g>
              </table:table-cell>
              <table:table-cell office:value-type="float" office:value="2.27772">
                <text:p>2.27772</text:p>
                <draw:g>
                  <svg:desc>Sheet1.Q5:Sheet1.Q28</svg:desc>
                </draw:g>
              </table:table-cell>
              <table:table-cell office:value-type="float" office:value="2.45785">
                <text:p>2.45785</text:p>
                <draw:g>
                  <svg:desc>Sheet1.R5:Sheet1.R28</svg:desc>
                </draw:g>
              </table:table-cell>
              <table:table-cell office:value-type="float" office:value="1.80761">
                <text:p>1.80761</text:p>
                <draw:g>
                  <svg:desc>Sheet1.S5:Sheet1.S28</svg:desc>
                </draw:g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0.348444">
                <text:p>0.348444</text:p>
              </table:table-cell>
              <table:table-cell office:value-type="float" office:value="2.43622">
                <text:p>2.43622</text:p>
              </table:table-cell>
              <table:table-cell office:value-type="float" office:value="3.80408">
                <text:p>3.80408</text:p>
              </table:table-cell>
              <table:table-cell office:value-type="float" office:value="1.01679">
                <text:p>1.01679</text:p>
              </table:table-cell>
              <table:table-cell office:value-type="float" office:value="2.55192">
                <text:p>2.55192</text:p>
              </table:table-cell>
              <table:table-cell office:value-type="float" office:value="2.32636">
                <text:p>2.32636</text:p>
              </table:table-cell>
              <table:table-cell office:value-type="float" office:value="2.59251">
                <text:p>2.59251</text:p>
              </table:table-cell>
              <table:table-cell office:value-type="float" office:value="1.74847">
                <text:p>1.74847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0.34919">
                <text:p>0.34919</text:p>
              </table:table-cell>
              <table:table-cell office:value-type="float" office:value="2.4212">
                <text:p>2.4212</text:p>
              </table:table-cell>
              <table:table-cell office:value-type="float" office:value="3.81295">
                <text:p>3.81295</text:p>
              </table:table-cell>
              <table:table-cell office:value-type="float" office:value="1.06743">
                <text:p>1.06743</text:p>
              </table:table-cell>
              <table:table-cell office:value-type="float" office:value="2.55531">
                <text:p>2.55531</text:p>
              </table:table-cell>
              <table:table-cell office:value-type="float" office:value="2.3294">
                <text:p>2.3294</text:p>
              </table:table-cell>
              <table:table-cell office:value-type="float" office:value="2.58009">
                <text:p>2.58009</text:p>
              </table:table-cell>
              <table:table-cell office:value-type="float" office:value="1.78031">
                <text:p>1.78031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0.360906">
                <text:p>0.360906</text:p>
              </table:table-cell>
              <table:table-cell office:value-type="float" office:value="1.98618">
                <text:p>1.98618</text:p>
              </table:table-cell>
              <table:table-cell office:value-type="float" office:value="3.76941">
                <text:p>3.76941</text:p>
              </table:table-cell>
              <table:table-cell office:value-type="float" office:value="1.03107">
                <text:p>1.03107</text:p>
              </table:table-cell>
              <table:table-cell office:value-type="float" office:value="2.70139">
                <text:p>2.70139</text:p>
              </table:table-cell>
              <table:table-cell office:value-type="float" office:value="2.54488">
                <text:p>2.54488</text:p>
              </table:table-cell>
              <table:table-cell office:value-type="float" office:value="2.62112">
                <text:p>2.62112</text:p>
              </table:table-cell>
              <table:table-cell office:value-type="float" office:value="1.90034">
                <text:p>1.9003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0.345483">
                <text:p>0.345483</text:p>
              </table:table-cell>
              <table:table-cell office:value-type="float" office:value="2.26342">
                <text:p>2.26342</text:p>
              </table:table-cell>
              <table:table-cell office:value-type="float" office:value="3.74443">
                <text:p>3.74443</text:p>
              </table:table-cell>
              <table:table-cell office:value-type="float" office:value="1.0103">
                <text:p>1.0103</text:p>
              </table:table-cell>
              <table:table-cell office:value-type="float" office:value="2.55567">
                <text:p>2.55567</text:p>
              </table:table-cell>
              <table:table-cell office:value-type="float" office:value="2.33221">
                <text:p>2.33221</text:p>
              </table:table-cell>
              <table:table-cell office:value-type="float" office:value="2.72353">
                <text:p>2.72353</text:p>
              </table:table-cell>
              <table:table-cell office:value-type="float" office:value="1.76599">
                <text:p>1.76599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0.343677">
                <text:p>0.343677</text:p>
              </table:table-cell>
              <table:table-cell office:value-type="float" office:value="2.51427">
                <text:p>2.51427</text:p>
              </table:table-cell>
              <table:table-cell office:value-type="float" office:value="3.8095">
                <text:p>3.8095</text:p>
              </table:table-cell>
              <table:table-cell office:value-type="float" office:value="1.02259">
                <text:p>1.02259</text:p>
              </table:table-cell>
              <table:table-cell office:value-type="float" office:value="2.68061">
                <text:p>2.68061</text:p>
              </table:table-cell>
              <table:table-cell office:value-type="float" office:value="2.33969">
                <text:p>2.33969</text:p>
              </table:table-cell>
              <table:table-cell office:value-type="float" office:value="2.64023">
                <text:p>2.64023</text:p>
              </table:table-cell>
              <table:table-cell office:value-type="float" office:value="1.78236">
                <text:p>1.78236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0.358305">
                <text:p>0.358305</text:p>
              </table:table-cell>
              <table:table-cell office:value-type="float" office:value="2.09304">
                <text:p>2.09304</text:p>
              </table:table-cell>
              <table:table-cell office:value-type="float" office:value="3.77957">
                <text:p>3.77957</text:p>
              </table:table-cell>
              <table:table-cell office:value-type="float" office:value="1.012">
                <text:p>1.012</text:p>
              </table:table-cell>
              <table:table-cell office:value-type="float" office:value="2.6085">
                <text:p>2.6085</text:p>
              </table:table-cell>
              <table:table-cell office:value-type="float" office:value="2.34933">
                <text:p>2.34933</text:p>
              </table:table-cell>
              <table:table-cell office:value-type="float" office:value="2.64519">
                <text:p>2.64519</text:p>
              </table:table-cell>
              <table:table-cell office:value-type="float" office:value="1.76359">
                <text:p>1.76359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0.356952">
                <text:p>0.356952</text:p>
              </table:table-cell>
              <table:table-cell office:value-type="float" office:value="1.96858">
                <text:p>1.96858</text:p>
              </table:table-cell>
              <table:table-cell office:value-type="float" office:value="3.78028">
                <text:p>3.78028</text:p>
              </table:table-cell>
              <table:table-cell office:value-type="float" office:value="1.05018">
                <text:p>1.05018</text:p>
              </table:table-cell>
              <table:table-cell office:value-type="float" office:value="2.58683">
                <text:p>2.58683</text:p>
              </table:table-cell>
              <table:table-cell office:value-type="float" office:value="2.36151">
                <text:p>2.36151</text:p>
              </table:table-cell>
              <table:table-cell office:value-type="float" office:value="2.63504">
                <text:p>2.63504</text:p>
              </table:table-cell>
              <table:table-cell office:value-type="float" office:value="1.79246">
                <text:p>1.79246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0.350335">
                <text:p>0.350335</text:p>
              </table:table-cell>
              <table:table-cell office:value-type="float" office:value="2.39955">
                <text:p>2.39955</text:p>
              </table:table-cell>
              <table:table-cell office:value-type="float" office:value="3.80648">
                <text:p>3.80648</text:p>
              </table:table-cell>
              <table:table-cell office:value-type="float" office:value="1.0202">
                <text:p>1.0202</text:p>
              </table:table-cell>
              <table:table-cell office:value-type="float" office:value="2.55158">
                <text:p>2.55158</text:p>
              </table:table-cell>
              <table:table-cell office:value-type="float" office:value="2.32407">
                <text:p>2.32407</text:p>
              </table:table-cell>
              <table:table-cell office:value-type="float" office:value="2.71693">
                <text:p>2.71693</text:p>
              </table:table-cell>
              <table:table-cell office:value-type="float" office:value="1.78813">
                <text:p>1.78813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0.34498">
                <text:p>0.34498</text:p>
              </table:table-cell>
              <table:table-cell office:value-type="float" office:value="2.52151">
                <text:p>2.52151</text:p>
              </table:table-cell>
              <table:table-cell office:value-type="float" office:value="3.8119">
                <text:p>3.8119</text:p>
              </table:table-cell>
              <table:table-cell office:value-type="float" office:value="1.02373">
                <text:p>1.02373</text:p>
              </table:table-cell>
              <table:table-cell office:value-type="float" office:value="2.55601">
                <text:p>2.55601</text:p>
              </table:table-cell>
              <table:table-cell office:value-type="float" office:value="2.33239">
                <text:p>2.33239</text:p>
              </table:table-cell>
              <table:table-cell office:value-type="float" office:value="2.58187">
                <text:p>2.58187</text:p>
              </table:table-cell>
              <table:table-cell office:value-type="float" office:value="1.76564">
                <text:p>1.76564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0.350803">
                <text:p>0.350803</text:p>
              </table:table-cell>
              <table:table-cell office:value-type="float" office:value="2.39104">
                <text:p>2.39104</text:p>
              </table:table-cell>
              <table:table-cell office:value-type="float" office:value="3.80471">
                <text:p>3.80471</text:p>
              </table:table-cell>
              <table:table-cell office:value-type="float" office:value="1.03306">
                <text:p>1.03306</text:p>
              </table:table-cell>
              <table:table-cell office:value-type="float" office:value="2.56454">
                <text:p>2.56454</text:p>
              </table:table-cell>
              <table:table-cell office:value-type="float" office:value="2.33763">
                <text:p>2.33763</text:p>
              </table:table-cell>
              <table:table-cell office:value-type="float" office:value="2.61205">
                <text:p>2.61205</text:p>
              </table:table-cell>
              <table:table-cell office:value-type="float" office:value="1.78428">
                <text:p>1.78428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0.349247">
                <text:p>0.349247</text:p>
              </table:table-cell>
              <table:table-cell office:value-type="float" office:value="2.44408">
                <text:p>2.44408</text:p>
              </table:table-cell>
              <table:table-cell office:value-type="float" office:value="3.78611">
                <text:p>3.78611</text:p>
              </table:table-cell>
              <table:table-cell office:value-type="float" office:value="1.01097">
                <text:p>1.01097</text:p>
              </table:table-cell>
              <table:table-cell office:value-type="float" office:value="2.55206">
                <text:p>2.55206</text:p>
              </table:table-cell>
              <table:table-cell office:value-type="float" office:value="2.31364">
                <text:p>2.31364</text:p>
              </table:table-cell>
              <table:table-cell office:value-type="float" office:value="2.58818">
                <text:p>2.58818</text:p>
              </table:table-cell>
              <table:table-cell office:value-type="float" office:value="1.77784">
                <text:p>1.77784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0.351681">
                <text:p>0.351681</text:p>
              </table:table-cell>
              <table:table-cell office:value-type="float" office:value="2.39354">
                <text:p>2.39354</text:p>
              </table:table-cell>
              <table:table-cell office:value-type="float" office:value="3.80554">
                <text:p>3.80554</text:p>
              </table:table-cell>
              <table:table-cell office:value-type="float" office:value="1.01658">
                <text:p>1.01658</text:p>
              </table:table-cell>
              <table:table-cell office:value-type="float" office:value="2.55781">
                <text:p>2.55781</text:p>
              </table:table-cell>
              <table:table-cell office:value-type="float" office:value="2.32019">
                <text:p>2.32019</text:p>
              </table:table-cell>
              <table:table-cell office:value-type="float" office:value="2.57314">
                <text:p>2.57314</text:p>
              </table:table-cell>
              <table:table-cell office:value-type="float" office:value="1.80293">
                <text:p>1.80293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0.349738">
                <text:p>0.349738</text:p>
              </table:table-cell>
              <table:table-cell office:value-type="float" office:value="2.42737">
                <text:p>2.42737</text:p>
              </table:table-cell>
              <table:table-cell office:value-type="float" office:value="3.80793">
                <text:p>3.80793</text:p>
              </table:table-cell>
              <table:table-cell office:value-type="float" office:value="1.02604">
                <text:p>1.02604</text:p>
              </table:table-cell>
              <table:table-cell office:value-type="float" office:value="2.5611">
                <text:p>2.5611</text:p>
              </table:table-cell>
              <table:table-cell office:value-type="float" office:value="2.32381">
                <text:p>2.32381</text:p>
              </table:table-cell>
              <table:table-cell office:value-type="float" office:value="2.58928">
                <text:p>2.58928</text:p>
              </table:table-cell>
              <table:table-cell office:value-type="float" office:value="1.77122">
                <text:p>1.77122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0.352389">
                <text:p>0.352389</text:p>
              </table:table-cell>
              <table:table-cell office:value-type="float" office:value="2.41717">
                <text:p>2.41717</text:p>
              </table:table-cell>
              <table:table-cell office:value-type="float" office:value="3.81662">
                <text:p>3.81662</text:p>
              </table:table-cell>
              <table:table-cell office:value-type="float" office:value="1.01942">
                <text:p>1.01942</text:p>
              </table:table-cell>
              <table:table-cell office:value-type="float" office:value="2.56164">
                <text:p>2.56164</text:p>
              </table:table-cell>
              <table:table-cell office:value-type="float" office:value="2.33111">
                <text:p>2.33111</text:p>
              </table:table-cell>
              <table:table-cell office:value-type="float" office:value="2.6239">
                <text:p>2.6239</text:p>
              </table:table-cell>
              <table:table-cell office:value-type="float" office:value="1.79074">
                <text:p>1.7907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0.345334">
                <text:p>0.345334</text:p>
              </table:table-cell>
              <table:table-cell office:value-type="float" office:value="2.36118">
                <text:p>2.36118</text:p>
              </table:table-cell>
              <table:table-cell office:value-type="float" office:value="3.81078">
                <text:p>3.81078</text:p>
              </table:table-cell>
              <table:table-cell office:value-type="float" office:value="1.02112">
                <text:p>1.02112</text:p>
              </table:table-cell>
              <table:table-cell office:value-type="float" office:value="2.5778">
                <text:p>2.5778</text:p>
              </table:table-cell>
              <table:table-cell office:value-type="float" office:value="2.3431">
                <text:p>2.3431</text:p>
              </table:table-cell>
              <table:table-cell office:value-type="float" office:value="2.57073">
                <text:p>2.57073</text:p>
              </table:table-cell>
              <table:table-cell office:value-type="float" office:value="1.78085">
                <text:p>1.78085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0.351241">
                <text:p>0.351241</text:p>
              </table:table-cell>
              <table:table-cell office:value-type="float" office:value="2.42464">
                <text:p>2.42464</text:p>
              </table:table-cell>
              <table:table-cell office:value-type="float" office:value="3.81636">
                <text:p>3.81636</text:p>
              </table:table-cell>
              <table:table-cell office:value-type="float" office:value="1.02074">
                <text:p>1.02074</text:p>
              </table:table-cell>
              <table:table-cell office:value-type="float" office:value="2.55406">
                <text:p>2.55406</text:p>
              </table:table-cell>
              <table:table-cell office:value-type="float" office:value="2.32836">
                <text:p>2.32836</text:p>
              </table:table-cell>
              <table:table-cell office:value-type="float" office:value="2.55329">
                <text:p>2.55329</text:p>
              </table:table-cell>
              <table:table-cell office:value-type="float" office:value="1.80319">
                <text:p>1.80319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0.349024">
                <text:p>0.349024</text:p>
              </table:table-cell>
              <table:table-cell office:value-type="float" office:value="2.53106">
                <text:p>2.53106</text:p>
              </table:table-cell>
              <table:table-cell office:value-type="float" office:value="3.81114">
                <text:p>3.81114</text:p>
              </table:table-cell>
              <table:table-cell office:value-type="float" office:value="1.05151">
                <text:p>1.05151</text:p>
              </table:table-cell>
              <table:table-cell office:value-type="float" office:value="2.56195">
                <text:p>2.56195</text:p>
              </table:table-cell>
              <table:table-cell office:value-type="float" office:value="2.33005">
                <text:p>2.33005</text:p>
              </table:table-cell>
              <table:table-cell office:value-type="float" office:value="2.66524">
                <text:p>2.66524</text:p>
              </table:table-cell>
              <table:table-cell office:value-type="float" office:value="1.84149">
                <text:p>1.84149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0.349665">
                <text:p>0.349665</text:p>
              </table:table-cell>
              <table:table-cell office:value-type="float" office:value="2.46441">
                <text:p>2.46441</text:p>
              </table:table-cell>
              <table:table-cell office:value-type="float" office:value="3.80826">
                <text:p>3.80826</text:p>
              </table:table-cell>
              <table:table-cell office:value-type="float" office:value="1.02022">
                <text:p>1.02022</text:p>
              </table:table-cell>
              <table:table-cell office:value-type="float" office:value="2.58844">
                <text:p>2.58844</text:p>
              </table:table-cell>
              <table:table-cell office:value-type="float" office:value="2.32872">
                <text:p>2.32872</text:p>
              </table:table-cell>
              <table:table-cell office:value-type="float" office:value="2.6376">
                <text:p>2.6376</text:p>
              </table:table-cell>
              <table:table-cell office:value-type="float" office:value="1.75045">
                <text:p>1.75045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0.346835">
                <text:p>0.346835</text:p>
              </table:table-cell>
              <table:table-cell office:value-type="float" office:value="2.42494">
                <text:p>2.42494</text:p>
              </table:table-cell>
              <table:table-cell office:value-type="float" office:value="3.81029">
                <text:p>3.81029</text:p>
              </table:table-cell>
              <table:table-cell office:value-type="float" office:value="1.02056">
                <text:p>1.02056</text:p>
              </table:table-cell>
              <table:table-cell office:value-type="float" office:value="2.5651">
                <text:p>2.5651</text:p>
              </table:table-cell>
              <table:table-cell office:value-type="float" office:value="2.34153">
                <text:p>2.34153</text:p>
              </table:table-cell>
              <table:table-cell office:value-type="float" office:value="2.57278">
                <text:p>2.57278</text:p>
              </table:table-cell>
              <table:table-cell office:value-type="float" office:value="1.78109">
                <text:p>1.78109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341985">
                <text:p>0.341985</text:p>
              </table:table-cell>
              <table:table-cell office:value-type="float" office:value="0.415458">
                <text:p>0.415458</text:p>
              </table:table-cell>
              <table:table-cell office:value-type="float" office:value="3.8185">
                <text:p>3.8185</text:p>
              </table:table-cell>
              <table:table-cell office:value-type="float" office:value="1.02836">
                <text:p>1.02836</text:p>
              </table:table-cell>
              <table:table-cell office:value-type="float" office:value="2.54725">
                <text:p>2.54725</text:p>
              </table:table-cell>
              <table:table-cell office:value-type="float" office:value="2.30718">
                <text:p>2.30718</text:p>
              </table:table-cell>
              <table:table-cell office:value-type="float" office:value="2.65022">
                <text:p>2.65022</text:p>
              </table:table-cell>
              <table:table-cell office:value-type="float" office:value="1.76807">
                <text:p>1.76807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0.352002">
                <text:p>0.352002</text:p>
              </table:table-cell>
              <table:table-cell office:value-type="float" office:value="2.32792">
                <text:p>2.32792</text:p>
              </table:table-cell>
              <table:table-cell office:value-type="float" office:value="3.77958">
                <text:p>3.77958</text:p>
              </table:table-cell>
              <table:table-cell office:value-type="float" office:value="1.01805">
                <text:p>1.01805</text:p>
              </table:table-cell>
              <table:table-cell office:value-type="float" office:value="2.67167">
                <text:p>2.67167</text:p>
              </table:table-cell>
              <table:table-cell office:value-type="float" office:value="2.35359">
                <text:p>2.35359</text:p>
              </table:table-cell>
              <table:table-cell office:value-type="float" office:value="2.65025">
                <text:p>2.65025</text:p>
              </table:table-cell>
              <table:table-cell office:value-type="float" office:value="1.75262">
                <text:p>1.75262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353326">
                <text:p>0.353326</text:p>
              </table:table-cell>
              <table:table-cell office:value-type="float" office:value="2.31479">
                <text:p>2.31479</text:p>
              </table:table-cell>
              <table:table-cell office:value-type="float" office:value="3.77769">
                <text:p>3.77769</text:p>
              </table:table-cell>
              <table:table-cell office:value-type="float" office:value="1.01321">
                <text:p>1.01321</text:p>
              </table:table-cell>
              <table:table-cell office:value-type="float" office:value="2.59042">
                <text:p>2.59042</text:p>
              </table:table-cell>
              <table:table-cell office:value-type="float" office:value="2.3444">
                <text:p>2.3444</text:p>
              </table:table-cell>
              <table:table-cell office:value-type="float" office:value="2.64077">
                <text:p>2.64077</text:p>
              </table:table-cell>
              <table:table-cell office:value-type="float" office:value="1.77175">
                <text:p>1.77175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0.346893">
                <text:p>0.346893</text:p>
              </table:table-cell>
              <table:table-cell office:value-type="float" office:value="2.48598">
                <text:p>2.48598</text:p>
              </table:table-cell>
              <table:table-cell office:value-type="float" office:value="3.81881">
                <text:p>3.81881</text:p>
              </table:table-cell>
              <table:table-cell office:value-type="float" office:value="1.01958">
                <text:p>1.01958</text:p>
              </table:table-cell>
              <table:table-cell office:value-type="float" office:value="2.55111">
                <text:p>2.55111</text:p>
              </table:table-cell>
              <table:table-cell office:value-type="float" office:value="2.34014">
                <text:p>2.34014</text:p>
              </table:table-cell>
              <table:table-cell office:value-type="float" office:value="2.62612">
                <text:p>2.62612</text:p>
              </table:table-cell>
              <table:table-cell office:value-type="float" office:value="1.7697">
                <text:p>1.76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Execution.Y31:Execution.Y54" chart:error-lower-range="Execution.X31:Execution.X54"/>
      <style:graphic-properties draw:stroke="none" draw:fill-color="#ed1c24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Execution.Y31:Execution.Y54" chart:error-lower-range="Execution.X31:Execution.X5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Execution.J31:Execution.J54" chart:error-lower-range="Execution.I31:Execution.I54"/>
      <style:graphic-properties draw:stroke="none" draw:fill-color="#94070a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xecution.J31:Execution.J54" chart:error-lower-range="Execution.I31:Execution.I54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Execution.M31:Execution.M54" chart:error-lower-range="Execution.L31:Execution.L54"/>
      <style:graphic-properties draw:stroke="none" draw:fill-color="#adc5e7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xecution.M31:Execution.M54" chart:error-lower-range="Execution.L31:Execution.L5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Execution.P31:Execution.P54" chart:error-lower-range="Execution.O31:Execution.O54"/>
      <style:graphic-properties draw:stroke="none" draw:fill-color="#5e8ac7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xecution.P31:Execution.P54" chart:error-lower-range="Execution.O31:Execution.O5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Execution.S31:Execution.S54" chart:error-lower-range="Execution.R31:Execution.R54"/>
      <style:graphic-properties draw:stroke="none" draw:fill-color="#00508f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Execution.S31:Execution.S54" chart:error-lower-range="Execution.R31:Execution.R54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Execution.V31:Execution.V54" chart:error-lower-range="Execution.U31:Execution.U54"/>
      <style:graphic-properties draw:stroke="none" draw:fill-color="#00a65d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Execution.V31:Execution.V54" chart:error-lower-range="Execution.U31:Execution.U54" loext:std-weight="1"/>
      <style:graphic-properties draw:stroke="solid" svg:stroke-width="0cm" svg:stroke-color="#000000" svg:stroke-opacity="100%" draw:stroke-linejoin="round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012cm" svg:height="15.461cm" xlink:href=".." xlink:type="simple" chart:class="chart:bar" chart:column-mapping="5 0 1 2 3 4" chart:style-name="ch1">
        <chart:legend svg:x="1.669cm" svg:y="0.695cm" style:legend-expansion="custom" chartooo:width="2.65cm" chartooo:height="3.734cm" style:legend-expansion-aspect-ratio="0.709694697375469" chart:style-name="ch2"/>
        <chart:plot-area chart:style-name="ch3" table:cell-range-address="Execution.G31:Execution.H54 Execution.W30:Execution.W54 Execution.H30:Execution.H30 Execution.K30:Execution.K54 Execution.N30:Execution.N54 Execution.Q30:Execution.Q54 Execution.T30:Execution.T54" chart:data-source-has-labels="both" svg:x="0.54cm" svg:y="0.309cm" svg:width="25.932cm" svg:height="14.843cm">
          <chartooo:coordinate-region svg:x="1.161cm" svg:y="0.309cm" svg:width="25.311cm" svg:height="12.608cm"/>
          <chart:axis chart:dimension="x" chart:name="primary-x" chart:style-name="ch4" chartooo:axis-type="auto">
            <chartooo:date-scale/>
            <chart:categories table:cell-range-address="Execution.G31:Execution.G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cution.W31:Execution.W54" chart:label-cell-address="Execution.W30:Execution.W30" chart:class="chart:bar">
            <chart:error-indicator chart:style-name="ch8" chart:dimension="y"/>
            <chart:data-point chart:repeated="24"/>
          </chart:series>
          <chart:series chart:style-name="ch9" chart:values-cell-range-address="Execution.H31:Execution.H54" chart:label-cell-address="Execution.H30:Execution.H30" chart:class="chart:bar">
            <chart:error-indicator chart:style-name="ch10" chart:dimension="y"/>
            <chart:data-point chart:repeated="24"/>
          </chart:series>
          <chart:series chart:style-name="ch11" chart:values-cell-range-address="Execution.K31:Execution.K54" chart:label-cell-address="Execution.K30:Execution.K30" chart:class="chart:bar">
            <chart:error-indicator chart:style-name="ch12" chart:dimension="y"/>
            <chart:data-point chart:repeated="24"/>
          </chart:series>
          <chart:series chart:style-name="ch13" chart:values-cell-range-address="Execution.N31:Execution.N54" chart:label-cell-address="Execution.N30:Execution.N30" chart:class="chart:bar">
            <chart:error-indicator chart:style-name="ch14" chart:dimension="y"/>
            <chart:data-point chart:repeated="24"/>
          </chart:series>
          <chart:series chart:style-name="ch15" chart:values-cell-range-address="Execution.Q31:Execution.Q54" chart:label-cell-address="Execution.Q30:Execution.Q30" chart:class="chart:bar">
            <chart:error-indicator chart:style-name="ch16" chart:dimension="y"/>
            <chart:data-point chart:repeated="24"/>
          </chart:series>
          <chart:series chart:style-name="ch17" chart:values-cell-range-address="Execution.T31:Execution.T54" chart:label-cell-address="Execution.T30:Execution.T30" chart:class="chart:bar">
            <chart:error-indicator chart:style-name="ch18" chart:dimension="y"/>
            <chart:data-point chart:repeated="21"/>
            <chart:data-point chart:style-name="ch19"/>
            <chart:data-point chart:repeated="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sc-omg</text:p>
                <draw:g>
                  <svg:desc>Execution.W30:Execution.W30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X</text:p>
              </table:table-cell>
              <table:table-cell office:value-type="string">
                <text:p>sm-opt</text:p>
                <draw:g>
                  <svg:desc>Execution.H30:Execution.H30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  <table:table-cell office:value-type="string">
                <text:p>jsc-bbq</text:p>
                <draw:g>
                  <svg:desc>Execution.K30:Execution.K3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  <table:table-cell office:value-type="string">
                <text:p>sm-base</text:p>
                <draw:g>
                  <svg:desc>Execution.N30:Execution.N3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  <table:table-cell office:value-type="string">
                <text:p>v8-liftoff</text:p>
                <draw:g>
                  <svg:desc>Execution.Q30:Execution.Q3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  <table:table-cell office:value-type="string">
                <text:p>wasm3</text:p>
                <draw:g>
                  <svg:desc>Execution.T30:Execution.T30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Execution.G31:Execution.G54</svg:desc>
                </draw:g>
              </table:table-cell>
              <table:table-cell office:value-type="float" office:value="1.68585859804963">
                <text:p>1.68585859804963</text:p>
                <draw:g>
                  <svg:desc>Execution.W31:Execution.W54</svg:desc>
                </draw:g>
              </table:table-cell>
              <table:table-cell office:value-type="float" office:value="0.331798542048856">
                <text:p>0.331798542048856</text:p>
                <draw:g>
                  <svg:desc>Execution.Y31:Execution.Y54</svg:desc>
                </draw:g>
              </table:table-cell>
              <table:table-cell office:value-type="float" office:value="0.150846046152361">
                <text:p>0.150846046152361</text:p>
                <draw:g>
                  <svg:desc>Execution.X31:Execution.X54</svg:desc>
                </draw:g>
              </table:table-cell>
              <table:table-cell office:value-type="float" office:value="1.14128729361784">
                <text:p>1.14128729361784</text:p>
                <draw:g>
                  <svg:desc>Execution.H31:Execution.H54</svg:desc>
                </draw:g>
              </table:table-cell>
              <table:table-cell office:value-type="float" office:value="0.0373841363329149">
                <text:p>0.0373841363329149</text:p>
                <draw:g>
                  <svg:desc>Execution.J31:Execution.J54</svg:desc>
                </draw:g>
              </table:table-cell>
              <table:table-cell office:value-type="float" office:value="0.0396169257507">
                <text:p>0.0396169257507</text:p>
                <draw:g>
                  <svg:desc>Execution.I31:Execution.I54</svg:desc>
                </draw:g>
              </table:table-cell>
              <table:table-cell office:value-type="float" office:value="0.639537269479579">
                <text:p>0.639537269479579</text:p>
                <draw:g>
                  <svg:desc>Execution.K31:Execution.K54</svg:desc>
                </draw:g>
              </table:table-cell>
              <table:table-cell office:value-type="float" office:value="0.0339202954523511">
                <text:p>0.0339202954523511</text:p>
                <draw:g>
                  <svg:desc>Execution.M31:Execution.M54</svg:desc>
                </draw:g>
              </table:table-cell>
              <table:table-cell office:value-type="float" office:value="0.0320375108622188">
                <text:p>0.0320375108622188</text:p>
                <draw:g>
                  <svg:desc>Execution.L31:Execution.L54</svg:desc>
                </draw:g>
              </table:table-cell>
              <table:table-cell office:value-type="float" office:value="0.936775852080718">
                <text:p>0.936775852080718</text:p>
                <draw:g>
                  <svg:desc>Execution.N31:Execution.N54</svg:desc>
                </draw:g>
              </table:table-cell>
              <table:table-cell office:value-type="float" office:value="0.0360565318142319">
                <text:p>0.0360565318142319</text:p>
                <draw:g>
                  <svg:desc>Execution.P31:Execution.P54</svg:desc>
                </draw:g>
              </table:table-cell>
              <table:table-cell office:value-type="float" office:value="0.0193407840108139">
                <text:p>0.0193407840108139</text:p>
                <draw:g>
                  <svg:desc>Execution.O31:Execution.O54</svg:desc>
                </draw:g>
              </table:table-cell>
              <table:table-cell office:value-type="float" office:value="0.643918364391233">
                <text:p>0.643918364391233</text:p>
                <draw:g>
                  <svg:desc>Execution.Q31:Execution.Q54</svg:desc>
                </draw:g>
              </table:table-cell>
              <table:table-cell office:value-type="float" office:value="0.0230822149271024">
                <text:p>0.0230822149271024</text:p>
                <draw:g>
                  <svg:desc>Execution.S31:Execution.S54</svg:desc>
                </draw:g>
              </table:table-cell>
              <table:table-cell office:value-type="float" office:value="0.0275477937626726">
                <text:p>0.0275477937626726</text:p>
                <draw:g>
                  <svg:desc>Execution.R31:Execution.R54</svg:desc>
                </draw:g>
              </table:table-cell>
              <table:table-cell office:value-type="float" office:value="0.434317369894757">
                <text:p>0.434317369894757</text:p>
                <draw:g>
                  <svg:desc>Execution.T31:Execution.T54</svg:desc>
                </draw:g>
              </table:table-cell>
              <table:table-cell office:value-type="float" office:value="0.00964565028483152">
                <text:p>0.00964565028483152</text:p>
                <draw:g>
                  <svg:desc>Execution.V31:Execution.V54</svg:desc>
                </draw:g>
              </table:table-cell>
              <table:table-cell office:value-type="float" office:value="0.00604422129960413">
                <text:p>0.00604422129960413</text:p>
                <draw:g>
                  <svg:desc>Execution.U31:Execution.U54</svg:desc>
                </draw:g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.68001035078323">
                <text:p>1.68001035078323</text:p>
              </table:table-cell>
              <table:table-cell office:value-type="float" office:value="0.25781273507411">
                <text:p>0.25781273507411</text:p>
              </table:table-cell>
              <table:table-cell office:value-type="float" office:value="0.142377430478242">
                <text:p>0.142377430478242</text:p>
              </table:table-cell>
              <table:table-cell office:value-type="float" office:value="1.13824313508374">
                <text:p>1.13824313508374</text:p>
              </table:table-cell>
              <table:table-cell office:value-type="float" office:value="0.0377743408898063">
                <text:p>0.0377743408898063</text:p>
              </table:table-cell>
              <table:table-cell office:value-type="float" office:value="0.0402176071637049">
                <text:p>0.0402176071637049</text:p>
              </table:table-cell>
              <table:table-cell office:value-type="float" office:value="0.650324063765639">
                <text:p>0.650324063765639</text:p>
              </table:table-cell>
              <table:table-cell office:value-type="float" office:value="0.0365587256500833">
                <text:p>0.0365587256500833</text:p>
              </table:table-cell>
              <table:table-cell office:value-type="float" office:value="0.0356560410661307">
                <text:p>0.0356560410661307</text:p>
              </table:table-cell>
              <table:table-cell office:value-type="float" office:value="0.939496061286265">
                <text:p>0.939496061286265</text:p>
              </table:table-cell>
              <table:table-cell office:value-type="float" office:value="0.0225851682904959">
                <text:p>0.0225851682904959</text:p>
              </table:table-cell>
              <table:table-cell office:value-type="float" office:value="0.0179152800428474">
                <text:p>0.0179152800428474</text:p>
              </table:table-cell>
              <table:table-cell office:value-type="float" office:value="0.642482743679703">
                <text:p>0.642482743679703</text:p>
              </table:table-cell>
              <table:table-cell office:value-type="float" office:value="0.0227957946934182">
                <text:p>0.0227957946934182</text:p>
              </table:table-cell>
              <table:table-cell office:value-type="float" office:value="0.0258889938677627">
                <text:p>0.0258889938677627</text:p>
              </table:table-cell>
              <table:table-cell office:value-type="float" office:value="0.436404065691366">
                <text:p>0.436404065691366</text:p>
              </table:table-cell>
              <table:table-cell office:value-type="float" office:value="0.00777692858561362">
                <text:p>0.00777692858561362</text:p>
              </table:table-cell>
              <table:table-cell office:value-type="float" office:value="0.00612441400725758">
                <text:p>0.00612441400725758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66571445790394">
                <text:p>1.66571445790394</text:p>
              </table:table-cell>
              <table:table-cell office:value-type="float" office:value="0.258892303983608">
                <text:p>0.258892303983608</text:p>
              </table:table-cell>
              <table:table-cell office:value-type="float" office:value="0.131694087868378">
                <text:p>0.131694087868378</text:p>
              </table:table-cell>
              <table:table-cell office:value-type="float" office:value="1.14035436629904">
                <text:p>1.14035436629904</text:p>
              </table:table-cell>
              <table:table-cell office:value-type="float" office:value="0.0814259024890014">
                <text:p>0.0814259024890014</text:p>
              </table:table-cell>
              <table:table-cell office:value-type="float" office:value="0.045615621045019">
                <text:p>0.045615621045019</text:p>
              </table:table-cell>
              <table:table-cell office:value-type="float" office:value="0.637365153980594">
                <text:p>0.637365153980594</text:p>
              </table:table-cell>
              <table:table-cell office:value-type="float" office:value="0.0335201591032363">
                <text:p>0.0335201591032363</text:p>
              </table:table-cell>
              <table:table-cell office:value-type="float" office:value="0.0260832881335503">
                <text:p>0.0260832881335503</text:p>
              </table:table-cell>
              <table:table-cell office:value-type="float" office:value="0.937214488037124">
                <text:p>0.937214488037124</text:p>
              </table:table-cell>
              <table:table-cell office:value-type="float" office:value="0.0259627553787742">
                <text:p>0.0259627553787742</text:p>
              </table:table-cell>
              <table:table-cell office:value-type="float" office:value="0.0224311456638341">
                <text:p>0.0224311456638341</text:p>
              </table:table-cell>
              <table:table-cell office:value-type="float" office:value="0.64243355631893">
                <text:p>0.64243355631893</text:p>
              </table:table-cell>
              <table:table-cell office:value-type="float" office:value="0.0191104682697523">
                <text:p>0.0191104682697523</text:p>
              </table:table-cell>
              <table:table-cell office:value-type="float" office:value="0.0250647863556922">
                <text:p>0.0250647863556922</text:p>
              </table:table-cell>
              <table:table-cell office:value-type="float" office:value="0.442608328813355">
                <text:p>0.442608328813355</text:p>
              </table:table-cell>
              <table:table-cell office:value-type="float" office:value="0.0212017115651178">
                <text:p>0.0212017115651178</text:p>
              </table:table-cell>
              <table:table-cell office:value-type="float" office:value="0.0107997348279395">
                <text:p>0.0107997348279395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.69280027691243">
                <text:p>1.69280027691243</text:p>
              </table:table-cell>
              <table:table-cell office:value-type="float" office:value="0.314098661987801">
                <text:p>0.314098661987801</text:p>
              </table:table-cell>
              <table:table-cell office:value-type="float" office:value="0.161784891562526">
                <text:p>0.161784891562526</text:p>
              </table:table-cell>
              <table:table-cell office:value-type="float" office:value="1.15416383189506">
                <text:p>1.15416383189506</text:p>
              </table:table-cell>
              <table:table-cell office:value-type="float" office:value="0.0802449242668385">
                <text:p>0.0802449242668385</text:p>
              </table:table-cell>
              <table:table-cell office:value-type="float" office:value="0.0407252240961555">
                <text:p>0.0407252240961555</text:p>
              </table:table-cell>
              <table:table-cell office:value-type="float" office:value="0.6913918430193">
                <text:p>0.6913918430193</text:p>
              </table:table-cell>
              <table:table-cell office:value-type="float" office:value="0.0365178262374524">
                <text:p>0.0365178262374524</text:p>
              </table:table-cell>
              <table:table-cell office:value-type="float" office:value="0.0339038684188539">
                <text:p>0.0339038684188539</text:p>
              </table:table-cell>
              <table:table-cell office:value-type="float" office:value="0.9622826177773">
                <text:p>0.9622826177773</text:p>
              </table:table-cell>
              <table:table-cell office:value-type="float" office:value="0.0293503300270945">
                <text:p>0.0293503300270945</text:p>
              </table:table-cell>
              <table:table-cell office:value-type="float" office:value="0.0206013296570822">
                <text:p>0.0206013296570822</text:p>
              </table:table-cell>
              <table:table-cell office:value-type="float" office:value="0.658866568792447">
                <text:p>0.658866568792447</text:p>
              </table:table-cell>
              <table:table-cell office:value-type="float" office:value="0.0217173344791779">
                <text:p>0.0217173344791779</text:p>
              </table:table-cell>
              <table:table-cell office:value-type="float" office:value="0.0273391341712321">
                <text:p>0.0273391341712321</text:p>
              </table:table-cell>
              <table:table-cell office:value-type="float" office:value="0.570134039937456">
                <text:p>0.570134039937456</text:p>
              </table:table-cell>
              <table:table-cell office:value-type="float" office:value="0.00696577983074922">
                <text:p>0.00696577983074922</text:p>
              </table:table-cell>
              <table:table-cell office:value-type="float" office:value="0.00789439132977644">
                <text:p>0.00789439132977644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.63587414506046">
                <text:p>1.63587414506046</text:p>
              </table:table-cell>
              <table:table-cell office:value-type="float" office:value="0.167043917925804">
                <text:p>0.167043917925804</text:p>
              </table:table-cell>
              <table:table-cell office:value-type="float" office:value="0.098991710271033">
                <text:p>0.098991710271033</text:p>
              </table:table-cell>
              <table:table-cell office:value-type="float" office:value="1.16219354459404">
                <text:p>1.16219354459404</text:p>
              </table:table-cell>
              <table:table-cell office:value-type="float" office:value="0.0536823642385404">
                <text:p>0.0536823642385404</text:p>
              </table:table-cell>
              <table:table-cell office:value-type="float" office:value="0.0379357986948086">
                <text:p>0.0379357986948086</text:p>
              </table:table-cell>
              <table:table-cell office:value-type="float" office:value="1.11255315813197">
                <text:p>1.11255315813197</text:p>
              </table:table-cell>
              <table:table-cell office:value-type="float" office:value="0.0285584102533953">
                <text:p>0.0285584102533953</text:p>
              </table:table-cell>
              <table:table-cell office:value-type="float" office:value="0.0271473925568816">
                <text:p>0.0271473925568816</text:p>
              </table:table-cell>
              <table:table-cell office:value-type="float" office:value="1.22573833460717">
                <text:p>1.22573833460717</text:p>
              </table:table-cell>
              <table:table-cell office:value-type="float" office:value="0.0307533266701942">
                <text:p>0.0307533266701942</text:p>
              </table:table-cell>
              <table:table-cell office:value-type="float" office:value="0.0263732925705999">
                <text:p>0.0263732925705999</text:p>
              </table:table-cell>
              <table:table-cell office:value-type="float" office:value="0.884855076724087">
                <text:p>0.884855076724087</text:p>
              </table:table-cell>
              <table:table-cell office:value-type="float" office:value="0.0222137299860858">
                <text:p>0.0222137299860858</text:p>
              </table:table-cell>
              <table:table-cell office:value-type="float" office:value="0.0218805730299645">
                <text:p>0.0218805730299645</text:p>
              </table:table-cell>
              <table:table-cell office:value-type="float" office:value="2.09184353381543">
                <text:p>2.09184353381543</text:p>
              </table:table-cell>
              <table:table-cell office:value-type="float" office:value="0.0390871499402277">
                <text:p>0.0390871499402277</text:p>
              </table:table-cell>
              <table:table-cell office:value-type="float" office:value="0.0168636212201384">
                <text:p>0.0168636212201384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.64545450225933">
                <text:p>1.64545450225933</text:p>
              </table:table-cell>
              <table:table-cell office:value-type="float" office:value="0.249053268776638">
                <text:p>0.249053268776638</text:p>
              </table:table-cell>
              <table:table-cell office:value-type="float" office:value="0.127025909788512">
                <text:p>0.127025909788512</text:p>
              </table:table-cell>
              <table:table-cell office:value-type="float" office:value="1.1435610398126">
                <text:p>1.1435610398126</text:p>
              </table:table-cell>
              <table:table-cell office:value-type="float" office:value="0.0402212286361844">
                <text:p>0.0402212286361844</text:p>
              </table:table-cell>
              <table:table-cell office:value-type="float" office:value="0.0298630150004039">
                <text:p>0.0298630150004039</text:p>
              </table:table-cell>
              <table:table-cell office:value-type="float" office:value="1.28749744608265">
                <text:p>1.28749744608265</text:p>
              </table:table-cell>
              <table:table-cell office:value-type="float" office:value="0.0240994768626966">
                <text:p>0.0240994768626966</text:p>
              </table:table-cell>
              <table:table-cell office:value-type="float" office:value="0.0235578088101834">
                <text:p>0.0235578088101834</text:p>
              </table:table-cell>
              <table:table-cell office:value-type="float" office:value="1.39312746779688">
                <text:p>1.39312746779688</text:p>
              </table:table-cell>
              <table:table-cell office:value-type="float" office:value="0.045808962230532">
                <text:p>0.045808962230532</text:p>
              </table:table-cell>
              <table:table-cell office:value-type="float" office:value="0.0193337482954087">
                <text:p>0.0193337482954087</text:p>
              </table:table-cell>
              <table:table-cell office:value-type="float" office:value="0.950845999971491">
                <text:p>0.950845999971491</text:p>
              </table:table-cell>
              <table:table-cell office:value-type="float" office:value="0.0258670252445821">
                <text:p>0.0258670252445821</text:p>
              </table:table-cell>
              <table:table-cell office:value-type="float" office:value="0.0201747592190477">
                <text:p>0.0201747592190477</text:p>
              </table:table-cell>
              <table:table-cell office:value-type="float" office:value="2.60069561581481">
                <text:p>2.60069561581481</text:p>
              </table:table-cell>
              <table:table-cell office:value-type="float" office:value="0.0427395099329567">
                <text:p>0.0427395099329567</text:p>
              </table:table-cell>
              <table:table-cell office:value-type="float" office:value="0.0483462494238838">
                <text:p>0.0483462494238838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.73909881947596">
                <text:p>1.73909881947596</text:p>
              </table:table-cell>
              <table:table-cell office:value-type="float" office:value="0.222650054414399">
                <text:p>0.222650054414399</text:p>
              </table:table-cell>
              <table:table-cell office:value-type="float" office:value="0.130872728869889">
                <text:p>0.130872728869889</text:p>
              </table:table-cell>
              <table:table-cell office:value-type="float" office:value="1.21724765627669">
                <text:p>1.21724765627669</text:p>
              </table:table-cell>
              <table:table-cell office:value-type="float" office:value="0.0520474942535467">
                <text:p>0.0520474942535467</text:p>
              </table:table-cell>
              <table:table-cell office:value-type="float" office:value="0.0602462556549493">
                <text:p>0.0602462556549493</text:p>
              </table:table-cell>
              <table:table-cell office:value-type="float" office:value="1.67780331757024">
                <text:p>1.67780331757024</text:p>
              </table:table-cell>
              <table:table-cell office:value-type="float" office:value="0.0290031184574616">
                <text:p>0.0290031184574616</text:p>
              </table:table-cell>
              <table:table-cell office:value-type="float" office:value="0.0307307146099">
                <text:p>0.0307307146099</text:p>
              </table:table-cell>
              <table:table-cell office:value-type="float" office:value="1.31681868536765">
                <text:p>1.31681868536765</text:p>
              </table:table-cell>
              <table:table-cell office:value-type="float" office:value="0.0572058816352625">
                <text:p>0.0572058816352625</text:p>
              </table:table-cell>
              <table:table-cell office:value-type="float" office:value="0.0214631860972432">
                <text:p>0.0214631860972432</text:p>
              </table:table-cell>
              <table:table-cell office:value-type="float" office:value="1.09907812736385">
                <text:p>1.09907812736385</text:p>
              </table:table-cell>
              <table:table-cell office:value-type="float" office:value="0.0185887393916324">
                <text:p>0.0185887393916324</text:p>
              </table:table-cell>
              <table:table-cell office:value-type="float" office:value="0.0235763192441523">
                <text:p>0.0235763192441523</text:p>
              </table:table-cell>
              <table:table-cell office:value-type="float" office:value="3.37373175409572">
                <text:p>3.37373175409572</text:p>
              </table:table-cell>
              <table:table-cell office:value-type="float" office:value="0.0435900814507903">
                <text:p>0.0435900814507903</text:p>
              </table:table-cell>
              <table:table-cell office:value-type="float" office:value="0.0483043692565968">
                <text:p>0.0483043692565968</text:p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1.64422931604843">
                <text:p>1.64422931604843</text:p>
              </table:table-cell>
              <table:table-cell office:value-type="float" office:value="0.213757955365989">
                <text:p>0.213757955365989</text:p>
              </table:table-cell>
              <table:table-cell office:value-type="float" office:value="0.115077832446139">
                <text:p>0.115077832446139</text:p>
              </table:table-cell>
              <table:table-cell office:value-type="float" office:value="1.1459547278803">
                <text:p>1.1459547278803</text:p>
              </table:table-cell>
              <table:table-cell office:value-type="float" office:value="0.0463846115094625">
                <text:p>0.0463846115094625</text:p>
              </table:table-cell>
              <table:table-cell office:value-type="float" office:value="0.0368633608167789">
                <text:p>0.0368633608167789</text:p>
              </table:table-cell>
              <table:table-cell office:value-type="float" office:value="1.32372672163356">
                <text:p>1.32372672163356</text:p>
              </table:table-cell>
              <table:table-cell office:value-type="float" office:value="0.032295847256973">
                <text:p>0.032295847256973</text:p>
              </table:table-cell>
              <table:table-cell office:value-type="float" office:value="0.0308433107756377">
                <text:p>0.0308433107756377</text:p>
              </table:table-cell>
              <table:table-cell office:value-type="float" office:value="1.35234504878172">
                <text:p>1.35234504878172</text:p>
              </table:table-cell>
              <table:table-cell office:value-type="float" office:value="0.0295796879985223">
                <text:p>0.0295796879985223</text:p>
              </table:table-cell>
              <table:table-cell office:value-type="float" office:value="0.0205873956776544">
                <text:p>0.0205873956776544</text:p>
              </table:table-cell>
              <table:table-cell office:value-type="float" office:value="1.01295528202717">
                <text:p>1.01295528202717</text:p>
              </table:table-cell>
              <table:table-cell office:value-type="float" office:value="0.0182616580745915">
                <text:p>0.0182616580745915</text:p>
              </table:table-cell>
              <table:table-cell office:value-type="float" office:value="0.0227116253295495">
                <text:p>0.0227116253295495</text:p>
              </table:table-cell>
              <table:table-cell office:value-type="float" office:value="2.88006078823194">
                <text:p>2.88006078823194</text:p>
              </table:table-cell>
              <table:table-cell office:value-type="float" office:value="0.130384040570268">
                <text:p>0.130384040570268</text:p>
              </table:table-cell>
              <table:table-cell office:value-type="float" office:value="0.0358180383200954">
                <text:p>0.03581803832009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.63178270108776">
                <text:p>1.63178270108776</text:p>
              </table:table-cell>
              <table:table-cell office:value-type="float" office:value="0.231037892655011">
                <text:p>0.231037892655011</text:p>
              </table:table-cell>
              <table:table-cell office:value-type="float" office:value="0.138715310652444">
                <text:p>0.138715310652444</text:p>
              </table:table-cell>
              <table:table-cell office:value-type="float" office:value="1.13387615981822">
                <text:p>1.13387615981822</text:p>
              </table:table-cell>
              <table:table-cell office:value-type="float" office:value="0.0408592648698689">
                <text:p>0.0408592648698689</text:p>
              </table:table-cell>
              <table:table-cell office:value-type="float" office:value="0.0287403479980643">
                <text:p>0.0287403479980643</text:p>
              </table:table-cell>
              <table:table-cell office:value-type="float" office:value="1.39717225272991">
                <text:p>1.39717225272991</text:p>
              </table:table-cell>
              <table:table-cell office:value-type="float" office:value="0.0329861768604431">
                <text:p>0.0329861768604431</text:p>
              </table:table-cell>
              <table:table-cell office:value-type="float" office:value="0.03551936712323">
                <text:p>0.03551936712323</text:p>
              </table:table-cell>
              <table:table-cell office:value-type="float" office:value="1.35083422752425">
                <text:p>1.35083422752425</text:p>
              </table:table-cell>
              <table:table-cell office:value-type="float" office:value="0.0278608849334091">
                <text:p>0.0278608849334091</text:p>
              </table:table-cell>
              <table:table-cell office:value-type="float" office:value="0.0186370426476467">
                <text:p>0.0186370426476467</text:p>
              </table:table-cell>
              <table:table-cell office:value-type="float" office:value="1.05453512592312">
                <text:p>1.05453512592312</text:p>
              </table:table-cell>
              <table:table-cell office:value-type="float" office:value="0.0210608260220076">
                <text:p>0.0210608260220076</text:p>
              </table:table-cell>
              <table:table-cell office:value-type="float" office:value="0.0218182583264954">
                <text:p>0.0218182583264954</text:p>
              </table:table-cell>
              <table:table-cell office:value-type="float" office:value="3.07026867807023">
                <text:p>3.07026867807023</text:p>
              </table:table-cell>
              <table:table-cell office:value-type="float" office:value="0.0500578594121484">
                <text:p>0.0500578594121484</text:p>
              </table:table-cell>
              <table:table-cell office:value-type="float" office:value="0.0256012118916872">
                <text:p>0.0256012118916872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.65013951947539">
                <text:p>1.65013951947539</text:p>
              </table:table-cell>
              <table:table-cell office:value-type="float" office:value="0.210035209024383">
                <text:p>0.210035209024383</text:p>
              </table:table-cell>
              <table:table-cell office:value-type="float" office:value="0.129823190387809">
                <text:p>0.129823190387809</text:p>
              </table:table-cell>
              <table:table-cell office:value-type="float" office:value="1.19350098321944">
                <text:p>1.19350098321944</text:p>
              </table:table-cell>
              <table:table-cell office:value-type="float" office:value="0.0437840569800086">
                <text:p>0.0437840569800086</text:p>
              </table:table-cell>
              <table:table-cell office:value-type="float" office:value="0.0307537449405609">
                <text:p>0.0307537449405609</text:p>
              </table:table-cell>
              <table:table-cell office:value-type="float" office:value="1.56433398031862">
                <text:p>1.56433398031862</text:p>
              </table:table-cell>
              <table:table-cell office:value-type="float" office:value="0.0369333746724372">
                <text:p>0.0369333746724372</text:p>
              </table:table-cell>
              <table:table-cell office:value-type="float" office:value="0.033187372319506">
                <text:p>0.033187372319506</text:p>
              </table:table-cell>
              <table:table-cell office:value-type="float" office:value="1.47798905080038">
                <text:p>1.47798905080038</text:p>
              </table:table-cell>
              <table:table-cell office:value-type="float" office:value="0.0284390382712327">
                <text:p>0.0284390382712327</text:p>
              </table:table-cell>
              <table:table-cell office:value-type="float" office:value="0.0390059927543311">
                <text:p>0.0390059927543311</text:p>
              </table:table-cell>
              <table:table-cell office:value-type="float" office:value="1.12828996266739">
                <text:p>1.12828996266739</text:p>
              </table:table-cell>
              <table:table-cell office:value-type="float" office:value="0.0203142055034806">
                <text:p>0.0203142055034806</text:p>
              </table:table-cell>
              <table:table-cell office:value-type="float" office:value="0.0224972499585901">
                <text:p>0.0224972499585901</text:p>
              </table:table-cell>
              <table:table-cell office:value-type="float" office:value="3.73109054537887">
                <text:p>3.73109054537887</text:p>
              </table:table-cell>
              <table:table-cell office:value-type="float" office:value="0.878955706282836">
                <text:p>0.878955706282836</text:p>
              </table:table-cell>
              <table:table-cell office:value-type="float" office:value="0.157990409894203">
                <text:p>0.15799040989420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.86179149386029">
                <text:p>1.86179149386029</text:p>
              </table:table-cell>
              <table:table-cell office:value-type="float" office:value="0.223351223875742">
                <text:p>0.223351223875742</text:p>
              </table:table-cell>
              <table:table-cell office:value-type="float" office:value="0.163653736683744">
                <text:p>0.163653736683744</text:p>
              </table:table-cell>
              <table:table-cell office:value-type="float" office:value="1.19100187037489">
                <text:p>1.19100187037489</text:p>
              </table:table-cell>
              <table:table-cell office:value-type="float" office:value="0.0454785720094332">
                <text:p>0.0454785720094332</text:p>
              </table:table-cell>
              <table:table-cell office:value-type="float" office:value="0.0375498088964788">
                <text:p>0.0375498088964788</text:p>
              </table:table-cell>
              <table:table-cell office:value-type="float" office:value="1.80082540457022">
                <text:p>1.80082540457022</text:p>
              </table:table-cell>
              <table:table-cell office:value-type="float" office:value="0.0345002846222656">
                <text:p>0.0345002846222656</text:p>
              </table:table-cell>
              <table:table-cell office:value-type="float" office:value="0.0274660486297471">
                <text:p>0.0274660486297471</text:p>
              </table:table-cell>
              <table:table-cell office:value-type="float" office:value="1.54401886639018">
                <text:p>1.54401886639018</text:p>
              </table:table-cell>
              <table:table-cell office:value-type="float" office:value="0.0327478246726844">
                <text:p>0.0327478246726844</text:p>
              </table:table-cell>
              <table:table-cell office:value-type="float" office:value="0.0433683012116777">
                <text:p>0.0433683012116777</text:p>
              </table:table-cell>
              <table:table-cell office:value-type="float" office:value="1.21935024802797">
                <text:p>1.21935024802797</text:p>
              </table:table-cell>
              <table:table-cell office:value-type="float" office:value="0.0171301943563471">
                <text:p>0.0171301943563471</text:p>
              </table:table-cell>
              <table:table-cell office:value-type="float" office:value="0.0180816459299016">
                <text:p>0.0180816459299016</text:p>
              </table:table-cell>
              <table:table-cell office:value-type="float" office:value="4.31377571765471">
                <text:p>4.31377571765471</text:p>
              </table:table-cell>
              <table:table-cell office:value-type="float" office:value="0.156257623810686">
                <text:p>0.156257623810686</text:p>
              </table:table-cell>
              <table:table-cell office:value-type="float" office:value="0.0538342685207774">
                <text:p>0.0538342685207774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.81463378477984">
                <text:p>1.81463378477984</text:p>
              </table:table-cell>
              <table:table-cell office:value-type="float" office:value="0.174132897397148">
                <text:p>0.174132897397148</text:p>
              </table:table-cell>
              <table:table-cell office:value-type="float" office:value="0.125188903392643">
                <text:p>0.125188903392643</text:p>
              </table:table-cell>
              <table:table-cell office:value-type="float" office:value="1.1590206259857">
                <text:p>1.1590206259857</text:p>
              </table:table-cell>
              <table:table-cell office:value-type="float" office:value="0.0590613920584396">
                <text:p>0.0590613920584396</text:p>
              </table:table-cell>
              <table:table-cell office:value-type="float" office:value="0.0296356995499261">
                <text:p>0.0296356995499261</text:p>
              </table:table-cell>
              <table:table-cell office:value-type="float" office:value="1.73138452289283">
                <text:p>1.73138452289283</text:p>
              </table:table-cell>
              <table:table-cell office:value-type="float" office:value="0.0677993320952526">
                <text:p>0.0677993320952526</text:p>
              </table:table-cell>
              <table:table-cell office:value-type="float" office:value="0.0352688296019337">
                <text:p>0.0352688296019337</text:p>
              </table:table-cell>
              <table:table-cell office:value-type="float" office:value="1.4819126288352">
                <text:p>1.4819126288352</text:p>
              </table:table-cell>
              <table:table-cell office:value-type="float" office:value="0.0266379519783899">
                <text:p>0.0266379519783899</text:p>
              </table:table-cell>
              <table:table-cell office:value-type="float" office:value="0.0217048453977575">
                <text:p>0.0217048453977575</text:p>
              </table:table-cell>
              <table:table-cell office:value-type="float" office:value="1.09494377164411">
                <text:p>1.09494377164411</text:p>
              </table:table-cell>
              <table:table-cell office:value-type="float" office:value="0.0243937590848634">
                <text:p>0.0243937590848634</text:p>
              </table:table-cell>
              <table:table-cell office:value-type="float" office:value="0.0217254343233861">
                <text:p>0.0217254343233861</text:p>
              </table:table-cell>
              <table:table-cell office:value-type="float" office:value="4.36324629708173">
                <text:p>4.36324629708173</text:p>
              </table:table-cell>
              <table:table-cell office:value-type="float" office:value="0.151287425519562">
                <text:p>0.151287425519562</text:p>
              </table:table-cell>
              <table:table-cell office:value-type="float" office:value="0.120280503522765">
                <text:p>0.120280503522765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1.52319362738199">
                <text:p>1.52319362738199</text:p>
              </table:table-cell>
              <table:table-cell office:value-type="float" office:value="0.180651335603907">
                <text:p>0.180651335603907</text:p>
              </table:table-cell>
              <table:table-cell office:value-type="float" office:value="0.0913600923241478">
                <text:p>0.0913600923241478</text:p>
              </table:table-cell>
              <table:table-cell office:value-type="float" office:value="1.13258577982943">
                <text:p>1.13258577982943</text:p>
              </table:table-cell>
              <table:table-cell office:value-type="float" office:value="0.0312473611619332">
                <text:p>0.0312473611619332</text:p>
              </table:table-cell>
              <table:table-cell office:value-type="float" office:value="0.0188201930925775">
                <text:p>0.0188201930925775</text:p>
              </table:table-cell>
              <table:table-cell office:value-type="float" office:value="1.55542967320629">
                <text:p>1.55542967320629</text:p>
              </table:table-cell>
              <table:table-cell office:value-type="float" office:value="0.0324119683620908">
                <text:p>0.0324119683620908</text:p>
              </table:table-cell>
              <table:table-cell office:value-type="float" office:value="0.0292664733864385">
                <text:p>0.0292664733864385</text:p>
              </table:table-cell>
              <table:table-cell office:value-type="float" office:value="1.51290567737214">
                <text:p>1.51290567737214</text:p>
              </table:table-cell>
              <table:table-cell office:value-type="float" office:value="0.0192388887325133">
                <text:p>0.0192388887325133</text:p>
              </table:table-cell>
              <table:table-cell office:value-type="float" office:value="0.0221380921552622">
                <text:p>0.0221380921552622</text:p>
              </table:table-cell>
              <table:table-cell office:value-type="float" office:value="1.14622681340952">
                <text:p>1.14622681340952</text:p>
              </table:table-cell>
              <table:table-cell office:value-type="float" office:value="0.0210895938300448">
                <text:p>0.0210895938300448</text:p>
              </table:table-cell>
              <table:table-cell office:value-type="float" office:value="0.0178244715286965">
                <text:p>0.0178244715286965</text:p>
              </table:table-cell>
              <table:table-cell office:value-type="float" office:value="4.14543868044023">
                <text:p>4.14543868044023</text:p>
              </table:table-cell>
              <table:table-cell office:value-type="float" office:value="0.600318067948321">
                <text:p>0.600318067948321</text:p>
              </table:table-cell>
              <table:table-cell office:value-type="float" office:value="0.166246798209812">
                <text:p>0.166246798209812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1.62097277038345">
                <text:p>1.62097277038345</text:p>
              </table:table-cell>
              <table:table-cell office:value-type="float" office:value="0.178763662836747">
                <text:p>0.178763662836747</text:p>
              </table:table-cell>
              <table:table-cell office:value-type="float" office:value="0.126090751906815">
                <text:p>0.126090751906815</text:p>
              </table:table-cell>
              <table:table-cell office:value-type="float" office:value="1.11048571110789">
                <text:p>1.11048571110789</text:p>
              </table:table-cell>
              <table:table-cell office:value-type="float" office:value="0.032895291187365">
                <text:p>0.032895291187365</text:p>
              </table:table-cell>
              <table:table-cell office:value-type="float" office:value="0.026424086363621">
                <text:p>0.026424086363621</text:p>
              </table:table-cell>
              <table:table-cell office:value-type="float" office:value="1.80321807623214">
                <text:p>1.80321807623214</text:p>
              </table:table-cell>
              <table:table-cell office:value-type="float" office:value="0.0277284385859069">
                <text:p>0.0277284385859069</text:p>
              </table:table-cell>
              <table:table-cell office:value-type="float" office:value="0.0320627976501437">
                <text:p>0.0320627976501437</text:p>
              </table:table-cell>
              <table:table-cell office:value-type="float" office:value="1.59584966582294">
                <text:p>1.59584966582294</text:p>
              </table:table-cell>
              <table:table-cell office:value-type="float" office:value="0.0189855712354946">
                <text:p>0.0189855712354946</text:p>
              </table:table-cell>
              <table:table-cell office:value-type="float" office:value="0.0265824960650356">
                <text:p>0.0265824960650356</text:p>
              </table:table-cell>
              <table:table-cell office:value-type="float" office:value="1.15843329434882">
                <text:p>1.15843329434882</text:p>
              </table:table-cell>
              <table:table-cell office:value-type="float" office:value="0.0159555643935436">
                <text:p>0.0159555643935436</text:p>
              </table:table-cell>
              <table:table-cell office:value-type="float" office:value="0.0222986932884843">
                <text:p>0.0222986932884843</text:p>
              </table:table-cell>
              <table:table-cell office:value-type="float" office:value="4.11224844033853">
                <text:p>4.11224844033853</text:p>
              </table:table-cell>
              <table:table-cell office:value-type="float" office:value="0.0737447716372485">
                <text:p>0.0737447716372485</text:p>
              </table:table-cell>
              <table:table-cell office:value-type="float" office:value="0.0518033427817418">
                <text:p>0.0518033427817418</text:p>
              </table:table-cell>
            </table:table-row>
            <table:table-row>
              <table:table-cell office:value-type="string">
                <text:p>nussinov</text:p>
              </table:table-cell>
              <table:table-cell office:value-type="float" office:value="1.63766071450669">
                <text:p>1.63766071450669</text:p>
              </table:table-cell>
              <table:table-cell office:value-type="float" office:value="0.169580873890931">
                <text:p>0.169580873890931</text:p>
              </table:table-cell>
              <table:table-cell office:value-type="float" office:value="0.113487025281212">
                <text:p>0.113487025281212</text:p>
              </table:table-cell>
              <table:table-cell office:value-type="float" office:value="1.14840492012226">
                <text:p>1.14840492012226</text:p>
              </table:table-cell>
              <table:table-cell office:value-type="float" office:value="0.0350045167118338">
                <text:p>0.0350045167118338</text:p>
              </table:table-cell>
              <table:table-cell office:value-type="float" office:value="0.0227846456546757">
                <text:p>0.0227846456546757</text:p>
              </table:table-cell>
              <table:table-cell office:value-type="float" office:value="3.381996262885">
                <text:p>3.381996262885</text:p>
              </table:table-cell>
              <table:table-cell office:value-type="float" office:value="0.0554689336847706">
                <text:p>0.0554689336847706</text:p>
              </table:table-cell>
              <table:table-cell office:value-type="float" office:value="0.0528393411787999">
                <text:p>0.0528393411787999</text:p>
              </table:table-cell>
              <table:table-cell office:value-type="float" office:value="1.78603779188477">
                <text:p>1.78603779188477</text:p>
              </table:table-cell>
              <table:table-cell office:value-type="float" office:value="0.0201210231280395">
                <text:p>0.0201210231280395</text:p>
              </table:table-cell>
              <table:table-cell office:value-type="float" office:value="0.025448268181312">
                <text:p>0.025448268181312</text:p>
              </table:table-cell>
              <table:table-cell office:value-type="float" office:value="1.49519867344792">
                <text:p>1.49519867344792</text:p>
              </table:table-cell>
              <table:table-cell office:value-type="float" office:value="0.0149608345398522">
                <text:p>0.0149608345398522</text:p>
              </table:table-cell>
              <table:table-cell office:value-type="float" office:value="0.0354964051923624">
                <text:p>0.0354964051923624</text:p>
              </table:table-cell>
              <table:table-cell office:value-type="float" office:value="5.86711586293945">
                <text:p>5.86711586293945</text:p>
              </table:table-cell>
              <table:table-cell office:value-type="float" office:value="2.91993045501231">
                <text:p>2.91993045501231</text:p>
              </table:table-cell>
              <table:table-cell office:value-type="float" office:value="0.242479365432924">
                <text:p>0.24247936543292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.06243941524859">
                <text:p>1.06243941524859</text:p>
              </table:table-cell>
              <table:table-cell office:value-type="float" office:value="0.0564944051908175">
                <text:p>0.0564944051908175</text:p>
              </table:table-cell>
              <table:table-cell office:value-type="float" office:value="0.0382699516442632">
                <text:p>0.0382699516442632</text:p>
              </table:table-cell>
              <table:table-cell office:value-type="float" office:value="1.00574329435364">
                <text:p>1.00574329435364</text:p>
              </table:table-cell>
              <table:table-cell office:value-type="float" office:value="0.0131591480873429">
                <text:p>0.0131591480873429</text:p>
              </table:table-cell>
              <table:table-cell office:value-type="float" office:value="0.0125736122239717">
                <text:p>0.0125736122239717</text:p>
              </table:table-cell>
              <table:table-cell office:value-type="float" office:value="1.26078338534984">
                <text:p>1.26078338534984</text:p>
              </table:table-cell>
              <table:table-cell office:value-type="float" office:value="0.0293846550381299">
                <text:p>0.0293846550381299</text:p>
              </table:table-cell>
              <table:table-cell office:value-type="float" office:value="0.0253447377415686">
                <text:p>0.0253447377415686</text:p>
              </table:table-cell>
              <table:table-cell office:value-type="float" office:value="1.22228930514543">
                <text:p>1.22228930514543</text:p>
              </table:table-cell>
              <table:table-cell office:value-type="float" office:value="0.0667580924418246">
                <text:p>0.0667580924418246</text:p>
              </table:table-cell>
              <table:table-cell office:value-type="float" office:value="0.0240419904857426">
                <text:p>0.0240419904857426</text:p>
              </table:table-cell>
              <table:table-cell office:value-type="float" office:value="1.07152922916585">
                <text:p>1.07152922916585</text:p>
              </table:table-cell>
              <table:table-cell office:value-type="float" office:value="0.0271769887207302">
                <text:p>0.0271769887207302</text:p>
              </table:table-cell>
              <table:table-cell office:value-type="float" office:value="0.0244706363570144">
                <text:p>0.0244706363570144</text:p>
              </table:table-cell>
              <table:table-cell office:value-type="float" office:value="3.19757212737226">
                <text:p>3.19757212737226</text:p>
              </table:table-cell>
              <table:table-cell office:value-type="float" office:value="0.332802895740997">
                <text:p>0.332802895740997</text:p>
              </table:table-cell>
              <table:table-cell office:value-type="float" office:value="0.0606267755184374">
                <text:p>0.0606267755184374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59216748493492">
                <text:p>1.59216748493492</text:p>
              </table:table-cell>
              <table:table-cell office:value-type="float" office:value="0.127152772055364">
                <text:p>0.127152772055364</text:p>
              </table:table-cell>
              <table:table-cell office:value-type="float" office:value="0.0846223162617856">
                <text:p>0.0846223162617856</text:p>
              </table:table-cell>
              <table:table-cell office:value-type="float" office:value="1.10766584884144">
                <text:p>1.10766584884144</text:p>
              </table:table-cell>
              <table:table-cell office:value-type="float" office:value="0.0269935486614868">
                <text:p>0.0269935486614868</text:p>
              </table:table-cell>
              <table:table-cell office:value-type="float" office:value="0.0214911709431926">
                <text:p>0.0214911709431926</text:p>
              </table:table-cell>
              <table:table-cell office:value-type="float" office:value="2.41869373021337">
                <text:p>2.41869373021337</text:p>
              </table:table-cell>
              <table:table-cell office:value-type="float" office:value="0.0427032357702398">
                <text:p>0.0427032357702398</text:p>
              </table:table-cell>
              <table:table-cell office:value-type="float" office:value="0.0453879707922095">
                <text:p>0.0453879707922095</text:p>
              </table:table-cell>
              <table:table-cell office:value-type="float" office:value="1.75683211900022">
                <text:p>1.75683211900022</text:p>
              </table:table-cell>
              <table:table-cell office:value-type="float" office:value="0.0286495782839493">
                <text:p>0.0286495782839493</text:p>
              </table:table-cell>
              <table:table-cell office:value-type="float" office:value="0.0237426269467652">
                <text:p>0.0237426269467652</text:p>
              </table:table-cell>
              <table:table-cell office:value-type="float" office:value="1.3819102022589">
                <text:p>1.3819102022589</text:p>
              </table:table-cell>
              <table:table-cell office:value-type="float" office:value="0.0175278640939285">
                <text:p>0.0175278640939285</text:p>
              </table:table-cell>
              <table:table-cell office:value-type="float" office:value="0.0184369525865163">
                <text:p>0.0184369525865163</text:p>
              </table:table-cell>
              <table:table-cell office:value-type="float" office:value="5.40538169754998">
                <text:p>5.40538169754998</text:p>
              </table:table-cell>
              <table:table-cell office:value-type="float" office:value="0.0925834859556461">
                <text:p>0.0925834859556461</text:p>
              </table:table-cell>
              <table:table-cell office:value-type="float" office:value="0.0443911632345475">
                <text:p>0.0443911632345475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.99149398244503">
                <text:p>1.99149398244503</text:p>
              </table:table-cell>
              <table:table-cell office:value-type="float" office:value="0.108835466540652">
                <text:p>0.108835466540652</text:p>
              </table:table-cell>
              <table:table-cell office:value-type="float" office:value="0.136357695130657">
                <text:p>0.136357695130657</text:p>
              </table:table-cell>
              <table:table-cell office:value-type="float" office:value="1.23672065876391">
                <text:p>1.23672065876391</text:p>
              </table:table-cell>
              <table:table-cell office:value-type="float" office:value="0.0305687100547294">
                <text:p>0.0305687100547294</text:p>
              </table:table-cell>
              <table:table-cell office:value-type="float" office:value="0.0240936801429065">
                <text:p>0.0240936801429065</text:p>
              </table:table-cell>
              <table:table-cell office:value-type="float" office:value="2.51311930879391">
                <text:p>2.51311930879391</text:p>
              </table:table-cell>
              <table:table-cell office:value-type="float" office:value="0.0281958730062974">
                <text:p>0.0281958730062974</text:p>
              </table:table-cell>
              <table:table-cell office:value-type="float" office:value="0.0446649708254993">
                <text:p>0.0446649708254993</text:p>
              </table:table-cell>
              <table:table-cell office:value-type="float" office:value="1.9153654604745">
                <text:p>1.9153654604745</text:p>
              </table:table-cell>
              <table:table-cell office:value-type="float" office:value="0.0404823428079242">
                <text:p>0.0404823428079242</text:p>
              </table:table-cell>
              <table:table-cell office:value-type="float" office:value="0.029529755979851">
                <text:p>0.029529755979851</text:p>
              </table:table-cell>
              <table:table-cell office:value-type="float" office:value="1.41414720303509">
                <text:p>1.41414720303509</text:p>
              </table:table-cell>
              <table:table-cell office:value-type="float" office:value="0.0138784155615212">
                <text:p>0.0138784155615212</text:p>
              </table:table-cell>
              <table:table-cell office:value-type="float" office:value="0.0219487426979962">
                <text:p>0.0219487426979962</text:p>
              </table:table-cell>
              <table:table-cell office:value-type="float" office:value="6.85686229166457">
                <text:p>6.85686229166457</text:p>
              </table:table-cell>
              <table:table-cell office:value-type="float" office:value="0.132248799337751">
                <text:p>0.132248799337751</text:p>
              </table:table-cell>
              <table:table-cell office:value-type="float" office:value="0.0709505089199235">
                <text:p>0.0709505089199235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.84101902921567">
                <text:p>1.84101902921567</text:p>
              </table:table-cell>
              <table:table-cell office:value-type="float" office:value="0.136061451441588">
                <text:p>0.136061451441588</text:p>
              </table:table-cell>
              <table:table-cell office:value-type="float" office:value="0.110121827930845">
                <text:p>0.110121827930845</text:p>
              </table:table-cell>
              <table:table-cell office:value-type="float" office:value="1.28549902102556">
                <text:p>1.28549902102556</text:p>
              </table:table-cell>
              <table:table-cell office:value-type="float" office:value="0.0834655695327796">
                <text:p>0.0834655695327796</text:p>
              </table:table-cell>
              <table:table-cell office:value-type="float" office:value="0.0706429238703403">
                <text:p>0.0706429238703403</text:p>
              </table:table-cell>
              <table:table-cell office:value-type="float" office:value="3.05751634823337">
                <text:p>3.05751634823337</text:p>
              </table:table-cell>
              <table:table-cell office:value-type="float" office:value="0.0541187310443674">
                <text:p>0.0541187310443674</text:p>
              </table:table-cell>
              <table:table-cell office:value-type="float" office:value="0.0533125167961302">
                <text:p>0.0533125167961302</text:p>
              </table:table-cell>
              <table:table-cell office:value-type="float" office:value="2.04295330355886">
                <text:p>2.04295330355886</text:p>
              </table:table-cell>
              <table:table-cell office:value-type="float" office:value="0.0430940711260126">
                <text:p>0.0430940711260126</text:p>
              </table:table-cell>
              <table:table-cell office:value-type="float" office:value="0.0267778303878786">
                <text:p>0.0267778303878786</text:p>
              </table:table-cell>
              <table:table-cell office:value-type="float" office:value="1.75973215771086">
                <text:p>1.75973215771086</text:p>
              </table:table-cell>
              <table:table-cell office:value-type="float" office:value="0.0284638419308191">
                <text:p>0.0284638419308191</text:p>
              </table:table-cell>
              <table:table-cell office:value-type="float" office:value="0.0335378728740898">
                <text:p>0.0335378728740898</text:p>
              </table:table-cell>
              <table:table-cell office:value-type="float" office:value="7.82706064522734">
                <text:p>7.82706064522734</text:p>
              </table:table-cell>
              <table:table-cell office:value-type="float" office:value="0.237609254827688">
                <text:p>0.237609254827688</text:p>
              </table:table-cell>
              <table:table-cell office:value-type="float" office:value="0.0999769653071932">
                <text:p>0.0999769653071932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.10223552398565">
                <text:p>1.10223552398565</text:p>
              </table:table-cell>
              <table:table-cell office:value-type="float" office:value="0.0316279920799326">
                <text:p>0.0316279920799326</text:p>
              </table:table-cell>
              <table:table-cell office:value-type="float" office:value="0.0322487894451378">
                <text:p>0.0322487894451378</text:p>
              </table:table-cell>
              <table:table-cell office:value-type="float" office:value="0.993700540420443">
                <text:p>0.993700540420443</text:p>
              </table:table-cell>
              <table:table-cell office:value-type="float" office:value="0.0178070823177306">
                <text:p>0.0178070823177306</text:p>
              </table:table-cell>
              <table:table-cell office:value-type="float" office:value="0.0188199622293814">
                <text:p>0.0188199622293814</text:p>
              </table:table-cell>
              <table:table-cell office:value-type="float" office:value="1.30869965823471">
                <text:p>1.30869965823471</text:p>
              </table:table-cell>
              <table:table-cell office:value-type="float" office:value="0.017473812153252">
                <text:p>0.017473812153252</text:p>
              </table:table-cell>
              <table:table-cell office:value-type="float" office:value="0.0191466976847526">
                <text:p>0.0191466976847526</text:p>
              </table:table-cell>
              <table:table-cell office:value-type="float" office:value="1.0799260270929">
                <text:p>1.0799260270929</text:p>
              </table:table-cell>
              <table:table-cell office:value-type="float" office:value="0.0125727803226839">
                <text:p>0.0125727803226839</text:p>
              </table:table-cell>
              <table:table-cell office:value-type="float" office:value="0.0133830842520045">
                <text:p>0.0133830842520045</text:p>
              </table:table-cell>
              <table:table-cell office:value-type="float" office:value="1.07556737611825">
                <text:p>1.07556737611825</text:p>
              </table:table-cell>
              <table:table-cell office:value-type="float" office:value="-0.00463310875716368">
                <text:p>-0.00463310875716368</text:p>
              </table:table-cell>
              <table:table-cell office:value-type="float" office:value="0.0372674460396395">
                <text:p>0.0372674460396395</text:p>
              </table:table-cell>
              <table:table-cell office:value-type="float" office:value="2.28568441275837">
                <text:p>2.28568441275837</text:p>
              </table:table-cell>
              <table:table-cell office:value-type="float" office:value="0.0588842637669984">
                <text:p>0.0588842637669984</text:p>
              </table:table-cell>
              <table:table-cell office:value-type="float" office:value="0.0172712361709219">
                <text:p>0.0172712361709219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2.1543470122762">
                <text:p>2.1543470122762</text:p>
              </table:table-cell>
              <table:table-cell office:value-type="float" office:value="0.167157628409516">
                <text:p>0.167157628409516</text:p>
              </table:table-cell>
              <table:table-cell office:value-type="float" office:value="0.140999393290046">
                <text:p>0.140999393290046</text:p>
              </table:table-cell>
              <table:table-cell office:value-type="float" office:value="1.19401809802884">
                <text:p>1.19401809802884</text:p>
              </table:table-cell>
              <table:table-cell office:value-type="float" office:value="0.0392812423354461">
                <text:p>0.0392812423354461</text:p>
              </table:table-cell>
              <table:table-cell office:value-type="float" office:value="0.0285670027237404">
                <text:p>0.0285670027237404</text:p>
              </table:table-cell>
              <table:table-cell office:value-type="float" office:value="3.61124091548659">
                <text:p>3.61124091548659</text:p>
              </table:table-cell>
              <table:table-cell office:value-type="float" office:value="0.0502665651180503">
                <text:p>0.0502665651180503</text:p>
              </table:table-cell>
              <table:table-cell office:value-type="float" office:value="0.0509636361289323">
                <text:p>0.0509636361289323</text:p>
              </table:table-cell>
              <table:table-cell office:value-type="float" office:value="2.22838886235429">
                <text:p>2.22838886235429</text:p>
              </table:table-cell>
              <table:table-cell office:value-type="float" office:value="0.0400351117249926">
                <text:p>0.0400351117249926</text:p>
              </table:table-cell>
              <table:table-cell office:value-type="float" office:value="0.040153871971291">
                <text:p>0.040153871971291</text:p>
              </table:table-cell>
              <table:table-cell office:value-type="float" office:value="1.90397459563427">
                <text:p>1.90397459563427</text:p>
              </table:table-cell>
              <table:table-cell office:value-type="float" office:value="0.0269895568435592">
                <text:p>0.0269895568435592</text:p>
              </table:table-cell>
              <table:table-cell office:value-type="float" office:value="0.0480101204383802">
                <text:p>0.0480101204383802</text:p>
              </table:table-cell>
              <table:table-cell office:value-type="float" office:value="9.38461538461539">
                <text:p>9.38461538461539</text:p>
              </table:table-cell>
              <table:table-cell office:value-type="float" office:value="0.1369615449159">
                <text:p>0.1369615449159</text:p>
              </table:table-cell>
              <table:table-cell office:value-type="float" office:value="0.0972026798507752">
                <text:p>0.0972026798507752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.52089847961185">
                <text:p>1.52089847961185</text:p>
              </table:table-cell>
              <table:table-cell office:value-type="float" office:value="0.107563921496581">
                <text:p>0.107563921496581</text:p>
              </table:table-cell>
              <table:table-cell office:value-type="float" office:value="0.0630507531770971">
                <text:p>0.0630507531770971</text:p>
              </table:table-cell>
              <table:table-cell office:value-type="float" office:value="1.12819511796819">
                <text:p>1.12819511796819</text:p>
              </table:table-cell>
              <table:table-cell office:value-type="float" office:value="0.0334850276787958">
                <text:p>0.0334850276787958</text:p>
              </table:table-cell>
              <table:table-cell office:value-type="float" office:value="0.0261082681711071">
                <text:p>0.0261082681711071</text:p>
              </table:table-cell>
              <table:table-cell office:value-type="float" office:value="3.16058804842482">
                <text:p>3.16058804842482</text:p>
              </table:table-cell>
              <table:table-cell office:value-type="float" office:value="0.0560592896519961">
                <text:p>0.0560592896519961</text:p>
              </table:table-cell>
              <table:table-cell office:value-type="float" office:value="0.0347659454487231">
                <text:p>0.0347659454487231</text:p>
              </table:table-cell>
              <table:table-cell office:value-type="float" office:value="2.26326942778443">
                <text:p>2.26326942778443</text:p>
              </table:table-cell>
              <table:table-cell office:value-type="float" office:value="0.0355059178656133">
                <text:p>0.0355059178656133</text:p>
              </table:table-cell>
              <table:table-cell office:value-type="float" office:value="0.042203944052982">
                <text:p>0.042203944052982</text:p>
              </table:table-cell>
              <table:table-cell office:value-type="float" office:value="1.83412370042344">
                <text:p>1.83412370042344</text:p>
              </table:table-cell>
              <table:table-cell office:value-type="float" office:value="0.0486340491928559">
                <text:p>0.0486340491928559</text:p>
              </table:table-cell>
              <table:table-cell office:value-type="float" office:value="0.0357865970582269">
                <text:p>0.0357865970582269</text:p>
              </table:table-cell>
              <table:table-cell office:value-type="float" office:value="9.8699562268041">
                <text:p>9.8699562268041</text:p>
              </table:table-cell>
              <table:table-cell office:value-type="float" office:value="0.33875426919431">
                <text:p>0.33875426919431</text:p>
              </table:table-cell>
              <table:table-cell office:value-type="float" office:value="0.179672957708025">
                <text:p>0.17967295770802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47650602888369">
                <text:p>1.47650602888369</text:p>
              </table:table-cell>
              <table:table-cell office:value-type="float" office:value="0.152388110026418">
                <text:p>0.152388110026418</text:p>
              </table:table-cell>
              <table:table-cell office:value-type="float" office:value="0.124653315062957">
                <text:p>0.124653315062957</text:p>
              </table:table-cell>
              <table:table-cell office:value-type="float" office:value="1.12097388524402">
                <text:p>1.12097388524402</text:p>
              </table:table-cell>
              <table:table-cell office:value-type="float" office:value="0.0307864171027073">
                <text:p>0.0307864171027073</text:p>
              </table:table-cell>
              <table:table-cell office:value-type="float" office:value="0.0305184919446485">
                <text:p>0.0305184919446485</text:p>
              </table:table-cell>
              <table:table-cell office:value-type="float" office:value="2.90677226248037">
                <text:p>2.90677226248037</text:p>
              </table:table-cell>
              <table:table-cell office:value-type="float" office:value="0.0356476693349439">
                <text:p>0.0356476693349439</text:p>
              </table:table-cell>
              <table:table-cell office:value-type="float" office:value="0.0587051267933105">
                <text:p>0.0587051267933105</text:p>
              </table:table-cell>
              <table:table-cell office:value-type="float" office:value="2.1161092271835">
                <text:p>2.1161092271835</text:p>
              </table:table-cell>
              <table:table-cell office:value-type="float" office:value="0.0783454032103337">
                <text:p>0.0783454032103337</text:p>
              </table:table-cell>
              <table:table-cell office:value-type="float" office:value="0.0405407092977977">
                <text:p>0.0405407092977977</text:p>
              </table:table-cell>
              <table:table-cell office:value-type="float" office:value="1.78123683789279">
                <text:p>1.78123683789279</text:p>
              </table:table-cell>
              <table:table-cell office:value-type="float" office:value="0.132089373475182">
                <text:p>0.132089373475182</text:p>
              </table:table-cell>
              <table:table-cell office:value-type="float" office:value="0.0509511910749135">
                <text:p>0.0509511910749135</text:p>
              </table:table-cell>
              <table:table-cell office:value-type="float" office:value="10.1487438737664">
                <text:p>10.1487438737664</text:p>
              </table:table-cell>
              <table:table-cell office:value-type="float" office:value="1.25334480719039">
                <text:p>1.25334480719039</text:p>
              </table:table-cell>
              <table:table-cell office:value-type="float" office:value="0.25016943995695">
                <text:p>0.25016943995695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62407346321568">
                <text:p>1.62407346321568</text:p>
              </table:table-cell>
              <table:table-cell office:value-type="float" office:value="0.069509387508034">
                <text:p>0.069509387508034</text:p>
              </table:table-cell>
              <table:table-cell office:value-type="float" office:value="0.0702688671171401">
                <text:p>0.0702688671171401</text:p>
              </table:table-cell>
              <table:table-cell office:value-type="float" office:value="1.13711100758006">
                <text:p>1.13711100758006</text:p>
              </table:table-cell>
              <table:table-cell office:value-type="float" office:value="0.0673669748793618">
                <text:p>0.0673669748793618</text:p>
              </table:table-cell>
              <table:table-cell office:value-type="float" office:value="0.0277720155568629">
                <text:p>0.0277720155568629</text:p>
              </table:table-cell>
              <table:table-cell office:value-type="float" office:value="3.22642807671424">
                <text:p>3.22642807671424</text:p>
              </table:table-cell>
              <table:table-cell office:value-type="float" office:value="0.0879862794907633">
                <text:p>0.0879862794907633</text:p>
              </table:table-cell>
              <table:table-cell office:value-type="float" office:value="0.0503637000486294">
                <text:p>0.0503637000486294</text:p>
              </table:table-cell>
              <table:table-cell office:value-type="float" office:value="2.27034526849871">
                <text:p>2.27034526849871</text:p>
              </table:table-cell>
              <table:table-cell office:value-type="float" office:value="0.0423041477788622">
                <text:p>0.0423041477788622</text:p>
              </table:table-cell>
              <table:table-cell office:value-type="float" office:value="0.0331337148868205">
                <text:p>0.0331337148868205</text:p>
              </table:table-cell>
              <table:table-cell office:value-type="float" office:value="1.88549314597992">
                <text:p>1.88549314597992</text:p>
              </table:table-cell>
              <table:table-cell office:value-type="float" office:value="0.0476885181419275">
                <text:p>0.0476885181419275</text:p>
              </table:table-cell>
              <table:table-cell office:value-type="float" office:value="0.0431203049707374">
                <text:p>0.0431203049707374</text:p>
              </table:table-cell>
              <table:table-cell office:value-type="float" office:value="9.93299576165036">
                <text:p>9.93299576165036</text:p>
              </table:table-cell>
              <table:table-cell office:value-type="float" office:value="0.700738962324144">
                <text:p>0.700738962324144</text:p>
              </table:table-cell>
              <table:table-cell office:value-type="float" office:value="0.193429254474412">
                <text:p>0.1934292544744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interval-minor-divisor="20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ef413d" draw:fill-color="#ef413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72bf44" draw:fill-color="#72bf4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adc5e7" draw:fill-color="#adc5e7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e8ac7" draw:fill-color="#5e8ac7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508f" draw:fill-color="#00508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e3d200" draw:fill-color="#e3d2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fff450" draw:fill-color="#fff450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ccbe00" draw:fill-color="#ccbe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017cm" svg:height="10.662cm" xlink:href=".." xlink:type="simple" chart:class="chart:scatter" chart:style-name="ch1">
        <chart:legend svg:x="13.828cm" svg:y="0.676cm" style:legend-expansion="custom" chartooo:width="2.705cm" chartooo:height="4.329cm" style:legend-expansion-aspect-ratio="0.624855624855625" chart:style-name="ch2"/>
        <chart:plot-area chart:style-name="ch3" table:cell-range-address="'Scatter-time'.M29:'Scatter-time'.M53 'Scatter-time'.C29:'Scatter-time'.C53 'Scatter-time'.D30:'Scatter-time'.D53 'Scatter-time'.B4:'Scatter-time'.B4 'Scatter-time'.F5:'Scatter-time'.F28 'Scatter-time'.AL29:'Scatter-time'.AL29 'Scatter-time'.AM30:'Scatter-time'.AM53 'Scatter-time'.Q29:'Scatter-time'.Q29 'Scatter-time'.S30:'Scatter-time'.S53 'Scatter-time'.G29:'Scatter-time'.G29 'Scatter-time'.I30:'Scatter-time'.I53 'Scatter-time'.N30:'Scatter-time'.N53 'Scatter-time'.V29:'Scatter-time'.V29 'Scatter-time'.X30:'Scatter-time'.X53 'Scatter-time'.AA29:'Scatter-time'.AA29 'Scatter-time'.AC30:'Scatter-time'.AC53 'Scatter-time'.AP29:'Scatter-time'.AP29 'Scatter-time'.AR30:'Scatter-time'.AR53" chart:data-source-has-labels="both" svg:x="0.917cm" svg:y="0.212cm" svg:width="16.22cm" svg:height="9.77cm">
          <chartooo:coordinate-region svg:x="1.538cm" svg:y="0.438cm" svg:width="15.134cm" svg:height="8.844cm"/>
          <chart:axis chart:dimension="x" chart:name="primary-x" chart:style-name="ch4" chartooo:axis-type="auto">
            <chart:title svg:x="6.496cm" svg:y="10.102cm" chart:style-name="ch5">
              <text:p>processing time per code byte (ns)</text:p>
            </chart:title>
            <chart:categories table:cell-range-address="'Scatter-time'.M30:'Scatter-time'.M53"/>
          </chart:axis>
          <chart:axis chart:dimension="y" chart:name="primary-y" chart:style-name="ch6">
            <chart:title svg:x="0.017cm" svg:y="7.8cm" chart:style-name="ch7">
              <text:p>execution time relative to v8-turbofan</text:p>
            </chart:title>
            <chart:grid chart:style-name="ch8" chart:class="major"/>
          </chart:axis>
          <chart:series chart:style-name="ch9" chart:values-cell-range-address="'Scatter-time'.D30:'Scatter-time'.D53" chart:label-cell-address="'Scatter-time'.C29:'Scatter-time'.C29" chart:class="chart:scatter">
            <chart:domain table:cell-range-address="'Scatter-time'.C30:'Scatter-time'.C53"/>
            <chart:data-point chart:repeated="24"/>
          </chart:series>
          <chart:series chart:style-name="ch10" chart:values-cell-range-address="'Scatter-time'.F5:'Scatter-time'.F28" chart:label-cell-address="'Scatter-time'.B4:'Scatter-time'.B4" chart:class="chart:scatter">
            <chart:domain table:cell-range-address="'Scatter-time'.E5:'Scatter-time'.E28"/>
            <chart:data-point chart:repeated="24"/>
          </chart:series>
          <chart:series chart:style-name="ch11" chart:values-cell-range-address="'Scatter-time'.AM30:'Scatter-time'.AM53" chart:label-cell-address="'Scatter-time'.AL29:'Scatter-time'.AL29" chart:class="chart:scatter">
            <chart:domain table:cell-range-address="'Scatter-time'.AL30:'Scatter-time'.AL53"/>
            <chart:data-point chart:repeated="24"/>
          </chart:series>
          <chart:series chart:style-name="ch12" chart:values-cell-range-address="'Scatter-time'.S30:'Scatter-time'.S53" chart:label-cell-address="'Scatter-time'.Q29:'Scatter-time'.Q29" chart:class="chart:scatter">
            <chart:domain table:cell-range-address="'Scatter-time'.R30:'Scatter-time'.R53"/>
            <chart:data-point chart:repeated="24"/>
          </chart:series>
          <chart:series chart:style-name="ch13" chart:values-cell-range-address="'Scatter-time'.I30:'Scatter-time'.I53" chart:label-cell-address="'Scatter-time'.G29:'Scatter-time'.G29" chart:class="chart:scatter">
            <chart:domain table:cell-range-address="'Scatter-time'.H30:'Scatter-time'.H53"/>
            <chart:data-point chart:repeated="24"/>
          </chart:series>
          <chart:series chart:style-name="ch14" chart:values-cell-range-address="'Scatter-time'.N30:'Scatter-time'.N53" chart:label-cell-address="'Scatter-time'.M29:'Scatter-time'.M29" chart:class="chart:scatter">
            <chart:domain table:cell-range-address="'Scatter-time'.M30:'Scatter-time'.M53"/>
            <chart:data-point chart:repeated="24"/>
          </chart:series>
          <chart:series chart:style-name="ch15" chart:values-cell-range-address="'Scatter-time'.X30:'Scatter-time'.X53" chart:label-cell-address="'Scatter-time'.V29:'Scatter-time'.V29" chart:class="chart:scatter">
            <chart:domain table:cell-range-address="'Scatter-time'.W30:'Scatter-time'.W53"/>
            <chart:data-point chart:repeated="24"/>
          </chart:series>
          <chart:series chart:style-name="ch16" chart:values-cell-range-address="'Scatter-time'.AC30:'Scatter-time'.AC53" chart:label-cell-address="'Scatter-time'.AA29:'Scatter-time'.AA29" chart:class="chart:scatter">
            <chart:domain table:cell-range-address="'Scatter-time'.AB30:'Scatter-time'.AB53"/>
            <chart:data-point chart:repeated="24"/>
          </chart:series>
          <chart:series chart:style-name="ch17" chart:values-cell-range-address="'Scatter-time'.AR30:'Scatter-time'.AR53" chart:label-cell-address="'Scatter-time'.AP29:'Scatter-time'.AP29" chart:class="chart:scatter">
            <chart:domain table:cell-range-address="'Scatter-time'.AQ30:'Scatter-time'.AQ53"/>
            <chart:data-point chart:repeated="2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m-opt</text:p>
                <draw:g>
                  <svg:desc>'Scatter-time'.C29:'Scatter-time'.C2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v8-turbofan</text:p>
                <draw:g>
                  <svg:desc>'Scatter-time'.B4:'Scatter-time'.B4</svg:desc>
                </draw:g>
              </table:table-cell>
              <table:table-cell office:value-type="string">
                <text:p>Column AL</text:p>
              </table:table-cell>
              <table:table-cell office:value-type="string">
                <text:p>wizard</text:p>
                <draw:g>
                  <svg:desc>'Scatter-time'.AL29:'Scatter-time'.AL2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jsc-bbq</text:p>
                <draw:g>
                  <svg:desc>'Scatter-time'.Q29:'Scatter-time'.Q2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m-base</text:p>
                <draw:g>
                  <svg:desc>'Scatter-time'.G29:'Scatter-time'.G29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v8-liftoff</text:p>
                <draw:g>
                  <svg:desc>'Scatter-time'.M29:'Scatter-time'.M29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wasm3</text:p>
                <draw:g>
                  <svg:desc>'Scatter-time'.V29:'Scatter-time'.V29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wamr-fast</text:p>
                <draw:g>
                  <svg:desc>'Scatter-time'.AA29:'Scatter-time'.AA29</svg:desc>
                </draw:g>
              </table:table-cell>
              <table:table-cell office:value-type="string">
                <text:p>Column AQ</text:p>
              </table:table-cell>
              <table:table-cell office:value-type="string">
                <text:p>jsc-int</text:p>
                <draw:g>
                  <svg:desc>'Scatter-time'.AP29:'Scatter-time'.AP29</svg:desc>
                </draw:g>
              </table:table-cell>
            </table:table-row>
          </table:table-header-rows>
          <table:table-rows>
            <table:table-row>
              <table:table-cell office:value-type="float" office:value="142.877">
                <text:p>142.877</text:p>
                <draw:g>
                  <svg:desc>'Scatter-time'.M30:'Scatter-time'.M53</svg:desc>
                </draw:g>
              </table:table-cell>
              <table:table-cell office:value-type="float" office:value="1088.59">
                <text:p>1088.59</text:p>
                <draw:g>
                  <svg:desc>'Scatter-time'.C30:'Scatter-time'.C53</svg:desc>
                </draw:g>
              </table:table-cell>
              <table:table-cell office:value-type="float" office:value="1.14840366291301">
                <text:p>1.14840366291301</text:p>
                <draw:g>
                  <svg:desc>'Scatter-time'.D30:'Scatter-time'.D53</svg:desc>
                </draw:g>
              </table:table-cell>
              <table:table-cell office:value-type="float" office:value="1672.54">
                <text:p>1672.54</text:p>
                <draw:g>
                  <svg:desc>'Scatter-time'.E5:'Scatter-time'.E28</svg:desc>
                </draw:g>
              </table:table-cell>
              <table:table-cell office:value-type="float" office:value="1">
                <text:p>1</text:p>
                <draw:g>
                  <svg:desc>'Scatter-time'.F5:'Scatter-time'.F28</svg:desc>
                </draw:g>
              </table:table-cell>
              <table:table-cell office:value-type="float" office:value="2.90582">
                <text:p>2.90582</text:p>
                <draw:g>
                  <svg:desc>'Scatter-time'.AL30:'Scatter-time'.AL53</svg:desc>
                </draw:g>
              </table:table-cell>
              <table:table-cell office:value-type="float" office:value="15.3870808068308">
                <text:p>15.3870808068308</text:p>
                <draw:g>
                  <svg:desc>'Scatter-time'.AM30:'Scatter-time'.AM53</svg:desc>
                </draw:g>
              </table:table-cell>
              <table:table-cell office:value-type="float" office:value="812.289">
                <text:p>812.289</text:p>
                <draw:g>
                  <svg:desc>'Scatter-time'.R30:'Scatter-time'.R53</svg:desc>
                </draw:g>
              </table:table-cell>
              <table:table-cell office:value-type="float" office:value="3.38203811409479">
                <text:p>3.38203811409479</text:p>
                <draw:g>
                  <svg:desc>'Scatter-time'.S30:'Scatter-time'.S53</svg:desc>
                </draw:g>
              </table:table-cell>
              <table:table-cell office:value-type="float" office:value="37.3948">
                <text:p>37.3948</text:p>
                <draw:g>
                  <svg:desc>'Scatter-time'.H30:'Scatter-time'.H53</svg:desc>
                </draw:g>
              </table:table-cell>
              <table:table-cell office:value-type="float" office:value="1.78607226828363">
                <text:p>1.78607226828363</text:p>
                <draw:g>
                  <svg:desc>'Scatter-time'.I30:'Scatter-time'.I53</svg:desc>
                </draw:g>
              </table:table-cell>
              <table:table-cell office:value-type="float" office:value="142.877">
                <text:p>142.877</text:p>
                <draw:g>
                  <svg:desc>'Scatter-time'.M30:'Scatter-time'.M53</svg:desc>
                </draw:g>
              </table:table-cell>
              <table:table-cell office:value-type="float" office:value="1.49520480138597">
                <text:p>1.49520480138597</text:p>
                <draw:g>
                  <svg:desc>'Scatter-time'.N30:'Scatter-time'.N53</svg:desc>
                </draw:g>
              </table:table-cell>
              <table:table-cell office:value-type="float" office:value="23.5873">
                <text:p>23.5873</text:p>
                <draw:g>
                  <svg:desc>'Scatter-time'.W30:'Scatter-time'.W53</svg:desc>
                </draw:g>
              </table:table-cell>
              <table:table-cell office:value-type="float" office:value="5.86718846677391">
                <text:p>5.86718846677391</text:p>
                <draw:g>
                  <svg:desc>'Scatter-time'.X30:'Scatter-time'.X53</svg:desc>
                </draw:g>
              </table:table-cell>
              <table:table-cell office:value-type="float" office:value="33.6334">
                <text:p>33.6334</text:p>
                <draw:g>
                  <svg:desc>'Scatter-time'.AB30:'Scatter-time'.AB53</svg:desc>
                </draw:g>
              </table:table-cell>
              <table:table-cell office:value-type="float" office:value="8.41155178814503">
                <text:p>8.41155178814503</text:p>
                <draw:g>
                  <svg:desc>'Scatter-time'.AC30:'Scatter-time'.AC53</svg:desc>
                </draw:g>
              </table:table-cell>
              <table:table-cell office:value-type="float" office:value="228.895">
                <text:p>228.895</text:p>
                <draw:g>
                  <svg:desc>'Scatter-time'.AQ30:'Scatter-time'.AQ53</svg:desc>
                </draw:g>
              </table:table-cell>
              <table:table-cell office:value-type="float" office:value="13.3266922410593">
                <text:p>13.3266922410593</text:p>
                <draw:g>
                  <svg:desc>'Scatter-time'.AR30:'Scatter-time'.AR53</svg:desc>
                </draw:g>
              </table:table-cell>
            </table:table-row>
            <table:table-row>
              <table:table-cell office:value-type="float" office:value="139.133">
                <text:p>139.133</text:p>
              </table:table-cell>
              <table:table-cell office:value-type="float" office:value="992.332">
                <text:p>992.332</text:p>
              </table:table-cell>
              <table:table-cell office:value-type="float" office:value="1.14596977329975">
                <text:p>1.14596977329975</text:p>
              </table:table-cell>
              <table:table-cell office:value-type="float" office:value="1736.34">
                <text:p>1736.34</text:p>
              </table:table-cell>
              <table:table-cell office:value-type="float" office:value="1">
                <text:p>1</text:p>
              </table:table-cell>
              <table:table-cell office:value-type="float" office:value="3.10369">
                <text:p>3.10369</text:p>
              </table:table-cell>
              <table:table-cell office:value-type="float" office:value="7.90478589420655">
                <text:p>7.90478589420655</text:p>
              </table:table-cell>
              <table:table-cell office:value-type="float" office:value="844.831">
                <text:p>844.831</text:p>
              </table:table-cell>
              <table:table-cell office:value-type="float" office:value="1.32376154492024">
                <text:p>1.32376154492024</text:p>
              </table:table-cell>
              <table:table-cell office:value-type="float" office:value="38.1075">
                <text:p>38.1075</text:p>
              </table:table-cell>
              <table:table-cell office:value-type="float" office:value="1.35235096557515">
                <text:p>1.35235096557515</text:p>
              </table:table-cell>
              <table:table-cell office:value-type="float" office:value="139.133">
                <text:p>139.133</text:p>
              </table:table-cell>
              <table:table-cell office:value-type="float" office:value="1.01297229219144">
                <text:p>1.01297229219144</text:p>
              </table:table-cell>
              <table:table-cell office:value-type="float" office:value="23.5434">
                <text:p>23.5434</text:p>
              </table:table-cell>
              <table:table-cell office:value-type="float" office:value="2.88010075566751">
                <text:p>2.88010075566751</text:p>
              </table:table-cell>
              <table:table-cell office:value-type="float" office:value="34.6465">
                <text:p>34.6465</text:p>
              </table:table-cell>
              <table:table-cell office:value-type="float" office:value="4.7191435768262">
                <text:p>4.7191435768262</text:p>
              </table:table-cell>
              <table:table-cell office:value-type="float" office:value="179.834">
                <text:p>179.834</text:p>
              </table:table-cell>
              <table:table-cell office:value-type="float" office:value="8.44861460957179">
                <text:p>8.44861460957179</text:p>
              </table:table-cell>
            </table:table-row>
            <table:table-row>
              <table:table-cell office:value-type="float" office:value="165.006">
                <text:p>165.006</text:p>
              </table:table-cell>
              <table:table-cell office:value-type="float" office:value="1037.54">
                <text:p>1037.54</text:p>
              </table:table-cell>
              <table:table-cell office:value-type="float" office:value="1.13390001683218">
                <text:p>1.13390001683218</text:p>
              </table:table-cell>
              <table:table-cell office:value-type="float" office:value="1787.72">
                <text:p>1787.72</text:p>
              </table:table-cell>
              <table:table-cell office:value-type="float" office:value="1">
                <text:p>1</text:p>
              </table:table-cell>
              <table:table-cell office:value-type="float" office:value="2.73496">
                <text:p>2.73496</text:p>
              </table:table-cell>
              <table:table-cell office:value-type="float" office:value="8.123211580542">
                <text:p>8.123211580542</text:p>
              </table:table-cell>
              <table:table-cell office:value-type="float" office:value="859.721">
                <text:p>859.721</text:p>
              </table:table-cell>
              <table:table-cell office:value-type="float" office:value="1.39719744150816">
                <text:p>1.39719744150816</text:p>
              </table:table-cell>
              <table:table-cell office:value-type="float" office:value="38.7921">
                <text:p>38.7921</text:p>
              </table:table-cell>
              <table:table-cell office:value-type="float" office:value="1.35086685743141">
                <text:p>1.35086685743141</text:p>
              </table:table-cell>
              <table:table-cell office:value-type="float" office:value="165.006">
                <text:p>165.006</text:p>
              </table:table-cell>
              <table:table-cell office:value-type="float" office:value="1.05457835381249">
                <text:p>1.05457835381249</text:p>
              </table:table-cell>
              <table:table-cell office:value-type="float" office:value="23.6676">
                <text:p>23.6676</text:p>
              </table:table-cell>
              <table:table-cell office:value-type="float" office:value="3.07031644504292">
                <text:p>3.07031644504292</text:p>
              </table:table-cell>
              <table:table-cell office:value-type="float" office:value="34.7595">
                <text:p>34.7595</text:p>
              </table:table-cell>
              <table:table-cell office:value-type="float" office:value="4.79767715872749">
                <text:p>4.79767715872749</text:p>
              </table:table-cell>
              <table:table-cell office:value-type="float" office:value="155.752">
                <text:p>155.752</text:p>
              </table:table-cell>
              <table:table-cell office:value-type="float" office:value="6.95366941592325">
                <text:p>6.95366941592325</text:p>
              </table:table-cell>
            </table:table-row>
            <table:table-row>
              <table:table-cell office:value-type="float" office:value="181.031">
                <text:p>181.031</text:p>
              </table:table-cell>
              <table:table-cell office:value-type="float" office:value="1082.97">
                <text:p>1082.97</text:p>
              </table:table-cell>
              <table:table-cell office:value-type="float" office:value="0.993700540420443">
                <text:p>0.993700540420443</text:p>
              </table:table-cell>
              <table:table-cell office:value-type="float" office:value="1876.83">
                <text:p>1876.83</text:p>
              </table:table-cell>
              <table:table-cell office:value-type="float" office:value="1">
                <text:p>1</text:p>
              </table:table-cell>
              <table:table-cell office:value-type="float" office:value="3.49469">
                <text:p>3.49469</text:p>
              </table:table-cell>
              <table:table-cell office:value-type="float" office:value="5.77091270282103">
                <text:p>5.77091270282103</text:p>
              </table:table-cell>
              <table:table-cell office:value-type="float" office:value="826.658">
                <text:p>826.658</text:p>
              </table:table-cell>
              <table:table-cell office:value-type="float" office:value="1.30869965823471">
                <text:p>1.30869965823471</text:p>
              </table:table-cell>
              <table:table-cell office:value-type="float" office:value="36.1292">
                <text:p>36.1292</text:p>
              </table:table-cell>
              <table:table-cell office:value-type="float" office:value="1.0799260270929">
                <text:p>1.0799260270929</text:p>
              </table:table-cell>
              <table:table-cell office:value-type="float" office:value="181.031">
                <text:p>181.031</text:p>
              </table:table-cell>
              <table:table-cell office:value-type="float" office:value="1.07556737611825">
                <text:p>1.07556737611825</text:p>
              </table:table-cell>
              <table:table-cell office:value-type="float" office:value="23.0461">
                <text:p>23.0461</text:p>
              </table:table-cell>
              <table:table-cell office:value-type="float" office:value="2.28568441275837">
                <text:p>2.28568441275837</text:p>
              </table:table-cell>
              <table:table-cell office:value-type="float" office:value="35.515">
                <text:p>35.515</text:p>
              </table:table-cell>
              <table:table-cell office:value-type="float" office:value="3.68554326304165">
                <text:p>3.68554326304165</text:p>
              </table:table-cell>
              <table:table-cell office:value-type="float" office:value="118.273">
                <text:p>118.273</text:p>
              </table:table-cell>
              <table:table-cell office:value-type="float" office:value="5.10218324631279">
                <text:p>5.10218324631279</text:p>
              </table:table-cell>
            </table:table-row>
            <table:table-row>
              <table:table-cell office:value-type="float" office:value="182.962">
                <text:p>182.962</text:p>
              </table:table-cell>
              <table:table-cell office:value-type="float" office:value="1004.11">
                <text:p>1004.11</text:p>
              </table:table-cell>
              <table:table-cell office:value-type="float" office:value="1.00574326217291">
                <text:p>1.00574326217291</text:p>
              </table:table-cell>
              <table:table-cell office:value-type="float" office:value="1840.45">
                <text:p>1840.45</text:p>
              </table:table-cell>
              <table:table-cell office:value-type="float" office:value="1">
                <text:p>1</text:p>
              </table:table-cell>
              <table:table-cell office:value-type="float" office:value="3.96748">
                <text:p>3.96748</text:p>
              </table:table-cell>
              <table:table-cell office:value-type="float" office:value="8.00001400795652">
                <text:p>8.00001400795652</text:p>
              </table:table-cell>
              <table:table-cell office:value-type="float" office:value="868.731">
                <text:p>868.731</text:p>
              </table:table-cell>
              <table:table-cell office:value-type="float" office:value="1.26077211856334">
                <text:p>1.26077211856334</text:p>
              </table:table-cell>
              <table:table-cell office:value-type="float" office:value="37.1503">
                <text:p>37.1503</text:p>
              </table:table-cell>
              <table:table-cell office:value-type="float" office:value="1.2222782540483">
                <text:p>1.2222782540483</text:p>
              </table:table-cell>
              <table:table-cell office:value-type="float" office:value="182.962">
                <text:p>182.962</text:p>
              </table:table-cell>
              <table:table-cell office:value-type="float" office:value="1.07152462598756">
                <text:p>1.07152462598756</text:p>
              </table:table-cell>
              <table:table-cell office:value-type="float" office:value="21.9762">
                <text:p>21.9762</text:p>
              </table:table-cell>
              <table:table-cell office:value-type="float" office:value="3.19755421079173">
                <text:p>3.19755421079173</text:p>
              </table:table-cell>
              <table:table-cell office:value-type="float" office:value="34.2059">
                <text:p>34.2059</text:p>
              </table:table-cell>
              <table:table-cell office:value-type="float" office:value="5.01112231747633">
                <text:p>5.01112231747633</text:p>
              </table:table-cell>
              <table:table-cell office:value-type="float" office:value="218.149">
                <text:p>218.149</text:p>
              </table:table-cell>
              <table:table-cell office:value-type="float" office:value="8.24733848826133">
                <text:p>8.24733848826133</text:p>
              </table:table-cell>
            </table:table-row>
            <table:table-row>
              <table:table-cell office:value-type="float" office:value="162.77">
                <text:p>162.77</text:p>
              </table:table-cell>
              <table:table-cell office:value-type="float" office:value="990.071">
                <text:p>990.071</text:p>
              </table:table-cell>
              <table:table-cell office:value-type="float" office:value="1.23671157584288">
                <text:p>1.23671157584288</text:p>
              </table:table-cell>
              <table:table-cell office:value-type="float" office:value="1771.42">
                <text:p>1771.42</text:p>
              </table:table-cell>
              <table:table-cell office:value-type="float" office:value="1">
                <text:p>1</text:p>
              </table:table-cell>
              <table:table-cell office:value-type="float" office:value="3.33002">
                <text:p>3.33002</text:p>
              </table:table-cell>
              <table:table-cell office:value-type="float" office:value="20.1565118305516">
                <text:p>20.1565118305516</text:p>
              </table:table-cell>
              <table:table-cell office:value-type="float" office:value="846.234">
                <text:p>846.234</text:p>
              </table:table-cell>
              <table:table-cell office:value-type="float" office:value="2.51310409544876">
                <text:p>2.51310409544876</text:p>
              </table:table-cell>
              <table:table-cell office:value-type="float" office:value="37.3073">
                <text:p>37.3073</text:p>
              </table:table-cell>
              <table:table-cell office:value-type="float" office:value="1.91534285139755">
                <text:p>1.91534285139755</text:p>
              </table:table-cell>
              <table:table-cell office:value-type="float" office:value="162.77">
                <text:p>162.77</text:p>
              </table:table-cell>
              <table:table-cell office:value-type="float" office:value="1.41413633621556">
                <text:p>1.41413633621556</text:p>
              </table:table-cell>
              <table:table-cell office:value-type="float" office:value="23.2139">
                <text:p>23.2139</text:p>
              </table:table-cell>
              <table:table-cell office:value-type="float" office:value="6.85679335076078">
                <text:p>6.85679335076078</text:p>
              </table:table-cell>
              <table:table-cell office:value-type="float" office:value="34.2577">
                <text:p>34.2577</text:p>
              </table:table-cell>
              <table:table-cell office:value-type="float" office:value="10.3976472953951">
                <text:p>10.3976472953951</text:p>
              </table:table-cell>
              <table:table-cell office:value-type="float" office:value="213.526">
                <text:p>213.526</text:p>
              </table:table-cell>
              <table:table-cell office:value-type="float" office:value="18.1579529459079">
                <text:p>18.1579529459079</text:p>
              </table:table-cell>
            </table:table-row>
            <table:table-row>
              <table:table-cell office:value-type="float" office:value="166.027">
                <text:p>166.027</text:p>
              </table:table-cell>
              <table:table-cell office:value-type="float" office:value="993.317">
                <text:p>993.317</text:p>
              </table:table-cell>
              <table:table-cell office:value-type="float" office:value="1.1940155935354">
                <text:p>1.1940155935354</text:p>
              </table:table-cell>
              <table:table-cell office:value-type="float" office:value="1815.84">
                <text:p>1815.84</text:p>
              </table:table-cell>
              <table:table-cell office:value-type="float" office:value="1">
                <text:p>1</text:p>
              </table:table-cell>
              <table:table-cell office:value-type="float" office:value="3.26361">
                <text:p>3.26361</text:p>
              </table:table-cell>
              <table:table-cell office:value-type="float" office:value="26.0388031187071">
                <text:p>26.0388031187071</text:p>
              </table:table-cell>
              <table:table-cell office:value-type="float" office:value="852.637">
                <text:p>852.637</text:p>
              </table:table-cell>
              <table:table-cell office:value-type="float" office:value="3.61119429958176">
                <text:p>3.61119429958176</text:p>
              </table:table-cell>
              <table:table-cell office:value-type="float" office:value="41.1508">
                <text:p>41.1508</text:p>
              </table:table-cell>
              <table:table-cell office:value-type="float" office:value="2.22835235193887">
                <text:p>2.22835235193887</text:p>
              </table:table-cell>
              <table:table-cell office:value-type="float" office:value="166.027">
                <text:p>166.027</text:p>
              </table:table-cell>
              <table:table-cell office:value-type="float" office:value="1.90396034491661">
                <text:p>1.90396034491661</text:p>
              </table:table-cell>
              <table:table-cell office:value-type="float" office:value="22.5678">
                <text:p>22.5678</text:p>
              </table:table-cell>
              <table:table-cell office:value-type="float" office:value="9.38449424278412">
                <text:p>9.38449424278412</text:p>
              </table:table-cell>
              <table:table-cell office:value-type="float" office:value="35.0415">
                <text:p>35.0415</text:p>
              </table:table-cell>
              <table:table-cell office:value-type="float" office:value="14.8110703774462">
                <text:p>14.8110703774462</text:p>
              </table:table-cell>
              <table:table-cell office:value-type="float" office:value="166.205">
                <text:p>166.205</text:p>
              </table:table-cell>
              <table:table-cell office:value-type="float" office:value="23.4848453555016">
                <text:p>23.4848453555016</text:p>
              </table:table-cell>
            </table:table-row>
            <table:table-row>
              <table:table-cell office:value-type="float" office:value="176.009">
                <text:p>176.009</text:p>
              </table:table-cell>
              <table:table-cell office:value-type="float" office:value="1038.23">
                <text:p>1038.23</text:p>
              </table:table-cell>
              <table:table-cell office:value-type="float" office:value="1.28550404709345">
                <text:p>1.28550404709345</text:p>
              </table:table-cell>
              <table:table-cell office:value-type="float" office:value="1835.62">
                <text:p>1835.62</text:p>
              </table:table-cell>
              <table:table-cell office:value-type="float" office:value="1">
                <text:p>1</text:p>
              </table:table-cell>
              <table:table-cell office:value-type="float" office:value="3.3866">
                <text:p>3.3866</text:p>
              </table:table-cell>
              <table:table-cell office:value-type="float" office:value="22.5174840835653">
                <text:p>22.5174840835653</text:p>
              </table:table-cell>
              <table:table-cell office:value-type="float" office:value="883.096">
                <text:p>883.096</text:p>
              </table:table-cell>
              <table:table-cell office:value-type="float" office:value="3.05752311482228">
                <text:p>3.05752311482228</text:p>
              </table:table-cell>
              <table:table-cell office:value-type="float" office:value="38.0568">
                <text:p>38.0568</text:p>
              </table:table-cell>
              <table:table-cell office:value-type="float" office:value="2.04296637553188">
                <text:p>2.04296637553188</text:p>
              </table:table-cell>
              <table:table-cell office:value-type="float" office:value="176.009">
                <text:p>176.009</text:p>
              </table:table-cell>
              <table:table-cell office:value-type="float" office:value="1.7597338196244">
                <text:p>1.7597338196244</text:p>
              </table:table-cell>
              <table:table-cell office:value-type="float" office:value="21.6358">
                <text:p>21.6358</text:p>
              </table:table-cell>
              <table:table-cell office:value-type="float" office:value="7.82711072719711">
                <text:p>7.82711072719711</text:p>
              </table:table-cell>
              <table:table-cell office:value-type="float" office:value="34.679">
                <text:p>34.679</text:p>
              </table:table-cell>
              <table:table-cell office:value-type="float" office:value="12.2229260645615">
                <text:p>12.2229260645615</text:p>
              </table:table-cell>
              <table:table-cell office:value-type="float" office:value="193.58">
                <text:p>193.58</text:p>
              </table:table-cell>
              <table:table-cell office:value-type="float" office:value="19.4021499184183">
                <text:p>19.4021499184183</text:p>
              </table:table-cell>
            </table:table-row>
            <table:table-row>
              <table:table-cell office:value-type="float" office:value="175.106">
                <text:p>175.106</text:p>
              </table:table-cell>
              <table:table-cell office:value-type="float" office:value="1006.17">
                <text:p>1006.17</text:p>
              </table:table-cell>
              <table:table-cell office:value-type="float" office:value="1.19098154021306">
                <text:p>1.19098154021306</text:p>
              </table:table-cell>
              <table:table-cell office:value-type="float" office:value="1762.39">
                <text:p>1762.39</text:p>
              </table:table-cell>
              <table:table-cell office:value-type="float" office:value="1">
                <text:p>1</text:p>
              </table:table-cell>
              <table:table-cell office:value-type="float" office:value="2.85634">
                <text:p>2.85634</text:p>
              </table:table-cell>
              <table:table-cell office:value-type="float" office:value="10.34508416687">
                <text:p>10.34508416687</text:p>
              </table:table-cell>
              <table:table-cell office:value-type="float" office:value="815.552">
                <text:p>815.552</text:p>
              </table:table-cell>
              <table:table-cell office:value-type="float" office:value="1.80080507440839">
                <text:p>1.80080507440839</text:p>
              </table:table-cell>
              <table:table-cell office:value-type="float" office:value="37.5402">
                <text:p>37.5402</text:p>
              </table:table-cell>
              <table:table-cell office:value-type="float" office:value="1.54403513051964">
                <text:p>1.54403513051964</text:p>
              </table:table-cell>
              <table:table-cell office:value-type="float" office:value="175.106">
                <text:p>175.106</text:p>
              </table:table-cell>
              <table:table-cell office:value-type="float" office:value="1.21936244612507">
                <text:p>1.21936244612507</text:p>
              </table:table-cell>
              <table:table-cell office:value-type="float" office:value="23.4326">
                <text:p>23.4326</text:p>
              </table:table-cell>
              <table:table-cell office:value-type="float" office:value="4.31377571765471">
                <text:p>4.31377571765471</text:p>
              </table:table-cell>
              <table:table-cell office:value-type="float" office:value="34.2429">
                <text:p>34.2429</text:p>
              </table:table-cell>
              <table:table-cell office:value-type="float" office:value="6.44311620720501">
                <text:p>6.44311620720501</text:p>
              </table:table-cell>
              <table:table-cell office:value-type="float" office:value="191.453">
                <text:p>191.453</text:p>
              </table:table-cell>
              <table:table-cell office:value-type="float" office:value="9.27535171179963">
                <text:p>9.27535171179963</text:p>
              </table:table-cell>
            </table:table-row>
            <table:table-row>
              <table:table-cell office:value-type="float" office:value="159.406">
                <text:p>159.406</text:p>
              </table:table-cell>
              <table:table-cell office:value-type="float" office:value="995.038">
                <text:p>995.038</text:p>
              </table:table-cell>
              <table:table-cell office:value-type="float" office:value="1.15415373597517">
                <text:p>1.15415373597517</text:p>
              </table:table-cell>
              <table:table-cell office:value-type="float" office:value="1742.49">
                <text:p>1742.49</text:p>
              </table:table-cell>
              <table:table-cell office:value-type="float" office:value="1">
                <text:p>1</text:p>
              </table:table-cell>
              <table:table-cell office:value-type="float" office:value="3.28833">
                <text:p>3.28833</text:p>
              </table:table-cell>
              <table:table-cell office:value-type="float" office:value="1.07722606827405">
                <text:p>1.07722606827405</text:p>
              </table:table-cell>
              <table:table-cell office:value-type="float" office:value="825.758">
                <text:p>825.758</text:p>
              </table:table-cell>
              <table:table-cell office:value-type="float" office:value="0.691394127476725">
                <text:p>0.691394127476725</text:p>
              </table:table-cell>
              <table:table-cell office:value-type="float" office:value="39.1318">
                <text:p>39.1318</text:p>
              </table:table-cell>
              <table:table-cell office:value-type="float" office:value="0.962282167581762">
                <text:p>0.962282167581762</text:p>
              </table:table-cell>
              <table:table-cell office:value-type="float" office:value="159.406">
                <text:p>159.406</text:p>
              </table:table-cell>
              <table:table-cell office:value-type="float" office:value="0.658868465027453">
                <text:p>0.658868465027453</text:p>
              </table:table-cell>
              <table:table-cell office:value-type="float" office:value="23.6711">
                <text:p>23.6711</text:p>
              </table:table-cell>
              <table:table-cell office:value-type="float" office:value="0.570124134638338">
                <text:p>0.570124134638338</text:p>
              </table:table-cell>
              <table:table-cell office:value-type="float" office:value="35.511">
                <text:p>35.511</text:p>
              </table:table-cell>
              <table:table-cell office:value-type="float" office:value="0.977202196228217">
                <text:p>0.977202196228217</text:p>
              </table:table-cell>
              <table:table-cell office:value-type="float" office:value="130.082">
                <text:p>130.082</text:p>
              </table:table-cell>
              <table:table-cell office:value-type="float" office:value="1.38272857483886">
                <text:p>1.38272857483886</text:p>
              </table:table-cell>
            </table:table-row>
            <table:table-row>
              <table:table-cell office:value-type="float" office:value="161.718">
                <text:p>161.718</text:p>
              </table:table-cell>
              <table:table-cell office:value-type="float" office:value="972.835">
                <text:p>972.835</text:p>
              </table:table-cell>
              <table:table-cell office:value-type="float" office:value="1.15902820671196">
                <text:p>1.15902820671196</text:p>
              </table:table-cell>
              <table:table-cell office:value-type="float" office:value="1792.02">
                <text:p>1792.02</text:p>
              </table:table-cell>
              <table:table-cell office:value-type="float" office:value="1">
                <text:p>1</text:p>
              </table:table-cell>
              <table:table-cell office:value-type="float" office:value="2.73208">
                <text:p>2.73208</text:p>
              </table:table-cell>
              <table:table-cell office:value-type="float" office:value="11.5505456042825">
                <text:p>11.5505456042825</text:p>
              </table:table-cell>
              <table:table-cell office:value-type="float" office:value="832.581">
                <text:p>832.581</text:p>
              </table:table-cell>
              <table:table-cell office:value-type="float" office:value="1.7313979822936">
                <text:p>1.7313979822936</text:p>
              </table:table-cell>
              <table:table-cell office:value-type="float" office:value="38.5933">
                <text:p>38.5933</text:p>
              </table:table-cell>
              <table:table-cell office:value-type="float" office:value="1.48190240889438">
                <text:p>1.48190240889438</text:p>
              </table:table-cell>
              <table:table-cell office:value-type="float" office:value="161.718">
                <text:p>161.718</text:p>
              </table:table-cell>
              <table:table-cell office:value-type="float" office:value="1.09495573399218">
                <text:p>1.09495573399218</text:p>
              </table:table-cell>
              <table:table-cell office:value-type="float" office:value="23.5363">
                <text:p>23.5363</text:p>
              </table:table-cell>
              <table:table-cell office:value-type="float" office:value="4.36322833024501">
                <text:p>4.36322833024501</text:p>
              </table:table-cell>
              <table:table-cell office:value-type="float" office:value="34.4544">
                <text:p>34.4544</text:p>
              </table:table-cell>
              <table:table-cell office:value-type="float" office:value="6.51995058678197">
                <text:p>6.51995058678197</text:p>
              </table:table-cell>
              <table:table-cell office:value-type="float" office:value="164.601">
                <text:p>164.601</text:p>
              </table:table-cell>
              <table:table-cell office:value-type="float" office:value="10.4056825200741">
                <text:p>10.4056825200741</text:p>
              </table:table-cell>
            </table:table-row>
            <table:table-row>
              <table:table-cell office:value-type="float" office:value="152.296">
                <text:p>152.296</text:p>
              </table:table-cell>
              <table:table-cell office:value-type="float" office:value="974.832">
                <text:p>974.832</text:p>
              </table:table-cell>
              <table:table-cell office:value-type="float" office:value="1.19350180505415">
                <text:p>1.19350180505415</text:p>
              </table:table-cell>
              <table:table-cell office:value-type="float" office:value="1743.84">
                <text:p>1743.84</text:p>
              </table:table-cell>
              <table:table-cell office:value-type="float" office:value="1">
                <text:p>1</text:p>
              </table:table-cell>
              <table:table-cell office:value-type="float" office:value="2.316">
                <text:p>2.316</text:p>
              </table:table-cell>
              <table:table-cell office:value-type="float" office:value="8.8740284561478">
                <text:p>8.8740284561478</text:p>
              </table:table-cell>
              <table:table-cell office:value-type="float" office:value="834.244">
                <text:p>834.244</text:p>
              </table:table-cell>
              <table:table-cell office:value-type="float" office:value="1.56432363559142">
                <text:p>1.56432363559142</text:p>
              </table:table-cell>
              <table:table-cell office:value-type="float" office:value="38.3219">
                <text:p>38.3219</text:p>
              </table:table-cell>
              <table:table-cell office:value-type="float" office:value="1.47797833935018">
                <text:p>1.47797833935018</text:p>
              </table:table-cell>
              <table:table-cell office:value-type="float" office:value="152.296">
                <text:p>152.296</text:p>
              </table:table-cell>
              <table:table-cell office:value-type="float" office:value="1.12830749628371">
                <text:p>1.12830749628371</text:p>
              </table:table-cell>
              <table:table-cell office:value-type="float" office:value="23.4567">
                <text:p>23.4567</text:p>
              </table:table-cell>
              <table:table-cell office:value-type="float" office:value="3.73111063920153">
                <text:p>3.73111063920153</text:p>
              </table:table-cell>
              <table:table-cell office:value-type="float" office:value="34.4355">
                <text:p>34.4355</text:p>
              </table:table-cell>
              <table:table-cell office:value-type="float" office:value="5.41495009556169">
                <text:p>5.41495009556169</text:p>
              </table:table-cell>
              <table:table-cell office:value-type="float" office:value="147.236">
                <text:p>147.236</text:p>
              </table:table-cell>
              <table:table-cell office:value-type="float" office:value="8.50414100658314">
                <text:p>8.50414100658314</text:p>
              </table:table-cell>
            </table:table-row>
            <table:table-row>
              <table:table-cell office:value-type="float" office:value="145.715">
                <text:p>145.715</text:p>
              </table:table-cell>
              <table:table-cell office:value-type="float" office:value="989.192">
                <text:p>989.192</text:p>
              </table:table-cell>
              <table:table-cell office:value-type="float" office:value="1.16216745872324">
                <text:p>1.16216745872324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2.59703">
                <text:p>2.59703</text:p>
              </table:table-cell>
              <table:table-cell office:value-type="float" office:value="5.73837636568517">
                <text:p>5.73837636568517</text:p>
              </table:table-cell>
              <table:table-cell office:value-type="float" office:value="817.34">
                <text:p>817.34</text:p>
              </table:table-cell>
              <table:table-cell office:value-type="float" office:value="1.11253735730733">
                <text:p>1.11253735730733</text:p>
              </table:table-cell>
              <table:table-cell office:value-type="float" office:value="38.5932">
                <text:p>38.5932</text:p>
              </table:table-cell>
              <table:table-cell office:value-type="float" office:value="1.22571162608397">
                <text:p>1.22571162608397</text:p>
              </table:table-cell>
              <table:table-cell office:value-type="float" office:value="145.715">
                <text:p>145.715</text:p>
              </table:table-cell>
              <table:table-cell office:value-type="float" office:value="0.884866003625496">
                <text:p>0.884866003625496</text:p>
              </table:table-cell>
              <table:table-cell office:value-type="float" office:value="24.3063">
                <text:p>24.3063</text:p>
              </table:table-cell>
              <table:table-cell office:value-type="float" office:value="2.09181323795992">
                <text:p>2.09181323795992</text:p>
              </table:table-cell>
              <table:table-cell office:value-type="float" office:value="34.9615">
                <text:p>34.9615</text:p>
              </table:table-cell>
              <table:table-cell office:value-type="float" office:value="3.67880064671011">
                <text:p>3.67880064671011</text:p>
              </table:table-cell>
              <table:table-cell office:value-type="float" office:value="137.996">
                <text:p>137.996</text:p>
              </table:table-cell>
              <table:table-cell office:value-type="float" office:value="4.98588996129538">
                <text:p>4.98588996129538</text:p>
              </table:table-cell>
            </table:table-row>
            <table:table-row>
              <table:table-cell office:value-type="float" office:value="164.35">
                <text:p>164.35</text:p>
              </table:table-cell>
              <table:table-cell office:value-type="float" office:value="974.182">
                <text:p>974.182</text:p>
              </table:table-cell>
              <table:table-cell office:value-type="float" office:value="1.21721731491874">
                <text:p>1.21721731491874</text:p>
              </table:table-cell>
              <table:table-cell office:value-type="float" office:value="1790.82">
                <text:p>1790.82</text:p>
              </table:table-cell>
              <table:table-cell office:value-type="float" office:value="1">
                <text:p>1</text:p>
              </table:table-cell>
              <table:table-cell office:value-type="float" office:value="2.47517">
                <text:p>2.47517</text:p>
              </table:table-cell>
              <table:table-cell office:value-type="float" office:value="8.91410863305842">
                <text:p>8.91410863305842</text:p>
              </table:table-cell>
              <table:table-cell office:value-type="float" office:value="864.119">
                <text:p>864.119</text:p>
              </table:table-cell>
              <table:table-cell office:value-type="float" office:value="1.67780977014299">
                <text:p>1.67780977014299</text:p>
              </table:table-cell>
              <table:table-cell office:value-type="float" office:value="38.3966">
                <text:p>38.3966</text:p>
              </table:table-cell>
              <table:table-cell office:value-type="float" office:value="1.31682201942316">
                <text:p>1.31682201942316</text:p>
              </table:table-cell>
              <table:table-cell office:value-type="float" office:value="164.35">
                <text:p>164.35</text:p>
              </table:table-cell>
              <table:table-cell office:value-type="float" office:value="1.09906788346103">
                <text:p>1.09906788346103</text:p>
              </table:table-cell>
              <table:table-cell office:value-type="float" office:value="23.6159">
                <text:p>23.6159</text:p>
              </table:table-cell>
              <table:table-cell office:value-type="float" office:value="3.37372505002196">
                <text:p>3.37372505002196</text:p>
              </table:table-cell>
              <table:table-cell office:value-type="float" office:value="34.7896">
                <text:p>34.7896</text:p>
              </table:table-cell>
              <table:table-cell office:value-type="float" office:value="5.00834512712898">
                <text:p>5.00834512712898</text:p>
              </table:table-cell>
              <table:table-cell office:value-type="float" office:value="214.964">
                <text:p>214.964</text:p>
              </table:table-cell>
              <table:table-cell office:value-type="float" office:value="9.55785466790298">
                <text:p>9.55785466790298</text:p>
              </table:table-cell>
            </table:table-row>
            <table:table-row>
              <table:table-cell office:value-type="float" office:value="166.155">
                <text:p>166.155</text:p>
              </table:table-cell>
              <table:table-cell office:value-type="float" office:value="958.685">
                <text:p>958.685</text:p>
              </table:table-cell>
              <table:table-cell office:value-type="float" office:value="1.14359023092274">
                <text:p>1.14359023092274</text:p>
              </table:table-cell>
              <table:table-cell office:value-type="float" office:value="1742.83">
                <text:p>1742.83</text:p>
              </table:table-cell>
              <table:table-cell office:value-type="float" office:value="1">
                <text:p>1</text:p>
              </table:table-cell>
              <table:table-cell office:value-type="float" office:value="2.92852">
                <text:p>2.92852</text:p>
              </table:table-cell>
              <table:table-cell office:value-type="float" office:value="6.33901929107669">
                <text:p>6.33901929107669</text:p>
              </table:table-cell>
              <table:table-cell office:value-type="float" office:value="860.622">
                <text:p>860.622</text:p>
              </table:table-cell>
              <table:table-cell office:value-type="float" office:value="1.28751306661598">
                <text:p>1.28751306661598</text:p>
              </table:table-cell>
              <table:table-cell office:value-type="float" office:value="38.9011">
                <text:p>38.9011</text:p>
              </table:table-cell>
              <table:table-cell office:value-type="float" office:value="1.3931388387342">
                <text:p>1.3931388387342</text:p>
              </table:table-cell>
              <table:table-cell office:value-type="float" office:value="166.155">
                <text:p>166.155</text:p>
              </table:table-cell>
              <table:table-cell office:value-type="float" office:value="0.950869523900029">
                <text:p>0.950869523900029</text:p>
              </table:table-cell>
              <table:table-cell office:value-type="float" office:value="23.7607">
                <text:p>23.7607</text:p>
              </table:table-cell>
              <table:table-cell office:value-type="float" office:value="2.60073173049511">
                <text:p>2.60073173049511</text:p>
              </table:table-cell>
              <table:table-cell office:value-type="float" office:value="34.7564">
                <text:p>34.7564</text:p>
              </table:table-cell>
              <table:table-cell office:value-type="float" office:value="3.92635180081726">
                <text:p>3.92635180081726</text:p>
              </table:table-cell>
              <table:table-cell office:value-type="float" office:value="266.196">
                <text:p>266.196</text:p>
              </table:table-cell>
              <table:table-cell office:value-type="float" office:value="7.75439513446736">
                <text:p>7.75439513446736</text:p>
              </table:table-cell>
            </table:table-row>
            <table:table-row>
              <table:table-cell office:value-type="float" office:value="163.498">
                <text:p>163.498</text:p>
              </table:table-cell>
              <table:table-cell office:value-type="float" office:value="1002.52">
                <text:p>1002.52</text:p>
              </table:table-cell>
              <table:table-cell office:value-type="float" office:value="1.13823193115484">
                <text:p>1.13823193115484</text:p>
              </table:table-cell>
              <table:table-cell office:value-type="float" office:value="1768.63">
                <text:p>1768.63</text:p>
              </table:table-cell>
              <table:table-cell office:value-type="float" office:value="1">
                <text:p>1</text:p>
              </table:table-cell>
              <table:table-cell office:value-type="float" office:value="2.90505">
                <text:p>2.90505</text:p>
              </table:table-cell>
              <table:table-cell office:value-type="float" office:value="0.793043268941445">
                <text:p>0.793043268941445</text:p>
              </table:table-cell>
              <table:table-cell office:value-type="float" office:value="905.928">
                <text:p>905.928</text:p>
              </table:table-cell>
              <table:table-cell office:value-type="float" office:value="0.650358067039779">
                <text:p>0.650358067039779</text:p>
              </table:table-cell>
              <table:table-cell office:value-type="float" office:value="39.2268">
                <text:p>39.2268</text:p>
              </table:table-cell>
              <table:table-cell office:value-type="float" office:value="0.939519768911356">
                <text:p>0.939519768911356</text:p>
              </table:table-cell>
              <table:table-cell office:value-type="float" office:value="163.498">
                <text:p>163.498</text:p>
              </table:table-cell>
              <table:table-cell office:value-type="float" office:value="0.642474574231209">
                <text:p>0.642474574231209</text:p>
              </table:table-cell>
              <table:table-cell office:value-type="float" office:value="24.0299">
                <text:p>24.0299</text:p>
              </table:table-cell>
              <table:table-cell office:value-type="float" office:value="0.436420533188903">
                <text:p>0.436420533188903</text:p>
              </table:table-cell>
              <table:table-cell office:value-type="float" office:value="35.5075">
                <text:p>35.5075</text:p>
              </table:table-cell>
              <table:table-cell office:value-type="float" office:value="0.747066257447193">
                <text:p>0.747066257447193</text:p>
              </table:table-cell>
              <table:table-cell office:value-type="float" office:value="169.929">
                <text:p>169.929</text:p>
              </table:table-cell>
              <table:table-cell office:value-type="float" office:value="1.02491424444846">
                <text:p>1.02491424444846</text:p>
              </table:table-cell>
            </table:table-row>
            <table:table-row>
              <table:table-cell office:value-type="float" office:value="161.161">
                <text:p>161.161</text:p>
              </table:table-cell>
              <table:table-cell office:value-type="float" office:value="1023.32">
                <text:p>1023.32</text:p>
              </table:table-cell>
              <table:table-cell office:value-type="float" office:value="1.14036039293678">
                <text:p>1.14036039293678</text:p>
              </table:table-cell>
              <table:table-cell office:value-type="float" office:value="1785.84">
                <text:p>1785.84</text:p>
              </table:table-cell>
              <table:table-cell office:value-type="float" office:value="1">
                <text:p>1</text:p>
              </table:table-cell>
              <table:table-cell office:value-type="float" office:value="3.17313">
                <text:p>3.17313</text:p>
              </table:table-cell>
              <table:table-cell office:value-type="float" office:value="0.814921955041282">
                <text:p>0.814921955041282</text:p>
              </table:table-cell>
              <table:table-cell office:value-type="float" office:value="813.555">
                <text:p>813.555</text:p>
              </table:table-cell>
              <table:table-cell office:value-type="float" office:value="0.637377207256072">
                <text:p>0.637377207256072</text:p>
              </table:table-cell>
              <table:table-cell office:value-type="float" office:value="39.7199">
                <text:p>39.7199</text:p>
              </table:table-cell>
              <table:table-cell office:value-type="float" office:value="0.937202434761646">
                <text:p>0.937202434761646</text:p>
              </table:table-cell>
              <table:table-cell office:value-type="float" office:value="161.161">
                <text:p>161.161</text:p>
              </table:table-cell>
              <table:table-cell office:value-type="float" office:value="0.642439582956669">
                <text:p>0.642439582956669</text:p>
              </table:table-cell>
              <table:table-cell office:value-type="float" office:value="24.1497">
                <text:p>24.1497</text:p>
              </table:table-cell>
              <table:table-cell office:value-type="float" office:value="0.442596275537877">
                <text:p>0.442596275537877</text:p>
              </table:table-cell>
              <table:table-cell office:value-type="float" office:value="35.7577">
                <text:p>35.7577</text:p>
              </table:table-cell>
              <table:table-cell office:value-type="float" office:value="0.741276441873079">
                <text:p>0.741276441873079</text:p>
              </table:table-cell>
              <table:table-cell office:value-type="float" office:value="191.76">
                <text:p>191.76</text:p>
              </table:table-cell>
              <table:table-cell office:value-type="float" office:value="1.02519134574821">
                <text:p>1.02519134574821</text:p>
              </table:table-cell>
            </table:table-row>
            <table:table-row>
              <table:table-cell office:value-type="float" office:value="159.743">
                <text:p>159.743</text:p>
              </table:table-cell>
              <table:table-cell office:value-type="float" office:value="1074.26">
                <text:p>1074.26</text:p>
              </table:table-cell>
              <table:table-cell office:value-type="float" office:value="1.10765550239234">
                <text:p>1.10765550239234</text:p>
              </table:table-cell>
              <table:table-cell office:value-type="float" office:value="1787.65">
                <text:p>1787.65</text:p>
              </table:table-cell>
              <table:table-cell office:value-type="float" office:value="1">
                <text:p>1</text:p>
              </table:table-cell>
              <table:table-cell office:value-type="float" office:value="3.08845">
                <text:p>3.08845</text:p>
              </table:table-cell>
              <table:table-cell office:value-type="float" office:value="15.2581339712919">
                <text:p>15.2581339712919</text:p>
              </table:table-cell>
              <table:table-cell office:value-type="float" office:value="849.499">
                <text:p>849.499</text:p>
              </table:table-cell>
              <table:table-cell office:value-type="float" office:value="2.41868686868687">
                <text:p>2.41868686868687</text:p>
              </table:table-cell>
              <table:table-cell office:value-type="float" office:value="38.498">
                <text:p>38.498</text:p>
              </table:table-cell>
              <table:table-cell office:value-type="float" office:value="1.75683147262095">
                <text:p>1.75683147262095</text:p>
              </table:table-cell>
              <table:table-cell office:value-type="float" office:value="159.743">
                <text:p>159.743</text:p>
              </table:table-cell>
              <table:table-cell office:value-type="float" office:value="1.3819245082403">
                <text:p>1.3819245082403</text:p>
              </table:table-cell>
              <table:table-cell office:value-type="float" office:value="23.229">
                <text:p>23.229</text:p>
              </table:table-cell>
              <table:table-cell office:value-type="float" office:value="5.40539606592238">
                <text:p>5.40539606592238</text:p>
              </table:table-cell>
              <table:table-cell office:value-type="float" office:value="34.3391">
                <text:p>34.3391</text:p>
              </table:table-cell>
              <table:table-cell office:value-type="float" office:value="9.29274322169059">
                <text:p>9.29274322169059</text:p>
              </table:table-cell>
              <table:table-cell office:value-type="float" office:value="155.556">
                <text:p>155.556</text:p>
              </table:table-cell>
              <table:table-cell office:value-type="float" office:value="17.548139287613">
                <text:p>17.548139287613</text:p>
              </table:table-cell>
            </table:table-row>
            <table:table-row>
              <table:table-cell office:value-type="float" office:value="155.703">
                <text:p>155.703</text:p>
              </table:table-cell>
              <table:table-cell office:value-type="float" office:value="976.738">
                <text:p>976.738</text:p>
              </table:table-cell>
              <table:table-cell office:value-type="float" office:value="1.11048196831817">
                <text:p>1.11048196831817</text:p>
              </table:table-cell>
              <table:table-cell office:value-type="float" office:value="1794.22">
                <text:p>1794.22</text:p>
              </table:table-cell>
              <table:table-cell office:value-type="float" office:value="1">
                <text:p>1</text:p>
              </table:table-cell>
              <table:table-cell office:value-type="float" office:value="3.2046">
                <text:p>3.2046</text:p>
              </table:table-cell>
              <table:table-cell office:value-type="float" office:value="11.0274688237277">
                <text:p>11.0274688237277</text:p>
              </table:table-cell>
              <table:table-cell office:value-type="float" office:value="837.919">
                <text:p>837.919</text:p>
              </table:table-cell>
              <table:table-cell office:value-type="float" office:value="1.80320188742838">
                <text:p>1.80320188742838</text:p>
              </table:table-cell>
              <table:table-cell office:value-type="float" office:value="38.5533">
                <text:p>38.5533</text:p>
              </table:table-cell>
              <table:table-cell office:value-type="float" office:value="1.5958543983822">
                <text:p>1.5958543983822</text:p>
              </table:table-cell>
              <table:table-cell office:value-type="float" office:value="155.703">
                <text:p>155.703</text:p>
              </table:table-cell>
              <table:table-cell office:value-type="float" office:value="1.15844287158746">
                <text:p>1.15844287158746</text:p>
              </table:table-cell>
              <table:table-cell office:value-type="float" office:value="23.5783">
                <text:p>23.5783</text:p>
              </table:table-cell>
              <table:table-cell office:value-type="float" office:value="4.11223458038423">
                <text:p>4.11223458038423</text:p>
              </table:table-cell>
              <table:table-cell office:value-type="float" office:value="34.2766">
                <text:p>34.2766</text:p>
              </table:table-cell>
              <table:table-cell office:value-type="float" office:value="6.91604314122009">
                <text:p>6.91604314122009</text:p>
              </table:table-cell>
              <table:table-cell office:value-type="float" office:value="207.173">
                <text:p>207.173</text:p>
              </table:table-cell>
              <table:table-cell office:value-type="float" office:value="12.9534209639366">
                <text:p>12.9534209639366</text:p>
              </table:table-cell>
            </table:table-row>
            <table:table-row>
              <table:table-cell office:value-type="float" office:value="166.625">
                <text:p>166.625</text:p>
              </table:table-cell>
              <table:table-cell office:value-type="float" office:value="1001.09">
                <text:p>1001.09</text:p>
              </table:table-cell>
              <table:table-cell office:value-type="float" office:value="1.14133124132521">
                <text:p>1.14133124132521</text:p>
              </table:table-cell>
              <table:table-cell office:value-type="float" office:value="1787.62">
                <text:p>1787.62</text:p>
              </table:table-cell>
              <table:table-cell office:value-type="float" office:value="1">
                <text:p>1</text:p>
              </table:table-cell>
              <table:table-cell office:value-type="float" office:value="3.01604">
                <text:p>3.01604</text:p>
              </table:table-cell>
              <table:table-cell office:value-type="float" office:value="0.71401846599481">
                <text:p>0.71401846599481</text:p>
              </table:table-cell>
              <table:table-cell office:value-type="float" office:value="879.65">
                <text:p>879.65</text:p>
              </table:table-cell>
              <table:table-cell office:value-type="float" office:value="0.639551022871281">
                <text:p>0.639551022871281</text:p>
              </table:table-cell>
              <table:table-cell office:value-type="float" office:value="39.4657">
                <text:p>39.4657</text:p>
              </table:table-cell>
              <table:table-cell office:value-type="float" office:value="0.936817331482711">
                <text:p>0.936817331482711</text:p>
              </table:table-cell>
              <table:table-cell office:value-type="float" office:value="166.625">
                <text:p>166.625</text:p>
              </table:table-cell>
              <table:table-cell office:value-type="float" office:value="0.643956309214894">
                <text:p>0.643956309214894</text:p>
              </table:table-cell>
              <table:table-cell office:value-type="float" office:value="24.0776">
                <text:p>24.0776</text:p>
              </table:table-cell>
              <table:table-cell office:value-type="float" office:value="0.434312956369561">
                <text:p>0.434312956369561</text:p>
              </table:table-cell>
              <table:table-cell office:value-type="float" office:value="35.6686">
                <text:p>35.6686</text:p>
              </table:table-cell>
              <table:table-cell office:value-type="float" office:value="0.730915454710036">
                <text:p>0.730915454710036</text:p>
              </table:table-cell>
              <table:table-cell office:value-type="float" office:value="210.048">
                <text:p>210.048</text:p>
              </table:table-cell>
              <table:table-cell office:value-type="float" office:value="0.894936938024259">
                <text:p>0.894936938024259</text:p>
              </table:table-cell>
            </table:table-row>
            <table:table-row>
              <table:table-cell office:value-type="float" office:value="175.656">
                <text:p>175.656</text:p>
              </table:table-cell>
              <table:table-cell office:value-type="float" office:value="1026.84">
                <text:p>1026.84</text:p>
              </table:table-cell>
              <table:table-cell office:value-type="float" office:value="1.12097543254167">
                <text:p>1.12097543254167</text:p>
              </table:table-cell>
              <table:table-cell office:value-type="float" office:value="1840.33">
                <text:p>1840.33</text:p>
              </table:table-cell>
              <table:table-cell office:value-type="float" office:value="1">
                <text:p>1</text:p>
              </table:table-cell>
              <table:table-cell office:value-type="float" office:value="3.4113">
                <text:p>3.4113</text:p>
              </table:table-cell>
              <table:table-cell office:value-type="float" office:value="25.1065460242496">
                <text:p>25.1065460242496</text:p>
              </table:table-cell>
              <table:table-cell office:value-type="float" office:value="822.918">
                <text:p>822.918</text:p>
              </table:table-cell>
              <table:table-cell office:value-type="float" office:value="2.90678216248127">
                <text:p>2.90678216248127</text:p>
              </table:table-cell>
              <table:table-cell office:value-type="float" office:value="39.9422">
                <text:p>39.9422</text:p>
              </table:table-cell>
              <table:table-cell office:value-type="float" office:value="2.1161164343127">
                <text:p>2.1161164343127</text:p>
              </table:table-cell>
              <table:table-cell office:value-type="float" office:value="175.656">
                <text:p>175.656</text:p>
              </table:table-cell>
              <table:table-cell office:value-type="float" office:value="1.78124290450025">
                <text:p>1.78124290450025</text:p>
              </table:table-cell>
              <table:table-cell office:value-type="float" office:value="22.2693">
                <text:p>22.2693</text:p>
              </table:table-cell>
              <table:table-cell office:value-type="float" office:value="10.148778438763">
                <text:p>10.148778438763</text:p>
              </table:table-cell>
              <table:table-cell office:value-type="float" office:value="33.8147">
                <text:p>33.8147</text:p>
              </table:table-cell>
              <table:table-cell office:value-type="float" office:value="15.4662367739885">
                <text:p>15.4662367739885</text:p>
              </table:table-cell>
              <table:table-cell office:value-type="float" office:value="214.825">
                <text:p>214.825</text:p>
              </table:table-cell>
              <table:table-cell office:value-type="float" office:value="26.2629081331456">
                <text:p>26.2629081331456</text:p>
              </table:table-cell>
            </table:table-row>
            <table:table-row>
              <table:table-cell office:value-type="float" office:value="185.6">
                <text:p>185.6</text:p>
              </table:table-cell>
              <table:table-cell office:value-type="float" office:value="1017.44">
                <text:p>1017.44</text:p>
              </table:table-cell>
              <table:table-cell office:value-type="float" office:value="1.12819433281025">
                <text:p>1.12819433281025</text:p>
              </table:table-cell>
              <table:table-cell office:value-type="float" office:value="1825.61">
                <text:p>1825.61</text:p>
              </table:table-cell>
              <table:table-cell office:value-type="float" office:value="1">
                <text:p>1</text:p>
              </table:table-cell>
              <table:table-cell office:value-type="float" office:value="3.80227">
                <text:p>3.80227</text:p>
              </table:table-cell>
              <table:table-cell office:value-type="float" office:value="25.7495056199844">
                <text:p>25.7495056199844</text:p>
              </table:table-cell>
              <table:table-cell office:value-type="float" office:value="848.174">
                <text:p>848.174</text:p>
              </table:table-cell>
              <table:table-cell office:value-type="float" office:value="3.16060014544341">
                <text:p>3.16060014544341</text:p>
              </table:table-cell>
              <table:table-cell office:value-type="float" office:value="35.8429">
                <text:p>35.8429</text:p>
              </table:table-cell>
              <table:table-cell office:value-type="float" office:value="2.26327809035353">
                <text:p>2.26327809035353</text:p>
              </table:table-cell>
              <table:table-cell office:value-type="float" office:value="185.6">
                <text:p>185.6</text:p>
              </table:table-cell>
              <table:table-cell office:value-type="float" office:value="1.83413072045521">
                <text:p>1.83413072045521</text:p>
              </table:table-cell>
              <table:table-cell office:value-type="float" office:value="22.1602">
                <text:p>22.1602</text:p>
              </table:table-cell>
              <table:table-cell office:value-type="float" office:value="9.86999400364885">
                <text:p>9.86999400364885</text:p>
              </table:table-cell>
              <table:table-cell office:value-type="float" office:value="34.7493">
                <text:p>34.7493</text:p>
              </table:table-cell>
              <table:table-cell office:value-type="float" office:value="15.3500593256019">
                <text:p>15.3500593256019</text:p>
              </table:table-cell>
              <table:table-cell office:value-type="float" office:value="130.697">
                <text:p>130.697</text:p>
              </table:table-cell>
              <table:table-cell office:value-type="float" office:value="27.0915655579796">
                <text:p>27.0915655579796</text:p>
              </table:table-cell>
            </table:table-row>
            <table:table-row>
              <table:table-cell office:value-type="float" office:value="191.262">
                <text:p>191.262</text:p>
              </table:table-cell>
              <table:table-cell office:value-type="float" office:value="1106.78">
                <text:p>1106.78</text:p>
              </table:table-cell>
              <table:table-cell office:value-type="float" office:value="1.13711487451541">
                <text:p>1.13711487451541</text:p>
              </table:table-cell>
              <table:table-cell office:value-type="float" office:value="1839.63">
                <text:p>1839.63</text:p>
              </table:table-cell>
              <table:table-cell office:value-type="float" office:value="1">
                <text:p>1</text:p>
              </table:table-cell>
              <table:table-cell office:value-type="float" office:value="3.64172">
                <text:p>3.64172</text:p>
              </table:table-cell>
              <table:table-cell office:value-type="float" office:value="26.0487882291596">
                <text:p>26.0487882291596</text:p>
              </table:table-cell>
              <table:table-cell office:value-type="float" office:value="855.262">
                <text:p>855.262</text:p>
              </table:table-cell>
              <table:table-cell office:value-type="float" office:value="3.22643904872022">
                <text:p>3.22643904872022</text:p>
              </table:table-cell>
              <table:table-cell office:value-type="float" office:value="38.6234">
                <text:p>38.6234</text:p>
              </table:table-cell>
              <table:table-cell office:value-type="float" office:value="2.27035298918588">
                <text:p>2.27035298918588</text:p>
              </table:table-cell>
              <table:table-cell office:value-type="float" office:value="191.262">
                <text:p>191.262</text:p>
              </table:table-cell>
              <table:table-cell office:value-type="float" office:value="1.88549955791335">
                <text:p>1.88549955791335</text:p>
              </table:table-cell>
              <table:table-cell office:value-type="float" office:value="22.1488">
                <text:p>22.1488</text:p>
              </table:table-cell>
              <table:table-cell office:value-type="float" office:value="9.9330295404566">
                <text:p>9.9330295404566</text:p>
              </table:table-cell>
              <table:table-cell office:value-type="float" office:value="34.7342">
                <text:p>34.7342</text:p>
              </table:table-cell>
              <table:table-cell office:value-type="float" office:value="15.5439026049106">
                <text:p>15.5439026049106</text:p>
              </table:table-cell>
              <table:table-cell office:value-type="float" office:value="124.905">
                <text:p>124.905</text:p>
              </table:table-cell>
              <table:table-cell office:value-type="float" office:value="28.1421251898705">
                <text:p>28.1421251898705</text:p>
              </table:table-cell>
            </table:table-row>
            <table:table-row>
              <table:table-cell office:value-type="float" office:value="138.665">
                <text:p>138.665</text:p>
              </table:table-cell>
              <table:table-cell office:value-type="float" office:value="984.267">
                <text:p>984.267</text:p>
              </table:table-cell>
              <table:table-cell office:value-type="float" office:value="1.13257335866582">
                <text:p>1.13257335866582</text:p>
              </table:table-cell>
              <table:table-cell office:value-type="float" office:value="1797.33">
                <text:p>1797.33</text:p>
              </table:table-cell>
              <table:table-cell office:value-type="float" office:value="1">
                <text:p>1</text:p>
              </table:table-cell>
              <table:table-cell office:value-type="float" office:value="2.82003">
                <text:p>2.82003</text:p>
              </table:table-cell>
              <table:table-cell office:value-type="float" office:value="10.9713602139188">
                <text:p>10.9713602139188</text:p>
              </table:table-cell>
              <table:table-cell office:value-type="float" office:value="834.1">
                <text:p>834.1</text:p>
              </table:table-cell>
              <table:table-cell office:value-type="float" office:value="1.55541481950602">
                <text:p>1.55541481950602</text:p>
              </table:table-cell>
              <table:table-cell office:value-type="float" office:value="38.5006">
                <text:p>38.5006</text:p>
              </table:table-cell>
              <table:table-cell office:value-type="float" office:value="1.51287734853283">
                <text:p>1.51287734853283</text:p>
              </table:table-cell>
              <table:table-cell office:value-type="float" office:value="138.665">
                <text:p>138.665</text:p>
              </table:table-cell>
              <table:table-cell office:value-type="float" office:value="1.14622475547111">
                <text:p>1.14622475547111</text:p>
              </table:table-cell>
              <table:table-cell office:value-type="float" office:value="23.585">
                <text:p>23.585</text:p>
              </table:table-cell>
              <table:table-cell office:value-type="float" office:value="4.14538033917388">
                <text:p>4.14538033917388</text:p>
              </table:table-cell>
              <table:table-cell office:value-type="float" office:value="34.5359">
                <text:p>34.5359</text:p>
              </table:table-cell>
              <table:table-cell office:value-type="float" office:value="6.52885089015551">
                <text:p>6.52885089015551</text:p>
              </table:table-cell>
              <table:table-cell office:value-type="float" office:value="120.358">
                <text:p>120.358</text:p>
              </table:table-cell>
              <table:table-cell office:value-type="float" office:value="11.1881289142214">
                <text:p>11.18812891422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f04e4d" draw:fill-color="#f04e4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1b75bc" draw:fill-color="#1b75b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00599d" draw:fill-color="#00599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e3d200" draw:fill-color="#e3d2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3cm" chart:symbol-height="0.3cm" chart:link-data-style-to-source="true"/>
      <style:graphic-properties draw:stroke="none" svg:stroke-width="0.08cm" svg:stroke-color="#fdb94d" draw:fill-color="#fdb94d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79448" draw:fill-color="#f79448"/>
      <style:text-properties fo:font-size="10pt" style:font-size-asian="10pt" style:font-size-complex="10pt"/>
    </style:style>
    <style:style style:name="ch16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a65d" draw:fill-color="#00a65d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76cm" svg:height="10.679cm" xlink:href=".." xlink:type="simple" chart:class="chart:scatter" chart:style-name="ch1">
        <chart:legend svg:x="9.154cm" svg:y="0.542cm" style:legend-expansion="custom" chartooo:width="4.288cm" chartooo:height="4.955cm" style:legend-expansion-aspect-ratio="0.865388496468214" chart:style-name="ch2"/>
        <chart:plot-area chart:style-name="ch3" table:cell-range-address="'Scatter-space'.D4:'Scatter-space'.E27 'Scatter-space'.B3:'Scatter-space'.B3 'Scatter-space'.B29:'Scatter-space'.B29 'Scatter-space'.E30:'Scatter-space'.E53 'Scatter-space'.B81:'Scatter-space'.B81 'Scatter-space'.E82:'Scatter-space'.E105 'Scatter-space'.B107:'Scatter-space'.B107 'Scatter-space'.E108:'Scatter-space'.E131 'Scatter-space'.B133:'Scatter-space'.B133 'Scatter-space'.E134:'Scatter-space'.E157 'Scatter-space'.B159:'Scatter-space'.B159 'Scatter-space'.E160:'Scatter-space'.E183 'Scatter-space'.B185:'Scatter-space'.B185 'Scatter-space'.E186:'Scatter-space'.E209 'Scatter-space'.B211:'Scatter-space'.B211 'Scatter-space'.E212:'Scatter-space'.E235" chart:data-source-has-labels="row" svg:x="1.777cm" svg:y="0.171cm" svg:width="14.836cm" svg:height="9.388cm">
          <chartooo:coordinate-region svg:x="2.557cm" svg:y="0.41cm" svg:width="13.658cm" svg:height="8.423cm"/>
          <chart:axis chart:dimension="x" chart:name="primary-x" chart:style-name="ch4">
            <chart:title svg:x="5.031cm" svg:y="9.772cm" chart:style-name="ch5">
              <text:p>space overhead per code byte</text:p>
            </chart:title>
          </chart:axis>
          <chart:axis chart:dimension="y" chart:name="primary-y" chart:style-name="ch6">
            <chart:title svg:x="0cm" svg:y="8.301cm" chart:style-name="ch7">
              <text:p>execution time
relative to v8-turbofan</text:p>
            </chart:title>
            <chart:grid chart:style-name="ch8" chart:class="major"/>
          </chart:axis>
          <chart:series chart:style-name="ch9" chart:values-cell-range-address="'Scatter-space'.E4:'Scatter-space'.E27" chart:label-cell-address="'Scatter-space'.B3:'Scatter-space'.B3" chart:class="chart:scatter">
            <chart:domain table:cell-range-address="'Scatter-space'.D4:'Scatter-space'.D27"/>
            <chart:data-point chart:repeated="24"/>
          </chart:series>
          <chart:series chart:style-name="ch10" chart:values-cell-range-address="'Scatter-space'.E30:'Scatter-space'.E53" chart:label-cell-address="'Scatter-space'.B29:'Scatter-space'.B29" chart:class="chart:scatter">
            <chart:domain table:cell-range-address="'Scatter-space'.D30:'Scatter-space'.D53"/>
            <chart:data-point chart:repeated="24"/>
          </chart:series>
          <chart:series chart:style-name="ch11" chart:values-cell-range-address="'Scatter-space'.E82:'Scatter-space'.E105" chart:label-cell-address="'Scatter-space'.B81:'Scatter-space'.B81" chart:class="chart:scatter">
            <chart:domain table:cell-range-address="'Scatter-space'.D82:'Scatter-space'.D105"/>
            <chart:data-point chart:repeated="24"/>
          </chart:series>
          <chart:series chart:style-name="ch12" chart:values-cell-range-address="'Scatter-space'.E108:'Scatter-space'.E131" chart:label-cell-address="'Scatter-space'.B107:'Scatter-space'.B107" chart:class="chart:scatter">
            <chart:domain table:cell-range-address="'Scatter-space'.D108:'Scatter-space'.D131"/>
            <chart:data-point chart:repeated="24"/>
          </chart:series>
          <chart:series chart:style-name="ch13" chart:values-cell-range-address="'Scatter-space'.E134:'Scatter-space'.E157" chart:label-cell-address="'Scatter-space'.B133:'Scatter-space'.B133" chart:class="chart:scatter">
            <chart:domain table:cell-range-address="'Scatter-space'.D134:'Scatter-space'.D157"/>
            <chart:data-point chart:repeated="24"/>
          </chart:series>
          <chart:series chart:style-name="ch14" chart:values-cell-range-address="'Scatter-space'.E160:'Scatter-space'.E183" chart:label-cell-address="'Scatter-space'.B159:'Scatter-space'.B159" chart:class="chart:scatter">
            <chart:domain table:cell-range-address="'Scatter-space'.D160:'Scatter-space'.D183"/>
            <chart:data-point chart:repeated="24"/>
          </chart:series>
          <chart:series chart:style-name="ch15" chart:values-cell-range-address="'Scatter-space'.E186:'Scatter-space'.E209" chart:label-cell-address="'Scatter-space'.B185:'Scatter-space'.B185" chart:class="chart:scatter">
            <chart:domain table:cell-range-address="'Scatter-space'.D186:'Scatter-space'.D209"/>
            <chart:data-point chart:repeated="24"/>
          </chart:series>
          <chart:series chart:style-name="ch16" chart:values-cell-range-address="'Scatter-space'.E212:'Scatter-space'.E235" chart:label-cell-address="'Scatter-space'.B211:'Scatter-space'.B211" chart:class="chart:scatter">
            <chart:domain table:cell-range-address="'Scatter-space'.D212:'Scatter-space'.D235"/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8-turbofan</text:p>
                <draw:g>
                  <svg:desc>'Scatter-space'.B3:'Scatter-space'.B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m-opt</text:p>
                <draw:g>
                  <svg:desc>'Scatter-space'.B29:'Scatter-space'.B2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m-base</text:p>
                <draw:g>
                  <svg:desc>'Scatter-space'.B81:'Scatter-space'.B8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v8-liftoff</text:p>
                <draw:g>
                  <svg:desc>'Scatter-space'.B107:'Scatter-space'.B10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asm3</text:p>
                <draw:g>
                  <svg:desc>'Scatter-space'.B133:'Scatter-space'.B13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jsc-int</text:p>
                <draw:g>
                  <svg:desc>'Scatter-space'.B159:'Scatter-space'.B15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amr-fast</text:p>
                <draw:g>
                  <svg:desc>'Scatter-space'.B185:'Scatter-space'.B18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izard</text:p>
                <draw:g>
                  <svg:desc>'Scatter-space'.B211:'Scatter-space'.B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7268">
                <text:p>2.47268</text:p>
                <draw:g>
                  <svg:desc>'Scatter-space'.D4:'Scatter-space'.D27</svg:desc>
                </draw:g>
              </table:table-cell>
              <table:table-cell office:value-type="float" office:value="1">
                <text:p>1</text:p>
                <draw:g>
                  <svg:desc>'Scatter-space'.E4:'Scatter-space'.E27</svg:desc>
                </draw:g>
              </table:table-cell>
              <table:table-cell office:value-type="float" office:value="1.80761">
                <text:p>1.80761</text:p>
                <draw:g>
                  <svg:desc>'Scatter-space'.D30:'Scatter-space'.D53</svg:desc>
                </draw:g>
              </table:table-cell>
              <table:table-cell office:value-type="float" office:value="1.14840366291301">
                <text:p>1.14840366291301</text:p>
                <draw:g>
                  <svg:desc>'Scatter-space'.E30:'Scatter-space'.E53</svg:desc>
                </draw:g>
              </table:table-cell>
              <table:table-cell office:value-type="float" office:value="2.27772">
                <text:p>2.27772</text:p>
                <draw:g>
                  <svg:desc>'Scatter-space'.D82:'Scatter-space'.D105</svg:desc>
                </draw:g>
              </table:table-cell>
              <table:table-cell office:value-type="float" office:value="1.78607226828363">
                <text:p>1.78607226828363</text:p>
                <draw:g>
                  <svg:desc>'Scatter-space'.E82:'Scatter-space'.E105</svg:desc>
                </draw:g>
              </table:table-cell>
              <table:table-cell office:value-type="float" office:value="2.54129">
                <text:p>2.54129</text:p>
                <draw:g>
                  <svg:desc>'Scatter-space'.D108:'Scatter-space'.D131</svg:desc>
                </draw:g>
              </table:table-cell>
              <table:table-cell office:value-type="float" office:value="1.49520480138597">
                <text:p>1.49520480138597</text:p>
                <draw:g>
                  <svg:desc>'Scatter-space'.E108:'Scatter-space'.E131</svg:desc>
                </draw:g>
              </table:table-cell>
              <table:table-cell office:value-type="float" office:value="2.51224">
                <text:p>2.51224</text:p>
                <draw:g>
                  <svg:desc>'Scatter-space'.D134:'Scatter-space'.D157</svg:desc>
                </draw:g>
              </table:table-cell>
              <table:table-cell office:value-type="float" office:value="5.86718846677391">
                <text:p>5.86718846677391</text:p>
                <draw:g>
                  <svg:desc>'Scatter-space'.E134:'Scatter-space'.E157</svg:desc>
                </draw:g>
              </table:table-cell>
              <table:table-cell office:value-type="float" office:value="1.03498">
                <text:p>1.03498</text:p>
                <draw:g>
                  <svg:desc>'Scatter-space'.D160:'Scatter-space'.D183</svg:desc>
                </draw:g>
              </table:table-cell>
              <table:table-cell office:value-type="float" office:value="13.3266922410593">
                <text:p>13.3266922410593</text:p>
                <draw:g>
                  <svg:desc>'Scatter-space'.E160:'Scatter-space'.E183</svg:desc>
                </draw:g>
              </table:table-cell>
              <table:table-cell office:value-type="float" office:value="3.85153">
                <text:p>3.85153</text:p>
                <draw:g>
                  <svg:desc>'Scatter-space'.D186:'Scatter-space'.D209</svg:desc>
                </draw:g>
              </table:table-cell>
              <table:table-cell office:value-type="float" office:value="8.41155178814503">
                <text:p>8.41155178814503</text:p>
                <draw:g>
                  <svg:desc>'Scatter-space'.E186:'Scatter-space'.E209</svg:desc>
                </draw:g>
              </table:table-cell>
              <table:table-cell office:value-type="float" office:value="0.372197">
                <text:p>0.372197</text:p>
                <draw:g>
                  <svg:desc>'Scatter-space'.D212:'Scatter-space'.D235</svg:desc>
                </draw:g>
              </table:table-cell>
              <table:table-cell office:value-type="float" office:value="15.3870808068308">
                <text:p>15.3870808068308</text:p>
                <draw:g>
                  <svg:desc>'Scatter-space'.E212:'Scatter-space'.E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9129">
                <text:p>2.59129</text:p>
              </table:table-cell>
              <table:table-cell office:value-type="float" office:value="1">
                <text:p>1</text:p>
              </table:table-cell>
              <table:table-cell office:value-type="float" office:value="1.74847">
                <text:p>1.74847</text:p>
              </table:table-cell>
              <table:table-cell office:value-type="float" office:value="1.14596977329975">
                <text:p>1.14596977329975</text:p>
              </table:table-cell>
              <table:table-cell office:value-type="float" office:value="2.32636">
                <text:p>2.32636</text:p>
              </table:table-cell>
              <table:table-cell office:value-type="float" office:value="1.35235096557515">
                <text:p>1.35235096557515</text:p>
              </table:table-cell>
              <table:table-cell office:value-type="float" office:value="2.55903">
                <text:p>2.55903</text:p>
              </table:table-cell>
              <table:table-cell office:value-type="float" office:value="1.01297229219144">
                <text:p>1.01297229219144</text:p>
              </table:table-cell>
              <table:table-cell office:value-type="float" office:value="2.43622">
                <text:p>2.43622</text:p>
              </table:table-cell>
              <table:table-cell office:value-type="float" office:value="2.88010075566751">
                <text:p>2.88010075566751</text:p>
              </table:table-cell>
              <table:table-cell office:value-type="float" office:value="1.02976">
                <text:p>1.02976</text:p>
              </table:table-cell>
              <table:table-cell office:value-type="float" office:value="8.44861460957179">
                <text:p>8.44861460957179</text:p>
              </table:table-cell>
              <table:table-cell office:value-type="float" office:value="3.80408">
                <text:p>3.80408</text:p>
              </table:table-cell>
              <table:table-cell office:value-type="float" office:value="4.7191435768262">
                <text:p>4.7191435768262</text:p>
              </table:table-cell>
              <table:table-cell office:value-type="float" office:value="0.348444">
                <text:p>0.348444</text:p>
              </table:table-cell>
              <table:table-cell office:value-type="float" office:value="7.90478589420655">
                <text:p>7.90478589420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1114">
                <text:p>2.61114</text:p>
              </table:table-cell>
              <table:table-cell office:value-type="float" office:value="1">
                <text:p>1</text:p>
              </table:table-cell>
              <table:table-cell office:value-type="float" office:value="1.78031">
                <text:p>1.78031</text:p>
              </table:table-cell>
              <table:table-cell office:value-type="float" office:value="1.13390001683218">
                <text:p>1.13390001683218</text:p>
              </table:table-cell>
              <table:table-cell office:value-type="float" office:value="2.3294">
                <text:p>2.3294</text:p>
              </table:table-cell>
              <table:table-cell office:value-type="float" office:value="1.35086685743141">
                <text:p>1.35086685743141</text:p>
              </table:table-cell>
              <table:table-cell office:value-type="float" office:value="2.57087">
                <text:p>2.57087</text:p>
              </table:table-cell>
              <table:table-cell office:value-type="float" office:value="1.05457835381249">
                <text:p>1.05457835381249</text:p>
              </table:table-cell>
              <table:table-cell office:value-type="float" office:value="2.4212">
                <text:p>2.4212</text:p>
              </table:table-cell>
              <table:table-cell office:value-type="float" office:value="3.07031644504292">
                <text:p>3.07031644504292</text:p>
              </table:table-cell>
              <table:table-cell office:value-type="float" office:value="1.03186">
                <text:p>1.03186</text:p>
              </table:table-cell>
              <table:table-cell office:value-type="float" office:value="6.95366941592325">
                <text:p>6.95366941592325</text:p>
              </table:table-cell>
              <table:table-cell office:value-type="float" office:value="3.81295">
                <text:p>3.81295</text:p>
              </table:table-cell>
              <table:table-cell office:value-type="float" office:value="4.79767715872749">
                <text:p>4.79767715872749</text:p>
              </table:table-cell>
              <table:table-cell office:value-type="float" office:value="0.34919">
                <text:p>0.34919</text:p>
              </table:table-cell>
              <table:table-cell office:value-type="float" office:value="8.123211580542">
                <text:p>8.123211580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5646">
                <text:p>2.65646</text:p>
              </table:table-cell>
              <table:table-cell office:value-type="float" office:value="1">
                <text:p>1</text:p>
              </table:table-cell>
              <table:table-cell office:value-type="float" office:value="1.90034">
                <text:p>1.90034</text:p>
              </table:table-cell>
              <table:table-cell office:value-type="float" office:value="0.993700540420443">
                <text:p>0.993700540420443</text:p>
              </table:table-cell>
              <table:table-cell office:value-type="float" office:value="2.54488">
                <text:p>2.54488</text:p>
              </table:table-cell>
              <table:table-cell office:value-type="float" office:value="1.0799260270929">
                <text:p>1.0799260270929</text:p>
              </table:table-cell>
              <table:table-cell office:value-type="float" office:value="2.68107">
                <text:p>2.68107</text:p>
              </table:table-cell>
              <table:table-cell office:value-type="float" office:value="1.07556737611825">
                <text:p>1.07556737611825</text:p>
              </table:table-cell>
              <table:table-cell office:value-type="float" office:value="1.98618">
                <text:p>1.98618</text:p>
              </table:table-cell>
              <table:table-cell office:value-type="float" office:value="2.28568441275837">
                <text:p>2.28568441275837</text:p>
              </table:table-cell>
              <table:table-cell office:value-type="float" office:value="1.01873">
                <text:p>1.01873</text:p>
              </table:table-cell>
              <table:table-cell office:value-type="float" office:value="5.10218324631279">
                <text:p>5.10218324631279</text:p>
              </table:table-cell>
              <table:table-cell office:value-type="float" office:value="3.76941">
                <text:p>3.76941</text:p>
              </table:table-cell>
              <table:table-cell office:value-type="float" office:value="3.68554326304165">
                <text:p>3.68554326304165</text:p>
              </table:table-cell>
              <table:table-cell office:value-type="float" office:value="0.360906">
                <text:p>0.360906</text:p>
              </table:table-cell>
              <table:table-cell office:value-type="float" office:value="5.77091270282103">
                <text:p>5.77091270282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1765">
                <text:p>2.71765</text:p>
              </table:table-cell>
              <table:table-cell office:value-type="float" office:value="1">
                <text:p>1</text:p>
              </table:table-cell>
              <table:table-cell office:value-type="float" office:value="1.76599">
                <text:p>1.76599</text:p>
              </table:table-cell>
              <table:table-cell office:value-type="float" office:value="1.00574326217291">
                <text:p>1.00574326217291</text:p>
              </table:table-cell>
              <table:table-cell office:value-type="float" office:value="2.33221">
                <text:p>2.33221</text:p>
              </table:table-cell>
              <table:table-cell office:value-type="float" office:value="1.2222782540483">
                <text:p>1.2222782540483</text:p>
              </table:table-cell>
              <table:table-cell office:value-type="float" office:value="2.55717">
                <text:p>2.55717</text:p>
              </table:table-cell>
              <table:table-cell office:value-type="float" office:value="1.07152462598756">
                <text:p>1.07152462598756</text:p>
              </table:table-cell>
              <table:table-cell office:value-type="float" office:value="2.26342">
                <text:p>2.26342</text:p>
              </table:table-cell>
              <table:table-cell office:value-type="float" office:value="3.19755421079173">
                <text:p>3.19755421079173</text:p>
              </table:table-cell>
              <table:table-cell office:value-type="float" office:value="1.00996">
                <text:p>1.00996</text:p>
              </table:table-cell>
              <table:table-cell office:value-type="float" office:value="8.24733848826133">
                <text:p>8.24733848826133</text:p>
              </table:table-cell>
              <table:table-cell office:value-type="float" office:value="3.74443">
                <text:p>3.74443</text:p>
              </table:table-cell>
              <table:table-cell office:value-type="float" office:value="5.01112231747633">
                <text:p>5.01112231747633</text:p>
              </table:table-cell>
              <table:table-cell office:value-type="float" office:value="0.345483">
                <text:p>0.345483</text:p>
              </table:table-cell>
              <table:table-cell office:value-type="float" office:value="8.00001400795652">
                <text:p>8.00001400795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5308">
                <text:p>2.65308</text:p>
              </table:table-cell>
              <table:table-cell office:value-type="float" office:value="1">
                <text:p>1</text:p>
              </table:table-cell>
              <table:table-cell office:value-type="float" office:value="1.78236">
                <text:p>1.78236</text:p>
              </table:table-cell>
              <table:table-cell office:value-type="float" office:value="1.23671157584288">
                <text:p>1.23671157584288</text:p>
              </table:table-cell>
              <table:table-cell office:value-type="float" office:value="2.33969">
                <text:p>2.33969</text:p>
              </table:table-cell>
              <table:table-cell office:value-type="float" office:value="1.91534285139755">
                <text:p>1.91534285139755</text:p>
              </table:table-cell>
              <table:table-cell office:value-type="float" office:value="2.56403">
                <text:p>2.56403</text:p>
              </table:table-cell>
              <table:table-cell office:value-type="float" office:value="1.41413633621556">
                <text:p>1.41413633621556</text:p>
              </table:table-cell>
              <table:table-cell office:value-type="float" office:value="2.51426">
                <text:p>2.51426</text:p>
              </table:table-cell>
              <table:table-cell office:value-type="float" office:value="6.85679335076078">
                <text:p>6.85679335076078</text:p>
              </table:table-cell>
              <table:table-cell office:value-type="float" office:value="1.02989">
                <text:p>1.02989</text:p>
              </table:table-cell>
              <table:table-cell office:value-type="float" office:value="18.1579529459079">
                <text:p>18.1579529459079</text:p>
              </table:table-cell>
              <table:table-cell office:value-type="float" office:value="3.8095">
                <text:p>3.8095</text:p>
              </table:table-cell>
              <table:table-cell office:value-type="float" office:value="10.3976472953951">
                <text:p>10.3976472953951</text:p>
              </table:table-cell>
              <table:table-cell office:value-type="float" office:value="0.343677">
                <text:p>0.343677</text:p>
              </table:table-cell>
              <table:table-cell office:value-type="float" office:value="20.1565118305516">
                <text:p>20.1565118305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4802">
                <text:p>2.64802</text:p>
              </table:table-cell>
              <table:table-cell office:value-type="float" office:value="1">
                <text:p>1</text:p>
              </table:table-cell>
              <table:table-cell office:value-type="float" office:value="1.76359">
                <text:p>1.76359</text:p>
              </table:table-cell>
              <table:table-cell office:value-type="float" office:value="1.1940155935354">
                <text:p>1.1940155935354</text:p>
              </table:table-cell>
              <table:table-cell office:value-type="float" office:value="2.34933">
                <text:p>2.34933</text:p>
              </table:table-cell>
              <table:table-cell office:value-type="float" office:value="2.22835235193887">
                <text:p>2.22835235193887</text:p>
              </table:table-cell>
              <table:table-cell office:value-type="float" office:value="2.60032">
                <text:p>2.60032</text:p>
              </table:table-cell>
              <table:table-cell office:value-type="float" office:value="1.90396034491661">
                <text:p>1.90396034491661</text:p>
              </table:table-cell>
              <table:table-cell office:value-type="float" office:value="2.09304">
                <text:p>2.09304</text:p>
              </table:table-cell>
              <table:table-cell office:value-type="float" office:value="9.38449424278412">
                <text:p>9.38449424278412</text:p>
              </table:table-cell>
              <table:table-cell office:value-type="float" office:value="1.02132">
                <text:p>1.02132</text:p>
              </table:table-cell>
              <table:table-cell office:value-type="float" office:value="23.4848453555016">
                <text:p>23.4848453555016</text:p>
              </table:table-cell>
              <table:table-cell office:value-type="float" office:value="3.77957">
                <text:p>3.77957</text:p>
              </table:table-cell>
              <table:table-cell office:value-type="float" office:value="14.8110703774462">
                <text:p>14.8110703774462</text:p>
              </table:table-cell>
              <table:table-cell office:value-type="float" office:value="0.358305">
                <text:p>0.358305</text:p>
              </table:table-cell>
              <table:table-cell office:value-type="float" office:value="26.0388031187071">
                <text:p>26.0388031187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3459">
                <text:p>2.63459</text:p>
              </table:table-cell>
              <table:table-cell office:value-type="float" office:value="1">
                <text:p>1</text:p>
              </table:table-cell>
              <table:table-cell office:value-type="float" office:value="1.79246">
                <text:p>1.79246</text:p>
              </table:table-cell>
              <table:table-cell office:value-type="float" office:value="1.28550404709345">
                <text:p>1.28550404709345</text:p>
              </table:table-cell>
              <table:table-cell office:value-type="float" office:value="2.36151">
                <text:p>2.36151</text:p>
              </table:table-cell>
              <table:table-cell office:value-type="float" office:value="2.04296637553188">
                <text:p>2.04296637553188</text:p>
              </table:table-cell>
              <table:table-cell office:value-type="float" office:value="2.59605">
                <text:p>2.59605</text:p>
              </table:table-cell>
              <table:table-cell office:value-type="float" office:value="1.7597338196244">
                <text:p>1.7597338196244</text:p>
              </table:table-cell>
              <table:table-cell office:value-type="float" office:value="1.96858">
                <text:p>1.96858</text:p>
              </table:table-cell>
              <table:table-cell office:value-type="float" office:value="7.82711072719711">
                <text:p>7.82711072719711</text:p>
              </table:table-cell>
              <table:table-cell office:value-type="float" office:value="1.01558">
                <text:p>1.01558</text:p>
              </table:table-cell>
              <table:table-cell office:value-type="float" office:value="19.4021499184183">
                <text:p>19.4021499184183</text:p>
              </table:table-cell>
              <table:table-cell office:value-type="float" office:value="3.78028">
                <text:p>3.78028</text:p>
              </table:table-cell>
              <table:table-cell office:value-type="float" office:value="12.2229260645615">
                <text:p>12.2229260645615</text:p>
              </table:table-cell>
              <table:table-cell office:value-type="float" office:value="0.356952">
                <text:p>0.356952</text:p>
              </table:table-cell>
              <table:table-cell office:value-type="float" office:value="22.5174840835653">
                <text:p>22.5174840835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0298">
                <text:p>2.60298</text:p>
              </table:table-cell>
              <table:table-cell office:value-type="float" office:value="1">
                <text:p>1</text:p>
              </table:table-cell>
              <table:table-cell office:value-type="float" office:value="1.78813">
                <text:p>1.78813</text:p>
              </table:table-cell>
              <table:table-cell office:value-type="float" office:value="1.19098154021306">
                <text:p>1.19098154021306</text:p>
              </table:table-cell>
              <table:table-cell office:value-type="float" office:value="2.32407">
                <text:p>2.32407</text:p>
              </table:table-cell>
              <table:table-cell office:value-type="float" office:value="1.54403513051964">
                <text:p>1.54403513051964</text:p>
              </table:table-cell>
              <table:table-cell office:value-type="float" office:value="2.57613">
                <text:p>2.57613</text:p>
              </table:table-cell>
              <table:table-cell office:value-type="float" office:value="1.21936244612507">
                <text:p>1.21936244612507</text:p>
              </table:table-cell>
              <table:table-cell office:value-type="float" office:value="2.39955">
                <text:p>2.39955</text:p>
              </table:table-cell>
              <table:table-cell office:value-type="float" office:value="4.31377571765471">
                <text:p>4.31377571765471</text:p>
              </table:table-cell>
              <table:table-cell office:value-type="float" office:value="1.02625">
                <text:p>1.02625</text:p>
              </table:table-cell>
              <table:table-cell office:value-type="float" office:value="9.27535171179963">
                <text:p>9.27535171179963</text:p>
              </table:table-cell>
              <table:table-cell office:value-type="float" office:value="3.80648">
                <text:p>3.80648</text:p>
              </table:table-cell>
              <table:table-cell office:value-type="float" office:value="6.44311620720501">
                <text:p>6.44311620720501</text:p>
              </table:table-cell>
              <table:table-cell office:value-type="float" office:value="0.350335">
                <text:p>0.350335</text:p>
              </table:table-cell>
              <table:table-cell office:value-type="float" office:value="10.34508416687">
                <text:p>10.34508416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0819">
                <text:p>2.60819</text:p>
              </table:table-cell>
              <table:table-cell office:value-type="float" office:value="1">
                <text:p>1</text:p>
              </table:table-cell>
              <table:table-cell office:value-type="float" office:value="1.76564">
                <text:p>1.76564</text:p>
              </table:table-cell>
              <table:table-cell office:value-type="float" office:value="1.15415373597517">
                <text:p>1.15415373597517</text:p>
              </table:table-cell>
              <table:table-cell office:value-type="float" office:value="2.33239">
                <text:p>2.33239</text:p>
              </table:table-cell>
              <table:table-cell office:value-type="float" office:value="0.962282167581762">
                <text:p>0.962282167581762</text:p>
              </table:table-cell>
              <table:table-cell office:value-type="float" office:value="2.56056">
                <text:p>2.56056</text:p>
              </table:table-cell>
              <table:table-cell office:value-type="float" office:value="0.658868465027453">
                <text:p>0.658868465027453</text:p>
              </table:table-cell>
              <table:table-cell office:value-type="float" office:value="2.52151">
                <text:p>2.52151</text:p>
              </table:table-cell>
              <table:table-cell office:value-type="float" office:value="0.570124134638338">
                <text:p>0.570124134638338</text:p>
              </table:table-cell>
              <table:table-cell office:value-type="float" office:value="1.02894">
                <text:p>1.02894</text:p>
              </table:table-cell>
              <table:table-cell office:value-type="float" office:value="1.38272857483886">
                <text:p>1.38272857483886</text:p>
              </table:table-cell>
              <table:table-cell office:value-type="float" office:value="3.8119">
                <text:p>3.8119</text:p>
              </table:table-cell>
              <table:table-cell office:value-type="float" office:value="0.977202196228217">
                <text:p>0.977202196228217</text:p>
              </table:table-cell>
              <table:table-cell office:value-type="float" office:value="0.34498">
                <text:p>0.34498</text:p>
              </table:table-cell>
              <table:table-cell office:value-type="float" office:value="1.07722606827405">
                <text:p>1.07722606827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1165">
                <text:p>2.61165</text:p>
              </table:table-cell>
              <table:table-cell office:value-type="float" office:value="1">
                <text:p>1</text:p>
              </table:table-cell>
              <table:table-cell office:value-type="float" office:value="1.78428">
                <text:p>1.78428</text:p>
              </table:table-cell>
              <table:table-cell office:value-type="float" office:value="1.15902820671196">
                <text:p>1.15902820671196</text:p>
              </table:table-cell>
              <table:table-cell office:value-type="float" office:value="2.33763">
                <text:p>2.33763</text:p>
              </table:table-cell>
              <table:table-cell office:value-type="float" office:value="1.48190240889438">
                <text:p>1.48190240889438</text:p>
              </table:table-cell>
              <table:table-cell office:value-type="float" office:value="2.58109">
                <text:p>2.58109</text:p>
              </table:table-cell>
              <table:table-cell office:value-type="float" office:value="1.09495573399218">
                <text:p>1.09495573399218</text:p>
              </table:table-cell>
              <table:table-cell office:value-type="float" office:value="2.39104">
                <text:p>2.39104</text:p>
              </table:table-cell>
              <table:table-cell office:value-type="float" office:value="4.36322833024501">
                <text:p>4.36322833024501</text:p>
              </table:table-cell>
              <table:table-cell office:value-type="float" office:value="1.02234">
                <text:p>1.02234</text:p>
              </table:table-cell>
              <table:table-cell office:value-type="float" office:value="10.4056825200741">
                <text:p>10.4056825200741</text:p>
              </table:table-cell>
              <table:table-cell office:value-type="float" office:value="3.80471">
                <text:p>3.80471</text:p>
              </table:table-cell>
              <table:table-cell office:value-type="float" office:value="6.51995058678197">
                <text:p>6.51995058678197</text:p>
              </table:table-cell>
              <table:table-cell office:value-type="float" office:value="0.350803">
                <text:p>0.350803</text:p>
              </table:table-cell>
              <table:table-cell office:value-type="float" office:value="11.5505456042825">
                <text:p>11.5505456042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9126">
                <text:p>2.59126</text:p>
              </table:table-cell>
              <table:table-cell office:value-type="float" office:value="1">
                <text:p>1</text:p>
              </table:table-cell>
              <table:table-cell office:value-type="float" office:value="1.77784">
                <text:p>1.77784</text:p>
              </table:table-cell>
              <table:table-cell office:value-type="float" office:value="1.19350180505415">
                <text:p>1.19350180505415</text:p>
              </table:table-cell>
              <table:table-cell office:value-type="float" office:value="2.31364">
                <text:p>2.31364</text:p>
              </table:table-cell>
              <table:table-cell office:value-type="float" office:value="1.47797833935018">
                <text:p>1.47797833935018</text:p>
              </table:table-cell>
              <table:table-cell office:value-type="float" office:value="2.5497">
                <text:p>2.5497</text:p>
              </table:table-cell>
              <table:table-cell office:value-type="float" office:value="1.12830749628371">
                <text:p>1.12830749628371</text:p>
              </table:table-cell>
              <table:table-cell office:value-type="float" office:value="2.44408">
                <text:p>2.44408</text:p>
              </table:table-cell>
              <table:table-cell office:value-type="float" office:value="3.73111063920153">
                <text:p>3.73111063920153</text:p>
              </table:table-cell>
              <table:table-cell office:value-type="float" office:value="1.02068">
                <text:p>1.02068</text:p>
              </table:table-cell>
              <table:table-cell office:value-type="float" office:value="8.50414100658314">
                <text:p>8.50414100658314</text:p>
              </table:table-cell>
              <table:table-cell office:value-type="float" office:value="3.78611">
                <text:p>3.78611</text:p>
              </table:table-cell>
              <table:table-cell office:value-type="float" office:value="5.41495009556169">
                <text:p>5.41495009556169</text:p>
              </table:table-cell>
              <table:table-cell office:value-type="float" office:value="0.349247">
                <text:p>0.349247</text:p>
              </table:table-cell>
              <table:table-cell office:value-type="float" office:value="8.8740284561478">
                <text:p>8.8740284561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16216745872324">
                <text:p>1.16216745872324</text:p>
              </table:table-cell>
              <table:table-cell office:value-type="float" office:value="2.32019">
                <text:p>2.32019</text:p>
              </table:table-cell>
              <table:table-cell office:value-type="float" office:value="1.22571162608397">
                <text:p>1.22571162608397</text:p>
              </table:table-cell>
              <table:table-cell office:value-type="float" office:value="2.55761">
                <text:p>2.55761</text:p>
              </table:table-cell>
              <table:table-cell office:value-type="float" office:value="0.884866003625496">
                <text:p>0.884866003625496</text:p>
              </table:table-cell>
              <table:table-cell office:value-type="float" office:value="2.39354">
                <text:p>2.39354</text:p>
              </table:table-cell>
              <table:table-cell office:value-type="float" office:value="2.09181323795992">
                <text:p>2.09181323795992</text:p>
              </table:table-cell>
              <table:table-cell office:value-type="float" office:value="1.02055">
                <text:p>1.02055</text:p>
              </table:table-cell>
              <table:table-cell office:value-type="float" office:value="4.98588996129538">
                <text:p>4.98588996129538</text:p>
              </table:table-cell>
              <table:table-cell office:value-type="float" office:value="3.80554">
                <text:p>3.80554</text:p>
              </table:table-cell>
              <table:table-cell office:value-type="float" office:value="3.67880064671011">
                <text:p>3.67880064671011</text:p>
              </table:table-cell>
              <table:table-cell office:value-type="float" office:value="0.351681">
                <text:p>0.351681</text:p>
              </table:table-cell>
              <table:table-cell office:value-type="float" office:value="5.73837636568517">
                <text:p>5.73837636568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9928">
                <text:p>2.59928</text:p>
              </table:table-cell>
              <table:table-cell office:value-type="float" office:value="1">
                <text:p>1</text:p>
              </table:table-cell>
              <table:table-cell office:value-type="float" office:value="1.77122">
                <text:p>1.77122</text:p>
              </table:table-cell>
              <table:table-cell office:value-type="float" office:value="1.21721731491874">
                <text:p>1.21721731491874</text:p>
              </table:table-cell>
              <table:table-cell office:value-type="float" office:value="2.32381">
                <text:p>2.32381</text:p>
              </table:table-cell>
              <table:table-cell office:value-type="float" office:value="1.31682201942316">
                <text:p>1.31682201942316</text:p>
              </table:table-cell>
              <table:table-cell office:value-type="float" office:value="2.5587">
                <text:p>2.5587</text:p>
              </table:table-cell>
              <table:table-cell office:value-type="float" office:value="1.09906788346103">
                <text:p>1.09906788346103</text:p>
              </table:table-cell>
              <table:table-cell office:value-type="float" office:value="2.42737">
                <text:p>2.42737</text:p>
              </table:table-cell>
              <table:table-cell office:value-type="float" office:value="3.37372505002196">
                <text:p>3.37372505002196</text:p>
              </table:table-cell>
              <table:table-cell office:value-type="float" office:value="1.03207">
                <text:p>1.03207</text:p>
              </table:table-cell>
              <table:table-cell office:value-type="float" office:value="9.55785466790298">
                <text:p>9.55785466790298</text:p>
              </table:table-cell>
              <table:table-cell office:value-type="float" office:value="3.80793">
                <text:p>3.80793</text:p>
              </table:table-cell>
              <table:table-cell office:value-type="float" office:value="5.00834512712898">
                <text:p>5.00834512712898</text:p>
              </table:table-cell>
              <table:table-cell office:value-type="float" office:value="0.349738">
                <text:p>0.349738</text:p>
              </table:table-cell>
              <table:table-cell office:value-type="float" office:value="8.91410863305842">
                <text:p>8.91410863305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2401">
                <text:p>2.62401</text:p>
              </table:table-cell>
              <table:table-cell office:value-type="float" office:value="1">
                <text:p>1</text:p>
              </table:table-cell>
              <table:table-cell office:value-type="float" office:value="1.79074">
                <text:p>1.79074</text:p>
              </table:table-cell>
              <table:table-cell office:value-type="float" office:value="1.14359023092274">
                <text:p>1.14359023092274</text:p>
              </table:table-cell>
              <table:table-cell office:value-type="float" office:value="2.33111">
                <text:p>2.33111</text:p>
              </table:table-cell>
              <table:table-cell office:value-type="float" office:value="1.3931388387342">
                <text:p>1.3931388387342</text:p>
              </table:table-cell>
              <table:table-cell office:value-type="float" office:value="2.5739">
                <text:p>2.5739</text:p>
              </table:table-cell>
              <table:table-cell office:value-type="float" office:value="0.950869523900029">
                <text:p>0.950869523900029</text:p>
              </table:table-cell>
              <table:table-cell office:value-type="float" office:value="2.41717">
                <text:p>2.41717</text:p>
              </table:table-cell>
              <table:table-cell office:value-type="float" office:value="2.60073173049511">
                <text:p>2.60073173049511</text:p>
              </table:table-cell>
              <table:table-cell office:value-type="float" office:value="1.02375">
                <text:p>1.02375</text:p>
              </table:table-cell>
              <table:table-cell office:value-type="float" office:value="7.75439513446736">
                <text:p>7.75439513446736</text:p>
              </table:table-cell>
              <table:table-cell office:value-type="float" office:value="3.81662">
                <text:p>3.81662</text:p>
              </table:table-cell>
              <table:table-cell office:value-type="float" office:value="3.92635180081726">
                <text:p>3.92635180081726</text:p>
              </table:table-cell>
              <table:table-cell office:value-type="float" office:value="0.352389">
                <text:p>0.352389</text:p>
              </table:table-cell>
              <table:table-cell office:value-type="float" office:value="6.33901929107669">
                <text:p>6.33901929107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963">
                <text:p>2.56963</text:p>
              </table:table-cell>
              <table:table-cell office:value-type="float" office:value="1">
                <text:p>1</text:p>
              </table:table-cell>
              <table:table-cell office:value-type="float" office:value="1.78085">
                <text:p>1.78085</text:p>
              </table:table-cell>
              <table:table-cell office:value-type="float" office:value="1.13823193115484">
                <text:p>1.13823193115484</text:p>
              </table:table-cell>
              <table:table-cell office:value-type="float" office:value="2.3431">
                <text:p>2.3431</text:p>
              </table:table-cell>
              <table:table-cell office:value-type="float" office:value="0.939519768911356">
                <text:p>0.939519768911356</text:p>
              </table:table-cell>
              <table:table-cell office:value-type="float" office:value="2.57302">
                <text:p>2.57302</text:p>
              </table:table-cell>
              <table:table-cell office:value-type="float" office:value="0.642474574231209">
                <text:p>0.642474574231209</text:p>
              </table:table-cell>
              <table:table-cell office:value-type="float" office:value="2.36118">
                <text:p>2.36118</text:p>
              </table:table-cell>
              <table:table-cell office:value-type="float" office:value="0.436420533188903">
                <text:p>0.436420533188903</text:p>
              </table:table-cell>
              <table:table-cell office:value-type="float" office:value="1.0292">
                <text:p>1.0292</text:p>
              </table:table-cell>
              <table:table-cell office:value-type="float" office:value="1.02491424444846">
                <text:p>1.02491424444846</text:p>
              </table:table-cell>
              <table:table-cell office:value-type="float" office:value="3.81078">
                <text:p>3.81078</text:p>
              </table:table-cell>
              <table:table-cell office:value-type="float" office:value="0.747066257447193">
                <text:p>0.747066257447193</text:p>
              </table:table-cell>
              <table:table-cell office:value-type="float" office:value="0.345334">
                <text:p>0.345334</text:p>
              </table:table-cell>
              <table:table-cell office:value-type="float" office:value="0.793043268941445">
                <text:p>0.793043268941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6305">
                <text:p>2.56305</text:p>
              </table:table-cell>
              <table:table-cell office:value-type="float" office:value="1">
                <text:p>1</text:p>
              </table:table-cell>
              <table:table-cell office:value-type="float" office:value="1.80319">
                <text:p>1.80319</text:p>
              </table:table-cell>
              <table:table-cell office:value-type="float" office:value="1.14036039293678">
                <text:p>1.14036039293678</text:p>
              </table:table-cell>
              <table:table-cell office:value-type="float" office:value="2.32836">
                <text:p>2.32836</text:p>
              </table:table-cell>
              <table:table-cell office:value-type="float" office:value="0.937202434761646">
                <text:p>0.937202434761646</text:p>
              </table:table-cell>
              <table:table-cell office:value-type="float" office:value="2.55073">
                <text:p>2.55073</text:p>
              </table:table-cell>
              <table:table-cell office:value-type="float" office:value="0.642439582956668">
                <text:p>0.642439582956668</text:p>
              </table:table-cell>
              <table:table-cell office:value-type="float" office:value="2.42464">
                <text:p>2.42464</text:p>
              </table:table-cell>
              <table:table-cell office:value-type="float" office:value="0.442596275537877">
                <text:p>0.442596275537877</text:p>
              </table:table-cell>
              <table:table-cell office:value-type="float" office:value="1.02651">
                <text:p>1.02651</text:p>
              </table:table-cell>
              <table:table-cell office:value-type="float" office:value="1.02519134574821">
                <text:p>1.02519134574821</text:p>
              </table:table-cell>
              <table:table-cell office:value-type="float" office:value="3.81636">
                <text:p>3.81636</text:p>
              </table:table-cell>
              <table:table-cell office:value-type="float" office:value="0.741276441873079">
                <text:p>0.741276441873079</text:p>
              </table:table-cell>
              <table:table-cell office:value-type="float" office:value="0.351241">
                <text:p>0.351241</text:p>
              </table:table-cell>
              <table:table-cell office:value-type="float" office:value="0.814921955041282">
                <text:p>0.814921955041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7718">
                <text:p>2.67718</text:p>
              </table:table-cell>
              <table:table-cell office:value-type="float" office:value="1">
                <text:p>1</text:p>
              </table:table-cell>
              <table:table-cell office:value-type="float" office:value="1.84149">
                <text:p>1.84149</text:p>
              </table:table-cell>
              <table:table-cell office:value-type="float" office:value="1.10765550239234">
                <text:p>1.10765550239234</text:p>
              </table:table-cell>
              <table:table-cell office:value-type="float" office:value="2.33005">
                <text:p>2.33005</text:p>
              </table:table-cell>
              <table:table-cell office:value-type="float" office:value="1.75683147262095">
                <text:p>1.75683147262095</text:p>
              </table:table-cell>
              <table:table-cell office:value-type="float" office:value="2.59439">
                <text:p>2.59439</text:p>
              </table:table-cell>
              <table:table-cell office:value-type="float" office:value="1.3819245082403">
                <text:p>1.3819245082403</text:p>
              </table:table-cell>
              <table:table-cell office:value-type="float" office:value="2.53106">
                <text:p>2.53106</text:p>
              </table:table-cell>
              <table:table-cell office:value-type="float" office:value="5.40539606592238">
                <text:p>5.40539606592238</text:p>
              </table:table-cell>
              <table:table-cell office:value-type="float" office:value="1.02792">
                <text:p>1.02792</text:p>
              </table:table-cell>
              <table:table-cell office:value-type="float" office:value="17.548139287613">
                <text:p>17.548139287613</text:p>
              </table:table-cell>
              <table:table-cell office:value-type="float" office:value="3.81114">
                <text:p>3.81114</text:p>
              </table:table-cell>
              <table:table-cell office:value-type="float" office:value="9.29274322169059">
                <text:p>9.29274322169059</text:p>
              </table:table-cell>
              <table:table-cell office:value-type="float" office:value="0.349024">
                <text:p>0.349024</text:p>
              </table:table-cell>
              <table:table-cell office:value-type="float" office:value="15.2581339712919">
                <text:p>15.2581339712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5057">
                <text:p>2.65057</text:p>
              </table:table-cell>
              <table:table-cell office:value-type="float" office:value="1">
                <text:p>1</text:p>
              </table:table-cell>
              <table:table-cell office:value-type="float" office:value="1.75045">
                <text:p>1.75045</text:p>
              </table:table-cell>
              <table:table-cell office:value-type="float" office:value="1.11048196831817">
                <text:p>1.11048196831817</text:p>
              </table:table-cell>
              <table:table-cell office:value-type="float" office:value="2.32872">
                <text:p>2.32872</text:p>
              </table:table-cell>
              <table:table-cell office:value-type="float" office:value="1.5958543983822">
                <text:p>1.5958543983822</text:p>
              </table:table-cell>
              <table:table-cell office:value-type="float" office:value="2.57396">
                <text:p>2.57396</text:p>
              </table:table-cell>
              <table:table-cell office:value-type="float" office:value="1.15844287158746">
                <text:p>1.15844287158746</text:p>
              </table:table-cell>
              <table:table-cell office:value-type="float" office:value="2.46441">
                <text:p>2.46441</text:p>
              </table:table-cell>
              <table:table-cell office:value-type="float" office:value="4.11223458038423">
                <text:p>4.11223458038423</text:p>
              </table:table-cell>
              <table:table-cell office:value-type="float" office:value="1.02817">
                <text:p>1.02817</text:p>
              </table:table-cell>
              <table:table-cell office:value-type="float" office:value="12.9534209639366">
                <text:p>12.9534209639366</text:p>
              </table:table-cell>
              <table:table-cell office:value-type="float" office:value="3.80826">
                <text:p>3.80826</text:p>
              </table:table-cell>
              <table:table-cell office:value-type="float" office:value="6.91604314122009">
                <text:p>6.91604314122009</text:p>
              </table:table-cell>
              <table:table-cell office:value-type="float" office:value="0.349665">
                <text:p>0.349665</text:p>
              </table:table-cell>
              <table:table-cell office:value-type="float" office:value="11.0274688237277">
                <text:p>11.0274688237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6883">
                <text:p>2.56883</text:p>
              </table:table-cell>
              <table:table-cell office:value-type="float" office:value="1">
                <text:p>1</text:p>
              </table:table-cell>
              <table:table-cell office:value-type="float" office:value="1.78109">
                <text:p>1.78109</text:p>
              </table:table-cell>
              <table:table-cell office:value-type="float" office:value="1.14133124132521">
                <text:p>1.14133124132521</text:p>
              </table:table-cell>
              <table:table-cell office:value-type="float" office:value="2.34153">
                <text:p>2.34153</text:p>
              </table:table-cell>
              <table:table-cell office:value-type="float" office:value="0.936817331482711">
                <text:p>0.936817331482711</text:p>
              </table:table-cell>
              <table:table-cell office:value-type="float" office:value="2.56173">
                <text:p>2.56173</text:p>
              </table:table-cell>
              <table:table-cell office:value-type="float" office:value="0.643956309214894">
                <text:p>0.643956309214894</text:p>
              </table:table-cell>
              <table:table-cell office:value-type="float" office:value="2.42494">
                <text:p>2.42494</text:p>
              </table:table-cell>
              <table:table-cell office:value-type="float" office:value="0.434312956369561">
                <text:p>0.434312956369561</text:p>
              </table:table-cell>
              <table:table-cell office:value-type="float" office:value="1.02584">
                <text:p>1.02584</text:p>
              </table:table-cell>
              <table:table-cell office:value-type="float" office:value="0.894936938024259">
                <text:p>0.894936938024259</text:p>
              </table:table-cell>
              <table:table-cell office:value-type="float" office:value="3.81029">
                <text:p>3.81029</text:p>
              </table:table-cell>
              <table:table-cell office:value-type="float" office:value="0.730915454710036">
                <text:p>0.730915454710036</text:p>
              </table:table-cell>
              <table:table-cell office:value-type="float" office:value="0.346835">
                <text:p>0.346835</text:p>
              </table:table-cell>
              <table:table-cell office:value-type="float" office:value="0.71401846599481">
                <text:p>0.7140184659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5824">
                <text:p>2.65824</text:p>
              </table:table-cell>
              <table:table-cell office:value-type="float" office:value="1">
                <text:p>1</text:p>
              </table:table-cell>
              <table:table-cell office:value-type="float" office:value="1.76807">
                <text:p>1.76807</text:p>
              </table:table-cell>
              <table:table-cell office:value-type="float" office:value="1.12097543254166">
                <text:p>1.12097543254166</text:p>
              </table:table-cell>
              <table:table-cell office:value-type="float" office:value="2.30718">
                <text:p>2.30718</text:p>
              </table:table-cell>
              <table:table-cell office:value-type="float" office:value="2.1161164343127">
                <text:p>2.1161164343127</text:p>
              </table:table-cell>
              <table:table-cell office:value-type="float" office:value="2.55795">
                <text:p>2.55795</text:p>
              </table:table-cell>
              <table:table-cell office:value-type="float" office:value="1.78124290450025">
                <text:p>1.78124290450025</text:p>
              </table:table-cell>
              <table:table-cell office:value-type="float" office:value="0.415458">
                <text:p>0.415458</text:p>
              </table:table-cell>
              <table:table-cell office:value-type="float" office:value="10.148778438763">
                <text:p>10.148778438763</text:p>
              </table:table-cell>
              <table:table-cell office:value-type="float" office:value="1.04139">
                <text:p>1.04139</text:p>
              </table:table-cell>
              <table:table-cell office:value-type="float" office:value="26.2629081331456">
                <text:p>26.2629081331456</text:p>
              </table:table-cell>
              <table:table-cell office:value-type="float" office:value="3.8185">
                <text:p>3.8185</text:p>
              </table:table-cell>
              <table:table-cell office:value-type="float" office:value="15.4662367739885">
                <text:p>15.4662367739885</text:p>
              </table:table-cell>
              <table:table-cell office:value-type="float" office:value="0.341985">
                <text:p>0.341985</text:p>
              </table:table-cell>
              <table:table-cell office:value-type="float" office:value="25.1065460242496">
                <text:p>25.1065460242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4971">
                <text:p>2.64971</text:p>
              </table:table-cell>
              <table:table-cell office:value-type="float" office:value="1">
                <text:p>1</text:p>
              </table:table-cell>
              <table:table-cell office:value-type="float" office:value="1.75262">
                <text:p>1.75262</text:p>
              </table:table-cell>
              <table:table-cell office:value-type="float" office:value="1.12819433281025">
                <text:p>1.12819433281025</text:p>
              </table:table-cell>
              <table:table-cell office:value-type="float" office:value="2.35359">
                <text:p>2.35359</text:p>
              </table:table-cell>
              <table:table-cell office:value-type="float" office:value="2.26327809035353">
                <text:p>2.26327809035353</text:p>
              </table:table-cell>
              <table:table-cell office:value-type="float" office:value="2.59146">
                <text:p>2.59146</text:p>
              </table:table-cell>
              <table:table-cell office:value-type="float" office:value="1.83413072045521">
                <text:p>1.83413072045521</text:p>
              </table:table-cell>
              <table:table-cell office:value-type="float" office:value="2.32792">
                <text:p>2.32792</text:p>
              </table:table-cell>
              <table:table-cell office:value-type="float" office:value="9.86999400364885">
                <text:p>9.86999400364885</text:p>
              </table:table-cell>
              <table:table-cell office:value-type="float" office:value="1.02002">
                <text:p>1.02002</text:p>
              </table:table-cell>
              <table:table-cell office:value-type="float" office:value="27.0915655579796">
                <text:p>27.0915655579796</text:p>
              </table:table-cell>
              <table:table-cell office:value-type="float" office:value="3.77958">
                <text:p>3.77958</text:p>
              </table:table-cell>
              <table:table-cell office:value-type="float" office:value="15.3500593256019">
                <text:p>15.3500593256019</text:p>
              </table:table-cell>
              <table:table-cell office:value-type="float" office:value="0.352002">
                <text:p>0.352002</text:p>
              </table:table-cell>
              <table:table-cell office:value-type="float" office:value="25.7495056199844">
                <text:p>25.7495056199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4907">
                <text:p>2.64907</text:p>
              </table:table-cell>
              <table:table-cell office:value-type="float" office:value="1">
                <text:p>1</text:p>
              </table:table-cell>
              <table:table-cell office:value-type="float" office:value="1.77175">
                <text:p>1.77175</text:p>
              </table:table-cell>
              <table:table-cell office:value-type="float" office:value="1.13711487451541">
                <text:p>1.13711487451541</text:p>
              </table:table-cell>
              <table:table-cell office:value-type="float" office:value="2.3444">
                <text:p>2.3444</text:p>
              </table:table-cell>
              <table:table-cell office:value-type="float" office:value="2.27035298918588">
                <text:p>2.27035298918588</text:p>
              </table:table-cell>
              <table:table-cell office:value-type="float" office:value="2.56918">
                <text:p>2.56918</text:p>
              </table:table-cell>
              <table:table-cell office:value-type="float" office:value="1.88549955791335">
                <text:p>1.88549955791335</text:p>
              </table:table-cell>
              <table:table-cell office:value-type="float" office:value="2.31479">
                <text:p>2.31479</text:p>
              </table:table-cell>
              <table:table-cell office:value-type="float" office:value="9.9330295404566">
                <text:p>9.9330295404566</text:p>
              </table:table-cell>
              <table:table-cell office:value-type="float" office:value="1.02977">
                <text:p>1.02977</text:p>
              </table:table-cell>
              <table:table-cell office:value-type="float" office:value="28.1421251898705">
                <text:p>28.1421251898705</text:p>
              </table:table-cell>
              <table:table-cell office:value-type="float" office:value="3.77769">
                <text:p>3.77769</text:p>
              </table:table-cell>
              <table:table-cell office:value-type="float" office:value="15.5439026049106">
                <text:p>15.5439026049106</text:p>
              </table:table-cell>
              <table:table-cell office:value-type="float" office:value="0.353326">
                <text:p>0.353326</text:p>
              </table:table-cell>
              <table:table-cell office:value-type="float" office:value="26.0487882291596">
                <text:p>26.04878822915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2659">
                <text:p>2.62659</text:p>
              </table:table-cell>
              <table:table-cell office:value-type="float" office:value="1">
                <text:p>1</text:p>
              </table:table-cell>
              <table:table-cell office:value-type="float" office:value="1.7697">
                <text:p>1.7697</text:p>
              </table:table-cell>
              <table:table-cell office:value-type="float" office:value="1.13257335866582">
                <text:p>1.13257335866582</text:p>
              </table:table-cell>
              <table:table-cell office:value-type="float" office:value="2.34014">
                <text:p>2.34014</text:p>
              </table:table-cell>
              <table:table-cell office:value-type="float" office:value="1.51287734853283">
                <text:p>1.51287734853283</text:p>
              </table:table-cell>
              <table:table-cell office:value-type="float" office:value="2.54923">
                <text:p>2.54923</text:p>
              </table:table-cell>
              <table:table-cell office:value-type="float" office:value="1.14622475547111">
                <text:p>1.14622475547111</text:p>
              </table:table-cell>
              <table:table-cell office:value-type="float" office:value="2.48598">
                <text:p>2.48598</text:p>
              </table:table-cell>
              <table:table-cell office:value-type="float" office:value="4.14538033917388">
                <text:p>4.14538033917388</text:p>
              </table:table-cell>
              <table:table-cell office:value-type="float" office:value="1.0326">
                <text:p>1.0326</text:p>
              </table:table-cell>
              <table:table-cell office:value-type="float" office:value="11.1881289142214">
                <text:p>11.1881289142214</text:p>
              </table:table-cell>
              <table:table-cell office:value-type="float" office:value="3.81881">
                <text:p>3.81881</text:p>
              </table:table-cell>
              <table:table-cell office:value-type="float" office:value="6.52885089015551">
                <text:p>6.52885089015551</text:p>
              </table:table-cell>
              <table:table-cell office:value-type="float" office:value="0.346893">
                <text:p>0.346893</text:p>
              </table:table-cell>
              <table:table-cell office:value-type="float" office:value="10.9713602139188">
                <text:p>10.97136021391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f04e4d" draw:fill-color="#f04e4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3cm" chart:symbol-height="0.3cm" chart:link-data-style-to-source="true"/>
      <style:graphic-properties draw:stroke="none" svg:stroke-width="0.08cm" svg:stroke-color="#00b6bd" draw:fill-color="#00b6b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1b75bc" draw:fill-color="#1b75b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00599d" draw:fill-color="#00599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e3d200" draw:fill-color="#e3d2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3cm" chart:symbol-height="0.3cm" chart:link-data-style-to-source="true"/>
      <style:graphic-properties draw:stroke="none" svg:stroke-width="0.08cm" svg:stroke-color="#fdb94d" draw:fill-color="#fdb94d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79448" draw:fill-color="#f79448"/>
      <style:text-properties fo:font-size="10pt" style:font-size-asian="10pt" style:font-size-complex="10pt"/>
    </style:style>
    <style:style style:name="ch1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a65d" draw:fill-color="#00a65d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576cm" svg:height="10.679cm" xlink:href=".." xlink:type="simple" chart:class="chart:scatter" chart:style-name="ch1">
        <chart:legend svg:x="11.674cm" svg:y="0.581cm" style:legend-expansion="custom" chartooo:width="4.205cm" chartooo:height="5.022cm" style:legend-expansion-aspect-ratio="0.83731581043409" chart:style-name="ch2"/>
        <chart:plot-area chart:style-name="ch3" table:cell-range-address="'Scatter-space'.C4:'Scatter-space'.C27 'Scatter-space'.B3:'Scatter-space'.B3 'Scatter-space'.E4:'Scatter-space'.E27 'Scatter-space'.B29:'Scatter-space'.B29 'Scatter-space'.E30:'Scatter-space'.E53 'Scatter-space'.B55:'Scatter-space'.B55 'Scatter-space'.E56:'Scatter-space'.E79 'Scatter-space'.B81:'Scatter-space'.B81 'Scatter-space'.E82:'Scatter-space'.E105 'Scatter-space'.B107:'Scatter-space'.B107 'Scatter-space'.E108:'Scatter-space'.E131 'Scatter-space'.B133:'Scatter-space'.B133 'Scatter-space'.E134:'Scatter-space'.E157 'Scatter-space'.B159:'Scatter-space'.B159 'Scatter-space'.E160:'Scatter-space'.E183 'Scatter-space'.B185:'Scatter-space'.B185 'Scatter-space'.E186:'Scatter-space'.E209 'Scatter-space'.B211:'Scatter-space'.B211 'Scatter-space'.E212:'Scatter-space'.E235" chart:data-source-has-labels="row" svg:x="1.777cm" svg:y="0.171cm" svg:width="15.1cm" svg:height="9.388cm">
          <chartooo:coordinate-region svg:x="2.557cm" svg:y="0.41cm" svg:width="13.658cm" svg:height="8.423cm"/>
          <chart:axis chart:dimension="x" chart:name="primary-x" chart:style-name="ch4">
            <chart:title svg:x="4.29cm" svg:y="9.772cm" chart:style-name="ch5">
              <text:p>processing time per code byte (ns)</text:p>
            </chart:title>
          </chart:axis>
          <chart:axis chart:dimension="y" chart:name="primary-y" chart:style-name="ch6">
            <chart:title svg:x="0cm" svg:y="8.301cm" chart:style-name="ch7">
              <text:p>execution time
relative to v8-turbofan</text:p>
            </chart:title>
            <chart:grid chart:style-name="ch8" chart:class="major"/>
          </chart:axis>
          <chart:series chart:style-name="ch9" chart:values-cell-range-address="'Scatter-space'.E4:'Scatter-space'.E27" chart:label-cell-address="'Scatter-space'.B3:'Scatter-space'.B3" chart:class="chart:scatter">
            <chart:domain table:cell-range-address="'Scatter-space'.C4:'Scatter-space'.C27"/>
            <chart:data-point chart:repeated="24"/>
          </chart:series>
          <chart:series chart:style-name="ch10" chart:values-cell-range-address="'Scatter-space'.E30:'Scatter-space'.E53" chart:label-cell-address="'Scatter-space'.B29:'Scatter-space'.B29" chart:class="chart:scatter">
            <chart:domain table:cell-range-address="'Scatter-space'.C30:'Scatter-space'.C53"/>
            <chart:data-point chart:repeated="24"/>
          </chart:series>
          <chart:series chart:style-name="ch11" chart:values-cell-range-address="'Scatter-space'.E56:'Scatter-space'.E79" chart:label-cell-address="'Scatter-space'.B55:'Scatter-space'.B55" chart:class="chart:scatter">
            <chart:domain table:cell-range-address="'Scatter-space'.C56:'Scatter-space'.C79"/>
            <chart:data-point chart:repeated="24"/>
          </chart:series>
          <chart:series chart:style-name="ch12" chart:values-cell-range-address="'Scatter-space'.E82:'Scatter-space'.E105" chart:label-cell-address="'Scatter-space'.B81:'Scatter-space'.B81" chart:class="chart:scatter">
            <chart:domain table:cell-range-address="'Scatter-space'.C82:'Scatter-space'.C105"/>
            <chart:data-point chart:repeated="24"/>
          </chart:series>
          <chart:series chart:style-name="ch13" chart:values-cell-range-address="'Scatter-space'.E108:'Scatter-space'.E131" chart:label-cell-address="'Scatter-space'.B107:'Scatter-space'.B107" chart:class="chart:scatter">
            <chart:domain table:cell-range-address="'Scatter-space'.C108:'Scatter-space'.C131"/>
            <chart:data-point chart:repeated="24"/>
          </chart:series>
          <chart:series chart:style-name="ch14" chart:values-cell-range-address="'Scatter-space'.E134:'Scatter-space'.E157" chart:label-cell-address="'Scatter-space'.B133:'Scatter-space'.B133" chart:class="chart:scatter">
            <chart:domain table:cell-range-address="'Scatter-space'.C134:'Scatter-space'.C157"/>
            <chart:data-point chart:repeated="24"/>
          </chart:series>
          <chart:series chart:style-name="ch15" chart:values-cell-range-address="'Scatter-space'.E160:'Scatter-space'.E183" chart:label-cell-address="'Scatter-space'.B159:'Scatter-space'.B159" chart:class="chart:scatter">
            <chart:domain table:cell-range-address="'Scatter-space'.C160:'Scatter-space'.C183"/>
            <chart:data-point chart:repeated="24"/>
          </chart:series>
          <chart:series chart:style-name="ch16" chart:values-cell-range-address="'Scatter-space'.E186:'Scatter-space'.E209" chart:label-cell-address="'Scatter-space'.B185:'Scatter-space'.B185" chart:class="chart:scatter">
            <chart:domain table:cell-range-address="'Scatter-space'.C186:'Scatter-space'.C209"/>
            <chart:data-point chart:repeated="24"/>
          </chart:series>
          <chart:series chart:style-name="ch17" chart:values-cell-range-address="'Scatter-space'.E212:'Scatter-space'.E235" chart:label-cell-address="'Scatter-space'.B211:'Scatter-space'.B211" chart:class="chart:scatter">
            <chart:domain table:cell-range-address="'Scatter-space'.C212:'Scatter-space'.C235"/>
            <chart:data-point chart:repeated="2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8-turbofan</text:p>
                <draw:g>
                  <svg:desc>'Scatter-space'.B3:'Scatter-space'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m-opt</text:p>
                <draw:g>
                  <svg:desc>'Scatter-space'.B29:'Scatter-space'.B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sc-bbq</text:p>
                <draw:g>
                  <svg:desc>'Scatter-space'.B55:'Scatter-space'.B5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m-base</text:p>
                <draw:g>
                  <svg:desc>'Scatter-space'.B81:'Scatter-space'.B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v8-liftoff</text:p>
                <draw:g>
                  <svg:desc>'Scatter-space'.B107:'Scatter-space'.B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asm3</text:p>
                <draw:g>
                  <svg:desc>'Scatter-space'.B133:'Scatter-space'.B13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sc-int</text:p>
                <draw:g>
                  <svg:desc>'Scatter-space'.B159:'Scatter-space'.B15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amr-fast</text:p>
                <draw:g>
                  <svg:desc>'Scatter-space'.B185:'Scatter-space'.B18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izard</text:p>
                <draw:g>
                  <svg:desc>'Scatter-space'.B211:'Scatter-space'.B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2.54">
                <text:p>1672.54</text:p>
                <draw:g>
                  <svg:desc>'Scatter-space'.C4:'Scatter-space'.C27</svg:desc>
                </draw:g>
              </table:table-cell>
              <table:table-cell office:value-type="float" office:value="1">
                <text:p>1</text:p>
                <draw:g>
                  <svg:desc>'Scatter-space'.E4:'Scatter-space'.E27</svg:desc>
                </draw:g>
              </table:table-cell>
              <table:table-cell office:value-type="float" office:value="1088.59">
                <text:p>1088.59</text:p>
                <draw:g>
                  <svg:desc>'Scatter-space'.C30:'Scatter-space'.C53</svg:desc>
                </draw:g>
              </table:table-cell>
              <table:table-cell office:value-type="float" office:value="1.14840366291301">
                <text:p>1.14840366291301</text:p>
                <draw:g>
                  <svg:desc>'Scatter-space'.E30:'Scatter-space'.E53</svg:desc>
                </draw:g>
              </table:table-cell>
              <table:table-cell office:value-type="float" office:value="812.289">
                <text:p>812.289</text:p>
                <draw:g>
                  <svg:desc>'Scatter-space'.C56:'Scatter-space'.C79</svg:desc>
                </draw:g>
              </table:table-cell>
              <table:table-cell office:value-type="float" office:value="3.38203811409479">
                <text:p>3.38203811409479</text:p>
                <draw:g>
                  <svg:desc>'Scatter-space'.E56:'Scatter-space'.E79</svg:desc>
                </draw:g>
              </table:table-cell>
              <table:table-cell office:value-type="float" office:value="37.3948">
                <text:p>37.3948</text:p>
                <draw:g>
                  <svg:desc>'Scatter-space'.C82:'Scatter-space'.C105</svg:desc>
                </draw:g>
              </table:table-cell>
              <table:table-cell office:value-type="float" office:value="1.78607226828363">
                <text:p>1.78607226828363</text:p>
                <draw:g>
                  <svg:desc>'Scatter-space'.E82:'Scatter-space'.E105</svg:desc>
                </draw:g>
              </table:table-cell>
              <table:table-cell office:value-type="float" office:value="142.877">
                <text:p>142.877</text:p>
                <draw:g>
                  <svg:desc>'Scatter-space'.C108:'Scatter-space'.C131</svg:desc>
                </draw:g>
              </table:table-cell>
              <table:table-cell office:value-type="float" office:value="1.49520480138597">
                <text:p>1.49520480138597</text:p>
                <draw:g>
                  <svg:desc>'Scatter-space'.E108:'Scatter-space'.E131</svg:desc>
                </draw:g>
              </table:table-cell>
              <table:table-cell office:value-type="float" office:value="23.5873">
                <text:p>23.5873</text:p>
                <draw:g>
                  <svg:desc>'Scatter-space'.C134:'Scatter-space'.C157</svg:desc>
                </draw:g>
              </table:table-cell>
              <table:table-cell office:value-type="float" office:value="5.86718846677391">
                <text:p>5.86718846677391</text:p>
                <draw:g>
                  <svg:desc>'Scatter-space'.E134:'Scatter-space'.E157</svg:desc>
                </draw:g>
              </table:table-cell>
              <table:table-cell office:value-type="float" office:value="228.895">
                <text:p>228.895</text:p>
                <draw:g>
                  <svg:desc>'Scatter-space'.C160:'Scatter-space'.C183</svg:desc>
                </draw:g>
              </table:table-cell>
              <table:table-cell office:value-type="float" office:value="13.3266922410593">
                <text:p>13.3266922410593</text:p>
                <draw:g>
                  <svg:desc>'Scatter-space'.E160:'Scatter-space'.E183</svg:desc>
                </draw:g>
              </table:table-cell>
              <table:table-cell office:value-type="float" office:value="33.6334">
                <text:p>33.6334</text:p>
                <draw:g>
                  <svg:desc>'Scatter-space'.C186:'Scatter-space'.C209</svg:desc>
                </draw:g>
              </table:table-cell>
              <table:table-cell office:value-type="float" office:value="8.41155178814503">
                <text:p>8.41155178814503</text:p>
                <draw:g>
                  <svg:desc>'Scatter-space'.E186:'Scatter-space'.E209</svg:desc>
                </draw:g>
              </table:table-cell>
              <table:table-cell office:value-type="float" office:value="2.90582">
                <text:p>2.90582</text:p>
                <draw:g>
                  <svg:desc>'Scatter-space'.C212:'Scatter-space'.C235</svg:desc>
                </draw:g>
              </table:table-cell>
              <table:table-cell office:value-type="float" office:value="15.3870808068308">
                <text:p>15.3870808068308</text:p>
                <draw:g>
                  <svg:desc>'Scatter-space'.E212:'Scatter-space'.E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36.34">
                <text:p>1736.34</text:p>
              </table:table-cell>
              <table:table-cell office:value-type="float" office:value="1">
                <text:p>1</text:p>
              </table:table-cell>
              <table:table-cell office:value-type="float" office:value="992.332">
                <text:p>992.332</text:p>
              </table:table-cell>
              <table:table-cell office:value-type="float" office:value="1.14596977329975">
                <text:p>1.14596977329975</text:p>
              </table:table-cell>
              <table:table-cell office:value-type="float" office:value="844.831">
                <text:p>844.831</text:p>
              </table:table-cell>
              <table:table-cell office:value-type="float" office:value="1.32376154492024">
                <text:p>1.32376154492024</text:p>
              </table:table-cell>
              <table:table-cell office:value-type="float" office:value="38.1075">
                <text:p>38.1075</text:p>
              </table:table-cell>
              <table:table-cell office:value-type="float" office:value="1.35235096557515">
                <text:p>1.35235096557515</text:p>
              </table:table-cell>
              <table:table-cell office:value-type="float" office:value="139.133">
                <text:p>139.133</text:p>
              </table:table-cell>
              <table:table-cell office:value-type="float" office:value="1.01297229219144">
                <text:p>1.01297229219144</text:p>
              </table:table-cell>
              <table:table-cell office:value-type="float" office:value="23.5434">
                <text:p>23.5434</text:p>
              </table:table-cell>
              <table:table-cell office:value-type="float" office:value="2.88010075566751">
                <text:p>2.88010075566751</text:p>
              </table:table-cell>
              <table:table-cell office:value-type="float" office:value="179.834">
                <text:p>179.834</text:p>
              </table:table-cell>
              <table:table-cell office:value-type="float" office:value="8.44861460957179">
                <text:p>8.44861460957179</text:p>
              </table:table-cell>
              <table:table-cell office:value-type="float" office:value="34.6465">
                <text:p>34.6465</text:p>
              </table:table-cell>
              <table:table-cell office:value-type="float" office:value="4.7191435768262">
                <text:p>4.7191435768262</text:p>
              </table:table-cell>
              <table:table-cell office:value-type="float" office:value="3.10369">
                <text:p>3.10369</text:p>
              </table:table-cell>
              <table:table-cell office:value-type="float" office:value="7.90478589420655">
                <text:p>7.90478589420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7.72">
                <text:p>1787.72</text:p>
              </table:table-cell>
              <table:table-cell office:value-type="float" office:value="1">
                <text:p>1</text:p>
              </table:table-cell>
              <table:table-cell office:value-type="float" office:value="1037.54">
                <text:p>1037.54</text:p>
              </table:table-cell>
              <table:table-cell office:value-type="float" office:value="1.13390001683218">
                <text:p>1.13390001683218</text:p>
              </table:table-cell>
              <table:table-cell office:value-type="float" office:value="859.721">
                <text:p>859.721</text:p>
              </table:table-cell>
              <table:table-cell office:value-type="float" office:value="1.39719744150816">
                <text:p>1.39719744150816</text:p>
              </table:table-cell>
              <table:table-cell office:value-type="float" office:value="38.7921">
                <text:p>38.7921</text:p>
              </table:table-cell>
              <table:table-cell office:value-type="float" office:value="1.35086685743141">
                <text:p>1.35086685743141</text:p>
              </table:table-cell>
              <table:table-cell office:value-type="float" office:value="165.006">
                <text:p>165.006</text:p>
              </table:table-cell>
              <table:table-cell office:value-type="float" office:value="1.05457835381249">
                <text:p>1.05457835381249</text:p>
              </table:table-cell>
              <table:table-cell office:value-type="float" office:value="23.6676">
                <text:p>23.6676</text:p>
              </table:table-cell>
              <table:table-cell office:value-type="float" office:value="3.07031644504292">
                <text:p>3.07031644504292</text:p>
              </table:table-cell>
              <table:table-cell office:value-type="float" office:value="155.752">
                <text:p>155.752</text:p>
              </table:table-cell>
              <table:table-cell office:value-type="float" office:value="6.95366941592325">
                <text:p>6.95366941592325</text:p>
              </table:table-cell>
              <table:table-cell office:value-type="float" office:value="34.7595">
                <text:p>34.7595</text:p>
              </table:table-cell>
              <table:table-cell office:value-type="float" office:value="4.79767715872749">
                <text:p>4.79767715872749</text:p>
              </table:table-cell>
              <table:table-cell office:value-type="float" office:value="2.73496">
                <text:p>2.73496</text:p>
              </table:table-cell>
              <table:table-cell office:value-type="float" office:value="8.123211580542">
                <text:p>8.123211580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6.83">
                <text:p>1876.83</text:p>
              </table:table-cell>
              <table:table-cell office:value-type="float" office:value="1">
                <text:p>1</text:p>
              </table:table-cell>
              <table:table-cell office:value-type="float" office:value="1082.97">
                <text:p>1082.97</text:p>
              </table:table-cell>
              <table:table-cell office:value-type="float" office:value="0.993700540420443">
                <text:p>0.993700540420443</text:p>
              </table:table-cell>
              <table:table-cell office:value-type="float" office:value="826.658">
                <text:p>826.658</text:p>
              </table:table-cell>
              <table:table-cell office:value-type="float" office:value="1.30869965823471">
                <text:p>1.30869965823471</text:p>
              </table:table-cell>
              <table:table-cell office:value-type="float" office:value="36.1292">
                <text:p>36.1292</text:p>
              </table:table-cell>
              <table:table-cell office:value-type="float" office:value="1.0799260270929">
                <text:p>1.0799260270929</text:p>
              </table:table-cell>
              <table:table-cell office:value-type="float" office:value="181.031">
                <text:p>181.031</text:p>
              </table:table-cell>
              <table:table-cell office:value-type="float" office:value="1.07556737611825">
                <text:p>1.07556737611825</text:p>
              </table:table-cell>
              <table:table-cell office:value-type="float" office:value="23.0461">
                <text:p>23.0461</text:p>
              </table:table-cell>
              <table:table-cell office:value-type="float" office:value="2.28568441275837">
                <text:p>2.28568441275837</text:p>
              </table:table-cell>
              <table:table-cell office:value-type="float" office:value="118.273">
                <text:p>118.273</text:p>
              </table:table-cell>
              <table:table-cell office:value-type="float" office:value="5.10218324631279">
                <text:p>5.10218324631279</text:p>
              </table:table-cell>
              <table:table-cell office:value-type="float" office:value="35.515">
                <text:p>35.515</text:p>
              </table:table-cell>
              <table:table-cell office:value-type="float" office:value="3.68554326304165">
                <text:p>3.68554326304165</text:p>
              </table:table-cell>
              <table:table-cell office:value-type="float" office:value="3.49469">
                <text:p>3.49469</text:p>
              </table:table-cell>
              <table:table-cell office:value-type="float" office:value="5.77091270282103">
                <text:p>5.77091270282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40.45">
                <text:p>1840.45</text:p>
              </table:table-cell>
              <table:table-cell office:value-type="float" office:value="1">
                <text:p>1</text:p>
              </table:table-cell>
              <table:table-cell office:value-type="float" office:value="1004.11">
                <text:p>1004.11</text:p>
              </table:table-cell>
              <table:table-cell office:value-type="float" office:value="1.00574326217291">
                <text:p>1.00574326217291</text:p>
              </table:table-cell>
              <table:table-cell office:value-type="float" office:value="868.731">
                <text:p>868.731</text:p>
              </table:table-cell>
              <table:table-cell office:value-type="float" office:value="1.26077211856334">
                <text:p>1.26077211856334</text:p>
              </table:table-cell>
              <table:table-cell office:value-type="float" office:value="37.1503">
                <text:p>37.1503</text:p>
              </table:table-cell>
              <table:table-cell office:value-type="float" office:value="1.2222782540483">
                <text:p>1.2222782540483</text:p>
              </table:table-cell>
              <table:table-cell office:value-type="float" office:value="182.962">
                <text:p>182.962</text:p>
              </table:table-cell>
              <table:table-cell office:value-type="float" office:value="1.07152462598756">
                <text:p>1.07152462598756</text:p>
              </table:table-cell>
              <table:table-cell office:value-type="float" office:value="21.9762">
                <text:p>21.9762</text:p>
              </table:table-cell>
              <table:table-cell office:value-type="float" office:value="3.19755421079173">
                <text:p>3.19755421079173</text:p>
              </table:table-cell>
              <table:table-cell office:value-type="float" office:value="218.149">
                <text:p>218.149</text:p>
              </table:table-cell>
              <table:table-cell office:value-type="float" office:value="8.24733848826133">
                <text:p>8.24733848826133</text:p>
              </table:table-cell>
              <table:table-cell office:value-type="float" office:value="34.2059">
                <text:p>34.2059</text:p>
              </table:table-cell>
              <table:table-cell office:value-type="float" office:value="5.01112231747633">
                <text:p>5.01112231747633</text:p>
              </table:table-cell>
              <table:table-cell office:value-type="float" office:value="3.96748">
                <text:p>3.96748</text:p>
              </table:table-cell>
              <table:table-cell office:value-type="float" office:value="8.00001400795652">
                <text:p>8.00001400795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71.42">
                <text:p>1771.42</text:p>
              </table:table-cell>
              <table:table-cell office:value-type="float" office:value="1">
                <text:p>1</text:p>
              </table:table-cell>
              <table:table-cell office:value-type="float" office:value="990.071">
                <text:p>990.071</text:p>
              </table:table-cell>
              <table:table-cell office:value-type="float" office:value="1.23671157584288">
                <text:p>1.23671157584288</text:p>
              </table:table-cell>
              <table:table-cell office:value-type="float" office:value="846.234">
                <text:p>846.234</text:p>
              </table:table-cell>
              <table:table-cell office:value-type="float" office:value="2.51310409544876">
                <text:p>2.51310409544876</text:p>
              </table:table-cell>
              <table:table-cell office:value-type="float" office:value="37.3073">
                <text:p>37.3073</text:p>
              </table:table-cell>
              <table:table-cell office:value-type="float" office:value="1.91534285139755">
                <text:p>1.91534285139755</text:p>
              </table:table-cell>
              <table:table-cell office:value-type="float" office:value="162.77">
                <text:p>162.77</text:p>
              </table:table-cell>
              <table:table-cell office:value-type="float" office:value="1.41413633621556">
                <text:p>1.41413633621556</text:p>
              </table:table-cell>
              <table:table-cell office:value-type="float" office:value="23.2139">
                <text:p>23.2139</text:p>
              </table:table-cell>
              <table:table-cell office:value-type="float" office:value="6.85679335076078">
                <text:p>6.85679335076078</text:p>
              </table:table-cell>
              <table:table-cell office:value-type="float" office:value="213.526">
                <text:p>213.526</text:p>
              </table:table-cell>
              <table:table-cell office:value-type="float" office:value="18.1579529459079">
                <text:p>18.1579529459079</text:p>
              </table:table-cell>
              <table:table-cell office:value-type="float" office:value="34.2577">
                <text:p>34.2577</text:p>
              </table:table-cell>
              <table:table-cell office:value-type="float" office:value="10.3976472953951">
                <text:p>10.3976472953951</text:p>
              </table:table-cell>
              <table:table-cell office:value-type="float" office:value="3.33002">
                <text:p>3.33002</text:p>
              </table:table-cell>
              <table:table-cell office:value-type="float" office:value="20.1565118305516">
                <text:p>20.1565118305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5.84">
                <text:p>1815.84</text:p>
              </table:table-cell>
              <table:table-cell office:value-type="float" office:value="1">
                <text:p>1</text:p>
              </table:table-cell>
              <table:table-cell office:value-type="float" office:value="993.317">
                <text:p>993.317</text:p>
              </table:table-cell>
              <table:table-cell office:value-type="float" office:value="1.1940155935354">
                <text:p>1.1940155935354</text:p>
              </table:table-cell>
              <table:table-cell office:value-type="float" office:value="852.637">
                <text:p>852.637</text:p>
              </table:table-cell>
              <table:table-cell office:value-type="float" office:value="3.61119429958176">
                <text:p>3.61119429958176</text:p>
              </table:table-cell>
              <table:table-cell office:value-type="float" office:value="41.1508">
                <text:p>41.1508</text:p>
              </table:table-cell>
              <table:table-cell office:value-type="float" office:value="2.22835235193887">
                <text:p>2.22835235193887</text:p>
              </table:table-cell>
              <table:table-cell office:value-type="float" office:value="166.027">
                <text:p>166.027</text:p>
              </table:table-cell>
              <table:table-cell office:value-type="float" office:value="1.90396034491661">
                <text:p>1.90396034491661</text:p>
              </table:table-cell>
              <table:table-cell office:value-type="float" office:value="22.5678">
                <text:p>22.5678</text:p>
              </table:table-cell>
              <table:table-cell office:value-type="float" office:value="9.38449424278412">
                <text:p>9.38449424278412</text:p>
              </table:table-cell>
              <table:table-cell office:value-type="float" office:value="166.205">
                <text:p>166.205</text:p>
              </table:table-cell>
              <table:table-cell office:value-type="float" office:value="23.4848453555016">
                <text:p>23.4848453555016</text:p>
              </table:table-cell>
              <table:table-cell office:value-type="float" office:value="35.0415">
                <text:p>35.0415</text:p>
              </table:table-cell>
              <table:table-cell office:value-type="float" office:value="14.8110703774462">
                <text:p>14.8110703774462</text:p>
              </table:table-cell>
              <table:table-cell office:value-type="float" office:value="3.26361">
                <text:p>3.26361</text:p>
              </table:table-cell>
              <table:table-cell office:value-type="float" office:value="26.0388031187071">
                <text:p>26.0388031187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5.62">
                <text:p>1835.62</text:p>
              </table:table-cell>
              <table:table-cell office:value-type="float" office:value="1">
                <text:p>1</text:p>
              </table:table-cell>
              <table:table-cell office:value-type="float" office:value="1038.23">
                <text:p>1038.23</text:p>
              </table:table-cell>
              <table:table-cell office:value-type="float" office:value="1.28550404709345">
                <text:p>1.28550404709345</text:p>
              </table:table-cell>
              <table:table-cell office:value-type="float" office:value="883.096">
                <text:p>883.096</text:p>
              </table:table-cell>
              <table:table-cell office:value-type="float" office:value="3.05752311482228">
                <text:p>3.05752311482228</text:p>
              </table:table-cell>
              <table:table-cell office:value-type="float" office:value="38.0568">
                <text:p>38.0568</text:p>
              </table:table-cell>
              <table:table-cell office:value-type="float" office:value="2.04296637553188">
                <text:p>2.04296637553188</text:p>
              </table:table-cell>
              <table:table-cell office:value-type="float" office:value="176.009">
                <text:p>176.009</text:p>
              </table:table-cell>
              <table:table-cell office:value-type="float" office:value="1.7597338196244">
                <text:p>1.7597338196244</text:p>
              </table:table-cell>
              <table:table-cell office:value-type="float" office:value="21.6358">
                <text:p>21.6358</text:p>
              </table:table-cell>
              <table:table-cell office:value-type="float" office:value="7.82711072719711">
                <text:p>7.82711072719711</text:p>
              </table:table-cell>
              <table:table-cell office:value-type="float" office:value="193.58">
                <text:p>193.58</text:p>
              </table:table-cell>
              <table:table-cell office:value-type="float" office:value="19.4021499184183">
                <text:p>19.4021499184183</text:p>
              </table:table-cell>
              <table:table-cell office:value-type="float" office:value="34.679">
                <text:p>34.679</text:p>
              </table:table-cell>
              <table:table-cell office:value-type="float" office:value="12.2229260645615">
                <text:p>12.2229260645615</text:p>
              </table:table-cell>
              <table:table-cell office:value-type="float" office:value="3.3866">
                <text:p>3.3866</text:p>
              </table:table-cell>
              <table:table-cell office:value-type="float" office:value="22.5174840835653">
                <text:p>22.5174840835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62.39">
                <text:p>1762.39</text:p>
              </table:table-cell>
              <table:table-cell office:value-type="float" office:value="1">
                <text:p>1</text:p>
              </table:table-cell>
              <table:table-cell office:value-type="float" office:value="1006.17">
                <text:p>1006.17</text:p>
              </table:table-cell>
              <table:table-cell office:value-type="float" office:value="1.19098154021306">
                <text:p>1.19098154021306</text:p>
              </table:table-cell>
              <table:table-cell office:value-type="float" office:value="815.552">
                <text:p>815.552</text:p>
              </table:table-cell>
              <table:table-cell office:value-type="float" office:value="1.80080507440839">
                <text:p>1.80080507440839</text:p>
              </table:table-cell>
              <table:table-cell office:value-type="float" office:value="37.5402">
                <text:p>37.5402</text:p>
              </table:table-cell>
              <table:table-cell office:value-type="float" office:value="1.54403513051964">
                <text:p>1.54403513051964</text:p>
              </table:table-cell>
              <table:table-cell office:value-type="float" office:value="175.106">
                <text:p>175.106</text:p>
              </table:table-cell>
              <table:table-cell office:value-type="float" office:value="1.21936244612507">
                <text:p>1.21936244612507</text:p>
              </table:table-cell>
              <table:table-cell office:value-type="float" office:value="23.4326">
                <text:p>23.4326</text:p>
              </table:table-cell>
              <table:table-cell office:value-type="float" office:value="4.31377571765471">
                <text:p>4.31377571765471</text:p>
              </table:table-cell>
              <table:table-cell office:value-type="float" office:value="191.453">
                <text:p>191.453</text:p>
              </table:table-cell>
              <table:table-cell office:value-type="float" office:value="9.27535171179963">
                <text:p>9.27535171179963</text:p>
              </table:table-cell>
              <table:table-cell office:value-type="float" office:value="34.2429">
                <text:p>34.2429</text:p>
              </table:table-cell>
              <table:table-cell office:value-type="float" office:value="6.44311620720501">
                <text:p>6.44311620720501</text:p>
              </table:table-cell>
              <table:table-cell office:value-type="float" office:value="2.85634">
                <text:p>2.85634</text:p>
              </table:table-cell>
              <table:table-cell office:value-type="float" office:value="10.34508416687">
                <text:p>10.34508416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2.49">
                <text:p>1742.49</text:p>
              </table:table-cell>
              <table:table-cell office:value-type="float" office:value="1">
                <text:p>1</text:p>
              </table:table-cell>
              <table:table-cell office:value-type="float" office:value="995.038">
                <text:p>995.038</text:p>
              </table:table-cell>
              <table:table-cell office:value-type="float" office:value="1.15415373597517">
                <text:p>1.15415373597517</text:p>
              </table:table-cell>
              <table:table-cell office:value-type="float" office:value="825.758">
                <text:p>825.758</text:p>
              </table:table-cell>
              <table:table-cell office:value-type="float" office:value="0.691394127476725">
                <text:p>0.691394127476725</text:p>
              </table:table-cell>
              <table:table-cell office:value-type="float" office:value="39.1318">
                <text:p>39.1318</text:p>
              </table:table-cell>
              <table:table-cell office:value-type="float" office:value="0.962282167581762">
                <text:p>0.962282167581762</text:p>
              </table:table-cell>
              <table:table-cell office:value-type="float" office:value="159.406">
                <text:p>159.406</text:p>
              </table:table-cell>
              <table:table-cell office:value-type="float" office:value="0.658868465027453">
                <text:p>0.658868465027453</text:p>
              </table:table-cell>
              <table:table-cell office:value-type="float" office:value="23.6711">
                <text:p>23.6711</text:p>
              </table:table-cell>
              <table:table-cell office:value-type="float" office:value="0.570124134638338">
                <text:p>0.570124134638338</text:p>
              </table:table-cell>
              <table:table-cell office:value-type="float" office:value="130.082">
                <text:p>130.082</text:p>
              </table:table-cell>
              <table:table-cell office:value-type="float" office:value="1.38272857483886">
                <text:p>1.38272857483886</text:p>
              </table:table-cell>
              <table:table-cell office:value-type="float" office:value="35.511">
                <text:p>35.511</text:p>
              </table:table-cell>
              <table:table-cell office:value-type="float" office:value="0.977202196228217">
                <text:p>0.977202196228217</text:p>
              </table:table-cell>
              <table:table-cell office:value-type="float" office:value="3.28833">
                <text:p>3.28833</text:p>
              </table:table-cell>
              <table:table-cell office:value-type="float" office:value="1.07722606827405">
                <text:p>1.07722606827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2.02">
                <text:p>1792.02</text:p>
              </table:table-cell>
              <table:table-cell office:value-type="float" office:value="1">
                <text:p>1</text:p>
              </table:table-cell>
              <table:table-cell office:value-type="float" office:value="972.835">
                <text:p>972.835</text:p>
              </table:table-cell>
              <table:table-cell office:value-type="float" office:value="1.15902820671196">
                <text:p>1.15902820671196</text:p>
              </table:table-cell>
              <table:table-cell office:value-type="float" office:value="832.581">
                <text:p>832.581</text:p>
              </table:table-cell>
              <table:table-cell office:value-type="float" office:value="1.7313979822936">
                <text:p>1.7313979822936</text:p>
              </table:table-cell>
              <table:table-cell office:value-type="float" office:value="38.5933">
                <text:p>38.5933</text:p>
              </table:table-cell>
              <table:table-cell office:value-type="float" office:value="1.48190240889438">
                <text:p>1.48190240889438</text:p>
              </table:table-cell>
              <table:table-cell office:value-type="float" office:value="161.718">
                <text:p>161.718</text:p>
              </table:table-cell>
              <table:table-cell office:value-type="float" office:value="1.09495573399218">
                <text:p>1.09495573399218</text:p>
              </table:table-cell>
              <table:table-cell office:value-type="float" office:value="23.5363">
                <text:p>23.5363</text:p>
              </table:table-cell>
              <table:table-cell office:value-type="float" office:value="4.36322833024501">
                <text:p>4.36322833024501</text:p>
              </table:table-cell>
              <table:table-cell office:value-type="float" office:value="164.601">
                <text:p>164.601</text:p>
              </table:table-cell>
              <table:table-cell office:value-type="float" office:value="10.4056825200741">
                <text:p>10.4056825200741</text:p>
              </table:table-cell>
              <table:table-cell office:value-type="float" office:value="34.4544">
                <text:p>34.4544</text:p>
              </table:table-cell>
              <table:table-cell office:value-type="float" office:value="6.51995058678197">
                <text:p>6.51995058678197</text:p>
              </table:table-cell>
              <table:table-cell office:value-type="float" office:value="2.73208">
                <text:p>2.73208</text:p>
              </table:table-cell>
              <table:table-cell office:value-type="float" office:value="11.5505456042825">
                <text:p>11.5505456042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43.84">
                <text:p>1743.84</text:p>
              </table:table-cell>
              <table:table-cell office:value-type="float" office:value="1">
                <text:p>1</text:p>
              </table:table-cell>
              <table:table-cell office:value-type="float" office:value="974.832">
                <text:p>974.832</text:p>
              </table:table-cell>
              <table:table-cell office:value-type="float" office:value="1.19350180505415">
                <text:p>1.19350180505415</text:p>
              </table:table-cell>
              <table:table-cell office:value-type="float" office:value="834.244">
                <text:p>834.244</text:p>
              </table:table-cell>
              <table:table-cell office:value-type="float" office:value="1.56432363559142">
                <text:p>1.56432363559142</text:p>
              </table:table-cell>
              <table:table-cell office:value-type="float" office:value="38.3219">
                <text:p>38.3219</text:p>
              </table:table-cell>
              <table:table-cell office:value-type="float" office:value="1.47797833935018">
                <text:p>1.47797833935018</text:p>
              </table:table-cell>
              <table:table-cell office:value-type="float" office:value="152.296">
                <text:p>152.296</text:p>
              </table:table-cell>
              <table:table-cell office:value-type="float" office:value="1.12830749628371">
                <text:p>1.12830749628371</text:p>
              </table:table-cell>
              <table:table-cell office:value-type="float" office:value="23.4567">
                <text:p>23.4567</text:p>
              </table:table-cell>
              <table:table-cell office:value-type="float" office:value="3.73111063920153">
                <text:p>3.73111063920153</text:p>
              </table:table-cell>
              <table:table-cell office:value-type="float" office:value="147.236">
                <text:p>147.236</text:p>
              </table:table-cell>
              <table:table-cell office:value-type="float" office:value="8.50414100658314">
                <text:p>8.50414100658314</text:p>
              </table:table-cell>
              <table:table-cell office:value-type="float" office:value="34.4355">
                <text:p>34.4355</text:p>
              </table:table-cell>
              <table:table-cell office:value-type="float" office:value="5.41495009556169">
                <text:p>5.41495009556169</text:p>
              </table:table-cell>
              <table:table-cell office:value-type="float" office:value="2.316">
                <text:p>2.316</text:p>
              </table:table-cell>
              <table:table-cell office:value-type="float" office:value="8.8740284561478">
                <text:p>8.8740284561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16216745872324">
                <text:p>1.16216745872324</text:p>
              </table:table-cell>
              <table:table-cell office:value-type="float" office:value="817.34">
                <text:p>817.34</text:p>
              </table:table-cell>
              <table:table-cell office:value-type="float" office:value="1.11253735730733">
                <text:p>1.11253735730733</text:p>
              </table:table-cell>
              <table:table-cell office:value-type="float" office:value="38.5932">
                <text:p>38.5932</text:p>
              </table:table-cell>
              <table:table-cell office:value-type="float" office:value="1.22571162608397">
                <text:p>1.22571162608397</text:p>
              </table:table-cell>
              <table:table-cell office:value-type="float" office:value="145.715">
                <text:p>145.715</text:p>
              </table:table-cell>
              <table:table-cell office:value-type="float" office:value="0.884866003625496">
                <text:p>0.884866003625496</text:p>
              </table:table-cell>
              <table:table-cell office:value-type="float" office:value="24.3063">
                <text:p>24.3063</text:p>
              </table:table-cell>
              <table:table-cell office:value-type="float" office:value="2.09181323795992">
                <text:p>2.09181323795992</text:p>
              </table:table-cell>
              <table:table-cell office:value-type="float" office:value="137.996">
                <text:p>137.996</text:p>
              </table:table-cell>
              <table:table-cell office:value-type="float" office:value="4.98588996129538">
                <text:p>4.98588996129538</text:p>
              </table:table-cell>
              <table:table-cell office:value-type="float" office:value="34.9615">
                <text:p>34.9615</text:p>
              </table:table-cell>
              <table:table-cell office:value-type="float" office:value="3.67880064671011">
                <text:p>3.67880064671011</text:p>
              </table:table-cell>
              <table:table-cell office:value-type="float" office:value="2.59703">
                <text:p>2.59703</text:p>
              </table:table-cell>
              <table:table-cell office:value-type="float" office:value="5.73837636568517">
                <text:p>5.73837636568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0.82">
                <text:p>1790.82</text:p>
              </table:table-cell>
              <table:table-cell office:value-type="float" office:value="1">
                <text:p>1</text:p>
              </table:table-cell>
              <table:table-cell office:value-type="float" office:value="974.182">
                <text:p>974.182</text:p>
              </table:table-cell>
              <table:table-cell office:value-type="float" office:value="1.21721731491874">
                <text:p>1.21721731491874</text:p>
              </table:table-cell>
              <table:table-cell office:value-type="float" office:value="864.119">
                <text:p>864.119</text:p>
              </table:table-cell>
              <table:table-cell office:value-type="float" office:value="1.67780977014299">
                <text:p>1.67780977014299</text:p>
              </table:table-cell>
              <table:table-cell office:value-type="float" office:value="38.3966">
                <text:p>38.3966</text:p>
              </table:table-cell>
              <table:table-cell office:value-type="float" office:value="1.31682201942316">
                <text:p>1.31682201942316</text:p>
              </table:table-cell>
              <table:table-cell office:value-type="float" office:value="164.35">
                <text:p>164.35</text:p>
              </table:table-cell>
              <table:table-cell office:value-type="float" office:value="1.09906788346103">
                <text:p>1.09906788346103</text:p>
              </table:table-cell>
              <table:table-cell office:value-type="float" office:value="23.6159">
                <text:p>23.6159</text:p>
              </table:table-cell>
              <table:table-cell office:value-type="float" office:value="3.37372505002196">
                <text:p>3.37372505002196</text:p>
              </table:table-cell>
              <table:table-cell office:value-type="float" office:value="214.964">
                <text:p>214.964</text:p>
              </table:table-cell>
              <table:table-cell office:value-type="float" office:value="9.55785466790298">
                <text:p>9.55785466790298</text:p>
              </table:table-cell>
              <table:table-cell office:value-type="float" office:value="34.7896">
                <text:p>34.7896</text:p>
              </table:table-cell>
              <table:table-cell office:value-type="float" office:value="5.00834512712898">
                <text:p>5.00834512712898</text:p>
              </table:table-cell>
              <table:table-cell office:value-type="float" office:value="2.47517">
                <text:p>2.47517</text:p>
              </table:table-cell>
              <table:table-cell office:value-type="float" office:value="8.91410863305842">
                <text:p>8.91410863305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2.83">
                <text:p>1742.83</text:p>
              </table:table-cell>
              <table:table-cell office:value-type="float" office:value="1">
                <text:p>1</text:p>
              </table:table-cell>
              <table:table-cell office:value-type="float" office:value="958.685">
                <text:p>958.685</text:p>
              </table:table-cell>
              <table:table-cell office:value-type="float" office:value="1.14359023092274">
                <text:p>1.14359023092274</text:p>
              </table:table-cell>
              <table:table-cell office:value-type="float" office:value="860.622">
                <text:p>860.622</text:p>
              </table:table-cell>
              <table:table-cell office:value-type="float" office:value="1.28751306661598">
                <text:p>1.28751306661598</text:p>
              </table:table-cell>
              <table:table-cell office:value-type="float" office:value="38.9011">
                <text:p>38.9011</text:p>
              </table:table-cell>
              <table:table-cell office:value-type="float" office:value="1.3931388387342">
                <text:p>1.3931388387342</text:p>
              </table:table-cell>
              <table:table-cell office:value-type="float" office:value="166.155">
                <text:p>166.155</text:p>
              </table:table-cell>
              <table:table-cell office:value-type="float" office:value="0.950869523900029">
                <text:p>0.950869523900029</text:p>
              </table:table-cell>
              <table:table-cell office:value-type="float" office:value="23.7607">
                <text:p>23.7607</text:p>
              </table:table-cell>
              <table:table-cell office:value-type="float" office:value="2.60073173049511">
                <text:p>2.60073173049511</text:p>
              </table:table-cell>
              <table:table-cell office:value-type="float" office:value="266.196">
                <text:p>266.196</text:p>
              </table:table-cell>
              <table:table-cell office:value-type="float" office:value="7.75439513446736">
                <text:p>7.75439513446736</text:p>
              </table:table-cell>
              <table:table-cell office:value-type="float" office:value="34.7564">
                <text:p>34.7564</text:p>
              </table:table-cell>
              <table:table-cell office:value-type="float" office:value="3.92635180081726">
                <text:p>3.92635180081726</text:p>
              </table:table-cell>
              <table:table-cell office:value-type="float" office:value="2.92852">
                <text:p>2.92852</text:p>
              </table:table-cell>
              <table:table-cell office:value-type="float" office:value="6.33901929107669">
                <text:p>6.33901929107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8.63">
                <text:p>1768.63</text:p>
              </table:table-cell>
              <table:table-cell office:value-type="float" office:value="1">
                <text:p>1</text:p>
              </table:table-cell>
              <table:table-cell office:value-type="float" office:value="1002.52">
                <text:p>1002.52</text:p>
              </table:table-cell>
              <table:table-cell office:value-type="float" office:value="1.13823193115484">
                <text:p>1.13823193115484</text:p>
              </table:table-cell>
              <table:table-cell office:value-type="float" office:value="905.928">
                <text:p>905.928</text:p>
              </table:table-cell>
              <table:table-cell office:value-type="float" office:value="0.650358067039779">
                <text:p>0.650358067039779</text:p>
              </table:table-cell>
              <table:table-cell office:value-type="float" office:value="39.2268">
                <text:p>39.2268</text:p>
              </table:table-cell>
              <table:table-cell office:value-type="float" office:value="0.939519768911356">
                <text:p>0.939519768911356</text:p>
              </table:table-cell>
              <table:table-cell office:value-type="float" office:value="163.498">
                <text:p>163.498</text:p>
              </table:table-cell>
              <table:table-cell office:value-type="float" office:value="0.642474574231209">
                <text:p>0.642474574231209</text:p>
              </table:table-cell>
              <table:table-cell office:value-type="float" office:value="24.0299">
                <text:p>24.0299</text:p>
              </table:table-cell>
              <table:table-cell office:value-type="float" office:value="0.436420533188903">
                <text:p>0.436420533188903</text:p>
              </table:table-cell>
              <table:table-cell office:value-type="float" office:value="169.929">
                <text:p>169.929</text:p>
              </table:table-cell>
              <table:table-cell office:value-type="float" office:value="1.02491424444846">
                <text:p>1.02491424444846</text:p>
              </table:table-cell>
              <table:table-cell office:value-type="float" office:value="35.5075">
                <text:p>35.5075</text:p>
              </table:table-cell>
              <table:table-cell office:value-type="float" office:value="0.747066257447193">
                <text:p>0.747066257447193</text:p>
              </table:table-cell>
              <table:table-cell office:value-type="float" office:value="2.90505">
                <text:p>2.90505</text:p>
              </table:table-cell>
              <table:table-cell office:value-type="float" office:value="0.793043268941445">
                <text:p>0.793043268941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5.84">
                <text:p>1785.84</text:p>
              </table:table-cell>
              <table:table-cell office:value-type="float" office:value="1">
                <text:p>1</text:p>
              </table:table-cell>
              <table:table-cell office:value-type="float" office:value="1023.32">
                <text:p>1023.32</text:p>
              </table:table-cell>
              <table:table-cell office:value-type="float" office:value="1.14036039293678">
                <text:p>1.14036039293678</text:p>
              </table:table-cell>
              <table:table-cell office:value-type="float" office:value="813.555">
                <text:p>813.555</text:p>
              </table:table-cell>
              <table:table-cell office:value-type="float" office:value="0.637377207256072">
                <text:p>0.637377207256072</text:p>
              </table:table-cell>
              <table:table-cell office:value-type="float" office:value="39.7199">
                <text:p>39.7199</text:p>
              </table:table-cell>
              <table:table-cell office:value-type="float" office:value="0.937202434761646">
                <text:p>0.937202434761646</text:p>
              </table:table-cell>
              <table:table-cell office:value-type="float" office:value="161.161">
                <text:p>161.161</text:p>
              </table:table-cell>
              <table:table-cell office:value-type="float" office:value="0.642439582956668">
                <text:p>0.642439582956668</text:p>
              </table:table-cell>
              <table:table-cell office:value-type="float" office:value="24.1497">
                <text:p>24.1497</text:p>
              </table:table-cell>
              <table:table-cell office:value-type="float" office:value="0.442596275537877">
                <text:p>0.442596275537877</text:p>
              </table:table-cell>
              <table:table-cell office:value-type="float" office:value="191.76">
                <text:p>191.76</text:p>
              </table:table-cell>
              <table:table-cell office:value-type="float" office:value="1.02519134574821">
                <text:p>1.02519134574821</text:p>
              </table:table-cell>
              <table:table-cell office:value-type="float" office:value="35.7577">
                <text:p>35.7577</text:p>
              </table:table-cell>
              <table:table-cell office:value-type="float" office:value="0.741276441873079">
                <text:p>0.741276441873079</text:p>
              </table:table-cell>
              <table:table-cell office:value-type="float" office:value="3.17313">
                <text:p>3.17313</text:p>
              </table:table-cell>
              <table:table-cell office:value-type="float" office:value="0.814921955041282">
                <text:p>0.814921955041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7.65">
                <text:p>1787.65</text:p>
              </table:table-cell>
              <table:table-cell office:value-type="float" office:value="1">
                <text:p>1</text:p>
              </table:table-cell>
              <table:table-cell office:value-type="float" office:value="1074.26">
                <text:p>1074.26</text:p>
              </table:table-cell>
              <table:table-cell office:value-type="float" office:value="1.10765550239234">
                <text:p>1.10765550239234</text:p>
              </table:table-cell>
              <table:table-cell office:value-type="float" office:value="849.499">
                <text:p>849.499</text:p>
              </table:table-cell>
              <table:table-cell office:value-type="float" office:value="2.41868686868687">
                <text:p>2.41868686868687</text:p>
              </table:table-cell>
              <table:table-cell office:value-type="float" office:value="38.498">
                <text:p>38.498</text:p>
              </table:table-cell>
              <table:table-cell office:value-type="float" office:value="1.75683147262095">
                <text:p>1.75683147262095</text:p>
              </table:table-cell>
              <table:table-cell office:value-type="float" office:value="159.743">
                <text:p>159.743</text:p>
              </table:table-cell>
              <table:table-cell office:value-type="float" office:value="1.3819245082403">
                <text:p>1.3819245082403</text:p>
              </table:table-cell>
              <table:table-cell office:value-type="float" office:value="23.229">
                <text:p>23.229</text:p>
              </table:table-cell>
              <table:table-cell office:value-type="float" office:value="5.40539606592238">
                <text:p>5.40539606592238</text:p>
              </table:table-cell>
              <table:table-cell office:value-type="float" office:value="155.556">
                <text:p>155.556</text:p>
              </table:table-cell>
              <table:table-cell office:value-type="float" office:value="17.548139287613">
                <text:p>17.548139287613</text:p>
              </table:table-cell>
              <table:table-cell office:value-type="float" office:value="34.3391">
                <text:p>34.3391</text:p>
              </table:table-cell>
              <table:table-cell office:value-type="float" office:value="9.29274322169059">
                <text:p>9.29274322169059</text:p>
              </table:table-cell>
              <table:table-cell office:value-type="float" office:value="3.08845">
                <text:p>3.08845</text:p>
              </table:table-cell>
              <table:table-cell office:value-type="float" office:value="15.2581339712919">
                <text:p>15.2581339712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4.22">
                <text:p>1794.22</text:p>
              </table:table-cell>
              <table:table-cell office:value-type="float" office:value="1">
                <text:p>1</text:p>
              </table:table-cell>
              <table:table-cell office:value-type="float" office:value="976.738">
                <text:p>976.738</text:p>
              </table:table-cell>
              <table:table-cell office:value-type="float" office:value="1.11048196831817">
                <text:p>1.11048196831817</text:p>
              </table:table-cell>
              <table:table-cell office:value-type="float" office:value="837.919">
                <text:p>837.919</text:p>
              </table:table-cell>
              <table:table-cell office:value-type="float" office:value="1.80320188742838">
                <text:p>1.80320188742838</text:p>
              </table:table-cell>
              <table:table-cell office:value-type="float" office:value="38.5533">
                <text:p>38.5533</text:p>
              </table:table-cell>
              <table:table-cell office:value-type="float" office:value="1.5958543983822">
                <text:p>1.5958543983822</text:p>
              </table:table-cell>
              <table:table-cell office:value-type="float" office:value="155.703">
                <text:p>155.703</text:p>
              </table:table-cell>
              <table:table-cell office:value-type="float" office:value="1.15844287158746">
                <text:p>1.15844287158746</text:p>
              </table:table-cell>
              <table:table-cell office:value-type="float" office:value="23.5783">
                <text:p>23.5783</text:p>
              </table:table-cell>
              <table:table-cell office:value-type="float" office:value="4.11223458038423">
                <text:p>4.11223458038423</text:p>
              </table:table-cell>
              <table:table-cell office:value-type="float" office:value="207.173">
                <text:p>207.173</text:p>
              </table:table-cell>
              <table:table-cell office:value-type="float" office:value="12.9534209639366">
                <text:p>12.9534209639366</text:p>
              </table:table-cell>
              <table:table-cell office:value-type="float" office:value="34.2766">
                <text:p>34.2766</text:p>
              </table:table-cell>
              <table:table-cell office:value-type="float" office:value="6.91604314122009">
                <text:p>6.91604314122009</text:p>
              </table:table-cell>
              <table:table-cell office:value-type="float" office:value="3.2046">
                <text:p>3.2046</text:p>
              </table:table-cell>
              <table:table-cell office:value-type="float" office:value="11.0274688237277">
                <text:p>11.0274688237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7.62">
                <text:p>1787.62</text:p>
              </table:table-cell>
              <table:table-cell office:value-type="float" office:value="1">
                <text:p>1</text:p>
              </table:table-cell>
              <table:table-cell office:value-type="float" office:value="1001.09">
                <text:p>1001.09</text:p>
              </table:table-cell>
              <table:table-cell office:value-type="float" office:value="1.14133124132521">
                <text:p>1.14133124132521</text:p>
              </table:table-cell>
              <table:table-cell office:value-type="float" office:value="879.65">
                <text:p>879.65</text:p>
              </table:table-cell>
              <table:table-cell office:value-type="float" office:value="0.639551022871281">
                <text:p>0.639551022871281</text:p>
              </table:table-cell>
              <table:table-cell office:value-type="float" office:value="39.4657">
                <text:p>39.4657</text:p>
              </table:table-cell>
              <table:table-cell office:value-type="float" office:value="0.936817331482711">
                <text:p>0.936817331482711</text:p>
              </table:table-cell>
              <table:table-cell office:value-type="float" office:value="166.625">
                <text:p>166.625</text:p>
              </table:table-cell>
              <table:table-cell office:value-type="float" office:value="0.643956309214894">
                <text:p>0.643956309214894</text:p>
              </table:table-cell>
              <table:table-cell office:value-type="float" office:value="24.0776">
                <text:p>24.0776</text:p>
              </table:table-cell>
              <table:table-cell office:value-type="float" office:value="0.434312956369561">
                <text:p>0.434312956369561</text:p>
              </table:table-cell>
              <table:table-cell office:value-type="float" office:value="210.048">
                <text:p>210.048</text:p>
              </table:table-cell>
              <table:table-cell office:value-type="float" office:value="0.894936938024259">
                <text:p>0.894936938024259</text:p>
              </table:table-cell>
              <table:table-cell office:value-type="float" office:value="35.6686">
                <text:p>35.6686</text:p>
              </table:table-cell>
              <table:table-cell office:value-type="float" office:value="0.730915454710036">
                <text:p>0.730915454710036</text:p>
              </table:table-cell>
              <table:table-cell office:value-type="float" office:value="3.01604">
                <text:p>3.01604</text:p>
              </table:table-cell>
              <table:table-cell office:value-type="float" office:value="0.71401846599481">
                <text:p>0.7140184659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0.33">
                <text:p>1840.33</text:p>
              </table:table-cell>
              <table:table-cell office:value-type="float" office:value="1">
                <text:p>1</text:p>
              </table:table-cell>
              <table:table-cell office:value-type="float" office:value="1026.84">
                <text:p>1026.84</text:p>
              </table:table-cell>
              <table:table-cell office:value-type="float" office:value="1.12097543254166">
                <text:p>1.12097543254166</text:p>
              </table:table-cell>
              <table:table-cell office:value-type="float" office:value="822.918">
                <text:p>822.918</text:p>
              </table:table-cell>
              <table:table-cell office:value-type="float" office:value="2.90678216248127">
                <text:p>2.90678216248127</text:p>
              </table:table-cell>
              <table:table-cell office:value-type="float" office:value="39.9422">
                <text:p>39.9422</text:p>
              </table:table-cell>
              <table:table-cell office:value-type="float" office:value="2.1161164343127">
                <text:p>2.1161164343127</text:p>
              </table:table-cell>
              <table:table-cell office:value-type="float" office:value="175.656">
                <text:p>175.656</text:p>
              </table:table-cell>
              <table:table-cell office:value-type="float" office:value="1.78124290450025">
                <text:p>1.78124290450025</text:p>
              </table:table-cell>
              <table:table-cell office:value-type="float" office:value="22.2693">
                <text:p>22.2693</text:p>
              </table:table-cell>
              <table:table-cell office:value-type="float" office:value="10.148778438763">
                <text:p>10.148778438763</text:p>
              </table:table-cell>
              <table:table-cell office:value-type="float" office:value="214.825">
                <text:p>214.825</text:p>
              </table:table-cell>
              <table:table-cell office:value-type="float" office:value="26.2629081331456">
                <text:p>26.2629081331456</text:p>
              </table:table-cell>
              <table:table-cell office:value-type="float" office:value="33.8147">
                <text:p>33.8147</text:p>
              </table:table-cell>
              <table:table-cell office:value-type="float" office:value="15.4662367739885">
                <text:p>15.4662367739885</text:p>
              </table:table-cell>
              <table:table-cell office:value-type="float" office:value="3.4113">
                <text:p>3.4113</text:p>
              </table:table-cell>
              <table:table-cell office:value-type="float" office:value="25.1065460242496">
                <text:p>25.1065460242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5.61">
                <text:p>1825.61</text:p>
              </table:table-cell>
              <table:table-cell office:value-type="float" office:value="1">
                <text:p>1</text:p>
              </table:table-cell>
              <table:table-cell office:value-type="float" office:value="1017.44">
                <text:p>1017.44</text:p>
              </table:table-cell>
              <table:table-cell office:value-type="float" office:value="1.12819433281025">
                <text:p>1.12819433281025</text:p>
              </table:table-cell>
              <table:table-cell office:value-type="float" office:value="848.174">
                <text:p>848.174</text:p>
              </table:table-cell>
              <table:table-cell office:value-type="float" office:value="3.16060014544341">
                <text:p>3.16060014544341</text:p>
              </table:table-cell>
              <table:table-cell office:value-type="float" office:value="35.8429">
                <text:p>35.8429</text:p>
              </table:table-cell>
              <table:table-cell office:value-type="float" office:value="2.26327809035353">
                <text:p>2.26327809035353</text:p>
              </table:table-cell>
              <table:table-cell office:value-type="float" office:value="185.6">
                <text:p>185.6</text:p>
              </table:table-cell>
              <table:table-cell office:value-type="float" office:value="1.83413072045521">
                <text:p>1.83413072045521</text:p>
              </table:table-cell>
              <table:table-cell office:value-type="float" office:value="22.1602">
                <text:p>22.1602</text:p>
              </table:table-cell>
              <table:table-cell office:value-type="float" office:value="9.86999400364885">
                <text:p>9.86999400364885</text:p>
              </table:table-cell>
              <table:table-cell office:value-type="float" office:value="130.697">
                <text:p>130.697</text:p>
              </table:table-cell>
              <table:table-cell office:value-type="float" office:value="27.0915655579796">
                <text:p>27.0915655579796</text:p>
              </table:table-cell>
              <table:table-cell office:value-type="float" office:value="34.7493">
                <text:p>34.7493</text:p>
              </table:table-cell>
              <table:table-cell office:value-type="float" office:value="15.3500593256019">
                <text:p>15.3500593256019</text:p>
              </table:table-cell>
              <table:table-cell office:value-type="float" office:value="3.80227">
                <text:p>3.80227</text:p>
              </table:table-cell>
              <table:table-cell office:value-type="float" office:value="25.7495056199844">
                <text:p>25.7495056199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9.63">
                <text:p>1839.63</text:p>
              </table:table-cell>
              <table:table-cell office:value-type="float" office:value="1">
                <text:p>1</text:p>
              </table:table-cell>
              <table:table-cell office:value-type="float" office:value="1106.78">
                <text:p>1106.78</text:p>
              </table:table-cell>
              <table:table-cell office:value-type="float" office:value="1.13711487451541">
                <text:p>1.13711487451541</text:p>
              </table:table-cell>
              <table:table-cell office:value-type="float" office:value="855.262">
                <text:p>855.262</text:p>
              </table:table-cell>
              <table:table-cell office:value-type="float" office:value="3.22643904872022">
                <text:p>3.22643904872022</text:p>
              </table:table-cell>
              <table:table-cell office:value-type="float" office:value="38.6234">
                <text:p>38.6234</text:p>
              </table:table-cell>
              <table:table-cell office:value-type="float" office:value="2.27035298918588">
                <text:p>2.27035298918588</text:p>
              </table:table-cell>
              <table:table-cell office:value-type="float" office:value="191.262">
                <text:p>191.262</text:p>
              </table:table-cell>
              <table:table-cell office:value-type="float" office:value="1.88549955791335">
                <text:p>1.88549955791335</text:p>
              </table:table-cell>
              <table:table-cell office:value-type="float" office:value="22.1488">
                <text:p>22.1488</text:p>
              </table:table-cell>
              <table:table-cell office:value-type="float" office:value="9.9330295404566">
                <text:p>9.9330295404566</text:p>
              </table:table-cell>
              <table:table-cell office:value-type="float" office:value="124.905">
                <text:p>124.905</text:p>
              </table:table-cell>
              <table:table-cell office:value-type="float" office:value="28.1421251898705">
                <text:p>28.1421251898705</text:p>
              </table:table-cell>
              <table:table-cell office:value-type="float" office:value="34.7342">
                <text:p>34.7342</text:p>
              </table:table-cell>
              <table:table-cell office:value-type="float" office:value="15.5439026049106">
                <text:p>15.5439026049106</text:p>
              </table:table-cell>
              <table:table-cell office:value-type="float" office:value="3.64172">
                <text:p>3.64172</text:p>
              </table:table-cell>
              <table:table-cell office:value-type="float" office:value="26.0487882291596">
                <text:p>26.04878822915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97.33">
                <text:p>1797.33</text:p>
              </table:table-cell>
              <table:table-cell office:value-type="float" office:value="1">
                <text:p>1</text:p>
              </table:table-cell>
              <table:table-cell office:value-type="float" office:value="984.267">
                <text:p>984.267</text:p>
              </table:table-cell>
              <table:table-cell office:value-type="float" office:value="1.13257335866582">
                <text:p>1.13257335866582</text:p>
              </table:table-cell>
              <table:table-cell office:value-type="float" office:value="834.1">
                <text:p>834.1</text:p>
              </table:table-cell>
              <table:table-cell office:value-type="float" office:value="1.55541481950602">
                <text:p>1.55541481950602</text:p>
              </table:table-cell>
              <table:table-cell office:value-type="float" office:value="38.5006">
                <text:p>38.5006</text:p>
              </table:table-cell>
              <table:table-cell office:value-type="float" office:value="1.51287734853283">
                <text:p>1.51287734853283</text:p>
              </table:table-cell>
              <table:table-cell office:value-type="float" office:value="138.665">
                <text:p>138.665</text:p>
              </table:table-cell>
              <table:table-cell office:value-type="float" office:value="1.14622475547111">
                <text:p>1.14622475547111</text:p>
              </table:table-cell>
              <table:table-cell office:value-type="float" office:value="23.585">
                <text:p>23.585</text:p>
              </table:table-cell>
              <table:table-cell office:value-type="float" office:value="4.14538033917388">
                <text:p>4.14538033917388</text:p>
              </table:table-cell>
              <table:table-cell office:value-type="float" office:value="120.358">
                <text:p>120.358</text:p>
              </table:table-cell>
              <table:table-cell office:value-type="float" office:value="11.1881289142214">
                <text:p>11.1881289142214</text:p>
              </table:table-cell>
              <table:table-cell office:value-type="float" office:value="34.5359">
                <text:p>34.5359</text:p>
              </table:table-cell>
              <table:table-cell office:value-type="float" office:value="6.52885089015551">
                <text:p>6.52885089015551</text:p>
              </table:table-cell>
              <table:table-cell office:value-type="float" office:value="2.82003">
                <text:p>2.82003</text:p>
              </table:table-cell>
              <table:table-cell office:value-type="float" office:value="10.9713602139188">
                <text:p>10.97136021391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4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f04e4d" draw:fill-color="#f04e4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1b75bc" draw:fill-color="#1b75b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00599d" draw:fill-color="#00599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e3d200" draw:fill-color="#e3d2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3cm" chart:symbol-height="0.3cm" chart:link-data-style-to-source="true"/>
      <style:graphic-properties draw:stroke="none" svg:stroke-width="0.08cm" svg:stroke-color="#fdb94d" draw:fill-color="#fdb94d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79448" draw:fill-color="#f79448"/>
      <style:text-properties fo:font-size="10pt" style:font-size-asian="10pt" style:font-size-complex="10pt"/>
    </style:style>
    <style:style style:name="ch16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a65d" draw:fill-color="#00a65d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76cm" svg:height="10.679cm" xlink:href=".." xlink:type="simple" chart:class="chart:scatter" chart:style-name="ch1">
        <chart:legend svg:x="9.154cm" svg:y="0.542cm" style:legend-expansion="custom" chartooo:width="4.288cm" chartooo:height="4.955cm" style:legend-expansion-aspect-ratio="0.865388496468214" chart:style-name="ch2"/>
        <chart:plot-area chart:style-name="ch3" table:cell-range-address="'Scatter-space_2'.D4:'Scatter-space_2'.E27 'Scatter-space_2'.B3:'Scatter-space_2'.B3 'Scatter-space_2'.B29:'Scatter-space_2'.B29 'Scatter-space_2'.E30:'Scatter-space_2'.E53 'Scatter-space_2'.B81:'Scatter-space_2'.B81 'Scatter-space_2'.E82:'Scatter-space_2'.E105 'Scatter-space_2'.B107:'Scatter-space_2'.B107 'Scatter-space_2'.E108:'Scatter-space_2'.E131 'Scatter-space_2'.B133:'Scatter-space_2'.B133 'Scatter-space_2'.E134:'Scatter-space_2'.E157 'Scatter-space_2'.B159:'Scatter-space_2'.B159 'Scatter-space_2'.E160:'Scatter-space_2'.E183 'Scatter-space_2'.B185:'Scatter-space_2'.B185 'Scatter-space_2'.E186:'Scatter-space_2'.E209 'Scatter-space_2'.B211:'Scatter-space_2'.B211 'Scatter-space_2'.E212:'Scatter-space_2'.E235" chart:data-source-has-labels="row" svg:x="1.777cm" svg:y="0.381cm" svg:width="14.836cm" svg:height="9.178cm">
          <chartooo:coordinate-region svg:x="2.557cm" svg:y="0.41cm" svg:width="13.658cm" svg:height="8.423cm"/>
          <chart:axis chart:dimension="x" chart:name="primary-x" chart:style-name="ch4">
            <chart:title svg:x="5.031cm" svg:y="9.772cm" chart:style-name="ch5">
              <text:p>space overhead per code byte</text:p>
            </chart:title>
          </chart:axis>
          <chart:axis chart:dimension="y" chart:name="primary-y" chart:style-name="ch6">
            <chart:title svg:x="0cm" svg:y="8.406cm" chart:style-name="ch7">
              <text:p>execution time
relative to v8-turbofan</text:p>
            </chart:title>
            <chart:grid chart:style-name="ch8" chart:class="major"/>
          </chart:axis>
          <chart:series chart:style-name="ch9" chart:values-cell-range-address="'Scatter-space_2'.E4:'Scatter-space_2'.E27" chart:label-cell-address="'Scatter-space_2'.B3:'Scatter-space_2'.B3" chart:class="chart:scatter">
            <chart:domain table:cell-range-address="'Scatter-space_2'.D4:'Scatter-space_2'.D27"/>
            <chart:data-point chart:repeated="24"/>
          </chart:series>
          <chart:series chart:style-name="ch10" chart:values-cell-range-address="'Scatter-space_2'.E30:'Scatter-space_2'.E53" chart:label-cell-address="'Scatter-space_2'.B29:'Scatter-space_2'.B29" chart:class="chart:scatter">
            <chart:domain table:cell-range-address="'Scatter-space_2'.D30:'Scatter-space_2'.D53"/>
            <chart:data-point chart:repeated="24"/>
          </chart:series>
          <chart:series chart:style-name="ch11" chart:values-cell-range-address="'Scatter-space_2'.E82:'Scatter-space_2'.E105" chart:label-cell-address="'Scatter-space_2'.B81:'Scatter-space_2'.B81" chart:class="chart:scatter">
            <chart:domain table:cell-range-address="'Scatter-space_2'.D82:'Scatter-space_2'.D105"/>
            <chart:data-point chart:repeated="24"/>
          </chart:series>
          <chart:series chart:style-name="ch12" chart:values-cell-range-address="'Scatter-space_2'.E108:'Scatter-space_2'.E131" chart:label-cell-address="'Scatter-space_2'.B107:'Scatter-space_2'.B107" chart:class="chart:scatter">
            <chart:domain table:cell-range-address="'Scatter-space_2'.D108:'Scatter-space_2'.D131"/>
            <chart:data-point chart:repeated="24"/>
          </chart:series>
          <chart:series chart:style-name="ch13" chart:values-cell-range-address="'Scatter-space_2'.E134:'Scatter-space_2'.E157" chart:label-cell-address="'Scatter-space_2'.B133:'Scatter-space_2'.B133" chart:class="chart:scatter">
            <chart:domain table:cell-range-address="'Scatter-space_2'.D134:'Scatter-space_2'.D157"/>
            <chart:data-point chart:repeated="24"/>
          </chart:series>
          <chart:series chart:style-name="ch14" chart:values-cell-range-address="'Scatter-space_2'.E160:'Scatter-space_2'.E183" chart:label-cell-address="'Scatter-space_2'.B159:'Scatter-space_2'.B159" chart:class="chart:scatter">
            <chart:domain table:cell-range-address="'Scatter-space_2'.D160:'Scatter-space_2'.D183"/>
            <chart:data-point chart:repeated="24"/>
          </chart:series>
          <chart:series chart:style-name="ch15" chart:values-cell-range-address="'Scatter-space_2'.E186:'Scatter-space_2'.E209" chart:label-cell-address="'Scatter-space_2'.B185:'Scatter-space_2'.B185" chart:class="chart:scatter">
            <chart:domain table:cell-range-address="'Scatter-space_2'.D186:'Scatter-space_2'.D209"/>
            <chart:data-point chart:repeated="24"/>
          </chart:series>
          <chart:series chart:style-name="ch16" chart:values-cell-range-address="'Scatter-space_2'.E212:'Scatter-space_2'.E235" chart:label-cell-address="'Scatter-space_2'.B211:'Scatter-space_2'.B211" chart:class="chart:scatter">
            <chart:domain table:cell-range-address="'Scatter-space_2'.D212:'Scatter-space_2'.D235"/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8-turbofan</text:p>
                <draw:g>
                  <svg:desc>'Scatter-space_2'.B3:'Scatter-space_2'.B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m-opt</text:p>
                <draw:g>
                  <svg:desc>'Scatter-space_2'.B29:'Scatter-space_2'.B2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m-base</text:p>
                <draw:g>
                  <svg:desc>'Scatter-space_2'.B81:'Scatter-space_2'.B8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v8-liftoff</text:p>
                <draw:g>
                  <svg:desc>'Scatter-space_2'.B107:'Scatter-space_2'.B10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asm3</text:p>
                <draw:g>
                  <svg:desc>'Scatter-space_2'.B133:'Scatter-space_2'.B13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jsc-int</text:p>
                <draw:g>
                  <svg:desc>'Scatter-space_2'.B159:'Scatter-space_2'.B15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amr-fast</text:p>
                <draw:g>
                  <svg:desc>'Scatter-space_2'.B185:'Scatter-space_2'.B18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izard</text:p>
                <draw:g>
                  <svg:desc>'Scatter-space_2'.B211:'Scatter-space_2'.B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057">
                <text:p>2.65057</text:p>
                <draw:g>
                  <svg:desc>'Scatter-space_2'.D4:'Scatter-space_2'.D27</svg:desc>
                </draw:g>
              </table:table-cell>
              <table:table-cell office:value-type="float" office:value="NaN">
                <text:p>NaN</text:p>
                <draw:g>
                  <svg:desc>'Scatter-space_2'.E4:'Scatter-space_2'.E27</svg:desc>
                </draw:g>
              </table:table-cell>
              <table:table-cell office:value-type="float" office:value="1.80761">
                <text:p>1.80761</text:p>
                <draw:g>
                  <svg:desc>'Scatter-space_2'.D30:'Scatter-space_2'.D53</svg:desc>
                </draw:g>
              </table:table-cell>
              <table:table-cell office:value-type="float" office:value="NaN">
                <text:p>NaN</text:p>
                <draw:g>
                  <svg:desc>'Scatter-space_2'.E30:'Scatter-space_2'.E53</svg:desc>
                </draw:g>
              </table:table-cell>
              <table:table-cell office:value-type="float" office:value="2.27772">
                <text:p>2.27772</text:p>
                <draw:g>
                  <svg:desc>'Scatter-space_2'.D82:'Scatter-space_2'.D105</svg:desc>
                </draw:g>
              </table:table-cell>
              <table:table-cell office:value-type="float" office:value="NaN">
                <text:p>NaN</text:p>
                <draw:g>
                  <svg:desc>'Scatter-space_2'.E82:'Scatter-space_2'.E105</svg:desc>
                </draw:g>
              </table:table-cell>
              <table:table-cell office:value-type="float" office:value="2.54129">
                <text:p>2.54129</text:p>
                <draw:g>
                  <svg:desc>'Scatter-space_2'.D108:'Scatter-space_2'.D131</svg:desc>
                </draw:g>
              </table:table-cell>
              <table:table-cell office:value-type="float" office:value="NaN">
                <text:p>NaN</text:p>
                <draw:g>
                  <svg:desc>'Scatter-space_2'.E108:'Scatter-space_2'.E131</svg:desc>
                </draw:g>
              </table:table-cell>
              <table:table-cell office:value-type="float" office:value="2.51224">
                <text:p>2.51224</text:p>
                <draw:g>
                  <svg:desc>'Scatter-space_2'.D134:'Scatter-space_2'.D157</svg:desc>
                </draw:g>
              </table:table-cell>
              <table:table-cell office:value-type="float" office:value="NaN">
                <text:p>NaN</text:p>
                <draw:g>
                  <svg:desc>'Scatter-space_2'.E134:'Scatter-space_2'.E157</svg:desc>
                </draw:g>
              </table:table-cell>
              <table:table-cell office:value-type="float" office:value="1.03498">
                <text:p>1.03498</text:p>
                <draw:g>
                  <svg:desc>'Scatter-space_2'.D160:'Scatter-space_2'.D183</svg:desc>
                </draw:g>
              </table:table-cell>
              <table:table-cell office:value-type="float" office:value="NaN">
                <text:p>NaN</text:p>
                <draw:g>
                  <svg:desc>'Scatter-space_2'.E160:'Scatter-space_2'.E183</svg:desc>
                </draw:g>
              </table:table-cell>
              <table:table-cell office:value-type="float" office:value="3.85153">
                <text:p>3.85153</text:p>
                <draw:g>
                  <svg:desc>'Scatter-space_2'.D186:'Scatter-space_2'.D209</svg:desc>
                </draw:g>
              </table:table-cell>
              <table:table-cell office:value-type="float" office:value="NaN">
                <text:p>NaN</text:p>
                <draw:g>
                  <svg:desc>'Scatter-space_2'.E186:'Scatter-space_2'.E209</svg:desc>
                </draw:g>
              </table:table-cell>
              <table:table-cell office:value-type="float" office:value="0.372197">
                <text:p>0.372197</text:p>
                <draw:g>
                  <svg:desc>'Scatter-space_2'.D212:'Scatter-space_2'.D235</svg:desc>
                </draw:g>
              </table:table-cell>
              <table:table-cell office:value-type="float" office:value="NaN">
                <text:p>NaN</text:p>
                <draw:g>
                  <svg:desc>'Scatter-space_2'.E212:'Scatter-space_2'.E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5057">
                <text:p>2.65057</text:p>
              </table:table-cell>
              <table:table-cell office:value-type="float" office:value="1">
                <text:p>1</text:p>
              </table:table-cell>
              <table:table-cell office:value-type="float" office:value="1.75045">
                <text:p>1.75045</text:p>
              </table:table-cell>
              <table:table-cell office:value-type="float" office:value="1.04714406292334">
                <text:p>1.04714406292334</text:p>
              </table:table-cell>
              <table:table-cell office:value-type="float" office:value="2.32872">
                <text:p>2.32872</text:p>
              </table:table-cell>
              <table:table-cell office:value-type="float" office:value="2.17133684743848">
                <text:p>2.17133684743848</text:p>
              </table:table-cell>
              <table:table-cell office:value-type="float" office:value="2.57396">
                <text:p>2.57396</text:p>
              </table:table-cell>
              <table:table-cell office:value-type="float" office:value="1.72916769964033">
                <text:p>1.72916769964033</text:p>
              </table:table-cell>
              <table:table-cell office:value-type="float" office:value="2.46441">
                <text:p>2.46441</text:p>
              </table:table-cell>
              <table:table-cell office:value-type="float" office:value="8.75647011956278">
                <text:p>8.75647011956278</text:p>
              </table:table-cell>
              <table:table-cell office:value-type="float" office:value="1.02817">
                <text:p>1.02817</text:p>
              </table:table-cell>
              <table:table-cell office:value-type="float" office:value="24.1430735482944">
                <text:p>24.1430735482944</text:p>
              </table:table-cell>
              <table:table-cell office:value-type="float" office:value="3.80826">
                <text:p>3.80826</text:p>
              </table:table-cell>
              <table:table-cell office:value-type="float" office:value="14.1782334070235">
                <text:p>14.1782334070235</text:p>
              </table:table-cell>
              <table:table-cell office:value-type="float" office:value="0.349665">
                <text:p>0.349665</text:p>
              </table:table-cell>
              <table:table-cell office:value-type="float" office:value="22.8247956991821">
                <text:p>22.8247956991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7718">
                <text:p>2.67718</text:p>
              </table:table-cell>
              <table:table-cell office:value-type="float" office:value="1">
                <text:p>1</text:p>
              </table:table-cell>
              <table:table-cell office:value-type="float" office:value="1.84149">
                <text:p>1.84149</text:p>
              </table:table-cell>
              <table:table-cell office:value-type="float" office:value="1.11672349924325">
                <text:p>1.11672349924325</text:p>
              </table:table-cell>
              <table:table-cell office:value-type="float" office:value="2.33005">
                <text:p>2.33005</text:p>
              </table:table-cell>
              <table:table-cell office:value-type="float" office:value="2.13891302966532">
                <text:p>2.13891302966532</text:p>
              </table:table-cell>
              <table:table-cell office:value-type="float" office:value="2.59439">
                <text:p>2.59439</text:p>
              </table:table-cell>
              <table:table-cell office:value-type="float" office:value="1.6658004921362">
                <text:p>1.6658004921362</text:p>
              </table:table-cell>
              <table:table-cell office:value-type="float" office:value="2.53106">
                <text:p>2.53106</text:p>
              </table:table-cell>
              <table:table-cell office:value-type="float" office:value="8.30931805421831">
                <text:p>8.30931805421831</text:p>
              </table:table-cell>
              <table:table-cell office:value-type="float" office:value="1.02792">
                <text:p>1.02792</text:p>
              </table:table-cell>
              <table:table-cell office:value-type="float" office:value="21.9891580040533">
                <text:p>21.9891580040533</text:p>
              </table:table-cell>
              <table:table-cell office:value-type="float" office:value="3.81114">
                <text:p>3.81114</text:p>
              </table:table-cell>
              <table:table-cell office:value-type="float" office:value="13.094631187769">
                <text:p>13.094631187769</text:p>
              </table:table-cell>
              <table:table-cell office:value-type="float" office:value="0.349024">
                <text:p>0.349024</text:p>
              </table:table-cell>
              <table:table-cell office:value-type="float" office:value="20.7239724912043">
                <text:p>20.723972491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1765">
                <text:p>2.71765</text:p>
              </table:table-cell>
              <table:table-cell office:value-type="float" office:value="1">
                <text:p>1</text:p>
              </table:table-cell>
              <table:table-cell office:value-type="float" office:value="1.76599">
                <text:p>1.76599</text:p>
              </table:table-cell>
              <table:table-cell office:value-type="float" office:value="0.944653259606962">
                <text:p>0.944653259606962</text:p>
              </table:table-cell>
              <table:table-cell office:value-type="float" office:value="2.33221">
                <text:p>2.33221</text:p>
              </table:table-cell>
              <table:table-cell office:value-type="float" office:value="1.27864298699311">
                <text:p>1.27864298699311</text:p>
              </table:table-cell>
              <table:table-cell office:value-type="float" office:value="2.55717">
                <text:p>2.55717</text:p>
              </table:table-cell>
              <table:table-cell office:value-type="float" office:value="1.23942956430213">
                <text:p>1.23942956430213</text:p>
              </table:table-cell>
              <table:table-cell office:value-type="float" office:value="2.26342">
                <text:p>2.26342</text:p>
              </table:table-cell>
              <table:table-cell office:value-type="float" office:value="4.26514424713658">
                <text:p>4.26514424713658</text:p>
              </table:table-cell>
              <table:table-cell office:value-type="float" office:value="1.00996">
                <text:p>1.00996</text:p>
              </table:table-cell>
              <table:table-cell office:value-type="float" office:value="10.0022561252495">
                <text:p>10.0022561252495</text:p>
              </table:table-cell>
              <table:table-cell office:value-type="float" office:value="3.74443">
                <text:p>3.74443</text:p>
              </table:table-cell>
              <table:table-cell office:value-type="float" office:value="6.29773634921358">
                <text:p>6.29773634921358</text:p>
              </table:table-cell>
              <table:table-cell office:value-type="float" office:value="0.345483">
                <text:p>0.345483</text:p>
              </table:table-cell>
              <table:table-cell office:value-type="float" office:value="10.1173754664425">
                <text:p>10.1173754664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4971">
                <text:p>2.64971</text:p>
              </table:table-cell>
              <table:table-cell office:value-type="float" office:value="1">
                <text:p>1</text:p>
              </table:table-cell>
              <table:table-cell office:value-type="float" office:value="1.75262">
                <text:p>1.75262</text:p>
              </table:table-cell>
              <table:table-cell office:value-type="float" office:value="1.01099412371885">
                <text:p>1.01099412371885</text:p>
              </table:table-cell>
              <table:table-cell office:value-type="float" office:value="2.35359">
                <text:p>2.35359</text:p>
              </table:table-cell>
              <table:table-cell office:value-type="float" office:value="1.28091568184635">
                <text:p>1.28091568184635</text:p>
              </table:table-cell>
              <table:table-cell office:value-type="float" office:value="2.59146">
                <text:p>2.59146</text:p>
              </table:table-cell>
              <table:table-cell office:value-type="float" office:value="1.20277648844186">
                <text:p>1.20277648844186</text:p>
              </table:table-cell>
              <table:table-cell office:value-type="float" office:value="2.32792">
                <text:p>2.32792</text:p>
              </table:table-cell>
              <table:table-cell office:value-type="float" office:value="5.10952983128044">
                <text:p>5.10952983128044</text:p>
              </table:table-cell>
              <table:table-cell office:value-type="float" office:value="1.02002">
                <text:p>1.02002</text:p>
              </table:table-cell>
              <table:table-cell office:value-type="float" office:value="10.7598588027373">
                <text:p>10.7598588027373</text:p>
              </table:table-cell>
              <table:table-cell office:value-type="float" office:value="3.77958">
                <text:p>3.77958</text:p>
              </table:table-cell>
              <table:table-cell office:value-type="float" office:value="7.84145507733966">
                <text:p>7.84145507733966</text:p>
              </table:table-cell>
              <table:table-cell office:value-type="float" office:value="0.352002">
                <text:p>0.352002</text:p>
              </table:table-cell>
              <table:table-cell office:value-type="float" office:value="12.036191306964">
                <text:p>12.036191306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9129">
                <text:p>2.59129</text:p>
              </table:table-cell>
              <table:table-cell office:value-type="float" office:value="1">
                <text:p>1</text:p>
              </table:table-cell>
              <table:table-cell office:value-type="float" office:value="1.74847">
                <text:p>1.74847</text:p>
              </table:table-cell>
              <table:table-cell office:value-type="float" office:value="0.996413822210238">
                <text:p>0.996413822210238</text:p>
              </table:table-cell>
              <table:table-cell office:value-type="float" office:value="2.32636">
                <text:p>2.32636</text:p>
              </table:table-cell>
              <table:table-cell office:value-type="float" office:value="1.03091114131815">
                <text:p>1.03091114131815</text:p>
              </table:table-cell>
              <table:table-cell office:value-type="float" office:value="2.55903">
                <text:p>2.55903</text:p>
              </table:table-cell>
              <table:table-cell office:value-type="float" office:value="1.00410715670359">
                <text:p>1.00410715670359</text:p>
              </table:table-cell>
              <table:table-cell office:value-type="float" office:value="2.43622">
                <text:p>2.43622</text:p>
              </table:table-cell>
              <table:table-cell office:value-type="float" office:value="2.81948008649114">
                <text:p>2.81948008649114</text:p>
              </table:table-cell>
              <table:table-cell office:value-type="float" office:value="1.02976">
                <text:p>1.02976</text:p>
              </table:table-cell>
              <table:table-cell office:value-type="float" office:value="6.01169683017342">
                <text:p>6.01169683017342</text:p>
              </table:table-cell>
              <table:table-cell office:value-type="float" office:value="3.80408">
                <text:p>3.80408</text:p>
              </table:table-cell>
              <table:table-cell office:value-type="float" office:value="4.20248000771699">
                <text:p>4.20248000771699</text:p>
              </table:table-cell>
              <table:table-cell office:value-type="float" office:value="0.348444">
                <text:p>0.348444</text:p>
              </table:table-cell>
              <table:table-cell office:value-type="float" office:value="6.9519426260916">
                <text:p>6.9519426260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1114">
                <text:p>2.61114</text:p>
              </table:table-cell>
              <table:table-cell office:value-type="float" office:value="1">
                <text:p>1</text:p>
              </table:table-cell>
              <table:table-cell office:value-type="float" office:value="1.78031">
                <text:p>1.78031</text:p>
              </table:table-cell>
              <table:table-cell office:value-type="float" office:value="0.995643554175364">
                <text:p>0.995643554175364</text:p>
              </table:table-cell>
              <table:table-cell office:value-type="float" office:value="2.3294">
                <text:p>2.3294</text:p>
              </table:table-cell>
              <table:table-cell office:value-type="float" office:value="1.03734537116063">
                <text:p>1.03734537116063</text:p>
              </table:table-cell>
              <table:table-cell office:value-type="float" office:value="2.57087">
                <text:p>2.57087</text:p>
              </table:table-cell>
              <table:table-cell office:value-type="float" office:value="1.0252331643513">
                <text:p>1.0252331643513</text:p>
              </table:table-cell>
              <table:table-cell office:value-type="float" office:value="2.4212">
                <text:p>2.4212</text:p>
              </table:table-cell>
              <table:table-cell office:value-type="float" office:value="2.94999413875721">
                <text:p>2.94999413875721</text:p>
              </table:table-cell>
              <table:table-cell office:value-type="float" office:value="1.03186">
                <text:p>1.03186</text:p>
              </table:table-cell>
              <table:table-cell office:value-type="float" office:value="6.10705817026396">
                <text:p>6.10705817026396</text:p>
              </table:table-cell>
              <table:table-cell office:value-type="float" office:value="3.81295">
                <text:p>3.81295</text:p>
              </table:table-cell>
              <table:table-cell office:value-type="float" office:value="4.4036987526864">
                <text:p>4.4036987526864</text:p>
              </table:table-cell>
              <table:table-cell office:value-type="float" office:value="0.34919">
                <text:p>0.34919</text:p>
              </table:table-cell>
              <table:table-cell office:value-type="float" office:value="7.35012555399027">
                <text:p>7.35012555399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2401">
                <text:p>2.62401</text:p>
              </table:table-cell>
              <table:table-cell office:value-type="float" office:value="1">
                <text:p>1</text:p>
              </table:table-cell>
              <table:table-cell office:value-type="float" office:value="1.79074">
                <text:p>1.79074</text:p>
              </table:table-cell>
              <table:table-cell office:value-type="float" office:value="1.09578092743613">
                <text:p>1.09578092743613</text:p>
              </table:table-cell>
              <table:table-cell office:value-type="float" office:value="2.33111">
                <text:p>2.33111</text:p>
              </table:table-cell>
              <table:table-cell office:value-type="float" office:value="2.36395707155478">
                <text:p>2.36395707155478</text:p>
              </table:table-cell>
              <table:table-cell office:value-type="float" office:value="2.5739">
                <text:p>2.5739</text:p>
              </table:table-cell>
              <table:table-cell office:value-type="float" office:value="1.8860454411141">
                <text:p>1.8860454411141</text:p>
              </table:table-cell>
              <table:table-cell office:value-type="float" office:value="2.41717">
                <text:p>2.41717</text:p>
              </table:table-cell>
              <table:table-cell office:value-type="float" office:value="10.5604859702621">
                <text:p>10.5604859702621</text:p>
              </table:table-cell>
              <table:table-cell office:value-type="float" office:value="1.02375">
                <text:p>1.02375</text:p>
              </table:table-cell>
              <table:table-cell office:value-type="float" office:value="32.9137792751051">
                <text:p>32.9137792751051</text:p>
              </table:table-cell>
              <table:table-cell office:value-type="float" office:value="3.81662">
                <text:p>3.81662</text:p>
              </table:table-cell>
              <table:table-cell office:value-type="float" office:value="17.377352611869">
                <text:p>17.377352611869</text:p>
              </table:table-cell>
              <table:table-cell office:value-type="float" office:value="0.352389">
                <text:p>0.352389</text:p>
              </table:table-cell>
              <table:table-cell office:value-type="float" office:value="29.9341057612482">
                <text:p>29.9341057612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5308">
                <text:p>2.65308</text:p>
              </table:table-cell>
              <table:table-cell office:value-type="float" office:value="1">
                <text:p>1</text:p>
              </table:table-cell>
              <table:table-cell office:value-type="float" office:value="1.78236">
                <text:p>1.78236</text:p>
              </table:table-cell>
              <table:table-cell office:value-type="float" office:value="1.24986410537301">
                <text:p>1.24986410537301</text:p>
              </table:table-cell>
              <table:table-cell office:value-type="float" office:value="2.33969">
                <text:p>2.33969</text:p>
              </table:table-cell>
              <table:table-cell office:value-type="float" office:value="2.62800833519663">
                <text:p>2.62800833519663</text:p>
              </table:table-cell>
              <table:table-cell office:value-type="float" office:value="2.56403">
                <text:p>2.56403</text:p>
              </table:table-cell>
              <table:table-cell office:value-type="float" office:value="2.1593355327632">
                <text:p>2.1593355327632</text:p>
              </table:table-cell>
              <table:table-cell office:value-type="float" office:value="2.51426">
                <text:p>2.51426</text:p>
              </table:table-cell>
              <table:table-cell office:value-type="float" office:value="12.543690061418">
                <text:p>12.543690061418</text:p>
              </table:table-cell>
              <table:table-cell office:value-type="float" office:value="1.02989">
                <text:p>1.02989</text:p>
              </table:table-cell>
              <table:table-cell office:value-type="float" office:value="32.9539602214043">
                <text:p>32.9539602214043</text:p>
              </table:table-cell>
              <table:table-cell office:value-type="float" office:value="3.8095">
                <text:p>3.8095</text:p>
              </table:table-cell>
              <table:table-cell office:value-type="float" office:value="19.115811578369">
                <text:p>19.115811578369</text:p>
              </table:table-cell>
              <table:table-cell office:value-type="float" office:value="0.343677">
                <text:p>0.343677</text:p>
              </table:table-cell>
              <table:table-cell office:value-type="float" office:value="37.450438214303">
                <text:p>37.450438214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1165">
                <text:p>2.61165</text:p>
              </table:table-cell>
              <table:table-cell office:value-type="float" office:value="1">
                <text:p>1</text:p>
              </table:table-cell>
              <table:table-cell office:value-type="float" office:value="1.78428">
                <text:p>1.78428</text:p>
              </table:table-cell>
              <table:table-cell office:value-type="float" office:value="1.1205601160686">
                <text:p>1.1205601160686</text:p>
              </table:table-cell>
              <table:table-cell office:value-type="float" office:value="2.33763">
                <text:p>2.33763</text:p>
              </table:table-cell>
              <table:table-cell office:value-type="float" office:value="2.34539577219174">
                <text:p>2.34539577219174</text:p>
              </table:table-cell>
              <table:table-cell office:value-type="float" office:value="2.58109">
                <text:p>2.58109</text:p>
              </table:table-cell>
              <table:table-cell office:value-type="float" office:value="1.85093502332242">
                <text:p>1.85093502332242</text:p>
              </table:table-cell>
              <table:table-cell office:value-type="float" office:value="2.39104">
                <text:p>2.39104</text:p>
              </table:table-cell>
              <table:table-cell office:value-type="float" office:value="11.822534132959">
                <text:p>11.822534132959</text:p>
              </table:table-cell>
              <table:table-cell office:value-type="float" office:value="1.02234">
                <text:p>1.02234</text:p>
              </table:table-cell>
              <table:table-cell office:value-type="float" office:value="29.0458329198153">
                <text:p>29.0458329198153</text:p>
              </table:table-cell>
              <table:table-cell office:value-type="float" office:value="3.80471">
                <text:p>3.80471</text:p>
              </table:table-cell>
              <table:table-cell office:value-type="float" office:value="17.6571713476907">
                <text:p>17.6571713476907</text:p>
              </table:table-cell>
              <table:table-cell office:value-type="float" office:value="0.350803">
                <text:p>0.350803</text:p>
              </table:table-cell>
              <table:table-cell office:value-type="float" office:value="32.761962958237">
                <text:p>32.761962958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659">
                <text:p>2.62659</text:p>
              </table:table-cell>
              <table:table-cell office:value-type="float" office:value="1">
                <text:p>1</text:p>
              </table:table-cell>
              <table:table-cell office:value-type="float" office:value="1.7697">
                <text:p>1.7697</text:p>
              </table:table-cell>
              <table:table-cell office:value-type="float" office:value="0.980986504507268">
                <text:p>0.980986504507268</text:p>
              </table:table-cell>
              <table:table-cell office:value-type="float" office:value="2.34014">
                <text:p>2.34014</text:p>
              </table:table-cell>
              <table:table-cell office:value-type="float" office:value="0.957321973815184">
                <text:p>0.957321973815184</text:p>
              </table:table-cell>
              <table:table-cell office:value-type="float" office:value="2.54923">
                <text:p>2.54923</text:p>
              </table:table-cell>
              <table:table-cell office:value-type="float" office:value="0.937765769840994">
                <text:p>0.937765769840994</text:p>
              </table:table-cell>
              <table:table-cell office:value-type="float" office:value="2.48598">
                <text:p>2.48598</text:p>
              </table:table-cell>
              <table:table-cell office:value-type="float" office:value="2.32854319666156">
                <text:p>2.32854319666156</text:p>
              </table:table-cell>
              <table:table-cell office:value-type="float" office:value="1.0326">
                <text:p>1.0326</text:p>
              </table:table-cell>
              <table:table-cell office:value-type="float" office:value="4.77670843443103">
                <text:p>4.77670843443103</text:p>
              </table:table-cell>
              <table:table-cell office:value-type="float" office:value="3.81881">
                <text:p>3.81881</text:p>
              </table:table-cell>
              <table:table-cell office:value-type="float" office:value="3.31711082472207">
                <text:p>3.31711082472207</text:p>
              </table:table-cell>
              <table:table-cell office:value-type="float" office:value="0.346893">
                <text:p>0.346893</text:p>
              </table:table-cell>
              <table:table-cell office:value-type="float" office:value="5.36158123328179">
                <text:p>5.36158123328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4802">
                <text:p>2.64802</text:p>
              </table:table-cell>
              <table:table-cell office:value-type="float" office:value="1">
                <text:p>1</text:p>
              </table:table-cell>
              <table:table-cell office:value-type="float" office:value="1.76359">
                <text:p>1.76359</text:p>
              </table:table-cell>
              <table:table-cell office:value-type="float" office:value="1.20993167832281">
                <text:p>1.20993167832281</text:p>
              </table:table-cell>
              <table:table-cell office:value-type="float" office:value="2.34933">
                <text:p>2.34933</text:p>
              </table:table-cell>
              <table:table-cell office:value-type="float" office:value="2.9330005341199">
                <text:p>2.9330005341199</text:p>
              </table:table-cell>
              <table:table-cell office:value-type="float" office:value="2.60032">
                <text:p>2.60032</text:p>
              </table:table-cell>
              <table:table-cell office:value-type="float" office:value="2.6497827596789">
                <text:p>2.6497827596789</text:p>
              </table:table-cell>
              <table:table-cell office:value-type="float" office:value="2.09304">
                <text:p>2.09304</text:p>
              </table:table-cell>
              <table:table-cell office:value-type="float" office:value="14.9782319684407">
                <text:p>14.9782319684407</text:p>
              </table:table-cell>
              <table:table-cell office:value-type="float" office:value="1.02132">
                <text:p>1.02132</text:p>
              </table:table-cell>
              <table:table-cell office:value-type="float" office:value="37.9175698157091">
                <text:p>37.9175698157091</text:p>
              </table:table-cell>
              <table:table-cell office:value-type="float" office:value="3.77957">
                <text:p>3.77957</text:p>
              </table:table-cell>
              <table:table-cell office:value-type="float" office:value="23.8187601400631">
                <text:p>23.8187601400631</text:p>
              </table:table-cell>
              <table:table-cell office:value-type="float" office:value="0.358305">
                <text:p>0.358305</text:p>
              </table:table-cell>
              <table:table-cell office:value-type="float" office:value="43.0987826633257">
                <text:p>43.0987826633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3459">
                <text:p>2.63459</text:p>
              </table:table-cell>
              <table:table-cell office:value-type="float" office:value="1">
                <text:p>1</text:p>
              </table:table-cell>
              <table:table-cell office:value-type="float" office:value="1.79246">
                <text:p>1.79246</text:p>
              </table:table-cell>
              <table:table-cell office:value-type="float" office:value="1.26525289525257">
                <text:p>1.26525289525257</text:p>
              </table:table-cell>
              <table:table-cell office:value-type="float" office:value="2.36151">
                <text:p>2.36151</text:p>
              </table:table-cell>
              <table:table-cell office:value-type="float" office:value="2.86884143957826">
                <text:p>2.86884143957826</text:p>
              </table:table-cell>
              <table:table-cell office:value-type="float" office:value="2.59605">
                <text:p>2.59605</text:p>
              </table:table-cell>
              <table:table-cell office:value-type="float" office:value="2.6755379869446">
                <text:p>2.6755379869446</text:p>
              </table:table-cell>
              <table:table-cell office:value-type="float" office:value="1.96858">
                <text:p>1.96858</text:p>
              </table:table-cell>
              <table:table-cell office:value-type="float" office:value="14.3142925494431">
                <text:p>14.3142925494431</text:p>
              </table:table-cell>
              <table:table-cell office:value-type="float" office:value="1.01558">
                <text:p>1.01558</text:p>
              </table:table-cell>
              <table:table-cell office:value-type="float" office:value="35.4853215613431">
                <text:p>35.4853215613431</text:p>
              </table:table-cell>
              <table:table-cell office:value-type="float" office:value="3.78028">
                <text:p>3.78028</text:p>
              </table:table-cell>
              <table:table-cell office:value-type="float" office:value="22.6968078328923">
                <text:p>22.6968078328923</text:p>
              </table:table-cell>
              <table:table-cell office:value-type="float" office:value="0.356952">
                <text:p>0.356952</text:p>
              </table:table-cell>
              <table:table-cell office:value-type="float" office:value="43.3777176715937">
                <text:p>43.3777176715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5824">
                <text:p>2.65824</text:p>
              </table:table-cell>
              <table:table-cell office:value-type="float" office:value="1">
                <text:p>1</text:p>
              </table:table-cell>
              <table:table-cell office:value-type="float" office:value="1.76807">
                <text:p>1.76807</text:p>
              </table:table-cell>
              <table:table-cell office:value-type="float" office:value="1.00770193060061">
                <text:p>1.00770193060061</text:p>
              </table:table-cell>
              <table:table-cell office:value-type="float" office:value="2.30718">
                <text:p>2.30718</text:p>
              </table:table-cell>
              <table:table-cell office:value-type="float" office:value="1.26407352023197">
                <text:p>1.26407352023197</text:p>
              </table:table-cell>
              <table:table-cell office:value-type="float" office:value="2.55795">
                <text:p>2.55795</text:p>
              </table:table-cell>
              <table:table-cell office:value-type="float" office:value="1.214788466616">
                <text:p>1.214788466616</text:p>
              </table:table-cell>
              <table:table-cell office:value-type="float" office:value="0.415458">
                <text:p>0.415458</text:p>
              </table:table-cell>
              <table:table-cell office:value-type="float" office:value="5.26747367063496">
                <text:p>5.26747367063496</text:p>
              </table:table-cell>
              <table:table-cell office:value-type="float" office:value="1.04139">
                <text:p>1.04139</text:p>
              </table:table-cell>
              <table:table-cell office:value-type="float" office:value="10.6880831783041">
                <text:p>10.6880831783041</text:p>
              </table:table-cell>
              <table:table-cell office:value-type="float" office:value="3.8185">
                <text:p>3.8185</text:p>
              </table:table-cell>
              <table:table-cell office:value-type="float" office:value="7.84557003841989">
                <text:p>7.84557003841989</text:p>
              </table:table-cell>
              <table:table-cell office:value-type="float" office:value="0.341985">
                <text:p>0.341985</text:p>
              </table:table-cell>
              <table:table-cell office:value-type="float" office:value="11.8905320249007">
                <text:p>11.8905320249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4907">
                <text:p>2.64907</text:p>
              </table:table-cell>
              <table:table-cell office:value-type="float" office:value="1">
                <text:p>1</text:p>
              </table:table-cell>
              <table:table-cell office:value-type="float" office:value="1.77175">
                <text:p>1.77175</text:p>
              </table:table-cell>
              <table:table-cell office:value-type="float" office:value="1.02316581755755">
                <text:p>1.02316581755755</text:p>
              </table:table-cell>
              <table:table-cell office:value-type="float" office:value="2.3444">
                <text:p>2.3444</text:p>
              </table:table-cell>
              <table:table-cell office:value-type="float" office:value="1.33256316473374">
                <text:p>1.33256316473374</text:p>
              </table:table-cell>
              <table:table-cell office:value-type="float" office:value="2.56918">
                <text:p>2.56918</text:p>
              </table:table-cell>
              <table:table-cell office:value-type="float" office:value="1.24951575829434">
                <text:p>1.24951575829434</text:p>
              </table:table-cell>
              <table:table-cell office:value-type="float" office:value="2.31479">
                <text:p>2.31479</text:p>
              </table:table-cell>
              <table:table-cell office:value-type="float" office:value="5.20559372773566">
                <text:p>5.20559372773566</text:p>
              </table:table-cell>
              <table:table-cell office:value-type="float" office:value="1.02977">
                <text:p>1.02977</text:p>
              </table:table-cell>
              <table:table-cell office:value-type="float" office:value="11.0881328115048">
                <text:p>11.0881328115048</text:p>
              </table:table-cell>
              <table:table-cell office:value-type="float" office:value="3.77769">
                <text:p>3.77769</text:p>
              </table:table-cell>
              <table:table-cell office:value-type="float" office:value="7.9085895230595">
                <text:p>7.9085895230595</text:p>
              </table:table-cell>
              <table:table-cell office:value-type="float" office:value="0.353326">
                <text:p>0.353326</text:p>
              </table:table-cell>
              <table:table-cell office:value-type="float" office:value="12.3880138293204">
                <text:p>12.3880138293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7268">
                <text:p>2.47268</text:p>
              </table:table-cell>
              <table:table-cell office:value-type="float" office:value="1">
                <text:p>1</text:p>
              </table:table-cell>
              <table:table-cell office:value-type="float" office:value="1.80761">
                <text:p>1.80761</text:p>
              </table:table-cell>
              <table:table-cell office:value-type="float" office:value="1.01042501800943">
                <text:p>1.01042501800943</text:p>
              </table:table-cell>
              <table:table-cell office:value-type="float" office:value="2.27772">
                <text:p>2.27772</text:p>
              </table:table-cell>
              <table:table-cell office:value-type="float" office:value="1.68454844913181">
                <text:p>1.68454844913181</text:p>
              </table:table-cell>
              <table:table-cell office:value-type="float" office:value="2.54129">
                <text:p>2.54129</text:p>
              </table:table-cell>
              <table:table-cell office:value-type="float" office:value="1.52050764300253">
                <text:p>1.52050764300253</text:p>
              </table:table-cell>
              <table:table-cell office:value-type="float" office:value="2.51224">
                <text:p>2.51224</text:p>
              </table:table-cell>
              <table:table-cell office:value-type="float" office:value="5.87839327888171">
                <text:p>5.87839327888171</text:p>
              </table:table-cell>
              <table:table-cell office:value-type="float" office:value="1.03498">
                <text:p>1.03498</text:p>
              </table:table-cell>
              <table:table-cell office:value-type="float" office:value="13.4496321730644">
                <text:p>13.4496321730644</text:p>
              </table:table-cell>
              <table:table-cell office:value-type="float" office:value="3.85153">
                <text:p>3.85153</text:p>
              </table:table-cell>
              <table:table-cell office:value-type="float" office:value="9.02787030619388">
                <text:p>9.02787030619388</text:p>
              </table:table-cell>
              <table:table-cell office:value-type="float" office:value="0.372197">
                <text:p>0.372197</text:p>
              </table:table-cell>
              <table:table-cell office:value-type="float" office:value="15.4689032491861">
                <text:p>15.4689032491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5646">
                <text:p>2.65646</text:p>
              </table:table-cell>
              <table:table-cell office:value-type="float" office:value="1">
                <text:p>1</text:p>
              </table:table-cell>
              <table:table-cell office:value-type="float" office:value="1.90034">
                <text:p>1.90034</text:p>
              </table:table-cell>
              <table:table-cell office:value-type="float" office:value="0.94727527499231">
                <text:p>0.94727527499231</text:p>
              </table:table-cell>
              <table:table-cell office:value-type="float" office:value="2.54488">
                <text:p>2.54488</text:p>
              </table:table-cell>
              <table:table-cell office:value-type="float" office:value="1.08575183873683">
                <text:p>1.08575183873683</text:p>
              </table:table-cell>
              <table:table-cell office:value-type="float" office:value="2.68107">
                <text:p>2.68107</text:p>
              </table:table-cell>
              <table:table-cell office:value-type="float" office:value="1.10317739284872">
                <text:p>1.10317739284872</text:p>
              </table:table-cell>
              <table:table-cell office:value-type="float" office:value="1.98618">
                <text:p>1.98618</text:p>
              </table:table-cell>
              <table:table-cell office:value-type="float" office:value="2.47806781010021">
                <text:p>2.47806781010021</text:p>
              </table:table-cell>
              <table:table-cell office:value-type="float" office:value="1.01873">
                <text:p>1.01873</text:p>
              </table:table-cell>
              <table:table-cell office:value-type="float" office:value="5.65166304528532">
                <text:p>5.65166304528532</text:p>
              </table:table-cell>
              <table:table-cell office:value-type="float" office:value="3.76941">
                <text:p>3.76941</text:p>
              </table:table-cell>
              <table:table-cell office:value-type="float" office:value="4.05952044839865">
                <text:p>4.05952044839865</text:p>
              </table:table-cell>
              <table:table-cell office:value-type="float" office:value="0.360906">
                <text:p>0.360906</text:p>
              </table:table-cell>
              <table:table-cell office:value-type="float" office:value="6.68947478481696">
                <text:p>6.68947478481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9126">
                <text:p>2.59126</text:p>
              </table:table-cell>
              <table:table-cell office:value-type="float" office:value="1">
                <text:p>1</text:p>
              </table:table-cell>
              <table:table-cell office:value-type="float" office:value="1.77784">
                <text:p>1.77784</text:p>
              </table:table-cell>
              <table:table-cell office:value-type="float" office:value="1.0771947201826">
                <text:p>1.0771947201826</text:p>
              </table:table-cell>
              <table:table-cell office:value-type="float" office:value="2.31364">
                <text:p>2.31364</text:p>
              </table:table-cell>
              <table:table-cell office:value-type="float" office:value="1.62908346732677">
                <text:p>1.62908346732677</text:p>
              </table:table-cell>
              <table:table-cell office:value-type="float" office:value="2.5497">
                <text:p>2.5497</text:p>
              </table:table-cell>
              <table:table-cell office:value-type="float" office:value="1.44466865792849">
                <text:p>1.44466865792849</text:p>
              </table:table-cell>
              <table:table-cell office:value-type="float" office:value="2.44408">
                <text:p>2.44408</text:p>
              </table:table-cell>
              <table:table-cell office:value-type="float" office:value="5.96227427471064">
                <text:p>5.96227427471064</text:p>
              </table:table-cell>
              <table:table-cell office:value-type="float" office:value="1.02068">
                <text:p>1.02068</text:p>
              </table:table-cell>
              <table:table-cell office:value-type="float" office:value="13.4655417516805">
                <text:p>13.4655417516805</text:p>
              </table:table-cell>
              <table:table-cell office:value-type="float" office:value="3.78611">
                <text:p>3.78611</text:p>
              </table:table-cell>
              <table:table-cell office:value-type="float" office:value="8.27567477541177">
                <text:p>8.27567477541177</text:p>
              </table:table-cell>
              <table:table-cell office:value-type="float" office:value="0.349247">
                <text:p>0.349247</text:p>
              </table:table-cell>
              <table:table-cell office:value-type="float" office:value="14.2224490235361">
                <text:p>14.2224490235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0298">
                <text:p>2.60298</text:p>
              </table:table-cell>
              <table:table-cell office:value-type="float" office:value="1">
                <text:p>1</text:p>
              </table:table-cell>
              <table:table-cell office:value-type="float" office:value="1.78813">
                <text:p>1.78813</text:p>
              </table:table-cell>
              <table:table-cell office:value-type="float" office:value="1.0795283249996">
                <text:p>1.0795283249996</text:p>
              </table:table-cell>
              <table:table-cell office:value-type="float" office:value="2.32407">
                <text:p>2.32407</text:p>
              </table:table-cell>
              <table:table-cell office:value-type="float" office:value="1.58488819670863">
                <text:p>1.58488819670863</text:p>
              </table:table-cell>
              <table:table-cell office:value-type="float" office:value="2.57613">
                <text:p>2.57613</text:p>
              </table:table-cell>
              <table:table-cell office:value-type="float" office:value="1.41422145288455">
                <text:p>1.41422145288455</text:p>
              </table:table-cell>
              <table:table-cell office:value-type="float" office:value="2.39955">
                <text:p>2.39955</text:p>
              </table:table-cell>
              <table:table-cell office:value-type="float" office:value="5.88141922672548">
                <text:p>5.88141922672548</text:p>
              </table:table-cell>
              <table:table-cell office:value-type="float" office:value="1.02625">
                <text:p>1.02625</text:p>
              </table:table-cell>
              <table:table-cell office:value-type="float" office:value="10.2542826294869">
                <text:p>10.2542826294869</text:p>
              </table:table-cell>
              <table:table-cell office:value-type="float" office:value="3.80648">
                <text:p>3.80648</text:p>
              </table:table-cell>
              <table:table-cell office:value-type="float" office:value="7.74462825590388">
                <text:p>7.74462825590388</text:p>
              </table:table-cell>
              <table:table-cell office:value-type="float" office:value="0.350335">
                <text:p>0.350335</text:p>
              </table:table-cell>
              <table:table-cell office:value-type="float" office:value="11.8559664013018">
                <text:p>11.8559664013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9928">
                <text:p>2.59928</text:p>
              </table:table-cell>
              <table:table-cell office:value-type="float" office:value="1">
                <text:p>1</text:p>
              </table:table-cell>
              <table:table-cell office:value-type="float" office:value="1.77122">
                <text:p>1.77122</text:p>
              </table:table-cell>
              <table:table-cell office:value-type="float" office:value="1.14432174610353">
                <text:p>1.14432174610353</text:p>
              </table:table-cell>
              <table:table-cell office:value-type="float" office:value="2.32381">
                <text:p>2.32381</text:p>
              </table:table-cell>
              <table:table-cell office:value-type="float" office:value="2.10836903941523">
                <text:p>2.10836903941523</text:p>
              </table:table-cell>
              <table:table-cell office:value-type="float" office:value="2.5587">
                <text:p>2.5587</text:p>
              </table:table-cell>
              <table:table-cell office:value-type="float" office:value="1.88205206865944">
                <text:p>1.88205206865944</text:p>
              </table:table-cell>
              <table:table-cell office:value-type="float" office:value="2.42737">
                <text:p>2.42737</text:p>
              </table:table-cell>
              <table:table-cell office:value-type="float" office:value="10.5206629093981">
                <text:p>10.5206629093981</text:p>
              </table:table-cell>
              <table:table-cell office:value-type="float" office:value="1.03207">
                <text:p>1.03207</text:p>
              </table:table-cell>
              <table:table-cell office:value-type="float" office:value="26.7996079568076">
                <text:p>26.7996079568076</text:p>
              </table:table-cell>
              <table:table-cell office:value-type="float" office:value="3.80793">
                <text:p>3.80793</text:p>
              </table:table-cell>
              <table:table-cell office:value-type="float" office:value="16.3086291233053">
                <text:p>16.3086291233053</text:p>
              </table:table-cell>
              <table:table-cell office:value-type="float" office:value="0.349738">
                <text:p>0.349738</text:p>
              </table:table-cell>
              <table:table-cell office:value-type="float" office:value="26.7149735461074">
                <text:p>26.7149735461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